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Chernihivska Oblast(10:29). Red Alert: aerial threat. Sirens sounding. Take cover now!</text:span>
</text:h>
      <text:p text:style-name="P4">
Authors: liveuamap (Language: en)</text:p>
      <text:p text:style-name="P4">
Time: 2023-04-13T-43:31:00</text:p>
      <text:p text:style-name="P4">
Location: Chernihivska Oblast (Latitude:51.33333000 Longtitude:32.00000000)</text:p>
      <text:p text:style-name="P4">
Videos: []</text:p>
      <text:p text:style-name="P4">
Images: []</text:p>
      <text:p text:style-name="P4">
Tags: ["Europe", "Central and Eastern Europe"]</text:p>
      <text:p text:style-name="P4">
ID: 22555816</text:p>
      <!--METADATA-->
      <text:p text:style-name="P4">
Chernihivska Oblast(10:29). Red Alert: aerial threat. Sirens sounding. Takecover now!</text:p>
      <text:p text:style-name="P4">
News Collection Link: <text:a xlink:type="simple" xlink:href="https://liveuamap.com/en/2023/13-april-chernihivska-oblast1029-red-alert-aeg" text:style-name="Internet_20_link" text:visited-style-name="Visited_20_Internet_20_Link">
https://liveuamap.com/en/2023/13-april-chernihivska-oblast1029-red-alert-aeg</text:a>
</text:p>
      <text:p text:style-name="P4">
Source: <text:a xlink:type="simple" xlink:href="https://t.me/suspilnechernihiv/17553" text:style-name="Internet_20_link" text:visited-style-name="Visited_20_Internet_20_Link">
https://t.me/suspilnechernihiv/17553</text:a>
</text:p>
      <!--NEWS-->
      <text:h text:style-name="P10" text:outline-level="1">
<text:span text:style-name="T4">
At Kupiansk direction Russian army shelled Topoli, Krasne Pershe, Novomlynsk, Dvorichna, Zapa...</text:span>
</text:h>
      <text:p text:style-name="P4">
Authors: liveuamap (Language: en)</text:p>
      <text:p text:style-name="P4">
Time: 2023-04-13T-49:27:00</text:p>
      <text:p text:style-name="P4">
Location: Kupiansk, Kharkiv (Latitude:49.17362 Longtitude:37.43111)</text:p>
      <text:p text:style-name="P4">
Videos: []</text:p>
      <text:p text:style-name="P4">
Images: []</text:p>
      <text:p text:style-name="P4">
Tags: ["Russia"]</text:p>
      <text:p text:style-name="P4">
ID: 22555812</text:p>
      <!--METADATA-->
      <text:p text:style-name="P4">
At Kupiansk direction Russian army shelled Topoli, Krasne Pershe, Novomlynsk,Dvorichna, Zapadne, Kindrashivka and Oskil of Kharkiv region, - General Staffof Armed Forces of Ukraine says in the morning report</text:p>
      <text:p text:style-name="P4">
News Collection Link: <text:a xlink:type="simple" xlink:href="https://liveuamap.com/en/2023/13-april-at-kupiansk-direction-russian-army-shelled-topoli" text:style-name="Internet_20_link" text:visited-style-name="Visited_20_Internet_20_Link">
https://liveuamap.com/en/2023/13-april-at-kupiansk-direction-russian-army-shelled-topoli</text:a>
</text:p>
      <text:p text:style-name="P4">
Source: <text:a xlink:type="simple" xlink:href="https://t.me/lumsrc/4479" text:style-name="Internet_20_link" text:visited-style-name="Visited_20_Internet_20_Link">
https://t.me/lumsrc/4479</text:a>
</text:p>
      <!--NEWS-->
      <text:h text:style-name="P10" text:outline-level="1">
<text:span text:style-name="T4">
At Lyman direction Russian army shelled Novoselivske, Nevske, Kuzmyne, Bilohorivka of Luhansk...</text:span>
</text:h>
      <text:p text:style-name="P4">
Authors: liveuamap (Language: en)</text:p>
      <text:p text:style-name="P4">
Time: 2023-04-13T-51:27:00</text:p>
      <text:p text:style-name="P4">
Location: Bakhmut (Latitude:49.02177000 Longtitude:37.95759000)</text:p>
      <text:p text:style-name="P4">
Videos: []</text:p>
      <text:p text:style-name="P4">
Images: []</text:p>
      <text:p text:style-name="P4">
Tags: ["Russia"]</text:p>
      <text:p text:style-name="P4">
ID: 22555811</text:p>
      <!--METADATA-->
      <text:p text:style-name="P4">
At Lyman direction Russian army shelled Novoselivske, Nevske, Kuzmyne,Bilohorivka of Luhansk region and Torske and Spirne of Donetsk region, -General Staff of Armed Forces of Ukraine says in the morning report</text:p>
      <text:p text:style-name="P4">
News Collection Link: <text:a xlink:type="simple" xlink:href="https://liveuamap.com/en/2023/13-april-at-lyman-direction-russian-army-shelled-novoselivske" text:style-name="Internet_20_link" text:visited-style-name="Visited_20_Internet_20_Link">
https://liveuamap.com/en/2023/13-april-at-lyman-direction-russian-army-shelled-novoselivske</text:a>
</text:p>
      <text:p text:style-name="P4">
Source: <text:a xlink:type="simple" xlink:href="https://t.me/lumsrc/4480" text:style-name="Internet_20_link" text:visited-style-name="Visited_20_Internet_20_Link">
https://t.me/lumsrc/4480</text:a>
</text:p>
      <!--NEWS-->
      <text:h text:style-name="P10" text:outline-level="1">
<text:span text:style-name="T4">
At Bakhmut direction Russian army shelled Vasukivka, Orikhovo-Vasylivka, Novomarkove, Hryhori...</text:span>
</text:h>
      <text:p text:style-name="P4">
Authors: liveuamap (Language: en)</text:p>
      <text:p text:style-name="P4">
Time: 2023-04-13T-53:27:00</text:p>
      <text:p text:style-name="P4">
Location: Donetsk Oblast (Latitude:48.37495 Longtitude:37.88936)</text:p>
      <text:p text:style-name="P4">
Videos: []</text:p>
      <text:p text:style-name="P4">
Images: []</text:p>
      <text:p text:style-name="P4">
Tags: ["Russia"]</text:p>
      <text:p text:style-name="P4">
ID: 22555810</text:p>
      <!--METADATA-->
      <text:p text:style-name="P4">
At Bakhmut direction Russian army shelled Vasukivka, Orikhovo-Vasylivka,Novomarkove, Hryhorivka, Bohdanivka, Bakhmut, Ivanivske, Novodmytrivka,Kurdumivka, Druzhba, Pivnichne and Zalizne of Donetsk region, - General Staffof Armed Forces of Ukraine says in the morning report</text:p>
      <text:p text:style-name="P4">
News Collection Link: <text:a xlink:type="simple" xlink:href="https://liveuamap.com/en/2023/13-april-at-bakhmut-direction-russian-army-shelled-vasukivka" text:style-name="Internet_20_link" text:visited-style-name="Visited_20_Internet_20_Link">
https://liveuamap.com/en/2023/13-april-at-bakhmut-direction-russian-army-shelled-vasukivka</text:a>
</text:p>
      <text:p text:style-name="P4">
Source: <text:a xlink:type="simple" xlink:href="https://t.me/lumsrc/4481" text:style-name="Internet_20_link" text:visited-style-name="Visited_20_Internet_20_Link">
https://t.me/lumsrc/4481</text:a>
</text:p>
      <!--NEWS-->
      <text:h text:style-name="P10" text:outline-level="1">
<text:span text:style-name="T4">
At Avdiyivka and Maryinka directions Russian army shelled Keramik, Novokalynove, Krasnohorivk...</text:span>
</text:h>
      <text:p text:style-name="P4">
Authors: liveuamap (Language: en)</text:p>
      <text:p text:style-name="P4">
Time: 2023-04-13T-55:27:00</text:p>
      <text:p text:style-name="P4">
Location: Donetsk Oblast (Latitude:47.91174 Longtitude:37.45411)</text:p>
      <text:p text:style-name="P4">
Videos: []</text:p>
      <text:p text:style-name="P4">
Images: []</text:p>
      <text:p text:style-name="P4">
Tags: ["Russia"]</text:p>
      <text:p text:style-name="P4">
ID: 22555809</text:p>
      <!--METADATA-->
      <text:p text:style-name="P4">
At Avdiyivka and Maryinka directions Russian army shelled Keramik,Novokalynove, Krasnohorivka, Stepove, Avdiyivka, Tonenke, Syeverne, Vodyane,Pervomayske, Netaylove, Nevelske, Karlivka, Heorhiyivka, Maryinka and Pobyedaof Donetsk region, - General Staff of Armed Forces of Ukraine says in themorning report</text:p>
      <text:p text:style-name="P4">
News Collection Link: <text:a xlink:type="simple" xlink:href="https://liveuamap.com/en/2023/13-april-at-avdiyivka-and-maryinka-directions-russian-army" text:style-name="Internet_20_link" text:visited-style-name="Visited_20_Internet_20_Link">
https://liveuamap.com/en/2023/13-april-at-avdiyivka-and-maryinka-directions-russian-army</text:a>
</text:p>
      <text:p text:style-name="P4">
Source: <text:a xlink:type="simple" xlink:href="https://t.me/lumsrc/4482" text:style-name="Internet_20_link" text:visited-style-name="Visited_20_Internet_20_Link">
https://t.me/lumsrc/4482</text:a>
</text:p>
      <!--NEWS-->
      <text:h text:style-name="P10" text:outline-level="1">
<text:span text:style-name="T4">
At Shaktarske direction Russian army shelled Novomykhaylivka, Shakhtarske, Novoukrayinka, Vel...</text:span>
</text:h>
      <text:p text:style-name="P4">
Authors: liveuamap (Language: en)</text:p>
      <text:p text:style-name="P4">
Time: 2023-04-13T-57:27:00</text:p>
      <text:p text:style-name="P4">
Location: Zaporizhzhia (Latitude:47.77902 Longtitude:37.06478)</text:p>
      <text:p text:style-name="P4">
Videos: []</text:p>
      <text:p text:style-name="P4">
Images: []</text:p>
      <text:p text:style-name="P4">
Tags: ["Russia"]</text:p>
      <text:p text:style-name="P4">
ID: 22555808</text:p>
      <!--METADATA-->
      <text:p text:style-name="P4">
At Shaktarske direction Russian army shelled Novomykhaylivka, Shakhtarske,Novoukrayinka, Velyka Novosilka, Vuhledar and Prechystivka of Donetsk region,- General Staff of Armed Forces of Ukraine says in the morning report</text:p>
      <text:p text:style-name="P4">
News Collection Link: <text:a xlink:type="simple" xlink:href="https://liveuamap.com/en/2023/13-april-at-shaktarske-direction-russian-army-shelled-novomykhaylivka" text:style-name="Internet_20_link" text:visited-style-name="Visited_20_Internet_20_Link">
https://liveuamap.com/en/2023/13-april-at-shaktarske-direction-russian-army-shelled-novomykhaylivka</text:a>
</text:p>
      <text:p text:style-name="P4">
Source: <text:a xlink:type="simple" xlink:href="https://t.me/lumsrc/4483" text:style-name="Internet_20_link" text:visited-style-name="Visited_20_Internet_20_Link">
https://t.me/lumsrc/4483</text:a>
</text:p>
      <!--NEWS-->
      <text:h text:style-name="P10" text:outline-level="1">
<text:span text:style-name="T4">
At Zaporizhzhia and Kherson directions Russian army shelled Olhivske, Chervone, Charivne, Nov...</text:span>
</text:h>
      <text:p text:style-name="P4">
Authors: liveuamap (Language: en)</text:p>
      <text:p text:style-name="P4">
Time: 2023-04-13T-59:27:00</text:p>
      <text:p text:style-name="P4">
Location: Kherson (Latitude:46.63895 Longtitude:32.62167)</text:p>
      <text:p text:style-name="P4">
Videos: []</text:p>
      <text:p text:style-name="P4">
Images: []</text:p>
      <text:p text:style-name="P4">
Tags: ["Russia"]</text:p>
      <text:p text:style-name="P4">
ID: 22555807</text:p>
      <!--METADATA-->
      <text:p text:style-name="P4">
At Zaporizhzhia and Kherson directions Russian army shelled Olhivske,Chervone, Charivne, Novodanylivka, Orikhiv, Novoandriyivka, Mali Scherbaky,Stepnohirsk of Zaporizhzhia region; Kozatske, Odradokamyanka, Mykolayivka,Olhivka, Tyahynka, Kizomys of Kherson region and Kherson city, - General Staffof Armed Forces of Ukraine says in the morning report</text:p>
      <text:p text:style-name="P4">
News Collection Link: <text:a xlink:type="simple" xlink:href="https://liveuamap.com/en/2023/13-april-at-zaporizhzhia-and-kherson-directions-russian-army" text:style-name="Internet_20_link" text:visited-style-name="Visited_20_Internet_20_Link">
https://liveuamap.com/en/2023/13-april-at-zaporizhzhia-and-kherson-directions-russian-army</text:a>
</text:p>
      <text:p text:style-name="P4">
Source: <text:a xlink:type="simple" xlink:href="https://t.me/lumsrc/4484" text:style-name="Internet_20_link" text:visited-style-name="Visited_20_Internet_20_Link">
https://t.me/lumsrc/4484</text:a>
</text:p>
      <!--NEWS-->
      <text:h text:style-name="P10" text:outline-level="1">
<text:span text:style-name="T4">
Пропагандист Медведчука, який закликав до «поділу України», затриманий за державну зраду</text:span>
</text:h>
      <text:p text:style-name="P4">
Author: ['АРМІЯINFORM']</text:p>
      <text:p text:style-name="P4">
Time: 2023-04-13T01:00:00-04:00</text:p>
      <text:p text:style-name="P4">
Description: Служба безпеки України затримала у Хмельницькому проросійського пропагандис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Tags: ['ДЕРЖАВНА ЗРАДА', 'ЗРАДНИКИ', 'ПРОПАГАНДИСТИ', 'СБУ']</text:p>
      <text:p text:style-name="P4">
Category: News</text:p>
      <!--METADATA-->
      <text:p text:style-name="P4">
<draw:frame draw:style-name="fr1" draw:name="Image2" text:anchor-type="as-char" svg:width="6.9236in" svg:height="4.615733in" draw:z-index="0">
<draw:image xlink:href="../Images/AРМІЯINFORM/2023-04-13T01-00-00-04-00/propagandyst-0.jpg" xlink:type="simple" xlink:show="embed" xlink:actuate="onLoad" draw:mime-type="image/jpeg"/>
</draw:frame>
</text:p>
      <text:p text:style-name="P4">
Служба безпеки України затримала у Хмельницькому проросійського пропагандиста,що допомагав агресору у війні проти України.</text:p>
      <text:p text:style-name="P4">
Про це <text:a xlink:type="simple" xlink:href="https://ssu.gov.ua/novyny/sbu-zatrymala-propahandysta-medvedchuka-yakyi-zaklykav-do-podilu-ukrainy" text:style-name="Internet_20_link" text:visited-style-name="Visited_20_Internet_20_Link">
повідомляє</text:a>
 пресслужба СБУ.</text:p>
      <text:p text:style-name="P4">
«Ще до початку повномасштабного вторгнення він входив до пулу політичнихпіарників, які працювали на Медведчука. Встановлено, що фігурант займався„розкруткою“ медійного образу поплічника кремля як „миротворця“, якого „чують“у москві. Для цього регулярно публікував свої дописи на пропагандистськихінтернет-платформах», — йдеться в повідомленні.</text:p>
      <text:p text:style-name="P4">
Крім того, на початку 2020 року він добровільно почав працювати на російськеінформагентство «News-front», яке зареєстроване у тимчасово окупованому Криму.</text:p>
      <text:p text:style-name="P4">
Після початку повномасштабної агресії рф фігурант перебував у Хмельницькому ізвідти неодноразово поширював публікації, в яких ставив під сумнів існуванняукраїнської державності у міжнародно визнаних кордонах.</text:p>
      <text:p text:style-name="P4">
Також він займався дискредитацією Сил оборони та поширював фейки провнутрішньополітичну обстановку в Україні. Ініційовані СБУ лінгвістичніекспертизи підтвердили факти підривної діяльності фігуранта.</text:p>
      <text:p text:style-name="P4">
<draw:frame draw:style-name="fr1" draw:name="Image3" text:anchor-type="as-char" svg:width="6.9236in" svg:height="4.615733in" draw:z-index="0">
<draw:image xlink:href="../Images/AРМІЯINFORM/2023-04-13T01-00-00-04-00/propagandyst-1.jpg" xlink:type="simple" xlink:show="embed" xlink:actuate="onLoad" draw:mime-type="image/jpeg"/>
</draw:frame>
</text:p>
      <text:p text:style-name="P4">
Під час обшуків за місцем проживання зловмисника у Хмельницькому виявленокомп’ютерну техніку і мобільні телефони, які він використовував у злочиннихдіях. На підставі зібраних доказів слідчі Служби безпеки повідомили йому пропідозру за ч. 1 ст. 111 Кримінального кодексу України (державна зрада).</text:p>
      <text:p text:style-name="P4">
Фігуранту обрано запобіжний захід — тримання під вартою без права внесеннязастави.</text:p>
      <text:p text:style-name="P4">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На війні всі фронти потребують уваги та міцності, фінансовий фронт — особливо» — Президент України</text:span>
</text:h>
      <text:p text:style-name="P4">
Author: ['АРМІЯINFORM']</text:p>
      <text:p text:style-name="P4">
Time: 2023-04-13T02:00:00-04:00</text:p>
      <text:p text:style-name="P4">
Description: Президент України Володимир Зеленський виступив на третьому засіданні міністер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4.jpg" text:style-name="Internet_20_link" text:visited-style-name="Visited_20_Internet_20_Link">
12-4.jpg</text:a>
', '<text:a xlink:type="simple" xlink:href="https://armyinform.com.ua/wp-content/uploads/2023/04/13-4.jpg" text:style-name="Internet_20_link" text:visited-style-name="Visited_20_Internet_20_Link">
13-4.jpg</text:a>
']</text:p>
      <text:p text:style-name="P4">
Tags: ['STOPRUSSIA', 'АГРЕСІЯ РФ', 'ВОЛОДИМИР ЗЕЛЕНСЬКИЙ', 'ВТОРГНЕННЯ РФ', 'КРУГЛИЙ СТІЛ', 'ПІДТРИМКА УКРАЇНИ', 'ПРЕЗИДЕНТ УКРАЇНИ']</text:p>
      <text:p text:style-name="P4">
Category: News</text:p>
      <!--METADATA-->
      <text:p text:style-name="P4">
Президент України Володимир Зеленський виступив на третьому засіданніміністерського круглого столу <text:a xlink:type="simple" xlink:href="https://www.worldbank.org/uk/country/ukraine" text:style-name="Internet_20_link" text:visited-style-name="Visited_20_Internet_20_Link">
Світовогобанку</text:a>
 щодо підтримки України.</text:p>
      <text:p text:style-name="P4">
<text:span text:style-name="T5">
Текст виступу:</text:span>
</text:p>
      <text:p text:style-name="P4">
<text:span text:style-name="T4">
<text:span text:style-name="T5">
Президенте Малпасс, дякую вам за підтримку. Пані директор-розпорядникКрісталіна, пане віцепрезидент Домбровскіс.</text:span>
</text:span>
</text:p>
      <text:p text:style-name="P4">
<text:span text:style-name="T4">
<text:span text:style-name="T5">
Пані та панове міністри, секретарі, керівники міжнародних фінансовихінституцій …</text:span>
</text:span>
</text:p>
      <text:p text:style-name="P4">
Вдячний вам усім за цю зустріч, за вашу роботу в такому форматі.</text:p>
      <text:p text:style-name="P4">
Зараз Україна переживає особливі емоції. Вчора з російських джерел булопоширено в Інтернеті відео звірячого вбивства нашого солдата окупантами.</text:p>
      <text:p text:style-name="P4">
Вони там, на відео, вихваляються своїм умінням убивати. Певно, всі ви бачили вновинах, про що йдеться. І ви знаєте, що такий рівень насильства, такий рівеньзвірства російська армія намагається зробити рутиною всюди на українськихземлях.</text:p>
      <text:p text:style-name="P4">
До цього не можна звикнути. Щоразу шок, як уперше, коли вони роблять щосьподібне.</text:p>
      <text:p text:style-name="P4">
Смерті, які несе росія, не повинні стати рутиною! Довга історія російськоїбезкарності нарешті має зупинитися.</text:p>
      <text:p text:style-name="P4">
Я дякую всім у світі, дякую кожному й кожній із вас, хто допомагає Українівистояти! Але щодня… Щодня ми втрачаємо наших людей — чоловіків і жінок,дорослих і дітей, які гинуть від російських рук…</text:p>
      <text:p text:style-name="P4">
Прошу вас зараз ушанувати хвилиною мовчання памʼять цього українця, чию смертьсвіт побачив учора, і пам’ять усіх наших людей, чиї життя були забраніросійським вторгненням.</text:p>
      <text:p text:style-name="P4">
Дякую. Це дуже важливо для всіх нас.</text:p>
      <text:p text:style-name="P4">
<draw:frame draw:style-name="fr1" draw:name="Image4" text:anchor-type="as-char" svg:width="6.9236in" svg:height="4.617948in" draw:z-index="0">
<draw:image xlink:href="../Images/AРМІЯINFORM/2023-04-13T02-00-00-04-00/12-4.jpg" xlink:type="simple" xlink:show="embed" xlink:actuate="onLoad" draw:mime-type="image/jpeg"/>
</draw:frame>
</text:p>
      <text:p text:style-name="P4">
<text:span text:style-name="T4">
<text:span text:style-name="T5">
Шановні присутні!</text:span>
</text:span>
</text:p>
      <text:p text:style-name="P4">
Україна переможе в цій війні. Лише питання часу, коли російська агресія зазнаєпоразки.</text:p>
      <text:p text:style-name="P4">
Але у держави-зла не має залишитися жодного шансу все ж перемогти руїнами.</text:p>
      <text:p text:style-name="P4">
У чому завжди мета терориста? Зламати життя. Якщо не вбити, то скалічити. Якщоне знищити, то змусити страждати.</text:p>
      <text:p text:style-name="P4">
Будь-який агресор, який ненавидить життя — чи то він діє на рівні держави, якросія, чи то на рівні терористичної групи, чи то на рівні однієї деградованоїособистості… Агресор завжди насолоджується, коли руйнує. І коли руїни післяагресії доводиться долати десятиліттями.</text:p>
      <text:p text:style-name="P4">
Тисячі й тисячі обʼєктів в Україні зруйновані. Завдяки партнерам на цей рікзабезпечено фінансово більшість поточних витрат на підтримку нормальногожиття. Але залишаються незакритими базові потреби у відновленні — житло,енергетика, транспорт, соціальна й гуманітарна сфера, публічні послуги.Нещодавно я відвідав усі прифронтові та прикордонні регіони нашої країни, щомежують із росією. Боляче це бачити. Розбиті боями міста, спалені села, мертві— бо заміновані — поля…</text:p>
      <text:p text:style-name="P4">
Підтримка швидкого відновлення — це буквально частина антитерористичноїроботи. Прибираючи те, що було зруйновано, ми перемагаємо й головну метутерору — повертаємо нормальне життя.</text:p>
      <text:p text:style-name="P4">
Другий пункт — активи держави-зла.</text:p>
      <text:p text:style-name="P4">
Чи не вперше в історії світ має таку масштабну можливість покластивідшкодування збитків від неспровокованої й незаконної війни на агресора — натого, хто винен у війні.</text:p>
      <text:p text:style-name="P4">
Наприклад, Світовий банк дав нову оцінку збитків і потреб України обсягом 411мільярдів доларів. Щодня росія збільшує цей рахунок. Світ має російські жактиви різних видів, що покривають такий рівень збитків!</text:p>
      <text:p text:style-name="P4">
Потенційні агресори у світі зараз дивляться на те, чи вчините ви правильно.Конфіскувати російські активи, а також активи осіб, що повʼязані з керівноюверхівкою держави-зла реально. Конфіскувати й спрямувати на те, щоб життя вУкраїні могло відновлюватися. росія має відчути повну ціну своєї агресії.</text:p>
      <text:p text:style-name="P4">
<draw:frame draw:style-name="fr1" draw:name="Image5" text:anchor-type="as-char" svg:width="6.9236in" svg:height="4.617948in" draw:z-index="0">
<draw:image xlink:href="../Images/AРМІЯINFORM/2023-04-13T02-00-00-04-00/13-4.jpg" xlink:type="simple" xlink:show="embed" xlink:actuate="onLoad" draw:mime-type="image/jpeg"/>
</draw:frame>
</text:p>
      <text:p text:style-name="P4">
<text:span text:style-name="T4">
<text:span text:style-name="T5">
Пані та панове!</text:span>
</text:span>
</text:p>
      <text:p text:style-name="P4">
Україна звертається до вас із двома закликами. Перший: першочергові потреби увідбудові.</text:p>
      <text:p text:style-name="P4">
Я дякую вам за нову програму співпраці з МВФ, що є вагомим стабілізаційнимчинником для України. Це допоможе нам і далі боротися. Але щоб людиповерталися в Україну, щоб агресор програвав не лише на полі бою, а буквальнов усьому, нам потрібне погодження програми підтримки для покриттяпершочергових проєктів швидкого відновлення. Загальний обсяг таких проєктів —14,1 мільярда доларів США. Наші урядовці, які зараз у Вашингтоні, представлятьдеталі.</text:p>
      <text:p text:style-name="P4">
І друге. Вже треба працювати над конкретними механізмами спрямуваннязаморожених російських активів на компенсацію завданих росією збитків. Требачітко заявити, що активи, включно передусім з активами російськогоЦентрального банку, будуть конфісковані. Це буде саме миротворчий акт — углобальному масштабі. Потенційні агресори повинні це бачити. І пам’ятати, щосвіт може бути сильним.</text:p>
      <text:p text:style-name="P4">
Можуть бути різні формати рішень, але що швидші й дієвіші будуть рішення, тонадійнішим і довготривалішим буде мир після цієї війни.</text:p>
      <text:p text:style-name="P4">
<text:span text:style-name="T4">
<text:span text:style-name="T5">
Пані та панове!</text:span>
</text:span>
</text:p>
      <text:p text:style-name="P4">
На війні не буває другорядних фронтів. Усі потребують уваги та міцності.Фінансовий фронт — особливо. Ми робимо свою частину роботи, і я вдячний усім,хто допомагає. Але фундаментальні рішення залежать від вас.</text:p>
      <text:p text:style-name="P4">
Вірю, що вони будуть ухвалені!</text:p>
      <text:p text:style-name="P4">
Дякую вам за увагу! Слава всім, хто зараз у бою за життя й свободу для нашихлюдей!</text:p>
      <text:p text:style-name="P4">
<text:span text:style-name="T4">
<text:span text:style-name="T5">
Слава Україні!</text:span>
</text:span>
</text:p>
      <text:p text:style-name="P4">
читайте також:</text:p>
      <text:p text:style-name="P4">
<text:a xlink:type="simple" xlink:href="https://armyinform.com.ua/2022/10/12/vystup-prezydenta-ukrayiny-na-drugomu-zasidanni-ministerskogo-kruglogo-stolu-shhodo-pidtrymky-ukrayiny/" text:style-name="Internet_20_link" text:visited-style-name="Visited_20_Internet_20_Link">
Виступ Президента України на другому засіданні міністерського круглого столущодо підтримки України</text:a>
</text:p>
      <text:p text:style-name="P4">
<text:span text:style-name="T5">
Джерело:<text:a xlink:type="simple" xlink:href="https://www.president.gov.ua/news/na-vijni-vsi-fronti-potrebuyut-uvagi-ta-micnosti-finansovij-82241" text:style-name="Internet_20_link" text:visited-style-name="Visited_20_Internet_20_Link">
Офіс Президента України</text:a>
</text:span>
</text:p>
      <text:p text:style-name="P4">
Source: <text:a xlink:type="simple" xlink:href="https://armyinform.com.ua/2023/04/13/na-vijni-vsi-fronty-potrebuyut-uvagy-ta-micznosti-finansovyj-front-prezydent-ukrayiny/" text:style-name="Internet_20_link" text:visited-style-name="Visited_20_Internet_20_Link">
https://armyinform.com.ua/2023/04/13/na-vijni-vsi-fronty-potrebuyut-uvagy-ta-micznosti-finansovyj-front-prezydent-ukrayiny/</text:a>
</text:p>
      <!--NEWS-->
      <text:h text:style-name="P10" text:outline-level="1">
<text:span text:style-name="T4">
Нові фейки від роспропаганди</text:span>
</text:h>
      <text:p text:style-name="P4">
Author: ['АРМІЯINFORM']</text:p>
      <text:p text:style-name="P4">
Time: 2023-04-13T03:00:00-04:00</text:p>
      <text:p text:style-name="P4">
Description: Добірку нових фейків оприлюднив на своїй сторінці у Facebook Центр проти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Tags: ['STOPRUSSIA', 'ВІЙНА', 'ВТОРГНЕННЯ РФ', 'РОСІЙСЬКІ ФЕЙКИ']</text:p>
      <text:p text:style-name="P4">
Category: News</text:p>
      <!--METADATA-->
      <text:p text:style-name="P4">
<draw:frame draw:style-name="fr1" draw:name="Image6" text:anchor-type="as-char" svg:width="6.9236in" svg:height="5.1927in" draw:z-index="0">
<draw:image xlink:href="../Images/AРМІЯINFORM/2023-04-13T03-00-00-04-00/stop-fake-news-blurred-woman-wearing-gloves-scaled.jpg" xlink:type="simple" xlink:show="embed" xlink:actuate="onLoad" draw:mime-type="image/jpeg"/>
</draw:frame>
</text:p>
      <text:p text:style-name="P4">
Добірку нових фейків<text:a xlink:type="simple" xlink:href="https://www.facebook.com/protydiyadezinformatsiyi.cpd/posts/pfbid07y6qS5w4WmSxqyDTuk98X68dLNbdoQJUGWFcPmx9jVLXEBFJspD1hs4bmHmjSd16l" text:style-name="Internet_20_link" text:visited-style-name="Visited_20_Internet_20_Link">
оприлюднив</text:a>
на своїй сторінці у Facebook Центр протидії дезінформації.</text:p>
      <text:p text:style-name="P4">
<draw:frame draw:style-name="fr1" draw:name="Image7" text:anchor-type="as-char" svg:width="6.9236in" svg:height="6.9236in" draw:z-index="0">
<draw:image xlink:href="../Images/AРМІЯINFORM/2023-04-13T03-00-00-04-00/340814580_957123915443101_6905894541533759366_n.jpg" xlink:type="simple" xlink:show="embed" xlink:actuate="onLoad" draw:mime-type="image/jpeg"/>
</draw:frame>
</text:p>
      <text:p text:style-name="P4">
ЦПД виявив:</text:p>
      <text:p text:style-name="P4">
<text:span text:style-name="T4">
Дезінформація</text:span>
</text:p>
      <text:p text:style-name="P4">
У держдумі рф ухвалили заяву щодо «знищення канонічної українськоїправославної церкви», в якій зазначено, що «Київ підтримує кримінальнуактивність розкольницьких структур і неонацистських організацій, якізахоплюють православні церкви, примусово ліквідують громади, скоюють погроми ухрамах і напади на священників».</text:p>
      <text:p text:style-name="P4">
<text:span text:style-name="T4">
Фейк</text:span>
</text:p>
      <text:p text:style-name="P4">
«Західна зброя, що надходить в Україну, зокрема ПЗРК і ПТРК, через корупціюрозповзається світом, потрапляє в руки організованої злочинності, терористів іекстремістів. Незабаром можна буде ставити питання про безпеку цивільногоавіасполучення над Європою», — заявили в мзс рф.</text:p>
      <text:p text:style-name="P4">
<text:span text:style-name="T4">
Дезінформація</text:span>
</text:p>
      <text:p text:style-name="P4">
«Геополітична ситуація через біозброю США нагадує початок «атомної ери», —заявили в комісії держдуми рф з розслідування роботи біолабораторій США вУкраїні. Водночас речник президента рф д.пєсков повідомив, що «рф привертатимеувагу світу до незаконної роботи біолабораторій США».</text:p>
      <text:p text:style-name="P4">
Source: <text:a xlink:type="simple" xlink:href="https://armyinform.com.ua/2023/04/13/dezinformaczijnyj-dajdzhest-za-12-kvitnya/" text:style-name="Internet_20_link" text:visited-style-name="Visited_20_Internet_20_Link">
https://armyinform.com.ua/2023/04/13/dezinformaczijnyj-dajdzhest-za-12-kvitnya/</text:a>
</text:p>
      <!--NEWS-->
      <text:h text:style-name="P10" text:outline-level="1">
<text:span text:style-name="T4">
Домовленості України і Канади про співпрацю пришвидшать витіснення росії з ринку ядерного палива — Герман Галущенко</text:span>
</text:h>
      <text:p text:style-name="P4">
Author: ['АРМІЯINFORM']</text:p>
      <text:p text:style-name="P4">
Time: 2023-04-13T04:00:00-04:00</text:p>
      <text:p text:style-name="P4">
Description: 12 квітня ДП «НАЕК «Енергоатом» підписав з канадською компанією САМЕСО Меморандум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p-russia.jpg" text:style-name="Internet_20_link" text:visited-style-name="Visited_20_Internet_20_Link">
stop-russia.jpg</text:a>
']</text:p>
      <text:p text:style-name="P4">
Tags: ['STOPRUSSIA', 'АНТИРОСІЙСЬКІ САНКЦІЇ', 'ГЕРМАН ГАЛУЩЕНКО', 'ДОПОМОГА ПАРТНЕРІВ']</text:p>
      <text:p text:style-name="P4">
Category: News</text:p>
      <!--METADATA-->
      <text:p text:style-name="P4">
<draw:frame draw:style-name="fr1" draw:name="Image8" text:anchor-type="as-char" svg:width="6.9236in" svg:height="3.851253in" draw:z-index="0">
<draw:image xlink:href="../Images/AРМІЯINFORM/2023-04-13T04-00-00-04-00/stop-russia.jpg" xlink:type="simple" xlink:show="embed" xlink:actuate="onLoad" draw:mime-type="image/jpeg"/>
</draw:frame>
</text:p>
      <text:p text:style-name="P4">
12 квітня ДП «НАЕК «Енергоатом» підписав з канадською компанією САМЕСОМеморандум про співробітництво в урановидобувній галузі. Документомвизначається, що САМЕСО буде залучена для технічної підтримки й розвитку вУкраїні ефективного та конкурентного уранового виробництва задля забезпеченняповної потреби Енергоатому в урановому оксидному концентраті,<text:a xlink:type="simple" xlink:href="https://www.kmu.gov.ua/news/domovlenosti-ukrainy-i-kanady-pro-spivpratsiu-v-uranovydobuvnii-haluzi-pryshvydshat-vytisnennia-rosii-z-rynku-iadernoho-palyv-herman-halushchenko" text:style-name="Internet_20_link" text:visited-style-name="Visited_20_Internet_20_Link">
повідомляє</text:a>
 Урядовий портал.</text:p>
      <text:p text:style-name="P4">
За словами Міністра енергетики України Германа Галущенка, співпраця міжкомпаніями дозволить залучити ресурс для модернізації та розвитку виробничоїінфраструктури Східного гірничо — збагачувального комбінату, що максимальнопозитивно вплине на розвиток урановидобувної галузі України.</text:p>
      <text:p text:style-name="P4">
«Досягнення відповідних домовленостей важливе для зміцнення енергетичноїнезалежності України. Разом з канадськими партнерами робимо вагомий крок довитіснення росії зі світових ринків ядерного палива», — підкреслив ГерманГалущенко.</text:p>
      <text:p text:style-name="P4">
Нагадаємо, співробітництво САМЕСО, ДП «СхідГЗК» та ДП «НАЕК «Енергоатом» щодопідвищення ефективності уранового виробництва Східного гірничо-збагачувальногокомбінату розпочалась у грудні 2021 року. Тоді для забезпечення обмінуінформацією було підписано тристоронню Угоду про конфіденційність.</text:p>
      <text:p text:style-name="P4">
19 березня 2023 року в Лондоні Енергоатом і CAMECO, за участі Міністраенергетики України Германа Галущенка, уклали угоди про забезпеченнястабільного постачання урану для виробництва ядерного палива.</text:p>
      <text:p text:style-name="P4">
Підписання нинішнього Меморандуму є наступним важливим кроком для збереженнята розвитку урановидобувної галузі України.</text:p>
      <text:p text:style-name="P4">
Слід зазначити, що CAMECO є одним із найбільших у світі виробників природногоурану та надавачем послуг з його конверсії.</text:p>
      <text:p text:style-name="P4">
Source: <text:a xlink:type="simple" xlink:href="https://armyinform.com.ua/2023/04/13/domovlenosti-ukrayiny-i-kanady-pro-spivpraczyu-pryshvydshat-vytisnennya-rosiyi-z-rynku-yadernogo-palyva-german-galushhenko/" text:style-name="Internet_20_link" text:visited-style-name="Visited_20_Internet_20_Link">
https://armyinform.com.ua/2023/04/13/domovlenosti-ukrayiny-i-kanady-pro-spivpraczyu-pryshvydshat-vytisnennya-rosiyi-z-rynku-yadernogo-palyva-german-galushhenko/</text:a>
</text:p>
      <!--NEWS-->
      <text:h text:style-name="P10" text:outline-level="1">
<text:span text:style-name="T4">
Окупанти вивозять до росії пенсійні справи мешканців окупованих територій</text:span>
</text:h>
      <text:p text:style-name="P4">
Author: ['АРМІЯINFORM']</text:p>
      <text:p text:style-name="P4">
Time: 2023-04-13T05:00:00-04:00</text:p>
      <text:p text:style-name="P4">
Description: Ворог вивозить документацію з пенсійних фондів на тимчасово окупованих територіях (ТОТ).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ОКУПАНТИ', 'ТИМЧАСОВО ОКУПОВАНІ ТЕРИТОРІЇ']</text:p>
      <text:p text:style-name="P4">
Category: News</text:p>
      <!--METADATA-->
      <text:p text:style-name="P4">
<draw:frame draw:style-name="fr1" draw:name="Image9" text:anchor-type="as-char" svg:width="6.9236in" svg:height="4.615733in" draw:z-index="0">
<draw:image xlink:href="../Images/AРМІЯINFORM/2023-04-13T05-00-00-04-00/okupanty-na-donechchyni.-ilyustratyvne-foto.jpg" xlink:type="simple" xlink:show="embed" xlink:actuate="onLoad" draw:mime-type="image/jpeg"/>
</draw:frame>
 Окупанти на Донеччині. Ілюстративне фото</text:p>
      <text:p text:style-name="P4">
Ворог вивозить документацію з пенсійних фондів на тимчасово окупованихтериторіях (ТОТ).</text:p>
      <text:p text:style-name="P4">
Про це <text:a xlink:type="simple" xlink:href="https://sprotyv.mod.gov.ua/2023/04/12/vorog-vyvozyt-do-rf-pensijni-spravy-meshkancziv-tot/" text:style-name="Internet_20_link" text:visited-style-name="Visited_20_Internet_20_Link">
повідомляє</text:a>
 Центр національного спротиву Сил спеціальнихоперацій.</text:p>
      <text:p text:style-name="P4">
«Зокрема з Донеччини до рф вивозять пенсійні справи з усіх великих населенихпунктів, які тимчасово захоплені ворогом. При цьому, москва поставила завданнявивезти всі справи до серпня.</text:p>
      <text:p text:style-name="P4">
Водночас це подається, як нібито через технічну неспроможність обробитиінформацію на ТОТ, а також для „полегшення евакуації“ людей пенсійного віку»,— йдеться в повідомленні.</text:p>
      <text:p text:style-name="P4">
Центр національного спротиву нагадує, що з 1 березня виплати пенсій на ТОТздійснюються за наявності паспорта ворога. Водночас паспортизація в регіонітриває повільно, й велика кількість населення ігнорує отримання паспортівворога.</text:p>
      <text:p text:style-name="P4">
Source: <text:a xlink:type="simple" xlink:href="https://armyinform.com.ua/2023/04/13/okupanty-vyvozyat-do-rosiyi-pensijni-spravy-meshkancziv-okupovanyh-terytorij/" text:style-name="Internet_20_link" text:visited-style-name="Visited_20_Internet_20_Link">
https://armyinform.com.ua/2023/04/13/okupanty-vyvozyat-do-rosiyi-pensijni-spravy-meshkancziv-okupovanyh-terytorij/</text:a>
</text:p>
      <!--NEWS-->
      <text:h text:style-name="P10" text:outline-level="1">
<text:span text:style-name="T4">
5 років за ґратами проведе колаборант, який під час окупації Ізюмщини був «завідувачем сектору ЖКГ»</text:span>
</text:h>
      <text:p text:style-name="P4">
Author: ['АРМІЯINFORM']</text:p>
      <text:p text:style-name="P4">
Time: 2023-04-13T06:00:00-04:00</text:p>
      <text:p text:style-name="P4">
Description: За підтримання публічного обвинувачення прокурорами Ізюмської окружної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2821.jpg" text:style-name="Internet_20_link" text:visited-style-name="Visited_20_Internet_20_Link">
img-2821.jpg</text:a>
']</text:p>
      <text:p text:style-name="P4">
Tags: ['STOPRUSSIA', 'ВТОРГНЕННЯ РФ', 'КОЛАБОРАНТ', 'ОФІС ГЕНЕРАЛЬНОГО ПРОКУРОРА УКРАЇНИ']</text:p>
      <text:p text:style-name="P4">
Category: News</text:p>
      <!--METADATA-->
      <text:p text:style-name="P4">
<draw:frame draw:style-name="fr1" draw:name="Image10" text:anchor-type="as-char" svg:width="6.9236in" svg:height="5.1927in" draw:z-index="0">
<draw:image xlink:href="../Images/AРМІЯINFORM/2023-04-13T06-00-00-04-00/img-2821.jpg" xlink:type="simple" xlink:show="embed" xlink:actuate="onLoad" draw:mime-type="image/jpeg"/>
</draw:frame>
</text:p>
      <text:p text:style-name="P4">
За підтримання публічного обвинувачення прокурорами Ізюмської окружноїпрокуратури Харківської області суд визнав чоловіка винним у колабораційнійдіяльності (ч. 5 ст. 111-1 КК України).</text:p>
      <text:p text:style-name="P4">
Йому призначено покарання у виді 5 років позбавлення волі з позбавленням праваобіймати посади, повʼязані з виконанням організаційно-розпорядчих таадміністративно-господарських функцій в органах влади, установах,підприємствах та організаціях незалежно від форми власності строком на 10років, <text:a xlink:type="simple" xlink:href="https://www.gp.gov.ua/ua/posts/do-5-rokiv-za-gratami-zasudzeno-kolaboranta-yakii-pid-cas-okupaciyi-izyumshhini-obiimav-posadu-zaviduyucogo-sektoru-zkg" text:style-name="Internet_20_link" text:visited-style-name="Visited_20_Internet_20_Link">
повідомляє</text:a>
 Офіс Генерального прокурора України.</text:p>
      <text:p text:style-name="P4">
Прокурори у суді довели, що на початку червня 2022 року у смт Савинці наІзюмщині місцевий мешканець пішов на співпрацю з ворогом.</text:p>
      <text:p text:style-name="P4">
Чоловік погодився на пропозицію представників РФ та обійняв посаду так званого«завідувача сектору житлово-комунального господарства» у селищі. За «роботу»окупанти пообіцяли колаборанту заробітну плату в російських рублях.</text:p>
      <text:p text:style-name="P4">
Псевдозавідувач організовував та проводив колективні наради, надававрозпорядження працівникам щодо виконання робіт, вирішував питання матеріально-технічного забезпечення сектору.</text:p>
      <text:p text:style-name="P4">
Правоохоронці викрили колаборанта наприкінці жовтня 2022 року у м. Балаклія.</text:p>
      <text:p text:style-name="P4">
Досудове розслідування здійснював СВ ВП № 1 Ізюмського РУП ГУНП в Харківськійобласті.</text:p>
      <text:p text:style-name="P4">
Source: <text:a xlink:type="simple" xlink:href="https://armyinform.com.ua/2023/04/13/5-rokiv-za-gratamy-provede-kolaborant-yakyj-pid-chas-okupacziyi-izyumshhyny-buv-zaviduvachem-sektoru-zhkg/" text:style-name="Internet_20_link" text:visited-style-name="Visited_20_Internet_20_Link">
https://armyinform.com.ua/2023/04/13/5-rokiv-za-gratamy-provede-kolaborant-yakyj-pid-chas-okupacziyi-izyumshhyny-buv-zaviduvachem-sektoru-zhkg/</text:a>
</text:p>
      <!--NEWS-->
      <text:h text:style-name="P10" text:outline-level="1">
<text:span text:style-name="T4">
російський окупант скиглить, що їх оточили, і скаржиться на брак особового складу — перехоплення ГУР</text:span>
</text:h>
      <text:p text:style-name="P4">
Author: ['АРМІЯINFORM']</text:p>
      <text:p text:style-name="P4">
Time: 2023-04-13T07:00:00-04:00</text:p>
      <text:p text:style-name="P4">
Description: Головне управління розвідки Міноборони України опублікувало чергове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ІЙНА', 'ВТОРГНЕННЯ РФ', 'ГУР ПЕРЕХОПЛЕННЯ']</text:p>
      <text:p text:style-name="P4">
Category: News</text:p>
      <!--METADATA-->
      <text:p text:style-name="P4">
Головне управління розвідки Міноборони України<text:a xlink:type="simple" xlink:href="https://gur.gov.ua/content/narodu-vse-ravno-ne-khvataet-voobshche-zhopa-koroche.html" text:style-name="Internet_20_link" text:visited-style-name="Visited_20_Internet_20_Link">
опублікувало</text:a>
 чергове перехоплення телефонної розмовиокупантів, під час якої військовий рф розповів про оточення та брак людей:«Народу все равно не хватает, вообще жопа короче».</text:p>
      <text:p text:style-name="P4">
Source: <text:a xlink:type="simple" xlink:href="https://armyinform.com.ua/2023/04/13/rosijskyj-okupant-skyglyt-shho-yih-otochyly-i-skarzhytsya-na-brak-osobovogo-skladu-perehoplennya-gur/" text:style-name="Internet_20_link" text:visited-style-name="Visited_20_Internet_20_Link">
https://armyinform.com.ua/2023/04/13/rosijskyj-okupant-skyglyt-shho-yih-otochyly-i-skarzhytsya-na-brak-osobovogo-skladu-perehoplennya-gur/</text:a>
</text:p>
      <!--NEWS-->
      <text:h text:style-name="P10" text:outline-level="1">
<text:span text:style-name="T4">
Санкції в дії: Україна і світ — проти російської агресії</text:span>
</text:h>
      <text:p text:style-name="P4">
Author: ['АРМІЯINFORM']</text:p>
      <text:p text:style-name="P4">
Time: 2023-04-13T08: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jpg" text:style-name="Internet_20_link" text:visited-style-name="Visited_20_Internet_20_Link">
antyrosijski-sankcziyi.jpg</text:a>
']</text:p>
      <text:p text:style-name="P4">
Tags: ['STOPRUSSIA', 'АГРЕСІЯ РФ', 'АНТИРОСІЙСЬКІ САНКЦІЇ', 'ВТОРГНЕННЯ РФ', 'САНКЦІЇ']</text:p>
      <text:p text:style-name="P4">
Category: News</text:p>
      <!--METADATA-->
      <text:p text:style-name="P4">
<draw:frame draw:style-name="fr1" draw:name="Image11" text:anchor-type="as-char" svg:width="6.9236in" svg:height="4.208875in" draw:z-index="0">
<draw:image xlink:href="../Images/AРМІЯINFORM/2023-04-13T08-00-00-04-00/antyrosijski-sankcziyi.jpg" xlink:type="simple" xlink:show="embed" xlink:actuate="onLoad" draw:mime-type="image/jpeg"/>
</draw:frame>
</text:p>
      <text:p text:style-name="P4">
Служба зовнішньої розвідки України <text:a xlink:type="simple" xlink:href="https://www.facebook.com/SZRUkraine/posts/pfbid0PqQztjSk3ayL7iPiPNFiaPActmm8gKHurv7hhYeUuT77H2tcquZLBEJGJRCqNpdkl" text:style-name="Internet_20_link" text:visited-style-name="Visited_20_Internet_20_Link">
продовжуєрозповідати</text:a>
про санкції та інші дії міжнародної спільноти, спрямовані проти країни-терориста.</text:p>
      <text:p text:style-name="P4">
<text:span text:style-name="T4">
Ситуація станом на 12.04.23</text:span>
</text:p>
      <text:p text:style-name="P4">
Данія планує наступного місяця надати Україні самохідні артилерійськіустановки CAESAR та розраховує до літа почати відправку танків Leopard 1.</text:p>
      <text:p text:style-name="P4">
Міністр оборони Данії Троелс Лунд Поульсен не виключив, що рішення Заходу проможливу передачу Україні бойових літаків ухвалять «до літа».</text:p>
      <text:p text:style-name="P4">
В інтересах Польщі будувати союз з американцями та Західною Європою, щобдопомогти Україні, — заявив перед візитом до США прем’єр Польщі МатеушМоравецький.</text:p>
      <text:p text:style-name="P4">
Прем`єр-міністр Польщі Матеуш Моравецький запевнив, що на території країнипродовжать будівництво складів для озброєнь НАТО.</text:p>
      <text:p text:style-name="P4">
США закликають союзників посилити фінансовий тиск на рф і збільшити допомогуУкраїні.</text:p>
      <text:p text:style-name="P4">
Посилення чинних санкцій проти росії може бути ефективнішим за нові, — заявивзаступник міністра фінансів США з міжнародних питань Джей Шамбо.</text:p>
      <text:p text:style-name="P4">
Державний департамент США визнав «неправомірно затриманим» журналіста WSJЕвана Гершковича, якого заарештували в рф за звинуваченням у шпигунстві. Такийстатус прирівнюється до «заручника» та розширює повноваження Держдепу.</text:p>
      <text:p text:style-name="P4">
На зустрічі міністрів фінансів G7 12 квітня у Вашингтоні, де головуватимеЯпонія, учасники обговорюватимуть глобальну економіку та фінансові ринки, атакож зміцнення ланцюгів постачання та війну росії проти України. Міністрфінансів Японії Сунічі Судзукі під час зустрічі представить і пояснить колегаміз G7 модель фінансової підтримки України з боку Японії. Це пов’язано з тим,що уряд країни запроваджує законодавчі зміни, необхідні для надання кредитівта інших заходів підтримки країні, що воює.</text:p>
      <text:p text:style-name="P4">
Іспанія ініціювала кампанію, в якій пропонує країнам Європи прийняти дітей зУкраїни на літні канікули.</text:p>
      <text:p text:style-name="P4">
Україна планує експортувати в Європу більше електроенергії, ніж торік.</text:p>
      <text:p text:style-name="P4">
Україна за час повномасштабної війни отримала через USAID понад 2900електрогенераторів.</text:p>
      <text:p text:style-name="P4">
Молдова за рік на третину скоротила експорт до росії.</text:p>
      <text:p text:style-name="P4">
Конституційний суд Молдови визнав конституційною заборону на використаннясимволів воєнної агресії, зокрема георгіївської стрічки, якщо їхвикористовують для виправдання або прославляння воєнної агресії чи воєннихзлочинів.</text:p>
      <text:p text:style-name="P4">
Міністерка у справах ЄС Австрії Кароліна Едтштадлер підтвердила, що путіназаарештують в разі його візиту до країни. Водночас Едтштадлер запевнила, що їїкраїна і надалі гуманітарно й економічно підтримуватиме Україну.</text:p>
      <text:p text:style-name="P4">
Заступник мера австрійського міста Швехат Давід Штокінгер подав у відставкучерез власне фото у формі нквд під час поїздки в білорусь.</text:p>
      <text:p text:style-name="P4">
Російськомовні латвійці вважають орієнтацію зовнішньої політики країни наЗахід більш бажаною, ніж на Схід.</text:p>
      <text:p text:style-name="P4">
В Естонії нова коаліція планує позбавити російських і білоруських громадянправа голосу на муніципальних виборах, якщо для цього не доведеться змінюватиконституцію.</text:p>
      <text:p text:style-name="P4">
У Фінляндії цьогоріч вдвічі знизилась кількість покупців нерухомості з рф.</text:p>
      <text:p text:style-name="P4">
24 та 25 квітня в столиці Казахстану Астані відбудеться саміт ЄС щодоміжнародних санкцій проти рф та наслідків їхнього обходу.</text:p>
      <text:p text:style-name="P4">
<text:span text:style-name="T4">
рф</text:span>
</text:p>
      <text:p text:style-name="P4">
уповноважену з прав людини в російській федерації татьяну москальковувиключили з Європейської мережі національних інституцій з прав людини(ENNHRI). Це вперше в історії об’єднання, коли одного з членів виключено.</text:p>
      <text:p text:style-name="P4">
Запроваджене США 200 % мито на імпорт російського алюмінію, а також на будь-яку алюмінієву продукцію, незалежно від країни її виробництва, що міститьнавіть мінімальну частку російського металу, суттєво зриває плани російськихвиробників щодо свого подальшого розвитку. Водночас під загрозою стагнаціївиробництва опиняться підприємства Китаю та ОАЕ, які закуповують первиннийалюміній із росії та виготовляють проводи, кабелі, прути, стрижні, труби,фольгу, алюмінієві упаковки та іншу продукцію, не маркуючи сировину походженнякінцевої продукції.</text:p>
      <text:p text:style-name="P4">
Бельгія отримала дохід у € 625 млн за оподаткування відсотків від замороженихросійських активів.</text:p>
      <text:p text:style-name="P4">
Японська фармацевтична компанія Takeda готує до продажу свій завод на рф, щопозбавить населення росії багатьох інноваційних лікарських препаратів.</text:p>
      <text:p text:style-name="P4">
Представникам мін’юсту рф не надали віз для участі в сесії спецкомітету ООН,що відбудеться у Відні.</text:p>
      <text:p text:style-name="P4">
Станом на 1 березня Фінляндія заморозила російських активів на майже € 207млн.</text:p>
      <text:p text:style-name="P4">
Нові правила отримання повісток для явки у військкомати стосуються не лишестроковиків, а й усіх військовозобов’язаних, — повідомив голова комітетугосдуми з оборони картаполов. депутати схвалили поправки до закону, якимиприрівняли електронні повістки військкоматів до паперових. Ухилянтам відвійськової служби заборонили виїжджати за межі рф, керувати транспортнимзасобом, укладати угоди з нерухомістю, реєструвати бізнес, брати кредити тощо.Водночас путінський глашатай пєсков продовжує заспокоювати населення нібито«жодної другої хвилі мобілізації на росії немає».</text:p>
      <text:p text:style-name="P4">
глава втб костін запропонував «наростити державний борг, щоб економікадодатково отримала 70 трлн руб».</text:p>
      <text:p text:style-name="P4">
З метою підтримання авіаційної галузі центробанк рф запропонував авіакомпаніямрф відмовитись від послуги надання пасажирам страховки під час придбанняквитків.</text:p>
      <text:p text:style-name="P4">
госдума хоче дозволити випуск нових банківських карток, не прив’язаних доросійської платіжної системи, щоб дозволити населенню купувати іноземнітовари.</text:p>
      <text:p text:style-name="P4">
Попри заклики путіна центробанк рф офіційно визнав неможливість повної відмовивід американського долара та євро у зовнішній торгівлі росії.</text:p>
      <text:p text:style-name="P4">
сбєрбанк рф ніколи не розглядав тимчасово окупований рф Крим як територію длямайбутньої інвестиції, проте задля заспокоєння путіна пообіцяв можливевідкриття перших відділень до кінця року.</text:p>
      <text:p text:style-name="P4">
губернатор бєлгородської області гладков повідомив, що в кількохмуніципалітетах регіону почали розклеювати пам’ятки щодо евакуації населення,проте «робили це неправильно, що викликало особливу тривогу» у мешканців.</text:p>
      <text:p text:style-name="P4">
антитерористичний комітет рф заявив, що на тимчасово окупованих рф територіяхУкраїни поширюються партизанський рух і протестні настрої людей, тому«протидії молоді треба приділяти особливу увагу».</text:p>
      <text:p text:style-name="P4">
10 квітня в російській інформаційній митній системі стався системний збій,через що рф зазнала колосальних збитків. Митниця не працювала добу, після чогозмогла відновити діяльність лише частково.</text:p>
      <text:p text:style-name="P4">
2022 року диспансеризацію на рф змогли пройти лише 35,3 % населення країни,тоді як мінздрав обіцяв, що перевірить стан здоров’я 53,5 % — 80 млн осіб.</text:p>
      <text:p text:style-name="P4">
гєнпрокуратура заборонила діяльність німецької неурядової організації «Форумгромадянського суспільства росія — ЄС», через «її роботи, зокрема, здискредитації керівництва російської федерації».</text:p>
      <text:p text:style-name="P4">
білоруські підприємства постачали до росії сирову продукцію з грубимпорушенням технології виготовлення. За даними россєльхознадзора, унапівтвердому копченому сирі оао «туровський молочний комбінат» 26,3 %молочного жиру було замінено яловичим, у м’якому вершковому сирі яловичимжиром фальсифіковано 29,1 % молочного жиру. У напівтвердому сирі «цеху звиробництва сирів оао «бабушкіна крінка» 30 % молочного жиру заміненояловичим. При цьому продукція супроводжувалася деклараціями про відповідністьі ветеринарними супровідними документами, виданими компетентним органомбілорусі. россєльхознадзор зажадав зупинити сертифікацію продукції зазначенихпідприємств та провести розслідування щодо встановлення причин події.</text:p>
      <text:p text:style-name="P4">
У січні-лютому експорт до країн снд продукції білоруських підприємствзбільшився на 91 %, а імпорт із них упав на 16,3 %. Картина з інших країнзворотна: експорт просів на 15,9 %, а імпорт збільшився на 41,7 %. За час діїсанкцій росія збільшила свою вагу у білоруській зовнішній торгівлі на 11процентних пунктів, тоді як мінськ у зовнішній торгівлі рф — лише на 4.</text:p>
      <text:p text:style-name="P4">
Рішенням судів ленінського району брєста та барановічєй республіканськийсписок екстремістських матеріалів поповнили три ресурси білоруської діаспори,яка проживає в Норвегії, Австрії та Польщі.</text:p>
      <text:p text:style-name="P4">
На нараді з керівниками установ вищої освіти госсєкрєтар совєта бєзопасностірб алєксандр вольфовіч заявив, що вважає за доцільне повернутися до практикипризову студентів до армії.</text:p>
      <text:p text:style-name="P4">
Source: <text:a xlink:type="simple" xlink:href="https://armyinform.com.ua/2023/04/13/szru-sankcziyi-proty-rosijskoyi-agresiyi/" text:style-name="Internet_20_link" text:visited-style-name="Visited_20_Internet_20_Link">
https://armyinform.com.ua/2023/04/13/szru-sankcziyi-proty-rosijskoyi-agresiyi/</text:a>
</text:p>
      <!--NEWS-->
      <text:h text:style-name="P10" text:outline-level="1">
<text:span text:style-name="T4">
Як український «Краб» знищив російського «Стрижа»</text:span>
</text:h>
      <text:p text:style-name="P4">
Author: ['АРМІЯINFORM']</text:p>
      <text:p text:style-name="P4">
Time: 2023-04-13T09:00:00-04:00</text:p>
      <text:p text:style-name="P4">
Description: Розвідники окремої механізованої бригади імені князя Костянтина Острозького разом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26 БРИГАДА', '30 БРИГАДА', 'AHS KRAB', 'ВІДЕО', 'ВТРАТИ ВОРОГА', 'СТАНЦІЯ РЕБ']</text:p>
      <text:p text:style-name="P4">
Category: News</text:p>
      <!--METADATA-->
      <text:p text:style-name="P4">
Розвідники окремої механізованої бригади імені князя Костянтина Острозькогоразом з артилеристами бригади імені генерал-хорунжого Романа Дашкевича знищилиРЕБ «Стриж».</text:p>
      <text:p text:style-name="P4">
«САУ „Краб“ відпрацювала блискуче!» — повідомляє пресслужба бригади.</text:p>
      <text:p text:style-name="P4">
Source: <text:a xlink:type="simple" xlink:href="https://armyinform.com.ua/2023/04/13/yak-ukrayinskyj-krab-znyshhyv-rosijskogo-stryzha/" text:style-name="Internet_20_link" text:visited-style-name="Visited_20_Internet_20_Link">
https://armyinform.com.ua/2023/04/13/yak-ukrayinskyj-krab-znyshhyv-rosijskogo-stryzha/</text:a>
</text:p>
      <!--NEWS-->
      <text:h text:style-name="P10" text:outline-level="1">
<text:span text:style-name="T4">
На росії під прикриттям призову набирає обертів прихована мобілізація  — ЦПД</text:span>
</text:h>
      <text:p text:style-name="P4">
Author: ['АРМІЯINFORM']</text:p>
      <text:p text:style-name="P4">
Time: 2023-04-13T10:00:00-04:00</text:p>
      <text:p text:style-name="P4">
Description: Під прикриттям призову у російській федерації набирає обертів прихована мобілізація.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828441_184959941028306_7156829151888425874_n.jpg" text:style-name="Internet_20_link" text:visited-style-name="Visited_20_Internet_20_Link">
340828441_184959941028306_7156829151888425874_n.jpg</text:a>
']</text:p>
      <text:p text:style-name="P4">
Tags: ['STOPRUSSIA', 'ВІЙНА', 'ВТОРГНЕННЯ РФ', 'ЦЕНТР ПРОТИДІЇ ДЕЗІНФОРМАЦІЇ ПРИ РНБО УКРАЇНИ']</text:p>
      <text:p text:style-name="P4">
Category: News</text:p>
      <!--METADATA-->
      <text:p text:style-name="P4">
<draw:frame draw:style-name="fr1" draw:name="Image12" text:anchor-type="as-char" svg:width="6.9236in" svg:height="6.9236in" draw:z-index="0">
<draw:image xlink:href="../Images/AРМІЯINFORM/2023-04-13T10-00-00-04-00/340828441_184959941028306_7156829151888425874_n.jpg" xlink:type="simple" xlink:show="embed" xlink:actuate="onLoad" draw:mime-type="image/jpeg"/>
</draw:frame>
</text:p>
      <text:p text:style-name="P4">
Під прикриттям призову у російській федерації набирає обертів прихованамобілізація. До того ж, на відміну від першої частини часткової мобілізації,для забезпечення необхідних показників до повального призову, крім депресивнихрегіонів рф, приєднались навіть москва та санкт-петербург.</text:p>
      <text:p text:style-name="P4">
30 березня путін підписав указ про проведення піврічного весняного призову настрокову військову службу в період з 1 квітня до 15 липня, під час якого будепризвано 147 тис. росіян у віці від 18 до 27 років. Росія проводить два циклипризову на рік, під час весняного призову зазвичай призивають 134 тис. росіян.Водночас, як стверджує британська розвідка, російська влада готуєтьсярозпочати велику кампанію для набору додаткових 400 тис. військовослужбовців.</text:p>
      <text:p text:style-name="P4">
А щоб у росіян не залишилось шансів уникнути призову, держдума 11 квітняприйняла низку законів про створення єдиного реєстру військовозобов’язаних тавведення електронних повісток.</text:p>
      <text:p text:style-name="P4">
Ухвалений пакет законопроєктів максимально жорсткий та фактично запроваджуєпрезумпцію провини. Він прирівнює електронні повістки до паперових і закриваєвиїзд за кордон громадянам, які потраплять до реєстру. Запроваджена електроннаповістка буде вважатися врученою з моменту розміщення в особистому кабінеті напорталі «Держпослуги» (єдина платформа державних і муніципальних послуг рф).Тобто чоловік може не знати, що йому виписана повістка, але через 7 днів післяїї формування він автоматично стає злочинцем. Нові правила торкнуться якстроковиків, так і всіх військовозобов’язаних, а за їх ігнорування ухилянтамзагрожує низка покарань. Серед обмежень: заборона на реєстраціюіндивідуального підприємця, на державну реєстрацію транспортних засобів,водіння, відмова в укладенні кредитного договору та договору позики.</text:p>
      <text:p text:style-name="P4">
Звичні схеми ухилення за такого механізму неможливі, як неможливо і легальнозмінити військову службу на альтернативну, тобто росіян поставили у безвихідь,якої не було з часів радянського союзу.</text:p>
      <text:p text:style-name="P4">
Характерно, що влада продовжує наполягати, що нововведення не пов’язані змобілізацією, а лише поліпшують процедуру вручення повісток і військовогообліку, а проведення мобілізації зараз в країні нібито не планується.</text:p>
      <text:p text:style-name="P4">
До чого може призвести новий призов і чи посилить він військовий потенціал зсрф?</text:p>
      <text:p text:style-name="P4">
По-перше, у короткостроковій перспективі нові призовники не збільшатьросійську бойову міць, оскільки перш ніж брати участь у бойових діях вУкраїні, мають проходити кількамісячну підготовку і службу. Також збільшеннякількості призовників знижує якість підготовки резервістів і «добровольців»попередніх мобілізаційних кампаній. Адже спрямування обмеженого навчальногопотенціалу на підготовку призовників, які не будуть воювати у 2023 році,позбавляє кремль можливості якісно навчати резервістів і добровольців, якібудуть воювати. Натомість збільшення кількості підготовлених бійців наукраїнському фронті за рахунок підписання військових контрактів призовниками,які навесні 2023 року закінчують однорічну службу, виглядає сумнівним. Наразікремль намагається вирішити проблему, користуючись навчальним потенціаломБілорусі. Для цього в середині березня російські військові з Обуз-Лєсновськогополігону передислокувалися назад у росію, щоб звільнити місце для нових«партій» новобранців. Проте в білорусі може одночасно тренуватися не більш як9000−10 000 призовників, чого недостатньо для вирішення проблеми.</text:p>
      <text:p text:style-name="P4">
По-друге, путін навряд чи зважиться використати нещодавно призвані війська вбойових діях в Україні. Крім того, голова комітету з оборони держдуми рфкартаполов наголосив, що під час весняного призовного циклу 2023 рокупризовники не будуть відправлятися в Україну. На тлі соціальної напруги тамасових акцій протесту через відправку на фронт новобранців зимово-весняногопризову 2022 року, сумнівно, що путін ризикне повторити помилку черезпобоювання за стабільність свого режиму.</text:p>
      <text:p text:style-name="P4">
По-третє, застосування нововведень прогнозовано призведе до різкого сплескуневдоволення та спровокує нову хвилю еміграції та інших способів бойкотупризову. Опитування «Левади» показують збільшення в російському суспільстві«запиту на мир». Якщо у перші місяці за «війну до перемоги» та за «мирніпереговори» висловлювалася рівна кількість громадян (приблизно 44%), то післяпершої хвилі мобілізації — вже 60% за мир, і лише третина — за продовженнявійни. У російському сегменті ігрової платформи Steam навіть набуває вірусногопоширення комп’ютерна гра «Симулятор втечі від військкомату», персонаж якоїмолодий росіянин робить все, щоб уникнути призову.</text:p>
      <text:p text:style-name="P4">
Отже, проведення прихованої мобілізації під виглядом «путінського призову» тавикористання інструментів цифрового авторитаризму не допоможуть кремлю досягтивійськових цілей в Україні та закріпити владу всередині росії.</text:p>
      <text:p text:style-name="P4">
Джерело: <text:a xlink:type="simple" xlink:href="https://www.facebook.com/protydiyadezinformatsiyi.cpd/posts/pfbid0wtAsfNfzjbFNuyAK4zNCcBn85So37SHwRKXRso2X8Akfr8jwHwfHBFDqAZBYFBnYl" text:style-name="Internet_20_link" text:visited-style-name="Visited_20_Internet_20_Link">
Центр протидії дезінформації при РНБОУкраїни</text:a>
</text:p>
      <text:p text:style-name="P4">
Source: <text:a xlink:type="simple" xlink:href="https://armyinform.com.ua/2023/04/13/na-rosiyi-pid-prykryttyam-pryzovu-nabyraye-obertiv-pryhovana-mobilizacziya-czpd/" text:style-name="Internet_20_link" text:visited-style-name="Visited_20_Internet_20_Link">
https://armyinform.com.ua/2023/04/13/na-rosiyi-pid-prykryttyam-pryzovu-nabyraye-obertiv-pryhovana-mobilizacziya-czpd/</text:a>
</text:p>
      <!--NEWS-->
      <text:h text:style-name="P10" text:outline-level="1">
<text:span text:style-name="T4">
Мінветеранів розпочинає моніторинг якості надання послуги з виплати грошової допомоги ветеранам з інвалідністю</text:span>
</text:h>
      <text:p text:style-name="P4">
Author: ['АРМІЯINFORM']</text:p>
      <text:p text:style-name="P4">
Time: 2023-04-13T11:00:00-04:00</text:p>
      <text:p text:style-name="P4">
Description: Міністерство у справах ветеранів спільно з Червоним Хрестом України розпочин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t-minvet.jpg" text:style-name="Internet_20_link" text:visited-style-name="Visited_20_Internet_20_Link">
bot-minvet.jpg</text:a>
']</text:p>
      <text:p text:style-name="P4">
Tags: ['ВЕТЕРАНИ', 'ГРОШОВА ДОПОМОГА', 'ІНВАЛІДНІСТЬ', 'МІНВЕТЕРАНІВ', 'МОНІТОРИНГ', 'ЧЕРВОНИЙ ХРЕСТ УКРАЇНИ']</text:p>
      <text:p text:style-name="P4">
Category: News</text:p>
      <!--METADATA-->
      <text:p text:style-name="P4">
<draw:frame draw:style-name="fr1" draw:name="Image13" text:anchor-type="as-char" svg:width="6.9236in" svg:height="4.613606in" draw:z-index="0">
<draw:image xlink:href="../Images/AРМІЯINFORM/2023-04-13T11-00-00-04-00/bot-minvet.jpg" xlink:type="simple" xlink:show="embed" xlink:actuate="onLoad" draw:mime-type="image/jpeg"/>
</draw:frame>
Мінветеранів. Ілюстративне фото</text:p>
      <text:p text:style-name="P4">
Міністерство у справах ветеранів спільно з Червоним Хрестом України розпочинаєпроміжковий моніторинг якості надання послуги із виплати грошової допомогиветеранам і ветеранкам, які отримали інвалідність І або II групи внаслідоквійни.</text:p>
      <text:p text:style-name="P4">
Про це <text:a xlink:type="simple" xlink:href="https://mva.gov.ua/ua/news/minveteraniv-spilno-z-chervonim-hrestom-ukrayini-provedut-monitoring-yakosti-nadannya-poslugi-z-viplati-groshovoyi-dopomogi-veteranam-z-invalidnistyu" text:style-name="Internet_20_link" text:visited-style-name="Visited_20_Internet_20_Link">
повідомляє</text:a>
 пресслужбаМінветеранів.</text:p>
      <text:p text:style-name="P4">
Моніторинг здійснюватиметься шляхом телефонного опитування осіб — заявників,які подали заяви через портал Е-ветеран на отримання коштів від ЧервоногоХреста України під час першого та другого етапу спільного проєкту, та яким вженадійшли перші виплати у розмірі 4000 гривень. За цей час Мінветеранівотримало 25 000 заяв.</text:p>
      <text:p text:style-name="P4">
Під час опитування будуть поставлені запитання загального характеру з метоюпокращення якості послуги. В жодному разі не можна повідомляти своїперсональні дані, номери банківських рахунків, паролі тощо.</text:p>
      <text:p text:style-name="P4">
Зазначається, що за період від старту проєкту 16 лютого фахівцями Департаментуцифрового розвитку, цифрових трансформацій та цифровізації Мінветеранів</text:p>
      <ul>
        <li>
опрацьовано понад 5 000 дзвінків на телефонну лінію підтримки проєкту - 0632271456;  * надано понад 500 відповідей на запитання через електронну пошту та месенджери;  * надіслано понад 140 відповідей на офіційні запити від ветеранів війни.</li>
      </ul>
      <text:p text:style-name="P4">
<text:span text:style-name="T4">
ВАЖЛИВО!</text:span>
 З 17 квітня вказана телефонна лінія буде закрита. Інформаційна татехнічна підтримка проєкту здійснюватиметься виключно через електронну пошту<text:a xlink:type="simple" xlink:href="https://armyinform.com.ua/cdn-cgi/l/email-protection" text:style-name="Internet_20_link" text:visited-style-name="Visited_20_Internet_20_Link">
[email protected]</text:a>
</text:p>
      <text:p text:style-name="P4">
Також зазначається, що додаткова реєстрація на отримання наступних щомісячнихплатежів тим, хто отримав перші виплати — не потрібна! Червоний Хрест Україниздійснюватиме виплати щоп’ятниці до 7 липня 2023 включно, що означатимезавершення I та II етапів спільного проєкту.</text:p>
      <text:p text:style-name="P4">
Про продовження проєкту щодо виплати грошової допомоги від Червоного ХрестаУкраїни буде повідомлено на інформаційних ресурсах Мінветеранів.</text:p>
      <text:p text:style-name="P4">
Source: <text:a xlink:type="simple" xlink:href="https://armyinform.com.ua/2023/04/13/minveteraniv-provede-monitoryng-yakosti-nadannya-poslugy/" text:style-name="Internet_20_link" text:visited-style-name="Visited_20_Internet_20_Link">
https://armyinform.com.ua/2023/04/13/minveteraniv-provede-monitoryng-yakosti-nadannya-poslugy/</text:a>
</text:p>
      <!--NEWS-->
      <text:h text:style-name="P10" text:outline-level="1">
<text:span text:style-name="T4">
Повідомлено про підозру ще 5 колаборантам, викритим після звільнення тимчасово окупованих територій</text:span>
</text:h>
      <text:p text:style-name="P4">
Author: ['АРМІЯINFORM']</text:p>
      <text:p text:style-name="P4">
Time: 2023-04-13T12:00:00-04:00</text:p>
      <text:p text:style-name="P4">
Description: Служба безпеки України продовжує системно викривати зрадників та колаборант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laboranty-sbu.jpg" text:style-name="Internet_20_link" text:visited-style-name="Visited_20_Internet_20_Link">
kolaboranty-sbu.jpg</text:a>
']</text:p>
      <text:p text:style-name="P4">
Tags: ['ДОНЕЧЧИНА', 'ЗРАДНИКИ', 'КОЛАБОРАНТИ', 'ЛУГАНЩИНА', 'СБУ', 'ТИМЧАСОВО ОКУПОВАНІ ТЕРИТОРІЇ', 'ХАРКІВЩИНА', 'ХЕРСОНЩИНА']</text:p>
      <text:p text:style-name="P4">
Category: News</text:p>
      <!--METADATA-->
      <text:p text:style-name="P4">
<draw:frame draw:style-name="fr1" draw:name="Image14" text:anchor-type="as-char" svg:width="6.9236in" svg:height="3.894525in" draw:z-index="0">
<draw:image xlink:href="../Images/AРМІЯINFORM/2023-04-13T12-00-00-04-00/kolaboranty-sbu.jpg" xlink:type="simple" xlink:show="embed" xlink:actuate="onLoad" draw:mime-type="image/jpeg"/>
</draw:frame>
</text:p>
      <text:p text:style-name="P4">
Служба безпеки України продовжує системно викривати зрадників та колаборантівна тимчасово захоплених територіях півдня та сходу України. У результатіслідчо-оперативних дій повідомлено про підозру ще п’ятьом ворожим поплічникам,які добровільно пішли на співпрацю з ворогом.</text:p>
      <text:p text:style-name="P4">
Про це <text:a xlink:type="simple" xlink:href="https://ssu.gov.ua/novyny/sbu-povidomyla-pro-pidozru-shche-5-kolaborantam-sered-nykh-chynovnyk-khersonskoi-miskrady-i-psevdorektory-mistsevykh-vnz" text:style-name="Internet_20_link" text:visited-style-name="Visited_20_Internet_20_Link">
повідомляє</text:a>
 пресслужба СБУ.</text:p>
      <text:p text:style-name="P4">
«Так, кіберфахівці СБУ задокументували злочинні дії колишнього начальникаодного з відділів Департаменту житлово-комунального господарства Херсонськоїміськради», — йдеться в повідомленні.</text:p>
      <text:p text:style-name="P4">
Зазначається, що під час захоплення міста гауляйтер Сальдо особистозапропонував чиновнику очолити створене агресором «унітарне підприємствоХерсонтепломережі». Перебуваючи на «посаді», зловмисник організував так звану«інвентаризацію» майна інфраструктурного об’єкта для його передачі російськиммонополіям.</text:p>
      <text:p text:style-name="P4">
Крім того, контррозвідники СБУ викрили двох посадовиць Управління Державноїміграційної служби у Луганській області, які приєднались до окупаційного «мвслнр». У лавах фейкової установи зловмисниці виконували вказівки москви щодопримусової «паспортизації» місцевих жителів.</text:p>
      <text:p text:style-name="P4">
Ще одна колаборантка під час окупації Херсона очолила так званий «Херсонськийуніверситет». Там вона впроваджувала освітні «стандарти» країни-агресора, апід час звільнення міста втекла до Криму.</text:p>
      <text:p text:style-name="P4">
СБУ також задокументувала підривну діяльність колишнього викладачаХарківського національного університету внутрішніх справ, який звільнився ще у2014 році. На початку широкомасштабного вторгнення він опублікував на одномуіз проросійських телеграм-каналів звернення, де закликав колишніх колег такурсантів допомогти агресору в захопленні Києва. За це наприкінці травня 2022року зловмисника призначили очільником так званого «Мелітопольськогоуніверситету ім. Макаренка». Перебуваючи на «посаді», фігурант поширювавкремлівські наративи, в яких ставив під сумнів існування українськоїдержавності.</text:p>
      <text:p text:style-name="P4">
За викритими фактами тривають слідчі дії у межах кримінальних проваджень затакими статтями Кримінального кодексу України:</text:p>
      <ul>
        <li>
110 (посягання на територіальну цілісність і недоторканність України);  * 111 (державна зрада);  * 111-1(колабораційна діяльність);  * 111-2 (пособництво державі-агресору).</li>
      </ul>
      <text:p text:style-name="P4">
«Наразі підозрювані переховуються від правосуддя на тимчасово окупованихтериторіях України. Тривають комплексні заходи для притягнення зловмисників довідповідальності за злочини проти нашої держави», — повідомляє Служба безпекиУкраїни.</text:p>
      <text:p text:style-name="P4">
Source: <text:a xlink:type="simple" xlink:href="https://armyinform.com.ua/2023/04/13/povidomleno-pro-pidozru-shhe-5-kolaborantam/" text:style-name="Internet_20_link" text:visited-style-name="Visited_20_Internet_20_Link">
https://armyinform.com.ua/2023/04/13/povidomleno-pro-pidozru-shhe-5-kolaborantam/</text:a>
</text:p>
      <!--NEWS-->
      <text:h text:style-name="P10" text:outline-level="1">
<text:span text:style-name="T4">
Евакуаційний потяг із Покровська відтепер прибуватиме на Житомирщину</text:span>
</text:h>
      <text:p text:style-name="P4">
Author: ['АРМІЯINFORM']</text:p>
      <text:p text:style-name="P4">
Time: 2023-04-13T13:00:00-04:00</text:p>
      <text:p text:style-name="P4">
Description: З 18 квітня безплатний евакуаційний поїзд із Покровська, Донецька область, змінює міс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evakuaczijnyj-potyag.jpg" text:style-name="Internet_20_link" text:visited-style-name="Visited_20_Internet_20_Link">
evakuaczijnyj-potyag.jpg</text:a>
']</text:p>
      <text:p text:style-name="P4">
Tags: ['БЕРДИЧІВ', 'ДОНЕЧЧИНА', 'ЕВАКУАЦІЙНИЙ ПОТЯГ', 'ЕВАКУАЦІЯ', 'ЖИТОМИРЩИНА', 'ПОКРОВСЬК']</text:p>
      <text:p text:style-name="P4">
Category: News</text:p>
      <!--METADATA-->
      <text:p text:style-name="P4">
<draw:frame draw:style-name="fr1" draw:name="Image15" text:anchor-type="as-char" svg:width="6.9236in" svg:height="4.622945in" draw:z-index="0">
<draw:image xlink:href="../Images/AРМІЯINFORM/2023-04-13T13-00-00-04-00/evakuaczijnyj-potyag.jpg" xlink:type="simple" xlink:show="embed" xlink:actuate="onLoad" draw:mime-type="image/jpeg"/>
</draw:frame>
 Евакуаційний потяг. Ілюстративне фото</text:p>
      <text:p text:style-name="P4">
З 18 квітня безплатний евакуаційний поїзд із Покровська, Донецька область,змінює місце прибуття. Якщо раніше він курсував на Черкащину, то тепер охочіевакуюватися прибуватимуть до міста Бердичів, Житомирська область.</text:p>
      <text:p text:style-name="P4">
Про це <text:a xlink:type="simple" xlink:href="https://minre.gov.ua/2023/04/12/bezkoshtovnyj-evakuaczijnyj-potyag-iz-donechchyny-vidteper-prybuvatyme-na-zhytomyrshhynu/" text:style-name="Internet_20_link" text:visited-style-name="Visited_20_Internet_20_Link">
повідомляє</text:a>
Міністерство з питань реінтеграції тимчасово окупованих територій України.</text:p>
      <text:p text:style-name="P4">
Рейси здійснюватимуться раз на чотири дні по парних числах. Час відправленняевакуаційного потяга із Покровська — 14:15.</text:p>
      <text:p text:style-name="P4">
Охочі евакуюватися мають попередньо зареєструватися, зателефонувавши заномерами: <text:span text:style-name="T4">
(098) 890-33-18, (066) 285-62-90</text:span>
 , або ж повідомити про своїнаміри на гарячі лінії сільських, селищних рад і військових адміністрацій.</text:p>
      <text:p text:style-name="P4">
Для евакуації тяжкохворих і маломобільних осіб звертайтеся за телефонами:<text:span text:style-name="T4">
(099) 710-48-72, (099) 311-53-14, (099) 311-53-36, (096) 108-60-48, (096)108-52-24.</text:span>
</text:p>
      <text:p text:style-name="P4">
На Житомирщині внутрішньо переміщених осіб розмістять у безплатних прихистках.Їм нададуть фінансову, гуманітарну і психологічну допомогу, а також соціальнийсупровід.</text:p>
      <text:p text:style-name="P4">
Також звернутися за допомогою з евакуації можна на гарячу лініюМінреінтеграції: 15-48, або ж написати в месенджери на номер (096) 078-84-33.</text:p>
      <text:p text:style-name="P4">
З більш детальною інформацією про безплатну евакуацію до Житомирської областіможна ознайомитися за <text:a xlink:type="simple" xlink:href="https://minre.gov.ua/wp-content/uploads/2023/04/photo_2023-04-12_15-21-09.pdf" text:style-name="Internet_20_link" text:visited-style-name="Visited_20_Internet_20_Link">
посиланням</text:a>
.</text:p>
      <text:p text:style-name="P4">
Source: <text:a xlink:type="simple" xlink:href="https://armyinform.com.ua/2023/04/13/evakuaczijnyj-potyag-iz-pokrovska-vidteper-prybuvatyme-na-zhytomyrshhynu/" text:style-name="Internet_20_link" text:visited-style-name="Visited_20_Internet_20_Link">
https://armyinform.com.ua/2023/04/13/evakuaczijnyj-potyag-iz-pokrovska-vidteper-prybuvatyme-na-zhytomyrshhynu/</text:a>
</text:p>
      <!--NEWS-->
      <text:h text:style-name="P10" text:outline-level="1">
<text:span text:style-name="T4">
Система комплексної підтримки ветеранів сприятиме переходу до цивільного життя</text:span>
</text:h>
      <text:p text:style-name="P4">
Author: ['АРМІЯINFORM']</text:p>
      <text:p text:style-name="P4">
Time: 2023-04-13T14:00:00-04:00</text:p>
      <text:p text:style-name="P4">
Description: Впровадження затвердженої Урядом «Стратегії формування системи переходу від 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yuliya-laputina-nova-systema.jpg" text:style-name="Internet_20_link" text:visited-style-name="Visited_20_Internet_20_Link">
yuliya-laputina-nova-systema.jpg</text:a>
']</text:p>
      <text:p text:style-name="P4">
Tags: ['МІНВЕТЕРАНІВ', 'ПІДТРИМКА ВЕТЕРАНІВ', 'СОЦІАЛЬНИЙ ЗАХИСТ', 'ЮЛІЯ ЛАПУТІНА']</text:p>
      <text:p text:style-name="P4">
Category: News</text:p>
      <!--METADATA-->
      <text:p text:style-name="P4">
<draw:frame draw:style-name="fr1" draw:name="Image16" text:anchor-type="as-char" svg:width="6.9236in" svg:height="4.608521in" draw:z-index="0">
<draw:image xlink:href="../Images/AРМІЯINFORM/2023-04-13T14-00-00-04-00/yuliya-laputina-nova-systema.jpg" xlink:type="simple" xlink:show="embed" xlink:actuate="onLoad" draw:mime-type="image/jpeg"/>
</draw:frame>
</text:p>
      <text:p text:style-name="P4">
Впровадження затвердженої Урядом «Стратегії формування системи переходу відвійськової служби до цивільного життя на період до 2032 року» сприятимегарантуванню комплексної психосоціальної підтримки Захисників і ЗахисницьУкраїни та членів їхніх сімей.</text:p>
      <text:p text:style-name="P4">
Як <text:a xlink:type="simple" xlink:href="https://mva.gov.ua/ua/news/yuliya-laputina-vprovadzhennya-sistemi-perehodu-do-civilnogo-zhittya-garantuvatime-kompleksnu-psihosocialnu-pidtrimku-veteranam-ta-yihnim-rodinam" text:style-name="Internet_20_link" text:visited-style-name="Visited_20_Internet_20_Link">
повідомляє</text:a>
 пресслужба Міністерства у справахветеранів України, на цьому наголосила міністр Юлія Лапутіна під час виступуна Міжнародному форумі реабілітації у Львові 12 квітня.</text:p>
      <text:p text:style-name="P4">
Форум відбувся за сприяння Міністерства у справах ветеранів України,Міністерства охорони здоров’я України, Міністерства соціальної політикиУкраїни, Львівської обласної військової адміністрації, Львівської міськоїради, Червоного хреста України.</text:p>
      <text:p text:style-name="P4">
Очільниця Мінветеранів зазначила, що після перемоги України у війні кількістьветеранів, членів їхніх сімей та родин полеглих Воїнів збільшиться в рази.Всіх цих людей треба буде якнайшвидше повернути до мирного життя і надатидієві інструменти для самореалізації у своїх громадах, в економіці країни.Один з найважливіших з них — забезпечити комплексну реабілітацію цих осіб.</text:p>
      <text:p text:style-name="P4">
«Стратегія переходу з військової кар’єри до цивільного життя — це інституційнареформа, яка дозволить інтегрувати до цивільного життя учасників бойових дій,військовослужбовців, які проходили службу, членів їхніх сімей. Держава маєсформувати систему і проаналізувати: куди наші Воїни йдуть після військовоїслужби. А також надати всі необхідні інструменти для безпроблемноїреінтеграції до мирного життя, і окремою складовою є саме комплексуреабілітація», — наголосила Юлія Лапутіна.</text:p>
      <text:p text:style-name="P4">
Стратегію переходу розроблено фахівцями Мінветеранів за підтримки Прем’єр-міністра, Офісу реформ Кабінету Міністрів України спільно з іншими дотичнимиміністерствами та силовими відомствами за принципом людиноцентричного підходу.За словами міністра, він передбачає створення прозорих механізмів забезпеченняусім необхідним українських Захисників і Захисниць — психологічна реабілітаціяі належне медичне обслуговування, освіта і працевлаштування, підтримка узапочаткуванні і розвитку ветеранського підприємництва, забезпеченням житлом,соціальні гарантії.</text:p>
      <text:p text:style-name="P4">
«Впровадженням системи переходу ми надамо всі можливості і скоординуємозусилля усіх дотичних міністерств та відомств, місцевої влади на те, щоблюдина отримала всі необхідні інструменти для успішної реінтеграції до мирногожиття та розвитку», — підкреслила Юлія Лапутіна.</text:p>
      <text:p text:style-name="P4">
Source: <text:a xlink:type="simple" xlink:href="https://armyinform.com.ua/2023/04/13/systema-perehodu-do-czyvilnogo-zhyttya/" text:style-name="Internet_20_link" text:visited-style-name="Visited_20_Internet_20_Link">
https://armyinform.com.ua/2023/04/13/systema-perehodu-do-czyvilnogo-zhyttya/</text:a>
</text:p>
      <!--NEWS-->
      <text:h text:style-name="P10" text:outline-level="1">
<text:span text:style-name="T4">
Авіація ЗСУ завдала шість ударів по районах зосередження ворога</text:span>
</text:h>
      <text:p text:style-name="P4">
Author: ['АРМІЯINFORM']</text:p>
      <text:p text:style-name="P4">
Time: 2023-04-13T15:00:00-04:00</text:p>
      <text:p text:style-name="P4">
Description: Авіація Сил оборони України за добу завдала 6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vicziya_udar-1.jpg" text:style-name="Internet_20_link" text:visited-style-name="Visited_20_Internet_20_Link">
avicziya_udar-1.jpg</text:a>
']</text:p>
      <text:p text:style-name="P4">
Tags: ['STOPRUSSIA', 'ВІЙНА', 'ВТОРГНЕННЯ РФ', 'ВТРАТИ ВОРОГА', 'ГШ ЗСУ', 'ХРОНІКА ОБОРОНИ']</text:p>
      <text:p text:style-name="P4">
Category: News</text:p>
      <!--METADATA-->
      <text:p text:style-name="P4">
<draw:frame draw:style-name="fr1" draw:name="Image17" text:anchor-type="as-char" svg:width="6.9236in" svg:height="4.834981in" draw:z-index="0">
<draw:image xlink:href="../Images/AРМІЯINFORM/2023-04-13T15-00-00-04-00/avicziya_udar-1.jpg" xlink:type="simple" xlink:show="embed" xlink:actuate="onLoad" draw:mime-type="image/jpeg"/>
</draw:frame>
<text:span text:style-name="T4">
🔥 Ситуація щодо російського вторгнення</text:span>
</text:p>
      <text:p text:style-name="P4">
Авіація Сил оборони України за добу завдала 6 ударів по районах зосередженняособового складу та військової техніки окупантів. Також, наші захисники збили2 ворожі БПЛА типу «Орлан-10»,<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Підрозділи ракетних військ і артилерії, в той же час, уразили 4 районизосередження живої сили, озброєння та військової техніки, 2 склади боєприпасівпротивника, а також 1 ворожу радіолокаційну станцію.</text:p>
      <text:p text:style-name="P4">
Source: <text:a xlink:type="simple" xlink:href="https://armyinform.com.ua/2023/04/13/nasha-aviacziya-zavdala-shist-udariv-po-rajonah-zoseredzhennya-voroga/" text:style-name="Internet_20_link" text:visited-style-name="Visited_20_Internet_20_Link">
https://armyinform.com.ua/2023/04/13/nasha-aviacziya-zavdala-shist-udariv-po-rajonah-zoseredzhennya-voroga/</text:a>
</text:p>
      <!--NEWS-->
      <text:h text:style-name="P10" text:outline-level="1">
<text:span text:style-name="T4">
Комплексна перевірка бойової готовності білоруської армії триває</text:span>
</text:h>
      <text:p text:style-name="P4">
Author: ['АРМІЯINFORM']</text:p>
      <text:p text:style-name="P4">
Time: 2023-04-13T16:00:00-04:00</text:p>
      <text:p text:style-name="P4">
Description: На Волинському, Поліському, Сіверському та Слобожанському напрямках оперативна обстанов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mbil.jpeg" text:style-name="Internet_20_link" text:visited-style-name="Visited_20_Internet_20_Link">
armbil.jpeg</text:a>
']</text:p>
      <text:p text:style-name="P4">
Tags: ['STOPRUSSIA', 'АРМІЯ БІЛОРУСІ', 'ГШ ЗСУ', 'РАНКОВЕ ЗВЕДЕННЯ']</text:p>
      <text:p text:style-name="P4">
Category: News</text:p>
      <!--METADATA-->
      <text:p text:style-name="P4">
<draw:frame draw:style-name="fr1" draw:name="Image18" text:anchor-type="as-char" svg:width="6.9236in" svg:height="4.330592in" draw:z-index="0">
<draw:image xlink:href="../Images/AРМІЯINFORM/2023-04-13T16-00-00-04-00/armbil.jpeg" xlink:type="simple" xlink:show="embed" xlink:actuate="onLoad" draw:mime-type="image/jpeg"/>
</draw:frame>
</text:p>
      <text:p text:style-name="P4">
На Волинському, Поліському, Сіверському та Слобожанському напрямках оперативнаобстановка без суттєвих змін. Визначені підрозділи територіальних військзбройних сил російської федерації продовжують перебувати на територіїреспубліки білорусь. Триває комплексна перевірка бойової готовності збройнихсил республіки білорусь. Окремі з’єднання та частини приведені у вищі ступенібойової готовності. Доукомплектування підрозділів, які залучаються доперевірки, здійснено за рахунок призову військовослужбовців запасу,<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Ворог і надалі зберігає військову присутність у прикордонних з Україноюрайонах Курської та Бєлгородської областей, продовжує здійснювати інженернеобладнання місцевості.</text:p>
      <text:p text:style-name="P4">
Source: <text:a xlink:type="simple" xlink:href="https://armyinform.com.ua/2023/04/13/kompleksna-perevirka-bojovoyi-gotovnosti-biloruskoyi-armiyi-tryvaye/" text:style-name="Internet_20_link" text:visited-style-name="Visited_20_Internet_20_Link">
https://armyinform.com.ua/2023/04/13/kompleksna-perevirka-bojovoyi-gotovnosti-biloruskoyi-armiyi-tryvaye/</text:a>
</text:p>
      <!--NEWS-->
      <text:h text:style-name="P10" text:outline-level="1">
<text:span text:style-name="T4">
Протягом доби наші воїни відбили 45 атак противника</text:span>
</text:h>
      <text:p text:style-name="P4">
Author: ['АРМІЯINFORM']</text:p>
      <text:p text:style-name="P4">
Time: 2023-04-13T17:00:00-04:00</text:p>
      <text:p text:style-name="P4">
Description: Протягом минулої доби противник завдав 2 ракетні та 32 авіаційні удари,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ijna-2.jpg" text:style-name="Internet_20_link" text:visited-style-name="Visited_20_Internet_20_Link">
vijna-2.jpg</text:a>
']</text:p>
      <text:p text:style-name="P4">
Tags: ['STOPRUSSIA', 'ВІЙНА', 'ВТОРГНЕННЯ РФ', 'ГШ ЗСУ', 'ХРОНІКА ОБОРОНИ']</text:p>
      <text:p text:style-name="P4">
Category: News</text:p>
      <!--METADATA-->
      <text:p text:style-name="P4">
<draw:frame draw:style-name="fr1" draw:name="Image19" text:anchor-type="as-char" svg:width="6.9236in" svg:height="4.615733in" draw:z-index="0">
<draw:image xlink:href="../Images/AРМІЯINFORM/2023-04-13T17-00-00-04-00/vijna-2.jpg" xlink:type="simple" xlink:show="embed" xlink:actuate="onLoad" draw:mime-type="image/jpeg"/>
</draw:frame>
 <text:span text:style-name="T4">
🔥Ситуація щодо російського вторгнення</text:span>
</text:p>
      <text:p text:style-name="P4">
Протягом минулої доби противник завдав 2 ракетні та 32 авіаційні удари,здійснив понад 40 обстрілів з реактивних систем залпового вогню по позиціяхнаших військ та цивільній інфраструктурі населених пунктів, є загиблі іпоранені серед цивільних громадян. 2 російські ракети, випущені із ЗРК С-300,влучили в об’єкти цивільної інфраструктури міста Слов’янськ,<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Російська федерація продовжує нехтувати законами та звичаями війни, томуймовірність завдавання ракетних та авіаційних ударів і надалі залишаєтьсявисокою по всій території України.</text:p>
      <text:p text:style-name="P4">
Незважаючи на численні втрати в техніці та живій силі, окупанти продовжуютьзосереджувати основні зусилля на веденні наступальних дій на Лиманському,Бахмутському, Авдіївському та Мар’їнському напрямках. Протягом доби, завдякимужності кожного воїна, було відбито понад 45 атак противника.</text:p>
      <text:p text:style-name="P4">
Source: <text:a xlink:type="simple" xlink:href="https://armyinform.com.ua/2023/04/13/protyagom-doby-nashi-voyiny-vidbyly-45-atak-protyvnyka/" text:style-name="Internet_20_link" text:visited-style-name="Visited_20_Internet_20_Link">
https://armyinform.com.ua/2023/04/13/protyagom-doby-nashi-voyiny-vidbyly-45-atak-protyvnyka/</text:a>
</text:p>
      <!--NEWS-->
      <text:h text:style-name="P10" text:outline-level="1">
<text:span text:style-name="T4">
Найзапекліші бої точаться за Мар’їнку</text:span>
</text:h>
      <text:p text:style-name="P4">
Author: ['АРМІЯINFORM']</text:p>
      <text:p text:style-name="P4">
Time: 2023-04-13T18:00:00-04:00</text:p>
      <text:p text:style-name="P4">
Description: На Авдіївському та Мар’їнському напрямках противник вів безуспішні наступальні дії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jovi-diyi-2.jpg" text:style-name="Internet_20_link" text:visited-style-name="Visited_20_Internet_20_Link">
bojovi-diyi-2.jpg</text:a>
']</text:p>
      <text:p text:style-name="P4">
Tags: ['STOPRUSSIA', 'АГРЕСІЯ РФ', 'ВІЙНА', 'ВТОРГНЕННЯ РФ', 'ГШ ЗСУ', 'ХРОНІКА ОБОРОНИ']</text:p>
      <text:p text:style-name="P4">
Category: News</text:p>
      <!--METADATA-->
      <text:p text:style-name="P4">
<draw:frame draw:style-name="fr1" draw:name="Image20" text:anchor-type="as-char" svg:width="6.9236in" svg:height="3.894525in" draw:z-index="0">
<draw:image xlink:href="../Images/AРМІЯINFORM/2023-04-13T18-00-00-04-00/bojovi-diyi-2.jpg" xlink:type="simple" xlink:show="embed" xlink:actuate="onLoad" draw:mime-type="image/jpeg"/>
</draw:frame>
<text:span text:style-name="T4">
🔥 Ситуація щодо російського вторгнення</text:span>
</text:p>
      <text:p text:style-name="P4">
На Авдіївському та Мар’їнському напрямках противник вів безуспішні наступальнідії в районах населених пунктів Сєверне, Мар’їнка, Побєда, НовомихайлівкаДонецької області. Найзапекліші бої тривають за Мар’їнку. В той же час ворожихобстрілів зазнали Керамік, Новокалинове, Красногорівка, Степове, Авдіївка,Тоненьке, Сєверне, Водяне, Первомайське, Нетайлове, Невельське, Карлівка,Георгіївка, Мар’їнка та Побєда Донецької області,<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На Бахмутському напрямку ворог продовжує вести наступальні дії, намагаєтьсявзяти під повний контроль місто Бахмут, бої тривають. Протягом минулої добипротивник вів безуспішні наступальні дії в районі північніше населеного пунктуХромове та біля Богданівки і Предтечиного. Від ворожих обстрілів постраждалиВасюківка, Оріхово-Василівка, Новомаркове, Григорівка, Богданівка, Бахмут,Іванівське, Новодмитрівка, Курдюмівка, Дружба, Північне та Залізне Донецькоїобласті.</text:p>
      <text:p text:style-name="P4">
На Шахтарському напрямку протягом доби, що минула, ворог наступальних дій непроводив. Здійснив обстріли населених пунктів Новомихайлівка, Шахтарське,Новоукраїнка, Велика Новосілка, Вугледар та Пречистівка Донецької області.</text:p>
      <text:p text:style-name="P4">
Source: <text:a xlink:type="simple" xlink:href="https://armyinform.com.ua/2023/04/13/najzapeklishi-boyi-tryvayut-za-maryinku/" text:style-name="Internet_20_link" text:visited-style-name="Visited_20_Internet_20_Link">
https://armyinform.com.ua/2023/04/13/najzapeklishi-boyi-tryvayut-za-maryinku/</text:a>
</text:p>
      <!--NEWS-->
      <text:h text:style-name="P10" text:outline-level="1">
<text:span text:style-name="T4">
Zaporizka Oblast(00:19). Red Alert: aerial threat. Sirens sounding. Take cover now!</text:span>
</text:h>
      <text:p text:style-name="P4">
Authors: liveuamap (Language: en)</text:p>
      <text:p text:style-name="P4">
Time: 2023-04-13T18:19:00</text:p>
      <text:p text:style-name="P4">
Location: Zaporizka Oblast (Latitude:47.612591 Longtitude:35.764181)</text:p>
      <text:p text:style-name="P4">
Videos: []</text:p>
      <text:p text:style-name="P4">
Images: []</text:p>
      <text:p text:style-name="P4">
Tags: ["Europe", "Central and Eastern Europe"]</text:p>
      <text:p text:style-name="P4">
ID: 22555939</text:p>
      <!--METADATA-->
      <text:p text:style-name="P4">
Zaporizka Oblast(00:19). Red Alert: aerial threat. Sirens sounding. Take covernow!</text:p>
      <text:p text:style-name="P4">
News Collection Link: <text:a xlink:type="simple" xlink:href="https://liveuamap.com/en/2023/13-april-zaporizka-oblast0019-red-alert-aeriag" text:style-name="Internet_20_link" text:visited-style-name="Visited_20_Internet_20_Link">
https://liveuamap.com/en/2023/13-april-zaporizka-oblast0019-red-alert-aeriag</text:a>
</text:p>
      <text:p text:style-name="P4">
Source: <text:a xlink:type="simple" xlink:href="https://t.me/air_alert_ua/43026" text:style-name="Internet_20_link" text:visited-style-name="Visited_20_Internet_20_Link">
https://t.me/air_alert_ua/43026</text:a>
</text:p>
      <!--NEWS-->
      <text:h text:style-name="P10" text:outline-level="1">
<text:span text:style-name="T4">
Окупанти посилили фільтраційні заходи на тимчасово захоплених територіях</text:span>
</text:h>
      <text:p text:style-name="P4">
Author: ['АРМІЯINFORM']</text:p>
      <text:p text:style-name="P4">
Time: 2023-04-13T19:00:00-04:00</text:p>
      <text:p text:style-name="P4">
Description: Російські окупанти продовжують посилювати контррозвідувальний режим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jpg" text:style-name="Internet_20_link" text:visited-style-name="Visited_20_Internet_20_Link">
okupant.jpg</text:a>
']</text:p>
      <text:p text:style-name="P4">
Tags: ['STOPRUSSIA', 'АГРЕСІЯ РФ', 'ВТОРГНЕННЯ РФ']</text:p>
      <text:p text:style-name="P4">
Category: News</text:p>
      <!--METADATA-->
      <text:p text:style-name="P4">
<draw:frame draw:style-name="fr1" draw:name="Image21" text:anchor-type="as-char" svg:width="6.9236in" svg:height="3.893007in" draw:z-index="0">
<draw:image xlink:href="../Images/AРМІЯINFORM/2023-04-13T19-00-00-04-00/okupant.jpg" xlink:type="simple" xlink:show="embed" xlink:actuate="onLoad" draw:mime-type="image/jpeg"/>
</draw:frame>
</text:p>
      <text:p text:style-name="P4">
Російські окупанти продовжують посилювати контррозвідувальний режим натимчасово окупованих територіях. У населеному пункті Графське Волноваськогорайону Донецької області та навколо збільшилась кількість блокпостів тапатрулів. На блокпостах ворог активно проводить фільтраційні заходи щодомісцевого населення,<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Дещо схожа ситуація у Благодатному Донецької області. Побоюючись витокуінформації про місця розташування підрозділів окупантів, загарбники сталиобмежувати певні маршрути руху таксистам, в’їзд місцевим жителям дозволеновиключно за наявності реєстрації.</text:p>
      <text:p text:style-name="P4">
Source: <text:a xlink:type="simple" xlink:href="https://armyinform.com.ua/2023/04/13/okupanty-posylyly-filtraczijni-zahody-na-tymchasovo-zahoplenyh-terytoriyah/" text:style-name="Internet_20_link" text:visited-style-name="Visited_20_Internet_20_Link">
https://armyinform.com.ua/2023/04/13/okupanty-posylyly-filtraczijni-zahody-na-tymchasovo-zahoplenyh-terytoriyah/</text:a>
</text:p>
      <!--NEWS-->
      <text:h text:style-name="P10" text:outline-level="1">
<text:span text:style-name="T4">
Сили оборони за добу ліквідували понад 500 окупантів, знищили 10 ББМ і 7 артсистем</text:span>
</text:h>
      <text:p text:style-name="P4">
Author: ['АРМІЯINFORM']</text:p>
      <text:p text:style-name="P4">
Time: 2023-04-13T20:00:00-04:00</text:p>
      <text:p text:style-name="P4">
Description: Загальні бойові втрати противника з 24.02.22 по 13.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36a23d-c219-4281-b646-f74c02b08998-scaled.jpg" text:style-name="Internet_20_link" text:visited-style-name="Visited_20_Internet_20_Link">
1936a23d-c219-4281-b646-f74c02b08998-scaled.jpg</text:a>
']</text:p>
      <text:p text:style-name="P4">
Tags: ['STOPRUSSIA', 'АГРЕСІЯ РФ', 'ВТОРГНЕННЯ РФ', 'ВТРАТИ ВОРОГА', 'ГШ ЗСУ']</text:p>
      <text:p text:style-name="P4">
Category: News</text:p>
      <!--METADATA-->
      <text:p text:style-name="P4">
<draw:frame draw:style-name="fr1" draw:name="Image22" text:anchor-type="as-char" svg:width="6.9236in" svg:height="6.952448in" draw:z-index="0">
<draw:image xlink:href="../Images/AРМІЯINFORM/2023-04-13T20-00-00-04-00/1936a23d-c219-4281-b646-f74c02b08998-scaled.jpg" xlink:type="simple" xlink:show="embed" xlink:actuate="onLoad" draw:mime-type="image/jpeg"/>
</draw:frame>
</text:p>
      <text:p text:style-name="P4">
Загальні бойові втрати противника з 24.02.22 по 13.04.23 орієнтовностановлять:</text:p>
      <ul>
        <li>
<text:span text:style-name="T4">
особового складу ‒</text:span>
 180590 (+540) осіб ліквідовано  * <text:span text:style-name="T4">
танків ‒</text:span>
 3646 (0)  * <text:span text:style-name="T4">
бойових броньованих машин ‒</text:span>
 7053 (+10)  * <text:span text:style-name="T4">
артилерійських систем ‒</text:span>
 2777 (+7)  * <text:span text:style-name="T4">
РСЗВ ‒</text:span>
 535 (0)  * <text:span text:style-name="T4">
засоби ППО ‒</text:span>
 283 (+1)  * <text:span text:style-name="T4">
літаків ‒</text:span>
 307 (0)  * <text:span text:style-name="T4">
гелікоптерів ‒</text:span>
 293 (0)  * <text:span text:style-name="T4">
БПЛА оперативно-тактичного рівня ‒</text:span>
 2339 (+5)  * <text:span text:style-name="T4">
крилаті ракети ‒</text:span>
 911 (0)  * <text:span text:style-name="T4">
кораблі / катери ‒</text:span>
 18 (0)  * <text:span text:style-name="T4">
автомобільної техніки та автоцистерн ‒</text:span>
 5637 (+7)  * <text:span text:style-name="T4">
спеціальна техніка ‒</text:span>
 320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3.04.23.</text:p>
      <text:p text:style-name="P4">
Source: <text:a xlink:type="simple" xlink:href="https://armyinform.com.ua/2023/04/13/syly-oborony-za-dobu-likviduvaly-ponad-500-okupantiv-znyshhyly-10-bbm-i-7-artsystem/" text:style-name="Internet_20_link" text:visited-style-name="Visited_20_Internet_20_Link">
https://armyinform.com.ua/2023/04/13/syly-oborony-za-dobu-likviduvaly-ponad-500-okupantiv-znyshhyly-10-bbm-i-7-artsystem/</text:a>
</text:p>
      <!--NEWS-->
      <text:h text:style-name="P10" text:outline-level="1">
<text:span text:style-name="T4">
Рівно рік тому Військово-Морські Сили ЗСУ переписали вікову історію — Олексій Резніков</text:span>
</text:h>
      <text:p text:style-name="P4">
Author: ['АРМІЯINFORM']</text:p>
      <text:p text:style-name="P4">
Time: 2023-04-13T21:00:00-04:00</text:p>
      <text:p text:style-name="P4">
Description: Влучним ударом українських ракет «Нептун» було уражено той самий «русский военны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923509_3472349713041630_8580056637537206316_n.jpg" text:style-name="Internet_20_link" text:visited-style-name="Visited_20_Internet_20_Link">
340923509_3472349713041630_8580056637537206316_n.jpg</text:a>
']</text:p>
      <text:p text:style-name="P4">
Tags: ['STOPRUSSIA', 'ВМС ЗСУ', 'ОЛЕКСІЙ РЕЗНІКОВ']</text:p>
      <text:p text:style-name="P4">
Category: News</text:p>
      <!--METADATA-->
      <text:p text:style-name="P4">
<draw:frame draw:style-name="fr1" draw:name="Image23" text:anchor-type="as-char" svg:width="6.9236in" svg:height="4.183008in" draw:z-index="0">
<draw:image xlink:href="../Images/AРМІЯINFORM/2023-04-13T21-00-00-04-00/340923509_3472349713041630_8580056637537206316_n.jpg" xlink:type="simple" xlink:show="embed" xlink:actuate="onLoad" draw:mime-type="image/jpeg"/>
</draw:frame>
</text:p>
      <text:p text:style-name="P4">
Влучним ударом українських ракет «Нептун» було уражено той самий «русскийвоенный корабль» — флагман чорноморського флоту рф ракетний крейсер «москва»,який наступної доби затонув.</text:p>
      <text:p text:style-name="P4">
Настрій річної давнини<text:a xlink:type="simple" xlink:href="https://www.facebook.com/reznikovoleksii/posts/pfbid02XwZfGTxYvW4kajJJTf1bqayNLh9P4gWW4NMAmC7Hew6TrJGoqGJgEXXe5oYRKiQrl" text:style-name="Internet_20_link" text:visited-style-name="Visited_20_Internet_20_Link">
згадав</text:a>
Міністр оборони України Олексій Резніков.</text:p>
      <text:p text:style-name="P4">
«Подія була настільки надихаючою і водночас неймовірною, що багатьом здавалося— це не може бути правдою. Адже востаннє росія втрачала свій флагман понадсторіччя тому», — зазначив він.</text:p>
      <text:p text:style-name="P4">
Наші воїни, за словами Олексія Резнікова, зробили, здавалося б, неможливе. Іце змінило хід історії. Бо розпочалася ланцюгова реакція. Це був останній деньдомінування російського флоту на Чорному морі.</text:p>
      <text:p text:style-name="P4">
« <text:span text:style-name="T4">
По-перше</text:span>
 , успішне використання українських ракет на таку відстаньпереконало партнерів, що немає сенсу зволікати з передачею ракет Harpoon.</text:p>
      <text:p text:style-name="P4">
<text:span text:style-name="T4">
По-друге</text:span>
 , як тільки були отримані ракети Harpoon, команда віцеадміралаОлексія Неїжпапи успішно застосувала і їх. У підсумку — це призвело до втечіросійських окупантів з острову Зміїний, яку вони назвали «жестом доброї волі».</text:p>
      <text:p text:style-name="P4">
<text:span text:style-name="T4">
По-третє</text:span>
 , звільнення Зміїного дозволило відкрити «зерновий коридор». Світотримав нашу продукцію, Україна отримала ресурси для оборони. Якщо б не булознищено «москву», досягти цього результату було б неможливо.</text:p>
      <text:p text:style-name="P4">
У підсумку російський флот змушений ховатися на південь і схід від Криму.Кремлівські мрії про десант на Одесу залишилися в минулому. Тепер росіяни хібащо можуть боягузливо обстрілювати мирних громадян з повітря», — наголосивглава оборонного відомства України.</text:p>
      <text:p text:style-name="P4">
Олексій Резніков підсумував: головний висновок з цієї історії — це наша країнаі нам вирішувати, як її захищати. Навіть, якщо хтось досі дбає про «обличчякремля».</text:p>
      <text:p text:style-name="P4">
«Доведено у бойових умовах, що зброя «made in Ukraine» здатна впоратися знайскладнішими завданнями і захищати на рівні з найкращими розробкамипартнерів. Розвиток українського ВПК є пріоритетом, бо це елемент нашоїнезалежності.</text:p>
      <text:p text:style-name="P4">
Наш успіх на полі бою — це запорука того, що нас підтримають», — переконанийвін.</text:p>
      <text:p text:style-name="P4">
Тож зараз найважливіше, як зазначив очільник Міністерства оборони України, це— підтримувати наших захисників і захисниць, зберігати єдність, крок за крокомйти до мети. Перемога неминуча.</text:p>
      <text:p text:style-name="P4">
«Впевнений, що після нашої перемоги «москва» стане однією з найпопулярнішихлокацій для дайверів. А туристи зі всього світу будуть в українському Кримупіднімати келихи фантастичного кримського вина під хороший тост — «заросійський воєнний флот — до дна!» — резюмував Олексій Резніков.</text:p>
      <text:p text:style-name="P4">
Source: <text:a xlink:type="simple" xlink:href="https://armyinform.com.ua/2023/04/13/rivno-rik-tomu-vijskovo-morski-syly-zsu-perepysaly-vikovu-istoriyu-oleksij-reznikov/" text:style-name="Internet_20_link" text:visited-style-name="Visited_20_Internet_20_Link">
https://armyinform.com.ua/2023/04/13/rivno-rik-tomu-vijskovo-morski-syly-zsu-perepysaly-vikovu-istoriyu-oleksij-reznikov/</text:a>
</text:p>
      <!--NEWS-->
      <text:h text:style-name="P10" text:outline-level="1">
<text:span text:style-name="T4">
У Бухаресті розпочинає роботу Перша Чорноморська безпекова конференція</text:span>
</text:h>
      <text:p text:style-name="P4">
Author: ['АРМІЯINFORM']</text:p>
      <text:p text:style-name="P4">
Time: 2023-04-13T22:00:00-04:00</text:p>
      <text:p text:style-name="P4">
Description: Сьогодні, 13 квітня, у Бухаресті стартувала Перша Чорноморська безпекова конферен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g-image.png" text:style-name="Internet_20_link" text:visited-style-name="Visited_20_Internet_20_Link">
og-image.png</text:a>
']</text:p>
      <text:p text:style-name="P4">
Tags: ['STOPRUSSIA', 'АГРЕСІЯ РФ', 'КРИМСЬКА МІЖНАРОДНА ПЛАТФОРМА', 'ПЕРША ЧОРНОМОРСЬКА БЕЗПЕКОВА КОНФЕРЕНЦІЯ']</text:p>
      <text:p text:style-name="P4">
Category: News</text:p>
      <!--METADATA-->
      <text:p text:style-name="P4">
<draw:frame draw:style-name="fr1" draw:name="Image24" text:anchor-type="as-char" svg:width="6.9236in" svg:height="3.63489in" draw:z-index="0">
<draw:image xlink:href="../Images/AРМІЯINFORM/2023-04-13T22-00-00-04-00/og-image.png" xlink:type="simple" xlink:show="embed" xlink:actuate="onLoad" draw:mime-type="image/png"/>
</draw:frame>
</text:p>
      <text:p text:style-name="P4">
Сьогодні, 13 квітня, у Бухаресті стартувала Перша Чорноморська безпековаконференція Міжнародної Кримської платформи,<text:a xlink:type="simple" xlink:href="https://www.kmu.gov.ua/events/13-kvitnia-ukraina-ta-rumuniia-provedut-u-bukharesti-pershu-chornomorsku-bezpekovu-konferentsiiu-mizhnarodnoi-krymskoi-platformy" text:style-name="Internet_20_link" text:visited-style-name="Visited_20_Internet_20_Link">
повідомляє</text:a>
 Урядовий портал.</text:p>
      <text:p text:style-name="P4">
Захід організований за участі МЗС України та Міністерства оборони України упартнерстві з Центром оборонних стратегій України спільно з МЗС Румунії таМіністерством національної оборони Румунії .</text:p>
      <text:p text:style-name="P4">
«Перша конференція з питань безпеки Чорного моря під егідою Кримськоїміжнародної платформи представляє важливу можливість оцінити багатовимірнийвплив російської агресивної війни та має на меті обговорити разом з державамирегіону та міжнародними партнерами рішення щодо безпеки Чорного моря», —<text:a xlink:type="simple" xlink:href="https://mae.ro/node/61626" text:style-name="Internet_20_link" text:visited-style-name="Visited_20_Internet_20_Link">
зазначили</text:a>
 в МЗС Румунії.</text:p>
      <text:p text:style-name="P4">
На конференції будуть присутні іноземні делегації з-понад 20 держав таміжнародних організацій на рівні міністрів, державних секретарів та іншихвисоких посадових осіб.</text:p>
      <text:p text:style-name="P4">
<text:a xlink:type="simple" xlink:href="https://armyinform.com.ua/2021/09/10/dmytro-kuleba-krymska-platforma-cze-novyj-instrument-yakyj-formuye-arhitekturu-regionalnoyi-i-globalnoyi-bezpeky/" text:style-name="Internet_20_link" text:visited-style-name="Visited_20_Internet_20_Link">
Кримська міжнародна платформа</text:a>
 — ініціатива України, започаткована уКиєві 23 серпня 2021 року, спрямована на посилення політики невизнаннянезаконної анексії Кримського півострова російською федерацією.</text:p>
      <text:p text:style-name="P4">
Source: <text:a xlink:type="simple" xlink:href="https://armyinform.com.ua/2023/04/13/u-buharesti-rozpochynaye-robotu-persha-chornomorska-bezpekova-konferencziya/" text:style-name="Internet_20_link" text:visited-style-name="Visited_20_Internet_20_Link">
https://armyinform.com.ua/2023/04/13/u-buharesti-rozpochynaye-robotu-persha-chornomorska-bezpekova-konferencziya/</text:a>
</text:p>
      <!--NEWS-->
      <text:h text:style-name="P10" text:outline-level="1">
<text:span text:style-name="T4">
Катастрофічну втрату рейтингу моспатріархат компенсує аґресивною поведінкою</text:span>
</text:h>
      <text:p text:style-name="P4">
Author: ['АРМІЯINFORM']</text:p>
      <text:p text:style-name="P4">
Time: 2023-04-13T63:00:00-04:00</text:p>
      <text:p text:style-name="P4">
Description: Внаслідок широкомасштабної війни, розв’язаною росією проти України, упц мп швидко втрач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4582069986313442_y.jpg" text:style-name="Internet_20_link" text:visited-style-name="Visited_20_Internet_20_Link">
photo_5314582069986313442_y.jpg</text:a>
']</text:p>
      <text:p text:style-name="P4">
Tags: ['ВТОРГНЕННЯ РФ', 'МОСПАТРІАРХАТ', 'РЕЛІГІЯ']</text:p>
      <text:p text:style-name="P4">
Category: News</text:p>
      <!--METADATA-->
      <text:p text:style-name="P4">
<draw:frame draw:style-name="fr1" draw:name="Image25" text:anchor-type="as-char" svg:width="6.9236in" svg:height="4.298402in" draw:z-index="0">
<draw:image xlink:href="../Images/AРМІЯINFORM/2023-04-13T63-00-00-04-00/photo_5314582069986313442_y.jpg" xlink:type="simple" xlink:show="embed" xlink:actuate="onLoad" draw:mime-type="image/jpeg"/>
</draw:frame>
</text:p>
      <text:p text:style-name="P4">
Внаслідок широкомасштабної війни, розв’язаною росією проти України, упц мпшвидко втрачає авторитет посеред українців, але намагається зупинити цейпроцес агресивними діями.</text:p>
      <text:p text:style-name="P4">
Про це в інтерв’ю АрміяІnform<text:a xlink:type="simple" xlink:href="https://armyinform.com.ua/2023/04/13/diyalnist-mospatriarhatu-v-ukrayini-obyektyvno-ye-zagrozoyu-naczbezpeczi-nashoyi-krayiny-profesor-oleksandr-sagan/" text:style-name="Internet_20_link" text:visited-style-name="Visited_20_Internet_20_Link">
розповів</text:a>
завідувач відділення релігієзнавства Інституту філософії імені Г. С. СковородиНАН України, доктор філософських наук, професор Олександр Саган.</text:p>
      <text:p text:style-name="P4">
«Широкомасштабне вторгнення і ракети, які падають на наші міста й села, атакож проповіді московського патріарха кірілла, в яких він не лише підтримуєвійну, але й фактично закликає знищувати українців (за це він навіть обіцяє«відпущення гріхів» і потрапляння в рай), суттєво змінили ставлення багатьохукраїнських віруючих до московського патріархату. Соціологи стверджують, щорівень підтримки упц мп зменшився з 15% (до широкомасштабного вторгнення) до4% (станом на квітень 2022 року), — зазначив він.</text:p>
      <text:p text:style-name="P4">
За його словами, водночас в Україні суттєво побільшало прихильників ідеїрозриву зв’язків упц мп із московським патріархатом. Так, у березні 2022-го їїпідтримувало 63% опитаних, а в квітні цього року — вже 74% (соціологічнедослідження групи «Рейтинг»).</text:p>
      <text:p text:style-name="P4">
«Керівництво упц мп намагається компенсувати таке катастрофічне падіннярейтингу церкви своєю аґресивною поведінкою та звинуваченням держави Україна внібито „рейдерських захопленнях“ храмів. Робиться багато заяв, особливо дляіноземних ЗМІ, в яких перекручують очевидні факти чи маніпулюють ними», —сказав Олександр Саган.</text:p>
      <text:p text:style-name="P4">
Source: <text:a xlink:type="simple" xlink:href="https://armyinform.com.ua/2023/04/13/katastrofichnu-vtratu-rejtyngu-mospatriarhat-kompensuye-agresyvnoyu-povedinkoyu/" text:style-name="Internet_20_link" text:visited-style-name="Visited_20_Internet_20_Link">
https://armyinform.com.ua/2023/04/13/katastrofichnu-vtratu-rejtyngu-mospatriarhat-kompensuye-agresyvnoyu-povedinkoyu/</text:a>
</text:p>
      <!--NEWS-->
      <text:h text:style-name="P10" text:outline-level="1">
<text:span text:style-name="T4">
Треба говорити про геноцид, який росія здійснює щодо українського народу — Ганна Маляр</text:span>
</text:h>
      <text:p text:style-name="P4">
Author: ['Андрій Агєєв']</text:p>
      <text:p text:style-name="P4">
Time: 2023-04-13T92:00:00-04:00</text:p>
      <text:p text:style-name="P4">
Description: —Тут головне, що є свідчення вчинення агресії російської федерації, а це вже міжнарод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golovna_malyar.jpg" text:style-name="Internet_20_link" text:visited-style-name="Visited_20_Internet_20_Link">
golovna_malyar.jpg</text:a>
']</text:p>
      <text:p text:style-name="P4">
Tags: ['STOPRUSSIA', 'АГРЕСІЯ РФ', 'ВОЄННІ ЗЛОЧИНИ', 'ВТОРГНЕННЯ РФ', 'ГАННА МАЛЯР']</text:p>
      <text:p text:style-name="P4">
Category: News</text:p>
      <!--METADATA-->
      <text:p text:style-name="P4">
<draw:frame draw:style-name="fr1" draw:name="Image26" text:anchor-type="as-char" svg:width="6.9236in" svg:height="4.615733in" draw:z-index="0">
<draw:image xlink:href="../Images/AРМІЯINFORM/2023-04-13T92-00-00-04-00/golovna_malyar.jpg" xlink:type="simple" xlink:show="embed" xlink:actuate="onLoad" draw:mime-type="image/jpeg"/>
</draw:frame>
</text:p>
      <text:p text:style-name="P4">
—Тут головне, що є свідчення вчинення агресії російської федерації, а це вжеміжнародний злочин і похідні від нього — воєнні злочини, злочини протилюдяності, зрештою, тут треба говорити про геноцид, який здійснює сьогодніросійська федерація по відношенню до українського народу. І за всі ці злочинимає бути міжнародна правова оцінка, — повідомила сьогодні в ефірі єдиногоінформаційного телемарафону заступник Міністра оборони України Ганна Маляр,коментуючи відео про страшну страту українського військовослужбовця російськимокупантами.</text:p>
      <text:p text:style-name="P4">
Акцентуючи увагу на тому, чому це відео було поширено саме зараз, хоча чітковидно, що робили його в літню пору року, заступник МО України підкреслила, щойого автори чи замовники ймовірно мали на меті залякати нас, українців.</text:p>
      <text:p text:style-name="P4">
— Хоча складно уявити, чим нас ще можна залякати після року широкомасштабноговторгнення росії в Україну. Це також може бути боротьба в середині російськихсилових еліт. І зараз ми маємо припущення, представники якого саме підрозділумогли вчинити подібну страту. Таким чином вони просто один одного топлять,видаючи на публіку такі звірства. Судячи з усього, люди, які це робили навідео, робили це не вперше. Можливо, я назву страшні речі, та фігурантиотримують від цього певне задоволення. Вони можуть це знімати, щоби потімпереглядати і самостверджуватися, або для доповіді командирам у формі звітупро виконану роботу, — зазначила Маляр.</text:p>
      <text:p text:style-name="P4">
Вона також наголосила, що добре, коли подібні злочини не залишаються гетьприхованими. Бо якби не було цього відео, з великою ймовірністю ми би вже недізнались ніколи, що таке могло статися.</text:p>
      <text:p text:style-name="P4">
— Ми маємо дуже великий шанс на міжнародному рівні засудити людей, які цейзлочин вчиняли. Безумовно, ми можемо це зробити на власному національномурівні, наші суди і правоохоронні органи спроможні зробити це фахово. Тапитання тут в іншому, як світ це оцінює. Річ у тому, що це не злочин вчиненийв середині нашої країни, нашими ж громадянами. Тут головне — що є вчиненняагресії російської федерації на нашій території — а це вже міжнародний злочині похідні від нього — воєнні злочини, злочини проти людяності. Зрештою, туттреба говорити про геноцид, який здійснює сьогодні російська федерація повідношенню до українського народу.</text:p>
      <text:p text:style-name="P4">
Варто нагадати, що після Нюрнберзького процесу не було у світі вироків заагресію. Тому важливо, аби нарешті в міжнародної спільноти була політична воляі консолідація за такий злочин притягати винуватців до відповідальності, абине розв’язувати руки іншим державам, у яких теж можуть бути подібнізагарбницькі амбіції фюрера, які є не лише в російської федерації.</text:p>
      <text:p text:style-name="P4">
Source: <text:a xlink:type="simple" xlink:href="https://armyinform.com.ua/2023/04/13/treba-govoryty-pro-genoczyd-yakyj-zdijsnyuye-sogodni-rosijska-federacziya-po-vidnoshennyu-do-ukrayinskogo-narodu-ganna-malyar/" text:style-name="Internet_20_link" text:visited-style-name="Visited_20_Internet_20_Link">
https://armyinform.com.ua/2023/04/13/treba-govoryty-pro-genoczyd-yakyj-zdijsnyuye-sogodni-rosijska-federacziya-po-vidnoshennyu-do-ukrayinskogo-narodu-ganna-malyar/</text:a>
</text:p>
      <!--NEWS-->
      <text:h text:style-name="P10" text:outline-level="1">
<text:span text:style-name="T4">
Денис Шмигаль: У 2023 році на проєкти швидкої відбудови потрібно $14 млрд</text:span>
</text:h>
      <text:p text:style-name="P4">
Author: ['АРМІЯINFORM']</text:p>
      <text:p text:style-name="P4">
Time: 2023-04-13T94:00:00-04:00</text:p>
      <text:p text:style-name="P4">
Description: 12 квітня Прем’єр-міністр України Денис Шмигаль взяв участь у круглому сто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310_820_360_0_0_auto.jpg" text:style-name="Internet_20_link" text:visited-style-name="Visited_20_Internet_20_Link">
thumb_202310_820_360_0_0_auto.jpg</text:a>
']</text:p>
      <text:p text:style-name="P4">
Tags: ['STOPRUSSIA', 'АГРЕСІЯ РФ', 'СВІТ ПІДТРИМУЄ УКРАЇНУ']</text:p>
      <text:p text:style-name="P4">
Category: News</text:p>
      <!--METADATA-->
      <text:p text:style-name="P4">
<draw:frame draw:style-name="fr1" draw:name="Image27" text:anchor-type="as-char" svg:width="6.9236in" svg:height="4.610104in" draw:z-index="0">
<draw:image xlink:href="../Images/AРМІЯINFORM/2023-04-13T94-00-00-04-00/thumb_202310_820_360_0_0_auto.jpg" xlink:type="simple" xlink:show="embed" xlink:actuate="onLoad" draw:mime-type="image/jpeg"/>
</draw:frame>
</text:p>
      <text:p text:style-name="P4">
12 квітня Прем’єр-міністр України Денис Шмигаль взяв участь у круглому століміністерського рівня на підтримку України, який відбувається в межах SpringMeetings групи Світового банку та МВФ.</text:p>
      <text:p text:style-name="P4">
Захід відкрив онлайн-виступ Президента України Володимира Зеленського.</text:p>
      <text:p text:style-name="P4">
«Щоб люди поверталися в Україну, щоб агресор програвав не лише на полі бою, абуквально в усьому, нам потрібне погодження програми підтримки для покриттяпершочергових проектів швидкого відновлення», - наголосив Глава держави.</text:p>
      <text:p text:style-name="P4">
Зі свого боку Прем’єр-міністр України Денис Шмигаль підкреслив, що відновленняУкраїни розпочинається вже зараз і Уряд не буде для цього чекати завершеннявійни.</text:p>
      <text:p text:style-name="P4">
«У 2023 році на проекти швидкої відбудови потрібно $14 млрд. Ведемо перемовиниз партнерами, аби залучити всі необхідні кошти вже влітку цього року. Такзможемо виконати всі завдання в п’яти пріоритетних галузях відновлення», -відзначив очільник українського Уряду.</text:p>
      <text:p text:style-name="P4">
Денис Шмигаль також заявив, що довгострокова підтримка від міжнароднихпартнерів у розмірі 115 млрд доларів не тільки забезпечить фінансовустабільність в Україні, але і посилає чіткий сигнал росії, що союзники Українипідтримуватимуть нас стільки, скільки буде потрібно.</text:p>
      <text:p text:style-name="P4">
<text:span text:style-name="T4">
Джерело:</text:span>
 <text:span text:style-name="T5">
<text:a xlink:type="simple" xlink:href="https://www.kmu.gov.ua/news/denys-shmyhal-u-2023-rotsi-na-proekty-shvydkoi-vidbudovy-potribno-14-mlrd" text:style-name="Internet_20_link" text:visited-style-name="Visited_20_Internet_20_Link">
Урядовий портал</text:a>
</text:span>
</text:p>
      <text:p text:style-name="P4">
Source: <text:a xlink:type="simple" xlink:href="https://armyinform.com.ua/2023/04/13/denys-shmygal-u-2023-roczi-na-proekty-shvydkoyi-vidbudovy-potribno-14-mlrd/" text:style-name="Internet_20_link" text:visited-style-name="Visited_20_Internet_20_Link">
https://armyinform.com.ua/2023/04/13/denys-shmygal-u-2023-roczi-na-proekty-shvydkoyi-vidbudovy-potribno-14-mlrd/</text:a>
</text:p>
      <!--NEWS-->
      <text:h text:style-name="P10" text:outline-level="1">
<text:span text:style-name="T4">
На Донеччині окупанти звільняють місцевих лікарів та везуть медиків з рф</text:span>
</text:h>
      <text:p text:style-name="P4">
Author: ['АРМІЯINFORM']</text:p>
      <text:p text:style-name="P4">
Time: 2023-04-13T96:00:00-04:00</text:p>
      <text:p text:style-name="P4">
Description: До тимчасово захоплених районів Луганської області окупанти везуть лікарів з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vfev.webp" text:style-name="Internet_20_link" text:visited-style-name="Visited_20_Internet_20_Link">
fvfev.webp</text:a>
']</text:p>
      <text:p text:style-name="P4">
Tags: ['STOPRUSSIA', 'АГРЕСІЯ РФ', 'ВТОРГНЕННЯ РФ']</text:p>
      <text:p text:style-name="P4">
Category: News</text:p>
      <!--METADATA-->
      <text:p text:style-name="P4">
<draw:frame draw:style-name="fr1" draw:name="Image28" text:anchor-type="as-char" svg:width="6.9236in" svg:height="4.615733in" draw:z-index="0">
<draw:image xlink:href="../ConvertedIMGs/AРМІЯINFORM/2023-04-13T96-00-00-04-00/fvfev.png" xlink:type="simple" xlink:show="embed" xlink:actuate="onLoad" draw:mime-type="image/png"/>
</draw:frame>
Ілюстративне фото</text:p>
      <text:p text:style-name="P4">
До тимчасово захоплених районів Луганської області окупанти везуть лікарів зрф, замість звільненого місцевого медперсоналу.</text:p>
      <text:p text:style-name="P4">
У тимчасово захопленому Сніжному (Донецька область) окупанти звільнили 10медиків, які відмовились отримувати паспорт рф. Замість них у місто прислалилікарів із самари.</text:p>
      <text:p text:style-name="P4">
Нагадаємо, ворог продовжує переобладнувати цивільні лікарні під потребиокупаційних військ, але немає достатньої кількості лікарів. При цьому, попридефіцит лікарів, напередодні ще кілька цивільних лікарень на Сході Українивіддали на потреби терористичної організації «пвк вагнер».</text:p>
      <text:p text:style-name="P4">
<text:span text:style-name="T4">
Джерело:</text:span>
<text:a xlink:type="simple" xlink:href="https://sprotyv.mod.gov.ua/2023/04/13/na-donechchyni-okupanty-zavozyat-rosijskyh-likariv-zamist-zvilnenyh-misczevyh/" text:style-name="Internet_20_link" text:visited-style-name="Visited_20_Internet_20_Link">
 <text:span text:style-name="T5">
Центр національногоспротиву</text:span>
</text:a>
</text:p>
      <text:p text:style-name="P4">
Source: <text:a xlink:type="simple" xlink:href="https://armyinform.com.ua/2023/04/13/na-donechchyni-okupanty-zvilnyayut-misczevyh-likariv-ta-vezut-medykiv-z-rf/" text:style-name="Internet_20_link" text:visited-style-name="Visited_20_Internet_20_Link">
https://armyinform.com.ua/2023/04/13/na-donechchyni-okupanty-zvilnyayut-misczevyh-likariv-ta-vezut-medykiv-z-rf/</text:a>
</text:p>
      <!--NEWS-->
      <text:h text:style-name="P10" text:outline-level="1">
<text:span text:style-name="T4">
Міністерство оборони продовжує пошук ефективних моделей організації харчування ЗСУ: відбулася зустріч з ритейлерами</text:span>
</text:h>
      <text:p text:style-name="P4">
Author: ['АРМІЯINFORM']</text:p>
      <text:p text:style-name="P4">
Time: 2023-04-13T97:00:00-04:00</text:p>
      <text:p text:style-name="P4">
Description: Міністерство оборони України продовжує пошук рішень, направлених на забезпечення прозор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_foto-2-918x540-1.jpg" text:style-name="Internet_20_link" text:visited-style-name="Visited_20_Internet_20_Link">
golovne_foto-2-918x540-1.jpg</text:a>
']</text:p>
      <text:p text:style-name="P4">
Tags: ['ДЕРЖАВНІ ЗАКУПІВЛІ', 'МІНІСТЕРСТВО ОБОРОНИ УКРАЇНИ']</text:p>
      <text:p text:style-name="P4">
Category: News</text:p>
      <!--METADATA-->
      <text:p text:style-name="P4">
<draw:frame draw:style-name="fr1" draw:name="Image29" text:anchor-type="as-char" svg:width="6.9236in" svg:height="4.072706in" draw:z-index="0">
<draw:image xlink:href="../Images/AРМІЯINFORM/2023-04-13T97-00-00-04-00/golovne_foto-2-918x540-1.jpg" xlink:type="simple" xlink:show="embed" xlink:actuate="onLoad" draw:mime-type="image/jpeg"/>
</draw:frame>
 Ілюстративне фото</text:p>
      <text:p text:style-name="P4">
Міністерство оборони України продовжує пошук рішень, направлених назабезпечення прозорих процедур закупівель та ефективних моделей організаціїхарчування Збройних Сил України.  Отже, заступник Міністра оборони України Денис Шарапов разом з КомандуваннямСил Логістики Збройних Сил України провів зустріч із представниками великихторговельних мереж (ритейлерів).  Зокрема на зустрічі були присутні такі представники:  — від мережі продуктових магазинів «КОЛО» Олег Первушин та Марина Сергієнко;  — від мережі продуктових магазинів «АТБ-Маркет» Ольга Бучковська та ЄвгенійШабовта;  — від мережі продуктових магазинів «ВАРУС» Олександр Булгаков та КостянтинРомащенко;  — від мережі продуктових магазинів «АШАН» Алла Ковалевська та Руслан Дубас;  — від мережі продуктових магазинів «СІЛЬПО» (Fozzy Group) Ірина Дячук.  Під час зустрічі заступник Міністра оборони України Денис Шарапов висловивпозицію щодо важливості залучення ритейлерів до процесу організації йбезперебійного забезпечення харчуванням військовослужбовців.  Представники ритейлерів поінформували, що за чинних вимог забезпеченнялогістики продуктів, а саме за принципом гарантування доставки продуктів дочастин за їхньої постійної передислокації, — це є занадто ризикованим процесомдля мережевого бізнесу за теперішніх цін у МОУ.  Розуміючи важливість безперервного процесу харчування, сторони домовилисьвідпрацювати можливість проведення декількох пілотних проєктів, аби напрактиці проаналізувати напрями оптимізації процесу системи закупівель.  Сторони домовились обмінятись додатковими напрацюваннями та продовжити пошукефективних рішень за тиждень.</text:p>
      <text:p text:style-name="P4">
<text:span text:style-name="T4">
Джерело:</text:span>
 <text:a xlink:type="simple" xlink:href="https://www.mil.gov.ua/news/2023/04/13/ministerstvo-oboroni-prodovzhue-poshuk-efektivnih-modelej-organizaczii-harchuvannya-zsu-vidbulasya-zustrich-z-ritejlerami/" text:style-name="Internet_20_link" text:visited-style-name="Visited_20_Internet_20_Link">
<text:span text:style-name="T5">
Міністерство оборониУкраїни</text:span>
</text:a>
</text:p>
      <text:p text:style-name="P4">
Source: <text:a xlink:type="simple" xlink:href="https://armyinform.com.ua/2023/04/13/ministerstvo-oborony-prodovzhuye-poshuk-efektyvnyh-modelej-organizacziyi-harchuvannya-zsu-vidbulasya-zustrich-z-ritejleramy/" text:style-name="Internet_20_link" text:visited-style-name="Visited_20_Internet_20_Link">
https://armyinform.com.ua/2023/04/13/ministerstvo-oborony-prodovzhuye-poshuk-efektyvnyh-modelej-organizacziyi-harchuvannya-zsu-vidbulasya-zustrich-z-ritejleramy/</text:a>
</text:p>
      <!--NEWS-->
      <text:h text:style-name="P10" text:outline-level="1">
<text:span text:style-name="T4">
На війні словосполучення «достатньо зброї» не існує — Олексій Данілов</text:span>
</text:h>
      <text:p text:style-name="P4">
Author: ['АРМІЯINFORM']</text:p>
      <text:p text:style-name="P4">
Time: 2023-04-13T98:00:00-04:00</text:p>
      <text:p text:style-name="P4">
Description: Секретар Ради національної безпеки і оборони України Олексій Данілов підкресли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STOPRUSSIA', 'АГРЕСІЯ РФ', 'СЕКРЕТАР РНБО УКРАЇНИ']</text:p>
      <text:p text:style-name="P4">
Category: News</text:p>
      <!--METADATA-->
      <text:p text:style-name="P4">
<draw:frame draw:style-name="fr1" draw:name="Image30" text:anchor-type="as-char" svg:width="6.9236in" svg:height="3.894525in" draw:z-index="0">
<draw:image xlink:href="../ConvertedIMGs/AРМІЯINFORM/2023-04-13T98-00-00-04-00/124169412_728e27f1-5076-4016-ae2e-9fb07e605c88.jpg.png" xlink:type="simple" xlink:show="embed" xlink:actuate="onLoad" draw:mime-type="image/png"/>
</draw:frame>
</text:p>
      <text:p text:style-name="P4">
Секретар Ради національної безпеки і оборони України Олексій Даніловпідкреслив, що наразі Україна отримує від партнерів більше зброї, але говоритипро те, що її достатньо, українські військові не можуть.</text:p>
      <text:p text:style-name="P4">
Про це він заявив в ефірі національного телемарафону «Єдині новини».</text:p>
      <text:p text:style-name="P4">
«Сьогодні ми отримуємо дедалі більше і більше допомоги від наших партнерів.Але те, що стосується достатньо чи не достатньо цієї зброї, то я вам скажу, щовійськовим ніколи не буде її достатньо. Такого словосполучення, як «достатньозброї» на війні не існує. Наші військові мають велике бажання мати якомогабільше зброї для того, щоб якомога швидше знищити тих терористів, які вдерлисяна нашу територію», - наголосив Секретар РНБО.</text:p>
      <text:p text:style-name="P4">
Також він зауважив, що існують «певні затримки» у постачанні зброї, якуобіцяли партнери України.</text:p>
      <text:p text:style-name="P4">
«Хочу звернути увагу на слова Президента, що ми чекаємо на обіцяну допомогувід наших партнерів. Я можу зауважити, на превеликий жаль, ще не всі партнеривідгукнулися. Постачання зараз йде – я не можу сказати, що його немає – але єпевні затримки по тих чи інших питаннях. Будемо вважати, що це тимчасоваситуація, яка буде відпрацьована», – зазначив Олексій Данілов.</text:p>
      <text:p text:style-name="P4">
Також він підкреслив, що Україна покладається не лише на партнерів, а й на«багато інших каналів», які дають змогу закуповувати зброю для Сил оборони, іцей процес триває щодня.</text:p>
      <text:p text:style-name="P4">
При цьому Секретар РНБО не уточнив, про який саме вид озброєння йдеться.</text:p>
      <text:p text:style-name="P4">
Source: <text:a xlink:type="simple" xlink:href="https://armyinform.com.ua/2023/04/13/na-vijni-slovospoluchennya-dostatno-zbroyi-ne-isnuye-oleksij-danilov/" text:style-name="Internet_20_link" text:visited-style-name="Visited_20_Internet_20_Link">
https://armyinform.com.ua/2023/04/13/na-vijni-slovospoluchennya-dostatno-zbroyi-ne-isnuye-oleksij-danilov/</text:a>
</text:p>
      <!--NEWS-->
      <text:h text:style-name="P10" text:outline-level="1">
<text:span text:style-name="T4">
France 24 показав сюжет із табору росіян та назвав «ворожим» контрнаступ ЗСУ</text:span>
</text:h>
      <text:p text:style-name="P4">
Authors: Ukrinform (Person)</text:p>
      <text:p text:style-name="P4">
Publisher: Укринформ (Organization)</text:p>
      <text:p text:style-name="P4">
Published Time: 2023-04-14T-123:15:00+03:00</text:p>
      <text:p text:style-name="P4">
Modified Time: 2023-04-14T17:15:00+03:00</text:p>
      <text:p text:style-name="P4">
Description: Журналісти телеканалу France 24, який фінансується з бюджету Франції, відвідали табір, де проходять бойову підготовку російські загарбницькі війська, які воюють проти України. — Укрінформ.</text:p>
      <text:p text:style-name="P4">
Images: ["<text:a xlink:type="simple" xlink:href="https://static.ukrinform.com/photos/2019_06/thumb_files/630_360_1561621129-563.jpg" text:style-name="Internet_20_link" text:visited-style-name="Visited_20_Internet_20_Link">
630_360_15616...</text:a>
"]</text:p>
      <text:p text:style-name="P4">
Tags: ['Франція', 'ЗСУ', 'Російські військові', 'Війна з росією']</text:p>
      <text:p text:style-name="P4">
Type: Article</text:p>
      <!--METADATA-->
      <text:p text:style-name="P4">
<draw:frame draw:style-name="fr1" draw:name="Image31" text:anchor-type="as-char" svg:width="6.9236in" svg:height="3.931103in" draw:z-index="0">
<draw:image xlink:href="../Images/yкринформ/2023-04-14T-123-15-00-03-00/630_360_1561621129-563.jpg" xlink:type="simple" xlink:show="embed" xlink:actuate="onLoad" draw:mime-type="image/jpeg"/>
</draw:frame>
Журналісти телеканалу France 24, який фінансується з бюджету Франції,відвідали табір, де проходять бойову підготовку російські загарбницьківійська, які воюють проти України.</text:p>
      <text:p text:style-name="P4">
Як передає Укрінформ, про це йдеться у <text:a xlink:type="simple" xlink:href="https://www.france24.com/en/video/20230413-war-in-ukraine-russian-forces-preparing-for-battle-ahead-of-counter-offensive" text:style-name="Internet_20_link" text:visited-style-name="Visited_20_Internet_20_Link">
</text:a>
.</text:p>
      <text:p text:style-name="P4">
Матеріал на сайті телеканалу вийшов під заголовком: "Війна в Україні: <text:a xlink:type="simple" xlink:href="https://www.ukrinform.ua/tag-rosijski-vijskovi" text:style-name="Internet_20_link" text:visited-style-name="Visited_20_Internet_20_Link">
</text:a>
 готуються до бою передконтрнаступом".</text:p>
      <text:p text:style-name="P4">
У сюжеті немає згадок про те, що російські окупанти здійснюють незаконнуагресію на території України, натомість, у сюжеті можна помітити елементиросійської пропаганди. Наприклад, військові РФ хваляться, що їхня зброя кращаза західні аналоги, зокрема, за німецькі танки Leopard.</text:p>
      <text:p text:style-name="P4">
<text:span text:style-name="T4">
Читайте також:</text:span>
 <text:a xlink:type="simple" xlink:href="https://www.ukrinform.ua/rubric-ato/3695319-francia-z-zahom-sprijnala-video-strati-rosianami-ukrainskogo-vijskovogo.html" text:style-name="Internet_20_link" text:visited-style-name="Visited_20_Internet_20_Link">
 <text:span text:style-name="T4">
Франція</text:span>
 </text:a>
</text:p>
      <text:p text:style-name="P4">
На одному з російських вояків можна побачити кепку з символом агресії Z тасимволікою СРСР. Інший російський окупант сказав, що не боїться контрнаступуЗСУ, який журналіст France 24 назвав "ворожим" наступом.</text:p>
      <text:p text:style-name="P4">
Як повідомляв Укрінформ, Прем’єр-міністр України Денис Шмигаль заявив, щомасштабний контрнаступ українських сил проти російських загарбників можерозпочатися вже влітку.</text:p>
      <text:p text:style-name="P4">
Source: <text:a xlink:type="simple" xlink:href="https://www.ukrinform.ua/rubric-ato/3695966-france-24-pokazav-suzet-iz-taboru-rosian-ta-nazvav-vorozim-kontrnastup-zsu.html" text:style-name="Internet_20_link" text:visited-style-name="Visited_20_Internet_20_Link">
https://www.ukrinform.ua/rubric-ato/3695966-france-24-pokazav-suzet-iz-taboru-rosian-ta-nazvav-vorozim-kontrnastup-zsu.html</text:a>
</text:p>
      <!--NEWS-->
      <text:h text:style-name="P10" text:outline-level="1">
<text:span text:style-name="T4">
В Українському домі у США відкрили фотовиставку «Бахмут незламний» – Шмигаль</text:span>
</text:h>
      <text:p text:style-name="P4">
Authors: Ukrinform (Person)</text:p>
      <text:p text:style-name="P4">
Publisher: Укринформ (Organization)</text:p>
      <text:p text:style-name="P4">
Published Time: 2023-04-14T-134:49:00+03:00</text:p>
      <text:p text:style-name="P4">
Modified Time: 2023-04-14T16:49:00+03:00</text:p>
      <text:p text:style-name="P4">
Description: В Українському домі у США відкрили фотовиставку «Бахмут незламний!», яка наочна демонструє, на що хоче перетворити росія Україну.  — Укрінформ.</text:p>
      <text:p text:style-name="P4">
Images: ["<text:a xlink:type="simple" xlink:href="https://static.ukrinform.com/photos/2023_04/thumb_files/630_360_1681480080-423.jpg" text:style-name="Internet_20_link" text:visited-style-name="Visited_20_Internet_20_Link">
630_360_16814...</text:a>
", "<text:a xlink:type="simple" xlink:href="https://static.ukrinform.com/photos/2023_04/1681480080-638.jpg" text:style-name="Internet_20_link" text:visited-style-name="Visited_20_Internet_20_Link">
1681480080-63...</text:a>
", "<text:a xlink:type="simple" xlink:href="https://static.ukrinform.com/photos/2023_04/1681480037-595.jpg" text:style-name="Internet_20_link" text:visited-style-name="Visited_20_Internet_20_Link">
1681480037-59...</text:a>
", "<text:a xlink:type="simple" xlink:href="https://static.ukrinform.com/photos/2023_04/1681480080-440.jpg" text:style-name="Internet_20_link" text:visited-style-name="Visited_20_Internet_20_Link">
1681480080-44...</text:a>
", "<text:a xlink:type="simple" xlink:href="https://static.ukrinform.com/photos/2023_04/1681480079-309.jpg" text:style-name="Internet_20_link" text:visited-style-name="Visited_20_Internet_20_Link">
1681480079-30...</text:a>
"]</text:p>
      <text:p text:style-name="P4">
Tags: ['Бахмут', 'США', 'Виставка', 'Шмигаль', 'Війна з росією']</text:p>
      <text:p text:style-name="P4">
Type: Article</text:p>
      <!--METADATA-->
      <text:p text:style-name="P4">
<draw:frame draw:style-name="fr1" draw:name="Image32" text:anchor-type="as-char" svg:width="6.9236in" svg:height="3.956343in" draw:z-index="0">
<draw:image xlink:href="../Images/yкринформ/2023-04-14T-134-49-00-03-00/630_360_1681480080-423.jpg" xlink:type="simple" xlink:show="embed" xlink:actuate="onLoad" draw:mime-type="image/jpeg"/>
</draw:frame>
 ВУкраїнському домі у США відкрили фотовиставку «Бахмут незламний!», яка наочнадемонструє, на що хоче перетворити росія Україну.</text:p>
      <text:p text:style-name="P4">
Про це Прем’єр-міністр Денис Шмигаль, який перебуває з робочим візитом уВашингтоні (США), написав у Телеграмі, передає Укрінформ.</text:p>
      <text:p text:style-name="P4">
<draw:frame draw:style-name="fr1" draw:name="Image33" text:anchor-type="as-char" svg:width="6.9236in" svg:height="4.615733in" draw:z-index="0">
<draw:image xlink:href="../Images/yкринформ/2023-04-14T-134-49-00-03-00/1681480080-638.jpg" xlink:type="simple" xlink:show="embed" xlink:actuate="onLoad" draw:mime-type="image/jpeg"/>
</draw:frame>
</text:p>
      <text:p text:style-name="P4">
«В Українському домі у США відкрили фотовиставку «Бахмут незламний!». Ці фото– наочна ілюстрація того, на що хоче перетворити Україну наш ворог. Але Бахмутнезламний! І так само незламний кожен із нас», – написав Шмигаль.</text:p>
      <text:p text:style-name="P4">
<draw:frame draw:style-name="fr1" draw:name="Image34" text:anchor-type="as-char" svg:width="6.9236in" svg:height="4.615733in" draw:z-index="0">
<draw:image xlink:href="../Images/yкринформ/2023-04-14T-134-49-00-03-00/1681480037-595.jpg" xlink:type="simple" xlink:show="embed" xlink:actuate="onLoad" draw:mime-type="image/jpeg"/>
</draw:frame>
</text:p>
      <text:p text:style-name="P4">
За його словами, для нашої країни надзвичайно важливо мати підтримку своїхспіввітчизників в Америці. Українська діаспора у Сполучених Штатах традиційноє згуртованою, енергійною та ініціативною.</text:p>
      <text:p text:style-name="P4">
<draw:frame draw:style-name="fr1" draw:name="Image35" text:anchor-type="as-char" svg:width="6.9236in" svg:height="4.615733in" draw:z-index="0">
<draw:image xlink:href="../Images/yкринформ/2023-04-14T-134-49-00-03-00/1681480080-440.jpg" xlink:type="simple" xlink:show="embed" xlink:actuate="onLoad" draw:mime-type="image/jpeg"/>
</draw:frame>
</text:p>
      <text:p text:style-name="P4">
«Дякую за те, що зміцнюєте двопартійну підтримку нашої держави й за те щопротидієте ворожій пропаганді», – додав прем’єр.</text:p>
      <text:p text:style-name="P4">
<draw:frame draw:style-name="fr1" draw:name="Image36" text:anchor-type="as-char" svg:width="6.9236in" svg:height="4.615733in" draw:z-index="0">
<draw:image xlink:href="../Images/yкринформ/2023-04-14T-134-49-00-03-00/1681480079-309.jpg" xlink:type="simple" xlink:show="embed" xlink:actuate="onLoad" draw:mime-type="image/jpeg"/>
</draw:frame>
</text:p>
      <text:p text:style-name="P4">
Як повідомляв Укрінформ, російська федерація щодоби здійснює у Бахмуті від 40до 50 штурмів та завдає понад 500 обстрілів. Українські захисники мужньопротистоять ворогу.</text:p>
      <text:p text:style-name="P4">
Секретар Ради національної безпеки й оборони України Олексій Данілов <text:a xlink:type="simple" xlink:href="https://www.ukrinform.ua/rubric-ato/3695642-danilov-rosiani-uavlaut-vzatta-bahmuta-ak-peremogu-v-drugij-svitovij-vijni.html" text:style-name="Internet_20_link" text:visited-style-name="Visited_20_Internet_20_Link">
</text:a>
 , що українські ЗСУ незбираються відступати з Бахмута, у разі виникнення загрози рішення миттєвоприйматимуть самі військові.</text:p>
      <text:p text:style-name="P4">
<text:span text:style-name="T5">
Фото: Денис Шмигаль / Твіттер</text:span>
</text:p>
      <text:p text:style-name="P4">
Source: <text:a xlink:type="simple" xlink:href="https://www.ukrinform.ua/rubric-diaspora/3695952-v-ukrainskomu-domi-u-ssa-vidkrili-fotovistavku-bahmut-nezlamnij-smigal.html" text:style-name="Internet_20_link" text:visited-style-name="Visited_20_Internet_20_Link">
https://www.ukrinform.ua/rubric-diaspora/3695952-v-ukrainskomu-domi-u-ssa-vidkrili-fotovistavku-bahmut-nezlamnij-smigal.html</text:a>
</text:p>
      <!--NEWS-->
      <text:h text:style-name="P10" text:outline-level="1">
<text:span text:style-name="T4">
У Швеції на нафтопереробному заводі арештували росіянку – підозрюють у шпигунстві</text:span>
</text:h>
      <text:p text:style-name="P4">
Authors: Ukrinform (Person)</text:p>
      <text:p text:style-name="P4">
Publisher: Укринформ (Organization)</text:p>
      <text:p text:style-name="P4">
Published Time: 2023-04-14T-136:40:00+03:00</text:p>
      <text:p text:style-name="P4">
Modified Time: 2023-04-14T16:40:00+03:00</text:p>
      <text:p text:style-name="P4">
Description: На одному з найбільших нафтопереробних заводів Швеції заарештували росіянку за підозрою у корпоративному шпигунстві. — Укрінформ.</text:p>
      <text:p text:style-name="P4">
Images: ["<text:a xlink:type="simple" xlink:href="https://static.ukrinform.com/photos/2023_04/thumb_files/630_360_1681479595-186.jpg" text:style-name="Internet_20_link" text:visited-style-name="Visited_20_Internet_20_Link">
630_360_16814...</text:a>
"]</text:p>
      <text:p text:style-name="P4">
Tags: ['нафта', 'Шпигун', 'Швеція', 'росія']</text:p>
      <text:p text:style-name="P4">
Type: Article</text:p>
      <!--METADATA-->
      <text:p text:style-name="P4">
<draw:frame draw:style-name="fr1" draw:name="Image37" text:anchor-type="as-char" svg:width="6.9236in" svg:height="3.956343in" draw:z-index="0">
<draw:image xlink:href="../Images/yкринформ/2023-04-14T-136-40-00-03-00/630_360_1681479595-186.jpg" xlink:type="simple" xlink:show="embed" xlink:actuate="onLoad" draw:mime-type="image/jpeg"/>
</draw:frame>
 Наодному з найбільших нафтопереробних заводів Швеції заарештували росіянку запідозрою у корпоративному шпигунстві.</text:p>
      <text:p text:style-name="P4">
Про це повідомляє <text:a xlink:type="simple" xlink:href="https://norway.postsen.com/world/110560/Russian-woman-arrested-for-espionage-at-an-oil-refinery-in-Gothenburg.html" text:style-name="Internet_20_link" text:visited-style-name="Visited_20_Internet_20_Link">
 </text:a>
 , передаєУкрінформ.</text:p>
      <text:p text:style-name="P4">
Поліція затримала та арештувала громадянку рф на території заводу Preemraff умісті Гетерборг у четвер, передає шведський телеканал TV4. Операція проходилав умовах суворої секретності.</text:p>
      <text:p text:style-name="P4">
«Прокуратура вирішила <text:a xlink:type="simple" xlink:href="https://www.ukrinform.ua/tag-arest" text:style-name="Internet_20_link" text:visited-style-name="Visited_20_Internet_20_Link">
 </text:a>
 особу,підозрювану в корпоративному шпигунстві. Зараз триває попереднє розслідування,що означає, що ми не можемо надати більше інформації відповідно до положень,що стосуються цього», - сказала речниця поліції Каролін Карлссон.</text:p>
      <text:p text:style-name="P4">
За словами представника Preemraff, затримана особа працювала на субпідрядникакомпанії.</text:p>
      <text:p text:style-name="P4">
<text:span text:style-name="T4">
Читайте також:</text:span>
 <text:a xlink:type="simple" xlink:href="https://www.ukrinform.ua/rubric-world/3695074-v-estonii-fsb-sistematicno-verbue-ukrainskih-bizenciv.html" text:style-name="Internet_20_link" text:visited-style-name="Visited_20_Internet_20_Link">
 </text:a>
</text:p>
      <text:p text:style-name="P4">
Зазначається, що кілька людей було доставлено на допит. Також поліція провелаобшуки у їхніх будинках.</text:p>
      <text:p text:style-name="P4">
Як повідомляв <text:a xlink:type="simple" xlink:href="https://www.ukrinform.ua/rubric-world/3695384-norvegia-vidvorae-15-rosijskih-diplomativ.html" text:style-name="Internet_20_link" text:visited-style-name="Visited_20_Internet_20_Link">
 </text:a>
 , напередодні уряд Норвегії вирішивоголосити персонами нон грата 15 офіцерів російської розвідки, які працювалипід дипломатичним прикриттям у країні.</text:p>
      <text:p text:style-name="P4">
<text:span text:style-name="T5">
Фото: norway.postsen.com</text:span>
</text:p>
      <text:p text:style-name="P4">
Source: <text:a xlink:type="simple" xlink:href="https://www.ukrinform.ua/rubric-world/3695949-u-svecii-na-naftopererobnomu-zavodi-arestuvali-rosianku-pidozruut-u-spigunstvi.html" text:style-name="Internet_20_link" text:visited-style-name="Visited_20_Internet_20_Link">
https://www.ukrinform.ua/rubric-world/3695949-u-svecii-na-naftopererobnomu-zavodi-arestuvali-rosianku-pidozruut-u-spigunstvi.html</text:a>
</text:p>
      <!--NEWS-->
      <text:h text:style-name="P10" text:outline-level="1">
<text:span text:style-name="T4">
At Kupiansk direction Russian army shelled Krasne Pershe, Novomlynsk, Dvorichna, Zapadne, Mas...</text:span>
</text:h>
      <text:p text:style-name="P4">
Authors: liveuamap (Language: en)</text:p>
      <text:p text:style-name="P4">
Time: 2023-04-14T-13:12:00</text:p>
      <text:p text:style-name="P4">
Location: Kharkiv, Kharkiv Oblast (Latitude:49.59269 Longtitude:37.87622)</text:p>
      <text:p text:style-name="P4">
Videos: []</text:p>
      <text:p text:style-name="P4">
Images: []</text:p>
      <text:p text:style-name="P4">
Tags: ["Russia"]</text:p>
      <text:p text:style-name="P4">
ID: 22556072</text:p>
      <!--METADATA-->
      <text:p text:style-name="P4">
At Kupiansk direction Russian army shelled Krasne Pershe, Novomlynsk,Dvorichna, Zapadne, Masutivka and Tabayivka of Kharkiv region, - General Staffof Armed Forces of Ukraine says in the morning report</text:p>
      <text:p text:style-name="P4">
News Collection Link: <text:a xlink:type="simple" xlink:href="https://liveuamap.com/en/2023/14-april-at-kupiansk-direction-russian-army-shelled-krasne" text:style-name="Internet_20_link" text:visited-style-name="Visited_20_Internet_20_Link">
https://liveuamap.com/en/2023/14-april-at-kupiansk-direction-russian-army-shelled-krasne</text:a>
</text:p>
      <text:p text:style-name="P4">
Source: <text:a xlink:type="simple" xlink:href="https://t.me/lumsrc/4487" text:style-name="Internet_20_link" text:visited-style-name="Visited_20_Internet_20_Link">
https://t.me/lumsrc/4487</text:a>
</text:p>
      <!--NEWS-->
      <text:h text:style-name="P10" text:outline-level="1">
<text:span text:style-name="T4">
At Bakhmut direction Russian army shelled Vasukivka, Orikhovo-Vasylivka, Novomarkove, Hryhori...</text:span>
</text:h>
      <text:p text:style-name="P4">
Authors: liveuamap (Language: en)</text:p>
      <text:p text:style-name="P4">
Time: 2023-04-14T-15:12:00</text:p>
      <text:p text:style-name="P4">
Location: Donetsk Oblast (Latitude:48.37587 Longtitude:37.88755)</text:p>
      <text:p text:style-name="P4">
Videos: []</text:p>
      <text:p text:style-name="P4">
Images: []</text:p>
      <text:p text:style-name="P4">
Tags: ["Russia"]</text:p>
      <text:p text:style-name="P4">
ID: 22556057</text:p>
      <!--METADATA-->
      <text:p text:style-name="P4">
At Bakhmut direction Russian army shelled Vasukivka, Orikhovo-Vasylivka,Novomarkove, Hryhorivka, Bohdanivka, Khromove, Bakhmut, Ivanivske, Bila Hora,Novodmytrivka, Kurdumivka, Pivnichne and Zalizne of Donetsk region, - GeneralStaff of Armed Forces of Ukraine says in the morning report</text:p>
      <text:p text:style-name="P4">
News Collection Link: <text:a xlink:type="simple" xlink:href="https://liveuamap.com/en/2023/14-april-at-bakhmut-direction-russian-army-shelled-vasukivka" text:style-name="Internet_20_link" text:visited-style-name="Visited_20_Internet_20_Link">
https://liveuamap.com/en/2023/14-april-at-bakhmut-direction-russian-army-shelled-vasukivka</text:a>
</text:p>
      <text:p text:style-name="P4">
Source: <text:a xlink:type="simple" xlink:href="https://t.me/lumsrc/4489" text:style-name="Internet_20_link" text:visited-style-name="Visited_20_Internet_20_Link">
https://t.me/lumsrc/4489</text:a>
</text:p>
      <!--NEWS-->
      <text:h text:style-name="P10" text:outline-level="1">
<text:span text:style-name="T4">
At Avdiyivka direction Russian army shelled Novokalynove, Stepove, Avdiyivka, Syeverne, Pervo...</text:span>
</text:h>
      <text:p text:style-name="P4">
Authors: liveuamap (Language: en)</text:p>
      <text:p text:style-name="P4">
Time: 2023-04-14T-17:12:00</text:p>
      <text:p text:style-name="P4">
Location: Donetsk Oblast (Latitude:48.19333 Longtitude:37.68139)</text:p>
      <text:p text:style-name="P4">
Videos: []</text:p>
      <text:p text:style-name="P4">
Images: []</text:p>
      <text:p text:style-name="P4">
Tags: ["Russia"]</text:p>
      <text:p text:style-name="P4">
ID: 22556056</text:p>
      <!--METADATA-->
      <text:p text:style-name="P4">
At Avdiyivka direction Russian army shelled Novokalynove, Stepove, Avdiyivka,Syeverne, Pervomayske, Netaylove, Karlivka of Donetsk region, - General Staffof Armed Forces of Ukraine says in the morning report</text:p>
      <text:p text:style-name="P4">
News Collection Link: <text:a xlink:type="simple" xlink:href="https://liveuamap.com/en/2023/14-april-at-avdiyivka-direction-russian-army-shelled-novokalynove" text:style-name="Internet_20_link" text:visited-style-name="Visited_20_Internet_20_Link">
https://liveuamap.com/en/2023/14-april-at-avdiyivka-direction-russian-army-shelled-novokalynove</text:a>
</text:p>
      <text:p text:style-name="P4">
Source: <text:a xlink:type="simple" xlink:href="https://t.me/lumsrc/4490" text:style-name="Internet_20_link" text:visited-style-name="Visited_20_Internet_20_Link">
https://t.me/lumsrc/4490</text:a>
</text:p>
      <!--NEWS-->
      <text:h text:style-name="P10" text:outline-level="1">
<text:span text:style-name="T4">
В Одесі з туристичного символу міста стерли ім’я дизайнера та пропагандиста Лебедєва</text:span>
</text:h>
      <text:p text:style-name="P4">
Authors: Ukrinform (Person)</text:p>
      <text:p text:style-name="P4">
Publisher: Укринформ (Organization)</text:p>
      <text:p text:style-name="P4">
Published Time: 2023-04-14T-18:51:00+03:00</text:p>
      <text:p text:style-name="P4">
Modified Time: 2023-04-14T23:51:00+03:00</text:p>
      <text:p text:style-name="P4">
Description: Ім’я російського дизайнера та блогера Артемія Лебедєва, який закликав захопити Одесу та «повернути» місто росії стерли зі скульптури «Якір-серце». — Укрінформ.</text:p>
      <text:p text:style-name="P4">
Images: ["<text:a xlink:type="simple" xlink:href="https://static.ukrinform.com/photos/2023_04/thumb_files/630_360_1681491058-589.jpg" text:style-name="Internet_20_link" text:visited-style-name="Visited_20_Internet_20_Link">
630_360_16814...</text:a>
", "<text:a xlink:type="simple" xlink:href="https://static.ukrinform.com/photos/2023_04/1681491032-392.jpg" text:style-name="Internet_20_link" text:visited-style-name="Visited_20_Internet_20_Link">
1681491032-39...</text:a>
", "<text:a xlink:type="simple" xlink:href="https://static.ukrinform.com/photos/2023_04/1681491048-397.jpg" text:style-name="Internet_20_link" text:visited-style-name="Visited_20_Internet_20_Link">
1681491048-39...</text:a>
"]</text:p>
      <text:p text:style-name="P4">
Tags: ['Одеса', 'Туризм', 'росія', 'Логотип']</text:p>
      <text:p text:style-name="P4">
Type: Article</text:p>
      <!--METADATA-->
      <text:p text:style-name="P4">
<draw:frame draw:style-name="fr1" draw:name="Image38" text:anchor-type="as-char" svg:width="6.9236in" svg:height="3.956343in" draw:z-index="0">
<draw:image xlink:href="../Images/yкринформ/2023-04-14T-18-51-00-03-00/630_360_1681491058-589.jpg" xlink:type="simple" xlink:show="embed" xlink:actuate="onLoad" draw:mime-type="image/jpeg"/>
</draw:frame>
 Ім’яросійського дизайнера та блогера Артемія Лебедєва, який закликав захопитиОдесу та «повернути» місто росії стерли зі скульптури «Якір-серце».</text:p>
      <text:p text:style-name="P4">
Про це повідомляє Укрінформ.</text:p>
      <text:p text:style-name="P4">
Вранці 14 квітня невідомі замалювали фарбою ім’я Артемія Лебедєва натуристичному символі Одеси, скульптурі «Якір-серце». Автором туристичногологотипа Одеси «Якір-серце» є дизайнерська компанія пропагандиста.</text:p>
      <text:p text:style-name="P4">
<draw:frame draw:style-name="fr1" draw:name="Image39" text:anchor-type="as-char" svg:width="6.9236in" svg:height="9.193002in" draw:z-index="0">
<draw:image xlink:href="../Images/yкринформ/2023-04-14T-18-51-00-03-00/1681491032-392.jpg" xlink:type="simple" xlink:show="embed" xlink:actuate="onLoad" draw:mime-type="image/jpeg"/>
</draw:frame>
</text:p>
      <text:p text:style-name="P4">
<draw:frame draw:style-name="fr1" draw:name="Image40" text:anchor-type="as-char" svg:width="6.9236in" svg:height="5.211932in" draw:z-index="0">
<draw:image xlink:href="../Images/yкринформ/2023-04-14T-18-51-00-03-00/1681491048-397.jpg" xlink:type="simple" xlink:show="embed" xlink:actuate="onLoad" draw:mime-type="image/jpeg"/>
</draw:frame>
</text:p>
      <text:p text:style-name="P4">
Укрінформ звернувся з питанням чи планується заміна туристичного символу містадо Одеської міськради.</text:p>
      <text:p text:style-name="P4">
«Поки - ні. Особисто Артемій Лебедєв його не розробляв, його розробляластудія, яка на той час була представлена в Києві. Логотип розроблявся 12 роківтому. Асоціювати «Якір-серце» з ім’ям «зашкварного» Лебедєва, який давноперетнув межу моралі та етики, некоректно. Ми давно припинили з ним будь-якеспілкування, а логотип належить одеситам та місту», - розказав головаДепартаменту культури, міжнародного співробітництва та євроінтеграції ІванЛіптуга.</text:p>
      <text:p text:style-name="P4">
За словами Ліптуги, створити новий туристичний бренд, який пройде всі етапикритики, визнання, використання суспільством, бізнесом та політикою – довгасправа.</text:p>
      <text:p text:style-name="P4">
«Цей знак (якір–серце) був результатом п’ятирічних дискусій, яким має бутитуристичний символ <text:a xlink:type="simple" xlink:href="https://www.ukrinform.ua/tag-odesa" text:style-name="Internet_20_link" text:visited-style-name="Visited_20_Internet_20_Link">
 </text:a>
 , було представленобезліч варіантів. Зараз він має тисячі інтеграцій в різні комерційні ісоціальні проєкти і просто так його замінити буде складно», - сказав Ліптуга.</text:p>
      <text:p text:style-name="P4">
Також Ліптуга додав, що скульптура, з якої стерли ім'я Лебедєва, відрізняєтьсявід графічного зображення логотипу міста. Вона була розроблена скульпторомОлегом Чорноівановим з Києва, і має іншу форму.</text:p>
      <text:p text:style-name="P4">
<text:span text:style-name="T4">
Читайте також:</text:span>
 <text:a xlink:type="simple" xlink:href="https://www.ukrinform.ua/rubric-regions/3642766-ne-tilki-katerina-ii-v-odesi-demontuvali-pamatnik-suvorovu.html" text:style-name="Internet_20_link" text:visited-style-name="Visited_20_Internet_20_Link">
 <text:span text:style-name="T4">
тільки</text:span>
 <text:span text:style-name="T4">
Катерина</text:span>
 <text:span text:style-name="T4">
Одесі</text:span>
 <text:span text:style-name="T4">
демонтували</text:span>
<text:span text:style-name="T4">
памʼятник</text:span>
 <text:span text:style-name="T4">
Суворову</text:span>
 </text:a>
</text:p>
      <text:p text:style-name="P4">
Як повідомлялося, з 2017 року Артемію Лебедєву <text:a xlink:type="simple" xlink:href="https://reyestr.court.gov.ua/Review/94973609" text:style-name="Internet_20_link" text:visited-style-name="Visited_20_Internet_20_Link">
</text:a>
 в'їзд в Україну на 5 років. Учервні 2022 року шоумен незаконно <text:a xlink:type="simple" xlink:href="https://t.me/SBUkr/7614" text:style-name="Internet_20_link" text:visited-style-name="Visited_20_Internet_20_Link">
 </text:a>
 на територіюЗапорізької атомної електростанції. Там він відзняв замовний репортаж длякремлівських медіаресурсів щодо захоплення енергооб’єкта та розповсюджувавйого через свою аудиторію у соцмережах. Через це був внесений у <text:a xlink:type="simple" xlink:href="https://t.me/SBUkr/2250" text:style-name="Internet_20_link" text:visited-style-name="Visited_20_Internet_20_Link">
</text:a>
 України.</text:p>
      <text:p text:style-name="P4">
<text:span text:style-name="T5">
Фото: Ганна Бодрова</text:span>
</text:p>
      <text:p text:style-name="P4">
Source: <text:a xlink:type="simple" xlink:href="https://www.ukrinform.ua/rubric-regions/3696045-v-odesi-z-turisticnogo-simvolu-mista-sterli-ima-dizajnera-ta-propagandista-lebedeva.html" text:style-name="Internet_20_link" text:visited-style-name="Visited_20_Internet_20_Link">
https://www.ukrinform.ua/rubric-regions/3696045-v-odesi-z-turisticnogo-simvolu-mista-sterli-ima-dizajnera-ta-propagandista-lebedeva.html</text:a>
</text:p>
      <!--NEWS-->
      <text:h text:style-name="P10" text:outline-level="1">
<text:span text:style-name="T4">
At Maryinka direction Russian army shelled Nevelske, Krasnohorivka, Maryinka, Pobyeda, Novomy...</text:span>
</text:h>
      <text:p text:style-name="P4">
Authors: liveuamap (Language: en)</text:p>
      <text:p text:style-name="P4">
Time: 2023-04-14T-19:12:00</text:p>
      <text:p text:style-name="P4">
Location: Marinka, Donetsk Oblast (Latitude:47.94337 Longtitude:37.50235)</text:p>
      <text:p text:style-name="P4">
Videos: []</text:p>
      <text:p text:style-name="P4">
Images: []</text:p>
      <text:p text:style-name="P4">
Tags: ["Russia"]</text:p>
      <text:p text:style-name="P4">
ID: 22556055</text:p>
      <!--METADATA-->
      <text:p text:style-name="P4">
At Maryinka direction Russian army shelled Nevelske, Krasnohorivka, Maryinka,Pobyeda, Novomykhaylivka of Donetsk region, - General Staff of Armed Forces ofUkraine says in the morning report</text:p>
      <text:p text:style-name="P4">
News Collection Link: <text:a xlink:type="simple" xlink:href="https://liveuamap.com/en/2023/14-april-at-maryinka-direction-russian-army-shelled-nevelske" text:style-name="Internet_20_link" text:visited-style-name="Visited_20_Internet_20_Link">
https://liveuamap.com/en/2023/14-april-at-maryinka-direction-russian-army-shelled-nevelske</text:a>
</text:p>
      <text:p text:style-name="P4">
Source: <text:a xlink:type="simple" xlink:href="https://t.me/lumsrc/4491" text:style-name="Internet_20_link" text:visited-style-name="Visited_20_Internet_20_Link">
https://t.me/lumsrc/4491</text:a>
</text:p>
      <!--NEWS-->
      <text:h text:style-name="P10" text:outline-level="1">
<text:span text:style-name="T4">
Україна сподівається до кінця червня зібрати річний пакет коштів для швидкого відновлення</text:span>
</text:h>
      <text:p text:style-name="P4">
Authors: Ukrinform (Person)</text:p>
      <text:p text:style-name="P4">
Publisher: Укринформ (Organization)</text:p>
      <text:p text:style-name="P4">
Published Time: 2023-04-14T-20:34:00+03:00</text:p>
      <text:p text:style-name="P4">
Modified Time: 2023-04-14T23:34:00+03:00</text:p>
      <text:p text:style-name="P4">
Description: Прем’єр-міністр України Денис Шмигаль висловив сподівання, що кошти, необхідні для проведення негайного відновлення зруйнованої інфраструктури України в 2023 році вдасться зібрати до кінця червня. — Укрінформ.</text:p>
      <text:p text:style-name="P4">
Images: ["<text:a xlink:type="simple" xlink:href="https://static.ukrinform.com/photos/2023_04/thumb_files/630_360_1681504378-959.jpg" text:style-name="Internet_20_link" text:visited-style-name="Visited_20_Internet_20_Link">
630_360_16815...</text:a>
", "<text:a xlink:type="simple" xlink:href="https://static.ukrinform.com/photos/2023_04/thumb_files/630_360_1681504934-7184.jpeg" text:style-name="Internet_20_link" text:visited-style-name="Visited_20_Internet_20_Link">
630_360_16815...</text:a>
", "<text:a xlink:type="simple" xlink:href="https://static.ukrinform.com/photos/2023_04/thumb_files/630_360_1681504934-6665.jpeg" text:style-name="Internet_20_link" text:visited-style-name="Visited_20_Internet_20_Link">
630_360_16815...</text:a>
", "<text:a xlink:type="simple" xlink:href="https://static.ukrinform.com/photos/2023_04/thumb_files/630_360_1681504934-8827.jpeg" text:style-name="Internet_20_link" text:visited-style-name="Visited_20_Internet_20_Link">
630_360_16815...</text:a>
", "<text:a xlink:type="simple" xlink:href="https://static.ukrinform.com/photos/2023_04/thumb_files/630_360_1681504934-5109.jpeg" text:style-name="Internet_20_link" text:visited-style-name="Visited_20_Internet_20_Link">
630_360_16815...</text:a>
", "<text:a xlink:type="simple" xlink:href="https://static.ukrinform.com/photos/2023_04/thumb_files/630_360_1681504934-9208.jpeg" text:style-name="Internet_20_link" text:visited-style-name="Visited_20_Internet_20_Link">
630_360_16815...</text:a>
", "<text:a xlink:type="simple" xlink:href="https://static.ukrinform.com/photos/2023_04/thumb_files/630_360_1681504934-6763.jpeg" text:style-name="Internet_20_link" text:visited-style-name="Visited_20_Internet_20_Link">
630_360_16815...</text:a>
", "<text:a xlink:type="simple" xlink:href="https://static.ukrinform.com/photos/2023_04/thumb_files/630_360_1681504935-6808.jpeg" text:style-name="Internet_20_link" text:visited-style-name="Visited_20_Internet_20_Link">
630_360_16815...</text:a>
", "<text:a xlink:type="simple" xlink:href="https://static.ukrinform.com/photos/2023_04/thumb_files/630_360_1681504935-6005.jpeg" text:style-name="Internet_20_link" text:visited-style-name="Visited_20_Internet_20_Link">
630_360_16815...</text:a>
", "<text:a xlink:type="simple" xlink:href="https://static.ukrinform.com/photos/2023_04/thumb_files/630_360_1681504935-6813.jpeg" text:style-name="Internet_20_link" text:visited-style-name="Visited_20_Internet_20_Link">
630_360_16815...</text:a>
", "<text:a xlink:type="simple" xlink:href="https://static.ukrinform.com/photos/2023_04/thumb_files/630_360_1681504935-6584.jpeg" text:style-name="Internet_20_link" text:visited-style-name="Visited_20_Internet_20_Link">
630_360_16815...</text:a>
", "<text:a xlink:type="simple" xlink:href="https://static.ukrinform.com/photos/2023_04/thumb_files/630_360_1681504935-1933.jpeg" text:style-name="Internet_20_link" text:visited-style-name="Visited_20_Internet_20_Link">
630_360_16815...</text:a>
", "<text:a xlink:type="simple" xlink:href="https://static.ukrinform.com/photos/2023_04/thumb_files/630_360_1681504935-9526.jpeg" text:style-name="Internet_20_link" text:visited-style-name="Visited_20_Internet_20_Link">
630_360_16815...</text:a>
"]</text:p>
      <text:p text:style-name="P4">
Tags: ['Економіка', 'США', 'Україна', 'Гроші', 'Шмигаль', 'Відбудова']</text:p>
      <text:p text:style-name="P4">
Type: Article</text:p>
      <!--METADATA-->
      <text:p text:style-name="P4">
<draw:frame draw:style-name="fr1" draw:name="Image41" text:anchor-type="as-char" svg:width="6.9236in" svg:height="3.956343in" draw:z-index="0">
<draw:image xlink:href="../Images/yкринформ/2023-04-14T-20-34-00-03-00/630_360_1681504378-959.jpg" xlink:type="simple" xlink:show="embed" xlink:actuate="onLoad" draw:mime-type="image/jpeg"/>
</draw:frame>
 Прем’єр-міністр України Денис Шмигаль висловив сподівання, що кошти, необхідні дляпроведення негайного відновлення зруйнованої інфраструктури України в 2023році вдасться зібрати до кінця червня.</text:p>
      <text:p text:style-name="P4">
Про це він сказав у п’ятницю під час пресконференції в Вашингтоні зарезультатами візиту до США, передає власний кореспондент Укрінформу.</text:p>
      <text:p text:style-name="P4">
<draw:frame draw:style-name="fr1" draw:name="Image42" text:anchor-type="as-char" svg:width="6.9236in" svg:height="3.956343in" draw:z-index="0">
<draw:image xlink:href="../Images/yкринформ/2023-04-14T-20-34-00-03-00/630_360_1681504934-7184.jpeg" xlink:type="simple" xlink:show="embed" xlink:actuate="onLoad" draw:mime-type="image/jpeg"/>
</draw:frame>
Пресконференція Прем'єр-міністра України Дениса Шмигаля у Вашингтоні/Фото:kmu.gov.ua  <text:a xlink:type="simple" xlink:href="https://static.ukrinform.com/photos/2023_04/1681504934-7184.jpeg" text:style-name="Internet_20_link" text:visited-style-name="Visited_20_Internet_20_Link">
<draw:frame draw:style-name="fr1" draw:name="Image43" text:anchor-type="as-char" svg:width="6.9236in" svg:height="3.956343in" draw:z-index="0">
<draw:image xlink:href="../Images/yкринформ/2023-04-14T-20-34-00-03-00/630_360_1681504934-7184.jpeg" xlink:type="simple" xlink:show="embed" xlink:actuate="onLoad" draw:mime-type="image/jpeg"/>
</draw:frame>
</text:a>
 <text:a xlink:type="simple" xlink:href="https://static.ukrinform.com/photos/2023_04/1681504934-6665.jpeg" text:style-name="Internet_20_link" text:visited-style-name="Visited_20_Internet_20_Link">
<draw:frame draw:style-name="fr1" draw:name="Image44" text:anchor-type="as-char" svg:width="6.9236in" svg:height="3.956343in" draw:z-index="0">
<draw:image xlink:href="../Images/yкринформ/2023-04-14T-20-34-00-03-00/630_360_1681504934-6665.jpeg" xlink:type="simple" xlink:show="embed" xlink:actuate="onLoad" draw:mime-type="image/jpeg"/>
</draw:frame>
</text:a>
 <text:a xlink:type="simple" xlink:href="https://static.ukrinform.com/photos/2023_04/1681504934-8827.jpeg" text:style-name="Internet_20_link" text:visited-style-name="Visited_20_Internet_20_Link">
<draw:frame draw:style-name="fr1" draw:name="Image45" text:anchor-type="as-char" svg:width="6.9236in" svg:height="3.956343in" draw:z-index="0">
<draw:image xlink:href="../Images/yкринформ/2023-04-14T-20-34-00-03-00/630_360_1681504934-8827.jpeg" xlink:type="simple" xlink:show="embed" xlink:actuate="onLoad" draw:mime-type="image/jpeg"/>
</draw:frame>
</text:a>
 <text:a xlink:type="simple" xlink:href="https://static.ukrinform.com/photos/2023_04/1681504934-5109.jpeg" text:style-name="Internet_20_link" text:visited-style-name="Visited_20_Internet_20_Link">
<draw:frame draw:style-name="fr1" draw:name="Image46" text:anchor-type="as-char" svg:width="6.9236in" svg:height="3.956343in" draw:z-index="0">
<draw:image xlink:href="../Images/yкринформ/2023-04-14T-20-34-00-03-00/630_360_1681504934-5109.jpeg" xlink:type="simple" xlink:show="embed" xlink:actuate="onLoad" draw:mime-type="image/jpeg"/>
</draw:frame>
</text:a>
 <text:a xlink:type="simple" xlink:href="https://static.ukrinform.com/photos/2023_04/1681504934-9208.jpeg" text:style-name="Internet_20_link" text:visited-style-name="Visited_20_Internet_20_Link">
<draw:frame draw:style-name="fr1" draw:name="Image47" text:anchor-type="as-char" svg:width="6.9236in" svg:height="3.956343in" draw:z-index="0">
<draw:image xlink:href="../Images/yкринформ/2023-04-14T-20-34-00-03-00/630_360_1681504934-9208.jpeg" xlink:type="simple" xlink:show="embed" xlink:actuate="onLoad" draw:mime-type="image/jpeg"/>
</draw:frame>
</text:a>
 <text:a xlink:type="simple" xlink:href="https://static.ukrinform.com/photos/2023_04/1681504934-6763.jpeg" text:style-name="Internet_20_link" text:visited-style-name="Visited_20_Internet_20_Link">
<draw:frame draw:style-name="fr1" draw:name="Image48" text:anchor-type="as-char" svg:width="6.9236in" svg:height="3.956343in" draw:z-index="0">
<draw:image xlink:href="../Images/yкринформ/2023-04-14T-20-34-00-03-00/630_360_1681504934-6763.jpeg" xlink:type="simple" xlink:show="embed" xlink:actuate="onLoad" draw:mime-type="image/jpeg"/>
</draw:frame>
</text:a>
 <text:a xlink:type="simple" xlink:href="https://static.ukrinform.com/photos/2023_04/1681504935-6808.jpeg" text:style-name="Internet_20_link" text:visited-style-name="Visited_20_Internet_20_Link">
<draw:frame draw:style-name="fr1" draw:name="Image49" text:anchor-type="as-char" svg:width="6.9236in" svg:height="3.956343in" draw:z-index="0">
<draw:image xlink:href="../Images/yкринформ/2023-04-14T-20-34-00-03-00/630_360_1681504935-6808.jpeg" xlink:type="simple" xlink:show="embed" xlink:actuate="onLoad" draw:mime-type="image/jpeg"/>
</draw:frame>
</text:a>
 <text:a xlink:type="simple" xlink:href="https://static.ukrinform.com/photos/2023_04/1681504935-6005.jpeg" text:style-name="Internet_20_link" text:visited-style-name="Visited_20_Internet_20_Link">
<draw:frame draw:style-name="fr1" draw:name="Image50" text:anchor-type="as-char" svg:width="6.9236in" svg:height="3.956343in" draw:z-index="0">
<draw:image xlink:href="../Images/yкринформ/2023-04-14T-20-34-00-03-00/630_360_1681504935-6005.jpeg" xlink:type="simple" xlink:show="embed" xlink:actuate="onLoad" draw:mime-type="image/jpeg"/>
</draw:frame>
</text:a>
 <text:a xlink:type="simple" xlink:href="https://static.ukrinform.com/photos/2023_04/1681504935-6813.jpeg" text:style-name="Internet_20_link" text:visited-style-name="Visited_20_Internet_20_Link">
<draw:frame draw:style-name="fr1" draw:name="Image51" text:anchor-type="as-char" svg:width="6.9236in" svg:height="3.956343in" draw:z-index="0">
<draw:image xlink:href="../Images/yкринформ/2023-04-14T-20-34-00-03-00/630_360_1681504935-6813.jpeg" xlink:type="simple" xlink:show="embed" xlink:actuate="onLoad" draw:mime-type="image/jpeg"/>
</draw:frame>
</text:a>
 <text:a xlink:type="simple" xlink:href="https://static.ukrinform.com/photos/2023_04/1681504935-6584.jpeg" text:style-name="Internet_20_link" text:visited-style-name="Visited_20_Internet_20_Link">
<draw:frame draw:style-name="fr1" draw:name="Image52" text:anchor-type="as-char" svg:width="6.9236in" svg:height="3.956343in" draw:z-index="0">
<draw:image xlink:href="../Images/yкринформ/2023-04-14T-20-34-00-03-00/630_360_1681504935-6584.jpeg" xlink:type="simple" xlink:show="embed" xlink:actuate="onLoad" draw:mime-type="image/jpeg"/>
</draw:frame>
</text:a>
 <text:a xlink:type="simple" xlink:href="https://static.ukrinform.com/photos/2023_04/1681504935-1933.jpeg" text:style-name="Internet_20_link" text:visited-style-name="Visited_20_Internet_20_Link">
<draw:frame draw:style-name="fr1" draw:name="Image53" text:anchor-type="as-char" svg:width="6.9236in" svg:height="3.956343in" draw:z-index="0">
<draw:image xlink:href="../Images/yкринформ/2023-04-14T-20-34-00-03-00/630_360_1681504935-1933.jpeg" xlink:type="simple" xlink:show="embed" xlink:actuate="onLoad" draw:mime-type="image/jpeg"/>
</draw:frame>
</text:a>
 <text:a xlink:type="simple" xlink:href="https://static.ukrinform.com/photos/2023_04/1681504935-9526.jpeg" text:style-name="Internet_20_link" text:visited-style-name="Visited_20_Internet_20_Link">
<draw:frame draw:style-name="fr1" draw:name="Image54" text:anchor-type="as-char" svg:width="6.9236in" svg:height="3.956343in" draw:z-index="0">
<draw:image xlink:href="../Images/yкринформ/2023-04-14T-20-34-00-03-00/630_360_1681504935-9526.jpeg" xlink:type="simple" xlink:show="embed" xlink:actuate="onLoad" draw:mime-type="image/jpeg"/>
</draw:frame>
</text:a>
</text:p>
      <text:p text:style-name="P4">
«Нам украй необхідно до кінця поточного року отримати $14,1 мільярда дляшвидкого відновлення в Україні», - зауважив <text:a xlink:type="simple" xlink:href="https://www.ukrinform.ua/tag-smigal" text:style-name="Internet_20_link" text:visited-style-name="Visited_20_Internet_20_Link">
 </text:a>
 у відповідь на запитання Укрінформу.</text:p>
      <text:p text:style-name="P4">
У цьому контексті він додав, що наша країна вже має певну частинуфінансування. Так, за його словами, $3,2 мільярда вже є у державному бюджеті,ще $2,3 мільярда цього року надають Сполучені Штати для відновленняенергетичної мережі та іншої критично важливої інфраструктури. Крім того,Україна отримала запевнення від Європейської Комісії щодо виділення €1мільярд.</text:p>
      <text:p text:style-name="P4">
<text:span text:style-name="T4">
Читайте також:</text:span>
 <text:a xlink:type="simple" xlink:href="https://www.ukrinform.ua/rubric-vidbudova/3695994-smigal-obgovoriv-z-ministrom-transportu-ssa-vidnovlenna-kriticnoi-infrastrukturi.html" text:style-name="Internet_20_link" text:visited-style-name="Visited_20_Internet_20_Link">
 <text:span text:style-name="T4">
Шмигаль</text:span>
 </text:a>
</text:p>
      <text:p text:style-name="P4">
Щодо решти, як зазначив Прем’єр, українська делегація обговорювала це питанняна зустрічах у Вашингтоні з партнерами, в тому числі, країнами G7 та отрималапевні гарантії в розмірі приблизно €5 мільярдів.</text:p>
      <text:p text:style-name="P4">
«Я сподіваюся, що до Конференції з питань відновлення України в Лондоні мизберемо всі необхідні кошти для швидкого відновлення в Україні, необхідних нацей рік»,- зазначив Шмигаль.</text:p>
      <text:p text:style-name="P4">
Він підкреслив, що це має забезпечити людям мінімальний рівень соціальних тагуманітарних послуг.</text:p>
      <text:p text:style-name="P4">
<text:span text:style-name="T4">
Читайте також:</text:span>
 <text:a xlink:type="simple" xlink:href="https://www.ukrinform.ua/rubric-vidbudova/3695947-dfc-ta-usaid-dopomagatimut-ukraini-zalucati-investicii-na-vidbudovu.html" text:style-name="Internet_20_link" text:visited-style-name="Visited_20_Internet_20_Link">
 </text:a>
</text:p>
      <text:p text:style-name="P4">
Як повідомлялося, Конференція з питань відновлення України (URC 2023) вЛондоні запланована на 21-23 червня. Вона продовжить серію щорічних заходів,останній з яких був проведений Швейцарією спільно з Україною в Лугано.</text:p>
      <text:p text:style-name="P4">
Source: <text:a xlink:type="simple" xlink:href="https://www.ukrinform.ua/rubric-economy/3696110-ukraina-spodivaetsa-do-kinca-cervna-zibrati-ricnij-paket-kostiv-dla-svidkogo-vidnovlenna.html" text:style-name="Internet_20_link" text:visited-style-name="Visited_20_Internet_20_Link">
https://www.ukrinform.ua/rubric-economy/3696110-ukraina-spodivaetsa-do-kinca-cervna-zibrati-ricnij-paket-kostiv-dla-svidkogo-vidnovlenna.html</text:a>
</text:p>
      <!--NEWS-->
      <text:h text:style-name="P10" text:outline-level="1">
<text:span text:style-name="T4">
At Shaktarske direction Russian army shelled Shakhtarske, Velyka Novosilka, Vuhledar, Novoukr...</text:span>
</text:h>
      <text:p text:style-name="P4">
Authors: liveuamap (Language: en)</text:p>
      <text:p text:style-name="P4">
Time: 2023-04-14T-21:12:00</text:p>
      <text:p text:style-name="P4">
Location: Donetsk (Latitude:47.79355 Longtitude:36.98719)</text:p>
      <text:p text:style-name="P4">
Videos: []</text:p>
      <text:p text:style-name="P4">
Images: []</text:p>
      <text:p text:style-name="P4">
Tags: ["Russia"]</text:p>
      <text:p text:style-name="P4">
ID: 22556054</text:p>
      <!--METADATA-->
      <text:p text:style-name="P4">
At Shaktarske direction Russian army shelled Shakhtarske, Velyka Novosilka,Vuhledar, Novoukrayinka, Prechystivka and Zolota Nyva of Donetsk region, -General Staff of Armed Forces of Ukraine says in the morning report</text:p>
      <text:p text:style-name="P4">
News Collection Link: <text:a xlink:type="simple" xlink:href="https://liveuamap.com/en/2023/14-april-at-shaktarske-direction-russian-army-shelled-shakhtarske" text:style-name="Internet_20_link" text:visited-style-name="Visited_20_Internet_20_Link">
https://liveuamap.com/en/2023/14-april-at-shaktarske-direction-russian-army-shelled-shakhtarske</text:a>
</text:p>
      <text:p text:style-name="P4">
Source: <text:a xlink:type="simple" xlink:href="https://t.me/lumsrc/4492" text:style-name="Internet_20_link" text:visited-style-name="Visited_20_Internet_20_Link">
https://t.me/lumsrc/4492</text:a>
</text:p>
      <!--NEWS-->
      <text:h text:style-name="P10" text:outline-level="1">
<text:span text:style-name="T4">
«Аль-Айн» зіграє у фіналі Кубка Президента ОАЕ</text:span>
</text:h>
      <text:p text:style-name="P4">
Authors: Ukrinform (Person)</text:p>
      <text:p text:style-name="P4">
Publisher: Укринформ (Organization)</text:p>
      <text:p text:style-name="P4">
Published Time: 2023-04-14T-22:30:13+03:00</text:p>
      <text:p text:style-name="P4">
Modified Time: 2023-04-14T23:30:13+03:00</text:p>
      <text:p text:style-name="P4">
Description: Ярмоленко взяв участь у голі своєї команди. — Укрінформ.</text:p>
      <text:p text:style-name="P4">
Images: ["<text:a xlink:type="simple" xlink:href="https://static.ukrinform.com/photos/2023_04/thumb_files/630_360_1681504170-604.jpg" text:style-name="Internet_20_link" text:visited-style-name="Visited_20_Internet_20_Link">
630_360_16815...</text:a>
"]</text:p>
      <text:p text:style-name="P4">
Tags: ['Ярмоленко', 'Футбол', 'Ребров']</text:p>
      <text:p text:style-name="P4">
Type: Article</text:p>
      <!--METADATA-->
      <text:p text:style-name="P4">
<draw:frame draw:style-name="fr1" draw:name="Image55" text:anchor-type="as-char" svg:width="6.9236in" svg:height="3.956343in" draw:z-index="0">
<draw:image xlink:href="../Images/yкринформ/2023-04-14T-22-30-13-03-00/630_360_1681504170-604.jpg" xlink:type="simple" xlink:show="embed" xlink:actuate="onLoad" draw:mime-type="image/jpeg"/>
</draw:frame>
 Ярмоленковзяв участь у голі своєї команди.</text:p>
      <text:p text:style-name="P4">
«Аль-Айн» українського тренера Сергія Реброва переміг «Аль-Васл» у другомуматчі 1/2 фіналу Кубка президента ОАЕ – 1:0, передає Укрінформ.</text:p>
      <text:p text:style-name="P4">
На 23-й хвилині відзначився Ерік. Вирішальний дотик до м’яча перед голом свогопартнера провів українець Андрій Ярмоленко, який вийшов у стартовому складі тапровів на полі трохи більше години.</text:p>
      <text:p text:style-name="P4">
Ще один гол господарів – м’яч Паласіоса – був скасований після перегляду VAR.</text:p>
      <text:p text:style-name="P4">
Зазначимо, що команди завершили зустріч у форматі 10х10 після вилучення ХалідаЕлси на 29-й хвилині у господарів та Бенламрі на 86-й хвилині у гостей.</text:p>
      <text:p text:style-name="P4">
<text:span text:style-name="T4">
Читайте також:</text:span>
 <text:a xlink:type="simple" xlink:href="https://www.ukrinform.ua/rubric-sports/3693703-armolenko-vidznacivsa-za-al-ajn-u-matci-proti-haurfakkana.html" text:style-name="Internet_20_link" text:visited-style-name="Visited_20_Internet_20_Link">
 <text:span text:style-name="T4">
Ярмоленко</text:span>
 </text:a>
</text:p>
      <text:p text:style-name="P4">
Як повідомляв Укрінформ, суперником «Аль-Айна» у фіналі буде переможецьпротистояння «Аджман» – «Аль-Шарджа».</text:p>
      <text:p text:style-name="P4">
Фото: twitter.com/alainfcae</text:p>
      <text:p text:style-name="P4">
Source: <text:a xlink:type="simple" xlink:href="https://www.ukrinform.ua/rubric-sports/3696109-alajn-zigrae-u-finali-kubka-prezidenta-oae.html" text:style-name="Internet_20_link" text:visited-style-name="Visited_20_Internet_20_Link">
https://www.ukrinform.ua/rubric-sports/3696109-alajn-zigrae-u-finali-kubka-prezidenta-oae.html</text:a>
</text:p>
      <!--NEWS-->
      <text:h text:style-name="P10" text:outline-level="1">
<text:span text:style-name="T4">
At Zaporizhzhia and Kherson directions Russian army shelled  Olhivske, Chervone, Huliaipole, ...</text:span>
</text:h>
      <text:p text:style-name="P4">
Authors: liveuamap (Language: en)</text:p>
      <text:p text:style-name="P4">
Time: 2023-04-14T-23:12:00</text:p>
      <text:p text:style-name="P4">
Location: Kherson (Latitude:46.63765 Longtitude:32.62287)</text:p>
      <text:p text:style-name="P4">
Videos: []</text:p>
      <text:p text:style-name="P4">
Images: []</text:p>
      <text:p text:style-name="P4">
Tags: ["Russia"]</text:p>
      <text:p text:style-name="P4">
ID: 22556053</text:p>
      <!--METADATA-->
      <text:p text:style-name="P4">
At Zaporizhzhia and Kherson directions Russian army shelled Olhivske,Chervone, Huliaipole, Huliaipilske, Charivne, Mala Tokmachka, Novodanylivka,Orikhiv, Novoandriyivka, Stepnohirsk of Zaporizhzhia region; Stepanivka,Antonivka of Kherson region and Kherson city, - General Staff of Armed Forcesof Ukraine says in the morning report</text:p>
      <text:p text:style-name="P4">
News Collection Link: <text:a xlink:type="simple" xlink:href="https://liveuamap.com/en/2023/14-april-at-zaporizhzhia-and-kherson-directions-russian-army" text:style-name="Internet_20_link" text:visited-style-name="Visited_20_Internet_20_Link">
https://liveuamap.com/en/2023/14-april-at-zaporizhzhia-and-kherson-directions-russian-army</text:a>
</text:p>
      <text:p text:style-name="P4">
Source: <text:a xlink:type="simple" xlink:href="https://t.me/lumsrc/4493" text:style-name="Internet_20_link" text:visited-style-name="Visited_20_Internet_20_Link">
https://t.me/lumsrc/4493</text:a>
</text:p>
      <!--NEWS-->
      <text:h text:style-name="P10" text:outline-level="1">
<text:span text:style-name="T4">
У росії визнали «іноагентами» Фонд Карнегі, мультиплікатора і ще одного співака</text:span>
</text:h>
      <text:p text:style-name="P4">
Authors: Ukrinform (Person)</text:p>
      <text:p text:style-name="P4">
Publisher: Укринформ (Organization)</text:p>
      <text:p text:style-name="P4">
Published Time: 2023-04-14T-24:20:00+03:00</text:p>
      <text:p text:style-name="P4">
Modified Time: 2023-04-14T23:20:00+03:00</text:p>
      <text:p text:style-name="P4">
Description: мін'юст росії вніс до реєстру "іноземних агентів" автора-виконавця Семена Слєпаков, публіциста Ігора Яковенка, мультиплікатора Павла Мунтяна, журналіст Павла Канигіна, «Фонд Карнегі за міжнародний мир», видання "Агентство", "Полігон" і об'єднання "Райдужна асоціація". — Укрінформ.</text:p>
      <text:p text:style-name="P4">
Images: ["<text:a xlink:type="simple" xlink:href="https://static.ukrinform.com/photos/2022_04/thumb_files/630_360_1650942309-851.jpg" text:style-name="Internet_20_link" text:visited-style-name="Visited_20_Internet_20_Link">
630_360_16509...</text:a>
"]</text:p>
      <text:p text:style-name="P4">
Tags: ['росія', 'Іноагент']</text:p>
      <text:p text:style-name="P4">
Type: Article</text:p>
      <!--METADATA-->
      <text:p text:style-name="P4">
<draw:frame draw:style-name="fr1" draw:name="Image56" text:anchor-type="as-char" svg:width="6.9236in" svg:height="3.956343in" draw:z-index="0">
<draw:image xlink:href="../Images/yкринформ/2023-04-14T-24-20-00-03-00/630_360_1650942309-851.jpg" xlink:type="simple" xlink:show="embed" xlink:actuate="onLoad" draw:mime-type="image/jpeg"/>
</draw:frame>
 мін'юстросії вніс до реєстру "іноземних агентів" автора-виконавця Семена Слєпаков,публіциста Ігора Яковенка, мультиплікатора Павла Мунтяна, журналіст ПавлаКанигіна, «Фонд Карнегі за міжнародний мир», видання "Агентство", "Полігон" іоб'єднання "Райдужна асоціація".</text:p>
      <text:p text:style-name="P4">
Про це повідомляє Укрінформ із посиланням на <text:a xlink:type="simple" xlink:href="https://minjust.gov.ru/ru/events/49437/" text:style-name="Internet_20_link" text:visited-style-name="Visited_20_Internet_20_Link">
</text:a>
 .</text:p>
      <text:p text:style-name="P4">
За версією Мін'юсту, Слєпаков отримував підтримку від іноземних джерел,виступав проти війни в Україні та "формував негативне ставлення до військовоїта державної служби в цілому", а також "негативно висловлювався щодо громадян<text:a xlink:type="simple" xlink:href="https://www.ukrinform.ua/tag-rosia" text:style-name="Internet_20_link" text:visited-style-name="Visited_20_Internet_20_Link">
 </text:a>
 ".</text:p>
      <text:p text:style-name="P4">
Решті пред'явлені подібні претензії, за винятком "Райдужної асоціації".Остання займається питаннями захисту прав та соціальної адаптації сексуальнихта гендерних меншин. Причиною її внесення до списку "іноагентів" стала"пропаганда нетрадиційних сексуальних відносин".</text:p>
      <text:p text:style-name="P4">
<text:span text:style-name="T4">
Читайте також:</text:span>
 <text:a xlink:type="simple" xlink:href="https://www.ukrinform.ua/rubric-world/3694963-u-rosii-napisali-donos-u-genprokuraturu-na-allu-pugacovu.html" text:style-name="Internet_20_link" text:visited-style-name="Visited_20_Internet_20_Link">
 </text:a>
</text:p>
      <text:p text:style-name="P4">
Також у зв'язку з ліквідацією з реєстру "іноагентів" виключені регіональнагромадська організація "Екологічна вахта Сахаліну" та автономна некомерційнаорганізація "Центр збереження та вивчення лососевих видів риб та місць їхпроживання".</text:p>
      <text:p text:style-name="P4">
Наразі у реєстрі "іноагентів", в якому перебувають, як фізичні, так і юридичніперсони, - <text:a xlink:type="simple" xlink:href="https://minjust.gov.ru/uploaded/files/reestr-inostrannyih-agentov-14-04-2023.pdf" text:style-name="Internet_20_link" text:visited-style-name="Visited_20_Internet_20_Link">
 </text:a>
 .</text:p>
      <text:p text:style-name="P4">
Source: <text:a xlink:type="simple" xlink:href="https://www.ukrinform.ua/rubric-world/3696093-u-rosii-viznali-inoagentami-fond-karnegi-multiplikatora-i-se-odnogo-spivaka.html" text:style-name="Internet_20_link" text:visited-style-name="Visited_20_Internet_20_Link">
https://www.ukrinform.ua/rubric-world/3696093-u-rosii-viznali-inoagentami-fond-karnegi-multiplikatora-i-se-odnogo-spivaka.html</text:a>
</text:p>
      <!--NEWS-->
      <text:h text:style-name="P10" text:outline-level="1">
<text:span text:style-name="T4">
Канада передала Україні три навчальні симулятори стрільби з танків</text:span>
</text:h>
      <text:p text:style-name="P4">
Authors: Ukrinform (Person)</text:p>
      <text:p text:style-name="P4">
Publisher: Укринформ (Organization)</text:p>
      <text:p text:style-name="P4">
Published Time: 2023-04-14T-26:06:00+03:00</text:p>
      <text:p text:style-name="P4">
Modified Time: 2023-04-14T23:06:00+03:00</text:p>
      <text:p text:style-name="P4">
Description: Канада виділила для навчання військовослужбовців ЗСУ три симулятори ведення вогню з танку Leopard 2. — Укрінформ.</text:p>
      <text:p text:style-name="P4">
Images: ["<text:a xlink:type="simple" xlink:href="https://static.ukrinform.com/photos/2023_04/thumb_files/630_360_1681502735-790.jpg" text:style-name="Internet_20_link" text:visited-style-name="Visited_20_Internet_20_Link">
630_360_16815...</text:a>
"]</text:p>
      <text:p text:style-name="P4">
Tags: ['Канада', 'Танк', 'Україна', 'Симулятор']</text:p>
      <text:p text:style-name="P4">
Type: Article</text:p>
      <!--METADATA-->
      <text:p text:style-name="P4">
<draw:frame draw:style-name="fr1" draw:name="Image57" text:anchor-type="as-char" svg:width="6.9236in" svg:height="3.956343in" draw:z-index="0">
<draw:image xlink:href="../Images/yкринформ/2023-04-14T-26-06-00-03-00/630_360_1681502735-790.jpg" xlink:type="simple" xlink:show="embed" xlink:actuate="onLoad" draw:mime-type="image/jpeg"/>
</draw:frame>
 Канадавиділила для навчання військовослужбовців ЗСУ три симулятори ведення вогню зтанку Leopard 2.</text:p>
      <text:p text:style-name="P4">
Як повідомляє кореспондент Укрінформу, про це на своїй сторінці у мережі <text:a xlink:type="simple" xlink:href="https://twitter.com/AnitaAnandMP/status/1646941403086200855" text:style-name="Internet_20_link" text:visited-style-name="Visited_20_Internet_20_Link">
</text:a>
 написаламіністр оборони Канади Аніта Ананд.</text:p>
      <text:p text:style-name="P4">
“На додачу до восьми танків Leopard 2, що ми вже доставили до Польщі, <text:a xlink:type="simple" xlink:href="https://www.ukrinform.ua/tag-kanada" text:style-name="Internet_20_link" text:visited-style-name="Visited_20_Internet_20_Link">
</text:a>
 розгорнула три симулятори стрільби зLeopard для допомоги українським танкістам в опануванні застосування цихтанків та тактики поводження з ними”, - заявила Ананд.</text:p>
      <text:p text:style-name="P4">
Вона наголосила, що “наша підтримку України - усеосяжна й триватиме далі”.</text:p>
      <text:p text:style-name="P4">
<text:span text:style-name="T4">
Читайте також:</text:span>
 <text:a xlink:type="simple" xlink:href="https://www.ukrinform.ua/rubric-polytics/3695907-kanada-spiratimetsa-na-poziciu-ukraini-v-pitanni-stavlenna-do-mirnogo-planu-kitau-posol.html" text:style-name="Internet_20_link" text:visited-style-name="Visited_20_Internet_20_Link">
 <text:span text:style-name="T4">
Канада</text:span>
 </text:a>
</text:p>
      <text:p text:style-name="P4">
Нагадаємо: раніше Ананд оголосила, що <text:a xlink:type="simple" xlink:href="https://www.ukrinform.ua/rubric-ato/3696035-kanada-uze-vidpravila-do-evropi-usi-obicani-ukraini-tanki-leopard-ministr-oboroni.html" text:style-name="Internet_20_link" text:visited-style-name="Visited_20_Internet_20_Link">
 </text:a>
 , обіцяних Україні.</text:p>
      <text:p text:style-name="P4">
<text:span text:style-name="T5">
Фото: Anita Anand / Twitter</text:span>
</text:p>
      <text:p text:style-name="P4">
Source: <text:a xlink:type="simple" xlink:href="https://www.ukrinform.ua/rubric-ato/3696106-kanada-peredala-ukraini-tri-navcalni-simulatori-strilbi-z-tankiv.html" text:style-name="Internet_20_link" text:visited-style-name="Visited_20_Internet_20_Link">
https://www.ukrinform.ua/rubric-ato/3696106-kanada-peredala-ukraini-tri-navcalni-simulatori-strilbi-z-tankiv.html</text:a>
</text:p>
      <!--NEWS-->
      <text:h text:style-name="P10" text:outline-level="1">
<text:span text:style-name="T4">
Найбільший німецький виробник військової техніки та боєприпасів зазнав кібератаки</text:span>
</text:h>
      <text:p text:style-name="P4">
Authors: Ukrinform (Person)</text:p>
      <text:p text:style-name="P4">
Publisher: Укринформ (Organization)</text:p>
      <text:p text:style-name="P4">
Published Time: 2023-04-14T-29:59:00+03:00</text:p>
      <text:p text:style-name="P4">
Modified Time: 2023-04-14T22:59:00+03:00</text:p>
      <text:p text:style-name="P4">
Description: Найбільший німецький виробник військової техніки та боєприпасів - концерн Rheinmetall – зазнав чергової кібератаки. — Укрінформ.</text:p>
      <text:p text:style-name="P4">
Images: ["<text:a xlink:type="simple" xlink:href="https://static.ukrinform.com/photos/2022_09/thumb_files/630_360_1662202935-829.jpg" text:style-name="Internet_20_link" text:visited-style-name="Visited_20_Internet_20_Link">
630_360_16622...</text:a>
"]</text:p>
      <text:p text:style-name="P4">
Tags: ['Кібератака', 'Німеччина', 'Хакери', 'Військова техніка']</text:p>
      <text:p text:style-name="P4">
Type: Article</text:p>
      <!--METADATA-->
      <text:p text:style-name="P4">
<draw:frame draw:style-name="fr1" draw:name="Image58" text:anchor-type="as-char" svg:width="6.9236in" svg:height="3.956343in" draw:z-index="0">
<draw:image xlink:href="../Images/yкринформ/2023-04-14T-29-59-00-03-00/630_360_1662202935-829.jpg" xlink:type="simple" xlink:show="embed" xlink:actuate="onLoad" draw:mime-type="image/jpeg"/>
</draw:frame>
Найбільший німецький виробник військової техніки та боєприпасів - концернRheinmetall – зазнав чергової кібератаки.</text:p>
      <text:p text:style-name="P4">
Про це, як передає Укрінформ, повідомляє <text:a xlink:type="simple" xlink:href="https://www.spiegel.de/netzwelt/rheinmetall-cyberangriff-auf-ruestungskonzern-a-dca34503-412d-4186-ac20-9769654e8e00" text:style-name="Internet_20_link" text:visited-style-name="Visited_20_Internet_20_Link">
</text:a>
 .</text:p>
      <text:p text:style-name="P4">
Цього разу жертвою <text:a xlink:type="simple" xlink:href="https://www.ukrinform.ua/tag-hakeri" text:style-name="Internet_20_link" text:visited-style-name="Visited_20_Internet_20_Link">
 </text:a>
 став цивільнийбізнес компанії. Жертвою кіберзлочинців стала група Dax Rheinmetall:постраждали кілька дочірніх компаній Rheinmetall по всьому світу, включаючикомпанію Kolbenschmidt, де в п’ятницю вийшли з ладу різні системи. Виробництвотам призначене в першу чергу для промислових клієнтів і компаній вавтомобільному секторі.</text:p>
      <text:p text:style-name="P4">
«Збій не вплине на військовий бізнес трьох підрозділів Vehicle Systems, Weaponand Ammunitions and Electronic Solutions», - запевнив речник групи.</text:p>
      <text:p text:style-name="P4">
Розмір завданих збитків наразі з’ясовується. Прокуратура Кельна порушилакримінальну справу. Наразі не відомо, хто стоїть за нападом.</text:p>
      <text:p text:style-name="P4">
<text:span text:style-name="T4">
Читайте також:</text:span>
 <text:a xlink:type="simple" xlink:href="https://www.ukrinform.ua/rubric-technology/3694978-rosijski-hakeri-vidstezuut-gumkonvoi-v-ukraini-cerez-kameri-sposterezenna-u-kafe.html" text:style-name="Internet_20_link" text:visited-style-name="Visited_20_Internet_20_Link">
 <text:span text:style-name="T4">
хакер</text:span>
 </text:a>
</text:p>
      <text:p text:style-name="P4">
Rheinmetall, за власними заявами, входить до трійки найбільших виробниківвійськової техніки та боєприпасів у західному світі. Зараз ринкова вартістьRheinmetall становить понад 10 мільярдів євро. Ціна акцій зросла більш ніжудвічі після російського вторгнення в Україну рік тому. У цивільних сферахRheinmetall є постачальником, зокрема, для автомобільної промисловості.</text:p>
      <text:p text:style-name="P4">
Source: <text:a xlink:type="simple" xlink:href="https://www.ukrinform.ua/rubric-technology/3696105-najbilsij-nimeckij-virobnik-vijskovoi-tehniki-ta-boepripasiv-zaznav-kiberataki.html" text:style-name="Internet_20_link" text:visited-style-name="Visited_20_Internet_20_Link">
https://www.ukrinform.ua/rubric-technology/3696105-najbilsij-nimeckij-virobnik-vijskovoi-tehniki-ta-boepripasiv-zaznav-kiberataki.html</text:a>
</text:p>
      <!--NEWS-->
      <text:h text:style-name="P10" text:outline-level="1">
<text:span text:style-name="T4">
На війні загинув український важкоатлет Ігор Дорошенко</text:span>
</text:h>
      <text:p text:style-name="P4">
Authors: Ukrinform (Person)</text:p>
      <text:p text:style-name="P4">
Publisher: Укринформ (Organization)</text:p>
      <text:p text:style-name="P4">
Published Time: 2023-04-14T-2:31:00+03:00</text:p>
      <text:p text:style-name="P4">
Modified Time: 2023-04-14T21:31:00+03:00</text:p>
      <text:p text:style-name="P4">
Description: Дорошенко вступив до лав ЗСУ з початку повномасштабного вторгнення рф. — Укрінформ.</text:p>
      <text:p text:style-name="P4">
Images: ["<text:a xlink:type="simple" xlink:href="https://static.ukrinform.com/photos/2023_04/thumb_files/630_360_1681496658-716.jpg" text:style-name="Internet_20_link" text:visited-style-name="Visited_20_Internet_20_Link">
630_360_16814...</text:a>
"]</text:p>
      <text:p text:style-name="P4">
Tags: ['Важка атлетика']</text:p>
      <text:p text:style-name="P4">
Type: Article</text:p>
      <!--METADATA-->
      <text:p text:style-name="P4">
<draw:frame draw:style-name="fr1" draw:name="Image59" text:anchor-type="as-char" svg:width="6.9236in" svg:height="3.956343in" draw:z-index="0">
<draw:image xlink:href="../Images/yкринформ/2023-04-14T-2-31-00-03-00/630_360_1681496658-716.jpg" xlink:type="simple" xlink:show="embed" xlink:actuate="onLoad" draw:mime-type="image/jpeg"/>
</draw:frame>
 Дорошенковступив до лав ЗСУ з початку повномасштабного вторгнення рф.</text:p>
      <text:p text:style-name="P4">
Срібний призер чемпіонату Європи та володар бронзової медалі чемпіонату світуз важкої атлетики серед юніорів Ігор Дорошенко загинув на російсько-українській війні, <text:a xlink:type="simple" xlink:href="https://www.facebook.com/uwf.net.ua/posts/pfbid02U9BFLFGFdqLjnugmgMinKc7x2ZEuE2wiWk9Tsu9U7hzRbQK8q3cX6DmBQqZ7t5mjl" text:style-name="Internet_20_link" text:visited-style-name="Visited_20_Internet_20_Link">
</text:a>
пресслужба федерації важкої атлетики України, передає Укрінформ.</text:p>
      <text:p text:style-name="P4">
Спортсмен під час виконання бойового завдання потрапив під артилерійськийобстріл поблизу Авдіївки. Дорошенко з важкими пораненнями був евакуйований доДніпра, але врятувати його не вдалося - 10 квітня життя важкоатлетаобірвалося.</text:p>
      <text:p text:style-name="P4">
Дорошенко був родом з Кривого Рогу. У нього залишилися дружина та син.</text:p>
      <text:p text:style-name="P4">
<text:span text:style-name="T4">
Читайте також:</text:span>
 <text:a xlink:type="simple" xlink:href="https://www.ukrinform.ua/rubric-kyiv/3692613-u-stolici-vsanuvali-pamat-zagiblih-ukrainskih-sportsmeniv-i-treneriv.html" text:style-name="Internet_20_link" text:visited-style-name="Visited_20_Internet_20_Link">
 </text:a>
</text:p>
      <text:p text:style-name="P4">
Як повідомляв Укрінформ, за даними Міністра молоді та спорту України черезповномасштабне вторгнення росії в Україні загинуло понад 250 спортсменів.</text:p>
      <text:p text:style-name="P4">
Фото: facebook.com/uwf.net.ua</text:p>
      <text:p text:style-name="P4">
Source: <text:a xlink:type="simple" xlink:href="https://www.ukrinform.ua/rubric-sports/3696081-na-vijni-zaginuv-ukrainskij-vazkoatlet-igor-dorosenko.html" text:style-name="Internet_20_link" text:visited-style-name="Visited_20_Internet_20_Link">
https://www.ukrinform.ua/rubric-sports/3696081-na-vijni-zaginuv-ukrainskij-vazkoatlet-igor-dorosenko.html</text:a>
</text:p>
      <!--NEWS-->
      <text:h text:style-name="P10" text:outline-level="1">
<text:span text:style-name="T4">
Коста-Рика долучилася до коаліції за створення Спецтрибуналу для рф</text:span>
</text:h>
      <text:p text:style-name="P4">
Authors: Ukrinform (Person)</text:p>
      <text:p text:style-name="P4">
Publisher: Укринформ (Organization)</text:p>
      <text:p text:style-name="P4">
Published Time: 2023-04-14T-31:53:00+03:00</text:p>
      <text:p text:style-name="P4">
Modified Time: 2023-04-14T22:53:00+03:00</text:p>
      <text:p text:style-name="P4">
Description: До коаліції країн зі створення Спеціального трибуналу щодо злочину агресії проти України долучилася Коста-Рика. — Укрінформ.</text:p>
      <text:p text:style-name="P4">
Images: ["<text:a xlink:type="simple" xlink:href="https://static.ukrinform.com/photos/2016_12/thumb_files/630_360_1482999669-1652-kostarika.jpg" text:style-name="Internet_20_link" text:visited-style-name="Visited_20_Internet_20_Link">
630_360_14829...</text:a>
"]</text:p>
      <text:p text:style-name="P4">
Tags: ['Кулеба', 'МЗС', 'Трибунал', 'Україна', 'Агресія РФ', 'Коста-Рика']</text:p>
      <text:p text:style-name="P4">
Type: Article</text:p>
      <!--METADATA-->
      <text:p text:style-name="P4">
<draw:frame draw:style-name="fr1" draw:name="Image60" text:anchor-type="as-char" svg:width="6.9236in" svg:height="3.956343in" draw:z-index="0">
<draw:image xlink:href="../Images/yкринформ/2023-04-14T-31-53-00-03-00/630_360_1482999669-1652-kostarika.jpg" xlink:type="simple" xlink:show="embed" xlink:actuate="onLoad" draw:mime-type="image/jpeg"/>
</draw:frame>
До коаліції країн зі створення Спеціального трибуналу щодо злочину агресіїпроти України долучилася Коста-Рика.</text:p>
      <text:p text:style-name="P4">
Про це повідомив у <text:a xlink:type="simple" xlink:href="https://twitter.com/DmytroKuleba" text:style-name="Internet_20_link" text:visited-style-name="Visited_20_Internet_20_Link">
 </text:a>
 міністр закордоннихсправ України Дмитро Кулеба, передає Укрінформ.</text:p>
      <text:p text:style-name="Quotations">

<text:p text:style-name="P4">
During our call today, FM Arnoldo Tinoco informed me that Costa Rica has&gt;
 decided to join the Core Group on the Special Tribunal for the crime of&gt;
 aggression against Ukraine, bringing the total number of states to 34. We&gt;
 also discussed ways to further boost bilateral cooperation.&gt;
&gt;
 — Dmytro Kuleba (@DmytroKuleba) <text:a xlink:type="simple" xlink:href="https://twitter.com/DmytroKuleba/status/1646917261490282510" text:style-name="Internet_20_link" text:visited-style-name="Visited_20_Internet_20_Link">
&gt;
 </text:a>
</text:p>

</text:p>
      <text:p text:style-name="P4">
"Під час нашої сьогоднішньої розмови глава МЗС Арнольдо Тіноко повідомив мені,що Коста-Рика вирішила приєднатися до Основної групи зі створення <text:a xlink:type="simple" xlink:href="https://www.ukrinform.ua/tag-tribunal" text:style-name="Internet_20_link" text:visited-style-name="Visited_20_Internet_20_Link">
</text:a>
 у справі щодо злочину агресії протиУкраїни. У результаті загальна кількість держав сягнула 34. Ми такожобговорили шляхи посилення двостороннього співробітництва", - написав Кулеба.</text:p>
      <text:p text:style-name="P4">
<text:span text:style-name="T4">
Читайте також:</text:span>
 <text:a xlink:type="simple" xlink:href="https://www.ukrinform.ua/rubric-polytics/3693437-evrosouz-obgovorue-z-krainami-g7-spectribunal-sodo-zlocinu-agresii-rosii-evrokomisar.html" text:style-name="Internet_20_link" text:visited-style-name="Visited_20_Internet_20_Link">
 <text:span text:style-name="T4">
спецтрибунал</text:span>
 </text:a>
</text:p>
      <text:p text:style-name="P4">
Як повідомляв Укрінформ, Міністерство закордонних справ України <text:a xlink:type="simple" xlink:href="https://www.ukrinform.ua/rubric-polytics/3675976-koalicia-zi-stvorenna-spectribunalu-dla-rf-prodovzit-zrostati-kuleba.html" text:style-name="Internet_20_link" text:visited-style-name="Visited_20_Internet_20_Link">
</text:a>
 над розширеннямміжнародної коаліції для створення Спеціального трибуналу щодо злочину агресіїпроти України та притягнення військового та політичного керівництва рф довідповідальності.</text:p>
      <text:p text:style-name="P4">
Source: <text:a xlink:type="simple" xlink:href="https://www.ukrinform.ua/rubric-polytics/3696104-kostarika-dolucilasa-do-koalicii-za-stvorenna-spectribunalu-dla-rf.html" text:style-name="Internet_20_link" text:visited-style-name="Visited_20_Internet_20_Link">
https://www.ukrinform.ua/rubric-polytics/3696104-kostarika-dolucilasa-do-koalicii-za-stvorenna-spectribunalu-dla-rf.html</text:a>
</text:p>
      <!--NEWS-->
      <text:h text:style-name="P10" text:outline-level="1">
<text:span text:style-name="T4">
В Україні 70% громадян підтримують заборону діяльності УПЦ МП</text:span>
</text:h>
      <text:p text:style-name="P4">
Authors: Ukrinform (Person)</text:p>
      <text:p text:style-name="P4">
Publisher: Укринформ (Organization)</text:p>
      <text:p text:style-name="P4">
Published Time: 2023-04-14T-33:42:00+03:00</text:p>
      <text:p text:style-name="P4">
Modified Time: 2023-04-14T22:42:00+03:00</text:p>
      <text:p text:style-name="P4">
Description: В Україні 70% громадян підтримують ідею заборони діяльності Української православної церкви московського патріархату. — Укрінформ.</text:p>
      <text:p text:style-name="P4">
Images: ["<text:a xlink:type="simple" xlink:href="https://static.ukrinform.com/photos/2019_01/thumb_files/630_360_1547809133-586.jpg" text:style-name="Internet_20_link" text:visited-style-name="Visited_20_Internet_20_Link">
630_360_15478...</text:a>
"]</text:p>
      <text:p text:style-name="P4">
Tags: ['Опитування', 'УПЦ МП', 'Заборона']</text:p>
      <text:p text:style-name="P4">
Type: Article</text:p>
      <!--METADATA-->
      <text:p text:style-name="P4">
<draw:frame draw:style-name="fr1" draw:name="Image61" text:anchor-type="as-char" svg:width="6.9236in" svg:height="3.956343in" draw:z-index="0">
<draw:image xlink:href="../Images/yкринформ/2023-04-14T-33-42-00-03-00/630_360_1547809133-586.jpg" xlink:type="simple" xlink:show="embed" xlink:actuate="onLoad" draw:mime-type="image/jpeg"/>
</draw:frame>
 В Україні70% громадян підтримують ідею заборони діяльності Української православноїцеркви московського патріархату.</text:p>
      <text:p text:style-name="P4">
Про це свідчать <text:a xlink:type="simple" xlink:href="http://drive.google.com/drive/folders/1tU57MOXBEtUXdB6Mnn6LcpWBBLV8CAWo" text:style-name="Internet_20_link" text:visited-style-name="Visited_20_Internet_20_Link">
</text:a>
, проведеного дослідницькою компанією Gradus Research напередодні свята,передає Укрінформ.</text:p>
      <text:p text:style-name="P4">
Так, 70% опитаних підтримують заборону діяльності УПЦ МП на території України,тоді як у 2021 році таких було трохи більш ніж половина (55%).</text:p>
      <text:p text:style-name="P4">
<text:span text:style-name="T4">
Читайте також:</text:span>
 <text:a xlink:type="simple" xlink:href="https://www.ukrinform.ua/rubric-society/3695094-danilov-institucii-aki-maut-vidnosenna-do-moskvi-ne-pracuvatimut-na-teritorii-ukraini.html" text:style-name="Internet_20_link" text:visited-style-name="Visited_20_Internet_20_Link">
 </text:a>
</text:p>
      <text:p text:style-name="P4">
Крім того, дві третини респондентів (66%) ставляться до рішення про виселенняченців УПЦ МП з Києво-Печерської лаври позитивно (дуже або скоріше).</text:p>
      <text:p text:style-name="P4">
Опитування проведено дослідницькою компанією Gradus Research методомсамозаповнення анкети в мобільному додатку. Вибірка: 1330 респондентів у віці18-60 років, які мешкають у населених пунктах, де проживає понад 50 000жителів. Період проведення: 13-14 квітня 2023 року.</text:p>
      <text:p text:style-name="P4">
<text:span text:style-name="T4">
Читайте також:</text:span>
 <text:a xlink:type="simple" xlink:href="https://www.ukrinform.ua/rubric-diaspora/3695962-skilki-ukrainski-bizenci-u-polsi-planuut-vitratiti-na-velikden-doslidzenna.html" text:style-name="Internet_20_link" text:visited-style-name="Visited_20_Internet_20_Link">
 </text:a>
</text:p>
      <text:p text:style-name="P4">
Як повідомлялося, Національний заповідник " <text:a xlink:type="simple" xlink:href="https://www.ukrinform.ua/tag-kiivska-lavra" text:style-name="Internet_20_link" text:visited-style-name="Visited_20_Internet_20_Link">
 </text:a>
 " оголосив про розрив договору про оренду з Українськоюправославною церквою московського патріархату з 29 березня 2023 року, протетривалий час прибічники УПЦ МП перешкоджали початку діяльності комісії зінвентаризації майна.</text:p>
      <text:p text:style-name="P4">
Source: <text:a xlink:type="simple" xlink:href="https://www.ukrinform.ua/rubric-society/3696005-v-ukraini-70-gromadan-pidtrimuut-zaboronu-dialnosti-upc-mp.html" text:style-name="Internet_20_link" text:visited-style-name="Visited_20_Internet_20_Link">
https://www.ukrinform.ua/rubric-society/3696005-v-ukraini-70-gromadan-pidtrimuut-zaboronu-dialnosti-upc-mp.html</text:a>
</text:p>
      <!--NEWS-->
      <text:h text:style-name="P10" text:outline-level="1">
<text:span text:style-name="T4">
Ракетний удар по Слов’янську: кількість загиблих зросла до восьми, 21 поранений</text:span>
</text:h>
      <text:p text:style-name="P4">
Authors: Ukrinform (Person)</text:p>
      <text:p text:style-name="P4">
Publisher: Укринформ (Organization)</text:p>
      <text:p text:style-name="P4">
Published Time: 2023-04-14T-35:19:00+03:00</text:p>
      <text:p text:style-name="P4">
Modified Time: 2023-04-14T22:19:00+03:00</text:p>
      <text:p text:style-name="P4">
Description: Кількість загиблих внаслідок ракетного удару росіян по Слов’янську зросла до восьми людей, наразі відомо також про 21 пораненого. — Укрінформ.</text:p>
      <text:p text:style-name="P4">
Images: ["<text:a xlink:type="simple" xlink:href="https://static.ukrinform.com/photos/2023_04/thumb_files/630_360_1681499682-1968.jpeg" text:style-name="Internet_20_link" text:visited-style-name="Visited_20_Internet_20_Link">
630_360_16814...</text:a>
", "<text:a xlink:type="simple" xlink:href="https://static.ukrinform.com/photos/2023_04/thumb_files/630_360_1681499682-8059.jpeg" text:style-name="Internet_20_link" text:visited-style-name="Visited_20_Internet_20_Link">
630_360_16814...</text:a>
", "<text:a xlink:type="simple" xlink:href="https://static.ukrinform.com/photos/2023_04/thumb_files/630_360_1681499682-5661.jpeg" text:style-name="Internet_20_link" text:visited-style-name="Visited_20_Internet_20_Link">
630_360_16814...</text:a>
", "<text:a xlink:type="simple" xlink:href="https://static.ukrinform.com/photos/2023_04/thumb_files/630_360_1681499682-4128.jpeg" text:style-name="Internet_20_link" text:visited-style-name="Visited_20_Internet_20_Link">
630_360_16814...</text:a>
", "<text:a xlink:type="simple" xlink:href="https://static.ukrinform.com/photos/2023_04/thumb_files/630_360_1681499682-2528.jpeg" text:style-name="Internet_20_link" text:visited-style-name="Visited_20_Internet_20_Link">
630_360_16814...</text:a>
", "<text:a xlink:type="simple" xlink:href="https://static.ukrinform.com/photos/2023_04/thumb_files/630_360_1681499682-7267.jpeg" text:style-name="Internet_20_link" text:visited-style-name="Visited_20_Internet_20_Link">
630_360_16814...</text:a>
", "<text:a xlink:type="simple" xlink:href="https://static.ukrinform.com/photos/2023_04/thumb_files/630_360_1681499682-8387.jpeg" text:style-name="Internet_20_link" text:visited-style-name="Visited_20_Internet_20_Link">
630_360_16814...</text:a>
", "<text:a xlink:type="simple" xlink:href="https://static.ukrinform.com/photos/2023_04/thumb_files/630_360_1681499683-2536.jpeg" text:style-name="Internet_20_link" text:visited-style-name="Visited_20_Internet_20_Link">
630_360_16814...</text:a>
", "<text:a xlink:type="simple" xlink:href="https://static.ukrinform.com/photos/2023_04/thumb_files/630_360_1681499683-8411.jpeg" text:style-name="Internet_20_link" text:visited-style-name="Visited_20_Internet_20_Link">
630_360_16814...</text:a>
", "<text:a xlink:type="simple" xlink:href="https://static.ukrinform.com/photos/2023_04/thumb_files/630_360_1681499683-7890.jpeg" text:style-name="Internet_20_link" text:visited-style-name="Visited_20_Internet_20_Link">
630_360_16814...</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Tags: ['Донеччина', 'Кириленко', 'Обстріл', "Слов'янськ", 'Війна з росією']</text:p>
      <text:p text:style-name="P4">
Type: Article</text:p>
      <!--METADATA-->
      <text:p text:style-name="P4">
<draw:frame draw:style-name="fr1" draw:name="Image62" text:anchor-type="as-char" svg:width="6.9236in" svg:height="3.956343in" draw:z-index="0">
<draw:image xlink:href="../Images/yкринформ/2023-04-14T-35-19-00-03-00/630_360_1681499682-1968.jpeg" xlink:type="simple" xlink:show="embed" xlink:actuate="onLoad" draw:mime-type="image/jpeg"/>
</draw:frame>
Кількість загиблих внаслідок ракетного удару росіян по Слов’янську зросла довосьми людей, наразі відомо також про 21 пораненого.</text:p>
      <text:p text:style-name="P4">
Про це повідомив у <text:a xlink:type="simple" xlink:href="https://t.me/pavlokyrylenko_donoda/7537" text:style-name="Internet_20_link" text:visited-style-name="Visited_20_Internet_20_Link">
 </text:a>
 оловаДонецької ОВА Павло Кириленко, передає Укрінформ.</text:p>
      <text:p text:style-name="P4">
<draw:frame draw:style-name="fr1" draw:name="Image63" text:anchor-type="as-char" svg:width="6.9236in" svg:height="3.956343in" draw:z-index="0">
<draw:image xlink:href="../Images/yкринформ/2023-04-14T-35-19-00-03-00/630_360_1681499682-8059.jpeg" xlink:type="simple" xlink:show="embed" xlink:actuate="onLoad" draw:mime-type="image/jpeg"/>
</draw:frame>
Ракетний удар по Слов'янську: кількість загиблих і поранених зросла / Фото:Павло Кириленко / Донецька ОДА (ОВА)  <text:a xlink:type="simple" xlink:href="https://static.ukrinform.com/photos/2023_04/1681499682-8059.jpeg" text:style-name="Internet_20_link" text:visited-style-name="Visited_20_Internet_20_Link">
<draw:frame draw:style-name="fr1" draw:name="Image64" text:anchor-type="as-char" svg:width="6.9236in" svg:height="3.956343in" draw:z-index="0">
<draw:image xlink:href="../Images/yкринформ/2023-04-14T-35-19-00-03-00/630_360_1681499682-8059.jpeg" xlink:type="simple" xlink:show="embed" xlink:actuate="onLoad" draw:mime-type="image/jpeg"/>
</draw:frame>
</text:a>
 <text:a xlink:type="simple" xlink:href="https://static.ukrinform.com/photos/2023_04/1681499682-5661.jpeg" text:style-name="Internet_20_link" text:visited-style-name="Visited_20_Internet_20_Link">
<draw:frame draw:style-name="fr1" draw:name="Image65" text:anchor-type="as-char" svg:width="6.9236in" svg:height="3.956343in" draw:z-index="0">
<draw:image xlink:href="../Images/yкринформ/2023-04-14T-35-19-00-03-00/630_360_1681499682-5661.jpeg" xlink:type="simple" xlink:show="embed" xlink:actuate="onLoad" draw:mime-type="image/jpeg"/>
</draw:frame>
</text:a>
 <text:a xlink:type="simple" xlink:href="https://static.ukrinform.com/photos/2023_04/1681499682-4128.jpeg" text:style-name="Internet_20_link" text:visited-style-name="Visited_20_Internet_20_Link">
<draw:frame draw:style-name="fr1" draw:name="Image66" text:anchor-type="as-char" svg:width="6.9236in" svg:height="3.956343in" draw:z-index="0">
<draw:image xlink:href="../Images/yкринформ/2023-04-14T-35-19-00-03-00/630_360_1681499682-4128.jpeg" xlink:type="simple" xlink:show="embed" xlink:actuate="onLoad" draw:mime-type="image/jpeg"/>
</draw:frame>
</text:a>
 <text:a xlink:type="simple" xlink:href="https://static.ukrinform.com/photos/2023_04/1681499682-1968.jpeg" text:style-name="Internet_20_link" text:visited-style-name="Visited_20_Internet_20_Link">
<draw:frame draw:style-name="fr1" draw:name="Image67" text:anchor-type="as-char" svg:width="6.9236in" svg:height="3.956343in" draw:z-index="0">
<draw:image xlink:href="../Images/yкринформ/2023-04-14T-35-19-00-03-00/630_360_1681499682-1968.jpeg" xlink:type="simple" xlink:show="embed" xlink:actuate="onLoad" draw:mime-type="image/jpeg"/>
</draw:frame>
</text:a>
 <text:a xlink:type="simple" xlink:href="https://static.ukrinform.com/photos/2023_04/1681499682-2528.jpeg" text:style-name="Internet_20_link" text:visited-style-name="Visited_20_Internet_20_Link">
<draw:frame draw:style-name="fr1" draw:name="Image68" text:anchor-type="as-char" svg:width="6.9236in" svg:height="3.956343in" draw:z-index="0">
<draw:image xlink:href="../Images/yкринформ/2023-04-14T-35-19-00-03-00/630_360_1681499682-2528.jpeg" xlink:type="simple" xlink:show="embed" xlink:actuate="onLoad" draw:mime-type="image/jpeg"/>
</draw:frame>
</text:a>
 <text:a xlink:type="simple" xlink:href="https://static.ukrinform.com/photos/2023_04/1681499682-7267.jpeg" text:style-name="Internet_20_link" text:visited-style-name="Visited_20_Internet_20_Link">
<draw:frame draw:style-name="fr1" draw:name="Image69" text:anchor-type="as-char" svg:width="6.9236in" svg:height="3.956343in" draw:z-index="0">
<draw:image xlink:href="../Images/yкринформ/2023-04-14T-35-19-00-03-00/630_360_1681499682-7267.jpeg" xlink:type="simple" xlink:show="embed" xlink:actuate="onLoad" draw:mime-type="image/jpeg"/>
</draw:frame>
</text:a>
 <text:a xlink:type="simple" xlink:href="https://static.ukrinform.com/photos/2023_04/1681499682-8387.jpeg" text:style-name="Internet_20_link" text:visited-style-name="Visited_20_Internet_20_Link">
<draw:frame draw:style-name="fr1" draw:name="Image70" text:anchor-type="as-char" svg:width="6.9236in" svg:height="3.956343in" draw:z-index="0">
<draw:image xlink:href="../Images/yкринформ/2023-04-14T-35-19-00-03-00/630_360_1681499682-8387.jpeg" xlink:type="simple" xlink:show="embed" xlink:actuate="onLoad" draw:mime-type="image/jpeg"/>
</draw:frame>
</text:a>
 <text:a xlink:type="simple" xlink:href="https://static.ukrinform.com/photos/2023_04/1681499683-2536.jpeg" text:style-name="Internet_20_link" text:visited-style-name="Visited_20_Internet_20_Link">
<draw:frame draw:style-name="fr1" draw:name="Image71" text:anchor-type="as-char" svg:width="6.9236in" svg:height="3.956343in" draw:z-index="0">
<draw:image xlink:href="../Images/yкринформ/2023-04-14T-35-19-00-03-00/630_360_1681499683-2536.jpeg" xlink:type="simple" xlink:show="embed" xlink:actuate="onLoad" draw:mime-type="image/jpeg"/>
</draw:frame>
</text:a>
 <text:a xlink:type="simple" xlink:href="https://static.ukrinform.com/photos/2023_04/1681499683-8411.jpeg" text:style-name="Internet_20_link" text:visited-style-name="Visited_20_Internet_20_Link">
<draw:frame draw:style-name="fr1" draw:name="Image72" text:anchor-type="as-char" svg:width="6.9236in" svg:height="3.956343in" draw:z-index="0">
<draw:image xlink:href="../Images/yкринформ/2023-04-14T-35-19-00-03-00/630_360_1681499683-8411.jpeg" xlink:type="simple" xlink:show="embed" xlink:actuate="onLoad" draw:mime-type="image/jpeg"/>
</draw:frame>
</text:a>
 <text:a xlink:type="simple" xlink:href="https://static.ukrinform.com/photos/2023_04/1681499683-7890.jpeg" text:style-name="Internet_20_link" text:visited-style-name="Visited_20_Internet_20_Link">
<draw:frame draw:style-name="fr1" draw:name="Image73" text:anchor-type="as-char" svg:width="6.9236in" svg:height="3.956343in" draw:z-index="0">
<draw:image xlink:href="../Images/yкринформ/2023-04-14T-35-19-00-03-00/630_360_1681499683-7890.jpeg" xlink:type="simple" xlink:show="embed" xlink:actuate="onLoad" draw:mime-type="image/jpeg"/>
</draw:frame>
</text:a>
</text:p>
      <text:p text:style-name="P4">
«8 загиблих і 21 поранений – такі оперативні дані по удару по <text:a xlink:type="simple" xlink:href="https://www.ukrinform.ua/tag-slovansk" text:style-name="Internet_20_link" text:visited-style-name="Visited_20_Internet_20_Link">
</text:a>
 станом на 21:00. Серед загиблих –дворічна дитина, яку, на жаль, не змогли врятувати після того, як витягнулиз-під завалів. Ще 5 людей, імовірно, перебувають під уламками зруйнованогобудинку», - йдеться у повідомленні.</text:p>
      <text:p text:style-name="P4">
<draw:frame draw:style-name="fr1" draw:name="Image74" text:anchor-type="as-char" svg:width="6.9236in" svg:height="3.956343in" draw:z-index="0">
<draw:image xlink:href="../Images/yкринформ/2023-04-14T-35-19-00-03-00/630_360_1681500608-3052.jpeg" xlink:type="simple" xlink:show="embed" xlink:actuate="onLoad" draw:mime-type="image/jpeg"/>
</draw:frame>
 Роботаспецслужб на місці прильоту у Слов'янську / Фото: Юлія Овсяннікова, Укрінформ<text:a xlink:type="simple" xlink:href="https://static.ukrinform.com/photos/2023_04/1681500608-3052.jpeg" text:style-name="Internet_20_link" text:visited-style-name="Visited_20_Internet_20_Link">
 <draw:frame draw:style-name="fr1" draw:name="Image75" text:anchor-type="as-char" svg:width="6.9236in" svg:height="3.956343in" draw:z-index="0">
<draw:image xlink:href="../Images/yкринформ/2023-04-14T-35-19-00-03-00/630_360_1681500608-3052.jpeg" xlink:type="simple" xlink:show="embed" xlink:actuate="onLoad" draw:mime-type="image/jpeg"/>
</draw:frame>
</text:a>
 <text:a xlink:type="simple" xlink:href="https://static.ukrinform.com/photos/2023_04/1681500608-5003.jpeg" text:style-name="Internet_20_link" text:visited-style-name="Visited_20_Internet_20_Link">
<draw:frame draw:style-name="fr1" draw:name="Image76" text:anchor-type="as-char" svg:width="6.9236in" svg:height="3.956343in" draw:z-index="0">
<draw:image xlink:href="../Images/yкринформ/2023-04-14T-35-19-00-03-00/630_360_1681500608-5003.jpeg" xlink:type="simple" xlink:show="embed" xlink:actuate="onLoad" draw:mime-type="image/jpeg"/>
</draw:frame>
</text:a>
 <text:a xlink:type="simple" xlink:href="https://static.ukrinform.com/photos/2023_04/1681500608-9957.jpeg" text:style-name="Internet_20_link" text:visited-style-name="Visited_20_Internet_20_Link">
<draw:frame draw:style-name="fr1" draw:name="Image77" text:anchor-type="as-char" svg:width="6.9236in" svg:height="3.956343in" draw:z-index="0">
<draw:image xlink:href="../Images/yкринформ/2023-04-14T-35-19-00-03-00/630_360_1681500608-9957.jpeg" xlink:type="simple" xlink:show="embed" xlink:actuate="onLoad" draw:mime-type="image/jpeg"/>
</draw:frame>
</text:a>
 <text:a xlink:type="simple" xlink:href="https://static.ukrinform.com/photos/2023_04/1681500608-6121.jpeg" text:style-name="Internet_20_link" text:visited-style-name="Visited_20_Internet_20_Link">
<draw:frame draw:style-name="fr1" draw:name="Image78" text:anchor-type="as-char" svg:width="6.9236in" svg:height="3.956343in" draw:z-index="0">
<draw:image xlink:href="../Images/yкринформ/2023-04-14T-35-19-00-03-00/630_360_1681500608-6121.jpeg" xlink:type="simple" xlink:show="embed" xlink:actuate="onLoad" draw:mime-type="image/jpeg"/>
</draw:frame>
</text:a>
 <text:a xlink:type="simple" xlink:href="https://static.ukrinform.com/photos/2023_04/1681500608-3258.jpeg" text:style-name="Internet_20_link" text:visited-style-name="Visited_20_Internet_20_Link">
<draw:frame draw:style-name="fr1" draw:name="Image79" text:anchor-type="as-char" svg:width="6.9236in" svg:height="3.956343in" draw:z-index="0">
<draw:image xlink:href="../Images/yкринформ/2023-04-14T-35-19-00-03-00/630_360_1681500608-3258.jpeg" xlink:type="simple" xlink:show="embed" xlink:actuate="onLoad" draw:mime-type="image/jpeg"/>
</draw:frame>
</text:a>
 <text:a xlink:type="simple" xlink:href="https://static.ukrinform.com/photos/2023_04/1681500608-3632.jpeg" text:style-name="Internet_20_link" text:visited-style-name="Visited_20_Internet_20_Link">
<draw:frame draw:style-name="fr1" draw:name="Image80" text:anchor-type="as-char" svg:width="6.9236in" svg:height="3.956343in" draw:z-index="0">
<draw:image xlink:href="../Images/yкринформ/2023-04-14T-35-19-00-03-00/630_360_1681500608-3632.jpeg" xlink:type="simple" xlink:show="embed" xlink:actuate="onLoad" draw:mime-type="image/jpeg"/>
</draw:frame>
</text:a>
 <text:a xlink:type="simple" xlink:href="https://static.ukrinform.com/photos/2023_04/1681500609-2106.jpeg" text:style-name="Internet_20_link" text:visited-style-name="Visited_20_Internet_20_Link">
<draw:frame draw:style-name="fr1" draw:name="Image81" text:anchor-type="as-char" svg:width="6.9236in" svg:height="3.956343in" draw:z-index="0">
<draw:image xlink:href="../Images/yкринформ/2023-04-14T-35-19-00-03-00/630_360_1681500609-2106.jpeg" xlink:type="simple" xlink:show="embed" xlink:actuate="onLoad" draw:mime-type="image/jpeg"/>
</draw:frame>
</text:a>
 <text:a xlink:type="simple" xlink:href="https://static.ukrinform.com/photos/2023_04/1681500610-9902.jpeg" text:style-name="Internet_20_link" text:visited-style-name="Visited_20_Internet_20_Link">
<draw:frame draw:style-name="fr1" draw:name="Image82" text:anchor-type="as-char" svg:width="6.9236in" svg:height="3.956343in" draw:z-index="0">
<draw:image xlink:href="../Images/yкринформ/2023-04-14T-35-19-00-03-00/630_360_1681500610-9902.jpeg" xlink:type="simple" xlink:show="embed" xlink:actuate="onLoad" draw:mime-type="image/jpeg"/>
</draw:frame>
</text:a>
</text:p>
      <text:p text:style-name="P4">
росіяни випустили по місту щонайменше 7 ракет (за попередньою інформацією,С-300), 6 із них влучили по житловому сектору, ще 1 – на територіюландшафтного парку.</text:p>
      <text:p text:style-name="P4">
<text:span text:style-name="T4">
Читайте також:</text:span>
 <text:a xlink:type="simple" xlink:href="https://www.ukrinform.ua/rubric-ato/3696089-rosiani-obstrilali-prikordonnu-gromadu-sumsini.html" text:style-name="Internet_20_link" text:visited-style-name="Visited_20_Internet_20_Link">
 <text:span text:style-name="T4">
обстріл</text:span>
 </text:a>
</text:p>
      <text:p text:style-name="P4">
Ударом пошкоджені 5 багатоповерхівок, 5 приватних будинків, школу, базувідпочинку, адмінбудівлю, крамницю, господарський центр і 12 автомобілів.</text:p>
      <text:p text:style-name="P4">
Павло Кириленко наголошує, що уся наведена інформація є попередньою. Точнінаслідки удару будуть відомі пізніше.</text:p>
      <text:p text:style-name="P4">
<text:span text:style-name="T4">
Читайте також:</text:span>
 <text:a xlink:type="simple" xlink:href="https://www.ukrinform.ua/rubric-ato/3695993-zagarbniki-obstrilali-kramatorsk-poskodzeni-bagatopoverhivki.html" text:style-name="Internet_20_link" text:visited-style-name="Visited_20_Internet_20_Link">
 <text:span text:style-name="T4">
обстріл</text:span>
 </text:a>
</text:p>
      <text:p text:style-name="P4">
Розпочато досудове розслідування за фактом обстрілу російськими військамиСлов’янська Донецької області.</text:p>
      <text:p text:style-name="P4">
Source: <text:a xlink:type="simple" xlink:href="https://www.ukrinform.ua/rubric-regions/3696096-raketnij-udar-po-slovansku-kilkist-zagiblih-zrosla-do-vosmi-21-poranenij.html" text:style-name="Internet_20_link" text:visited-style-name="Visited_20_Internet_20_Link">
https://www.ukrinform.ua/rubric-regions/3696096-raketnij-udar-po-slovansku-kilkist-zagiblih-zrosla-do-vosmi-21-poranenij.html</text:a>
</text:p>
      <!--NEWS-->
      <text:h text:style-name="P10" text:outline-level="1">
<text:span text:style-name="T4">
Надаль пропустить турнір у Барселоні</text:span>
</text:h>
      <text:p text:style-name="P4">
Authors: Ukrinform (Person)</text:p>
      <text:p text:style-name="P4">
Publisher: Укринформ (Organization)</text:p>
      <text:p text:style-name="P4">
Published Time: 2023-04-14T-37:13:54+03:00</text:p>
      <text:p text:style-name="P4">
Modified Time: 2023-04-14T22:13:54+03:00</text:p>
      <text:p text:style-name="P4">
Description: Місце іспанця в основній сітці займе Александр Шевченко. — Укрінформ.</text:p>
      <text:p text:style-name="P4">
Images: ["<text:a xlink:type="simple" xlink:href="https://static.ukrinform.com/photos/2023_04/thumb_files/630_360_1681499566-567.jpg" text:style-name="Internet_20_link" text:visited-style-name="Visited_20_Internet_20_Link">
630_360_16814...</text:a>
"]</text:p>
      <text:p text:style-name="P4">
Tags: ['Теніс', 'Надаль']</text:p>
      <text:p text:style-name="P4">
Type: Article</text:p>
      <!--METADATA-->
      <text:p text:style-name="P4">
<draw:frame draw:style-name="fr1" draw:name="Image83" text:anchor-type="as-char" svg:width="6.9236in" svg:height="3.956343in" draw:z-index="0">
<draw:image xlink:href="../Images/yкринформ/2023-04-14T-37-13-54-03-00/630_360_1681499566-567.jpg" xlink:type="simple" xlink:show="embed" xlink:actuate="onLoad" draw:mime-type="image/jpeg"/>
</draw:frame>
 Місцеіспанця в основній сітці займе Александр Шевченко.</text:p>
      <text:p text:style-name="P4">
Колишній лідер світового рейтингу Рафаель Надаль другий рік поспіль пропуститьтурнір ATP 500 у Барселоні, який раніше вигравав 12 разів, про це <text:a xlink:type="simple" xlink:href="https://twitter.com/RafaelNadal/status/1646809091086360576" text:style-name="Internet_20_link" text:visited-style-name="Visited_20_Internet_20_Link">
</text:a>
 тенісист усвоєму Твіттері, передає Укрінформ.</text:p>
      <text:p text:style-name="P4">
Місце Надаля в основній сітці займе Александр Шевченко.</text:p>
      <text:p text:style-name="P4">
Рафаель Надаль не грав після Australian Open, він відновлюється після травмилівого стегна.</text:p>
      <text:p text:style-name="P4">
<text:span text:style-name="T4">
Читайте також:</text:span>
 <text:a xlink:type="simple" xlink:href="https://www.ukrinform.ua/rubric-sports/3691480-nadal-znavsa-z-mastersa-v-montekarlo.html" text:style-name="Internet_20_link" text:visited-style-name="Visited_20_Internet_20_Link">
 <text:span text:style-name="T4">
Надаль</text:span>
 </text:a>
</text:p>
      <text:p text:style-name="P4">
Як повідомляв Укрінформ, наступний турнір, де планує зіграти Надаль –Грунтовий Мастерс в Мадриді, який відбудеться з 25 квітня до 7 травня.</text:p>
      <text:p text:style-name="P4">
Фото: Getty Image</text:p>
      <text:p text:style-name="P4">
Source: <text:a xlink:type="simple" xlink:href="https://www.ukrinform.ua/rubric-sports/3696095-nadal-propustit-turnir-u-barseloni.html" text:style-name="Internet_20_link" text:visited-style-name="Visited_20_Internet_20_Link">
https://www.ukrinform.ua/rubric-sports/3696095-nadal-propustit-turnir-u-barseloni.html</text:a>
</text:p>
      <!--NEWS-->
      <text:h text:style-name="P10" text:outline-level="1">
<text:span text:style-name="T4">
Дуда про ядерну зброю в білорусі: путін намагається залякати Західну Європу</text:span>
</text:h>
      <text:p text:style-name="P4">
Authors: Ukrinform (Person)</text:p>
      <text:p text:style-name="P4">
Publisher: Укринформ (Organization)</text:p>
      <text:p text:style-name="P4">
Published Time: 2023-04-14T-40:53:00+03:00</text:p>
      <text:p text:style-name="P4">
Modified Time: 2023-04-14T21:53:00+03:00</text:p>
      <text:p text:style-name="P4">
Description: росія повідомленнями про розміщення ядерної зброї в білорусі намагається викликати психоз і залякати Західну Європу. — Укрінформ.</text:p>
      <text:p text:style-name="P4">
Images: ["<text:a xlink:type="simple" xlink:href="https://static.ukrinform.com/photos/2023_02/thumb_files/630_360_1676662412-513.jpg" text:style-name="Internet_20_link" text:visited-style-name="Visited_20_Internet_20_Link">
630_360_16766...</text:a>
"]</text:p>
      <text:p text:style-name="P4">
Tags: ['білорусь', 'Дуда', 'Євросоюз', 'Польща', 'Ядерна зброя', 'росія']</text:p>
      <text:p text:style-name="P4">
Type: Article</text:p>
      <!--METADATA-->
      <text:p text:style-name="P4">
<draw:frame draw:style-name="fr1" draw:name="Image84" text:anchor-type="as-char" svg:width="6.9236in" svg:height="3.956343in" draw:z-index="0">
<draw:image xlink:href="../Images/yкринформ/2023-04-14T-40-53-00-03-00/630_360_1676662412-513.jpg" xlink:type="simple" xlink:show="embed" xlink:actuate="onLoad" draw:mime-type="image/jpeg"/>
</draw:frame>
 росіяповідомленнями про розміщення ядерної зброї в білорусі намагається викликатипсихоз і залякати Західну Європу.</text:p>
      <text:p text:style-name="P4">
Про це президент Польщі Анджей Дуда заявив у Відні, відповідаючи на запитанняжурналістів під час пресконференції з австрійським лідером Александером вандер Белленом, передає власний кореспондент Укрінформу.</text:p>
      <text:p text:style-name="P4">
“Я не побоююся цього. Нас намагаються залякати, викликати психоз. путіннамагається лякати, насамперед, західну Європу, що він розгортатиме ядернийарсенал, наближати ядерні боєголовки до кордонів західної Європи”, - зазначив<text:a xlink:type="simple" xlink:href="https://www.ukrinform.ua/tag-duda" text:style-name="Internet_20_link" text:visited-style-name="Visited_20_Internet_20_Link">
 </text:a>
 .</text:p>
      <text:p text:style-name="P4">
<text:span text:style-name="T4">
Читайте також:</text:span>
 <text:a xlink:type="simple" xlink:href="https://www.ukrinform.ua/rubric-ato/3696080-polsa-postupovo-peredavatime-ukraini-mig29-aki-se-mae-na-ozbroenni-duda.html" text:style-name="Internet_20_link" text:visited-style-name="Visited_20_Internet_20_Link">
 <text:span text:style-name="T4">
Дуда</text:span>
 </text:a>
</text:p>
      <text:p text:style-name="P4">
Він зауважив: Польща володіє інформацією, і це відбувається вже багато років,що всупереч усім домовленостям і міжнародним угодам, росія багато роківпоспіль мілітаризує Калінінградську область, розміщуючи там зброю, якої там неповинно бути.</text:p>
      <text:p text:style-name="P4">
Президент РП висловив переконання, що присутність НАТО і посилена присутністьармії США у східній Європі, зокрема Польщі, “послаблюють можливість агресивнихдій росії”.</text:p>
      <text:p text:style-name="P4">
Дуда підкреслив, що в нього більше занепокоєння викликає доля українських АЕС,які зараз перебувають під загрозою, зокрема захопленої росіянами ЗапорізькоїАЕС.</text:p>
      <text:p text:style-name="P4">
Він підкреслив, що саме такого роду ядерна загроза з боку росіян викликаєбільше занепокоєння, ніж, нібито, розміщення росією ядерної зброї в білорусі.</text:p>
      <text:p text:style-name="P4">
<text:span text:style-name="T4">
Читайте також:</text:span>
 <text:a xlink:type="simple" xlink:href="https://www.ukrinform.ua/rubric-ato/3695959-polsa-vze-nadala-ukraini-vijskovoi-dopomogi-majze-na-3-milardi-duda.html" text:style-name="Internet_20_link" text:visited-style-name="Visited_20_Internet_20_Link">
 <text:span text:style-name="T4">
Дуда</text:span>
 </text:a>
</text:p>
      <text:p text:style-name="P4">
“Очевидно, що у світлі опору України і світу російським імперським планам,російська влада і путін пробують грати мускулами і різними способами лякатисвіт. Але не даймо себе залякати: ми сильні, оскільки ми об’єднані”,-констатував Дуда.</text:p>
      <text:p text:style-name="P4">
Як повідомлялося, президент рф володимир путін заявив, що росія розміститьтактичну ядерну зброю <text:a xlink:type="simple" xlink:href="https://www.ukrinform.ua/tag-aderna-zbroa" text:style-name="Internet_20_link" text:visited-style-name="Visited_20_Internet_20_Link">
 </text:a>
 убілорусі. Раніше у лютому поточного року путін оголосив про "призупинення"участі москви у Договорі про скорочення стратегічних наступальних озброєнь зіСША (Новий START), хоча положення цього документа не передбачають можливостійого «призупинення». Згодом, самопроголошений президент білорусі олександрлукашенко заявив, що розміщення ядерної зброї в білорусі робиться з йогоініціативи, що це не залякування, не шантаж, а можливість «убезпечитибілоруську державу».</text:p>
      <text:p text:style-name="P4">
Source: <text:a xlink:type="simple" xlink:href="https://www.ukrinform.ua/rubric-world/3696084-duda-pro-adernu-zbrou-v-bilorusi-putin-namagaetsa-zalakati-zahidnu-evropu.html" text:style-name="Internet_20_link" text:visited-style-name="Visited_20_Internet_20_Link">
https://www.ukrinform.ua/rubric-world/3696084-duda-pro-adernu-zbrou-v-bilorusi-putin-namagaetsa-zalakati-zahidnu-evropu.html</text:a>
</text:p>
      <!--NEWS-->
      <text:h text:style-name="P10" text:outline-level="1">
<text:span text:style-name="T4">
Україна не прийме сурогатних рішень Вільнюського саміту щодо свого вступу до НАТО – Кулеба</text:span>
</text:h>
      <text:p text:style-name="P4">
Authors: Ukrinform (Person)</text:p>
      <text:p text:style-name="P4">
Publisher: Укринформ (Organization)</text:p>
      <text:p text:style-name="P4">
Published Time: 2023-04-14T-42:51:00+03:00</text:p>
      <text:p text:style-name="P4">
Modified Time: 2023-04-14T21:51:00+03:00</text:p>
      <text:p text:style-name="P4">
Description: Для України буде неприйнятним, якщо союзники на саміті НАТО у Вільнюсі вкотре задекларують політику відкритих дверей і не зроблять жодного кроку до членства. — Укрінформ.</text:p>
      <text:p text:style-name="P4">
Images: ["<text:a xlink:type="simple" xlink:href="https://static.ukrinform.com/photos/2022_12/thumb_files/630_360_1670682428-944.jpg" text:style-name="Internet_20_link" text:visited-style-name="Visited_20_Internet_20_Link">
630_360_16706...</text:a>
"]</text:p>
      <text:p text:style-name="P4">
Tags: ['Кулеба', 'Саміт НАТО', 'Україна']</text:p>
      <text:p text:style-name="P4">
Type: Article</text:p>
      <!--METADATA-->
      <text:p text:style-name="P4">
<draw:frame draw:style-name="fr1" draw:name="Image85" text:anchor-type="as-char" svg:width="6.9236in" svg:height="3.956343in" draw:z-index="0">
<draw:image xlink:href="../Images/yкринформ/2023-04-14T-42-51-00-03-00/630_360_1670682428-944.jpg" xlink:type="simple" xlink:show="embed" xlink:actuate="onLoad" draw:mime-type="image/jpeg"/>
</draw:frame>
 ДляУкраїни буде неприйнятним, якщо союзники на саміті НАТО у Вільнюсі вкотрезадекларують політику відкритих дверей і не зроблять жодного кроку дочленства.</text:p>
      <text:p text:style-name="P4">
Про це заявив міністр закордонних справ України Дмитро Кулеба під час своговключення в <text:a xlink:type="simple" xlink:href="http://www.instagram.com/p/CrBfvJ-gTlB/" text:style-name="Internet_20_link" text:visited-style-name="Visited_20_Internet_20_Link">
 </text:a>
 , передає Укрінформ.</text:p>
      <text:p text:style-name="P4">
«Якщо союзники вирішать, що в питанні членства в НАТО вони просто підтвердятьв 130-й раз політику відкритих дверей, то для України це - неприйнятнийрезультат Вільнюського саміту. Якщо вони спробують запропонувати нам уВільнюсі якісь позитивні речі щодо поглиблення співробітництва з НАТО, але прицьому не зроблять жодного кроку до членства України в НАТО, то це для нас єнеприйнятним», - сказав глава МЗС.</text:p>
      <text:p text:style-name="P4">
Кулеба пояснив, що позиція України полягає в тому, що у Вільнюсі НАТО маєзробити крок до членства України і вирішити питання, що відбуватиметься згарантіями безпеки для України між нинішнім і моментом, коли Україна станечленом Альянсу.</text:p>
      <text:p text:style-name="P4">
«Але ми в жодному разі не прийматимемо сурогатних рішень… Це те саме, що булоз кандидатством: «Та давайте не кандидатство, давайте якийсь альтернативний,особливий..., напівзаходи». Не треба повторювати тепер ту саму гру на рівні <text:a xlink:type="simple" xlink:href="https://www.ukrinform.ua/tag-nato" text:style-name="Internet_20_link" text:visited-style-name="Visited_20_Internet_20_Link">
</text:a>
 . Треба надати те, що відповідаєінтересам і НАТО, і України", - підкреслив міністр.</text:p>
      <text:p text:style-name="P4">
<text:span text:style-name="T4">
Читайте також:</text:span>
 <text:a xlink:type="simple" xlink:href="https://www.ukrinform.ua/rubric-polytics/3696063-ukrainska-vlada-mae-konsolidovanu-poziciu-sodo-nepotribnosti-pdc-v-nato-kuleba.html" text:style-name="Internet_20_link" text:visited-style-name="Visited_20_Internet_20_Link">
 <text:span text:style-name="T4">
Кулеба</text:span>
 </text:a>
</text:p>
      <text:p text:style-name="P4">
Як повідомляв Укрінформ, 30 вересня 2022 року Президент Володимир Зеленський,Голова Верховної Ради Руслан Стефанчук та Прем'єр-міністр Денис Шмигальпідписали заявку України на вступ до НАТО у пришвидшеному порядку.</text:p>
      <text:p text:style-name="P4">
<text:span text:style-name="T5">
Фото: МЗС</text:span>
</text:p>
      <text:p text:style-name="P4">
Source: <text:a xlink:type="simple" xlink:href="https://www.ukrinform.ua/rubric-polytics/3696067-ukraina-ne-prijme-surogatnih-risen-vilnuskogo-samitu-sodo-svogo-vstupu-do-nato-kuleba.html" text:style-name="Internet_20_link" text:visited-style-name="Visited_20_Internet_20_Link">
https://www.ukrinform.ua/rubric-polytics/3696067-ukraina-ne-prijme-surogatnih-risen-vilnuskogo-samitu-sodo-svogo-vstupu-do-nato-kuleba.html</text:a>
</text:p>
      <!--NEWS-->
      <text:h text:style-name="P10" text:outline-level="1">
<text:span text:style-name="T4">
росіяни обстріляли прикордонну громаду Сумщини</text:span>
</text:h>
      <text:p text:style-name="P4">
Authors: Ukrinform (Person)</text:p>
      <text:p text:style-name="P4">
Publisher: Укринформ (Organization)</text:p>
      <text:p text:style-name="P4">
Published Time: 2023-04-14T-44:46:54+03:00</text:p>
      <text:p text:style-name="P4">
Modified Time: 2023-04-14T21:46:54+03:00</text:p>
      <text:p text:style-name="P4">
Description: російські війська у п’ятницю обстріляли одну територіальну громаду Сумської області. — Укрінформ.</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Війна з росією']</text:p>
      <text:p text:style-name="P4">
Type: Article</text:p>
      <!--METADATA-->
      <text:p text:style-name="P4">
<draw:frame draw:style-name="fr1" draw:name="Image86" text:anchor-type="as-char" svg:width="6.9236in" svg:height="3.956343in" draw:z-index="0">
<draw:image xlink:href="../Images/yкринформ/2023-04-14T-44-46-54-03-00/630_360_1469087094-3763.jpg" xlink:type="simple" xlink:show="embed" xlink:actuate="onLoad" draw:mime-type="image/jpeg"/>
</draw:frame>
російські війська у п’ятницю обстріляли одну територіальну громаду Сумськоїобласті.</text:p>
      <text:p text:style-name="P4">
Як передає Укрінформ, про це Сумська обласна військова адміністраціяповідомляє у <text:a xlink:type="simple" xlink:href="https://t.me/Sumy_news_ODA/15443" text:style-name="Internet_20_link" text:visited-style-name="Visited_20_Internet_20_Link">
 </text:a>
 .</text:p>
      <text:p text:style-name="P4">
«Сьогодні протягом дня росіяни здійснили <text:a xlink:type="simple" xlink:href="https://www.ukrinform.ua/tag-obstril" text:style-name="Internet_20_link" text:visited-style-name="Visited_20_Internet_20_Link">
 </text:a>
 Середино-Будської громади: били з мінометів - два "прильоти"», -йдеться у повідомленні.</text:p>
      <text:p text:style-name="P4">
Також з ворожого безпілотника по м. Середино-Буда росіяни скинули шістьвибухових пристроїв типу ВОГ.</text:p>
      <text:p text:style-name="P4">
<text:span text:style-name="T4">
Читайте також:</text:span>
 <text:a xlink:type="simple" xlink:href="https://www.ukrinform.ua/rubric-regions/3695929-sbu-zatrimala-rosijskogo-agenta-akij-sukav-slabki-misca-na-kordoni.html" text:style-name="Internet_20_link" text:visited-style-name="Visited_20_Internet_20_Link">
 </text:a>
</text:p>
      <text:p text:style-name="P4">
За даними ОВА, обійшлося без жертв. Пошкоджене одне приватне домоволодіння татри автомобілі.</text:p>
      <text:p text:style-name="P4">
Як повідомляв Укрінформ, 14 квітня <text:a xlink:type="simple" xlink:href="https://www.ukrinform.ua/rubric-ato/3695971-rosiani-vdarili-kerovanimi-aviabombami-po-pidpriemstvu-na-prikordonni-cernigivsini.html" text:style-name="Internet_20_link" text:visited-style-name="Visited_20_Internet_20_Link">
 </text:a>
 по підприємству на прикордонні Чернігівськоїобласті.</text:p>
      <text:p text:style-name="P4">
Source: <text:a xlink:type="simple" xlink:href="https://www.ukrinform.ua/rubric-ato/3696089-rosiani-obstrilali-prikordonnu-gromadu-sumsini.html" text:style-name="Internet_20_link" text:visited-style-name="Visited_20_Internet_20_Link">
https://www.ukrinform.ua/rubric-ato/3696089-rosiani-obstrilali-prikordonnu-gromadu-sumsini.html</text:a>
</text:p>
      <!--NEWS-->
      <text:h text:style-name="P10" text:outline-level="1">
<text:span text:style-name="T4">
Посол України у Франції розкритикував сюжет France24 із табору росіян, відео видалили</text:span>
</text:h>
      <text:p text:style-name="P4">
Authors: Ukrinform (Person)</text:p>
      <text:p text:style-name="P4">
Publisher: Укринформ (Organization)</text:p>
      <text:p text:style-name="P4">
Published Time: 2023-04-14T-46:42:00+03:00</text:p>
      <text:p text:style-name="P4">
Modified Time: 2023-04-14T21:42:00+03:00</text:p>
      <text:p text:style-name="P4">
Description: Посол України у Франції Вадим Омельченко розкритикував сюжет телеканалу France 24, журналісти якого відвідали табір, де проходять бойову підготовку російські війська, які воюють проти України. — Укрінформ.</text:p>
      <text:p text:style-name="P4">
Images: ["<text:a xlink:type="simple" xlink:href="https://static.ukrinform.com/photos/2020_06/thumb_files/630_360_1591895384-840.jpg" text:style-name="Internet_20_link" text:visited-style-name="Visited_20_Internet_20_Link">
630_360_15918...</text:a>
"]</text:p>
      <text:p text:style-name="P4">
Tags: ['Франція', 'Посол', 'Україна', 'Війна з росією']</text:p>
      <text:p text:style-name="P4">
Type: Article</text:p>
      <!--METADATA-->
      <text:p text:style-name="P4">
<draw:frame draw:style-name="fr1" draw:name="Image87" text:anchor-type="as-char" svg:width="6.9236in" svg:height="3.956343in" draw:z-index="0">
<draw:image xlink:href="../Images/yкринформ/2023-04-14T-46-42-00-03-00/630_360_1591895384-840.jpg" xlink:type="simple" xlink:show="embed" xlink:actuate="onLoad" draw:mime-type="image/jpeg"/>
</draw:frame>
 ПосолУкраїни у Франції Вадим Омельченко розкритикував сюжет телеканалу France 24,журналісти якого відвідали табір, де проходять бойову підготовку російськівійська, які воюють проти України.</text:p>
      <text:p text:style-name="P4">
Про це повідомляє Укрінформ з посиланням на <text:a xlink:type="simple" xlink:href="https://twitter.com/OmelchenkoVadym/status/1646929862832144384" text:style-name="Internet_20_link" text:visited-style-name="Visited_20_Internet_20_Link">
</text:a>
 українськогодипломата.</text:p>
      <text:p text:style-name="P4">
«Поганий приклад так званої "нейтральної журналістики": репортаж France 24 зпозицій окупантів, які вчаться вбивати українців (і готуються до черговоїБучі). Навряд чи можна уявити собі такий репортаж з нацистських позицій вНормандії напередодні висадки. Чи я помиляюся, хіба це нормально? Більш того,говорячи про українську армію, журналіст згадує про "контрнаступ ворога"», -написав Омельченко.</text:p>
      <text:p text:style-name="P4">
Пізніше посол <text:a xlink:type="simple" xlink:href="https://twitter.com/OmelchenkoVadym/status/1646936096465362952" text:style-name="Internet_20_link" text:visited-style-name="Visited_20_Internet_20_Link">
</text:a>
 , що відео зсюжетом було видалено з сайту телеканалу.</text:p>
      <text:p text:style-name="P4">
«Обнадійливо», - додав посол.</text:p>
      <text:p text:style-name="P4">
Як повідомляв <text:a xlink:type="simple" xlink:href="https://www.ukrinform.ua/rubric-ato/3695966-france-24-pokazav-suzet-iz-taboru-rosian-ta-nazvav-vorozim-kontrnastup-zsu.html" text:style-name="Internet_20_link" text:visited-style-name="Visited_20_Internet_20_Link">
 </text:a>
 , журналісти телеканалу France 24, який фінансується збюджету Франції, відвідали табір, де проходять бойову підготовку російськізагарбницькі війська, які воюють проти України.</text:p>
      <text:p text:style-name="P4">
<text:span text:style-name="T4">
Читайте також:</text:span>
 <text:a xlink:type="simple" xlink:href="https://www.ukrinform.ua/rubric-world/3693274-sud-uhvaliv-risenna-pro-likvidaciu-rt-france.html" text:style-name="Internet_20_link" text:visited-style-name="Visited_20_Internet_20_Link">
 <text:span text:style-name="T4">
France</text:span>
 </text:a>
</text:p>
      <text:p text:style-name="P4">
Матеріал на сайті телеканалу вийшов під заголовком: "Війна в Україні:російські війська готуються до бою перед контрнаступом". У сюжеті немає згадокпро те, що російські окупанти здійснюють незаконну агресію на територіїУкраїни натомість у сюжеті можна помітити елементи російської пропаганди.Наприклад, військові РФ хваляться, що їхня зброя краща за західні аналоги,зокрема, за німецькі танки Leopard.</text:p>
      <text:p text:style-name="P4">
Source: <text:a xlink:type="simple" xlink:href="https://www.ukrinform.ua/rubric-polytics/3696086-posol-ukraini-u-francii-rozkritikuvav-suzet-france24-iz-taboru-rosian-video-vidalili.html" text:style-name="Internet_20_link" text:visited-style-name="Visited_20_Internet_20_Link">
https://www.ukrinform.ua/rubric-polytics/3696086-posol-ukraini-u-francii-rozkritikuvav-suzet-france24-iz-taboru-rosian-video-vidalili.html</text:a>
</text:p>
      <!--NEWS-->
      <text:h text:style-name="P10" text:outline-level="1">
<text:span text:style-name="T4">
Венеція допоможе Одесі у збереженні культурної спадщини та у розвитку порту</text:span>
</text:h>
      <text:p text:style-name="P4">
Authors: Ukrinform (Person)</text:p>
      <text:p text:style-name="P4">
Publisher: Укринформ (Organization)</text:p>
      <text:p text:style-name="P4">
Published Time: 2023-04-14T-48:36:00+03:00</text:p>
      <text:p text:style-name="P4">
Modified Time: 2023-04-14T21:36:00+03:00</text:p>
      <text:p text:style-name="P4">
Description: Міська влада Одеси та Венеції 14 квітня підписали Меморандум про взаєморозуміння щодо співробітництва у сфері збереження та розвитку культурної спадщини. — Укрінформ.</text:p>
      <text:p text:style-name="P4">
Images: ["<text:a xlink:type="simple" xlink:href="https://static.ukrinform.com/photos/2023_04/thumb_files/630_360_1681494713-1675.jpeg" text:style-name="Internet_20_link" text:visited-style-name="Visited_20_Internet_20_Link">
630_360_16814...</text:a>
", "<text:a xlink:type="simple" xlink:href="https://static.ukrinform.com/photos/2023_04/thumb_files/630_360_1681494712-1124.jpeg" text:style-name="Internet_20_link" text:visited-style-name="Visited_20_Internet_20_Link">
630_360_16814...</text:a>
", "<text:a xlink:type="simple" xlink:href="https://static.ukrinform.com/photos/2023_04/thumb_files/630_360_1681494712-3336.jpeg" text:style-name="Internet_20_link" text:visited-style-name="Visited_20_Internet_20_Link">
630_360_16814...</text:a>
", "<text:a xlink:type="simple" xlink:href="https://static.ukrinform.com/photos/2023_04/thumb_files/630_360_1681494712-5677.jpeg" text:style-name="Internet_20_link" text:visited-style-name="Visited_20_Internet_20_Link">
630_360_16814...</text:a>
", "<text:a xlink:type="simple" xlink:href="https://static.ukrinform.com/photos/2023_04/thumb_files/630_360_1681494712-9504.jpeg" text:style-name="Internet_20_link" text:visited-style-name="Visited_20_Internet_20_Link">
630_360_16814...</text:a>
", "<text:a xlink:type="simple" xlink:href="https://static.ukrinform.com/photos/2023_04/thumb_files/630_360_1681494712-3933.jpeg" text:style-name="Internet_20_link" text:visited-style-name="Visited_20_Internet_20_Link">
630_360_16814...</text:a>
", "<text:a xlink:type="simple" xlink:href="https://static.ukrinform.com/photos/2023_04/thumb_files/630_360_1681494713-5283.jpeg" text:style-name="Internet_20_link" text:visited-style-name="Visited_20_Internet_20_Link">
630_360_16814...</text:a>
", "<text:a xlink:type="simple" xlink:href="https://static.ukrinform.com/photos/2023_04/thumb_files/630_360_1681494713-7225.jpeg" text:style-name="Internet_20_link" text:visited-style-name="Visited_20_Internet_20_Link">
630_360_16814...</text:a>
", "<text:a xlink:type="simple" xlink:href="https://static.ukrinform.com/photos/2023_04/thumb_files/630_360_1681494713-6456.jpeg" text:style-name="Internet_20_link" text:visited-style-name="Visited_20_Internet_20_Link">
630_360_16814...</text:a>
"]</text:p>
      <text:p text:style-name="P4">
Tags: ['Культурна спадщина', 'Одеса', 'Порт', 'Венеція']</text:p>
      <text:p text:style-name="P4">
Type: Article</text:p>
      <!--METADATA-->
      <text:p text:style-name="P4">
<draw:frame draw:style-name="fr1" draw:name="Image88" text:anchor-type="as-char" svg:width="6.9236in" svg:height="3.956343in" draw:z-index="0">
<draw:image xlink:href="../Images/yкринформ/2023-04-14T-48-36-00-03-00/630_360_1681494713-1675.jpeg" xlink:type="simple" xlink:show="embed" xlink:actuate="onLoad" draw:mime-type="image/jpeg"/>
</draw:frame>
 Міськавлада Одеси та Венеції 14 квітня підписали Меморандум про взаєморозуміння щодоспівробітництва у сфері збереження та розвитку культурної спадщини.</text:p>
      <text:p text:style-name="P4">
Про це повідомляє кореспондент Укрінформу.</text:p>
      <text:p text:style-name="P4">
«Ми чекаємо на закінчення воєнного конфлікту, але вже зараз міркуємо, як можнадопомогти розвитку <text:a xlink:type="simple" xlink:href="https://www.ukrinform.ua/tag-odesa" text:style-name="Internet_20_link" text:visited-style-name="Visited_20_Internet_20_Link">
 </text:a>
 , яка дуже схожа наВенецію. Ми маємо великий досвід з ведення реставраційних робіт, томудопоможемо у цій справі Одесі», - заявив мер Венеції Луїджі Бруньяро.</text:p>
      <text:p text:style-name="P4">
<draw:frame draw:style-name="fr1" draw:name="Image89" text:anchor-type="as-char" svg:width="6.9236in" svg:height="3.956343in" draw:z-index="0">
<draw:image xlink:href="../Images/yкринформ/2023-04-14T-48-36-00-03-00/630_360_1681494712-1124.jpeg" xlink:type="simple" xlink:show="embed" xlink:actuate="onLoad" draw:mime-type="image/jpeg"/>
</draw:frame>
 Венеціядопоможе Одесі у збереженні культурної спадщини та у розвитку порту / Фото:Ніна Ляшонок, Укрінформ  <text:a xlink:type="simple" xlink:href="https://static.ukrinform.com/photos/2023_04/1681494712-1124.jpeg" text:style-name="Internet_20_link" text:visited-style-name="Visited_20_Internet_20_Link">
<draw:frame draw:style-name="fr1" draw:name="Image90" text:anchor-type="as-char" svg:width="6.9236in" svg:height="3.956343in" draw:z-index="0">
<draw:image xlink:href="../Images/yкринформ/2023-04-14T-48-36-00-03-00/630_360_1681494712-1124.jpeg" xlink:type="simple" xlink:show="embed" xlink:actuate="onLoad" draw:mime-type="image/jpeg"/>
</draw:frame>
</text:a>
 <text:a xlink:type="simple" xlink:href="https://static.ukrinform.com/photos/2023_04/1681494712-3336.jpeg" text:style-name="Internet_20_link" text:visited-style-name="Visited_20_Internet_20_Link">
<draw:frame draw:style-name="fr1" draw:name="Image91" text:anchor-type="as-char" svg:width="6.9236in" svg:height="3.956343in" draw:z-index="0">
<draw:image xlink:href="../Images/yкринформ/2023-04-14T-48-36-00-03-00/630_360_1681494712-3336.jpeg" xlink:type="simple" xlink:show="embed" xlink:actuate="onLoad" draw:mime-type="image/jpeg"/>
</draw:frame>
</text:a>
 <text:a xlink:type="simple" xlink:href="https://static.ukrinform.com/photos/2023_04/1681494712-5677.jpeg" text:style-name="Internet_20_link" text:visited-style-name="Visited_20_Internet_20_Link">
<draw:frame draw:style-name="fr1" draw:name="Image92" text:anchor-type="as-char" svg:width="6.9236in" svg:height="3.956343in" draw:z-index="0">
<draw:image xlink:href="../Images/yкринформ/2023-04-14T-48-36-00-03-00/630_360_1681494712-5677.jpeg" xlink:type="simple" xlink:show="embed" xlink:actuate="onLoad" draw:mime-type="image/jpeg"/>
</draw:frame>
</text:a>
 <text:a xlink:type="simple" xlink:href="https://static.ukrinform.com/photos/2023_04/1681494712-9504.jpeg" text:style-name="Internet_20_link" text:visited-style-name="Visited_20_Internet_20_Link">
<draw:frame draw:style-name="fr1" draw:name="Image93" text:anchor-type="as-char" svg:width="6.9236in" svg:height="3.956343in" draw:z-index="0">
<draw:image xlink:href="../Images/yкринформ/2023-04-14T-48-36-00-03-00/630_360_1681494712-9504.jpeg" xlink:type="simple" xlink:show="embed" xlink:actuate="onLoad" draw:mime-type="image/jpeg"/>
</draw:frame>
</text:a>
 <text:a xlink:type="simple" xlink:href="https://static.ukrinform.com/photos/2023_04/1681494712-3933.jpeg" text:style-name="Internet_20_link" text:visited-style-name="Visited_20_Internet_20_Link">
<draw:frame draw:style-name="fr1" draw:name="Image94" text:anchor-type="as-char" svg:width="6.9236in" svg:height="3.956343in" draw:z-index="0">
<draw:image xlink:href="../Images/yкринформ/2023-04-14T-48-36-00-03-00/630_360_1681494712-3933.jpeg" xlink:type="simple" xlink:show="embed" xlink:actuate="onLoad" draw:mime-type="image/jpeg"/>
</draw:frame>
</text:a>
 <text:a xlink:type="simple" xlink:href="https://static.ukrinform.com/photos/2023_04/1681494713-5283.jpeg" text:style-name="Internet_20_link" text:visited-style-name="Visited_20_Internet_20_Link">
<draw:frame draw:style-name="fr1" draw:name="Image95" text:anchor-type="as-char" svg:width="6.9236in" svg:height="3.956343in" draw:z-index="0">
<draw:image xlink:href="../Images/yкринформ/2023-04-14T-48-36-00-03-00/630_360_1681494713-5283.jpeg" xlink:type="simple" xlink:show="embed" xlink:actuate="onLoad" draw:mime-type="image/jpeg"/>
</draw:frame>
</text:a>
 <text:a xlink:type="simple" xlink:href="https://static.ukrinform.com/photos/2023_04/1681494713-7225.jpeg" text:style-name="Internet_20_link" text:visited-style-name="Visited_20_Internet_20_Link">
<draw:frame draw:style-name="fr1" draw:name="Image96" text:anchor-type="as-char" svg:width="6.9236in" svg:height="3.956343in" draw:z-index="0">
<draw:image xlink:href="../Images/yкринформ/2023-04-14T-48-36-00-03-00/630_360_1681494713-7225.jpeg" xlink:type="simple" xlink:show="embed" xlink:actuate="onLoad" draw:mime-type="image/jpeg"/>
</draw:frame>
</text:a>
 <text:a xlink:type="simple" xlink:href="https://static.ukrinform.com/photos/2023_04/1681494713-1675.jpeg" text:style-name="Internet_20_link" text:visited-style-name="Visited_20_Internet_20_Link">
<draw:frame draw:style-name="fr1" draw:name="Image97" text:anchor-type="as-char" svg:width="6.9236in" svg:height="3.956343in" draw:z-index="0">
<draw:image xlink:href="../Images/yкринформ/2023-04-14T-48-36-00-03-00/630_360_1681494713-1675.jpeg" xlink:type="simple" xlink:show="embed" xlink:actuate="onLoad" draw:mime-type="image/jpeg"/>
</draw:frame>
</text:a>
 <text:a xlink:type="simple" xlink:href="https://static.ukrinform.com/photos/2023_04/1681494713-6456.jpeg" text:style-name="Internet_20_link" text:visited-style-name="Visited_20_Internet_20_Link">
<draw:frame draw:style-name="fr1" draw:name="Image98" text:anchor-type="as-char" svg:width="6.9236in" svg:height="3.956343in" draw:z-index="0">
<draw:image xlink:href="../Images/yкринформ/2023-04-14T-48-36-00-03-00/630_360_1681494713-6456.jpeg" xlink:type="simple" xlink:show="embed" xlink:actuate="onLoad" draw:mime-type="image/jpeg"/>
</draw:frame>
</text:a>
</text:p>
      <text:p text:style-name="P4">
Він зауважив, що Італія планує не тільки допомогти у збереженні культурноїспадщини Одеси, а також має намір співпрацювати для розвитку одеського порту.</text:p>
      <text:p text:style-name="P4">
«Одеса є портом міжнародного значення. Порт Одеси допомагає зробити Українусильнішою», - підкреслив мер Венеції.</text:p>
      <text:p text:style-name="P4">
Мер Одеси Геннадій Труханов у свою чергу зауважив, що Венеція не простодопомогла Одесі у період війни, а простягнула «справжню руку побратимства».</text:p>
      <text:p text:style-name="P4">
«Ми знаємо, що Венеція не має танків чи літаків. Але ваша підтримка в питаннівключення історичного центру Одеси до списку ЮНЕСКО - не менш важлива зазброю, адже це захист нашої унікальної історичної спадщини», - подякувавіталійським представникам Труханов.</text:p>
      <text:p text:style-name="P4">
Також він додав, що Одеса та Венеція й надалі будуть розвивати дружнівідносини, зокрема у питанні збереження архітектурних шедеврів.</text:p>
      <text:p text:style-name="P4">
«У наших планах залучення італійських спеціалістів до архітектурних конкурсів,наприклад, облаштування фонтанів на Катерининській площі», - повідомивТруханов.</text:p>
      <text:p text:style-name="P4">
<text:span text:style-name="T4">
Читайте також:</text:span>
 <text:a xlink:type="simple" xlink:href="https://www.ukrinform.ua/rubric-uarazom/3643740-odesa-otrimala-vid-nimeccini-partiu-generatoriv.html" text:style-name="Internet_20_link" text:visited-style-name="Visited_20_Internet_20_Link">
 </text:a>
</text:p>
      <text:p text:style-name="P4">
Після підписання меморандуму мер Бруньяро повторно відкрив вказівник Венеціїна пам’ятному знаку містам-побратимам біля будинку одеської мерії. Табличкудодали до пам’ятного знаку ще 2 вересня 2022 року під час святкування Дняміста.</text:p>
      <text:p text:style-name="P4">
Як повідомлялося, генеральна директорка ЮНЕСКО Одрі Азуле прибула 4 квітня доОдеси, де відвідала урочисту церемонію <text:a xlink:type="simple" xlink:href="https://www.ukrinform.ua/rubric-regions/3691492-v-odesi-vidkrili-tablicku-pro-vklucenna-centru-mista-do-spisku-unesko.html" text:style-name="Internet_20_link" text:visited-style-name="Visited_20_Internet_20_Link">
 </text:a>
 про включення частини історичного центру Одеси до Спискувсесвітньої культурної спадщини.</text:p>
      <text:p text:style-name="P4">
Source: <text:a xlink:type="simple" xlink:href="https://www.ukrinform.ua/rubric-regions/3696083-venecia-dopomoze-odesi-u-zberezenni-kulturnoi-spadsini-ta-u-rozvitku-portu.html" text:style-name="Internet_20_link" text:visited-style-name="Visited_20_Internet_20_Link">
https://www.ukrinform.ua/rubric-regions/3696083-venecia-dopomoze-odesi-u-zberezenni-kulturnoi-spadsini-ta-u-rozvitku-portu.html</text:a>
</text:p>
      <!--NEWS-->
      <text:h text:style-name="P10" text:outline-level="1">
<text:span text:style-name="T4">
СБУ оголосила підозру російському депутату, який «командував» обстрілом позицій ЗСУ</text:span>
</text:h>
      <text:p text:style-name="P4">
Authors: Ukrinform (Person)</text:p>
      <text:p text:style-name="P4">
Publisher: Укринформ (Organization)</text:p>
      <text:p text:style-name="P4">
Published Time: 2023-04-14T-50:33:00+03:00</text:p>
      <text:p text:style-name="P4">
Modified Time: 2023-04-14T21:33:00+03:00</text:p>
      <text:p text:style-name="P4">
Description: Служба безпеки України оголосила підозру депутату державної думи російської федерації Віктору Водолацькому, який виконує завдання москви щодо поширення загарбницького режиму на тимчасово захоплених територіях Луганської області. — Укрінформ.</text:p>
      <text:p text:style-name="P4">
Images: ["<text:a xlink:type="simple" xlink:href="https://static.ukrinform.com/photos/2022_12/thumb_files/630_360_1669983394-548.jpg" text:style-name="Internet_20_link" text:visited-style-name="Visited_20_Internet_20_Link">
630_360_16699...</text:a>
", "<text:a xlink:type="simple" xlink:href="https://static.ukrinform.com/photos/2023_04/1681479381-523.jpg" text:style-name="Internet_20_link" text:visited-style-name="Visited_20_Internet_20_Link">
1681479381-52...</text:a>
"]</text:p>
      <text:p text:style-name="P4">
Tags: ['Депутат', 'СБУ', 'Держдума РФ', 'Воєнні злочини', 'Війна з росією']</text:p>
      <text:p text:style-name="P4">
Type: Article</text:p>
      <!--METADATA-->
      <text:p text:style-name="P4">
<draw:frame draw:style-name="fr1" draw:name="Image99" text:anchor-type="as-char" svg:width="6.9236in" svg:height="3.956343in" draw:z-index="0">
<draw:image xlink:href="../Images/yкринформ/2023-04-14T-50-33-00-03-00/630_360_1669983394-548.jpg" xlink:type="simple" xlink:show="embed" xlink:actuate="onLoad" draw:mime-type="image/jpeg"/>
</draw:frame>
 Службабезпеки України оголосила підозру депутату державної думи російської федераціїВіктору Водолацькому, який виконує завдання москви щодо поширеннязагарбницького режиму на тимчасово захоплених територіях Луганської області.</text:p>
      <text:p text:style-name="P4">
Як передає Укрінформ, про це повідомила <text:a xlink:type="simple" xlink:href="https://ssu.gov.ua/novyny/sbu-povidomyla-pro-pidozru-deputatu-derzhdumy-rf-yakyi-na-kameru-rostb-komanduvav-artobstrilom-pozytsii-zsu-na-luhanshchyni" text:style-name="Internet_20_link" text:visited-style-name="Visited_20_Internet_20_Link">
 </text:a>
 .</text:p>
      <text:p text:style-name="P4">
На депутата держдуми зібрана доказова база. Йому інкримінується вчиненнязлочинів, передбачених двома статтями Кримінального кодексу України:</text:p>
      <ul>
        <li>
ч. 2 ст. 110 (умисні дії з метою зміни меж території та державного кордону України на порушення порядку, встановленого Конституцією України, за попередньою змовою групою осіб);   * ч. 3 ст. 436-2 (виправдовування, визнання правомірною збройної агресії рф проти України та тимчасової окупації її території, глорифікація осіб, які здійснювали збройну агресію рф проти України, з використанням засобів масової інформації).</li>
      </ul>
      <text:p text:style-name="P4">
За даними <text:a xlink:type="simple" xlink:href="https://www.ukrinform.ua/tag-sbu" text:style-name="Internet_20_link" text:visited-style-name="Visited_20_Internet_20_Link">
 </text:a>
 , Водолацький входить доскладу прокремлівської фракції "єдиної росії" та від початку повномасштабноговторгнення в Україну публічно підтримав російських загарбників.</text:p>
      <text:p text:style-name="P4">
<draw:frame draw:style-name="fr1" draw:name="Image100" text:anchor-type="as-char" svg:width="6.9236in" svg:height="7.359732in" draw:z-index="0">
<draw:image xlink:href="../Images/yкринформ/2023-04-14T-50-33-00-03-00/1681479381-523.jpg" xlink:type="simple" xlink:show="embed" xlink:actuate="onLoad" draw:mime-type="image/jpeg"/>
</draw:frame>
</text:p>
      <text:p text:style-name="P4">
Встановлено, що після 24 лютого 2022 року підозрюваний незаконно перетнувдержавний кордон та "проінспектував" діяльність окупаційних органів уЛуганську, Попасній, Щасті і Станиці Луганській.</text:p>
      <text:p text:style-name="P4">
Під час поїздки фігурант організував роздачу місцевим колаборантам партійнихквитків "єдиноросів" та закликав так званих депутатів "лнр" уніфікувати"законодавство" псевдореспубліки за російським зразком.</text:p>
      <text:p text:style-name="P4">
Також Водолацький відвідав місця базування військових рф на східному фронті,де знявся в пропагандистському відео, на якому дає команду заряджати гарматута стріляти по позиціях Сил оборони.</text:p>
      <text:p text:style-name="P4">
За даними слідства, російський депутат регулярно організовує "добровільний"збір матеріально-технічної допомоги на потреби загарбницьких угрупованьПівденного військового округу збройних сил рф.</text:p>
      <text:p text:style-name="P4">
<text:span text:style-name="T4">
Читайте також:</text:span>
 <text:a xlink:type="simple" xlink:href="https://www.ukrinform.ua/rubric-regions/3695929-sbu-zatrimala-rosijskogo-agenta-akij-sukav-slabki-misca-na-kordoni.html" text:style-name="Internet_20_link" text:visited-style-name="Visited_20_Internet_20_Link">
 <text:span text:style-name="T4">
СБУ</text:span>
 </text:a>
</text:p>
      <text:p text:style-name="P4">
Водолацький є куратором "гуманітарних центрів єдиної росії" у захопленихрайонах Луганської області. Головне призначення цих осередків – поширюватикремлівський режим під виглядом роздачі місцевим жителям російської"гуманітарної допомоги".</text:p>
      <text:p text:style-name="P4">
Як додали в <text:a xlink:type="simple" xlink:href="https://gp.gov.ua/ua/posts/povidomleno-pro-pidozru-deputatu-derzdumi-rf-yakii-pid-cas-vizitu-na-luganshhinu-viddav-nakaz-obstrilyati-poziciyi-ukrayinskix-viiskovix" text:style-name="Internet_20_link" text:visited-style-name="Visited_20_Internet_20_Link">
 </text:a>
 , встановлено, що фігурант здійснювавінформаційну підтримку дій російських збройних сил щодо захоплення українськихтериторій, визнання належності псевдореспубліки "лнр" та входження її доскладу росії.</text:p>
      <text:p text:style-name="P4">
Серед іншого, депутат брав участь у низці пропагандистських проєктів напсевдореспубліканському каналі "Луганськ 24". Він публічно закликав людей допідтримки "військової спецоперації" та фізичного знищення підрозділів Збройнихсил України.</text:p>
      <text:p text:style-name="P4">
"Наприкінці 2022 року депутат держдуми рф відвідав "бойові козачі підрозділи",що дислокуються у Попасній. Він особисто віддав команду здійснитиартилерійський обстріл позицій українських військовослужбовців", — зазначили вОГП.</text:p>
      <text:p text:style-name="P4">
Тривають комплексні заходи для притягнення підозрюваного до відповідальностіза злочини проти України.</text:p>
      <text:p text:style-name="P4">
<text:span text:style-name="T4">
Читайте також:</text:span>
 <text:a xlink:type="simple" xlink:href="https://www.ukrinform.ua/rubric-regions/3686348-sbu-povidomila-pro-pidozru-deputatu-derzdumi-akogo-rf-zrobila-kuratorom-hersonsini.html" text:style-name="Internet_20_link" text:visited-style-name="Visited_20_Internet_20_Link">
 <text:span text:style-name="T4">
держдуми</text:span>
 </text:a>
</text:p>
      <text:p text:style-name="P4">
Як повідомляв Укрінформ, раніше СБУ <text:a xlink:type="simple" xlink:href="https://www.ukrinform.ua/rubric-regions/3686348-sbu-povidomila-pro-pidozru-deputatu-derzdumi-akogo-rf-zrobila-kuratorom-hersonsini.html" text:style-name="Internet_20_link" text:visited-style-name="Visited_20_Internet_20_Link">
 </text:a>
 в організації проведення псевдореферендуму натимчасово захопленій території Херсонської області депутату російськоїдерждуми Ігорю Кастюкевичу.</text:p>
      <text:p text:style-name="P4">
Source: <text:a xlink:type="simple" xlink:href="https://www.ukrinform.ua/rubric-ato/3695950-sbu-ogolosila-pidozru-rosijskomu-deputatu-akij-komanduvav-obstrilom-pozicij-zsu.html" text:style-name="Internet_20_link" text:visited-style-name="Visited_20_Internet_20_Link">
https://www.ukrinform.ua/rubric-ato/3695950-sbu-ogolosila-pidozru-rosijskomu-deputatu-akij-komanduvav-obstrilom-pozicij-zsu.html</text:a>
</text:p>
      <!--NEWS-->
      <text:h text:style-name="P10" text:outline-level="1">
<text:span text:style-name="T4">
Польща поступово передаватиме Україні МіГ-29, які ще має на озброєнні – Дуда</text:span>
</text:h>
      <text:p text:style-name="P4">
Authors: Ukrinform (Person)</text:p>
      <text:p text:style-name="P4">
Publisher: Укринформ (Organization)</text:p>
      <text:p text:style-name="P4">
Published Time: 2023-04-14T-52:31:00+03:00</text:p>
      <text:p text:style-name="P4">
Modified Time: 2023-04-14T21:31:00+03:00</text:p>
      <text:p text:style-name="P4">
Description: Польща передаватиме Україні літаки МіГ-29 поступово, у міру поповнення власного парку літаків винищувачами FA-50 та згодом F-35. — Укрінформ.</text:p>
      <text:p text:style-name="P4">
Images: ["<text:a xlink:type="simple" xlink:href="https://static.ukrinform.com/photos/2017_12/thumb_files/630_360_1513676906-8053.jpeg" text:style-name="Internet_20_link" text:visited-style-name="Visited_20_Internet_20_Link">
630_360_15136...</text:a>
"]</text:p>
      <text:p text:style-name="P4">
Tags: ['Дуда', 'Літак', 'Польща', 'Україна']</text:p>
      <text:p text:style-name="P4">
Type: Article</text:p>
      <!--METADATA-->
      <text:p text:style-name="P4">
<draw:frame draw:style-name="fr1" draw:name="Image101" text:anchor-type="as-char" svg:width="6.9236in" svg:height="3.956343in" draw:z-index="0">
<draw:image xlink:href="../Images/yкринформ/2023-04-14T-52-31-00-03-00/630_360_1513676906-8053.jpeg" xlink:type="simple" xlink:show="embed" xlink:actuate="onLoad" draw:mime-type="image/jpeg"/>
</draw:frame>
 Польщапередаватиме Україні літаки МіГ-29 поступово, у міру поповнення власного паркулітаків винищувачами FA-50 та згодом F-35.</text:p>
      <text:p text:style-name="P4">
Про це президент Польщі Анджей Дуда заявив у Відні, відповідаючи на запитанняжурналістів під час пресконференції з австрійським лідером Александером вандер Белленом, передає власний кореспондент Укрінформу.</text:p>
      <text:p text:style-name="P4">
“Зараз ми висилаємо Україні літаки МіГ-29. Ймовірно, ми ці <text:a xlink:type="simple" xlink:href="https://www.ukrinform.ua/tag-litak" text:style-name="Internet_20_link" text:visited-style-name="Visited_20_Internet_20_Link">
</text:a>
 , те що у нас ще залишилося, поступовопередаватимемо (Україні – ред.) з наших ресурсів. Однак ми це робитимемо вміру того, як ці ресурси поповнюватимуться новими літаками стандартів НАТО,які ми купуємо для польської армії”,- зазначив Дуда.</text:p>
      <text:p text:style-name="P4">
Він зазначив, що йдеться про літаки FA-50, які Польща закупила у ПівденноїКореї, і перші одиниці яких потраплять до Польщі вже влітку цього року, атакож про літаки F-35 із США.</text:p>
      <text:p text:style-name="P4">
Дуда повідомив, що виробництво F-35 для ЗС Польщі вже розпочалася, а главапольського уряду Матеуш Моравeцький, який днями був з візитом у США, вівпереговори на цю тему з американським виробником - компанією Lokheed Martin.</text:p>
      <text:p text:style-name="P4">
<text:span text:style-name="T4">
Читайте також:</text:span>
 <text:a xlink:type="simple" xlink:href="https://www.ukrinform.ua/rubric-world/3695805-nimeccina-dozvolila-polsi-peredati-ukraini-pat-vinisuvaciv-mig29.html" text:style-name="Internet_20_link" text:visited-style-name="Visited_20_Internet_20_Link">
 <text:span text:style-name="T4">
МіГ</text:span>
 </text:a>
</text:p>
      <text:p text:style-name="P4">
Польський лідер також зазначив, що Польща займає третє місце, після США іВеликої Британії, за рівнем військової допомоги Україні. Він нагадав, щоВаршава передала Києву понад 300 танків PT-91 і Т-72, а також Leopard 2, САУKrab, ПЗРК Piorun тощо. Він зауважив, що саме Польща, на заклик українськоїсторони, була ініціатором створення так званої танкової коаліції щодо наданняУкраїні сучасніших танків для покращення можливостей оборони.</text:p>
      <text:p text:style-name="P4">
Як повідомляв Укрінформ, Польща вже передала Україні загалом вісім літаківМіГ-29 та готує до передачі ще шість винищувачів.</text:p>
      <text:p text:style-name="P4">
<text:span text:style-name="T5">
Фото: wartime.org.ua</text:span>
</text:p>
      <text:p text:style-name="P4">
Source: <text:a xlink:type="simple" xlink:href="https://www.ukrinform.ua/rubric-ato/3696080-polsa-postupovo-peredavatime-ukraini-mig29-aki-se-mae-na-ozbroenni-duda.html" text:style-name="Internet_20_link" text:visited-style-name="Visited_20_Internet_20_Link">
https://www.ukrinform.ua/rubric-ato/3696080-polsa-postupovo-peredavatime-ukraini-mig29-aki-se-mae-na-ozbroenni-duda.html</text:a>
</text:p>
      <!--NEWS-->
      <text:h text:style-name="P10" text:outline-level="1">
<text:span text:style-name="T4">
На війні загинув український важкоатлет Ігор Дорошенко</text:span>
</text:h>
      <text:p text:style-name="P4">
Authors: Ukrinform (Person)</text:p>
      <text:p text:style-name="P4">
Publisher: Укринформ (Organization)</text:p>
      <text:p text:style-name="P4">
Published Time: 2023-04-14T-54:31:00+03:00</text:p>
      <text:p text:style-name="P4">
Modified Time: 2023-04-14T21:31:00+03:00</text:p>
      <text:p text:style-name="P4">
Description: Дорошенко вступив до лав ЗСУ з початку повномасштабного вторгнення рф. — Укрінформ.</text:p>
      <text:p text:style-name="P4">
Images: ["<text:a xlink:type="simple" xlink:href="https://static.ukrinform.com/photos/2023_04/thumb_files/630_360_1681496658-716.jpg" text:style-name="Internet_20_link" text:visited-style-name="Visited_20_Internet_20_Link">
630_360_16814...</text:a>
"]</text:p>
      <text:p text:style-name="P4">
Tags: ['Важка атлетика']</text:p>
      <text:p text:style-name="P4">
Type: Article</text:p>
      <!--METADATA-->
      <text:p text:style-name="P4">
<draw:frame draw:style-name="fr1" draw:name="Image102" text:anchor-type="as-char" svg:width="6.9236in" svg:height="3.956343in" draw:z-index="0">
<draw:image xlink:href="../Images/yкринформ/2023-04-14T-54-31-00-03-00/630_360_1681496658-716.jpg" xlink:type="simple" xlink:show="embed" xlink:actuate="onLoad" draw:mime-type="image/jpeg"/>
</draw:frame>
 Дорошенковступив до лав ЗСУ з початку повномасштабного вторгнення рф.</text:p>
      <text:p text:style-name="P4">
Срібний призер чемпіонату Європи та володар бронзової медалі чемпіонату світуз важкої атлетики серед юніорів Ігор Дорошенко загинув на російсько-українській війні, <text:a xlink:type="simple" xlink:href="https://www.facebook.com/uwf.net.ua/posts/pfbid02U9BFLFGFdqLjnugmgMinKc7x2ZEuE2wiWk9Tsu9U7hzRbQK8q3cX6DmBQqZ7t5mjl" text:style-name="Internet_20_link" text:visited-style-name="Visited_20_Internet_20_Link">
</text:a>
пресслужба федерації важкої атлетики України, передає Укрінформ.</text:p>
      <text:p text:style-name="P4">
Спортсмен під час виконання бойового завдання потрапив під артилерійськийобстріл поблизу Авдіївки. Дорошенко з важкими пораненнями був евакуйований доДніпра, але врятувати його не вдалося - 10 квітня життя важкоатлетаобірвалося.</text:p>
      <text:p text:style-name="P4">
Дорошенко був родом з Кривого Рогу. У нього залишилися дружина та син.</text:p>
      <text:p text:style-name="P4">
<text:span text:style-name="T4">
Читайте також:</text:span>
 <text:a xlink:type="simple" xlink:href="https://www.ukrinform.ua/rubric-kyiv/3692613-u-stolici-vsanuvali-pamat-zagiblih-ukrainskih-sportsmeniv-i-treneriv.html" text:style-name="Internet_20_link" text:visited-style-name="Visited_20_Internet_20_Link">
 </text:a>
</text:p>
      <text:p text:style-name="P4">
Як повідомляв Укрінформ, за даними Міністра молоді та спорту України черезповномасштабне вторгнення росії в Україні загинуло понад 250 спортсменів.</text:p>
      <text:p text:style-name="P4">
Фото: facebook.com/uwf.net.ua</text:p>
      <text:p text:style-name="P4">
Source: <text:a xlink:type="simple" xlink:href="https://www.ukrinform.ua/rubric-sports/3696081-na-vijni-zaginuv-ukrainskij-vazkoatlet-igor-dorosenko.html" text:style-name="Internet_20_link" text:visited-style-name="Visited_20_Internet_20_Link">
https://www.ukrinform.ua/rubric-sports/3696081-na-vijni-zaginuv-ukrainskij-vazkoatlet-igor-dorosenko.html</text:a>
</text:p>
      <!--NEWS-->
      <text:h text:style-name="P10" text:outline-level="1">
<text:span text:style-name="T4">
У Слов’янську розбирають завали, кількість жертв і поранених зросла</text:span>
</text:h>
      <text:p text:style-name="P4">
Authors: Ukrinform (Person)</text:p>
      <text:p text:style-name="P4">
Publisher: Укринформ (Organization)</text:p>
      <text:p text:style-name="P4">
Published Time: 2023-04-14T-56:26:00+03:00</text:p>
      <text:p text:style-name="P4">
Modified Time: 2023-04-14T21:26:00+03:00</text:p>
      <text:p text:style-name="P4">
Description: У Слов’янську кількість загиблих під завалами зруйнованих російськими обстрілами будинків зросла до шістьох, щонайменше 17 осіб було травмовано. Розбір завалів триває. — Укрінформ.</text:p>
      <text:p text:style-name="P4">
Images: ["<text:a xlink:type="simple" xlink:href="https://static.ukrinform.com/photos/2023_04/thumb_files/630_360_1681487035-743.jpg" text:style-name="Internet_20_link" text:visited-style-name="Visited_20_Internet_20_Link">
630_360_16814...</text:a>
"]</text:p>
      <text:p text:style-name="P4">
Tags: ['Донеччина', 'Обстріл', "Слов'янськ", 'Війна з росією']</text:p>
      <text:p text:style-name="P4">
Type: Article</text:p>
      <!--METADATA-->
      <text:p text:style-name="P4">
<draw:frame draw:style-name="fr1" draw:name="Image103" text:anchor-type="as-char" svg:width="6.9236in" svg:height="3.956343in" draw:z-index="0">
<draw:image xlink:href="../Images/yкринформ/2023-04-14T-56-26-00-03-00/630_360_1681487035-743.jpg" xlink:type="simple" xlink:show="embed" xlink:actuate="onLoad" draw:mime-type="image/jpeg"/>
</draw:frame>
 УСлов’янську кількість загиблих під завалами зруйнованих російськими обстріламибудинків зросла до шістьох, щонайменше 17 осіб було травмовано. Розбір завалівтриває.</text:p>
      <text:p text:style-name="P4">
Як передає Укрінформ, про це у Телеграмі повідомила Краматорська міська рада зпосиланням на патрульного поліцейського Олексія Білошицького.</text:p>
      <text:p text:style-name="P4">
«За попередньою інформацією, шестеро людей загинули (щойно стало відомо, щодитина, яку дістали з-під завалів — померла), щонайменше 17 травмовано», -повідомив поліцейський.</text:p>
      <text:p text:style-name="P4">
Розбір завалів триває, оскільки під завалами ще можуть перебувати люди.</text:p>
      <text:p text:style-name="P4">
<text:span text:style-name="T4">
Читайте також:</text:span>
 <text:a xlink:type="simple" xlink:href="https://www.ukrinform.ua/rubric-ato/3696010-zelenskij-pro-obstril-slovanska-derzavazlo-vkotre-demonstrue-svou-sutnist.html" text:style-name="Internet_20_link" text:visited-style-name="Visited_20_Internet_20_Link">
 <text:span text:style-name="T4">
обстріл</text:span>
 </text:a>
</text:p>
      <text:p text:style-name="P4">
Як повідомляв Укрінформ, радниця з комунікацій керівника Офісу ПрезидентаДарія Зарівна повідомила, що врятована з-під завалів дитина у <text:a xlink:type="simple" xlink:href="https://www.ukrinform.ua/tag-slovansk" text:style-name="Internet_20_link" text:visited-style-name="Visited_20_Internet_20_Link">
</text:a>
 померла у <text:a xlink:type="simple" xlink:href="https://www.ukrinform.ua/rubric-regions/3696031-u-slovansku-zpid-zavaliv-uratuvali-ditinu.html" text:style-name="Internet_20_link" text:visited-style-name="Visited_20_Internet_20_Link">
</text:a>
 .</text:p>
      <text:p text:style-name="P4">
Розпочато досудове розслідування за фактом обстрілу російськими військамиСлов’янська Донецької області.</text:p>
      <text:p text:style-name="P4">
<text:span text:style-name="T5">
Фото: Павло Кириленко, Телеграм</text:span>
</text:p>
      <text:p text:style-name="P4">
Source: <text:a xlink:type="simple" xlink:href="https://www.ukrinform.ua/rubric-regions/3696079-u-slovansku-rozbiraut-zavali-kilkist-zertv-i-poranenih-zrosla.html" text:style-name="Internet_20_link" text:visited-style-name="Visited_20_Internet_20_Link">
https://www.ukrinform.ua/rubric-regions/3696079-u-slovansku-rozbiraut-zavali-kilkist-zertv-i-poranenih-zrosla.html</text:a>
</text:p>
      <!--NEWS-->
      <text:h text:style-name="P10" text:outline-level="1">
<text:span text:style-name="T4">
Байден доручив вжити заходів щодо захисту секретної інформації</text:span>
</text:h>
      <text:p text:style-name="P4">
Authors: Ukrinform (Person)</text:p>
      <text:p text:style-name="P4">
Publisher: Укринформ (Organization)</text:p>
      <text:p text:style-name="P4">
Published Time: 2023-04-14T-58:21:00+03:00</text:p>
      <text:p text:style-name="P4">
Modified Time: 2023-04-14T21:21:00+03:00</text:p>
      <text:p text:style-name="P4">
Description: Президент США Джо Байден доручив вжити заходів щодо подальшого захисту секретної інформації після інциденту з витоком документів Пентагону. — Укрінформ.</text:p>
      <text:p text:style-name="P4">
Images: ["<text:a xlink:type="simple" xlink:href="https://static.ukrinform.com/photos/2023_03/thumb_files/630_360_1677699284-883.jpg" text:style-name="Internet_20_link" text:visited-style-name="Visited_20_Internet_20_Link">
630_360_16776...</text:a>
"]</text:p>
      <text:p text:style-name="P4">
Tags: ['Байден', 'Пентагон', 'захист', 'Білий дім']</text:p>
      <text:p text:style-name="P4">
Type: Article</text:p>
      <!--METADATA-->
      <text:p text:style-name="P4">
<draw:frame draw:style-name="fr1" draw:name="Image104" text:anchor-type="as-char" svg:width="6.9236in" svg:height="3.956343in" draw:z-index="0">
<draw:image xlink:href="../Images/yкринформ/2023-04-14T-58-21-00-03-00/630_360_1677699284-883.jpg" xlink:type="simple" xlink:show="embed" xlink:actuate="onLoad" draw:mime-type="image/jpeg"/>
</draw:frame>
 ПрезидентСША Джо Байден доручив вжити заходів щодо подальшого захисту секретноїінформації після інциденту з витоком документів Пентагону.</text:p>
      <text:p text:style-name="P4">
Про це йдеться у заяві Байдена на <text:a xlink:type="simple" xlink:href="https://www.whitehouse.gov/briefing-room/statements-releases/2023/04/14/statement-from-president-joe-biden-on-arrest-in-national-security-leak-case/" text:style-name="Internet_20_link" text:visited-style-name="Visited_20_Internet_20_Link">
 </text:a>
 , передає Укрінформ.</text:p>
      <text:p text:style-name="P4">
«Я високо оцінюю оперативні дії правоохоронних органів щодо розслідування тареагування на нещодавнє поширення секретних документів уряду <text:a xlink:type="simple" xlink:href="https://www.ukrinform.ua/tag-ssa" text:style-name="Internet_20_link" text:visited-style-name="Visited_20_Internet_20_Link">
</text:a>
 », - заявив Байден.</text:p>
      <text:p text:style-name="P4">
За його словами, США продовжують з'ясовувати достовірність цих документів.</text:p>
      <text:p text:style-name="P4">
«Я доручив нашій військовій та розвідувальній спільноті вжити заходів дляподальшого захисту та обмеження поширення секретної інформації, а наша командаз національної безпеки тісно координує свої дії з нашими партнерами тасоюзниками», - додав Байден.</text:p>
      <text:p text:style-name="P4">
Як повідомляв Укрінформ, минулого тижня видання The New York Times повідомило,що Пентагон розслідує витік секретних документів у соцмережі, які стосуютьсяпланів США й НАТО щодо запланованого контрнаступу ЗСУ. Тим часом групарозслідувачів Bellingcat провела власне розслідування щодо пошуку першоджерелзлитих документів Пентагону.</text:p>
      <text:p text:style-name="P4">
<text:span text:style-name="T4">
Читайте також:</text:span>
 <text:a xlink:type="simple" xlink:href="https://www.ukrinform.ua/rubric-world/3695359-bilij-dim-provede-zakritij-brifing-dla-senatoriv-sodo-vitoku-dokumentiv-pentagonu.html" text:style-name="Internet_20_link" text:visited-style-name="Visited_20_Internet_20_Link">
 </text:a>
</text:p>
      <text:p text:style-name="P4">
Міністерство юстиції США оголосило, що розпочало розслідування витокудокументів американської розвідки, які були опубліковані в соціальних мережахупродовж останніх тижнів.</text:p>
      <text:p text:style-name="P4">
Раніше у п`ятницю військовослужбовцю ВПС США Джеку Тейшейрі, якого затрималиамериканські правоохоронці у зв'язку з масовим витоком секретних документівПентагону, офіційно висунули звинувачення у вилученні, зберіганні та передачісекретної інформації.</text:p>
      <text:p text:style-name="P4">
Source: <text:a xlink:type="simple" xlink:href="https://www.ukrinform.ua/rubric-world/3696076-bajden-doruciv-vziti-zahodiv-sodo-zahistu-sekretnoi-informacii.html" text:style-name="Internet_20_link" text:visited-style-name="Visited_20_Internet_20_Link">
https://www.ukrinform.ua/rubric-world/3696076-bajden-doruciv-vziti-zahodiv-sodo-zahistu-sekretnoi-informacii.html</text:a>
</text:p>
      <!--NEWS-->
      <text:h text:style-name="P10" text:outline-level="1">
<text:span text:style-name="T4">
Фінляндія почала будувати паркан на кордоні з росією</text:span>
</text:h>
      <text:p text:style-name="P4">
Authors: Ukrinform (Person)</text:p>
      <text:p text:style-name="P4">
Publisher: Укринформ (Organization)</text:p>
      <text:p text:style-name="P4">
Published Time: 2023-04-14T-60:18:00+03:00</text:p>
      <text:p text:style-name="P4">
Modified Time: 2023-04-14T21:18:00+03:00</text:p>
      <text:p text:style-name="P4">
Description: Фінляндія розпочала будувати першу ділянку паркану на своєму кордоні з росією. — Укрінформ.</text:p>
      <text:p text:style-name="P4">
Images: ["<text:a xlink:type="simple" xlink:href="https://static.ukrinform.com/photos/2022_01/thumb_files/630_360_1641889848-628.jpg" text:style-name="Internet_20_link" text:visited-style-name="Visited_20_Internet_20_Link">
630_360_16418...</text:a>
"]</text:p>
      <text:p text:style-name="P4">
Tags: ['Фінляндія', 'росія', 'Кордон', 'Паркан']</text:p>
      <text:p text:style-name="P4">
Type: Article</text:p>
      <!--METADATA-->
      <text:p text:style-name="P4">
<draw:frame draw:style-name="fr1" draw:name="Image105" text:anchor-type="as-char" svg:width="6.9236in" svg:height="3.956343in" draw:z-index="0">
<draw:image xlink:href="../Images/yкринформ/2023-04-14T-60-18-00-03-00/630_360_1641889848-628.jpg" xlink:type="simple" xlink:show="embed" xlink:actuate="onLoad" draw:mime-type="image/jpeg"/>
</draw:frame>
 Фінляндіярозпочала будувати першу ділянку паркану на своєму кордоні з росією.</text:p>
      <text:p text:style-name="P4">
Про це повідомляє <text:a xlink:type="simple" xlink:href="https://www.reuters.com/world/europe/finland-starts-fence-russian-border-amid-migration-security-concerns-2023-04-14/" text:style-name="Internet_20_link" text:visited-style-name="Visited_20_Internet_20_Link">
 </text:a>
 , передаєУкрінформ.</text:p>
      <text:p text:style-name="P4">
Зазначається, що таким чином <text:a xlink:type="simple" xlink:href="https://www.ukrinform.ua/tag-finlandia" text:style-name="Internet_20_link" text:visited-style-name="Visited_20_Internet_20_Link">
 </text:a>
прагне захиститися від повторення подій на східному кордоні Європейськогосоюзу в Польщі взимку 2021 року, коли блок звинуватив білорусь в організаціїкризи, привозячи мігрантів із Близького Сходу.</text:p>
      <text:p text:style-name="P4">
Планується, що до кінця 2026 року паркан, виготовлений зі сталевої сітки ізаввишки 3 метри, охопить близько 200 кілометрів найбільш критичних діляноккордону. Також паркан буде оснащений обладнанням для спостереження таскладатиметься з колючого дроту. Вартість його встановлення складе приблизно380 мільйонів євро.</text:p>
      <text:p text:style-name="P4">
«Ситуація на фінсько-російському кордоні була стабільною і залишаєтьсястабільною на даний момент. Але в цій ситуації, що повністю змінилася збезпекою, Фінляндія повинна мати більш надійний і незалежний прикордоннийконтроль. І Фінляндія має менше залежати від російського прикордонногоконтролю», — сказав бригадний генерал прикордонної служби Ярі Толпанен.</text:p>
      <text:p text:style-name="P4">
<text:span text:style-name="T4">
Читайте також:</text:span>
 <text:a xlink:type="simple" xlink:href="https://www.ukrinform.ua/rubric-world/3693565-latvia-pobudue-se-ponad-60-kilometriv-parkanu-na-kordoni-z-bilorussu.html" text:style-name="Internet_20_link" text:visited-style-name="Visited_20_Internet_20_Link">
 <text:span text:style-name="T4">
паркан</text:span>
 </text:a>
</text:p>
      <text:p text:style-name="P4">
Як повідомлялося, Польща збудувала огорожу на кордоні з білоруссю завдовжкипонад 186 км.</text:p>
      <text:p text:style-name="P4">
Також Латвія планує розпочати другий етап будівництва огорожі вздовжлатвійсько-білоруського кордону – цього разу довжиною 63,9 км.</text:p>
      <text:p text:style-name="P4">
Source: <text:a xlink:type="simple" xlink:href="https://www.ukrinform.ua/rubric-world/3696074-finlandia-pocala-buduvati-parkan-na-kordoni-z-rosieu.html" text:style-name="Internet_20_link" text:visited-style-name="Visited_20_Internet_20_Link">
https://www.ukrinform.ua/rubric-world/3696074-finlandia-pocala-buduvati-parkan-na-kordoni-z-rosieu.html</text:a>
</text:p>
      <!--NEWS-->
      <text:h text:style-name="P10" text:outline-level="1">
<text:span text:style-name="T4">
Черговий фейк рф про Бахмут має на меті підірвати довіру до військового командування - Маляр</text:span>
</text:h>
      <text:p text:style-name="P4">
Authors: Ukrinform (Person)</text:p>
      <text:p text:style-name="P4">
Publisher: Укринформ (Organization)</text:p>
      <text:p text:style-name="P4">
Published Time: 2023-04-14T-62:10:34+03:00</text:p>
      <text:p text:style-name="P4">
Modified Time: 2023-04-14T21:10:34+03:00</text:p>
      <text:p text:style-name="P4">
Description: Заступниця міністра оборони Ганна Маляр повідомляє, що сьогодні російські ІПСО знову сконцентрувались на темі Бахмута і запускають всі один наратив - нібито українське військове командування не шкодує життя військових.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Бахмут', 'Фейк', 'Міноборони', 'росія', 'Війна з росією', 'Ганна Маляр']</text:p>
      <text:p text:style-name="P4">
Type: Article</text:p>
      <!--METADATA-->
      <text:p text:style-name="P4">
<draw:frame draw:style-name="fr1" draw:name="Image106" text:anchor-type="as-char" svg:width="6.9236in" svg:height="3.956343in" draw:z-index="0">
<draw:image xlink:href="../Images/yкринформ/2023-04-14T-62-10-34-03-00/630_360_1677152977-764.jpg" xlink:type="simple" xlink:show="embed" xlink:actuate="onLoad" draw:mime-type="image/jpeg"/>
</draw:frame>
Заступниця міністра оборони Ганна Маляр повідомляє, що сьогодні російські ІПСОзнову сконцентрувались на темі Бахмута і запускають всі один наратив - нібитоукраїнське військове командування не шкодує життя військових.</text:p>
      <text:p text:style-name="P4">
Про це вона написала у <text:a xlink:type="simple" xlink:href="https://t.me/annamaliar/642" text:style-name="Internet_20_link" text:visited-style-name="Visited_20_Internet_20_Link">
 </text:a>
 , передає Укрінформ.</text:p>
      <text:p text:style-name="P4">
Маляр зауважила, що це не вперше, "коли росіяни забирають собі наші тексти проних і видають за власні. Мета таких російських <text:a xlink:type="simple" xlink:href="https://www.ukrinform.ua/tag-fejk" text:style-name="Internet_20_link" text:visited-style-name="Visited_20_Internet_20_Link">
</text:a>
 - підірвати довіру до рішень нашоговійськового командування та спровокувати невдоволення українськогосуспільства".</text:p>
      <text:p text:style-name="P4">
За її словами, насправді ж, цифри і факти говорять самі за себе. Втрати росіяну Бахмуті в рази вищі. Бувають дні коли різниця сягає 10-ти разів.</text:p>
      <text:p text:style-name="P4">
"Не шкодують людей ті, хто дає команду наступати на нашу землю і хтосконцентрував у Бахмуті найбільші свої зусилля, аби за будь-яку ціну взятимісто під контроль. Ми ж натомість обороняємось і зупиняємо ворога відпросування вглиб території. На жаль, це війна, і без втрат оборона неможлива",- наголосила Маляр.</text:p>
      <text:p text:style-name="P4">
<text:span text:style-name="T4">
Читайте також:</text:span>
 <text:a xlink:type="simple" xlink:href="https://www.ukrinform.ua/rubric-ato/3695607-na-shodi-vorog-skoncentruvav-usi-svoi-sili-na-cotiroh-napramkah-malar.html" text:style-name="Internet_20_link" text:visited-style-name="Visited_20_Internet_20_Link">
 <text:span text:style-name="T4">
Маляр</text:span>
 </text:a>
</text:p>
      <text:p text:style-name="P4">
Вона підкреслила, що збереження життя наших бійців - пріоритет військовогокомандування, чим військові не раз пояснювали прийняті рішення під часпублічних комунікацій.</text:p>
      <text:p text:style-name="P4">
Як повідомлялося, раніше у Міноборони України заперечили інформацію про те, щомобілізованих, які не пройшли військової підготовки, одразу відправляють напередову. Також у міністерстві стверджують, що не видають і не збираютьсявидавати повістки через "Дію".</text:p>
      <text:p text:style-name="P4">
Source: <text:a xlink:type="simple" xlink:href="https://www.ukrinform.ua/rubric-ato/3696073-cergovij-fejk-rf-pro-bahmut-mae-na-meti-pidirvati-doviru-do-vijskovogo-komanduvanna-malar.html" text:style-name="Internet_20_link" text:visited-style-name="Visited_20_Internet_20_Link">
https://www.ukrinform.ua/rubric-ato/3696073-cergovij-fejk-rf-pro-bahmut-mae-na-meti-pidirvati-doviru-do-vijskovogo-komanduvanna-malar.html</text:a>
</text:p>
      <!--NEWS-->
      <text:h text:style-name="P10" text:outline-level="1">
<text:span text:style-name="T4">
росія планує з травня по жовтень розхитувати в Україні внутрішні питання - Данілов</text:span>
</text:h>
      <text:p text:style-name="P4">
Authors: Ukrinform (Person)</text:p>
      <text:p text:style-name="P4">
Publisher: Укринформ (Organization)</text:p>
      <text:p text:style-name="P4">
Published Time: 2023-04-14T-65:57:00+03:00</text:p>
      <text:p text:style-name="P4">
Modified Time: 2023-04-14T20:57:00+03:00</text:p>
      <text:p text:style-name="P4">
Description: У рф розуміють, що можуть не втримати ситуацію через війну у своїй країні, тому мають намір розхитати Україну через внутрішні питання.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РНБО', 'Данілов', 'Війна з росією', 'Єдині новини']</text:p>
      <text:p text:style-name="P4">
Type: Article</text:p>
      <!--METADATA-->
      <text:p text:style-name="P4">
<draw:frame draw:style-name="fr1" draw:name="Image107" text:anchor-type="as-char" svg:width="6.9236in" svg:height="3.956343in" draw:z-index="0">
<draw:image xlink:href="../Images/yкринформ/2023-04-14T-65-57-00-03-00/630_360_1680783799-703.jpg" xlink:type="simple" xlink:show="embed" xlink:actuate="onLoad" draw:mime-type="image/jpeg"/>
</draw:frame>
 У рфрозуміють, що можуть не втримати ситуацію через війну у своїй країні, томумають намір розхитати Україну через внутрішні питання.</text:p>
      <text:p text:style-name="P4">
Про це в єфірі талемарафону «Єдині новини» сказав секретар РНБО ОлексійДанілов, передає Укрінформ.</text:p>
      <text:p text:style-name="P4">
«Ми входимо з травня по жовтень в дуже складний і непростий періодтурбулентності саме через внутрішні питання. Таке завдання у них (у рф – ред.)тому, що вони розуміють, що надалі можуть не втримати ситуацію у своїйкраїні... Вони усвідомлюють, що їм треба якомога швидше намагатися закінчуватитак зване «українське питання». Ми все це відслідкуємо. Наші аналітики даютьзрозумілі аналізи того, що ми можемо найближчим часом очікувати. Для нас цедуже небезпечно з урахуванням, на жаль, наявності на нашій території(колаборантів – ред). Не всіх ми почистили. СБУ кожен день звітує про тихколаборантів і зрадників, яких вони знаходять», - сказав Данілов.</text:p>
      <text:p text:style-name="P4">
<text:span text:style-name="T4">
Читайте також:</text:span>
 <text:a xlink:type="simple" xlink:href="https://www.ukrinform.ua/rubric-ato/3695634-zsu-maut-ne-odin-variant-rozvitku-podij-na-fronti-danilov.html" text:style-name="Internet_20_link" text:visited-style-name="Visited_20_Internet_20_Link">
 <text:span text:style-name="T4">
Данілов</text:span>
 </text:a>
</text:p>
      <text:p text:style-name="P4">
Він пояснив, що крайні два-три тижні активізувався так званий політичнийпроцес на території нашої країни.</text:p>
      <text:p text:style-name="P4">
«Хтось вигадав, шо будуть якісь в жовтні місяці вибори. Я не розумію яківибори можуть відбуватись під час війни?», - сказав він.</text:p>
      <text:p text:style-name="P4">
<text:span text:style-name="T4">
Читайте також:</text:span>
 <text:a xlink:type="simple" xlink:href="https://www.ukrinform.ua/rubric-ato/3694340-ukraina-uhvalit-risenna-pro-kontrnastup-v-ostannij-moment-danilov.html" text:style-name="Internet_20_link" text:visited-style-name="Visited_20_Internet_20_Link">
 <text:span text:style-name="T4">
Данілов</text:span>
 </text:a>
</text:p>
      <text:p text:style-name="P4">
Крім того, деякі діячі, які мали бізнес в минулому з медведчуком заразоб'єднуються і починають спроби розхитувати країну.</text:p>
      <text:p text:style-name="P4">
«Я би хотів до них звернутись з простим проханням - схаменіться перш за все.Майте на увазі, що війна не завершиться, поки ми не звільнимо всі нашітериторії. Потім вже будемо займатись популізмом і рештою питань. А заразтреба в єдиній системі координації пліч-о-пліч, як це було на 24 лютого 2022року, працювати на країну», - підкреслив секретар <text:a xlink:type="simple" xlink:href="https://www.ukrinform.ua/tag-rnbo" text:style-name="Internet_20_link" text:visited-style-name="Visited_20_Internet_20_Link">
</text:a>
 .</text:p>
      <text:p text:style-name="P4">
Як повідомляв Укрінформ, раніше секретар Ради національної безпеки та оборониУкраїни Олексій Данілов заявив, що інституції, котрі мають відношення домоскви, не можуть і не будуть працювати в Україні.</text:p>
      <text:p text:style-name="P4">
Source: <text:a xlink:type="simple" xlink:href="https://www.ukrinform.ua/rubric-polytics/3696071-rosia-planue-z-travna-po-zovten-rozhituvati-v-ukraini-vnutrisni-pitanna-danilov.html" text:style-name="Internet_20_link" text:visited-style-name="Visited_20_Internet_20_Link">
https://www.ukrinform.ua/rubric-polytics/3696071-rosia-planue-z-travna-po-zovten-rozhituvati-v-ukraini-vnutrisni-pitanna-danilov.html</text:a>
</text:p>
      <!--NEWS-->
      <text:h text:style-name="P10" text:outline-level="1">
<text:span text:style-name="T4">
Україна у партнерстві з ПРООН та UNOPS відновить понад 100 шкіл у 14 регіонах</text:span>
</text:h>
      <text:p text:style-name="P4">
Authors: Ukrinform (Person)</text:p>
      <text:p text:style-name="P4">
Publisher: Укринформ (Organization)</text:p>
      <text:p text:style-name="P4">
Published Time: 2023-04-14T-67:55:00+03:00</text:p>
      <text:p text:style-name="P4">
Modified Time: 2023-04-14T20:55:00+03:00</text:p>
      <text:p text:style-name="P4">
Description: Міністерство відновлення, Програма розвитку ООН (ПРООН) та Офіс Управління Організації Об’єднаних Націй з обслуговування проєктів (UNOPS) домовились відремонтувати та модернізувати понад 100 шкіл в 14 областях України. — Укрінформ.</text:p>
      <text:p text:style-name="P4">
Images: ["<text:a xlink:type="simple" xlink:href="https://static.ukrinform.com/photos/2023_04/thumb_files/630_360_1681494692-546.jpg" text:style-name="Internet_20_link" text:visited-style-name="Visited_20_Internet_20_Link">
630_360_16814...</text:a>
"]</text:p>
      <text:p text:style-name="P4">
Tags: ['ПРООН', 'Школа', 'Україна', 'Відбудова']</text:p>
      <text:p text:style-name="P4">
Type: Article</text:p>
      <!--METADATA-->
      <text:p text:style-name="P4">
<draw:frame draw:style-name="fr1" draw:name="Image108" text:anchor-type="as-char" svg:width="6.9236in" svg:height="3.956343in" draw:z-index="0">
<draw:image xlink:href="../Images/yкринформ/2023-04-14T-67-55-00-03-00/630_360_1681494692-546.jpg" xlink:type="simple" xlink:show="embed" xlink:actuate="onLoad" draw:mime-type="image/jpeg"/>
</draw:frame>
Міністерство відновлення, Програма розвитку ООН (ПРООН) та Офіс УправлінняОрганізації Об’єднаних Націй з обслуговування проєктів (UNOPS) домовилисьвідремонтувати та модернізувати понад 100 шкіл в 14 областях України.</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з посиланнямна пресслужбу міністерства у <text:a xlink:type="simple" xlink:href="https://www.facebook.com/MinInfra.UA/posts/pfbid0uXsrnv3TovL3m7De7oPFAZqQJj2UVShyk2xzGBJoMmLnqBXbS3gjEaYLUn7mMjoWl" text:style-name="Internet_20_link" text:visited-style-name="Visited_20_Internet_20_Link">
</text:a>
.</text:p>
      <text:p text:style-name="P4">
«Відновлення та оснащення освітньої інфраструктури є однією з необхідних умовдля повернення українців додому. Розуміємо, наскільки важливою для українськихсімей є захищена та сучасна шкільна інфраструктура, тому цими проєктамизробимо не тільки так, як було, але й краще. Так, особливий акцент в обохпроєктах зроблено на покращенні безпечності інфраструктури, зокрема шляхомремонту та необхідного оснащення бомбосховищ», - зазначив він.</text:p>
      <text:p text:style-name="P4">
Кубраков уточнив, що відновлення навчальних закладів відбуватиметься в межахдвох проєктів. Перший з них «ECHO4SCHOOLS-UA: Ремонт/модернізація <text:a xlink:type="simple" xlink:href="https://www.ukrinform.ua/tag-skola" text:style-name="Internet_20_link" text:visited-style-name="Visited_20_Internet_20_Link">
</text:a>
 у постраждалих внаслідок війнирегіонах», який реалізує ПРООН. В його межах планується здійснення поточнихремонтів щонайменше 50 шкіл у 10 областях України. Бюджет програми – близько14 млн євро.</text:p>
      <text:p text:style-name="P4">
<text:span text:style-name="T4">
Читайте також:</text:span>
 <text:a xlink:type="simple" xlink:href="https://www.ukrinform.ua/rubric-vidbudova/3696065-ukraina-ta-aponia-pidpisali-grantovu-ugodu-pro-vidilenna-400-miljoniv-na-vidbudovu.html" text:style-name="Internet_20_link" text:visited-style-name="Visited_20_Internet_20_Link">
 <text:span text:style-name="T4">
Японія</text:span>
 </text:a>
</text:p>
      <text:p text:style-name="P4">
Інший проєкт – «Відновлення шкіл в Україні», який реалізується UNOPS збюджетом у 20 млн євро. Він передбачає проведення ремонтів шкіл в 4 областях:Київській, Сумській, Харківській та Чернігівській областях. Вже відібрано таузгоджено 54 заклади, які потребують відновлення. Щодо 8 об’єктів уже триваєпідготовка документації для проведення тендерних процедур.</text:p>
      <text:p text:style-name="P4">
Як повідомлялось, Литва зобов’язалася виділити 10 мільйонів євро длявідновлення України через спеціальний механізм, створений Світовим банком дляфінансування процесу відбудови української держави та підвищення стійкості тарозвитку Молдови.</text:p>
      <text:p text:style-name="P4">
<text:span text:style-name="T5">
Фото: Міністерство розвитку громад, територій та інфраструктури України</text:span>
</text:p>
      <text:p text:style-name="P4">
Source: <text:a xlink:type="simple" xlink:href="https://www.ukrinform.ua/rubric-vidbudova/3696069-ukraina-u-partnerstvi-z-proon-ta-unops-vidnovit-ponad-100-skil-u-14-regionah.html" text:style-name="Internet_20_link" text:visited-style-name="Visited_20_Internet_20_Link">
https://www.ukrinform.ua/rubric-vidbudova/3696069-ukraina-u-partnerstvi-z-proon-ta-unops-vidnovit-ponad-100-skil-u-14-regionah.html</text:a>
</text:p>
      <!--NEWS-->
      <text:h text:style-name="P10" text:outline-level="1">
<text:span text:style-name="T4">
росіяни вдарили по Слов'янську ракетами С-300 — п'ятеро загиблих, 15 поранених</text:span>
</text:h>
      <text:p text:style-name="P4">
Authors: Ukrinform (Person)</text:p>
      <text:p text:style-name="P4">
Publisher: Укринформ (Organization)</text:p>
      <text:p text:style-name="P4">
Published Time: 2023-04-14T-99:43:00+03:00</text:p>
      <text:p text:style-name="P4">
Modified Time: 2023-04-14T18:43:00+03:00</text:p>
      <text:p text:style-name="P4">
Description: У місті Слов’янськ Донецької області через російській ракетний удар кількість загиблих зросла до п`яти, під завалами перебувають люди. — Укрінформ.</text:p>
      <text:p text:style-name="P4">
Images: ["<text:a xlink:type="simple" xlink:href="https://static.ukrinform.com/photos/2023_04/thumb_files/630_360_1681487035-401.jpg" text:style-name="Internet_20_link" text:visited-style-name="Visited_20_Internet_20_Link">
630_360_16814...</text:a>
"]</text:p>
      <text:p text:style-name="P4">
Tags: ["Слов'янськ", 'Війна з росією', 'Ракетний удар']</text:p>
      <text:p text:style-name="P4">
Type: Article</text:p>
      <!--METADATA-->
      <text:p text:style-name="P4">
<draw:frame draw:style-name="fr1" draw:name="Image109" text:anchor-type="as-char" svg:width="6.9236in" svg:height="3.956343in" draw:z-index="0">
<draw:image xlink:href="../Images/yкринформ/2023-04-14T-99-43-00-03-00/630_360_1681487035-401.jpg" xlink:type="simple" xlink:show="embed" xlink:actuate="onLoad" draw:mime-type="image/jpeg"/>
</draw:frame>
 У містіСлов’янськ Донецької області через російській ракетний удар кількість загиблихзросла до п`яти, під завалами перебувають люди.</text:p>
      <text:p text:style-name="P4">
Про це повідомляє голова Донецької ОДА Павло Кириленко в <text:a xlink:type="simple" xlink:href="https://t.me/pavlokyrylenko_donoda/7531" text:style-name="Internet_20_link" text:visited-style-name="Visited_20_Internet_20_Link">
</text:a>
 , передає Укрінформ.</text:p>
      <text:p text:style-name="P4">
“Станом на 18:00 відомо про 5 загиблих і 15 поранених. Є ймовірність, що підзавалами перебувають семеро людей, у тому числі одна дитина”, - написав він.</text:p>
      <text:p text:style-name="P4">
Він нагадав, що близько 16 години росіяни завдали ракетного удару поСлов’янську. За попередніми даними, вони використали ракети С-300.</text:p>
      <text:p text:style-name="P4">
<text:span text:style-name="T4">
Читайте також:</text:span>
 <text:a xlink:type="simple" xlink:href="https://www.ukrinform.ua/rubric-ato/3696010-zelenskij-pro-obstril-slovanska-derzavazlo-vkotre-demonstrue-svou-sutnist.html" text:style-name="Internet_20_link" text:visited-style-name="Visited_20_Internet_20_Link">
 <text:span text:style-name="T4">
Слов</text:span>
 <text:span text:style-name="T4">
янськ</text:span>
 </text:a>
</text:p>
      <text:p text:style-name="P4">
Пошкоджено п`ять багатоповерхівок і п'ять приватних будинків, крамницю,господарський центр, клуб і три автівки. “Це – оперативна інформація станом нацю хвилину”, - підкреслив Кириленко.</text:p>
      <text:p text:style-name="P4">
На місці працюють вибухотехніки, парамедики, рятувальники та поліція.</text:p>
      <text:p text:style-name="P4">
<text:span text:style-name="T5">
Відео: Укрінформ</text:span>
</text:p>
      <text:p text:style-name="P4">
Як повідомляв Укрінформ, у <text:a xlink:type="simple" xlink:href="https://www.ukrinform.ua/rubric-ato/3695993-zagarbniki-obstrilali-kramatorsk-poskodzeni-bagatopoverhivki.html" text:style-name="Internet_20_link" text:visited-style-name="Visited_20_Internet_20_Link">
 </text:a>
армія рф знову обстріляла Краматорськ, пошкоджено заклад освіти,багатоповерхівки, гаражний кооператив.</text:p>
      <text:p text:style-name="P4">
Source: <text:a xlink:type="simple" xlink:href="https://www.ukrinform.ua/rubric-ato/3696011-rosiani-vdarili-po-slovansku-raketami-s300-patero-zagiblih-15-poranenih.html" text:style-name="Internet_20_link" text:visited-style-name="Visited_20_Internet_20_Link">
https://www.ukrinform.ua/rubric-ato/3696011-rosiani-vdarili-po-slovansku-raketami-s300-patero-zagiblih-15-poranenih.html</text:a>
</text:p>
      <!--NEWS-->
      <text:h text:style-name="P10" text:outline-level="1">
<text:span text:style-name="T4">
At Sivershchyna and Slobozhanschyna directions Russian army shelled Halahanivka of Chernihiv ...</text:span>
</text:h>
      <text:p text:style-name="P4">
Authors: liveuamap (Language: en)</text:p>
      <text:p text:style-name="P4">
Time: 2023-04-14T02:12:00</text:p>
      <text:p text:style-name="P4">
Location: Kharkiv (Latitude:50.3828 Longtitude:37.34184)</text:p>
      <text:p text:style-name="P4">
Videos: []</text:p>
      <text:p text:style-name="P4">
Images: []</text:p>
      <text:p text:style-name="P4">
Tags: ["Russia"]</text:p>
      <text:p text:style-name="P4">
ID: 22556077</text:p>
      <!--METADATA-->
      <text:p text:style-name="P4">
At Sivershchyna and Slobozhanschyna directions Russian army shelledHalahanivka of Chernihiv region; Studenok, Iskryskivschyna and Volfyne of Sumyregion, also Udy, Kozacha Lopan, Ternova, Starytsya, Hatysche, Mykolayivka andBudarky of Kharkiv region, - General Staff of Armed Forces of Ukraine says inthe morning report</text:p>
      <text:p text:style-name="P4">
News Collection Link: <text:a xlink:type="simple" xlink:href="https://liveuamap.com/en/2023/14-april-at-sivershchyna-and-slobozhanschyna-directions-russian" text:style-name="Internet_20_link" text:visited-style-name="Visited_20_Internet_20_Link">
https://liveuamap.com/en/2023/14-april-at-sivershchyna-and-slobozhanschyna-directions-russian</text:a>
</text:p>
      <text:p text:style-name="P4">
Source: <text:a xlink:type="simple" xlink:href="https://t.me/lumsrc/4486" text:style-name="Internet_20_link" text:visited-style-name="Visited_20_Internet_20_Link">
https://t.me/lumsrc/4486</text:a>
</text:p>
      <!--NEWS-->
      <text:h text:style-name="P10" text:outline-level="1">
<text:span text:style-name="T4">
Chernihivska Oblast, Donetsk Oblast(08:34). Red Alert: aerial threat. Sirens sounding. Take c...</text:span>
</text:h>
      <text:p text:style-name="P4">
Authors: liveuamap (Language: en)</text:p>
      <text:p text:style-name="P4">
Time: 2023-04-14T02:36:00</text:p>
      <text:p text:style-name="P4">
Location: Chernihivska Oblast (Latitude:51.33275 Longtitude:32.00045)</text:p>
      <text:p text:style-name="P4">
Videos: []</text:p>
      <text:p text:style-name="P4">
Images: []</text:p>
      <text:p text:style-name="P4">
Tags: ["Europe", "Central and Eastern Europe"]</text:p>
      <text:p text:style-name="P4">
ID: 22556013</text:p>
      <!--METADATA-->
      <text:p text:style-name="P4">
Chernihivska Oblast, Donetsk Oblast(08:34). Red Alert: aerial threat. Sirenssounding. Take cover now!</text:p>
      <text:p text:style-name="P4">
News Collection Link: <text:a xlink:type="simple" xlink:href="https://liveuamap.com/en/2023/14-april-chernihivska-oblast-donetsk-oblast08g" text:style-name="Internet_20_link" text:visited-style-name="Visited_20_Internet_20_Link">
https://liveuamap.com/en/2023/14-april-chernihivska-oblast-donetsk-oblast08g</text:a>
</text:p>
      <text:p text:style-name="P4">
Source: <text:a xlink:type="simple" xlink:href="https://t.me/air_alert_ua/43030" text:style-name="Internet_20_link" text:visited-style-name="Visited_20_Internet_20_Link">
https://t.me/air_alert_ua/43030</text:a>
</text:p>
      <!--NEWS-->
      <text:h text:style-name="P10" text:outline-level="1">
<text:span text:style-name="T4">
Kherson, Khersonska Oblast(09:33). Red Alert: aerial threat. Sirens sounding. Take cover now!</text:span>
</text:h>
      <text:p text:style-name="P4">
Authors: liveuamap (Language: en)</text:p>
      <text:p text:style-name="P4">
Time: 2023-04-14T03:34:00</text:p>
      <text:p text:style-name="P4">
Location: Kherson (Latitude:46.65581000 Longtitude:32.61780000)</text:p>
      <text:p text:style-name="P4">
Videos: []</text:p>
      <text:p text:style-name="P4">
Images: []</text:p>
      <text:p text:style-name="P4">
Tags: ["Europe", "Central and Eastern Europe"]</text:p>
      <text:p text:style-name="P4">
ID: 22556050</text:p>
      <!--METADATA-->
      <text:p text:style-name="P4">
Kherson, Khersonska Oblast(09:33). Red Alert: aerial threat. Sirens sounding.Take cover now!</text:p>
      <text:p text:style-name="P4">
News Collection Link: <text:a xlink:type="simple" xlink:href="https://liveuamap.com/en/2023/14-april-kherson-khersonska-oblast0933-red-alg" text:style-name="Internet_20_link" text:visited-style-name="Visited_20_Internet_20_Link">
https://liveuamap.com/en/2023/14-april-kherson-khersonska-oblast0933-red-alg</text:a>
</text:p>
      <text:p text:style-name="P4">
Source: <text:a xlink:type="simple" xlink:href="https://t.me/air_alert_ua/43033" text:style-name="Internet_20_link" text:visited-style-name="Visited_20_Internet_20_Link">
https://t.me/air_alert_ua/43033</text:a>
</text:p>
      <!--NEWS-->
      <text:h text:style-name="P10" text:outline-level="1">
<text:span text:style-name="T4">
Mykolaiv, Mykolayivska Oblast(09:40). Red Alert: aerial threat. Sirens sounding. Take cover now!</text:span>
</text:h>
      <text:p text:style-name="P4">
Authors: liveuamap (Language: en)</text:p>
      <text:p text:style-name="P4">
Time: 2023-04-14T03:41:00</text:p>
      <text:p text:style-name="P4">
Location: Mykolaiv (Latitude:46.94866 Longtitude:32.00639)</text:p>
      <text:p text:style-name="P4">
Videos: []</text:p>
      <text:p text:style-name="P4">
Images: []</text:p>
      <text:p text:style-name="P4">
Tags: ["Europe", "Central and Eastern Europe"]</text:p>
      <text:p text:style-name="P4">
ID: 22556051</text:p>
      <!--METADATA-->
      <text:p text:style-name="P4">
Mykolaiv, Mykolayivska Oblast(09:40). Red Alert: aerial threat. Sirenssounding. Take cover now!</text:p>
      <text:p text:style-name="P4">
News Collection Link: <text:a xlink:type="simple" xlink:href="https://liveuamap.com/en/2023/14-april-mykolaiv-mykolayivska-oblast0940-redg" text:style-name="Internet_20_link" text:visited-style-name="Visited_20_Internet_20_Link">
https://liveuamap.com/en/2023/14-april-mykolaiv-mykolayivska-oblast0940-redg</text:a>
</text:p>
      <text:p text:style-name="P4">
Source: <text:a xlink:type="simple" xlink:href="https://t.me/air_alert_ua/43034" text:style-name="Internet_20_link" text:visited-style-name="Visited_20_Internet_20_Link">
https://t.me/air_alert_ua/43034</text:a>
</text:p>
      <!--NEWS-->
      <text:h text:style-name="P10" text:outline-level="1">
<text:span text:style-name="T4">
Zaporizka Oblast(09:54). Red Alert: aerial threat. Sirens sounding. Take cover now!</text:span>
</text:h>
      <text:p text:style-name="P4">
Authors: liveuamap (Language: en)</text:p>
      <text:p text:style-name="P4">
Time: 2023-04-14T03:55:00</text:p>
      <text:p text:style-name="P4">
Location: Zaporizka Oblast (Latitude:47.612041 Longtitude:35.765911)</text:p>
      <text:p text:style-name="P4">
Videos: []</text:p>
      <text:p text:style-name="P4">
Images: []</text:p>
      <text:p text:style-name="P4">
Tags: ["Europe", "Central and Eastern Europe"]</text:p>
      <text:p text:style-name="P4">
ID: 22556052</text:p>
      <!--METADATA-->
      <text:p text:style-name="P4">
Zaporizka Oblast(09:54). Red Alert: aerial threat. Sirens sounding. Take covernow!</text:p>
      <text:p text:style-name="P4">
News Collection Link: <text:a xlink:type="simple" xlink:href="https://liveuamap.com/en/2023/14-april-zaporizka-oblast0954-red-alert-aeriag" text:style-name="Internet_20_link" text:visited-style-name="Visited_20_Internet_20_Link">
https://liveuamap.com/en/2023/14-april-zaporizka-oblast0954-red-alert-aeriag</text:a>
</text:p>
      <text:p text:style-name="P4">
Source: <text:a xlink:type="simple" xlink:href="https://t.me/suspilnezaporizhzhya/12081" text:style-name="Internet_20_link" text:visited-style-name="Visited_20_Internet_20_Link">
https://t.me/suspilnezaporizhzhya/12081</text:a>
</text:p>
      <!--NEWS-->
      <text:h text:style-name="P10" text:outline-level="1">
<text:span text:style-name="T4">
Volunteer was wounded as result of shelling in Dvorichna</text:span>
</text:h>
      <text:p text:style-name="P4">
Authors: liveuamap (Language: en)</text:p>
      <text:p text:style-name="P4">
Time: 2023-04-14T06:41:00</text:p>
      <text:p text:style-name="P4">
Location: Dvorichna (Latitude:49.85149 Longtitude:37.67899)</text:p>
      <text:p text:style-name="P4">
Videos: []</text:p>
      <text:p text:style-name="P4">
Images: []</text:p>
      <text:p text:style-name="P4">
Tags: ["Europe", "Central and Eastern Europe"]</text:p>
      <text:p text:style-name="P4">
ID: 22556128</text:p>
      <!--METADATA-->
      <text:p text:style-name="P4">
Volunteer was wounded as result of shelling in Dvorichna</text:p>
      <text:p text:style-name="P4">
News Collection Link: <text:a xlink:type="simple" xlink:href="https://liveuamap.com/en/2023/14-april-volunteer-was-wounded-as-result-of-shelling-in-dvorichna" text:style-name="Internet_20_link" text:visited-style-name="Visited_20_Internet_20_Link">
https://liveuamap.com/en/2023/14-april-volunteer-was-wounded-as-result-of-shelling-in-dvorichna</text:a>
</text:p>
      <text:p text:style-name="P4">
Source: <text:a xlink:type="simple" xlink:href="https://twitter.com/nakipeloua/status/1646810879936135174" text:style-name="Internet_20_link" text:visited-style-name="Visited_20_Internet_20_Link">
https://twitter.com/nakipeloua/status/1646810879936135174</text:a>
</text:p>
      <!--NEWS-->
      <text:h text:style-name="P10" text:outline-level="1">
<text:span text:style-name="T4">
Zaporizka Oblast(12:41). Red Alert: aerial threat. Sirens sounding. Take cover now!</text:span>
</text:h>
      <text:p text:style-name="P4">
Authors: liveuamap (Language: en)</text:p>
      <text:p text:style-name="P4">
Time: 2023-04-14T06:43:00</text:p>
      <text:p text:style-name="P4">
Location: Zaporizka Oblast (Latitude:47.612071 Longtitude:35.764111)</text:p>
      <text:p text:style-name="P4">
Videos: []</text:p>
      <text:p text:style-name="P4">
Images: []</text:p>
      <text:p text:style-name="P4">
Tags: ["Europe", "Central and Eastern Europe"]</text:p>
      <text:p text:style-name="P4">
ID: 22556122</text:p>
      <!--METADATA-->
      <text:p text:style-name="P4">
Zaporizka Oblast(12:41). Red Alert: aerial threat. Sirens sounding. Take covernow!</text:p>
      <text:p text:style-name="P4">
News Collection Link: <text:a xlink:type="simple" xlink:href="https://liveuamap.com/en/2023/14-april-zaporizka-oblast1241-red-alert-aeriag" text:style-name="Internet_20_link" text:visited-style-name="Visited_20_Internet_20_Link">
https://liveuamap.com/en/2023/14-april-zaporizka-oblast1241-red-alert-aeriag</text:a>
</text:p>
      <text:p text:style-name="P4">
Source: <text:a xlink:type="simple" xlink:href="https://t.me/air_alert_ua/43041" text:style-name="Internet_20_link" text:visited-style-name="Visited_20_Internet_20_Link">
https://t.me/air_alert_ua/43041</text:a>
</text:p>
      <!--NEWS-->
      <text:h text:style-name="P10" text:outline-level="1">
<text:span text:style-name="T4">
Belarus is preparing existing sites for the possible deployment of strategic nuclear weapons,...</text:span>
</text:h>
      <text:p text:style-name="P4">
Authors: liveuamap (Language: en)</text:p>
      <text:p text:style-name="P4">
Time: 2023-04-14T06:46:15</text:p>
      <text:p text:style-name="P4">
Location: Minsk, (Latitude:53.92717 Longtitude:27.52543)</text:p>
      <text:p text:style-name="P4">
Videos: []</text:p>
      <text:p text:style-name="P4">
Images: []</text:p>
      <text:p text:style-name="P4">
Tags: ["Belarus", "Central and Eastern Europe"]</text:p>
      <text:p text:style-name="P4">
ID: 22556123</text:p>
      <!--METADATA-->
      <text:p text:style-name="P4">
Belarus is preparing existing sites for the possible deployment of strategicnuclear weapons, - the Belarusian Defense Ministry said</text:p>
      <text:p text:style-name="P4">
News Collection Link: <text:a xlink:type="simple" xlink:href="https://belarus.liveuamap.com/en/2023/14-april-belarus-is-preparing-existing-sites-for-the-possible" text:style-name="Internet_20_link" text:visited-style-name="Visited_20_Internet_20_Link">
https://belarus.liveuamap.com/en/2023/14-april-belarus-is-preparing-existing-sites-for-the-possible</text:a>
</text:p>
      <text:p text:style-name="P4">
Source: <text:a xlink:type="simple" xlink:href="https://t.me/tass_agency/188016" text:style-name="Internet_20_link" text:visited-style-name="Visited_20_Internet_20_Link">
https://t.me/tass_agency/188016</text:a>
</text:p>
      <!--NEWS-->
      <text:h text:style-name="P10" text:outline-level="1">
<text:span text:style-name="T4">
Russian Su-35 jets conducted airstrikes at Orikhiv town in Zaporizhzhia region</text:span>
</text:h>
      <text:p text:style-name="P4">
Authors: liveuamap (Language: en)</text:p>
      <text:p text:style-name="P4">
Time: 2023-04-14T06:54:33</text:p>
      <text:p text:style-name="P4">
Location: Ukraine (Latitude:47.56274 Longtitude:35.78814)</text:p>
      <text:p text:style-name="P4">
Videos: []</text:p>
      <text:p text:style-name="P4">
Images: ["<text:a xlink:type="simple" xlink:href="https://liveuamap.com/pics/2023/04/14/22556132_0.jpg" text:style-name="Internet_20_link" text:visited-style-name="Visited_20_Internet_20_Link">
22556132_0.jpg</text:a>
"]</text:p>
      <text:p text:style-name="P4">
Tags: ["Europe", "Central and Eastern Europe"]</text:p>
      <text:p text:style-name="P4">
ID: 22556132</text:p>
      <!--METADATA-->
      <text:p text:style-name="P4">
Russian Su-35 jets conducted airstrikes at Orikhiv town in Zaporizhzhia region</text:p>
      <text:p text:style-name="P4">
<draw:frame draw:style-name="fr1" draw:name="Image110" text:anchor-type="as-char" svg:width="6.9236in" svg:height="5.1927in" draw:z-index="0">
<draw:image xlink:href="../Images/liveuamap/2023-04-14T06-54-33/22556132_0.jpg" xlink:type="simple" xlink:show="embed" xlink:actuate="onLoad" draw:mime-type="image/jpeg"/>
</draw:frame>
</text:p>
      <text:p text:style-name="P4">
News Collection Link: <text:a xlink:type="simple" xlink:href="https://liveuamap.com/en/2023/14-april-russian-su35-jets-conducted-airstrikes-at-orikhiv" text:style-name="Internet_20_link" text:visited-style-name="Visited_20_Internet_20_Link">
https://liveuamap.com/en/2023/14-april-russian-su35-jets-conducted-airstrikes-at-orikhiv</text:a>
</text:p>
      <text:p text:style-name="P4">
Source: <text:a xlink:type="simple" xlink:href="https://t.me/ermaka2022/2444" text:style-name="Internet_20_link" text:visited-style-name="Visited_20_Internet_20_Link">
https://t.me/ermaka2022/2444</text:a>
</text:p>
      <!--NEWS-->
      <text:h text:style-name="P10" text:outline-level="1">
<text:span text:style-name="T4">
Belarus: Training of our forces on Russian nuclear missiles will end next week</text:span>
</text:h>
      <text:p text:style-name="P4">
Authors: liveuamap (Language: en)</text:p>
      <text:p text:style-name="P4">
Time: 2023-04-14T06:57:46</text:p>
      <text:p text:style-name="P4">
Location: Minsk, (Latitude:53.92673 Longtitude:27.52625)</text:p>
      <text:p text:style-name="P4">
Videos: []</text:p>
      <text:p text:style-name="P4">
Images: []</text:p>
      <text:p text:style-name="P4">
Tags: ["Belarus", "Central and Eastern Europe"]</text:p>
      <text:p text:style-name="P4">
ID: 22556133</text:p>
      <!--METADATA-->
      <text:p text:style-name="P4">
Belarus: Training of our forces on Russian nuclear missiles will end next week</text:p>
      <text:p text:style-name="P4">
News Collection Link: <text:a xlink:type="simple" xlink:href="https://belarus.liveuamap.com/en/2023/14-april-belarus-training-of-our-forces-on-russian-nuclear" text:style-name="Internet_20_link" text:visited-style-name="Visited_20_Internet_20_Link">
https://belarus.liveuamap.com/en/2023/14-april-belarus-training-of-our-forces-on-russian-nuclear</text:a>
</text:p>
      <text:p text:style-name="P4">
Source: <text:a xlink:type="simple" xlink:href="https://twitter.com/AlArabiya_Brk/status/1646829631901712384" text:style-name="Internet_20_link" text:visited-style-name="Visited_20_Internet_20_Link">
https://twitter.com/AlArabiya_Brk/status/1646829631901712384</text:a>
</text:p>
      <!--NEWS-->
      <text:h text:style-name="P10" text:outline-level="1">
<text:span text:style-name="T4">
Donetsk Oblast, Zaporizka Oblast(13:35). Red Alert: aerial threat. Sirens sounding. Take cove...</text:span>
</text:h>
      <text:p text:style-name="P4">
Authors: liveuamap (Language: en)</text:p>
      <text:p text:style-name="P4">
Time: 2023-04-14T07:36:00</text:p>
      <text:p text:style-name="P4">
Location: Donetsk Oblast (Latitude:48.72744 Longtitude:37.5781)</text:p>
      <text:p text:style-name="P4">
Videos: []</text:p>
      <text:p text:style-name="P4">
Images: []</text:p>
      <text:p text:style-name="P4">
Tags: ["Europe", "Central and Eastern Europe"]</text:p>
      <text:p text:style-name="P4">
ID: 22556136</text:p>
      <!--METADATA-->
      <text:p text:style-name="P4">
Donetsk Oblast, Zaporizka Oblast(13:35). Red Alert: aerial threat. Sirenssounding. Take cover now!</text:p>
      <text:p text:style-name="P4">
News Collection Link: <text:a xlink:type="simple" xlink:href="https://liveuamap.com/en/2023/14-april-donetsk-oblast-zaporizka-oblast1335-g" text:style-name="Internet_20_link" text:visited-style-name="Visited_20_Internet_20_Link">
https://liveuamap.com/en/2023/14-april-donetsk-oblast-zaporizka-oblast1335-g</text:a>
</text:p>
      <text:p text:style-name="P4">
Source: <text:a xlink:type="simple" xlink:href="https://t.me/air_alert_ua/43044" text:style-name="Internet_20_link" text:visited-style-name="Visited_20_Internet_20_Link">
https://t.me/air_alert_ua/43044</text:a>
</text:p>
      <!--NEWS-->
      <text:h text:style-name="P10" text:outline-level="1">
<text:span text:style-name="T4">
Kharkiv, Kharkivska Oblast(13:38). Red Alert: aerial threat. Sirens sounding. Take cover now!</text:span>
</text:h>
      <text:p text:style-name="P4">
Authors: liveuamap (Language: en)</text:p>
      <text:p text:style-name="P4">
Time: 2023-04-14T07:39:00</text:p>
      <text:p text:style-name="P4">
Location: Kharkiv (Latitude:49.98081000 Longtitude:36.25272000)</text:p>
      <text:p text:style-name="P4">
Videos: []</text:p>
      <text:p text:style-name="P4">
Images: []</text:p>
      <text:p text:style-name="P4">
Tags: ["Europe", "Central and Eastern Europe"]</text:p>
      <text:p text:style-name="P4">
ID: 22556137</text:p>
      <!--METADATA-->
      <text:p text:style-name="P4">
Kharkiv, Kharkivska Oblast(13:38). Red Alert: aerial threat. Sirens sounding.Take cover now!</text:p>
      <text:p text:style-name="P4">
News Collection Link: <text:a xlink:type="simple" xlink:href="https://liveuamap.com/en/2023/14-april-kharkiv-kharkivska-oblast1338-red-alg" text:style-name="Internet_20_link" text:visited-style-name="Visited_20_Internet_20_Link">
https://liveuamap.com/en/2023/14-april-kharkiv-kharkivska-oblast1338-red-alg</text:a>
</text:p>
      <text:p text:style-name="P4">
Source: <text:a xlink:type="simple" xlink:href="https://t.me/suspilnekharkiv/23876" text:style-name="Internet_20_link" text:visited-style-name="Visited_20_Internet_20_Link">
https://t.me/suspilnekharkiv/23876</text:a>
</text:p>
      <!--NEWS-->
      <text:h text:style-name="P10" text:outline-level="1">
<text:span text:style-name="T4">
Sumska Oblast, Chernihivska Oblast(14:18). Red Alert: aerial threat. Sirens sounding. Take co...</text:span>
</text:h>
      <text:p text:style-name="P4">
Authors: liveuamap (Language: en)</text:p>
      <text:p text:style-name="P4">
Time: 2023-04-14T08:19:00</text:p>
      <text:p text:style-name="P4">
Location: Sumska Oblast (Latitude:51.00000000 Longtitude:34.00000000)</text:p>
      <text:p text:style-name="P4">
Videos: []</text:p>
      <text:p text:style-name="P4">
Images: []</text:p>
      <text:p text:style-name="P4">
Tags: ["Europe", "Central and Eastern Europe"]</text:p>
      <text:p text:style-name="P4">
ID: 22556138</text:p>
      <!--METADATA-->
      <text:p text:style-name="P4">
Sumska Oblast, Chernihivska Oblast(14:18). Red Alert: aerial threat. Sirenssounding. Take cover now!</text:p>
      <text:p text:style-name="P4">
News Collection Link: <text:a xlink:type="simple" xlink:href="https://liveuamap.com/en/2023/14-april-sumska-oblast-chernihivska-oblast141g" text:style-name="Internet_20_link" text:visited-style-name="Visited_20_Internet_20_Link">
https://liveuamap.com/en/2023/14-april-sumska-oblast-chernihivska-oblast141g</text:a>
</text:p>
      <text:p text:style-name="P4">
Source: <text:a xlink:type="simple" xlink:href="https://t.me/air_alert_ua/43050" text:style-name="Internet_20_link" text:visited-style-name="Visited_20_Internet_20_Link">
https://t.me/air_alert_ua/43050</text:a>
</text:p>
      <!--NEWS-->
      <text:h text:style-name="P10" text:outline-level="1">
<text:span text:style-name="T4">
Person wounded as result of landmine explosion between Olhyne and Arkhangelske villages in Kh...</text:span>
</text:h>
      <text:p text:style-name="P4">
Authors: liveuamap (Language: en)</text:p>
      <text:p text:style-name="P4">
Time: 2023-04-14T08:57:28</text:p>
      <text:p text:style-name="P4">
Location: Kherson (Latitude:47.45917 Longtitude:33.45341)</text:p>
      <text:p text:style-name="P4">
Videos: []</text:p>
      <text:p text:style-name="P4">
Images: []</text:p>
      <text:p text:style-name="P4">
Tags: ["Europe", "Central and Eastern Europe"]</text:p>
      <text:p text:style-name="P4">
ID: 22556139</text:p>
      <!--METADATA-->
      <text:p text:style-name="P4">
Person wounded as result of landmine explosion between Olhyne and Arkhangelskevillages in Kherson region</text:p>
      <text:p text:style-name="P4">
News Collection Link: <text:a xlink:type="simple" xlink:href="https://liveuamap.com/en/2023/14-april-person-wounded-as-result-of-landmine-explosion-between" text:style-name="Internet_20_link" text:visited-style-name="Visited_20_Internet_20_Link">
https://liveuamap.com/en/2023/14-april-person-wounded-as-result-of-landmine-explosion-between</text:a>
</text:p>
      <text:p text:style-name="P4">
Source: <text:a xlink:type="simple" xlink:href="https://t.me/UkraineNow/31671" text:style-name="Internet_20_link" text:visited-style-name="Visited_20_Internet_20_Link">
https://t.me/UkraineNow/31671</text:a>
</text:p>
      <!--NEWS-->
      <text:h text:style-name="P10" text:outline-level="1">
<text:span text:style-name="T4">
Donetsk Oblast(15:02). Red Alert: aerial threat. Sirens sounding. Take cover now!</text:span>
</text:h>
      <text:p text:style-name="P4">
Authors: liveuamap (Language: en)</text:p>
      <text:p text:style-name="P4">
Time: 2023-04-14T09:04:00</text:p>
      <text:p text:style-name="P4">
Location: Donetsk Oblast (Latitude:48.72795 Longtitude:37.57921)</text:p>
      <text:p text:style-name="P4">
Videos: []</text:p>
      <text:p text:style-name="P4">
Images: []</text:p>
      <text:p text:style-name="P4">
Tags: ["Europe", "Central and Eastern Europe"]</text:p>
      <text:p text:style-name="P4">
ID: 22556140</text:p>
      <!--METADATA-->
      <text:p text:style-name="P4">
Donetsk Oblast(15:02). Red Alert: aerial threat. Sirens sounding. Take covernow!</text:p>
      <text:p text:style-name="P4">
News Collection Link: <text:a xlink:type="simple" xlink:href="https://liveuamap.com/en/2023/14-april-donetsk-oblast1502-red-alert-aerial-g" text:style-name="Internet_20_link" text:visited-style-name="Visited_20_Internet_20_Link">
https://liveuamap.com/en/2023/14-april-donetsk-oblast1502-red-alert-aerial-g</text:a>
</text:p>
      <text:p text:style-name="P4">
Source: <text:a xlink:type="simple" xlink:href="https://t.me/air_alert_ua/43052" text:style-name="Internet_20_link" text:visited-style-name="Visited_20_Internet_20_Link">
https://t.me/air_alert_ua/43052</text:a>
</text:p>
      <!--NEWS-->
      <text:h text:style-name="P10" text:outline-level="1">
<text:span text:style-name="T4">
At least 5 killed, 15 wounded as result of Russian shelling in Sloviansk</text:span>
</text:h>
      <text:p text:style-name="P4">
Authors: liveuamap (Language: en)</text:p>
      <text:p text:style-name="P4">
Time: 2023-04-14T12:35:00</text:p>
      <text:p text:style-name="P4">
Location: Sloviansk (Latitude:48.84958 Longtitude:37.60483)</text:p>
      <text:p text:style-name="P4">
Videos: []</text:p>
      <text:p text:style-name="P4">
Images: ["<text:a xlink:type="simple" xlink:href="https://liveuamap.com/pics/2023/04/14/22556144_0.jpg" text:style-name="Internet_20_link" text:visited-style-name="Visited_20_Internet_20_Link">
22556144_0.jpg</text:a>
", "<text:a xlink:type="simple" xlink:href="https://liveuamap.com/pics/2023/04/14/22556144_1.jpg" text:style-name="Internet_20_link" text:visited-style-name="Visited_20_Internet_20_Link">
22556144_1.jpg</text:a>
", "<text:a xlink:type="simple" xlink:href="https://liveuamap.com/pics/2023/04/14/22556144_2.jpg" text:style-name="Internet_20_link" text:visited-style-name="Visited_20_Internet_20_Link">
22556144_2.jpg</text:a>
", "<text:a xlink:type="simple" xlink:href="https://liveuamap.com/pics/2023/04/14/22556144_3.jpg" text:style-name="Internet_20_link" text:visited-style-name="Visited_20_Internet_20_Link">
22556144_3.jpg</text:a>
", "<text:a xlink:type="simple" xlink:href="https://liveuamap.com/pics/2023/04/14/22556144_4.jpg" text:style-name="Internet_20_link" text:visited-style-name="Visited_20_Internet_20_Link">
22556144_4.jpg</text:a>
"]</text:p>
      <text:p text:style-name="P4">
Tags: ["Europe", "Central and Eastern Europe"]</text:p>
      <text:p text:style-name="P4">
ID: 22556144</text:p>
      <!--METADATA-->
      <text:p text:style-name="P4">
At least 5 killed, 15 wounded as result of Russian shelling in Sloviansk</text:p>
      <text:p text:style-name="P4">
<draw:frame draw:style-name="fr1" draw:name="Image111" text:anchor-type="as-char" svg:width="6.9236in" svg:height="5.154236in" draw:z-index="0">
<draw:image xlink:href="../Images/liveuamap/2023-04-14T12-35-00/22556144_0.jpg" xlink:type="simple" xlink:show="embed" xlink:actuate="onLoad" draw:mime-type="image/jpeg"/>
</draw:frame>
<draw:frame draw:style-name="fr1" draw:name="Image112" text:anchor-type="as-char" svg:width="6.9236in" svg:height="4.612849in" draw:z-index="0">
<draw:image xlink:href="../Images/liveuamap/2023-04-14T12-35-00/22556144_1.jpg" xlink:type="simple" xlink:show="embed" xlink:actuate="onLoad" draw:mime-type="image/jpeg"/>
</draw:frame>
<draw:frame draw:style-name="fr1" draw:name="Image113" text:anchor-type="as-char" svg:width="6.9236in" svg:height="4.612849in" draw:z-index="0">
<draw:image xlink:href="../Images/liveuamap/2023-04-14T12-35-00/22556144_2.jpg" xlink:type="simple" xlink:show="embed" xlink:actuate="onLoad" draw:mime-type="image/jpeg"/>
</draw:frame>
<draw:frame draw:style-name="fr1" draw:name="Image114" text:anchor-type="as-char" svg:width="6.9236in" svg:height="4.621503in" draw:z-index="0">
<draw:image xlink:href="../Images/liveuamap/2023-04-14T12-35-00/22556144_3.jpg" xlink:type="simple" xlink:show="embed" xlink:actuate="onLoad" draw:mime-type="image/jpeg"/>
</draw:frame>
<draw:frame draw:style-name="fr1" draw:name="Image115" text:anchor-type="as-char" svg:width="6.9236in" svg:height="4.612849in" draw:z-index="0">
<draw:image xlink:href="../Images/liveuamap/2023-04-14T12-35-00/22556144_4.jpg" xlink:type="simple" xlink:show="embed" xlink:actuate="onLoad" draw:mime-type="image/jpeg"/>
</draw:frame>
</text:p>
      <text:p text:style-name="P4">
News Collection Link: <text:a xlink:type="simple" xlink:href="https://liveuamap.com/en/2023/14-april-at-least-5-killed-15-wounded-as-result-of-russian" text:style-name="Internet_20_link" text:visited-style-name="Visited_20_Internet_20_Link">
https://liveuamap.com/en/2023/14-april-at-least-5-killed-15-wounded-as-result-of-russian</text:a>
</text:p>
      <text:p text:style-name="P4">
Source: <text:a xlink:type="simple" xlink:href="https://t.me/channel24_ua/84515" text:style-name="Internet_20_link" text:visited-style-name="Visited_20_Internet_20_Link">
https://t.me/channel24_ua/84515</text:a>
</text:p>
      <!--NEWS-->
      <text:h text:style-name="P10" text:outline-level="1">
<text:span text:style-name="T4">
Український фільм «Мирний-21» покажуть у Південній Кореї та Японії</text:span>
</text:h>
      <text:p text:style-name="P4">
Authors: Ukrinform (Person)</text:p>
      <text:p text:style-name="P4">
Publisher: Укринформ (Organization)</text:p>
      <text:p text:style-name="P4">
Published Time: 2023-04-14T14:50:28+03:00</text:p>
      <text:p text:style-name="P4">
Modified Time: 2023-04-14T14:50:28+03:00</text:p>
      <text:p text:style-name="P4">
Description: Японія та Південна Корея придбали права на прокат фільму українського режисера Ахтема Сеітаблаєва «Мирний-21». — Укрінформ.</text:p>
      <text:p text:style-name="P4">
Images: ["<text:a xlink:type="simple" xlink:href="https://static.ukrinform.com/photos/2022_12/thumb_files/630_360_1670480665-304.jpg" text:style-name="Internet_20_link" text:visited-style-name="Visited_20_Internet_20_Link">
630_360_16704...</text:a>
", "<text:a xlink:type="simple" xlink:href="https://static.ukrinform.com/photos/2023_04/1681472696-257.jpg" text:style-name="Internet_20_link" text:visited-style-name="Visited_20_Internet_20_Link">
1681472696-25...</text:a>
"]</text:p>
      <text:p text:style-name="P4">
Tags: ['Японія', 'Держкіно', 'Фільм «Мирний-21»']</text:p>
      <text:p text:style-name="P4">
Type: Article</text:p>
      <!--METADATA-->
      <text:p text:style-name="P4">
<draw:frame draw:style-name="fr1" draw:name="Image116" text:anchor-type="as-char" svg:width="6.9236in" svg:height="3.956343in" draw:z-index="0">
<draw:image xlink:href="../Images/yкринформ/2023-04-14T14-50-28-03-00/630_360_1670480665-304.jpg" xlink:type="simple" xlink:show="embed" xlink:actuate="onLoad" draw:mime-type="image/jpeg"/>
</draw:frame>
 Японія таПівденна Корея придбали права на прокат фільму українського режисера АхтемаСеітаблаєва «Мирний-21».</text:p>
      <text:p text:style-name="P4">
Про це повідомляє Державне агентство з питань кіно у <text:a xlink:type="simple" xlink:href="https://www.facebook.com/ukrainefilmagency/posts/pfbid0wuUuh3NPiVo9uKec3fXDXnamawAfygarkav2nGYY4RsJ4jKhF4AeReDe7Rs5aNsil" text:style-name="Internet_20_link" text:visited-style-name="Visited_20_Internet_20_Link">
</text:a>
, передає Укрінформ.</text:p>
      <text:p text:style-name="P4">
«Історію побачать у Південній Кореї та Японії... команда дистрибуції продалаправа на прокат фільму Ахтема Сеітаблаєва «Мирний-21» у ці країни», - йдетьсяу повідомленні.</text:p>
      <text:p text:style-name="P4">
<draw:frame draw:style-name="fr1" draw:name="Image117" text:anchor-type="as-char" svg:width="6.9236in" svg:height="6.9236in" draw:z-index="0">
<draw:image xlink:href="../Images/yкринформ/2023-04-14T14-50-28-03-00/1681472696-257.jpg" xlink:type="simple" xlink:show="embed" xlink:actuate="onLoad" draw:mime-type="image/jpeg"/>
</draw:frame>
</text:p>
      <text:p text:style-name="P4">
Стрічка розповідає про подвиг «зелених беретів» Луганщини, які у 2014 роціпершими стали на захист України.</text:p>
      <text:p text:style-name="P4">
<text:span text:style-name="T4">
Читайте також:</text:span>
 <text:a xlink:type="simple" xlink:href="https://www.ukrinform.ua/rubric-culture/3692192-stricka-mirnij21-dostupna-do-peregladu-na-strimingovih-platformah.html" text:style-name="Internet_20_link" text:visited-style-name="Visited_20_Internet_20_Link">
 <text:span text:style-name="T4">
Мирний</text:span>
 </text:a>
</text:p>
      <text:p text:style-name="P4">
Фільм створено ISTMEN FILMS за підтримки <text:a xlink:type="simple" xlink:href="https://www.ukrinform.ua/tag-derzkino" text:style-name="Internet_20_link" text:visited-style-name="Visited_20_Internet_20_Link">
 </text:a>
 та UA Production.</text:p>
      <text:p text:style-name="P4">
Як повідомляв Укрінформ, у Києві 22 лютого відбувся прем'єрний показ фільмурежисера Ахтема Сеітаблаєва "Мирний-21".</text:p>
      <text:p text:style-name="P4">
<text:span text:style-name="T5">
Фото: usfa.gov.ua</text:span>
</text:p>
      <text:p text:style-name="P4">
Source: <text:a xlink:type="simple" xlink:href="https://www.ukrinform.ua/rubric-culture/3695903-ukrainskij-film-mirnij21-pokazut-u-pivdennij-korei-ta-aponii.html" text:style-name="Internet_20_link" text:visited-style-name="Visited_20_Internet_20_Link">
https://www.ukrinform.ua/rubric-culture/3695903-ukrainskij-film-mirnij21-pokazut-u-pivdennij-korei-ta-aponii.html</text:a>
</text:p>
      <!--NEWS-->
      <text:h text:style-name="P10" text:outline-level="1">
<text:span text:style-name="T4">
Спостерігається тенденція зменшення цін на пальне – експерт</text:span>
</text:h>
      <text:p text:style-name="P4">
Authors: Ukrinform (Person)</text:p>
      <text:p text:style-name="P4">
Publisher: Укринформ (Organization)</text:p>
      <text:p text:style-name="P4">
Published Time: 2023-04-14T14:52:00+03:00</text:p>
      <text:p text:style-name="P4">
Modified Time: 2023-04-14T14:52:00+03:00</text:p>
      <text:p text:style-name="P4">
Description: Протягом тижня ціни на пальне в Україні орієнтовно знизили на 1 грн за літр. Зараз спостерігається тенденція до продовження здешевлення цього ресурсу. — Укрінформ.</text:p>
      <text:p text:style-name="P4">
Images: ["<text:a xlink:type="simple" xlink:href="https://static.ukrinform.com/photos/2023_04/thumb_files/630_360_1681470385-925.jpg" text:style-name="Internet_20_link" text:visited-style-name="Visited_20_Internet_20_Link">
630_360_16814...</text:a>
"]</text:p>
      <text:p text:style-name="P4">
Tags: ['Ціни', 'Пальне', 'Сергій Куюн']</text:p>
      <text:p text:style-name="P4">
Type: Article</text:p>
      <!--METADATA-->
      <text:p text:style-name="P4">
<draw:frame draw:style-name="fr1" draw:name="Image118" text:anchor-type="as-char" svg:width="6.9236in" svg:height="3.956343in" draw:z-index="0">
<draw:image xlink:href="../Images/yкринформ/2023-04-14T14-52-00-03-00/630_360_1681470385-925.jpg" xlink:type="simple" xlink:show="embed" xlink:actuate="onLoad" draw:mime-type="image/jpeg"/>
</draw:frame>
 Протягомтижня ціни на пальне в Україні орієнтовно знизили на 1 грн за літр. Заразспостерігається тенденція до продовження здешевлення цього ресурсу.</text:p>
      <text:p text:style-name="P4">
Про це повідомив директор консалтингової групи «А95» Сергій Куюн під часбрифінгу «Ринок палива в Україні – як змінюється ситуація сьогодні?»,проведеного в Медіацентрі Україна – Укрінформ.</text:p>
      <text:p text:style-name="P4">
«На цьому тижні ціни втратили більше 1 грн за літр. У деяких мережах – на 3грн. Це такий феномен, коли усі планують заробити під час весни та привозятьбагато <text:a xlink:type="simple" xlink:href="https://www.ukrinform.ua/tag-benzin" text:style-name="Internet_20_link" text:visited-style-name="Visited_20_Internet_20_Link">
 </text:a>
 . Таким чином вони лишепереповнюють ринок. Все закінчується тим, що це пальне намагаються якнайшвидшепродати, щоб повернути витрачені кошти», - зазначив він.</text:p>
      <text:p text:style-name="P4">
Куюн наголосив, що наразі також спостерігається ситуація зі зменшеннямвикористання пального: споживання дизпального скоротилося на близько 30%,бензину – орієнтовно на 20% та скрапленого газу – майже вдвічі.</text:p>
      <text:p text:style-name="P4">
<text:span text:style-name="T4">
Читайте також:</text:span>
 <text:a xlink:type="simple" xlink:href="https://www.ukrinform.ua/rubric-economy/3693851-gurtovi-cini-na-palne-pocali-zrostati.html" text:style-name="Internet_20_link" text:visited-style-name="Visited_20_Internet_20_Link">
 <text:span text:style-name="T4">
пальне</text:span>
 </text:a>
</text:p>
      <text:p text:style-name="P4">
«Відповідно, все в сукупності призвело до зниження цін на пальне, які миспостерігаємо. В цілому ми бачимо, що це може бути не останнє зменшеннявартості цього ресурсу, адже певний запас міцності у трейдерів ще є», -уточнив директор консалтингової групи «А95».</text:p>
      <text:p text:style-name="P4">
Як повідомлялося, в Україні розглядають можливість створення стратегічногозапасу пального за кордоном, що дозволить мати гарантовані обсяги цьогоресурсу для забезпечення наших потреб.</text:p>
      <text:p text:style-name="P4">
Source: <text:a xlink:type="simple" xlink:href="https://www.ukrinform.ua/rubric-economy/3695879-sposterigaetsa-tendencia-zmensenna-cin-na-palne-ekspert.html" text:style-name="Internet_20_link" text:visited-style-name="Visited_20_Internet_20_Link">
https://www.ukrinform.ua/rubric-economy/3695879-sposterigaetsa-tendencia-zmensenna-cin-na-palne-ekspert.html</text:a>
</text:p>
      <!--NEWS-->
      <text:h text:style-name="P10" text:outline-level="1">
<text:span text:style-name="T4">
Канада спиратиметься на позицію України в питанні ставлення до «мирного плану» Китаю – посол</text:span>
</text:h>
      <text:p text:style-name="P4">
Authors: Ukrinform (Person)</text:p>
      <text:p text:style-name="P4">
Publisher: Укринформ (Organization)</text:p>
      <text:p text:style-name="P4">
Published Time: 2023-04-14T15:01:43+03:00</text:p>
      <text:p text:style-name="P4">
Modified Time: 2023-04-14T15:01:43+03:00</text:p>
      <text:p text:style-name="P4">
Description: У питанні ставлення до "мирного плану" Китаю Канада спиратиметься на позицію України. — Укрінформ.</text:p>
      <text:p text:style-name="P4">
Images: ["<text:a xlink:type="simple" xlink:href="https://static.ukrinform.com/photos/2022_12/thumb_files/630_360_1669916896-516.jpg" text:style-name="Internet_20_link" text:visited-style-name="Visited_20_Internet_20_Link">
630_360_16699...</text:a>
"]</text:p>
      <text:p text:style-name="P4">
Tags: ['Канада', 'Китай', 'Україна', 'Війна з росією']</text:p>
      <text:p text:style-name="P4">
Type: Article</text:p>
      <!--METADATA-->
      <text:p text:style-name="P4">
<draw:frame draw:style-name="fr1" draw:name="Image119" text:anchor-type="as-char" svg:width="6.9236in" svg:height="3.956343in" draw:z-index="0">
<draw:image xlink:href="../Images/yкринформ/2023-04-14T15-01-43-03-00/630_360_1669916896-516.jpg" xlink:type="simple" xlink:show="embed" xlink:actuate="onLoad" draw:mime-type="image/jpeg"/>
</draw:frame>
 У питанніставлення до "мирного плану" Китаю Канада спиратиметься на позицію України.</text:p>
      <text:p text:style-name="P4">
Як передає Укрінформ, про це заявила посол Канади в Україні Лариса Ґаладза в <text:a xlink:type="simple" xlink:href="http://interfax.com.ua/news/political/903976.html" text:style-name="Internet_20_link" text:visited-style-name="Visited_20_Internet_20_Link">
</text:a>
 Інтерфакс-Україна.</text:p>
      <text:p text:style-name="P4">
"Як я розумію, Президент <text:a xlink:type="simple" xlink:href="https://www.ukrinform.ua/tag-zelenskij" text:style-name="Internet_20_link" text:visited-style-name="Visited_20_Internet_20_Link">
 </text:a>
 готовийдо прямої розмови з Президентом Сі Цзіньпіном про мир в Україні. Ми будемо зацим уважно спостерігати і у питанні щодо цього плану спиратимемося на позиціїУкраїни", - сказала вона.</text:p>
      <text:p text:style-name="P4">
Посол зазначила, що формула миру Президента Зеленського містить елементисталого та справедливого миру, і ці принципи Канада підтримала в РезолюціїГенеральної Асамблеї ООН у лютому.</text:p>
      <text:p text:style-name="P4">
"І ми не просто схвалили ці принципи. Ми також наполегливо працювалидипломатично, щоб якомога більше країн світу їх підтримали", - додала Ґаладза.</text:p>
      <text:p text:style-name="P4">
<text:span text:style-name="T4">
Читайте також:</text:span>
 <text:a xlink:type="simple" xlink:href="https://www.ukrinform.ua/rubric-polytics/3693897-dzaparova-zaprosila-indiu-priednatisa-do-formuli-miru-ta-iniciativi-grain-from-ukraine.html" text:style-name="Internet_20_link" text:visited-style-name="Visited_20_Internet_20_Link">
 <text:span text:style-name="T4">
формули</text:span>
 <text:span text:style-name="T4">
миру</text:span>
 </text:a>
</text:p>
      <text:p text:style-name="P4">
Як повідомлялося, наприкінці лютого <text:a xlink:type="simple" xlink:href="https://www.ukrinform.ua/rubric-polytics/3674373-mzs-kitau-opublikuvalo-poziciu-sodo-vreguluvanna-ukrainskoi-krizi-z-12-punktiv.html" text:style-name="Internet_20_link" text:visited-style-name="Visited_20_Internet_20_Link">
 </text:a>
 щодо політичного врегулювання української кризи» із12 пунктів. Їх обговорював із російським керівництвом голова КНР Сі Цзіньпінпід час візиту до москви 20-23 березня. Ця «позиція» КНР була скептичносприйнята багатьма країнами.</text:p>
      <text:p text:style-name="P4">
Source: <text:a xlink:type="simple" xlink:href="https://www.ukrinform.ua/rubric-polytics/3695907-kanada-spiratimetsa-na-poziciu-ukraini-v-pitanni-stavlenna-do-mirnogo-planu-kitau-posol.html" text:style-name="Internet_20_link" text:visited-style-name="Visited_20_Internet_20_Link">
https://www.ukrinform.ua/rubric-polytics/3695907-kanada-spiratimetsa-na-poziciu-ukraini-v-pitanni-stavlenna-do-mirnogo-planu-kitau-posol.html</text:a>
</text:p>
      <!--NEWS-->
      <text:h text:style-name="P10" text:outline-level="1">
<text:span text:style-name="T4">
Сунак у розмові із Зеленським відреагував на відео страти українського військового</text:span>
</text:h>
      <text:p text:style-name="P4">
Authors: Ukrinform (Person)</text:p>
      <text:p text:style-name="P4">
Publisher: Укринформ (Organization)</text:p>
      <text:p text:style-name="P4">
Published Time: 2023-04-14T15:02:00+03:00</text:p>
      <text:p text:style-name="P4">
Modified Time: 2023-04-14T15:02:00+03:00</text:p>
      <text:p text:style-name="P4">
Description: Прем`єр-міністр Великої Британії Ріші Сунак у розмові з Президентом України Володимиром Зеленським відреагував на відео зі стратою українського військовополоненого, заявивши, що винні мають бути притягнуті до відповідальності. — Укрінформ.</text:p>
      <text:p text:style-name="P4">
Images: ["<text:a xlink:type="simple" xlink:href="https://static.ukrinform.com/photos/2023_02/thumb_files/630_360_1675868088-778.jpeg" text:style-name="Internet_20_link" text:visited-style-name="Visited_20_Internet_20_Link">
630_360_16758...</text:a>
"]</text:p>
      <text:p text:style-name="P4">
Tags: ['Страта', 'Відеоролик', 'Зеленський', 'Війна з росією', 'Ріші Сунак']</text:p>
      <text:p text:style-name="P4">
Type: Article</text:p>
      <!--METADATA-->
      <text:p text:style-name="P4">
<draw:frame draw:style-name="fr1" draw:name="Image120" text:anchor-type="as-char" svg:width="6.9236in" svg:height="3.956343in" draw:z-index="0">
<draw:image xlink:href="../Images/yкринформ/2023-04-14T15-02-00-03-00/630_360_1675868088-778.jpeg" xlink:type="simple" xlink:show="embed" xlink:actuate="onLoad" draw:mime-type="image/jpeg"/>
</draw:frame>
 Прем`єр-міністр Великої Британії Ріші Сунак у розмові з Президентом УкраїниВолодимиром Зеленським відреагував на відео зі стратою українськоговійськовополоненого, заявивши, що винні мають бути притягнуті довідповідальності.</text:p>
      <text:p text:style-name="P4">
Про це повідомляє <text:a xlink:type="simple" xlink:href="http://news.sky.com/story/ukraine-war-latest-updates-putin-warning-finland-nato-wagner-12541713" text:style-name="Internet_20_link" text:visited-style-name="Visited_20_Internet_20_Link">
 </text:a>
 , передає Укрінформ.</text:p>
      <text:p text:style-name="P4">
"Відео, на якому обезголовлюють українського солдата, є "жахливим", і виннімають бути "притягнуті до відповідальності", сказав Президенту України РішіСунак", - передає телеканал.</text:p>
      <text:p text:style-name="P4">
У телефонній розмові із Зеленським Сунак також віддав належне зусиллямукраїнських військових у Бахмуті, коли двоє лідерів обговорювали останні подіїна фронті.</text:p>
      <text:p text:style-name="P4">
"Лідери також обговорили зусилля щодо прискорення військової підтримкиУкраїни, і прем'єр-міністр сказав, що Велика Британія та її союзники повинніпродовжувати дбати про те, щоб Україна мала якомога сильнішу позицію, щобзакріпити свої останні успіхи на полі бою", - сказали в офісі британськогопрем'єра.</text:p>
      <text:p text:style-name="P4">
<text:span text:style-name="T4">
Читайте також:</text:span>
 <text:a xlink:type="simple" xlink:href="https://www.ukrinform.ua/rubric-ato/3695658-pidlij-i-varvarskij-vcinok-glava-mzs-niderlandiv-pro-stratu-rosianami-bijca-zsu.html" text:style-name="Internet_20_link" text:visited-style-name="Visited_20_Internet_20_Link">
 <text:span text:style-name="T4">
страту</text:span>
 </text:a>
</text:p>
      <text:p text:style-name="P4">
"Це включало підвищення оперативної сумісності з НАТО як у короткостроковій,так і в довгостроковій перспективі", - йдеться у заяві.</text:p>
      <text:p text:style-name="P4">
Зеленський повідомив деталі розмови із прем'єром Великої Британії.</text:p>
      <text:p text:style-name="P4">
"Провів телефонну розмову з Прем’єр-міністром Великої Британії Ріші Сунаком.Говорили про ситуацію на фронті, наші оборонні потреби та посилення підтримки,про плановані міжнародні заходи", - написав Зеленський.</text:p>
      <text:p text:style-name="P4">
Він подякував Великій Британії за засудження нелюдської страти українськоговоїна.</text:p>
      <text:p text:style-name="P4">
"Спільно маємо зупинити агресора й покласти край терору!", - наголосивПрезидент.</text:p>
      <text:p text:style-name="P4">
Наприкінці розмови лідери домовилися залишатися в тісному контакті.</text:p>
      <text:p text:style-name="P4">
<text:span text:style-name="T4">
Читайте також:</text:span>
 <text:a xlink:type="simple" xlink:href="https://www.ukrinform.ua/rubric-ato/3695319-francia-z-zahom-sprijnala-video-strati-rosianami-ukrainskogo-vijskovogo.html" text:style-name="Internet_20_link" text:visited-style-name="Visited_20_Internet_20_Link">
 <text:span text:style-name="T4">
відео</text:span>
 </text:a>
</text:p>
      <text:p text:style-name="P4">
Як повідомлялося, в <text:a xlink:type="simple" xlink:href="https://www.ukrinform.ua/tag-internet" text:style-name="Internet_20_link" text:visited-style-name="Visited_20_Internet_20_Link">
 </text:a>
 з’явилися двавідео страти українських захисників. Служба безпеки України розпочала досудоверозслідування щодо відео того, як росіяни відрізають голову українськомуполоненому. Правоохоронні органи України вживають заходів для встановленняосіб, які вчинили цей страшний злочин.</text:p>
      <text:p text:style-name="P4">
Міністерство закордонних справ України звернулося до прокурора Міжнародногокримінального суду з вимогою невідкладної уваги до факту страти українськогополоненого російськими військовими в контексті розслідування воєнних злочинівта злочинів проти людяності, що скоєні в Україні росіянами.</text:p>
      <text:p text:style-name="P4">
<text:span text:style-name="T5">
Фото ілюстративне</text:span>
</text:p>
      <text:p text:style-name="P4">
Source: <text:a xlink:type="simple" xlink:href="https://www.ukrinform.ua/rubric-ato/3695908-sunak-u-rozmovi-iz-zelenskim-vidreaguvav-na-video-strati-ukrainskogo-vijskovogo.html" text:style-name="Internet_20_link" text:visited-style-name="Visited_20_Internet_20_Link">
https://www.ukrinform.ua/rubric-ato/3695908-sunak-u-rozmovi-iz-zelenskim-vidreaguvav-na-video-strati-ukrainskogo-vijskovogo.html</text:a>
</text:p>
      <!--NEWS-->
      <text:h text:style-name="P10" text:outline-level="1">
<text:span text:style-name="T4">
«Минай» переміг «Кривбас» у стартовій грі 14-го туру УПЛ</text:span>
</text:h>
      <text:p text:style-name="P4">
Authors: Ukrinform (Person)</text:p>
      <text:p text:style-name="P4">
Publisher: Укринформ (Organization)</text:p>
      <text:p text:style-name="P4">
Published Time: 2023-04-14T15:05:20+03:00</text:p>
      <text:p text:style-name="P4">
Modified Time: 2023-04-14T15:05:20+03:00</text:p>
      <text:p text:style-name="P4">
Description: Футболісти закарпатського «Миная« обіграли вдома криворізький «Кривбас» (1:0) у першому матчі 21-го туру чемпіонату України з футболу серед клубів Прем'єр-ліги.  — Укрінформ.</text:p>
      <text:p text:style-name="P4">
Images: ["<text:a xlink:type="simple" xlink:href="https://static.ukrinform.com/photos/2023_04/thumb_files/630_360_1681473836-957.jpg" text:style-name="Internet_20_link" text:visited-style-name="Visited_20_Internet_20_Link">
630_360_16814...</text:a>
"]</text:p>
      <text:p text:style-name="P4">
Tags: ['Футбол', 'Кривий Ріг', "Прем'єр-ліга", 'Минай']</text:p>
      <text:p text:style-name="P4">
Type: Article</text:p>
      <!--METADATA-->
      <text:p text:style-name="P4">
<draw:frame draw:style-name="fr1" draw:name="Image121" text:anchor-type="as-char" svg:width="6.9236in" svg:height="3.956343in" draw:z-index="0">
<draw:image xlink:href="../Images/yкринформ/2023-04-14T15-05-20-03-00/630_360_1681473836-957.jpg" xlink:type="simple" xlink:show="embed" xlink:actuate="onLoad" draw:mime-type="image/jpeg"/>
</draw:frame>
 Футболістизакарпатського «Миная« обіграли вдома криворізький «Кривбас» (1:0) у першомуматчі 21-го туру чемпіонату України з футболу серед клубів Прем'єр-ліги.</text:p>
      <text:p text:style-name="P4">
М'яч на 4-й хвилині забив Олег Вишневський, передає Укрінформ.</text:p>
      <text:p text:style-name="P4">
Пісдя цієї гри у «Миная» стало 21 очко (10-те місце в таблиці), у «Кривбаса»залишилося 28 (7).</text:p>
      <text:p text:style-name="P4">
Нині триває поєдинок «Інгулець» (Петрове) - «Колос» (Ковалівка). Сьогоднітакож пройде гра «Рух» (Львів) - «Динамо» (Київ).</text:p>
      <text:p text:style-name="P4">
У суботу, 15 квітня, відбудуться зустрічі між харківським «Металістом» тарівненським «Вереслм» (початок о 13.00), луганською «Зорею» та «Дніпром-1»(15.00), харківським «Металістом 1925» та «Олександрією» (15.00).</text:p>
      <text:p text:style-name="P4">
Завершиться 21-й тур у неділю, 16 квітня, поєдинками донецького «Шахтаря» і«Львова» (14.00), одеського «Чорноморця» і полтавської «Ворскли» (15.00).</text:p>
      <text:p text:style-name="P4">
<text:span text:style-name="T4">
Читайте також:</text:span>
 <text:a xlink:type="simple" xlink:href="https://www.ukrinform.ua/rubric-sports/3695748-sogodni-startue-14j-tur-ukrainskoi-futbolnoi-premerligi.html" text:style-name="Internet_20_link" text:visited-style-name="Visited_20_Internet_20_Link">
 <text:span text:style-name="T4">
футбол</text:span>
 </text:a>
</text:p>
      <text:p text:style-name="P4">
Становище лідерів: «Шахтар» - 49 очок (після 20-ти ігор), «Дніпро-1» - 45(19), «Зоря» - 40 (20), «Динамо» - 39 (20), «Олександрія» - 32 (19).</text:p>
      <text:p text:style-name="P4">
Фото: upl.ua.</text:p>
      <text:p text:style-name="P4">
Source: <text:a xlink:type="simple" xlink:href="https://www.ukrinform.ua/rubric-sports/3695909-minaj-peremig-krivbas-u-startovij-gri-14go-turu-upl.html" text:style-name="Internet_20_link" text:visited-style-name="Visited_20_Internet_20_Link">
https://www.ukrinform.ua/rubric-sports/3695909-minaj-peremig-krivbas-u-startovij-gri-14go-turu-upl.html</text:a>
</text:p>
      <!--NEWS-->
      <text:h text:style-name="P10" text:outline-level="1">
<text:span text:style-name="T4">
Малюнок юної українки прикрасив ракету Juice, що прямує до Юпітера</text:span>
</text:h>
      <text:p text:style-name="P4">
Authors: Ukrinform (Person)</text:p>
      <text:p text:style-name="P4">
Publisher: Укринформ (Organization)</text:p>
      <text:p text:style-name="P4">
Published Time: 2023-04-14T15:09:00+03:00</text:p>
      <text:p text:style-name="P4">
Modified Time: 2023-04-14T15:09:00+03:00</text:p>
      <text:p text:style-name="P4">
Description: 14 квітня до Юпітера вирушить ракета Juice, яку відправляє Європейське космічне агентство, в рамках спеціальної місії. На корпусі ракети зображено малюнок юної українки Ярини Закалюжної.  — Укрінформ.</text:p>
      <text:p text:style-name="P4">
Images: ["<text:a xlink:type="simple" xlink:href="https://static.ukrinform.com/photos/2023_04/thumb_files/630_360_1681473872-135.jpeg" text:style-name="Internet_20_link" text:visited-style-name="Visited_20_Internet_20_Link">
630_360_16814...</text:a>
", "<text:a xlink:type="simple" xlink:href="https://static.ukrinform.com/photos/2023_04/1681473866-386.jpeg" text:style-name="Internet_20_link" text:visited-style-name="Visited_20_Internet_20_Link">
1681473866-38...</text:a>
"]</text:p>
      <text:p text:style-name="P4">
Tags: ['Конкурс', 'Україна', 'Юпітер']</text:p>
      <text:p text:style-name="P4">
Type: Article</text:p>
      <!--METADATA-->
      <text:p text:style-name="P4">
<draw:frame draw:style-name="fr1" draw:name="Image122" text:anchor-type="as-char" svg:width="6.9236in" svg:height="3.956343in" draw:z-index="0">
<draw:image xlink:href="../Images/yкринформ/2023-04-14T15-09-00-03-00/630_360_1681473872-135.jpeg" xlink:type="simple" xlink:show="embed" xlink:actuate="onLoad" draw:mime-type="image/jpeg"/>
</draw:frame>
 14 квітнядо Юпітера вирушить ракета Juice, яку відправляє Європейське космічнеагентство, в рамках спеціальної місії. На корпусі ракети зображено малюнокюної українки Ярини Закалюжної.</text:p>
      <text:p text:style-name="P4">
Як передає Укрінформ, про це повідомляє <text:a xlink:type="simple" xlink:href="http://news.sky.com/story/ukraine-russia-war-latest-putins-forces-have-built-formidable-obstacles-for-ukraine-in-regaining-territory-12541713" text:style-name="Internet_20_link" text:visited-style-name="Visited_20_Internet_20_Link">
 </text:a>
 .</text:p>
      <text:p text:style-name="P4">
Як зазначається, <text:a xlink:type="simple" xlink:href="https://www.ukrinform.ua/tag-evropa" text:style-name="Internet_20_link" text:visited-style-name="Visited_20_Internet_20_Link">
 </text:a>
 готується до запускусвоєї першої спеціальної місії до Юпітера - найбільшої планети Сонячноїсистеми.</text:p>
      <text:p text:style-name="P4">
Планується, що Європейське космічне агентство (ESA) сьогодні відправить укосмос свою ракету-дослідника крижаних супутників Юпітера (більш відому підназвою Juice).</text:p>
      <text:p text:style-name="P4">
Це хвилюючий день для ентузіастів космосу, а також для Ярини Закалюжної,дівчинки з України, чий малюнок зображено на корпусі ракети.</text:p>
      <text:p text:style-name="P4">
Малюнок Ярини із зображенням Юпітера, його крижаних супутників та Землі, атакож самої ракети став переможцем мистецького конкурсу Juice up your rocket!у 2021 році.</text:p>
      <text:p text:style-name="P4">
<draw:frame draw:style-name="fr1" draw:name="Image123" text:anchor-type="as-char" svg:width="6.9236in" svg:height="4.895202in" draw:z-index="0">
<draw:image xlink:href="../Images/yкринформ/2023-04-14T15-09-00-03-00/1681473866-386.jpeg" xlink:type="simple" xlink:show="embed" xlink:actuate="onLoad" draw:mime-type="image/jpeg"/>
</draw:frame>
</text:p>
      <text:p text:style-name="P4">
<text:span text:style-name="T4">
Читайте також:</text:span>
 <text:a xlink:type="simple" xlink:href="https://www.ukrinform.ua/rubric-technology/3695715-gelikopter-ingenuity-zdijsniv-50j-polit-na-marsi-i-vstanoviv-novij-rekord.html" text:style-name="Internet_20_link" text:visited-style-name="Visited_20_Internet_20_Link">
 </text:a>
</text:p>
      <text:p text:style-name="P4">
Місія Jupiter Icy Moons Explorer, або якщо коротко — Juice, шукатиме життя накрижаних супутниках Юпітера — Європі, Ганімеді та Калісто. Запуск маввідбутися 13 квітня, але через погану погоду та ризик блискавки його відклалина п’ятницю, 14 квітня. Початок запуску запланований на 15:14 за Києвом.</text:p>
      <text:p text:style-name="P4">
Фото: European Space Agency</text:p>
      <text:p text:style-name="P4">
Source: <text:a xlink:type="simple" xlink:href="https://www.ukrinform.ua/rubric-technology/3695910-malunok-unoi-ukrainki-prikrasiv-raketu-juice-so-pramue-do-upitera.html" text:style-name="Internet_20_link" text:visited-style-name="Visited_20_Internet_20_Link">
https://www.ukrinform.ua/rubric-technology/3695910-malunok-unoi-ukrainki-prikrasiv-raketu-juice-so-pramue-do-upitera.html</text:a>
</text:p>
      <!--NEWS-->
      <text:h text:style-name="P10" text:outline-level="1">
<text:span text:style-name="T4">
Вишкіл танкістів, великодні каски та розлив Дніпра</text:span>
</text:h>
      <text:p text:style-name="P4">
Authors: Ukrinform (Person)</text:p>
      <text:p text:style-name="P4">
Publisher: Укринформ (Organization)</text:p>
      <text:p text:style-name="P4">
Published Time: 2023-04-14T15:10:00+03:00</text:p>
      <text:p text:style-name="P4">
Modified Time: 2023-04-14T15:10:00+03:00</text:p>
      <text:p text:style-name="P4">
Description: Україна продовжує протистояти повномасштабному вторгненню рф. Життя під час війни фіксують фотокореспонденти Укрінформу. — Укрінформ.</text:p>
      <text:p text:style-name="P4">
Images: ["<text:a xlink:type="simple" xlink:href="https://static.ukrinform.com/photos/2023_04/thumb_files/630_360_1681461799-150.jpg" text:style-name="Internet_20_link" text:visited-style-name="Visited_20_Internet_20_Link">
630_360_16814...</text:a>
", "<text:a xlink:type="simple" xlink:href="https://static.ukrinform.com/photos/2023_04/1681461757-359.jpg" text:style-name="Internet_20_link" text:visited-style-name="Visited_20_Internet_20_Link">
1681461757-35...</text:a>
", "<text:a xlink:type="simple" xlink:href="https://static.ukrinform.com/photos/2023_04/1681461813-285.jpg" text:style-name="Internet_20_link" text:visited-style-name="Visited_20_Internet_20_Link">
1681461813-28...</text:a>
", "<text:a xlink:type="simple" xlink:href="https://static.ukrinform.com/photos/2023_04/1681461811-985.jpg" text:style-name="Internet_20_link" text:visited-style-name="Visited_20_Internet_20_Link">
1681461811-98...</text:a>
", "<text:a xlink:type="simple" xlink:href="https://static.ukrinform.com/photos/2023_04/1681461758-393.jpg" text:style-name="Internet_20_link" text:visited-style-name="Visited_20_Internet_20_Link">
1681461758-39...</text:a>
", "<text:a xlink:type="simple" xlink:href="https://static.ukrinform.com/photos/2023_04/1681461759-455.jpg" text:style-name="Internet_20_link" text:visited-style-name="Visited_20_Internet_20_Link">
1681461759-45...</text:a>
", "<text:a xlink:type="simple" xlink:href="https://static.ukrinform.com/photos/2023_04/1681461772-486.jpg" text:style-name="Internet_20_link" text:visited-style-name="Visited_20_Internet_20_Link">
1681461772-48...</text:a>
", "<text:a xlink:type="simple" xlink:href="https://static.ukrinform.com/photos/2023_04/1681461773-378.jpg" text:style-name="Internet_20_link" text:visited-style-name="Visited_20_Internet_20_Link">
1681461773-37...</text:a>
", "<text:a xlink:type="simple" xlink:href="https://static.ukrinform.com/photos/2023_04/1681461814-667.jpg" text:style-name="Internet_20_link" text:visited-style-name="Visited_20_Internet_20_Link">
1681461814-66...</text:a>
", "<text:a xlink:type="simple" xlink:href="https://static.ukrinform.com/photos/2023_04/1681461787-429.jpg" text:style-name="Internet_20_link" text:visited-style-name="Visited_20_Internet_20_Link">
1681461787-42...</text:a>
", "<text:a xlink:type="simple" xlink:href="https://static.ukrinform.com/photos/2023_04/1681461813-849.jpg" text:style-name="Internet_20_link" text:visited-style-name="Visited_20_Internet_20_Link">
1681461813-84...</text:a>
", "<text:a xlink:type="simple" xlink:href="https://static.ukrinform.com/photos/2023_04/1681461774-759.jpg" text:style-name="Internet_20_link" text:visited-style-name="Visited_20_Internet_20_Link">
1681461774-75...</text:a>
", "<text:a xlink:type="simple" xlink:href="https://static.ukrinform.com/photos/2023_04/1681461785-125.jpg" text:style-name="Internet_20_link" text:visited-style-name="Visited_20_Internet_20_Link">
1681461785-12...</text:a>
", "<text:a xlink:type="simple" xlink:href="https://static.ukrinform.com/photos/2023_04/1681461786-621.jpg" text:style-name="Internet_20_link" text:visited-style-name="Visited_20_Internet_20_Link">
1681461786-62...</text:a>
", "<text:a xlink:type="simple" xlink:href="https://static.ukrinform.com/photos/2023_04/1681461801-552.jpg" text:style-name="Internet_20_link" text:visited-style-name="Visited_20_Internet_20_Link">
1681461801-55...</text:a>
", "<text:a xlink:type="simple" xlink:href="https://static.ukrinform.com/photos/2023_04/1681461785-473.jpeg" text:style-name="Internet_20_link" text:visited-style-name="Visited_20_Internet_20_Link">
1681461785-47...</text:a>
", "<text:a xlink:type="simple" xlink:href="https://static.ukrinform.com/photos/2023_04/1681461800-468.jpg" text:style-name="Internet_20_link" text:visited-style-name="Visited_20_Internet_20_Link">
1681461800-46...</text:a>
", "<text:a xlink:type="simple" xlink:href="https://static.ukrinform.com/photos/2023_04/1681461758-897.jpg" text:style-name="Internet_20_link" text:visited-style-name="Visited_20_Internet_20_Link">
1681461758-89...</text:a>
", "<text:a xlink:type="simple" xlink:href="https://static.ukrinform.com/photos/2023_04/1681461799-150.jpg" text:style-name="Internet_20_link" text:visited-style-name="Visited_20_Internet_20_Link">
1681461799-15...</text:a>
", "<text:a xlink:type="simple" xlink:href="https://static.ukrinform.com/photos/2023_04/1681461812-302.jpg" text:style-name="Internet_20_link" text:visited-style-name="Visited_20_Internet_20_Link">
1681461812-30...</text:a>
", "<text:a xlink:type="simple" xlink:href="https://static.ukrinform.com/photos/2023_04/1681461774-581.jpg" text:style-name="Internet_20_link" text:visited-style-name="Visited_20_Internet_20_Link">
1681461774-58...</text:a>
"]</text:p>
      <text:p text:style-name="P4">
Tags: ['Дніпро', 'Фото', 'МВС', 'Обстріл', 'Танк', 'Великдень', 'ЗСУ', 'Військові', 'Війна з росією', 'Рятувальники']</text:p>
      <text:p text:style-name="P4">
Type: Article</text:p>
      <!--METADATA-->
      <text:p text:style-name="P4">
<draw:frame draw:style-name="fr1" draw:name="Image124" text:anchor-type="as-char" svg:width="6.9236in" svg:height="3.956343in" draw:z-index="0">
<draw:image xlink:href="../Images/yкринформ/2023-04-14T15-10-00-03-00/630_360_1681461799-150.jpg" xlink:type="simple" xlink:show="embed" xlink:actuate="onLoad" draw:mime-type="image/jpeg"/>
</draw:frame>
 Українапродовжує протистояти повномасштабному вторгненню рф. Життя під час війнифіксують фотокореспонденти Укрінформу.</text:p>
      <text:p text:style-name="P4">
Що потрапило в об’єктиви цього тижня – дивіться у добірці світлин.</text:p>
      <text:p text:style-name="P4">
<draw:frame draw:style-name="fr1" draw:name="Image125" text:anchor-type="as-char" svg:width="6.9236in" svg:height="5.070896in" draw:z-index="0">
<draw:image xlink:href="../Images/yкринформ/2023-04-14T15-10-00-03-00/1681461757-359.jpg" xlink:type="simple" xlink:show="embed" xlink:actuate="onLoad" draw:mime-type="image/jpeg"/>
</draw:frame>
 _ Фото: РусланКанюка  _</text:p>
      <text:p text:style-name="P4">
На Софійській площі відкрилася виставка малюнків дітей полонених українськихзахисників "Я чекаю на тебе…", яку організували родини бранців країни-агресора, щоб привернути увагу до тих, хто й досі залишається в російськомуполоні та чекає обміну, Київ, 8 квітня 2023 року.</text:p>
      <text:p text:style-name="P4">
<draw:frame draw:style-name="fr1" draw:name="Image126" text:anchor-type="as-char" svg:width="6.9236in" svg:height="4.602912in" draw:z-index="0">
<draw:image xlink:href="../Images/yкринформ/2023-04-14T15-10-00-03-00/1681461813-285.jpg" xlink:type="simple" xlink:show="embed" xlink:actuate="onLoad" draw:mime-type="image/jpeg"/>
</draw:frame>
 _ Фото: ДмитроСмольєнко  _</text:p>
      <text:p text:style-name="P4">
Жінка поруч із пошкодженим внаслідок ракетного обстрілу російськими військамижитловим будинком, Запоріжжя, 9 квітня 2023 року.</text:p>
      <text:p text:style-name="P4">
<draw:frame draw:style-name="fr1" draw:name="Image127" text:anchor-type="as-char" svg:width="6.9236in" svg:height="4.602912in" draw:z-index="0">
<draw:image xlink:href="../Images/yкринформ/2023-04-14T15-10-00-03-00/1681461811-985.jpg" xlink:type="simple" xlink:show="embed" xlink:actuate="onLoad" draw:mime-type="image/jpeg"/>
</draw:frame>
 _ Фото: ДмитроСмольєнко  _</text:p>
      <text:p text:style-name="P4">
Чоловік поруч зі знищеною російськими окупантами гімназією "Сузір’я", по якійворог завдавав удари щонайменше 4 рази, Оріхів, Запорізька область, 12 квітня2023 року.</text:p>
      <text:p text:style-name="P4">
<draw:frame draw:style-name="fr1" draw:name="Image128" text:anchor-type="as-char" svg:width="6.9236in" svg:height="4.615733in" draw:z-index="0">
<draw:image xlink:href="../Images/yкринформ/2023-04-14T15-10-00-03-00/1681461758-393.jpg" xlink:type="simple" xlink:show="embed" xlink:actuate="onLoad" draw:mime-type="image/jpeg"/>
</draw:frame>
 _ Фото: ЮліяОвсяннікова  _</text:p>
      <text:p text:style-name="P4">
Зруйнована внаслідок російського обстрілу будівля у місті на Донеччині, 9квітня 2023 року.</text:p>
      <text:p text:style-name="P4">
<draw:frame draw:style-name="fr1" draw:name="Image129" text:anchor-type="as-char" svg:width="6.9236in" svg:height="4.615733in" draw:z-index="0">
<draw:image xlink:href="../Images/yкринформ/2023-04-14T15-10-00-03-00/1681461759-455.jpg" xlink:type="simple" xlink:show="embed" xlink:actuate="onLoad" draw:mime-type="image/jpeg"/>
</draw:frame>
 _ Фото: ЮліяОвсяннікова  _</text:p>
      <text:p text:style-name="P4">
Евакуаційний реанімобіль та п’ятиповерхівки, пошкоджені внаслідок обстрілувійськами рф Часового Яру, Донецька область, 10 квітня 2023 року.</text:p>
      <text:p text:style-name="P4">
<draw:frame draw:style-name="fr1" draw:name="Image130" text:anchor-type="as-char" svg:width="6.9236in" svg:height="4.615733in" draw:z-index="0">
<draw:image xlink:href="../Images/yкринформ/2023-04-14T15-10-00-03-00/1681461772-486.jpg" xlink:type="simple" xlink:show="embed" xlink:actuate="onLoad" draw:mime-type="image/jpeg"/>
</draw:frame>
 _ Фото: ЮліяОвсяннікова  _</text:p>
      <text:p text:style-name="P4">
Собака на порозі пошкодженого обстрілами будинку, Часів Яр, Донецька область,10 квітня 2023 року.</text:p>
      <text:p text:style-name="P4">
<draw:frame draw:style-name="fr1" draw:name="Image131" text:anchor-type="as-char" svg:width="6.9236in" svg:height="4.615733in" draw:z-index="0">
<draw:image xlink:href="../Images/yкринформ/2023-04-14T15-10-00-03-00/1681461773-378.jpg" xlink:type="simple" xlink:show="embed" xlink:actuate="onLoad" draw:mime-type="image/jpeg"/>
</draw:frame>
 _ Фото: ЮліяОвсяннікова  _</text:p>
      <text:p text:style-name="P4">
Напис «Донбас – це Україна» на стіні будівлі, Часів Яр, Донецька область, 10квітня 2023 року.</text:p>
      <text:p text:style-name="P4">
<draw:frame draw:style-name="fr1" draw:name="Image132" text:anchor-type="as-char" svg:width="6.9236in" svg:height="4.602912in" draw:z-index="0">
<draw:image xlink:href="../Images/yкринформ/2023-04-14T15-10-00-03-00/1681461814-667.jpg" xlink:type="simple" xlink:show="embed" xlink:actuate="onLoad" draw:mime-type="image/jpeg"/>
</draw:frame>
 _ Фото: ДмитроСмольєнко  _</text:p>
      <text:p text:style-name="P4">
Жінка йде повз «законсервований» будинок, що був понівечений внаслідокросійських обстрілів, Запоріжжя, 11 квітня 2023 року.</text:p>
      <text:p text:style-name="P4">
<draw:frame draw:style-name="fr1" draw:name="Image133" text:anchor-type="as-char" svg:width="6.9236in" svg:height="4.602912in" draw:z-index="0">
<draw:image xlink:href="../Images/yкринформ/2023-04-14T15-10-00-03-00/1681461787-429.jpg" xlink:type="simple" xlink:show="embed" xlink:actuate="onLoad" draw:mime-type="image/jpeg"/>
</draw:frame>
 _ Фото: ДмитроСмольєнко  _</text:p>
      <text:p text:style-name="P4">
Українські танки Т-72 під час тренувань щодо ведення наступальних дій, 5квітня 2023 року.</text:p>
      <text:p text:style-name="P4">
<draw:frame draw:style-name="fr1" draw:name="Image134" text:anchor-type="as-char" svg:width="6.9236in" svg:height="4.602912in" draw:z-index="0">
<draw:image xlink:href="../Images/yкринформ/2023-04-14T15-10-00-03-00/1681461813-849.jpg" xlink:type="simple" xlink:show="embed" xlink:actuate="onLoad" draw:mime-type="image/jpeg"/>
</draw:frame>
 _ Фото: ДмитроСмольєнко  _</text:p>
      <text:p text:style-name="P4">
Учасники тренувань танкових військ ЗСУ щодо ведення наступальних дій, 5 квітня2023 року.</text:p>
      <text:p text:style-name="P4">
<draw:frame draw:style-name="fr1" draw:name="Image135" text:anchor-type="as-char" svg:width="6.9236in" svg:height="4.615733in" draw:z-index="0">
<draw:image xlink:href="../Images/yкринформ/2023-04-14T15-10-00-03-00/1681461774-759.jpg" xlink:type="simple" xlink:show="embed" xlink:actuate="onLoad" draw:mime-type="image/jpeg"/>
</draw:frame>
 _ Фото: ЮліяОвсяннікова  _</text:p>
      <text:p text:style-name="P4">
Бійці зведеної групи операторів БПЛА на чолі з командиром ОлексіємСінєльніковим (позивний "Шумахер") у складі тактичної групи Збройних силУкраїни "Адам", які несуть службу на Бахмутському напрямку, Донецька область,12 квітня 2023 року.</text:p>
      <text:p text:style-name="P4">
<draw:frame draw:style-name="fr1" draw:name="Image136" text:anchor-type="as-char" svg:width="6.9236in" svg:height="4.609323in" draw:z-index="0">
<draw:image xlink:href="../Images/yкринформ/2023-04-14T15-10-00-03-00/1681461785-125.jpg" xlink:type="simple" xlink:show="embed" xlink:actuate="onLoad" draw:mime-type="image/jpeg"/>
</draw:frame>
 _ Фото: АльбертКошелев  _</text:p>
      <text:p text:style-name="P4">
Учасники святкування Вербної неділі, Запоріжжя, 9 квітня 2023 року.</text:p>
      <text:p text:style-name="P4">
<draw:frame draw:style-name="fr1" draw:name="Image137" text:anchor-type="as-char" svg:width="6.9236in" svg:height="4.615733in" draw:z-index="0">
<draw:image xlink:href="../Images/yкринформ/2023-04-14T15-10-00-03-00/1681461786-621.jpg" xlink:type="simple" xlink:show="embed" xlink:actuate="onLoad" draw:mime-type="image/jpeg"/>
</draw:frame>
 _ Фото: ЄвгенКотенко  _</text:p>
      <text:p text:style-name="P4">
Священнослужителі під час Божественної літургії з нагоди свята ВходуГосподнього в Єрусалим у патріаршому соборі Воскресіння Христового, Київ, 9квітня 2023 року.</text:p>
      <text:p text:style-name="P4">
<draw:frame draw:style-name="fr1" draw:name="Image138" text:anchor-type="as-char" svg:width="6.9236in" svg:height="4.615733in" draw:z-index="0">
<draw:image xlink:href="../Images/yкринформ/2023-04-14T15-10-00-03-00/1681461801-552.jpg" xlink:type="simple" xlink:show="embed" xlink:actuate="onLoad" draw:mime-type="image/jpeg"/>
</draw:frame>
 _ Фото: ЮрійРильчук  _</text:p>
      <text:p text:style-name="P4">
Жінка продає гілочки верби під час святкування Вербної неділі на майданіШептицького, Івано-Франківськ, 9 квітня 2023 року.</text:p>
      <text:p text:style-name="P4">
<draw:frame draw:style-name="fr1" draw:name="Image139" text:anchor-type="as-char" svg:width="6.9236in" svg:height="4.615733in" draw:z-index="0">
<draw:image xlink:href="../Images/yкринформ/2023-04-14T15-10-00-03-00/1681461785-473.jpeg" xlink:type="simple" xlink:show="embed" xlink:actuate="onLoad" draw:mime-type="image/jpeg"/>
</draw:frame>
 _ Фото: КирилоЧуботін  _</text:p>
      <text:p text:style-name="P4">
Учасниці Божественної літургії з нагоди Вербної неділі у Трапезному біля храмусвятих Антонія та Феодосія Печерських на території Печерських на територіїКиєво-Печерської лаври, Київ, 9 квітня 2023 року.</text:p>
      <text:p text:style-name="P4">
<draw:frame draw:style-name="fr1" draw:name="Image140" text:anchor-type="as-char" svg:width="6.9236in" svg:height="5.314504in" draw:z-index="0">
<draw:image xlink:href="../Images/yкринформ/2023-04-14T15-10-00-03-00/1681461800-468.jpg" xlink:type="simple" xlink:show="embed" xlink:actuate="onLoad" draw:mime-type="image/jpeg"/>
</draw:frame>
 _ Фото: ЮлійЗозуля  _</text:p>
      <text:p text:style-name="P4">
Дівчата фотографуються на території Старокінного блошиного ринку, Одеса, 8квітня 2023 року.</text:p>
      <text:p text:style-name="P4">
<draw:frame draw:style-name="fr1" draw:name="Image141" text:anchor-type="as-char" svg:width="6.9236in" svg:height="4.07082in" draw:z-index="0">
<draw:image xlink:href="../Images/yкринформ/2023-04-14T15-10-00-03-00/1681461758-897.jpg" xlink:type="simple" xlink:show="embed" xlink:actuate="onLoad" draw:mime-type="image/jpeg"/>
</draw:frame>
 _ Фото: РусланКанюка  _</text:p>
      <text:p text:style-name="P4">
Учасники урочистих заходів з нагоди випуску курсантів закладів вищої освітисистеми Міністерств внутрішніх справ України, Київ, 12 квітня 2023 року.</text:p>
      <text:p text:style-name="P4">
<draw:frame draw:style-name="fr1" draw:name="Image142" text:anchor-type="as-char" svg:width="6.9236in" svg:height="4.602912in" draw:z-index="0">
<draw:image xlink:href="../Images/yкринформ/2023-04-14T15-10-00-03-00/1681461799-150.jpg" xlink:type="simple" xlink:show="embed" xlink:actuate="onLoad" draw:mime-type="image/jpeg"/>
</draw:frame>
 _ Фото: ДмитроСмольєнко  _</text:p>
      <text:p text:style-name="P4">
Рятувальник тримає в руках імпровізовані великодні кошики, зроблені ізшоломів, які запорізькі співробітники ДСНС привезли у Пункт незламності вприфронтовий Оріхів, Запорізька область, 12 квітня 2023 року.</text:p>
      <text:p text:style-name="P4">
<draw:frame draw:style-name="fr1" draw:name="Image143" text:anchor-type="as-char" svg:width="6.9236in" svg:height="4.602912in" draw:z-index="0">
<draw:image xlink:href="../Images/yкринформ/2023-04-14T15-10-00-03-00/1681461812-302.jpg" xlink:type="simple" xlink:show="embed" xlink:actuate="onLoad" draw:mime-type="image/jpeg"/>
</draw:frame>
 _ Фото: ДмитроСмольєнко  _</text:p>
      <text:p text:style-name="P4">
Військовослужбовиці прикрашають пряники під час великодньої акції "Від серцядо серця". Спечені пряники та розмальовані писанки передадуть уреабілітаційний центр для дітей з інвалідністю на знак вдячності за підтримкуі допомогу. Запорізька область, 13 квітня 2023 року.</text:p>
      <text:p text:style-name="P4">
<draw:frame draw:style-name="fr1" draw:name="Image144" text:anchor-type="as-char" svg:width="6.9236in" svg:height="4.615733in" draw:z-index="0">
<draw:image xlink:href="../Images/yкринформ/2023-04-14T15-10-00-03-00/1681461774-581.jpg" xlink:type="simple" xlink:show="embed" xlink:actuate="onLoad" draw:mime-type="image/jpeg"/>
</draw:frame>
 _ Фото: ЄвгенКотенко  _</text:p>
      <text:p text:style-name="P4">
Люди на затопленій набережній Дніпра, у якому піднявся рівень води, Київ, 13квітня 2023 року.</text:p>
      <text:p text:style-name="P4">
Source: <text:a xlink:type="simple" xlink:href="https://www.ukrinform.ua/rubric-society/3695836-viskil-tankistiv-velikodni-kaski-ta-rozliv-dnipra.html" text:style-name="Internet_20_link" text:visited-style-name="Visited_20_Internet_20_Link">
https://www.ukrinform.ua/rubric-society/3695836-viskil-tankistiv-velikodni-kaski-ta-rozliv-dnipra.html</text:a>
</text:p>
      <!--NEWS-->
      <text:h text:style-name="P10" text:outline-level="1">
<text:span text:style-name="T4">
Моравецький не виключає, що війна рф проти України триватиме кілька років</text:span>
</text:h>
      <text:p text:style-name="P4">
Authors: Ukrinform (Person)</text:p>
      <text:p text:style-name="P4">
Publisher: Укринформ (Organization)</text:p>
      <text:p text:style-name="P4">
Published Time: 2023-04-14T15:11:00+03:00</text:p>
      <text:p text:style-name="P4">
Modified Time: 2023-04-14T15:11:00+03:00</text:p>
      <text:p text:style-name="P4">
Description: Прем'єр-міністр Польщі Матеуш Моравецький вважає, що війна росії проти України може тривати кілька років. — Укрінформ.</text:p>
      <text:p text:style-name="P4">
Images: ["<text:a xlink:type="simple" xlink:href="https://static.ukrinform.com/photos/2022_11/thumb_files/630_360_1669454871-813.jpg" text:style-name="Internet_20_link" text:visited-style-name="Visited_20_Internet_20_Link">
630_360_16694...</text:a>
"]</text:p>
      <text:p text:style-name="P4">
Tags: ['Польща', 'Україна', 'Моравецький', 'Війна з росією']</text:p>
      <text:p text:style-name="P4">
Type: Article</text:p>
      <!--METADATA-->
      <text:p text:style-name="P4">
<draw:frame draw:style-name="fr1" draw:name="Image145" text:anchor-type="as-char" svg:width="6.9236in" svg:height="3.956343in" draw:z-index="0">
<draw:image xlink:href="../Images/yкринформ/2023-04-14T15-11-00-03-00/630_360_1669454871-813.jpg" xlink:type="simple" xlink:show="embed" xlink:actuate="onLoad" draw:mime-type="image/jpeg"/>
</draw:frame>
 Прем'єр-міністр Польщі Матеуш Моравецький вважає, що війна росії проти України можетривати кілька років.</text:p>
      <text:p text:style-name="P4">
Як передає Укрінформ, про це він сказав в інтерв'ю <text:a xlink:type="simple" xlink:href="https://www.facebook.com/MeetThePress/videos/724195389706824/" text:style-name="Internet_20_link" text:visited-style-name="Visited_20_Internet_20_Link">
</text:a>
 .</text:p>
      <text:p text:style-name="P4">
"Ми не вираховуємо якусь певну дату, а просто спостерігаємо за тим, щовідбувається на фронті, на полі бою. І відповідно до цього ми намагаємосяадаптуватися до ситуації, працювати через нашу дипломатію з нашими партнерамив країнах Західної Європи, з метою підтримати <text:a xlink:type="simple" xlink:href="https://www.ukrinform.ua/tag-ukraina" text:style-name="Internet_20_link" text:visited-style-name="Visited_20_Internet_20_Link">
</text:a>
 », — сказав Моравецький.</text:p>
      <text:p text:style-name="P4">
Відповідаючи на запитання, чи може ця війна тривати упродовж кількох років,прем'єр Польщі відповів, що це можливо.</text:p>
      <text:p text:style-name="P4">
<text:span text:style-name="T4">
Читайте також:</text:span>
 <text:a xlink:type="simple" xlink:href="https://www.ukrinform.ua/rubric-ato/3695588-porazka-ukraini-oznacatime-kinec-zolotogo-viku-zahodu-moraveckij.html" text:style-name="Internet_20_link" text:visited-style-name="Visited_20_Internet_20_Link">
 <text:span text:style-name="T4">
Моравецький</text:span>
 </text:a>
</text:p>
      <text:p text:style-name="P4">
Як повідомляв <text:a xlink:type="simple" xlink:href="https://www.ukrinform.ua/rubric-world/3695805-nimeccina-dozvolila-polsi-peredati-ukraini-pat-vinisuvaciv-mig29.html" text:style-name="Internet_20_link" text:visited-style-name="Visited_20_Internet_20_Link">
 </text:a>
 , 13 квітня урядНімеччини схвалив заявку Польщі на експорт в Україну винищувачів МіГ-29 зіскладів колишньої НДР.</text:p>
      <text:p text:style-name="P4">
Раніше Польща вже передала Україні вісім літаків МіГ-29.</text:p>
      <text:p text:style-name="P4">
Source: <text:a xlink:type="simple" xlink:href="https://www.ukrinform.ua/rubric-polytics/3695911-moraveckij-ne-viklucae-so-vijna-rf-proti-ukraini-trivatime-kilka-rokiv.html" text:style-name="Internet_20_link" text:visited-style-name="Visited_20_Internet_20_Link">
https://www.ukrinform.ua/rubric-polytics/3695911-moraveckij-ne-viklucae-so-vijna-rf-proti-ukraini-trivatime-kilka-rokiv.html</text:a>
</text:p>
      <!--NEWS-->
      <text:h text:style-name="P10" text:outline-level="1">
<text:span text:style-name="T4">
В окупованому Криму відомих правозахисників позбавили адвокатського статусу</text:span>
</text:h>
      <text:p text:style-name="P4">
Authors: Ukrinform (Person)</text:p>
      <text:p text:style-name="P4">
Publisher: Укринформ (Organization)</text:p>
      <text:p text:style-name="P4">
Published Time: 2023-04-14T15:16:00+03:00</text:p>
      <text:p text:style-name="P4">
Modified Time: 2023-04-14T15:16:00+03:00</text:p>
      <text:p text:style-name="P4">
Description: У тимчасово окупованому Криму за позовом так званої “адвокатської палати Криму” анульовані адвокатські ліцензії Лілі Гемеджі та Рестема Кямілєва. — Укрінформ.</text:p>
      <text:p text:style-name="P4">
Images: ["<text:a xlink:type="simple" xlink:href="https://static.ukrinform.com/photos/2017_05/thumb_files/630_360_1494432026-9526.jpg" text:style-name="Internet_20_link" text:visited-style-name="Visited_20_Internet_20_Link">
630_360_14944...</text:a>
"]</text:p>
      <text:p text:style-name="P4">
Tags: ['Адвокат', 'Окупація Криму', 'Правозахисники', 'Війна з росією']</text:p>
      <text:p text:style-name="P4">
Type: Article</text:p>
      <!--METADATA-->
      <text:p text:style-name="P4">
<draw:frame draw:style-name="fr1" draw:name="Image146" text:anchor-type="as-char" svg:width="6.9236in" svg:height="3.956343in" draw:z-index="0">
<draw:image xlink:href="../Images/yкринформ/2023-04-14T15-16-00-03-00/630_360_1494432026-9526.jpg" xlink:type="simple" xlink:show="embed" xlink:actuate="onLoad" draw:mime-type="image/jpeg"/>
</draw:frame>
 Утимчасово окупованому Криму за позовом так званої “адвокатської палати Криму”анульовані адвокатські ліцензії Лілі Гемеджі та Рестема Кямілєва.</text:p>
      <text:p text:style-name="P4">
Тепер адвокати не можуть брати участь у кримінальних справах, захищати своїхклієнтів, представляти їх під час досудового слідства та в судах, повідомляє в<text:a xlink:type="simple" xlink:href="https://t.me/ppuark/2537" text:style-name="Internet_20_link" text:visited-style-name="Visited_20_Internet_20_Link">
 </text:a>
 Представництво Президента України в АР Крим,передає Укрінформ.</text:p>
      <text:p text:style-name="P4">
“Чергова спроба рф незаконно припинити професійну діяльність незалежнихадвокатів у тимчасово окупованому <text:a xlink:type="simple" xlink:href="https://www.ukrinform.ua/tag-krim" text:style-name="Internet_20_link" text:visited-style-name="Visited_20_Internet_20_Link">
 </text:a>
 , щобне допустити їх до захисту незаконно ув’язнених громадян України — за позовомтак званої “адвокатської палати Криму” анульовані адвокатські ліцензії ЛіліГемеджі та Рестема Кямілєва”, - йдеться в повідомленні.</text:p>
      <text:p text:style-name="P4">
Зазначається, що “адвокатська палата” здійснила це шляхом зустрічного позову,коли правозахисники намагалися стати членами цієї палати, адже займаютьсясправами політв’язнів у тимчасово окупованому Криму.</text:p>
      <text:p text:style-name="P4">
Ліля Гемеджі та Рестем Кямілєв намагалися оскаржити відмову приймати їх учлени палати в судовому порядку, однак кримська “адвокатська палата” подалапозов про позбавлення їх ліцензій.</text:p>
      <text:p text:style-name="P4">
<text:span text:style-name="T4">
Читайте також:</text:span>
 <text:a xlink:type="simple" xlink:href="https://www.ukrinform.ua/rubric-crimea/3694063-zasudzenij-u-krimu-gromadanskij-zurnalistci-danilovic-obmezili-dostup-do-materialiv-ii-spravi.html" text:style-name="Internet_20_link" text:visited-style-name="Visited_20_Internet_20_Link">
 <text:span text:style-name="T4">
Криму</text:span>
 </text:a>
</text:p>
      <text:p text:style-name="P4">
У Представництві зазначили, що тиск та переслідування незалежних адвокатів,які захищають громадян України, з боку окупаційних адміністрацій Кримутривають уже не перший рік, однак значно посилилися з початкомповномасштабного вторгнення.</text:p>
      <text:p text:style-name="P4">
Як повідомляв <text:a xlink:type="simple" xlink:href="https://www.ukrinform.ua/rubric-crimea/3658345-cerez-politicni-peresliduvanna-u-krimu-za-gratami-perebuvaut-sonajmense-149-ukrainciv.html" text:style-name="Internet_20_link" text:visited-style-name="Visited_20_Internet_20_Link">
 </text:a>
 , через політично вмотивовані переслідування,які чинять російські загарбники у тимчасово окупованому Криму, у місцяхпозбавлення волі перебувають щонайменше 149 громадян України.</text:p>
      <text:p text:style-name="P4">
Source: <text:a xlink:type="simple" xlink:href="https://www.ukrinform.ua/rubric-crimea/3695914-v-okupovanomu-krimu-vidomih-pravozahisnikiv-pozbavili-advokatskogo-statusu.html" text:style-name="Internet_20_link" text:visited-style-name="Visited_20_Internet_20_Link">
https://www.ukrinform.ua/rubric-crimea/3695914-v-okupovanomu-krimu-vidomih-pravozahisnikiv-pozbavili-advokatskogo-statusu.html</text:a>
</text:p>
      <!--NEWS-->
      <text:h text:style-name="P10" text:outline-level="1">
<text:span text:style-name="T4">
Завацька програла Крейчиковій у матчі Кубка Біллі Джин Кінг</text:span>
</text:h>
      <text:p text:style-name="P4">
Authors: Ukrinform (Person)</text:p>
      <text:p text:style-name="P4">
Publisher: Укринформ (Organization)</text:p>
      <text:p text:style-name="P4">
Published Time: 2023-04-14T15:18:38+03:00</text:p>
      <text:p text:style-name="P4">
Modified Time: 2023-04-14T15:18:38+03:00</text:p>
      <text:p text:style-name="P4">
Description: Тенісистки збірної України із загальним рахунком 0:2 поступаються команді Чехії після першого ігрового дня матчу кваліфікації Світового фіналу Кубка Біллі Джин Кінг. — Укрінформ.</text:p>
      <text:p text:style-name="P4">
Images: ["<text:a xlink:type="simple" xlink:href="https://static.ukrinform.com/photos/2023_04/thumb_files/630_360_1681474585-179.jpg" text:style-name="Internet_20_link" text:visited-style-name="Visited_20_Internet_20_Link">
630_360_16814...</text:a>
"]</text:p>
      <text:p text:style-name="P4">
Tags: ['Чехія', 'Теніс', 'Збірна України', 'Жінки']</text:p>
      <text:p text:style-name="P4">
Type: Article</text:p>
      <!--METADATA-->
      <text:p text:style-name="P4">
<draw:frame draw:style-name="fr1" draw:name="Image147" text:anchor-type="as-char" svg:width="6.9236in" svg:height="3.956343in" draw:z-index="0">
<draw:image xlink:href="../Images/yкринформ/2023-04-14T15-18-38-03-00/630_360_1681474585-179.jpg" xlink:type="simple" xlink:show="embed" xlink:actuate="onLoad" draw:mime-type="image/jpeg"/>
</draw:frame>
 Тенісисткизбірної України із загальним рахунком 0:2 поступаються команді Чехії післяпершого ігрового дня матчу кваліфікації Світового фіналу Кубка Біллі ДжинКінг.</text:p>
      <text:p text:style-name="P4">
У другому поєдинку Катаріна Завацька (№261 WTA) програла 12-й «ракетці» світуБарборі Крейчиковій - 4:6, 3:6, передаї Укрінформ.</text:p>
      <text:p text:style-name="P4">
Суперниці провели на корті 1 годину 47 хвилин.</text:p>
      <text:p text:style-name="P4">
Як повідомляв Укрінформ, у першій грі Марта Костюк (№38 WTA) програла МаркетіВондроушовій (82) - 2:6, 1:6.</text:p>
      <text:p text:style-name="P4">
У завтрашній першій зустрічі другого ігорового дня Костюк зіграє зКрейчиковою.</text:p>
      <text:p text:style-name="P4">
<text:span text:style-name="T4">
Читайте також:</text:span>
 <text:a xlink:type="simple" xlink:href="https://www.ukrinform.ua/rubric-sports/3695824-kostuk-prograla-vondrousovij-na-starti-tenisnogo-matcu-ukraina-cehia.html" text:style-name="Internet_20_link" text:visited-style-name="Visited_20_Internet_20_Link">
 <text:span text:style-name="T4">
теніс</text:span>
 </text:a>
</text:p>
      <text:p text:style-name="P4">
Команда-переможниця матчевої зустрічі на початку листопада зіграє у Світовомуфіналі Кубка Біллі Джин Кінг. Збірна, що програє, вирушить до плей-оффтурніру.</text:p>
      <text:p text:style-name="P4">
Фото: btu.org.</text:p>
      <text:p text:style-name="P4">
Source: <text:a xlink:type="simple" xlink:href="https://www.ukrinform.ua/rubric-sports/3695916-zavacka-prograla-krejcikovij-u-matci-kubka-billi-dzin-king.html" text:style-name="Internet_20_link" text:visited-style-name="Visited_20_Internet_20_Link">
https://www.ukrinform.ua/rubric-sports/3695916-zavacka-prograla-krejcikovij-u-matci-kubka-billi-dzin-king.html</text:a>
</text:p>
      <!--NEWS-->
      <text:h text:style-name="P10" text:outline-level="1">
<text:span text:style-name="T4">
Українські біженці у Польщі переконані, що після війни польсько-українські взаємини будуть кращими</text:span>
</text:h>
      <text:p text:style-name="P4">
Authors: Ukrinform (Person)</text:p>
      <text:p text:style-name="P4">
Publisher: Укринформ (Organization)</text:p>
      <text:p text:style-name="P4">
Published Time: 2023-04-14T15:21:00+03:00</text:p>
      <text:p text:style-name="P4">
Modified Time: 2023-04-14T15:21:00+03:00</text:p>
      <text:p text:style-name="P4">
Description: Переважна більшість українських біженців в Польщі (89%) не має сумнівів, що після закінчення війни польсько-українські взаємини будуть кращими, ніж до початку повномасштабної агресії. Лише 6% респондентів вважають, що відносини між Польщею та Україною не зміняться. — Укрінформ.</text:p>
      <text:p text:style-name="P4">
Images: ["<text:a xlink:type="simple" xlink:href="https://static.ukrinform.com/photos/2023_04/thumb_files/630_360_1681471232-869.jpg" text:style-name="Internet_20_link" text:visited-style-name="Visited_20_Internet_20_Link">
630_360_16814...</text:a>
"]</text:p>
      <text:p text:style-name="P4">
Tags: ['Опитування', 'Польща', 'Біженці', 'Війна з росією']</text:p>
      <text:p text:style-name="P4">
Type: Article</text:p>
      <!--METADATA-->
      <text:p text:style-name="P4">
<draw:frame draw:style-name="fr1" draw:name="Image148" text:anchor-type="as-char" svg:width="6.9236in" svg:height="3.956343in" draw:z-index="0">
<draw:image xlink:href="../Images/yкринформ/2023-04-14T15-21-00-03-00/630_360_1681471232-869.jpg" xlink:type="simple" xlink:show="embed" xlink:actuate="onLoad" draw:mime-type="image/jpeg"/>
</draw:frame>
 Переважнабільшість українських біженців в Польщі (89%) не має сумнівів, що післязакінчення війни польсько-українські взаємини будуть кращими, ніж до початкуповномасштабної агресії. Лише 6% респондентів вважають, що відносини міжПольщею та Україною не зміняться.</text:p>
      <text:p text:style-name="P4">
Про це свідчать дані опитування «Воєнні біженці з України. Рік у Польщі»,проведеного Міграційною платформою EWL та Центром Східноєвропейських студійВаршавського університету на замовлення канцелярії Прем’єр-міністра Польщі,передає Укрінформ.</text:p>
      <text:p text:style-name="P4">
Автори дослідження переконують, що таке бачення є наслідком підтримки тасолідарності з Україною польського суспільства вже в перші дні російськоговторгнення. Йдеться про конкретні заходи з допомоги Україні та українцям збоку центральних органів влади РП, органів місцевого самоврядування,підприємців та громадських організацій.</text:p>
      <text:p text:style-name="P4">
<text:span text:style-name="T4">
Читайте також:</text:span>
 <text:a xlink:type="simple" xlink:href="https://www.ukrinform.ua/rubric-diaspora/3695850-bilsist-bizenciv-z-ukraini-zalisautsa-u-polsi-na-velikden-doslidzenna.html" text:style-name="Internet_20_link" text:visited-style-name="Visited_20_Internet_20_Link">
 <text:span text:style-name="T4">
Більшість</text:span>
 <text:span text:style-name="T4">
біженців</text:span>
 <text:span text:style-name="T4">
України</text:span>
 <text:span text:style-name="T4">
залишаються</text:span>
<text:span text:style-name="T4">
Польщі</text:span>
 <text:span text:style-name="T4">
Великдень</text:span>
 <text:span text:style-name="T4">
дослідження</text:span>
 </text:a>
</text:p>
      <text:p text:style-name="P4">
«І, звісно, підтримці усього польського народу, який включився у допомогу зперших хвилин повномасштабного вторгнення. У багатьох поляків і зараз живутьбіженці з України. Наприклад, багатодітні жінки, яким складно орендувати житловласним коштом», – голова правління Міграційної платформи EWL Анджей Коркус.</text:p>
      <text:p text:style-name="P4">
Він зауважив, що йому відомі приклади, коли жінки із півночі або півдняУкраїни вже повернулися додому, коли там стало більш-менш безпечно, але взимкучерез посилені обстріли та виключення світла знову поїхали до польських родин,які вже їх приймали та запросили перечекати складний час. На його переконання,все це укріплює стосунки між країнами на людському рівні.</text:p>
      <text:p text:style-name="P4">
«Звичайно, українські біженці бачать, як активно Польща бореться за Україну навсіх рівнях – політичному, воєнному, дипломатичному. Своєю чергою, вони чуютьвід поляків захоплення героїчною боротьбою і витривалістю українців», –наголосив Коркус.</text:p>
      <text:p text:style-name="P4">
<text:span text:style-name="T4">
Читайте також:</text:span>
 <text:a xlink:type="simple" xlink:href="https://www.ukrinform.ua/rubric-world/3687653-u-polsi-vidbulasa-kampania-podaki-za-pidtrimku-ukrainciv.html" text:style-name="Internet_20_link" text:visited-style-name="Visited_20_Internet_20_Link">
 <text:span text:style-name="T4">
Польщі</text:span>
 <text:span text:style-name="T4">
відбулася</text:span>
 <text:span text:style-name="T4">
кампанія</text:span>
 <text:span text:style-name="T4">
подяки</text:span>
<text:span text:style-name="T4">
підтримку</text:span>
 <text:span text:style-name="T4">
українців</text:span>
 </text:a>
</text:p>
      <text:p text:style-name="P4">
Дослідження також показало, що у Польщі перебуває майже половина біженців зУкраїни (45%), які вже відвідували цю країну перед початком повномасштабноїагресії. Утім, головною метою їхнього перебування досі був не заробіток(8%), а туристичні поїздки (18%). Це підтверджує результати попередніхдосліджень Міграційної платформи EWL, згідно з якими переважна частинабіженців, працевлаштованих у Польщі, не мала досвіду роботи в Польщі допочатку повномасштабної війни. Нині ж 82% українських біженців у Польщі –працевлаштовані. Майже кожен десятий біженець відвідував родичів чи друзів уПольщі, тоді як 9% просто бували в Польщі проїздом.</text:p>
      <text:p text:style-name="P4">
Опитування «Воєнні біженці з України. Рік у Польщі» провели Міграційнаплатформа EWL, Фундація EWL та Центр Східноєвропейських студій Варшавськогоуніверситету 10-16 лютого 2023 рок на замовлення канцелярії Прем’єр-міністраПольщі. Загалом у 34 польських містах опитано 400 громадян України, якіприїхали до Польщі після 24 лютого 2022 року.</text:p>
      <text:p text:style-name="P4">
За попередніми даними, у Польщі зараз може перебувати до 3-3,5 млн громадянУкраїни, з яких 1-1,2 млн прибули після початку повномасштабного вторгненняросії в Україну у лютому минулого року.</text:p>
      <text:p text:style-name="P4">
Нагадаємо, Польща у 2022 році <text:a xlink:type="simple" xlink:href="https://www.ukrinform.ua/rubric-economy/3686060-polsa-torik-vidilila-ukraini-dopomogi-majze-na-7-milardiv.html" text:style-name="Internet_20_link" text:visited-style-name="Visited_20_Internet_20_Link">
 </text:a>
 на допомогу Україні та українцям близько 1% від ВВП країни- до 30 млрд злотих (майже 7 млрд дол.).</text:p>
      <text:p text:style-name="P4">
Source: <text:a xlink:type="simple" xlink:href="https://www.ukrinform.ua/rubric-diaspora/3695884-ukrainski-bizenci-u-polsi-perekonani-so-pisla-vijni-polskoukrainski-vzaemini-budut-krasimi.html" text:style-name="Internet_20_link" text:visited-style-name="Visited_20_Internet_20_Link">
https://www.ukrinform.ua/rubric-diaspora/3695884-ukrainski-bizenci-u-polsi-perekonani-so-pisla-vijni-polskoukrainski-vzaemini-budut-krasimi.html</text:a>
</text:p>
      <!--NEWS-->
      <text:h text:style-name="P10" text:outline-level="1">
<text:span text:style-name="T4">
Xiaomi про внесення до списку міжнародних спонсорів війни: Ми за мир у всьому світі</text:span>
</text:h>
      <text:p text:style-name="P4">
Authors: Ukrinform (Person)</text:p>
      <text:p text:style-name="P4">
Publisher: Укринформ (Organization)</text:p>
      <text:p text:style-name="P4">
Published Time: 2023-04-14T15:22:00+03:00</text:p>
      <text:p text:style-name="P4">
Modified Time: 2023-04-14T15:22:00+03:00</text:p>
      <text:p text:style-name="P4">
Description: Китайська компанія Xiaomi Corporation відреагувала на рішення Національного агентства із запобігання корупції щодо її внесення до переліку міжнародних спонсорів війни. Там заявили, що виступають за «мир у всьому світі». — Укрінформ.</text:p>
      <text:p text:style-name="P4">
Images: ["<text:a xlink:type="simple" xlink:href="https://static.ukrinform.com/photos/2020_05/thumb_files/630_360_1589616436-284.jpg" text:style-name="Internet_20_link" text:visited-style-name="Visited_20_Internet_20_Link">
630_360_15896...</text:a>
"]</text:p>
      <text:p text:style-name="P4">
Tags: ['НАЗК', 'Технології', 'Xiaomi', 'Війна з росією']</text:p>
      <text:p text:style-name="P4">
Type: Article</text:p>
      <!--METADATA-->
      <text:p text:style-name="P4">
<draw:frame draw:style-name="fr1" draw:name="Image149" text:anchor-type="as-char" svg:width="6.9236in" svg:height="3.956343in" draw:z-index="0">
<draw:image xlink:href="../Images/yкринформ/2023-04-14T15-22-00-03-00/630_360_1589616436-284.jpg" xlink:type="simple" xlink:show="embed" xlink:actuate="onLoad" draw:mime-type="image/jpeg"/>
</draw:frame>
 Китайськакомпанія Xiaomi Corporation відреагувала на рішення Національного агентства іззапобігання корупції щодо її внесення до переліку міжнародних спонсорів війни.Там заявили, що виступають за «мир у всьому світі».</text:p>
      <text:p text:style-name="P4">
Про це повідомляє Укрінформ з посиланням на <text:a xlink:type="simple" xlink:href="https://www.mi.com/global/discover/article" text:style-name="Internet_20_link" text:visited-style-name="Visited_20_Internet_20_Link">
</text:a>
 .</text:p>
      <text:p text:style-name="P4">
«Ми категорично проти звинувачень Національного агентства України з питаньзапобігання корупції (НАЗК) у тому, що ми є «міжнародним спонсором війни». Мине підтримуємо жодних військових дій. Ми повністю підтримуємо мир у всьомусвіті. Наша місія — дозволити кожному у світі насолоджуватися кращим життям задопомогою інноваційних технологій», - йдеться у заяві.</text:p>
      <text:p text:style-name="P4">
Компанія заявила, що вірить, що кожен споживач у світі має право на доступ дозасобів зв’язку та інформації в Інтернеті.</text:p>
      <text:p text:style-name="P4">
Там наголосили, що Xiaomi має бізнес у більш ніж 100 країнах і регіонах ідотримується всіх законів і правил у кожній юрисдикції, де працює.</text:p>
      <text:p text:style-name="P4">
Як повідомляв <text:a xlink:type="simple" xlink:href="https://www.ukrinform.ua/rubric-economy/3695576-ukraina-vnesla-kompaniu-xiaomi-do-pereliku-miznarodnih-sponsoriv-vijni.html" text:style-name="Internet_20_link" text:visited-style-name="Visited_20_Internet_20_Link">
 </text:a>
 ,напередодні Національне агентство з питань запобігання корупції внеслокитайську корпорацію Xiaomi Corporation до переліку міжнародних спонсоріввійни.</text:p>
      <text:p text:style-name="P4">
<text:span text:style-name="T4">
Читайте також:</text:span>
 <text:a xlink:type="simple" xlink:href="https://www.ukrinform.ua/rubric-economy/3689598-nazk-vneslo-do-pereliku-miznarodnih-sponsoriv-vijni-providnu-budivelnu-kompaniu-kitau.html" text:style-name="Internet_20_link" text:visited-style-name="Visited_20_Internet_20_Link">
 <text:span text:style-name="T4">
спонсорів</text:span>
 </text:a>
</text:p>
      <text:p text:style-name="P4">
Причиною внесення до переліку міжнародних спонсорів війни стало те, щокомпанія не просто продовжила свою роботу у рф після повномасштабноговторгнення, але й досі залишається лідером з продажів смартфонів в державі-терористі.</text:p>
      <text:p text:style-name="P4">
Так, протягом 2022 року Xiaomi подвоїла свою частку ринку та зараз є лідеромпродажів смартфонів в росії. У липні 2022 року Xiaomi та її суббренд POCOразом займали 42% російського ринку смартфонів, маючи перше місце за обсягомпродажів.</text:p>
      <text:p text:style-name="P4">
Source: <text:a xlink:type="simple" xlink:href="https://www.ukrinform.ua/rubric-technology/3695917-xiaomi-pro-vnesenna-do-spisku-miznarodnih-sponsoriv-vijni-mi-za-mir-u-vsomu-sviti.html" text:style-name="Internet_20_link" text:visited-style-name="Visited_20_Internet_20_Link">
https://www.ukrinform.ua/rubric-technology/3695917-xiaomi-pro-vnesenna-do-spisku-miznarodnih-sponsoriv-vijni-mi-za-mir-u-vsomu-sviti.html</text:a>
</text:p>
      <!--NEWS-->
      <text:h text:style-name="P10" text:outline-level="1">
<text:span text:style-name="T4">
ФДМУ повторно виставить на приватизацію Білгород-Дністровський порт</text:span>
</text:h>
      <text:p text:style-name="P4">
Authors: Ukrinform (Person)</text:p>
      <text:p text:style-name="P4">
Publisher: Укринформ (Organization)</text:p>
      <text:p text:style-name="P4">
Published Time: 2023-04-14T15:27:45+03:00</text:p>
      <text:p text:style-name="P4">
Modified Time: 2023-04-14T15:27:45+03:00</text:p>
      <text:p text:style-name="P4">
Description: Фонд державного майна повторно виставить на приватизацію «Білгород-Дністровський морський торговельний порт» через несплату покупцем коштів за об’єкт. — Укрінформ.</text:p>
      <text:p text:style-name="P4">
Images: ["<text:a xlink:type="simple" xlink:href="https://static.ukrinform.com/photos/2019_03/thumb_files/630_360_1553081163-640.jpg" text:style-name="Internet_20_link" text:visited-style-name="Visited_20_Internet_20_Link">
630_360_15530...</text:a>
"]</text:p>
      <text:p text:style-name="P4">
Tags: ['Аукціон', 'ФДМУ', 'Морпорт']</text:p>
      <text:p text:style-name="P4">
Type: Article</text:p>
      <!--METADATA-->
      <text:p text:style-name="P4">
<draw:frame draw:style-name="fr1" draw:name="Image150" text:anchor-type="as-char" svg:width="6.9236in" svg:height="3.956343in" draw:z-index="0">
<draw:image xlink:href="../Images/yкринформ/2023-04-14T15-27-45-03-00/630_360_1553081163-640.jpg" xlink:type="simple" xlink:show="embed" xlink:actuate="onLoad" draw:mime-type="image/jpeg"/>
</draw:frame>
 Фонддержавного майна повторно виставить на приватизацію «Білгород-Дністровськийморський торговельний порт» через несплату покупцем коштів за об’єкт.</text:p>
      <text:p text:style-name="P4">
Про це повідомляє Укрінформ з посиланням на пресслужбу <text:a xlink:type="simple" xlink:href="https://www.spfu.gov.ua/ua/news/9627.html" text:style-name="Internet_20_link" text:visited-style-name="Visited_20_Internet_20_Link">
</text:a>
 .</text:p>
      <text:p text:style-name="P4">
«Фонд державного майна повторно виставить на приватизацію «Білгород-Дністровський морський торговельний порт». Минулий <text:a xlink:type="simple" xlink:href="https://www.ukrinform.ua/tag-aukcion" text:style-name="Internet_20_link" text:visited-style-name="Visited_20_Internet_20_Link">
</text:a>
 з продажу порту не відбувся, оскількипопереднім переможцем не були сплачені кошти за об’єкт», - йдеться вповідомленні.</text:p>
      <text:p text:style-name="P4">
<text:span text:style-name="T4">
Читайте також:</text:span>
 <text:a xlink:type="simple" xlink:href="https://www.ukrinform.ua/rubric-economy/3690232-u-berezni-fond-derzmajna-zaluciv-ponad-627-miljoniv-vid-privatizacijnih-aukcioniv.html" text:style-name="Internet_20_link" text:visited-style-name="Visited_20_Internet_20_Link">
 </text:a>
</text:p>
      <text:p text:style-name="P4">
Як повідомлялось, 13 березня Фонд держмайна <text:a xlink:type="simple" xlink:href="https://www.ukrinform.ua/rubric-ato/3681776-fond-derzmajna-z-drugoi-sprobi-prodav-bilgoroddnistrovskij-port.html" text:style-name="Internet_20_link" text:visited-style-name="Visited_20_Internet_20_Link">
</text:a>
 Білгород-Дністровський морськийторговельний порт за понад 220 мільйонів гривень.</text:p>
      <text:p text:style-name="P4">
Порт розташований на західному березі Дністровського лиману. Станом навересень 2022 року борги підприємства становили 104 млн грн – їх повиненпогасити покупець.</text:p>
      <text:p text:style-name="P4">
Source: <text:a xlink:type="simple" xlink:href="https://www.ukrinform.ua/rubric-economy/3695918-fdmu-povtorno-vistavit-na-privatizaciu-bilgoroddnistrovskij-port.html" text:style-name="Internet_20_link" text:visited-style-name="Visited_20_Internet_20_Link">
https://www.ukrinform.ua/rubric-economy/3695918-fdmu-povtorno-vistavit-na-privatizaciu-bilgoroddnistrovskij-port.html</text:a>
</text:p>
      <!--NEWS-->
      <text:h text:style-name="P10" text:outline-level="1">
<text:span text:style-name="T4">
Вступ України в НАТО буде перемогою для всіх і катастрофою для рф - Яценюк про заяву Ле Пен</text:span>
</text:h>
      <text:p text:style-name="P4">
Authors: Ukrinform (Person)</text:p>
      <text:p text:style-name="P4">
Publisher: Укринформ (Organization)</text:p>
      <text:p text:style-name="P4">
Published Time: 2023-04-14T15:28:52+03:00</text:p>
      <text:p text:style-name="P4">
Modified Time: 2023-04-14T15:28:52+03:00</text:p>
      <text:p text:style-name="P4">
Description: Заяви екскандидатки у президенти Франції Марін Ле Пен про сценарії завершення війни в Україні – це мислевірус, який не можна пропускати, бо він буде ширитися всією Європою. — Укрінформ.</text:p>
      <text:p text:style-name="P4">
Images: ["<text:a xlink:type="simple" xlink:href="https://static.ukrinform.com/photos/2021_03/thumb_files/630_360_1615391126-880.jpg" text:style-name="Internet_20_link" text:visited-style-name="Visited_20_Internet_20_Link">
630_360_16153...</text:a>
"]</text:p>
      <text:p text:style-name="P4">
Tags: ['Яценюк', 'Ле Пен', 'Україна', 'Війна з росією']</text:p>
      <text:p text:style-name="P4">
Type: Article</text:p>
      <!--METADATA-->
      <text:p text:style-name="P4">
<draw:frame draw:style-name="fr1" draw:name="Image151" text:anchor-type="as-char" svg:width="6.9236in" svg:height="3.956343in" draw:z-index="0">
<draw:image xlink:href="../Images/yкринформ/2023-04-14T15-28-52-03-00/630_360_1615391126-880.jpg" xlink:type="simple" xlink:show="embed" xlink:actuate="onLoad" draw:mime-type="image/jpeg"/>
</draw:frame>
 Заявиекскандидатки у президенти Франції Марін Ле Пен про сценарії завершення війнив Україні – це мислевірус, який не можна пропускати, бо він буде ширитисявсією Європою.</text:p>
      <text:p text:style-name="P4">
На цьому наголосив експрем‘єр-міністр України, голова Київського безпековогофоруму Арсеній Яценюк, коментуючи слова Ле Пен, що «перемога росії будекатастрофою, а перемога України означатиме вступ у війну НАТО і розв’язаннятретьої світової», передає Укрінформ з посиланням на <text:a xlink:type="simple" xlink:href="http://ksf.openukraine.org/ua/news/2608-vstup-ukrajini-v-natobude-peremogoju-dlya-vsih-i-katastrofoju-dlya-rosijsykoji-imperijiarsenij-jacenyuk-pro-zajavu-le-pen" text:style-name="Internet_20_link" text:visited-style-name="Visited_20_Internet_20_Link">
</text:a>
 КБФ.</text:p>
      <text:p text:style-name="P4">
«Те, що каже Ле Пен, – сучасний повтор логіки учасників Мюнхенської змови зГітлером у 1938 році. Вони теж так думали: якщо переможе Гітлер, це будевсього-на-всього «катастрофою». А от якщо Чехословаччина дасть відсіч, тодіпочнеться велика війна. Змову підписали. Війна почалася. Однією з перших впалаФранція», - підкреслив він.</text:p>
      <text:p text:style-name="P4">
Яценюк заявив, що «перемога України – це звільнення нашої землі від ворога ічленство в <text:a xlink:type="simple" xlink:href="https://www.ukrinform.ua/tag-nato" text:style-name="Internet_20_link" text:visited-style-name="Visited_20_Internet_20_Link">
 </text:a>
 ».</text:p>
      <text:p text:style-name="P4">
«Хочете миру? Підтримайте Україну всіма можливими силами і, не гаючи часу,прийміть до Північноатлантичного альянсу. Припиніть кидатися порожніми словамина другому році повномасштабного вторгнення і ширити світом фантазії. Покажітьнашому спільному ворогу, що маєте справжню силу для захисту справедливогосвітового ладу», - зазначив голова КБФ.</text:p>
      <text:p text:style-name="P4">
Він переконаний, що війна закінчиться, коли перед штаб-квартирою НАТО вБрюсселі підніметься український прапор як прапор повноправного члена Альянсу.«Це буде перемога. І це буде перемога для всіх. А катастрофа – для російськоїімперії», - заявив Яценюк.</text:p>
      <text:p text:style-name="P4">
<text:span text:style-name="T4">
Читайте також:</text:span>
 <text:a xlink:type="simple" xlink:href="https://www.ukrinform.ua/rubric-polytics/3695899-u-mzs-ukraini-vidreaguvali-na-zaavu-orbana-sama-ugorsina-otrimue-cimali-grosi-vid-es.html" text:style-name="Internet_20_link" text:visited-style-name="Visited_20_Internet_20_Link">
 <text:span text:style-name="T4">
Орбан</text:span>
 </text:a>
</text:p>
      <text:p text:style-name="P4">
Як повідомлялося, Ле Пен в інтерв’ю El Pais <text:a xlink:type="simple" xlink:href="https://www.ukrinform.ua/rubric-world/3695831-le-pen-peremoga-rf-u-vijni-bude-katastrofou-a-peremoga-ukraini-pocatkom-tretoi-svitovoi.html" text:style-name="Internet_20_link" text:visited-style-name="Visited_20_Internet_20_Link">
</text:a>
 , що якщоросія виграє війну, це буде катастрофою, тому що усі країни з територіальнимипретензіями будуть думати, що вони можуть вирішити це з допомогою зброї.Водночас якщо Україна переможе, то це, за її словами, означатиме «початокТретьої світової війни». “Це буде означати, що НАТО вступило у війну, тому щоя переконана, що Україна без допомоги НАТО не може військово перемогти росію.А це означає, що Третю світову війну буде розв'язано», - сказала Ле Пен.</text:p>
      <text:p text:style-name="P4">
Source: <text:a xlink:type="simple" xlink:href="https://www.ukrinform.ua/rubric-polytics/3695919-vstup-ukraini-v-nato-bude-peremogou-dla-vsih-i-katastrofou-dla-rf-acenuk-pro-zaavu-le-pen.html" text:style-name="Internet_20_link" text:visited-style-name="Visited_20_Internet_20_Link">
https://www.ukrinform.ua/rubric-polytics/3695919-vstup-ukraini-v-nato-bude-peremogou-dla-vsih-i-katastrofou-dla-rf-acenuk-pro-zaavu-le-pen.html</text:a>
</text:p>
      <!--NEWS-->
      <text:h text:style-name="P10" text:outline-level="1">
<text:span text:style-name="T4">
«Буковина» обіграла «Чернігів-ШВСМ» у матчі Першої ліги</text:span>
</text:h>
      <text:p text:style-name="P4">
Authors: Ukrinform (Person)</text:p>
      <text:p text:style-name="P4">
Publisher: Укринформ (Organization)</text:p>
      <text:p text:style-name="P4">
Published Time: 2023-04-14T15:34:31+03:00</text:p>
      <text:p text:style-name="P4">
Modified Time: 2023-04-14T15:34:31+03:00</text:p>
      <text:p text:style-name="P4">
Description: Футболісти чернівецької «Буковини» перемогли у п'ятницю клуб «Чернігів-ШВСМ» (3:1) у стартовій грі 2-го туру другого етапу чемпіонату України серед клубів Першої ліги. — Укрінформ.</text:p>
      <text:p text:style-name="P4">
Images: ["<text:a xlink:type="simple" xlink:href="https://static.ukrinform.com/photos/2023_04/thumb_files/630_360_1681475578-255.jpg" text:style-name="Internet_20_link" text:visited-style-name="Visited_20_Internet_20_Link">
630_360_16814...</text:a>
"]</text:p>
      <text:p text:style-name="P4">
Tags: ['Буковина', 'Футбол', 'перша ліга', 'Чернігів']</text:p>
      <text:p text:style-name="P4">
Type: Article</text:p>
      <!--METADATA-->
      <text:p text:style-name="P4">
<draw:frame draw:style-name="fr1" draw:name="Image152" text:anchor-type="as-char" svg:width="6.9236in" svg:height="3.956343in" draw:z-index="0">
<draw:image xlink:href="../Images/yкринформ/2023-04-14T15-34-31-03-00/630_360_1681475578-255.jpg" xlink:type="simple" xlink:show="embed" xlink:actuate="onLoad" draw:mime-type="image/jpeg"/>
</draw:frame>
 Футболістичернівецької «Буковини» перемогли у п'ятницю клуб «Чернігів-ШВСМ» (3:1) устартовій грі 2-го туру другого етапу чемпіонату України серед клубів Першоїліги.</text:p>
      <text:p text:style-name="P4">
Голи: Ілля Скрипник (4-та хвилина), Кирило Прокопчук Кирило (80), МихайлоСергійчук (83) - Анатолій Романченко (67, з пенальті), передає Укрінформ.</text:p>
      <text:p text:style-name="P4">
Лідери у Групі вибування: «Чернігів-ШВСМ» - 14 очок, «Скорук» (Томаківка) -12, «Буковина» - 11.</text:p>
      <text:p text:style-name="P4">
Лідери - «Буковина» - 14 очок.«Чернігів-ШВСМ» - 14, «Скорук» (Томаківка) - 12.</text:p>
      <text:p text:style-name="P4">
<text:span text:style-name="T4">
Читайте також:</text:span>
 <text:a xlink:type="simple" xlink:href="https://www.ukrinform.ua/rubric-sports/3695759-futbol-u-persij-lizi-u-subotu-vidbudutsa-dva-matci.html" text:style-name="Internet_20_link" text:visited-style-name="Visited_20_Internet_20_Link">
 </text:a>
</text:p>
      <text:p text:style-name="P4">
У Чемпіонській групі топ-трійка команд виглядає так: «Оболонь» (Київ) - 17очок, «Полісся» (Житомир) - 16, ЛНЗ (Черкаси) - 11.</text:p>
      <text:p text:style-name="P4">
Фото: facebook.com/FSCBC.</text:p>
      <text:p text:style-name="P4">
Source: <text:a xlink:type="simple" xlink:href="https://www.ukrinform.ua/rubric-sports/3695922-bukovina-obigrala-cernigivsvsm-u-matci-persoi-ligi.html" text:style-name="Internet_20_link" text:visited-style-name="Visited_20_Internet_20_Link">
https://www.ukrinform.ua/rubric-sports/3695922-bukovina-obigrala-cernigivsvsm-u-matci-persoi-ligi.html</text:a>
</text:p>
      <!--NEWS-->
      <text:h text:style-name="P10" text:outline-level="1">
<text:span text:style-name="T4">
Україна сконцентрована на підготовці контрнаступу - Шмигаль</text:span>
</text:h>
      <text:p text:style-name="P4">
Authors: Ukrinform (Person)</text:p>
      <text:p text:style-name="P4">
Publisher: Укринформ (Organization)</text:p>
      <text:p text:style-name="P4">
Published Time: 2023-04-14T15:39:30+03:00</text:p>
      <text:p text:style-name="P4">
Modified Time: 2023-04-14T15:39:30+03:00</text:p>
      <text:p text:style-name="P4">
Description: Українська влада нині сконцентрована на підготовці контрнаступу для звільнення своїх територій від російських загарбників. — Укрінформ.</text:p>
      <text:p text:style-name="P4">
Images: ["<text:a xlink:type="simple" xlink:href="https://static.ukrinform.com/photos/2023_03/thumb_files/630_360_1677850992-592.jpg" text:style-name="Internet_20_link" text:visited-style-name="Visited_20_Internet_20_Link">
630_360_16778...</text:a>
"]</text:p>
      <text:p text:style-name="P4">
Tags: ['США', 'Шмигаль', 'Війна з росією', 'Контрнаступ']</text:p>
      <text:p text:style-name="P4">
Type: Article</text:p>
      <!--METADATA-->
      <text:p text:style-name="P4">
<draw:frame draw:style-name="fr1" draw:name="Image153" text:anchor-type="as-char" svg:width="6.9236in" svg:height="3.956343in" draw:z-index="0">
<draw:image xlink:href="../Images/yкринформ/2023-04-14T15-39-30-03-00/630_360_1677850992-592.jpg" xlink:type="simple" xlink:show="embed" xlink:actuate="onLoad" draw:mime-type="image/jpeg"/>
</draw:frame>
 Українськавлада нині сконцентрована на підготовці контрнаступу для звільнення своїхтериторій від російських загарбників.</text:p>
      <text:p text:style-name="P4">
Як передає Укрінформ, про це в інтерв’ю американському телеканалу <text:a xlink:type="simple" xlink:href="https://www.foxnews.com/video/6324988099112" text:style-name="Internet_20_link" text:visited-style-name="Visited_20_Internet_20_Link">
</text:a>
 заявив Прем’єр-міністр ДенисШмигаль.</text:p>
      <text:p text:style-name="P4">
«Ми об’єднані з нашими з нашими партнерами, особливо зі США. І я впевнений, щоми зараз знаходимося на правильному шляху для контрнаступу, ми звільнимо рештунаших територій, ми переможемо, і це головне. Нині ми сконцентровані напідготовці нашого контрнаступу, разом із нашими партнерами, особливо зі США» -сказав він.</text:p>
      <text:p text:style-name="P4">
<text:span text:style-name="T4">
Читайте також:</text:span>
 <text:a xlink:type="simple" xlink:href="https://www.ukrinform.ua/rubric-ato/3695634-zsu-maut-ne-odin-variant-rozvitku-podij-na-fronti-danilov.html" text:style-name="Internet_20_link" text:visited-style-name="Visited_20_Internet_20_Link">
 </text:a>
</text:p>
      <text:p text:style-name="P4">
Прем’єр додав, що українська влада сконцентрована на підготовці контрнаступу,незважаючи на російські психологічно-інформаційні операції.</text:p>
      <text:p text:style-name="P4">
Шмигаль також подякував усім американцям, президенту й Конгресу США завійськову допомогу та потужну підтримку України.</text:p>
      <text:p text:style-name="P4">
<text:span text:style-name="T4">
Читайте також:</text:span>
 <text:a xlink:type="simple" xlink:href="https://www.ukrinform.ua/rubric-ato/3694666-ukraina-vze-mae-bagato-mozlivostej-sobi-dosagti-uspihu-ostin.html" text:style-name="Internet_20_link" text:visited-style-name="Visited_20_Internet_20_Link">
 <text:span text:style-name="T4">
контрнаступ</text:span>
 </text:a>
</text:p>
      <text:p text:style-name="P4">
Він зазначив, що українська влада звітує перед донорами за отриману допомогу.“Ми звітуємо за кожен отриманий долар. Ми відправляємо звіти адміністрації(Байдена – ред.), Світовому банку за кожен долар, який Україна отримує відпартнерів. Ми підзвітні, прозорі та здійснюємо реформи в країні. Ми дужевідповідальні за цю підтримку від Сполучених Штатів», - сказав <text:a xlink:type="simple" xlink:href="https://www.ukrinform.ua/tag-smigal" text:style-name="Internet_20_link" text:visited-style-name="Visited_20_Internet_20_Link">
</text:a>
 .</text:p>
      <text:p text:style-name="P4">
Як повідомляв Укрінформ, <text:a xlink:type="simple" xlink:href="https://www.ukrinform.ua/rubric-economy/3695643-smigal-u-ssa-dopomoga-ukraini-ce-investicia-u-novij-svit-bez-agresii.html" text:style-name="Internet_20_link" text:visited-style-name="Visited_20_Internet_20_Link">
 </text:a>
 .</text:p>
      <text:p text:style-name="P4">
Source: <text:a xlink:type="simple" xlink:href="https://www.ukrinform.ua/rubric-ato/3695923-ukraina-skoncentrovana-na-pidgotovci-kontrnastupu-smigal.html" text:style-name="Internet_20_link" text:visited-style-name="Visited_20_Internet_20_Link">
https://www.ukrinform.ua/rubric-ato/3695923-ukraina-skoncentrovana-na-pidgotovci-kontrnastupu-smigal.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14T15:42:00+03:00</text:p>
      <text:p text:style-name="P4">
Modified Time: 2023-04-14T15:42: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4" text:anchor-type="as-char" svg:width="6.9236in" svg:height="3.956343in" draw:z-index="0">
<draw:image xlink:href="../Images/yкринформ/2023-04-14T15-42-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55" text:anchor-type="as-char" svg:width="6.9236in" svg:height="6.9236in" draw:z-index="0">
<draw:image xlink:href="../Images/yкринформ/2023-04-14T15-42-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56" text:anchor-type="as-char" svg:width="6.9236in" svg:height="6.9236in" draw:z-index="0">
<draw:image xlink:href="../Images/yкринформ/2023-04-14T15-42-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57" text:anchor-type="as-char" svg:width="6.9236in" svg:height="6.9236in" draw:z-index="0">
<draw:image xlink:href="../Images/yкринформ/2023-04-14T15-42-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58" text:anchor-type="as-char" svg:width="6.9236in" svg:height="6.9236in" draw:z-index="0">
<draw:image xlink:href="../Images/yкринформ/2023-04-14T15-42-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59" text:anchor-type="as-char" svg:width="6.9236in" svg:height="6.9236in" draw:z-index="0">
<draw:image xlink:href="../Images/yкринформ/2023-04-14T15-42-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60" text:anchor-type="as-char" svg:width="6.9236in" svg:height="6.9236in" draw:z-index="0">
<draw:image xlink:href="../Images/yкринформ/2023-04-14T15-42-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61" text:anchor-type="as-char" svg:width="6.9236in" svg:height="6.9236in" draw:z-index="0">
<draw:image xlink:href="../Images/yкринформ/2023-04-14T15-42-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62" text:anchor-type="as-char" svg:width="6.9236in" svg:height="6.9236in" draw:z-index="0">
<draw:image xlink:href="../Images/yкринформ/2023-04-14T15-42-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63" text:anchor-type="as-char" svg:width="6.9236in" svg:height="6.9236in" draw:z-index="0">
<draw:image xlink:href="../Images/yкринформ/2023-04-14T15-42-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64" text:anchor-type="as-char" svg:width="6.9236in" svg:height="6.9236in" draw:z-index="0">
<draw:image xlink:href="../Images/yкринформ/2023-04-14T15-42-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У Маріуполі загарбники роздали 40 тисяч паспортів рф</text:span>
</text:h>
      <text:p text:style-name="P4">
Authors: Ukrinform (Person)</text:p>
      <text:p text:style-name="P4">
Publisher: Укринформ (Organization)</text:p>
      <text:p text:style-name="P4">
Published Time: 2023-04-14T15:46:42+03:00</text:p>
      <text:p text:style-name="P4">
Modified Time: 2023-04-14T15:46:42+03:00</text:p>
      <text:p text:style-name="P4">
Description: У тимчасово захопленому російськими військовими Маріуполі загарбники видали мешканцям міста 40 тисяч паспортів рф, ще 44 тисячі людей в стані їх очікування. — Укрінформ.</text:p>
      <text:p text:style-name="P4">
Images: ["<text:a xlink:type="simple" xlink:href="https://static.ukrinform.com/photos/2022_05/thumb_files/630_360_1653312041-367.jpg" text:style-name="Internet_20_link" text:visited-style-name="Visited_20_Internet_20_Link">
630_360_16533...</text:a>
"]</text:p>
      <text:p text:style-name="P4">
Tags: ['Маріуполь', 'Паспорт', 'Війна з росією']</text:p>
      <text:p text:style-name="P4">
Type: Article</text:p>
      <!--METADATA-->
      <text:p text:style-name="P4">
<draw:frame draw:style-name="fr1" draw:name="Image165" text:anchor-type="as-char" svg:width="6.9236in" svg:height="3.956343in" draw:z-index="0">
<draw:image xlink:href="../Images/yкринформ/2023-04-14T15-46-42-03-00/630_360_1653312041-367.jpg" xlink:type="simple" xlink:show="embed" xlink:actuate="onLoad" draw:mime-type="image/jpeg"/>
</draw:frame>
 Утимчасово захопленому російськими військовими Маріуполі загарбники видалимешканцям міста 40 тисяч паспортів рф, ще 44 тисячі людей в стані їхочікування.</text:p>
      <text:p text:style-name="P4">
Як передає Укрінформ, про це у <text:a xlink:type="simple" xlink:href="https://t.me/andriyshTime/8589" text:style-name="Internet_20_link" text:visited-style-name="Visited_20_Internet_20_Link">
 </text:a>
 повідомиврадник міського голови Маріуполя Петро Андрющенко.</text:p>
      <text:p text:style-name="P4">
«280 тисяч людей в окупованому <text:a xlink:type="simple" xlink:href="https://www.ukrinform.ua/tag-mariupol" text:style-name="Internet_20_link" text:visited-style-name="Visited_20_Internet_20_Link">
 </text:a>
 .Пам‘ятаєте таке твердження пропаганди? А от приїхали цифри. Офіційні. 40 тисячпаспортів видано в Маріуполі та ще 44 тисячі в стані очікування. Це - майжевсі мешканці Маріуполя на зараз. А де поділися ще 200 тисяч?», - написавАндрющенко.</text:p>
      <text:p text:style-name="P4">
<text:span text:style-name="T4">
Читайте також:</text:span>
 <text:a xlink:type="simple" xlink:href="https://www.ukrinform.ua/rubric-regions/3689461-zagarbniki-zmusuut-studentiv-u-mariupoli-stavati-na-vijskovij-oblik-radnik-mera.html" text:style-name="Internet_20_link" text:visited-style-name="Visited_20_Internet_20_Link">
 <text:span text:style-name="T4">
Маріуполі</text:span>
 </text:a>
</text:p>
      <text:p text:style-name="P4">
Раніше він повідомляв, що мешканців Маріуполя змушують отримувати російськіпаспорти, оскільки без них не оформлюють на роботу, не видають пенсії тадопомоги, зарплату працівникам, особливо бюджетної сфери.</text:p>
      <text:p text:style-name="P4">
<text:span text:style-name="T4">
Читайте також:</text:span>
 <text:a xlink:type="simple" xlink:href="https://www.ukrinform.ua/rubric-regions/3695677-na-doneccini-aktivizuvalas-vidaca-pasportiv-rf.html" text:style-name="Internet_20_link" text:visited-style-name="Visited_20_Internet_20_Link">
 </text:a>
</text:p>
      <text:p text:style-name="P4">
Як повідомлялося, агресія росії спричинила в Маріуполі одну з найбільшихгуманітарних катастроф. Місто майже на 90% зруйноване внаслідок ворожихобстрілів. Пошкоджені та зруйновані житлові будинки, лікарні, школи, дитсадкитощо.</text:p>
      <text:p text:style-name="P4">
Наразі у місті залишаються понад 100 тис. жителів.</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695927-u-mariupoli-zagarbniki-rozdali-40-tisac-pasportiv-rf.html" text:style-name="Internet_20_link" text:visited-style-name="Visited_20_Internet_20_Link">
https://www.ukrinform.ua/rubric-regions/3695927-u-mariupoli-zagarbniki-rozdali-40-tisac-pasportiv-rf.html</text:a>
</text:p>
      <!--NEWS-->
      <text:h text:style-name="P10" text:outline-level="1">
<text:span text:style-name="T4">
СБУ затримала російського агента, який шукав «слабкі місця» на кордоні</text:span>
</text:h>
      <text:p text:style-name="P4">
Authors: Ukrinform (Person)</text:p>
      <text:p text:style-name="P4">
Publisher: Укринформ (Organization)</text:p>
      <text:p text:style-name="P4">
Published Time: 2023-04-14T15:48:00+03:00</text:p>
      <text:p text:style-name="P4">
Modified Time: 2023-04-14T15:48:00+03:00</text:p>
      <text:p text:style-name="P4">
Description: Служба безпеки України затримала інформатора російських спецслужб, який збирав для ворога розвіддані про місця базування Сил оборони у прикордонні Сумської області. — Укрінформ.</text:p>
      <text:p text:style-name="P4">
Images: ["<text:a xlink:type="simple" xlink:href="https://static.ukrinform.com/photos/2023_04/thumb_files/630_360_1681476290-859.jpeg" text:style-name="Internet_20_link" text:visited-style-name="Visited_20_Internet_20_Link">
630_360_16814...</text:a>
", "<text:a xlink:type="simple" xlink:href="https://static.ukrinform.com/photos/2023_04/1681476290-312.jpeg" text:style-name="Internet_20_link" text:visited-style-name="Visited_20_Internet_20_Link">
1681476290-31...</text:a>
", "<text:a xlink:type="simple" xlink:href="https://static.ukrinform.com/photos/2023_04/1681476300-601.jpeg" text:style-name="Internet_20_link" text:visited-style-name="Visited_20_Internet_20_Link">
1681476300-60...</text:a>
"]</text:p>
      <text:p text:style-name="P4">
Tags: ['Арешт', 'СБУ', 'Шпигун', 'Сумщина', 'Кордон', 'Війна з росією']</text:p>
      <text:p text:style-name="P4">
Type: Article</text:p>
      <!--METADATA-->
      <text:p text:style-name="P4">
<draw:frame draw:style-name="fr1" draw:name="Image166" text:anchor-type="as-char" svg:width="6.9236in" svg:height="3.956343in" draw:z-index="0">
<draw:image xlink:href="../Images/yкринформ/2023-04-14T15-48-00-03-00/630_360_1681476290-859.jpeg" xlink:type="simple" xlink:show="embed" xlink:actuate="onLoad" draw:mime-type="image/jpeg"/>
</draw:frame>
 Службабезпеки України затримала інформатора російських спецслужб, який збирав дляворога розвіддані про місця базування Сил оборони у прикордонні Сумськоїобласті.</text:p>
      <text:p text:style-name="P4">
Як передає Укрінформ, про це повідомляє <text:a xlink:type="simple" xlink:href="https://ssu.gov.ua/novyny/sbu-zatrymala-ahenta-rf-yakyi-shukav-slabki-mistsia-na-ukrainskorosiiskomu-kordoni" text:style-name="Internet_20_link" text:visited-style-name="Visited_20_Internet_20_Link">
 </text:a>
</text:p>
      <text:p text:style-name="P4">
«Ним виявився місцевий житель, якого російська спецслужба залучила донегласного співробітництва ще до початку повномасштабного вторгнення. Заданими контррозвідки СБУ, зловмисник був завербований під час однієї з поїздокдо рф, де він підтримував контакт з росіянином, що працював на фсб. Після 24лютого минулого року фігурант отримав вороже завдання: збирати розвіддані промісця базування Сил оборони у прикордонних районах північно-східної частиниУкраїни», - ідеться у повідомленні.</text:p>
      <text:p text:style-name="P4">
<draw:frame draw:style-name="fr1" draw:name="Image167" text:anchor-type="as-char" svg:width="6.666667in" svg:height="10.0in" draw:z-index="0">
<draw:image xlink:href="../Images/yкринформ/2023-04-14T15-48-00-03-00/1681476290-312.jpeg" xlink:type="simple" xlink:show="embed" xlink:actuate="onLoad" draw:mime-type="image/jpeg"/>
</draw:frame>
</text:p>
      <text:p text:style-name="P4">
Насамперед ворога цікавили локації укріпрайонів, фортифікаційних споруд танаявне озброєння українських захисників на території Сумської області.</text:p>
      <text:p text:style-name="P4">
Для збору інформації російський агент об’їжджав населені пункти Сумщини навласному автомобілі.</text:p>
      <text:p text:style-name="P4">
<text:span text:style-name="T4">
Читайте також:</text:span>
 <text:a xlink:type="simple" xlink:href="https://www.ukrinform.ua/rubric-regions/3682146-na-mikolaivsini-ogolosili-pidozru-vijskovomu-akij-peredavav-rf-dani-pro-strategicni-obekti.html" text:style-name="Internet_20_link" text:visited-style-name="Visited_20_Internet_20_Link">
 </text:a>
</text:p>
      <text:p text:style-name="P4">
Під час таких поїздок він зустрічався з місцевими жителями, в яких підвиглядом розмов на побутові теми розпитував про присутність українськихвійськових у прикордонні.</text:p>
      <text:p text:style-name="P4">
<draw:frame draw:style-name="fr1" draw:name="Image168" text:anchor-type="as-char" svg:width="6.666667in" svg:height="10.0in" draw:z-index="0">
<draw:image xlink:href="../Images/yкринформ/2023-04-14T15-48-00-03-00/1681476300-601.jpeg" xlink:type="simple" xlink:show="embed" xlink:actuate="onLoad" draw:mime-type="image/jpeg"/>
</draw:frame>
</text:p>
      <text:p text:style-name="P4">
Після цього зрадник виїжджав на місцевість, уточнював інформацію та позначавкоординати українських об’єктів на електронній карті для передачі потім фсб.</text:p>
      <text:p text:style-name="P4">
Для комунікації з агресором використовував закритий чат одного із месенджерів.</text:p>
      <text:p text:style-name="P4">
Контррозвідники СБУ затримали зловмисника під час виконання розвідувальногозавдання.</text:p>
      <text:p text:style-name="P4">
За результатами обшуків у фігуранта вилучили мобільні телефони та комп’ютернутехніку із доказами підривної діяльності на користь загарбників.</text:p>
      <text:p text:style-name="P4">
<text:span text:style-name="T4">
Читайте також:</text:span>
 <text:a xlink:type="simple" xlink:href="https://www.ukrinform.ua/rubric-regions/3694389-rozviduvali-ukrainski-oboronni-rubezi-sbu-vikrila-dvoh-informatoriv-fsb-na-harkivsini.html" text:style-name="Internet_20_link" text:visited-style-name="Visited_20_Internet_20_Link">
 </text:a>
</text:p>
      <text:p text:style-name="P4">
Слідчі СБУ повідомили затриманому про підозру за ч. 2 ст. 111 Кримінальногокодексу України (державна зрада, вчинена в умовах воєнного стану).</text:p>
      <text:p text:style-name="P4">
Йому обрано запобіжний захід – тримання під вартою. Триває розслідування длявстановлення всіх обставин злочину.</text:p>
      <text:p text:style-name="P4">
Як повідомляв Укрінформ, суди ухвалили вироки двом жителям <text:a xlink:type="simple" xlink:href="https://www.ukrinform.ua/tag-doneccina" text:style-name="Internet_20_link" text:visited-style-name="Visited_20_Internet_20_Link">
</text:a>
 за несанкціоноване поширенняінформації про переміщення та розташування ЗСУ в умовах воєнного стану. Їмпризначено покарання у вигляді 5 років 3 місяців та 8 років 3 місяцівпозбавлення волі.</text:p>
      <text:p text:style-name="P4">
<text:span text:style-name="T5">
Фото: СБУ</text:span>
</text:p>
      <text:p text:style-name="P4">
Source: <text:a xlink:type="simple" xlink:href="https://www.ukrinform.ua/rubric-regions/3695929-sbu-zatrimala-rosijskogo-agenta-akij-sukav-slabki-misca-na-kordoni.html" text:style-name="Internet_20_link" text:visited-style-name="Visited_20_Internet_20_Link">
https://www.ukrinform.ua/rubric-regions/3695929-sbu-zatrimala-rosijskogo-agenta-akij-sukav-slabki-misca-na-kordoni.html</text:a>
</text:p>
      <!--NEWS-->
      <text:h text:style-name="P10" text:outline-level="1">
<text:span text:style-name="T4">
У Коломиї писанку, яку створив військовий, продали за ₴18 тисяч для допомоги ЗСУ</text:span>
</text:h>
      <text:p text:style-name="P4">
Authors: Ukrinform (Person)</text:p>
      <text:p text:style-name="P4">
Publisher: Укринформ (Organization)</text:p>
      <text:p text:style-name="P4">
Published Time: 2023-04-14T15:49:00+03:00</text:p>
      <text:p text:style-name="P4">
Modified Time: 2023-04-14T15:49:00+03:00</text:p>
      <text:p text:style-name="P4">
Description: У Коломиї з аукціону для допомоги ЗСУ продали писанку, створену військовим Олегом Кіращуком. Її оцінили у 18 тис. грн. — Укрінформ.</text:p>
      <text:p text:style-name="P4">
Images: ["<text:a xlink:type="simple" xlink:href="https://static.ukrinform.com/photos/2023_04/thumb_files/630_360_1681476409-739.jpg" text:style-name="Internet_20_link" text:visited-style-name="Visited_20_Internet_20_Link">
630_360_16814...</text:a>
"]</text:p>
      <text:p text:style-name="P4">
Tags: ['Аукціон', 'ЗСУ', 'Військові', 'Писанка']</text:p>
      <text:p text:style-name="P4">
Type: Article</text:p>
      <!--METADATA-->
      <text:p text:style-name="P4">
<draw:frame draw:style-name="fr1" draw:name="Image169" text:anchor-type="as-char" svg:width="6.9236in" svg:height="3.956343in" draw:z-index="0">
<draw:image xlink:href="../Images/yкринформ/2023-04-14T15-49-00-03-00/630_360_1681476409-739.jpg" xlink:type="simple" xlink:show="embed" xlink:actuate="onLoad" draw:mime-type="image/jpeg"/>
</draw:frame>
 У Коломиїз аукціону для допомоги ЗСУ продали писанку, створену військовим ОлегомКіращуком. Її оцінили у 18 тис. грн.</text:p>
      <text:p text:style-name="P4">
Про це повідомляє місцева телекомпанія <text:a xlink:type="simple" xlink:href="https://www.ntktv.ua/news/u_kolomyyi_pysanku_prodaly_za_18_000_gryven%60_video/" text:style-name="Internet_20_link" text:visited-style-name="Visited_20_Internet_20_Link">
</text:a>
, передає Укрінформ.</text:p>
      <text:p text:style-name="P4">
«У Коломиї писанку продали за 18 000 гривень. Саме у таку суму оцінилиблагодійники на <text:a xlink:type="simple" xlink:href="https://www.ukrinform.ua/tag-aukcion" text:style-name="Internet_20_link" text:visited-style-name="Visited_20_Internet_20_Link">
 </text:a>
 куряче яйце зсимволічними орнаментами, яке розписав писанкар, а зараз військовослужбовець,Олег Кіращук», - йдеться у повідомленні.</text:p>
      <text:p text:style-name="P4">
Зазначається, що писанкар Олег Кіращук нині воює у складі 10 об’єднаноїгірсько-штурмової бригади. Свого часу його творчість надихнула на створеннянової колекції дизайнерів Gucci.</text:p>
      <text:p text:style-name="P4">
Як повідомляло агентство, на аукціоні у Коломиї виручили більше 1 млн грн надопомогу ЗСУ. Основну суму коштів скерували на придбання квадрокоптерів«Mavik» для 10 гірсько-штурмової бригади «Едельвейс».</text:p>
      <text:p text:style-name="P4">
<text:span text:style-name="T4">
Читайте також:</text:span>
 <text:a xlink:type="simple" xlink:href="https://www.ukrinform.ua/rubric-culture/3694778-pisanki-vidrodzenna-na-prikarpatti-pokazut-castinu-vratovanoi-kolekcii.html" text:style-name="Internet_20_link" text:visited-style-name="Visited_20_Internet_20_Link">
 <text:span text:style-name="T4">
Писанки</text:span>
 </text:a>
</text:p>
      <text:p text:style-name="P4">
Кіращук Олег Петрович — писанкар з Коломиї, учасник АТО, член Національноїспілки майстрів народного мистецтва України, член Національної спілкихудожників. До кінця 1990-х писав суто автентичні писанки, на початку 2000-хпочав створювати авторські роботи, які тепер знаходяться у приватних колекціяхв США, Канаді, Люксембургу та інших країнах.</text:p>
      <text:p text:style-name="P4">
Source: <text:a xlink:type="simple" xlink:href="https://www.ukrinform.ua/rubric-regions/3695930-u-kolomii-pisanku-aku-stvoriv-vijskovij-prodali-za-18-tisac-dla-dopomogi-zsu.html" text:style-name="Internet_20_link" text:visited-style-name="Visited_20_Internet_20_Link">
https://www.ukrinform.ua/rubric-regions/3695930-u-kolomii-pisanku-aku-stvoriv-vijskovij-prodali-za-18-tisac-dla-dopomogi-zsu.html</text:a>
</text:p>
      <!--NEWS-->
      <text:h text:style-name="P10" text:outline-level="1">
<text:span text:style-name="T4">
Конституційний Суд взявся перевіряти «Харківські угоди»</text:span>
</text:h>
      <text:p text:style-name="P4">
Authors: Ukrinform (Person)</text:p>
      <text:p text:style-name="P4">
Publisher: Укринформ (Organization)</text:p>
      <text:p text:style-name="P4">
Published Time: 2023-04-14T15:50:51+03:00</text:p>
      <text:p text:style-name="P4">
Modified Time: 2023-04-14T15:50:51+03:00</text:p>
      <text:p text:style-name="P4">
Description: Конституційний Суд України відкрив провадження у справі щодо конституційності Угоди між Україною та російською федерацією з питань перебування Чорноморського флоту російської федерації на території України від 21 квітня 2010 року. — Укрінформ.</text:p>
      <text:p text:style-name="P4">
Images: ["<text:a xlink:type="simple" xlink:href="https://static.ukrinform.com/photos/2018_03/thumb_files/630_360_1522487696-2101.jpg" text:style-name="Internet_20_link" text:visited-style-name="Visited_20_Internet_20_Link">
630_360_15224...</text:a>
"]</text:p>
      <text:p text:style-name="P4">
Tags: ['Янукович', 'Конституційний Суд', 'Харківські угоди']</text:p>
      <text:p text:style-name="P4">
Type: Article</text:p>
      <!--METADATA-->
      <text:p text:style-name="P4">
<draw:frame draw:style-name="fr1" draw:name="Image170" text:anchor-type="as-char" svg:width="6.9236in" svg:height="3.956343in" draw:z-index="0">
<draw:image xlink:href="../Images/yкринформ/2023-04-14T15-50-51-03-00/630_360_1522487696-2101.jpg" xlink:type="simple" xlink:show="embed" xlink:actuate="onLoad" draw:mime-type="image/jpeg"/>
</draw:frame>
Конституційний Суд України відкрив провадження у справі щодо конституційностіУгоди між Україною та російською федерацією з питань перебуванняЧорноморського флоту російської федерації на території України від 21 квітня2010 року.</text:p>
      <text:p text:style-name="P4">
Про це інформує <text:a xlink:type="simple" xlink:href="https://ccu.gov.ua/novyna/konstytuciynyy-sud-ukrayiny-vidkryv-provadzhennya-u-spravi-shchodo-konstytuciynosti-ugody" text:style-name="Internet_20_link" text:visited-style-name="Visited_20_Internet_20_Link">
 </text:a>
 ,передає Укрінформ.</text:p>
      <text:p text:style-name="P4">
“Друга колегія суддів Другого сенату 13 квітня 2023 року відкрилаконституційне провадження у справі за <text:a xlink:type="simple" xlink:href="https://ccu.gov.ua/sites/default/files/3_125_2023_utochnennya.pdf" text:style-name="Internet_20_link" text:visited-style-name="Visited_20_Internet_20_Link">
 <text:span text:style-name="T5">
конституційним зверненням</text:span>
</text:a>
 49народних депутатів України про надання висновку щодо конституційності Угодиміж Україною та Російською Федерацією з питань перебування Чорноморськогофлоту Російської Федерації на території України від 21 квітня 2010 року,ратифікованої Законом України „Про ратифікацію Угоди між Україною таРосійською Федерацією з питань перебування Чорноморського флоту РосійськоїФедерації на території України“ від 27 квітня 2010 року № 2153–VI”, - йдетьсяу повідомленні.</text:p>
      <text:p text:style-name="P4">
<text:span text:style-name="T4">
Читайте також:</text:span>
 <text:a xlink:type="simple" xlink:href="https://www.ukrinform.ua/rubric-polytics/3690017-ugodu-pro-rozmisenna-cornomorskogo-flotu-rf-v-ukraini-perevirit-ksu.html" text:style-name="Internet_20_link" text:visited-style-name="Visited_20_Internet_20_Link">
 <text:span text:style-name="T4">
чорноморського</text:span>
 <text:span text:style-name="T4">
флоту</text:span>
</text:a>
</text:p>
      <text:p text:style-name="P4">
Як зазначається, автори клопотання стверджують, що невідповідність оспореноїУгоди „принципам забезпечення національної безпеки, відсутність нормативно-правової бази для вчинення міжнародної угоди такого змісту, а такожневідповідність вказаної угоди статті 17 Основного Закону України“ є підставоюдля визнання цієї Угоди неконституційною.</text:p>
      <text:p text:style-name="P4">
На одному із засідань Велика палата <text:a xlink:type="simple" xlink:href="https://www.ukrinform.ua/tag-konstitucijnij-sud" text:style-name="Internet_20_link" text:visited-style-name="Visited_20_Internet_20_Link">
 </text:a>
 визначить форму конституційного провадження у цій справі,додали у суді.</text:p>
      <text:p text:style-name="P4">
Суддею-доповідачем у справі виступає Сергій Головатий.</text:p>
      <text:p text:style-name="P4">
<text:span text:style-name="T4">
Читайте також:</text:span>
 <text:a xlink:type="simple" xlink:href="https://www.ukrinform.ua/rubric-polytics/3694085-ukraina-rozirvala-ugodu-z-rosieu-pro-poradok-peretinu-kordonu.html" text:style-name="Internet_20_link" text:visited-style-name="Visited_20_Internet_20_Link">
 <text:span text:style-name="T4">
розірвала</text:span>
 </text:a>
</text:p>
      <text:p text:style-name="P4">
Як повідомляв Укрінформ, 21 квітня 2010 року у Харкові тодішній президентВіктор Янукович підписав угоду між Україною та росією, яка на 25 роківпродовжувала термін перебування чорноморського флоту рф в Україні нібито вобмін на знижку на газ. За даними ДБР, насправді Україна не отримала знижки —перед підписанням угод рф двічі штучно завищила ціну.</text:p>
      <text:p text:style-name="P4">
Source: <text:a xlink:type="simple" xlink:href="https://www.ukrinform.ua/rubric-polytics/3695932-konstitucijnij-sud-vzavsa-perevirati-harkivski-ugodi.html" text:style-name="Internet_20_link" text:visited-style-name="Visited_20_Internet_20_Link">
https://www.ukrinform.ua/rubric-polytics/3695932-konstitucijnij-sud-vzavsa-perevirati-harkivski-ugodi.html</text:a>
</text:p>
      <!--NEWS-->
      <text:h text:style-name="P10" text:outline-level="1">
<text:span text:style-name="T4">
Норвегія заявляє, що вислані російські «дипломати» працювали на розвідку і фсб</text:span>
</text:h>
      <text:p text:style-name="P4">
Authors: Ukrinform (Person)</text:p>
      <text:p text:style-name="P4">
Publisher: Укринформ (Organization)</text:p>
      <text:p text:style-name="P4">
Published Time: 2023-04-14T15:54:14+03:00</text:p>
      <text:p text:style-name="P4">
Modified Time: 2023-04-14T15:54:14+03:00</text:p>
      <text:p text:style-name="P4">
Description: П'ятнадцять російських дипломатів, висланих Норвегією цього тижня, намагалися завербувати інформаторів, перехопити повідомлення та придбати передові технології. — Укрінформ.</text:p>
      <text:p text:style-name="P4">
Images: ["<text:a xlink:type="simple" xlink:href="https://static.ukrinform.com/photos/2023_01/thumb_files/630_360_1675168275-915.jpg" text:style-name="Internet_20_link" text:visited-style-name="Visited_20_Internet_20_Link">
630_360_16751...</text:a>
"]</text:p>
      <text:p text:style-name="P4">
Tags: ['Норвегія', 'росія', 'Вислання дипломатів']</text:p>
      <text:p text:style-name="P4">
Type: Article</text:p>
      <!--METADATA-->
      <text:p text:style-name="P4">
<draw:frame draw:style-name="fr1" draw:name="Image171" text:anchor-type="as-char" svg:width="6.9236in" svg:height="3.956343in" draw:z-index="0">
<draw:image xlink:href="../Images/yкринформ/2023-04-14T15-54-14-03-00/630_360_1675168275-915.jpg" xlink:type="simple" xlink:show="embed" xlink:actuate="onLoad" draw:mime-type="image/jpeg"/>
</draw:frame>
П'ятнадцять російських дипломатів, висланих Норвегією цього тижня, намагалисязавербувати інформаторів, перехопити повідомлення та придбати передовітехнології.</text:p>
      <text:p text:style-name="P4">
Про це повідомила в п'ятницю Норвезька поліційна служба безпеки (PST), передаєУкрінформ з посиланням на <text:a xlink:type="simple" xlink:href="https://www.reuters.com/world/europe/norway-says-expelled-russian-diplomats-sought-recruit-sources-2023-04-14/" text:style-name="Internet_20_link" text:visited-style-name="Visited_20_Internet_20_Link">
 </text:a>
 .</text:p>
      <text:p text:style-name="P4">
Глава контррозвідки PST Інгер Хаугланд заявила на пресконференції, щодипломати насправді працювати на гру, фсб та сзр.</text:p>
      <text:p text:style-name="P4">
«Це знижує загрозу з боку російської розвідки в <text:a xlink:type="simple" xlink:href="https://www.ukrinform.ua/tag-norvegia" text:style-name="Internet_20_link" text:visited-style-name="Visited_20_Internet_20_Link">
</text:a>
 шляхом постійного скороченнякількості офіцерів розвідки, які діють під дипломатичним прикриттям», —сказала Хаугланд про видворення російських дипломатів.</text:p>
      <text:p text:style-name="P4">
Агентство зазначає, що рішення Норвегії знаменує собою найбільше видворенняросійських дипломатів і є останнім у серії подібних кроків західних країн зпочатку повномасштабного вторгнення рф в Україну.</text:p>
      <text:p text:style-name="P4">
<text:span text:style-name="T4">
Читайте також:</text:span>
 <text:a xlink:type="simple" xlink:href="https://www.ukrinform.ua/rubric-world/3686834-estonia-visilae-spivrobitnika-posolstva-rf-za-ucast-u-pidrivi-bezpeki.html" text:style-name="Internet_20_link" text:visited-style-name="Visited_20_Internet_20_Link">
 </text:a>
</text:p>
      <text:p text:style-name="P4">
Як повідомляв Укрінформ, напередодні уряд Норвегії вирішив оголосити персонаминон грата 15 офіцерів російської розвідки, які працювали під дипломатичнимприкриттям у країні.</text:p>
      <text:p text:style-name="P4">
Source: <text:a xlink:type="simple" xlink:href="https://www.ukrinform.ua/rubric-world/3695933-norvegia-zaavlae-so-vislani-rosijski-diplomati-pracuvali-na-rozvidku-i-fsb.html" text:style-name="Internet_20_link" text:visited-style-name="Visited_20_Internet_20_Link">
https://www.ukrinform.ua/rubric-world/3695933-norvegia-zaavlae-so-vislani-rosijski-diplomati-pracuvali-na-rozvidku-i-fsb.html</text:a>
</text:p>
      <!--NEWS-->
      <text:h text:style-name="P10" text:outline-level="1">
<text:span text:style-name="T4">
На Харківщині двоє людей підірвались на мінах</text:span>
</text:h>
      <text:p text:style-name="P4">
Authors: Ukrinform (Person)</text:p>
      <text:p text:style-name="P4">
Publisher: Укринформ (Organization)</text:p>
      <text:p text:style-name="P4">
Published Time: 2023-04-14T16:07:25+03:00</text:p>
      <text:p text:style-name="P4">
Modified Time: 2023-04-14T16:07:25+03:00</text:p>
      <text:p text:style-name="P4">
Description: У Харківській області 14 квітня двоє людей підірвались на мінах, вони перебувають у лікувальних закладах. — Укрінформ.</text:p>
      <text:p text:style-name="P4">
Images: ["<text:a xlink:type="simple" xlink:href="https://static.ukrinform.com/photos/2023_02/thumb_files/630_360_1676281282-210.jpg" text:style-name="Internet_20_link" text:visited-style-name="Visited_20_Internet_20_Link">
630_360_16762...</text:a>
"]</text:p>
      <text:p text:style-name="P4">
Tags: ['Міна', 'Харківщина', 'Війна з росією']</text:p>
      <text:p text:style-name="P4">
Type: Article</text:p>
      <!--METADATA-->
      <text:p text:style-name="P4">
<draw:frame draw:style-name="fr1" draw:name="Image172" text:anchor-type="as-char" svg:width="6.9236in" svg:height="3.956343in" draw:z-index="0">
<draw:image xlink:href="../Images/yкринформ/2023-04-14T16-07-25-03-00/630_360_1676281282-210.jpg" xlink:type="simple" xlink:show="embed" xlink:actuate="onLoad" draw:mime-type="image/jpeg"/>
</draw:frame>
 УХарківській області 14 квітня двоє людей підірвались на мінах, вониперебувають у лікувальних закладах.</text:p>
      <text:p text:style-name="P4">
Як передає Укрінформ, про це Головне управління Державної служби знадзвичайних ситуацій України у Харківській області повідомляє у <text:a xlink:type="simple" xlink:href="http://www.facebook.com/DSNSKHARKIV/posts/pfbid0F71UZuJCZ3pHBNbX5UPStxJPsKz9eN8wY2oaYg4xz63BSxhptT2tXVPc2bd6iQ9Pl" text:style-name="Internet_20_link" text:visited-style-name="Visited_20_Internet_20_Link">
</text:a>
.</text:p>
      <text:p text:style-name="P4">
“14 квітня в Ізюмському районі сталося 2 випадки підриву цивільних людей”, -ідеться в повідомленні.</text:p>
      <text:p text:style-name="P4">
Перший випадок стався біля села Степове близько 11:00 під час обходу лініїелектропередач працівниками “Харківобленерго”. Один із них, чоловік 1977 рокународження, наступив на міну, в результаті чого отримав травматичну ампутаціюправої стопи.</text:p>
      <text:p text:style-name="P4">
Другий випадок стався на ринку у місті Ізюм на вулиці Цусимській. Жінка, 1994року народження, під час господарювання поряд з кіоском наступила напротипіхотну міну (ймовірно, ПФМ-1). <text:a xlink:type="simple" xlink:href="https://www.ukrinform.ua/tag-vibuh" text:style-name="Internet_20_link" text:visited-style-name="Visited_20_Internet_20_Link">
 </text:a>
їй пошкодило ногу.</text:p>
      <text:p text:style-name="P4">
Наразі всі постраждалі перебувають на лікуванні в лікувальних закладах.</text:p>
      <text:p text:style-name="P4">
<text:span text:style-name="T4">
Читайте також:</text:span>
 <text:a xlink:type="simple" xlink:href="https://www.ukrinform.ua/rubric-regions/3687728-na-hersonsini-gospitalizuvali-cotiroh-ludej-aki-pidirvalis-na-minah.html" text:style-name="Internet_20_link" text:visited-style-name="Visited_20_Internet_20_Link">
 <text:span text:style-name="T4">
мінах</text:span>
 </text:a>
</text:p>
      <text:p text:style-name="P4">
Як повідомляв Укрінформ, 13 квітня у селі Лук'янці Харківської області трактор<text:a xlink:type="simple" xlink:href="https://www.ukrinform.ua/rubric-regions/3695253-na-harkivsini-traktor-pidirvavsa-na-vibuhivci-vodij-u-likarni.html" text:style-name="Internet_20_link" text:visited-style-name="Visited_20_Internet_20_Link">
 </text:a>
 внаслідок чого водій діставпоранення.</text:p>
      <text:p text:style-name="P4">
Source: <text:a xlink:type="simple" xlink:href="https://www.ukrinform.ua/rubric-regions/3695936-na-harkivsini-dvoe-ludej-pidirvalis-na-minah.html" text:style-name="Internet_20_link" text:visited-style-name="Visited_20_Internet_20_Link">
https://www.ukrinform.ua/rubric-regions/3695936-na-harkivsini-dvoe-ludej-pidirvalis-na-minah.html</text:a>
</text:p>
      <!--NEWS-->
      <text:h text:style-name="P10" text:outline-level="1">
<text:span text:style-name="T4">
росія привела Тихоокеанський флот у бойову готовність і проводить раптову перевірку</text:span>
</text:h>
      <text:p text:style-name="P4">
Authors: Ukrinform (Person)</text:p>
      <text:p text:style-name="P4">
Publisher: Укринформ (Organization)</text:p>
      <text:p text:style-name="P4">
Published Time: 2023-04-14T16:11:00+03:00</text:p>
      <text:p text:style-name="P4">
Modified Time: 2023-04-14T16:11:00+03:00</text:p>
      <text:p text:style-name="P4">
Description: Міністерство оборони росії 14 квітня оголосило про приведення у вищий ступінь бойової готовності Тихоокеанського військово-морського флоту в рамках раптової перевірки. — Укрінформ.</text:p>
      <text:p text:style-name="P4">
Images: ["<text:a xlink:type="simple" xlink:href="https://static.ukrinform.com/photos/2019_07/thumb_files/630_360_1564124898-959.jpg" text:style-name="Internet_20_link" text:visited-style-name="Visited_20_Internet_20_Link">
630_360_15641...</text:a>
"]</text:p>
      <text:p text:style-name="P4">
Tags: ['Курильські острови', 'росія', 'Шойгу', 'Флот']</text:p>
      <text:p text:style-name="P4">
Type: Article</text:p>
      <!--METADATA-->
      <text:p text:style-name="P4">
<draw:frame draw:style-name="fr1" draw:name="Image173" text:anchor-type="as-char" svg:width="6.9236in" svg:height="3.956343in" draw:z-index="0">
<draw:image xlink:href="../Images/yкринформ/2023-04-14T16-11-00-03-00/630_360_1564124898-959.jpg" xlink:type="simple" xlink:show="embed" xlink:actuate="onLoad" draw:mime-type="image/jpeg"/>
</draw:frame>
Міністерство оборони росії 14 квітня оголосило про приведення у вищий ступіньбойової готовності Тихоокеанського військово-морського флоту в рамках раптовоїперевірки.</text:p>
      <text:p text:style-name="P4">
Про це повідомляє Укрінформ з посиланням на <text:a xlink:type="simple" xlink:href="https://t.me/mod_russia/25631" text:style-name="Internet_20_link" text:visited-style-name="Visited_20_Internet_20_Link">
 </text:a>
військового відомства.</text:p>
      <text:p text:style-name="P4">
«Сьогодні, з 9-ої години (за Владивостоцьким часом, 2:00 за Києвом - ред.)піднятий за тривогою і почав приведення у вищий ступінь бойової готовностіТихоокеанський флот у повному складі. Також у заході задіяно частинуПовітряно-космічних сил, військові частини і підрозділи забезпечення», –йдеться в повідомленні.</text:p>
      <text:p text:style-name="P4">
За повідомленням, керує перевіркою головнокомандувач ВМФ <text:a xlink:type="simple" xlink:href="https://www.ukrinform.ua/tag-rosia" text:style-name="Internet_20_link" text:visited-style-name="Visited_20_Internet_20_Link">
</text:a>
 Микола Євменов. Головною метою перевіркиназване підвищення здатності російських військ відбивати «агресію ймовірногосупротивника з океанських та морських напрямків».</text:p>
      <text:p text:style-name="P4">
<text:span text:style-name="T4">
Читайте також:</text:span>
 <text:a xlink:type="simple" xlink:href="https://www.ukrinform.ua/rubric-kyiv/3695530-u-kievi-pokazali-ulamki-raketi-neptun-aka-urazila-krejser-moskva.html" text:style-name="Internet_20_link" text:visited-style-name="Visited_20_Internet_20_Link">
 </text:a>
</text:p>
      <text:p text:style-name="P4">
Глава міноборони сергій шойгу заявив, що «на практиці необхідно відпрацюватиспособи дій щодо недопущення розгортання сил противника в оперативно важливомурайоні Тихого океану – південній частині Охотського моря і запобігання йоговисадці на південні Курильські острови й острів Сахалін».</text:p>
      <text:p text:style-name="P4">
Перевірка Тихоокеанського флоту буде проводитися в три етапи, заявив начальникгенштабу збройних сил рф Валерій Герасимов. Спочатку флот приведуть у повнубойову готовність, будуть перевірені чергові сили ППО й підрозділи авіації.Далі, за його словами, буде забезпечене розгортання сил постійної готовності зпунктів базування до районів бойової підготовки, а на третьому етапі будуть«відпрацьовані навчально-бойові завдання».</text:p>
      <text:p text:style-name="P4">
<text:span text:style-name="T4">
Читайте також:</text:span>
 <text:a xlink:type="simple" xlink:href="https://www.ukrinform.ua/rubric-world/3685909-rosia-stvorue-sucilnu-zonu-kontrolu-nadvodnoi-obstanovki-vzdovz-kuril.html" text:style-name="Internet_20_link" text:visited-style-name="Visited_20_Internet_20_Link">
 </text:a>
</text:p>
      <text:p text:style-name="P4">
Керівник Офісу Президента України Андрій Єрмак прокоментував приведенняТихоокеанського флоту росії у бойову готовність, зазначивши, що підняття"металобрухту" їм не допоможе.</text:p>
      <text:p text:style-name="P4">
"Підіймай металобрухт по тривозі чи не підіймай - весь світ вже побачивруйнацію «скрєпи» непереможної армії рф", - написав Єрмак у <text:a xlink:type="simple" xlink:href="https://twitter.com/AndriyYermak/status/1646806112950185984" text:style-name="Internet_20_link" text:visited-style-name="Visited_20_Internet_20_Link">
</text:a>
 .</text:p>
      <text:p text:style-name="P4">
Як повідомляв Укрінформ, 22 березня цього року шойгу заявив про створенняросійськими збройними силами «суцільної зони контролю надводної обстановки» врайоні Курильських островів, розмістивши там ракетний комплекс «Бастіон».</text:p>
      <text:p text:style-name="P4">
Source: <text:a xlink:type="simple" xlink:href="https://www.ukrinform.ua/rubric-world/3695937-rosia-privela-tihookeanskij-flot-u-bojovu-gotovnist-i-provodit-raptovu-perevirku.html" text:style-name="Internet_20_link" text:visited-style-name="Visited_20_Internet_20_Link">
https://www.ukrinform.ua/rubric-world/3695937-rosia-privela-tihookeanskij-flot-u-bojovu-gotovnist-i-provodit-raptovu-perevirku.html</text:a>
</text:p>
      <!--NEWS-->
      <text:h text:style-name="P10" text:outline-level="1">
<text:span text:style-name="T4">
На Юпітер запустили космічний корабель ESA</text:span>
</text:h>
      <text:p text:style-name="P4">
Authors: Ukrinform (Person)</text:p>
      <text:p text:style-name="P4">
Publisher: Укринформ (Organization)</text:p>
      <text:p text:style-name="P4">
Published Time: 2023-04-14T16:18:46+03:00</text:p>
      <text:p text:style-name="P4">
Modified Time: 2023-04-14T16:18:46+03:00</text:p>
      <text:p text:style-name="P4">
Description: Європейське космічне агентство (ESA) запустило у п’ятницю, 14 квітня, ракету-носія Ariane 5 з місією JUICE для дослідження Юпітера та його супутників у космосі. — Укрінформ.</text:p>
      <text:p text:style-name="P4">
Images: ["<text:a xlink:type="simple" xlink:href="https://static.ukrinform.com/photos/2023_04/thumb_files/630_360_1681478031-490.jpeg" text:style-name="Internet_20_link" text:visited-style-name="Visited_20_Internet_20_Link">
630_360_16814...</text:a>
", "<text:a xlink:type="simple" xlink:href="https://static.ukrinform.com/photos/2023_04/1681478125-420.jpeg" text:style-name="Internet_20_link" text:visited-style-name="Visited_20_Internet_20_Link">
1681478125-42...</text:a>
", "<text:a xlink:type="simple" xlink:href="https://static.ukrinform.com/photos/2023_04/1681478124-748.jpeg" text:style-name="Internet_20_link" text:visited-style-name="Visited_20_Internet_20_Link">
1681478124-74...</text:a>
", "<text:a xlink:type="simple" xlink:href="https://static.ukrinform.com/photos/2023_04/1681478124-508.jpeg" text:style-name="Internet_20_link" text:visited-style-name="Visited_20_Internet_20_Link">
1681478124-50...</text:a>
"]</text:p>
      <text:p text:style-name="P4">
Tags: ['Космос', 'Супутник', 'Юпітер']</text:p>
      <text:p text:style-name="P4">
Type: Article</text:p>
      <!--METADATA-->
      <text:p text:style-name="P4">
<draw:frame draw:style-name="fr1" draw:name="Image174" text:anchor-type="as-char" svg:width="6.9236in" svg:height="3.956343in" draw:z-index="0">
<draw:image xlink:href="../Images/yкринформ/2023-04-14T16-18-46-03-00/630_360_1681478031-490.jpeg" xlink:type="simple" xlink:show="embed" xlink:actuate="onLoad" draw:mime-type="image/jpeg"/>
</draw:frame>
Європейське космічне агентство (ESA) запустило у п’ятницю, 14 квітня, ракету-носія Ariane 5 з місією JUICE для дослідження Юпітера та його супутників укосмосі.</text:p>
      <text:p text:style-name="P4">
Як передає Укрінформ, про це повідомила ESA у <text:a xlink:type="simple" xlink:href="https://twitter.com/esa/status/1646849641827258369" text:style-name="Internet_20_link" text:visited-style-name="Visited_20_Internet_20_Link">
</text:a>
 .</text:p>
      <text:p text:style-name="P4">
«Запуск Ariane 5 з місією JUICE 14 квітня 2023 року. Пункт призначення:Юпітер», - заявили в Агентстві.</text:p>
      <text:p text:style-name="Quotations">

<text:p text:style-name="P4">
Another view of <text:a xlink:type="simple" xlink:href="https://twitter.com/ariane5" text:style-name="Internet_20_link" text:visited-style-name="Visited_20_Internet_20_Link">
 </text:a>
 <text:a xlink:type="simple" xlink:href="https://twitter.com/hashtag/VA260" text:style-name="Internet_20_link" text:visited-style-name="Visited_20_Internet_20_Link">
&gt;
 </text:a>
 liftoff&gt;
 and ascent. For real-time mission updates, follow <text:a xlink:type="simple" xlink:href="https://twitter.com/Arianespace" text:style-name="Internet_20_link" text:visited-style-name="Visited_20_Internet_20_Link">
&gt;
 </text:a>
 and <text:a xlink:type="simple" xlink:href="https://twitter.com/ESA_JUICE" text:style-name="Internet_20_link" text:visited-style-name="Visited_20_Internet_20_Link">
&gt;
 </text:a>
 <text:a xlink:type="simple" xlink:href="https://t.co/1YCuYhPr2h" text:style-name="Internet_20_link" text:visited-style-name="Visited_20_Internet_20_Link">
&gt;
 </text:a>
&gt;
&gt;
 — ESA (@esa) <text:a xlink:type="simple" xlink:href="https://twitter.com/esa/status/1646851886945820673" text:style-name="Internet_20_link" text:visited-style-name="Visited_20_Internet_20_Link">
&gt;
 </text:a>
</text:p>

</text:p>
      <text:p text:style-name="P4">
<text:a xlink:type="simple" xlink:href="https://www.space.com/juice-jupiter-mission-launch-april-2023-livestream" text:style-name="Internet_20_link" text:visited-style-name="Visited_20_Internet_20_Link">
 </text:a>
зазначає, що запуск ракети-носія Ariane 5 від компанії Arianespace бувздійснений з космодрому у французькій Гвіані о 14.15 за київським часом.</text:p>
      <text:p text:style-name="P4">
<draw:frame draw:style-name="fr1" draw:name="Image175" text:anchor-type="as-char" svg:width="6.666667in" svg:height="10.0in" draw:z-index="0">
<draw:image xlink:href="../Images/yкринформ/2023-04-14T16-18-46-03-00/1681478125-420.jpeg" xlink:type="simple" xlink:show="embed" xlink:actuate="onLoad" draw:mime-type="image/jpeg"/>
</draw:frame>
</text:p>
      <text:p text:style-name="P4">
Космічний корабель JUICE (Jupiter Icy Moons Explorer) прибуде до Юпітера влипні 2031 року і проведе наступні три з половиною роки, обертаючись навколопланети, здійснюючи близькі прольоти повз трьох із чотирьох її головнихсупутників: Європи, Ганімеди й Каллісто.</text:p>
      <text:p text:style-name="P4">
<draw:frame draw:style-name="fr1" draw:name="Image176" text:anchor-type="as-char" svg:width="6.666667in" svg:height="10.0in" draw:z-index="0">
<draw:image xlink:href="../Images/yкринформ/2023-04-14T16-18-46-03-00/1681478124-748.jpeg" xlink:type="simple" xlink:show="embed" xlink:actuate="onLoad" draw:mime-type="image/jpeg"/>
</draw:frame>
</text:p>
      <text:p text:style-name="P4">
Оскільки корабель Europa Clipper від NASA, який запускається наступного року,вже буде детально вивчати Європу на той час, JUICE здійснить лише два обльотицього потенційно життєво важливого супутника та зосередить більшу частинусвого часу на Ганімеді та Каллісто.</text:p>
      <text:p text:style-name="P4">
<draw:frame draw:style-name="fr1" draw:name="Image177" text:anchor-type="as-char" svg:width="6.9236in" svg:height="4.897806in" draw:z-index="0">
<draw:image xlink:href="../Images/yкринформ/2023-04-14T16-18-46-03-00/1681478124-508.jpeg" xlink:type="simple" xlink:show="embed" xlink:actuate="onLoad" draw:mime-type="image/jpeg"/>
</draw:frame>
</text:p>
      <text:p text:style-name="P4">
У грудні 2034 року космічний корабель JUICE спробує змінити орбіту, рухаючисьвід Юпітера до Ганімеди, найбільшого природного супутника планети, а такожнайбільшого місяця в Сонячній системі.</text:p>
      <text:p text:style-name="P4">
Таким чином, JUICE стане першим космічним кораблем в історії, який обертаєтьсянавколо Місяця, відмінного від Місяця Землі.</text:p>
      <text:p text:style-name="P4">
Як повідомляв Укрінформ, японський космічний стартап Ispace Inc. заявив усереду, що його посадочний модуль може приземлитися на <text:a xlink:type="simple" xlink:href="https://www.ukrinform.ua/tag-misac" text:style-name="Internet_20_link" text:visited-style-name="Visited_20_Internet_20_Link">
</text:a>
 вже 26 квітня, що зробить його першоюприватною компанією світу, яка досягла супутника Землі.</text:p>
      <text:p text:style-name="P4">
<text:span text:style-name="T5">
Фото: ESA</text:span>
</text:p>
      <text:p text:style-name="P4">
Source: <text:a xlink:type="simple" xlink:href="https://www.ukrinform.ua/rubric-technology/3695942-na-upiter-zapustili-kosmicnij-korabel-esa.html" text:style-name="Internet_20_link" text:visited-style-name="Visited_20_Internet_20_Link">
https://www.ukrinform.ua/rubric-technology/3695942-na-upiter-zapustili-kosmicnij-korabel-esa.html</text:a>
</text:p>
      <!--NEWS-->
      <text:h text:style-name="P10" text:outline-level="1">
<text:span text:style-name="T4">
Український бізнес отримає підтримку від Єврокомісії на €7,5 мільйона</text:span>
</text:h>
      <text:p text:style-name="P4">
Authors: Ukrinform (Person)</text:p>
      <text:p text:style-name="P4">
Publisher: Укринформ (Organization)</text:p>
      <text:p text:style-name="P4">
Published Time: 2023-04-14T16:30:00+03:00</text:p>
      <text:p text:style-name="P4">
Modified Time: 2023-04-14T16:30:00+03:00</text:p>
      <text:p text:style-name="P4">
Description: У межах програми ЄС «Єдиний ринок» український бізнес отримає підтримку від Європейської комісії у розмірі 7,5 млн євро. — Укрінформ.</text:p>
      <text:p text:style-name="P4">
Images: ["<text:a xlink:type="simple" xlink:href="https://static.ukrinform.com/photos/2017_05/thumb_files/630_360_1495026894-4046.jpg" text:style-name="Internet_20_link" text:visited-style-name="Visited_20_Internet_20_Link">
630_360_14950...</text:a>
"]</text:p>
      <text:p text:style-name="P4">
Tags: ['Бізнес', 'Єврокомісія', 'Мінекономіки', 'Гроші']</text:p>
      <text:p text:style-name="P4">
Type: Article</text:p>
      <!--METADATA-->
      <text:p text:style-name="P4">
<draw:frame draw:style-name="fr1" draw:name="Image178" text:anchor-type="as-char" svg:width="6.9236in" svg:height="3.956343in" draw:z-index="0">
<draw:image xlink:href="../Images/yкринформ/2023-04-14T16-30-00-03-00/630_360_1495026894-4046.jpg" xlink:type="simple" xlink:show="embed" xlink:actuate="onLoad" draw:mime-type="image/jpeg"/>
</draw:frame>
 У межахпрограми ЄС «Єдиний ринок» український бізнес отримає підтримку відЄвропейської комісії у розмірі 7,5 млн євро.</text:p>
      <text:p text:style-name="P4">
Як передає Укрінформ, про це повідомляє <text:a xlink:type="simple" xlink:href="https://www.me.gov.ua/News/Detail" text:style-name="Internet_20_link" text:visited-style-name="Visited_20_Internet_20_Link">
</text:a>
 .</text:p>
      <text:p text:style-name="P4">
" <text:a xlink:type="simple" xlink:href="https://www.ukrinform.ua/tag-evrokomisia" text:style-name="Internet_20_link" text:visited-style-name="Visited_20_Internet_20_Link">
 </text:a>
 вже оголосила дві грантовіпропозиції, спрямовані на підтримку українських підприємців. Ініціативи маютьспільну назву «ReadyForEU» та загальний бюджет у 7,5 млн євро", - йдеться вповідомленні.</text:p>
      <text:p text:style-name="P4">
Зокрема, йдеться про ініціативу «Бізнес-Міст» з бюджетом в 4,5 млн євро, врамках якої надаватиметься фінансова підтримка українським МСП (в тому числіпереміщеним компаніям, зареєстрованим в Україні, які зараз працюють з ЄС), якіпостраждали від війни. Метою цієї пропозиції є створення Консорціуму зорганізацій з підтримки <text:a xlink:type="simple" xlink:href="https://www.ukrinform.ua/tag-biznes" text:style-name="Internet_20_link" text:visited-style-name="Visited_20_Internet_20_Link">
 </text:a>
 , якийвідбере до 1500 українських МСП, орієнтованих на зростання та сталий розвиток,які отримають пряму підтримку в розмірі до 2500 євро.</text:p>
      <text:p text:style-name="P4">
Така підтримка покриє витрати на дослідження європейського ринку для пошукупартнерів, юридичні, організаційні чи фінансові консультації щодо створеннянової компанії або адаптації існуючої, консультації з прав інтелектуальноївласності, відвідування європейських виставок та ярмарків тощо.</text:p>
      <text:p text:style-name="P4">
Інша ініціатива «Еразмус для молодих підприємців – Україна» з бюджетом 3 млнєвро дозволить новим українським підприємцям отримати досвід ведення бізнесу вєвропейських країнах через діючу програму Еразмус для молодих підприємців.Цією можливістю зможуть скористатися до 430 нових українських підприємців.</text:p>
      <text:p text:style-name="P4">
Такі ініціативи в межах програми ЄС «Єдиний ринок» допоможуть українськимпідприємцям знайти нових ділових партнерів в ЄС та вийти на нові ринки. Разомз тим, це ще одна можливість для європейського бізнесу зміцнити бізнес-зв’язкиз Україною, інвестувати в українські бізнес-проєкти та долучитися до відбудовиУкраїни.</text:p>
      <text:p text:style-name="P4">
Програма Європейського Союзу «Єдиний ринок» – це програма фінансової підтримкиЄС з бюджетом 4,2 млрд євро, яка розрахована на 7 років (з 2021 по 2027 роки).Україна братиме участь у таких компонентах Програми, як зміцненняконкурентоспроможності та стійкості малих і середніх підприємств (близько 1млрд євро), а також створення та поширення високоякісної європейськоїстатистики (близько 546 млн євро).</text:p>
      <text:p text:style-name="P4">
<text:span text:style-name="T4">
Читайте також:</text:span>
 <text:a xlink:type="simple" xlink:href="https://www.ukrinform.ua/rubric-vidbudova/3695346-smigal-pidpisav-ugodu-z-usaid-aka-spriatime-zrostannu-inozemnih-investicij-v-ukrainu.html" text:style-name="Internet_20_link" text:visited-style-name="Visited_20_Internet_20_Link">
 </text:a>
</text:p>
      <text:p text:style-name="P4">
Це забезпечить можливість надання різних форм підтримки бізнесу та дозволитьУкраїні брати участь у розширеному партнерстві, спрямованому на розробку новоїєвропейської статистики з використанням багатьох джерел даних, передовихметодів аналізу даних, смарт систем і цифрових технологій.</text:p>
      <text:p text:style-name="P4">
Зазначається, що полегшення доступу до ринків ЄС, сприяння розвиткупідприємництва, вивчення досвіду ведення бізнесу у країнах ЄС та модернізаціяпромисловості – ці та інші можливості будуть доступними для українськогобізнесу в рамках Програми Європейського Союзу «Єдиний ринок». Наразі триваєпроцес ратифікації відповідної угоди, підписаної у Києві на початку лютого.</text:p>
      <text:p text:style-name="P4">
Як повідомляв Укрінформ, Рада ЄС ухвалила рішення про виділення 1 мільярдаєвро в рамках Європейського фонду миру, які будуть спрямовані на негайнепостачання Україні артилерійських боєприпасів для забезпечення її права насамозахист від російської агресії.</text:p>
      <text:p text:style-name="P4">
Source: <text:a xlink:type="simple" xlink:href="https://www.ukrinform.ua/rubric-economy/3695946-ukrainskij-biznes-otrimae-pidtrimku-vid-evrokomisii-na-75-miljona.html" text:style-name="Internet_20_link" text:visited-style-name="Visited_20_Internet_20_Link">
https://www.ukrinform.ua/rubric-economy/3695946-ukrainskij-biznes-otrimae-pidtrimku-vid-evrokomisii-na-75-miljona.html</text:a>
</text:p>
      <!--NEWS-->
      <text:h text:style-name="P10" text:outline-level="1">
<text:span text:style-name="T4">
DFC та USAID допомагатимуть Україні залучати інвестиції на відбудову</text:span>
</text:h>
      <text:p text:style-name="P4">
Authors: Ukrinform (Person)</text:p>
      <text:p text:style-name="P4">
Publisher: Укринформ (Organization)</text:p>
      <text:p text:style-name="P4">
Published Time: 2023-04-14T16:34:00+03:00</text:p>
      <text:p text:style-name="P4">
Modified Time: 2023-04-14T16:34:00+03:00</text:p>
      <text:p text:style-name="P4">
Description: Міжнародна фінансова корпорація США з розвитку (DFC) та Агентство США з міжнародного розвитку (USAID) допомагатимуть уряду України залучати державні і приватні інвестиції на відбудову країни. — Укрінформ.</text:p>
      <text:p text:style-name="P4">
Images: ["<text:a xlink:type="simple" xlink:href="https://static.ukrinform.com/photos/2017_04/thumb_files/630_360_1493088985-4151-usaid.jpg" text:style-name="Internet_20_link" text:visited-style-name="Visited_20_Internet_20_Link">
630_360_14930...</text:a>
"]</text:p>
      <text:p text:style-name="P4">
Tags: ['Мінекономіки', 'USAID', 'Відбудова', 'DFC']</text:p>
      <text:p text:style-name="P4">
Type: Article</text:p>
      <!--METADATA-->
      <text:p text:style-name="P4">
<draw:frame draw:style-name="fr1" draw:name="Image179" text:anchor-type="as-char" svg:width="6.9236in" svg:height="3.956343in" draw:z-index="0">
<draw:image xlink:href="../Images/yкринформ/2023-04-14T16-34-00-03-00/630_360_1493088985-4151-usaid.jpg" xlink:type="simple" xlink:show="embed" xlink:actuate="onLoad" draw:mime-type="image/jpeg"/>
</draw:frame>
Міжнародна фінансова корпорація США з розвитку (DFC) та Агентство США зміжнародного розвитку (USAID) допомагатимуть уряду України залучати державні іприватні інвестиції на відбудову країни.</text:p>
      <text:p text:style-name="P4">
Як передає Укрінформ, про це повідомляє <text:a xlink:type="simple" xlink:href="https://www.me.gov.ua/News/Detail" text:style-name="Internet_20_link" text:visited-style-name="Visited_20_Internet_20_Link">
</text:a>
 .</text:p>
      <text:p text:style-name="P4">
«Меморандум з DFC та USAID передбачає тісну співпрацю з командою Міністерстваекономіки України. Можу з впевненістю сказати, що підписання цього документусвідчить про підтримку нашої країни з боку міжнародних партнерів і про те, щовони впевнені у перемозі <text:a xlink:type="simple" xlink:href="https://www.ukrinform.ua/tag-ukraina" text:style-name="Internet_20_link" text:visited-style-name="Visited_20_Internet_20_Link">
 </text:a>
 . Нашіпозиції, які були відображені у меморандумі, стануть сигналом для іншихкредиторів та інвесторів по всьому світу, що вони можуть починати долучатисядо відновлення України та розбудови економіки вже сьогодні», - пояснила першийвіцепрем’єр-міністр – міністр економіки України Юлія Свириденко.</text:p>
      <text:p text:style-name="P4">
За її словами, Advantage Ukraine за ініціативи Мінекономіки вже взаємодіє зDFC з метою підготовки інвестиційних проєктів та здійснює попередній відбірпроєктів, співпрацюючи з українськими заявниками. Проєкти на сотні мільйонівдоларів вже скеровані на цю організацію за інструментами прямого кредитуваннята страхування воєнних ризиків. Після отримання позитивного рішення DFCсупроводженням інвесторів буде займатися Ukraine Invest.</text:p>
      <text:p text:style-name="P4">
«Американські партнери продовжують демонструвати свою підтримку України вборотьбі з ворогом та завжди готові допомогти українському бізнесу. Дякуємоуряду США, DFC та USAID за партнерство і допомогу у процесі економічноговідновлення країни», - резюмувала Свириденко.</text:p>
      <text:p text:style-name="P4">
<text:span text:style-name="T4">
Читайте також:</text:span>
 <text:a xlink:type="simple" xlink:href="https://www.ukrinform.ua/rubric-vidbudova/3695346-smigal-pidpisav-ugodu-z-usaid-aka-spriatime-zrostannu-inozemnih-investicij-v-ukrainu.html" text:style-name="Internet_20_link" text:visited-style-name="Visited_20_Internet_20_Link">
 <text:span text:style-name="T4">
USAID</text:span>
 </text:a>
</text:p>
      <text:p text:style-name="P4">
Як повідомлялось, раніше було укладено відповідні меморандуми провзаєморозуміння з компанією J.P. Morgan Securities plc та Міжнародноюфінансовою корпорацією (IFC).</text:p>
      <text:p text:style-name="P4">
Source: <text:a xlink:type="simple" xlink:href="https://www.ukrinform.ua/rubric-vidbudova/3695947-dfc-ta-usaid-dopomagatimut-ukraini-zalucati-investicii-na-vidbudovu.html" text:style-name="Internet_20_link" text:visited-style-name="Visited_20_Internet_20_Link">
https://www.ukrinform.ua/rubric-vidbudova/3695947-dfc-ta-usaid-dopomagatimut-ukraini-zalucati-investicii-na-vidbudovu.html</text:a>
</text:p>
      <!--NEWS-->
      <text:h text:style-name="P10" text:outline-level="1">
<text:span text:style-name="T4">
білоруські пілоти Су-25 закінчили підготовку до застосування «спеціальних боєприпасів»</text:span>
</text:h>
      <text:p text:style-name="P4">
Authors: Ukrinform (Person)</text:p>
      <text:p text:style-name="P4">
Publisher: Укринформ (Organization)</text:p>
      <text:p text:style-name="P4">
Published Time: 2023-04-14T16:35:28+03:00</text:p>
      <text:p text:style-name="P4">
Modified Time: 2023-04-14T16:35:28+03:00</text:p>
      <text:p text:style-name="P4">
Description: Пілоти штурмовиків Су-25 зс білорусі закінчили підготовку до «застосування сучасних авіаційних засобів поразки, зокрема й спеціальних боєприпасів», під якими маються на увазі тактична ядерна зброя. — Укрінформ.</text:p>
      <text:p text:style-name="P4">
Images: ["<text:a xlink:type="simple" xlink:href="https://static.ukrinform.com/photos/2023_04/thumb_files/630_360_1681479044-528.jpg" text:style-name="Internet_20_link" text:visited-style-name="Visited_20_Internet_20_Link">
630_360_16814...</text:a>
"]</text:p>
      <text:p text:style-name="P4">
Tags: ['білорусь', 'Літак', 'Ядерна зброя']</text:p>
      <text:p text:style-name="P4">
Type: Article</text:p>
      <!--METADATA-->
      <text:p text:style-name="P4">
<draw:frame draw:style-name="fr1" draw:name="Image180" text:anchor-type="as-char" svg:width="6.9236in" svg:height="3.956343in" draw:z-index="0">
<draw:image xlink:href="../Images/yкринформ/2023-04-14T16-35-28-03-00/630_360_1681479044-528.jpg" xlink:type="simple" xlink:show="embed" xlink:actuate="onLoad" draw:mime-type="image/jpeg"/>
</draw:frame>
 Пілотиштурмовиків Су-25 зс білорусі закінчили підготовку до «застосування сучаснихавіаційних засобів поразки, зокрема й спеціальних боєприпасів», під якимимаються на увазі тактична ядерна зброя.</text:p>
      <text:p text:style-name="P4">
Про це повідомляє Укрінформ з посиланням на <text:a xlink:type="simple" xlink:href="http://t.me/modmilby/25768" text:style-name="Internet_20_link" text:visited-style-name="Visited_20_Internet_20_Link">
 </text:a>
міноборони рб.</text:p>
      <text:p text:style-name="P4">
«Завершено допідготовку льотного та інженерно-технічного складу ВПС та військППО рб за програмою експлуатації та бойового застосування штурмовиків Су-25.Підготовка включала як теоретичний курс, так і практичні заняття підкерівництвом досвідчених російських інструкторів, що дозволило як поліпшитипрактичні навички льотного складу, а й освоїти нові способи застосуваннясучасних авіаційних засобів поразки, зокрема і спеціальних боєприпасів», -йдеться у повідомленні.</text:p>
      <text:p text:style-name="P4">
Також сьогодні міністр оборони <text:a xlink:type="simple" xlink:href="https://www.ukrinform.ua/tag-bilorus" text:style-name="Internet_20_link" text:visited-style-name="Visited_20_Internet_20_Link">
 </text:a>
Віктор <text:a xlink:type="simple" xlink:href="http://t.me/modmilby/25766" text:style-name="Internet_20_link" text:visited-style-name="Visited_20_Internet_20_Link">
 </text:a>
 , що наступного тижня закінчитьсяпідготовка до застосування ядерної зброї розрахунками ракетних комплексів«Іскандер-М».</text:p>
      <text:p text:style-name="P4">
<text:span text:style-name="T4">
Читайте також:</text:span>
 <text:a xlink:type="simple" xlink:href="https://www.ukrinform.ua/rubric-world/3694889-rosijske-vtorgnenna-biloruskij-kontekst-berezen2023.html" text:style-name="Internet_20_link" text:visited-style-name="Visited_20_Internet_20_Link">
 <text:span text:style-name="T4">
білорус</text:span>
 </text:a>
</text:p>
      <text:p text:style-name="P4">
Як повідомлялося, 25 березня президент росії володимир путін заявив, що москвата мінськ домовилися розмістити тактичну ядерну зброю на території білорусі,про що нібито «давно просив» олександр лукашенко. За словами путіна,будівництво спеціального сховища для цих озброєнь закінчиться до 1 липня 2023року.</text:p>
      <text:p text:style-name="P4">
У своєму «посланні до білоруського народу» 31 березня лукашенко заявив, що вразі потреби путін може ввести до білорусі і стратегічну ядерну зброю.</text:p>
      <text:p text:style-name="P4">
Source: <text:a xlink:type="simple" xlink:href="https://www.ukrinform.ua/rubric-ato/3695948-biloruski-piloti-su25-zakincili-pidgotovku-do-zastosuvanna-specialnih-boepripasiv.html" text:style-name="Internet_20_link" text:visited-style-name="Visited_20_Internet_20_Link">
https://www.ukrinform.ua/rubric-ato/3695948-biloruski-piloti-su25-zakincili-pidgotovku-do-zastosuvanna-specialnih-boepripasiv.html</text:a>
</text:p>
      <!--NEWS-->
      <text:h text:style-name="P10" text:outline-level="1">
<text:span text:style-name="T4">
У Швеції на нафтопереробному заводі арештували росіянку – підозрюють у шпигунстві</text:span>
</text:h>
      <text:p text:style-name="P4">
Authors: Ukrinform (Person)</text:p>
      <text:p text:style-name="P4">
Publisher: Укринформ (Organization)</text:p>
      <text:p text:style-name="P4">
Published Time: 2023-04-14T16:40:00+03:00</text:p>
      <text:p text:style-name="P4">
Modified Time: 2023-04-14T16:40:00+03:00</text:p>
      <text:p text:style-name="P4">
Description: На одному з найбільших нафтопереробних заводів Швеції заарештували росіянку за підозрою у корпоративному шпигунстві. — Укрінформ.</text:p>
      <text:p text:style-name="P4">
Images: ["<text:a xlink:type="simple" xlink:href="https://static.ukrinform.com/photos/2023_04/thumb_files/630_360_1681479595-186.jpg" text:style-name="Internet_20_link" text:visited-style-name="Visited_20_Internet_20_Link">
630_360_16814...</text:a>
"]</text:p>
      <text:p text:style-name="P4">
Tags: ['нафта', 'Шпигун', 'Швеція', 'росія']</text:p>
      <text:p text:style-name="P4">
Type: Article</text:p>
      <!--METADATA-->
      <text:p text:style-name="P4">
<draw:frame draw:style-name="fr1" draw:name="Image181" text:anchor-type="as-char" svg:width="6.9236in" svg:height="3.956343in" draw:z-index="0">
<draw:image xlink:href="../Images/yкринформ/2023-04-14T16-40-00-03-00/630_360_1681479595-186.jpg" xlink:type="simple" xlink:show="embed" xlink:actuate="onLoad" draw:mime-type="image/jpeg"/>
</draw:frame>
 На одномуз найбільших нафтопереробних заводів Швеції заарештували росіянку за підозроюу корпоративному шпигунстві.</text:p>
      <text:p text:style-name="P4">
Про це повідомляє <text:a xlink:type="simple" xlink:href="https://norway.postsen.com/world/110560/Russian-woman-arrested-for-espionage-at-an-oil-refinery-in-Gothenburg.html" text:style-name="Internet_20_link" text:visited-style-name="Visited_20_Internet_20_Link">
 </text:a>
 , передаєУкрінформ.</text:p>
      <text:p text:style-name="P4">
Поліція затримала та арештувала громадянку рф на території заводу Preemraff умісті Гетерборг у четвер, передає шведський телеканал TV4. Операція проходилав умовах суворої секретності.</text:p>
      <text:p text:style-name="P4">
«Прокуратура вирішила <text:a xlink:type="simple" xlink:href="https://www.ukrinform.ua/tag-arest" text:style-name="Internet_20_link" text:visited-style-name="Visited_20_Internet_20_Link">
 </text:a>
 особу,підозрювану в корпоративному шпигунстві. Зараз триває попереднє розслідування,що означає, що ми не можемо надати більше інформації відповідно до положень,що стосуються цього», - сказала речниця поліції Каролін Карлссон.</text:p>
      <text:p text:style-name="P4">
За словами представника Preemraff, затримана особа працювала на субпідрядникакомпанії.</text:p>
      <text:p text:style-name="P4">
<text:span text:style-name="T4">
Читайте також:</text:span>
 <text:a xlink:type="simple" xlink:href="https://www.ukrinform.ua/rubric-world/3695074-v-estonii-fsb-sistematicno-verbue-ukrainskih-bizenciv.html" text:style-name="Internet_20_link" text:visited-style-name="Visited_20_Internet_20_Link">
 </text:a>
</text:p>
      <text:p text:style-name="P4">
Зазначається, що кілька людей було доставлено на допит. Також поліція провелаобшуки у їхніх будинках.</text:p>
      <text:p text:style-name="P4">
Як повідомляв <text:a xlink:type="simple" xlink:href="https://www.ukrinform.ua/rubric-world/3695384-norvegia-vidvorae-15-rosijskih-diplomativ.html" text:style-name="Internet_20_link" text:visited-style-name="Visited_20_Internet_20_Link">
 </text:a>
 , напередодні уряд Норвегії вирішивоголосити персонами нон грата 15 офіцерів російської розвідки, які працювалипід дипломатичним прикриттям у країні.</text:p>
      <text:p text:style-name="P4">
<text:span text:style-name="T5">
Фото: norway.postsen.com</text:span>
</text:p>
      <text:p text:style-name="P4">
Source: <text:a xlink:type="simple" xlink:href="https://www.ukrinform.ua/rubric-world/3695949-u-svecii-na-naftopererobnomu-zavodi-arestuvali-rosianku-pidozruut-u-spigunstvi.html" text:style-name="Internet_20_link" text:visited-style-name="Visited_20_Internet_20_Link">
https://www.ukrinform.ua/rubric-world/3695949-u-svecii-na-naftopererobnomu-zavodi-arestuvali-rosianku-pidozruut-u-spigunstvi.html</text:a>
</text:p>
      <!--NEWS-->
      <text:h text:style-name="P10" text:outline-level="1">
<text:span text:style-name="T4">
В Українському домі у США відкрили фотовиставку «Бахмут незламний» – Шмигаль</text:span>
</text:h>
      <text:p text:style-name="P4">
Authors: Ukrinform (Person)</text:p>
      <text:p text:style-name="P4">
Publisher: Укринформ (Organization)</text:p>
      <text:p text:style-name="P4">
Published Time: 2023-04-14T16:49:00+03:00</text:p>
      <text:p text:style-name="P4">
Modified Time: 2023-04-14T16:49:00+03:00</text:p>
      <text:p text:style-name="P4">
Description: В Українському домі у США відкрили фотовиставку «Бахмут незламний!», яка наочна демонструє, на що хоче перетворити росія Україну.  — Укрінформ.</text:p>
      <text:p text:style-name="P4">
Images: ["<text:a xlink:type="simple" xlink:href="https://static.ukrinform.com/photos/2023_04/thumb_files/630_360_1681480080-423.jpg" text:style-name="Internet_20_link" text:visited-style-name="Visited_20_Internet_20_Link">
630_360_16814...</text:a>
", "<text:a xlink:type="simple" xlink:href="https://static.ukrinform.com/photos/2023_04/1681480080-638.jpg" text:style-name="Internet_20_link" text:visited-style-name="Visited_20_Internet_20_Link">
1681480080-63...</text:a>
", "<text:a xlink:type="simple" xlink:href="https://static.ukrinform.com/photos/2023_04/1681480037-595.jpg" text:style-name="Internet_20_link" text:visited-style-name="Visited_20_Internet_20_Link">
1681480037-59...</text:a>
", "<text:a xlink:type="simple" xlink:href="https://static.ukrinform.com/photos/2023_04/1681480080-440.jpg" text:style-name="Internet_20_link" text:visited-style-name="Visited_20_Internet_20_Link">
1681480080-44...</text:a>
", "<text:a xlink:type="simple" xlink:href="https://static.ukrinform.com/photos/2023_04/1681480079-309.jpg" text:style-name="Internet_20_link" text:visited-style-name="Visited_20_Internet_20_Link">
1681480079-30...</text:a>
"]</text:p>
      <text:p text:style-name="P4">
Tags: ['Бахмут', 'США', 'Виставка', 'Шмигаль', 'Війна з росією']</text:p>
      <text:p text:style-name="P4">
Type: Article</text:p>
      <!--METADATA-->
      <text:p text:style-name="P4">
<draw:frame draw:style-name="fr1" draw:name="Image182" text:anchor-type="as-char" svg:width="6.9236in" svg:height="3.956343in" draw:z-index="0">
<draw:image xlink:href="../Images/yкринформ/2023-04-14T16-49-00-03-00/630_360_1681480080-423.jpg" xlink:type="simple" xlink:show="embed" xlink:actuate="onLoad" draw:mime-type="image/jpeg"/>
</draw:frame>
 ВУкраїнському домі у США відкрили фотовиставку «Бахмут незламний!», яка наочнадемонструє, на що хоче перетворити росія Україну.</text:p>
      <text:p text:style-name="P4">
Про це Прем’єр-міністр Денис Шмигаль, який перебуває з робочим візитом уВашингтоні (США), написав у Телеграмі, передає Укрінформ.</text:p>
      <text:p text:style-name="P4">
<draw:frame draw:style-name="fr1" draw:name="Image183" text:anchor-type="as-char" svg:width="6.9236in" svg:height="4.615733in" draw:z-index="0">
<draw:image xlink:href="../Images/yкринформ/2023-04-14T16-49-00-03-00/1681480080-638.jpg" xlink:type="simple" xlink:show="embed" xlink:actuate="onLoad" draw:mime-type="image/jpeg"/>
</draw:frame>
</text:p>
      <text:p text:style-name="P4">
«В Українському домі у США відкрили фотовиставку «Бахмут незламний!». Ці фото– наочна ілюстрація того, на що хоче перетворити Україну наш ворог. Але Бахмутнезламний! І так само незламний кожен із нас», – написав Шмигаль.</text:p>
      <text:p text:style-name="P4">
<draw:frame draw:style-name="fr1" draw:name="Image184" text:anchor-type="as-char" svg:width="6.9236in" svg:height="4.615733in" draw:z-index="0">
<draw:image xlink:href="../Images/yкринформ/2023-04-14T16-49-00-03-00/1681480037-595.jpg" xlink:type="simple" xlink:show="embed" xlink:actuate="onLoad" draw:mime-type="image/jpeg"/>
</draw:frame>
</text:p>
      <text:p text:style-name="P4">
За його словами, для нашої країни надзвичайно важливо мати підтримку своїхспіввітчизників в Америці. Українська діаспора у Сполучених Штатах традиційноє згуртованою, енергійною та ініціативною.</text:p>
      <text:p text:style-name="P4">
<draw:frame draw:style-name="fr1" draw:name="Image185" text:anchor-type="as-char" svg:width="6.9236in" svg:height="4.615733in" draw:z-index="0">
<draw:image xlink:href="../Images/yкринформ/2023-04-14T16-49-00-03-00/1681480080-440.jpg" xlink:type="simple" xlink:show="embed" xlink:actuate="onLoad" draw:mime-type="image/jpeg"/>
</draw:frame>
</text:p>
      <text:p text:style-name="P4">
«Дякую за те, що зміцнюєте двопартійну підтримку нашої держави й за те щопротидієте ворожій пропаганді», – додав прем’єр.</text:p>
      <text:p text:style-name="P4">
<draw:frame draw:style-name="fr1" draw:name="Image186" text:anchor-type="as-char" svg:width="6.9236in" svg:height="4.615733in" draw:z-index="0">
<draw:image xlink:href="../Images/yкринформ/2023-04-14T16-49-00-03-00/1681480079-309.jpg" xlink:type="simple" xlink:show="embed" xlink:actuate="onLoad" draw:mime-type="image/jpeg"/>
</draw:frame>
</text:p>
      <text:p text:style-name="P4">
Як повідомляв Укрінформ, російська федерація щодоби здійснює у Бахмуті від 40до 50 штурмів та завдає понад 500 обстрілів. Українські захисники мужньопротистоять ворогу.</text:p>
      <text:p text:style-name="P4">
Секретар Ради національної безпеки й оборони України Олексій Данілов <text:a xlink:type="simple" xlink:href="https://www.ukrinform.ua/rubric-ato/3695642-danilov-rosiani-uavlaut-vzatta-bahmuta-ak-peremogu-v-drugij-svitovij-vijni.html" text:style-name="Internet_20_link" text:visited-style-name="Visited_20_Internet_20_Link">
</text:a>
 , що українські ЗСУ незбираються відступати з Бахмута, у разі виникнення загрози рішення миттєвоприйматимуть самі військові.</text:p>
      <text:p text:style-name="P4">
<text:span text:style-name="T5">
Фото: Денис Шмигаль / Твіттер</text:span>
</text:p>
      <text:p text:style-name="P4">
Source: <text:a xlink:type="simple" xlink:href="https://www.ukrinform.ua/rubric-diaspora/3695952-v-ukrainskomu-domi-u-ssa-vidkrili-fotovistavku-bahmut-nezlamnij-smigal.html" text:style-name="Internet_20_link" text:visited-style-name="Visited_20_Internet_20_Link">
https://www.ukrinform.ua/rubric-diaspora/3695952-v-ukrainskomu-domi-u-ssa-vidkrili-fotovistavku-bahmut-nezlamnij-smigal.html</text:a>
</text:p>
      <!--NEWS-->
      <text:h text:style-name="P10" text:outline-level="1">
<text:span text:style-name="T4">
На складах вже є 76% літньої форми для військовослужбовців - Міноборони</text:span>
</text:h>
      <text:p text:style-name="P4">
Authors: Ukrinform (Person)</text:p>
      <text:p text:style-name="P4">
Publisher: Укринформ (Organization)</text:p>
      <text:p text:style-name="P4">
Published Time: 2023-04-14T16:52:00+03:00</text:p>
      <text:p text:style-name="P4">
Modified Time: 2023-04-14T16:52:00+03:00</text:p>
      <text:p text:style-name="P4">
Description: На речових складах станом на 10 квітня вже є 76% літньої форми від потреби для військовослужбовців Збройних сил України. — Укрінформ.</text:p>
      <text:p text:style-name="P4">
Images: ["<text:a xlink:type="simple" xlink:href="https://static.ukrinform.com/photos/2022_11/thumb_files/630_360_1669729873-277.jpg" text:style-name="Internet_20_link" text:visited-style-name="Visited_20_Internet_20_Link">
630_360_16697...</text:a>
"]</text:p>
      <text:p text:style-name="P4">
Tags: ['Міноборони', 'Військова форма', 'Військові', 'Літо']</text:p>
      <text:p text:style-name="P4">
Type: Article</text:p>
      <!--METADATA-->
      <text:p text:style-name="P4">
<draw:frame draw:style-name="fr1" draw:name="Image187" text:anchor-type="as-char" svg:width="6.9236in" svg:height="3.956343in" draw:z-index="0">
<draw:image xlink:href="../Images/yкринформ/2023-04-14T16-52-00-03-00/630_360_1669729873-277.jpg" xlink:type="simple" xlink:show="embed" xlink:actuate="onLoad" draw:mime-type="image/jpeg"/>
</draw:frame>
 На речовихскладах станом на 10 квітня вже є 76% літньої форми від потреби длявійськовослужбовців Збройних сил України.</text:p>
      <text:p text:style-name="P4">
Як передає Укрінформ, про це Міністерство оборони України повідомляє у <text:a xlink:type="simple" xlink:href="http://t.me/ministry_of_defense_ua/7596" text:style-name="Internet_20_link" text:visited-style-name="Visited_20_Internet_20_Link">
</text:a>
 .</text:p>
      <text:p text:style-name="P4">
“На 10.04.2023 потреба у костюмах літніх польових на речових складахзабезпечена вже на 76%. Ще 244 тисячі комплектів знаходяться на Об‘єднанихцентрах забезпечення і ще 280,9 тисячі комплектів надійде від промисловості докінця квітня.Тобто загальна забезпеченість виконана на 100%. Навіть,формується резерв. Втім, треба завжди враховувати питання розподілу ілогістики у військах”, - ідеться в повідомленні.</text:p>
      <text:p text:style-name="P4">
Речові склади Збройних сил України мають достатньо запасів літньої форми йкритична потреба відсутня.</text:p>
      <text:p text:style-name="P4">
Міноборони здійснює заходи із забезпеченням літньою формою військовослужбовцівЗСУ. Це - одне із пріоритетних завдань, що стоїть перед оборонним відомством.</text:p>
      <text:p text:style-name="P4">
Як ідеться в повідомленні, процес відбувається планово, відповідно до нормзабезпечення речовим майном військовослужбовців ЗСУ та Державної спеціальноїслужби транспорту в мирний час та особливий період. Для всіх предметівречового майна встановлено строки їх експлуатації. Також враховуютьсяоб‘єктивні чинники, які можуть виникати в умовах зіткнення з ворогом таведення бойових дій.</text:p>
      <text:p text:style-name="P4">
Міноборони залучає до співпраці вітчизняних постачальників одягу, щобзабезпечити військовослужбовців літньою формою одягу високої якості.</text:p>
      <text:p text:style-name="P4">
Зазначається, що процес укладення договорів йде повноцінно і планово. Це непростий і тривалий процес, який має ряд нюансів і окремі предмети літньоїноменклатури можуть надходити від Сил логістики до речових складів іззатримкою. Питання в безпечному транспортуванні. Але всі елементи комплектунадійдуть. Потреби військових не ігноруються.</text:p>
      <text:p text:style-name="P4">
<text:span text:style-name="T4">
Читайте також:</text:span>
 <text:a xlink:type="simple" xlink:href="https://www.ukrinform.ua/rubric-society/3694562-u-minoboroni-stvorili-ofis-z-pidtrimki-zmin.html" text:style-name="Internet_20_link" text:visited-style-name="Visited_20_Internet_20_Link">
 <text:span text:style-name="T4">
Міноборони</text:span>
 </text:a>
</text:p>
      <text:p text:style-name="P4">
Система речового забезпечення військовослужбовців постійно вдосконалюється,відомство працює над цим.</text:p>
      <text:p text:style-name="P4">
Міноборони зауважило, що системно виходить з комунікацією та інформує про усінадходження, накопичення резерву та порядок доставки однострою на передову.</text:p>
      <text:p text:style-name="P4">
“ <text:a xlink:type="simple" xlink:href="https://www.ukrinform.ua/tag-minoboroni" text:style-name="Internet_20_link" text:visited-style-name="Visited_20_Internet_20_Link">
 </text:a>
 забезпечує усі потреби ЗСУ, якінадходять до нас від Генерального штабу”, - ідеться в повідомленні.</text:p>
      <text:p text:style-name="P4">
<text:span text:style-name="T4">
Читайте також:</text:span>
 <text:a xlink:type="simple" xlink:href="https://www.ukrinform.ua/rubric-society/3694196-u-minoboroni-zatverdili-sklad-gromadskoi-antikorupcijnoi-radi.html" text:style-name="Internet_20_link" text:visited-style-name="Visited_20_Internet_20_Link">
 <text:span text:style-name="T4">
Міноборони</text:span>
 </text:a>
</text:p>
      <text:p text:style-name="P4">
Як повідомляв Укрінформ, нові зразки жіночої літньої польової форми ниніпроходять процес тестування, захисниці надаватимуть розробникам свої відгуки.</text:p>
      <text:p text:style-name="P4">
Source: <text:a xlink:type="simple" xlink:href="https://www.ukrinform.ua/rubric-ato/3695953-na-skladah-vze-e-76-litnoi-formi-dla-vijskovosluzbovciv-minoboroni.html" text:style-name="Internet_20_link" text:visited-style-name="Visited_20_Internet_20_Link">
https://www.ukrinform.ua/rubric-ato/3695953-na-skladah-vze-e-76-litnoi-formi-dla-vijskovosluzbovciv-minoboroni.html</text:a>
</text:p>
      <!--NEWS-->
      <text:h text:style-name="P10" text:outline-level="1">
<text:span text:style-name="T4">
Президент призначив Євгенія Хмару начальником Центру спеціальних операцій «А»</text:span>
</text:h>
      <text:p text:style-name="P4">
Authors: Ukrinform (Person)</text:p>
      <text:p text:style-name="P4">
Publisher: Укринформ (Organization)</text:p>
      <text:p text:style-name="P4">
Published Time: 2023-04-14T16:57:04+03:00</text:p>
      <text:p text:style-name="P4">
Modified Time: 2023-04-14T16:57:04+03:00</text:p>
      <text:p text:style-name="P4">
Description: Президент України Володимир Зеленський звільнив Сергія Дусика з посади начальника Центру спеціальних операцій боротьби з тероризмом, захисту учасників кримінального судочинства та працівників правоохоронних органів СБУ і призначив на його місце Євгенія Хмару.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Призначення', 'СБУ', 'Зеленський']</text:p>
      <text:p text:style-name="P4">
Type: Article</text:p>
      <!--METADATA-->
      <text:p text:style-name="P4">
<draw:frame draw:style-name="fr1" draw:name="Image188" text:anchor-type="as-char" svg:width="6.9236in" svg:height="3.956343in" draw:z-index="0">
<draw:image xlink:href="../Images/yкринформ/2023-04-14T16-57-04-03-00/630_360_1671115306-366.jpeg" xlink:type="simple" xlink:show="embed" xlink:actuate="onLoad" draw:mime-type="image/jpeg"/>
</draw:frame>
 ПрезидентУкраїни Володимир Зеленський звільнив Сергія Дусика з посади начальника Центруспеціальних операцій боротьби з тероризмом, захисту учасників кримінальногосудочинства та працівників правоохоронних органів СБУ і призначив на йогомісце Євгенія Хмару.</text:p>
      <text:p text:style-name="P4">
Відповідні укази опубліковані <text:a xlink:type="simple" xlink:href="http://www.president.gov.ua/documents/2232023-46477" text:style-name="Internet_20_link" text:visited-style-name="Visited_20_Internet_20_Link">
</text:a>
 повідомляє Укрінформ.</text:p>
      <text:p text:style-name="P4">
Так, відповідно до указу №223/2023 Зеленський призначив Хмару начальникомЦентру спеціальних операцій боротьби з тероризмом, захисту учасниківкримінального судочинства та працівників правоохоронних органів Служби безпекиУкраїни.</text:p>
      <text:p text:style-name="P4">
Іншим указом №222/2023 Президент звільнив з цієї посади Дусика.</text:p>
      <text:p text:style-name="P4">
<text:span text:style-name="T4">
Читайте також:</text:span>
 <text:a xlink:type="simple" xlink:href="https://www.ukrinform.ua/rubric-regions/3694128-prezident-priznaciv-kravcenka-golovou-kiivskoi-oda.html" text:style-name="Internet_20_link" text:visited-style-name="Visited_20_Internet_20_Link">
 </text:a>
</text:p>
      <text:p text:style-name="P4">
Центр спеціальних операцій боротьби з тероризмом, захисту учасниківкримінального судочинства та працівників правоохоронних органів – окремийпідрозділ <text:a xlink:type="simple" xlink:href="https://www.ukrinform.ua/tag-sbu" text:style-name="Internet_20_link" text:visited-style-name="Visited_20_Internet_20_Link">
 </text:a>
 . Він виконує завдання ізприпинення терористичних актів та дій, які загрожують безпеці держави,звільнення заручників, захоплення небезпечних злочинців, захисту учасниківкримінального судочинства, працівників судів та правоохоронних органів, членівїх сімей.</text:p>
      <text:p text:style-name="P4">
Source: <text:a xlink:type="simple" xlink:href="https://www.ukrinform.ua/rubric-polytics/3695954-prezident-priznaciv-evgenia-hmaru-nacalnikom-centru-specialnih-operacij-a.html" text:style-name="Internet_20_link" text:visited-style-name="Visited_20_Internet_20_Link">
https://www.ukrinform.ua/rubric-polytics/3695954-prezident-priznaciv-evgenia-hmaru-nacalnikom-centru-specialnih-operacij-a.html</text:a>
</text:p>
      <!--NEWS-->
      <text:h text:style-name="P10" text:outline-level="1">
<text:span text:style-name="T4">
Україна розраховує цьогоріч отримати від МВФ іще два транші - на $1,8 мільярда</text:span>
</text:h>
      <text:p text:style-name="P4">
Authors: Ukrinform (Person)</text:p>
      <text:p text:style-name="P4">
Publisher: Укринформ (Organization)</text:p>
      <text:p text:style-name="P4">
Published Time: 2023-04-14T17:04:55+03:00</text:p>
      <text:p text:style-name="P4">
Modified Time: 2023-04-14T17:04:55+03:00</text:p>
      <text:p text:style-name="P4">
Description: Україна розраховує отримати від Міжнародного валютного фонду (МВФ) протягом року два транші загальним обсягом $1,8 млрд. — Укрінформ.</text:p>
      <text:p text:style-name="P4">
Images: ["<text:a xlink:type="simple" xlink:href="https://static.ukrinform.com/photos/2016_06/thumb_files/630_360_1465217065-7750-dollary.jpg" text:style-name="Internet_20_link" text:visited-style-name="Visited_20_Internet_20_Link">
630_360_14652...</text:a>
", "<text:a xlink:type="simple" xlink:href="https://static.ukrinform.com/photos/2023_04/1681480609-757.jpeg" text:style-name="Internet_20_link" text:visited-style-name="Visited_20_Internet_20_Link">
1681480609-75...</text:a>
", "<text:a xlink:type="simple" xlink:href="https://static.ukrinform.com/photos/2023_04/1681480609-920.jpeg" text:style-name="Internet_20_link" text:visited-style-name="Visited_20_Internet_20_Link">
1681480609-92...</text:a>
", "<text:a xlink:type="simple" xlink:href="https://static.ukrinform.com/photos/2023_04/1681480609-664.jpeg" text:style-name="Internet_20_link" text:visited-style-name="Visited_20_Internet_20_Link">
1681480609-66...</text:a>
"]</text:p>
      <text:p text:style-name="P4">
Tags: ['МВФ', 'Україна', 'Гроші', 'Сергій Марченко', 'Шмигаль']</text:p>
      <text:p text:style-name="P4">
Type: Article</text:p>
      <!--METADATA-->
      <text:p text:style-name="P4">
<draw:frame draw:style-name="fr1" draw:name="Image189" text:anchor-type="as-char" svg:width="6.9236in" svg:height="3.956343in" draw:z-index="0">
<draw:image xlink:href="../Images/yкринформ/2023-04-14T17-04-55-03-00/630_360_1465217065-7750-dollary.jpg" xlink:type="simple" xlink:show="embed" xlink:actuate="onLoad" draw:mime-type="image/jpeg"/>
</draw:frame>
Україна розраховує отримати від Міжнародного валютного фонду (МВФ) протягомроку два транші загальним обсягом $1,8 млрд.</text:p>
      <text:p text:style-name="P4">
Як передає Укрінформ, про це повідомляє <text:a xlink:type="simple" xlink:href="https://www.mof.gov.ua/uk/news/denys_shmyhal_and_sergii_marchenko_met_with_imf_managing_director_kristalina_georgieva-3952" text:style-name="Internet_20_link" text:visited-style-name="Visited_20_Internet_20_Link">
</text:a>
за підсумками зустрічі Прем’єр-міністра України Дениса Шмигаля та міністрафінансів Сергія Марченка з директоркою-розпорядницею МВФ КрісталіноюГеоргієвою.</text:p>
      <text:p text:style-name="P4">
<draw:frame draw:style-name="fr1" draw:name="Image190" text:anchor-type="as-char" svg:width="6.9236in" svg:height="4.115696in" draw:z-index="0">
<draw:image xlink:href="../Images/yкринформ/2023-04-14T17-04-55-03-00/1681480609-757.jpeg" xlink:type="simple" xlink:show="embed" xlink:actuate="onLoad" draw:mime-type="image/jpeg"/>
</draw:frame>
</text:p>
      <text:p text:style-name="P4">
Сторони обговорили поточний стан співпраці уряду України з Міжнароднимвалютним фондом.</text:p>
      <text:p text:style-name="P4">
"У березні 2023 року Рада директорів Міжнародного валютного Фонду затвердиланову чотирирічну програму розширеного фінансування (Extended Fund Facility -EFF) для України у розмірі 15,6 млрд дол. США. Перший транш у 2,7 млрд доларівСША надійшов до держбюджету України одразу після затвердження програми. ТакожУкраїна розраховує отримати ще два транші протягом року загальним обсягом 1,8млрд доларів США", - йдеться в повідомленні.</text:p>
      <text:p text:style-name="P4">
<draw:frame draw:style-name="fr1" draw:name="Image191" text:anchor-type="as-char" svg:width="6.9236in" svg:height="4.615733in" draw:z-index="0">
<draw:image xlink:href="../Images/yкринформ/2023-04-14T17-04-55-03-00/1681480609-920.jpeg" xlink:type="simple" xlink:show="embed" xlink:actuate="onLoad" draw:mime-type="image/jpeg"/>
</draw:frame>
</text:p>
      <text:p text:style-name="P4">
Марченко подякував керівництву <text:a xlink:type="simple" xlink:href="https://www.ukrinform.ua/tag-mvf" text:style-name="Internet_20_link" text:visited-style-name="Visited_20_Internet_20_Link">
 </text:a>
 заспівпрацю у впровадженні важливих заходів та політик у податково-бюджетній іфінансовій сфері.</text:p>
      <text:p text:style-name="P4">
<text:span text:style-name="T4">
Читайте також:</text:span>
 <text:a xlink:type="simple" xlink:href="https://www.ukrinform.ua/rubric-economy/3695765-smigal-zustrivsa-z-glavou-mvf-georgievou.html" text:style-name="Internet_20_link" text:visited-style-name="Visited_20_Internet_20_Link">
 <text:span text:style-name="T4">
Шмигаль</text:span>
 </text:a>
</text:p>
      <text:p text:style-name="P4">
<draw:frame draw:style-name="fr1" draw:name="Image192" text:anchor-type="as-char" svg:width="6.9236in" svg:height="4.615733in" draw:z-index="0">
<draw:image xlink:href="../Images/yкринформ/2023-04-14T17-04-55-03-00/1681480609-664.jpeg" xlink:type="simple" xlink:show="embed" xlink:actuate="onLoad" draw:mime-type="image/jpeg"/>
</draw:frame>
</text:p>
      <text:p text:style-name="P4">
Уряд України спільно з міжнародними партнерами визначили ключовікороткострокові напрями реформ, які дозволять обмежити руйнівні наслідкивійни, зменшити ризики для стабільності та створити основу для економічноговідновлення.</text:p>
      <text:p text:style-name="P4">
Як повідомляв Укрінформ, Україна отримає доступ до 115 млрд доларівдовгострокової підтримки завдяки Міжнародному валютному фонду та країнам G7.</text:p>
      <text:p text:style-name="P4">
<text:span text:style-name="T5">
Фото: Мінфін</text:span>
</text:p>
      <text:p text:style-name="P4">
Source: <text:a xlink:type="simple" xlink:href="https://www.ukrinform.ua/rubric-economy/3695958-ukraina-rozrahovue-cogoric-otrimati-vid-mvf-ise-dva-transi-na-18-milarda.html" text:style-name="Internet_20_link" text:visited-style-name="Visited_20_Internet_20_Link">
https://www.ukrinform.ua/rubric-economy/3695958-ukraina-rozrahovue-cogoric-otrimati-vid-mvf-ise-dva-transi-na-18-milarda.html</text:a>
</text:p>
      <!--NEWS-->
      <text:h text:style-name="P10" text:outline-level="1">
<text:span text:style-name="T4">
Польща вже надала Україні військової допомоги майже на €3 мільярди – Дуда</text:span>
</text:h>
      <text:p text:style-name="P4">
Authors: Ukrinform (Person)</text:p>
      <text:p text:style-name="P4">
Publisher: Укринформ (Organization)</text:p>
      <text:p text:style-name="P4">
Published Time: 2023-04-14T17:10:14+03:00</text:p>
      <text:p text:style-name="P4">
Modified Time: 2023-04-14T17:10:14+03:00</text:p>
      <text:p text:style-name="P4">
Description: Військова допомога Польщі для України станом на сьогодні оцінюється у близько 3 млрд євро. — Укрінформ.</text:p>
      <text:p text:style-name="P4">
Images: ["<text:a xlink:type="simple" xlink:href="https://static.ukrinform.com/photos/2023_04/thumb_files/630_360_1680700410-694.jpg" text:style-name="Internet_20_link" text:visited-style-name="Visited_20_Internet_20_Link">
630_360_16807...</text:a>
"]</text:p>
      <text:p text:style-name="P4">
Tags: ['Дуда', 'Польща', 'Україна', 'допомога']</text:p>
      <text:p text:style-name="P4">
Type: Article</text:p>
      <!--METADATA-->
      <text:p text:style-name="P4">
<draw:frame draw:style-name="fr1" draw:name="Image193" text:anchor-type="as-char" svg:width="6.9236in" svg:height="3.956343in" draw:z-index="0">
<draw:image xlink:href="../Images/yкринформ/2023-04-14T17-10-14-03-00/630_360_1680700410-694.jpg" xlink:type="simple" xlink:show="embed" xlink:actuate="onLoad" draw:mime-type="image/jpeg"/>
</draw:frame>
 Військовадопомога Польщі для України станом на сьогодні оцінюється у близько 3 млрдєвро.</text:p>
      <text:p text:style-name="P4">
Про це під час спільної пресконференції у Відні з президентом АвстріїАлександером ван дер Белленом заявив польський лідер Анджей Дуда, передаєвласний кореспондент Укрінформу.</text:p>
      <text:p text:style-name="P4">
Президент РП зазначив, що Польща зараз із свого арсеналу передає Українілітаки МіГ-29. Він висловив задоволення з приводу того, що Австрія підтримуєрішення щодо передачі захисникам України літаків, які Варшава колись отрималавід Німеччини.</text:p>
      <text:p text:style-name="P4">
“Ми передаємо Україні різні види зброї, починаючи від САУ Krab і ПЗРК Piorun,аби дати можливість захисникам України ефективно відбивати російську агресію.Ця допомога, враховуючи наші можливості, є величезною: ми оцінюємо, що наданий момент вона становить близько 3 млрд євро”, - наголосив польський лідер.</text:p>
      <text:p text:style-name="P4">
<text:span text:style-name="T4">
Читайте також:</text:span>
 <text:a xlink:type="simple" xlink:href="https://www.ukrinform.ua/rubric-world/3695805-nimeccina-dozvolila-polsi-peredati-ukraini-pat-vinisuvaciv-mig29.html" text:style-name="Internet_20_link" text:visited-style-name="Visited_20_Internet_20_Link">
 </text:a>
</text:p>
      <text:p text:style-name="P4">
Він підкреслив, що у Варшаві прекрасно усвідомлюють: якщо російську агресію небуде припинено, то в майбутньому вона становитиме загрозу також для Польщі тасхідної Європи.</text:p>
      <text:p text:style-name="P4">
“Відтак, у нас є відчуття, що сьогодні українці насправді захищають Європу,захищають і нашу країну. Тому, ми вважаємо природним військову підтримкуУкраїни”,- підкреслив <text:a xlink:type="simple" xlink:href="https://www.ukrinform.ua/tag-duda" text:style-name="Internet_20_link" text:visited-style-name="Visited_20_Internet_20_Link">
 </text:a>
 .</text:p>
      <text:p text:style-name="P4">
Він подякував Австрії, як нейтральній країні, за передачу Києву бронежилетівта касок, що рятують життя українським військовим на фронті.</text:p>
      <text:p text:style-name="P4">
“Ми закликаємо, щоб Австрія більше передавала (Україні – ред.) такої допомоги,оскільки потреба в цьому є величезною. Якщо можна було би передати захисникамУкраїни більше бронежилетів і касок, то, без сумніву, вони за це були би дужевдячні”, - підкреслив президент РП.</text:p>
      <text:p text:style-name="P4">
<text:span text:style-name="T4">
Читайте також:</text:span>
 <text:a xlink:type="simple" xlink:href="https://www.ukrinform.ua/rubric-polytics/3695599-nato-mae-nadati-ukraini-bezpekovi-garantii-vlitku-premer-polsi.html" text:style-name="Internet_20_link" text:visited-style-name="Visited_20_Internet_20_Link">
 </text:a>
</text:p>
      <text:p text:style-name="P4">
Він зазначив, що з австрійським президентом він обговорив також питаннярозширення санкцій проти росії й максимальне ускладнення її торгівлі ізЗаходом.</text:p>
      <text:p text:style-name="P4">
Дуда зазначив, що Польща стала енергетично незалежною від росії на 100% ідопомагає це робити іншим сусідам.</text:p>
      <text:p text:style-name="P4">
Як зазначив польський лідер, для відновлення міжнародного порядку у світіУкраїна мусить відновити контроль над захопленими росією територіями, рф маєвивести свої війська з України.</text:p>
      <text:p text:style-name="P4">
“Якщо цього не станеться, то навіть якщо ця війна припиниться черезпризупинення вогню, настане якийсь мир, то на жаль, він буде дуже коротким.росія лише відбудує свій воєнний потенціал, який було сильно послабленоостаннім часом, відновить сили і, ймовірно, розпочне черговий наступ оскількине було зроблено висновків щодо агресора”, - наголосив Дуда.</text:p>
      <text:p text:style-name="P4">
Відтак, обов’язком вільного світу він назвав дії по припиненню російськоїагресії і змушенню рф вивести війська з України. На його думку, це будезапорукою миру в Європі на десятиліття вперед.</text:p>
      <text:p text:style-name="P4">
<text:span text:style-name="T4">
Читайте також:</text:span>
 <text:a xlink:type="simple" xlink:href="https://www.ukrinform.ua/rubric-ato/3692427-u-polsi-rozpovili-pro-detali-novogo-oboronnogo-zamovlenna-ukraini.html" text:style-name="Internet_20_link" text:visited-style-name="Visited_20_Internet_20_Link">
 </text:a>
</text:p>
      <text:p text:style-name="P4">
Дуда зазначив, що поляки настільки активно допомагають українцям, оскількидобре пам’ятають, чим є російська і радянська окупація. Він нагадав, що вКатині в 1940 році росіяни вбили понад 20 тис. польських громадян.</text:p>
      <text:p text:style-name="P4">
“Події в Бучі показали, що росіяни сильно не змінилися: вони й надалістріляють у потилицю людям із зав’язаними руками”, - констатував президент РП.</text:p>
      <text:p text:style-name="P4">
Він додав, що треба зробити все можливе, щоб це більше ніколи не повторилося,а винні у вбивствах українців мають бути покарані.</text:p>
      <text:p text:style-name="P4">
Як повідомляв Укрінформ, 13 квітня <text:a xlink:type="simple" xlink:href="https://www.ukrinform.ua/rubric-world/3695805-nimeccina-dozvolila-polsi-peredati-ukraini-pat-vinisuvaciv-mig29.html" text:style-name="Internet_20_link" text:visited-style-name="Visited_20_Internet_20_Link">
 </text:a>
 зі складів колишньої НДР.</text:p>
      <text:p text:style-name="P4">
Раніше Польща вже передала Україні вісім літаків МіГ-29.</text:p>
      <text:p text:style-name="P4">
<text:span text:style-name="T5">
Фото: ОП</text:span>
</text:p>
      <text:p text:style-name="P4">
Source: <text:a xlink:type="simple" xlink:href="https://www.ukrinform.ua/rubric-ato/3695959-polsa-vze-nadala-ukraini-vijskovoi-dopomogi-majze-na-3-milardi-duda.html" text:style-name="Internet_20_link" text:visited-style-name="Visited_20_Internet_20_Link">
https://www.ukrinform.ua/rubric-ato/3695959-polsa-vze-nadala-ukraini-vijskovoi-dopomogi-majze-na-3-milardi-duda.html</text:a>
</text:p>
      <!--NEWS-->
      <text:h text:style-name="P10" text:outline-level="1">
<text:span text:style-name="T4">
Скільки українські біженці у Польщі планують витратити на Великдень – дослідження</text:span>
</text:h>
      <text:p text:style-name="P4">
Authors: Ukrinform (Person)</text:p>
      <text:p text:style-name="P4">
Publisher: Укринформ (Organization)</text:p>
      <text:p text:style-name="P4">
Published Time: 2023-04-14T17:12:00+03:00</text:p>
      <text:p text:style-name="P4">
Modified Time: 2023-04-14T17:12:00+03:00</text:p>
      <text:p text:style-name="P4">
Description: Понад половина біженців з України, які перебувають у Польщі, мають намір витратити на Великдень цього року від 101 до 300 злотих (880-2600 грн). — Укрінформ.</text:p>
      <text:p text:style-name="P4">
Images: ["<text:a xlink:type="simple" xlink:href="https://static.ukrinform.com/photos/2023_04/thumb_files/630_360_1681481499-492.jpeg" text:style-name="Internet_20_link" text:visited-style-name="Visited_20_Internet_20_Link">
630_360_16814...</text:a>
"]</text:p>
      <text:p text:style-name="P4">
Tags: ['Діаспора', 'Опитування', 'Польща', 'Великдень', 'Біженці']</text:p>
      <text:p text:style-name="P4">
Type: Article</text:p>
      <!--METADATA-->
      <text:p text:style-name="P4">
<draw:frame draw:style-name="fr1" draw:name="Image194" text:anchor-type="as-char" svg:width="6.9236in" svg:height="3.956343in" draw:z-index="0">
<draw:image xlink:href="../Images/yкринформ/2023-04-14T17-12-00-03-00/630_360_1681481499-492.jpeg" xlink:type="simple" xlink:show="embed" xlink:actuate="onLoad" draw:mime-type="image/jpeg"/>
</draw:frame>
 Понадполовина біженців з України, які перебувають у Польщі, мають намір витратитина Великдень цього року від 101 до 300 злотих (880-2600 грн).</text:p>
      <text:p text:style-name="P4">
Як передає Укрінформ, про це свідчить опитування «Воєнні біженці з України.Великдень у Польщі», проведене Міграційною платформою EWL та ЦентромСхідноєвропейських студій Варшавського університету.</text:p>
      <text:p text:style-name="P4">
Опитування показало, що майже 1/4 українських біженців, які перебувають уПольщі (24%), не планують святкувати Великдень, а більш ніж половинареспондентів (55%) мають намір витратити не більше 300 злотих (2600 грн) навеликодні покупки та подорожі. Лише кожен п'ятий біженець (21%) декларуєбільші витрати.</text:p>
      <text:p text:style-name="P4">
<text:span text:style-name="T4">
Читайте також:</text:span>
 <text:a xlink:type="simple" xlink:href="https://www.ukrinform.ua/rubric-diaspora/3695884-ukrainski-bizenci-u-polsi-perekonani-so-pisla-vijni-polskoukrainski-vzaemini-budut-krasimi.html" text:style-name="Internet_20_link" text:visited-style-name="Visited_20_Internet_20_Link">
 <text:span text:style-name="T4">
Українські</text:span>
 <text:span text:style-name="T4">
біженці</text:span>
 <text:span text:style-name="T4">
Польщі</text:span>
 <text:span text:style-name="T4">
переконані</text:span>
<text:span text:style-name="T4">
після</text:span>
 <text:span text:style-name="T4">
віи</text:span>
 <text:span text:style-name="T4">
польсько</text:span>
 <text:span text:style-name="T4">
украі</text:span>
 <text:span text:style-name="T4">
нські</text:span>
 <text:span text:style-name="T4">
взаємини</text:span>
 <text:span text:style-name="T4">
будуть</text:span>
<text:span text:style-name="T4">
кращими</text:span>
 </text:a>
</text:p>
      <text:p text:style-name="P4">
Згідно з дослідженням, серед страв традиційної польської кухні, яким надаютьперевагу біженці, найчастіше згадуються голубці (37%) та український борщ(36%). Крім того, 30% респондентів зізналися, що їм найбільше подобаєтьсятрадиційний польський кислий житній суп журек, який менш відомий в Україні. Доп’ятірки страв, які найчастіше обирають українські в Польщі також увійшлисирник (27%) і яблучний пиріг (шарлотка, 24%).</text:p>
      <text:p text:style-name="P4">
«Серед найсмачніших страв громадяни України на перших двох місцях вказують тістрави, які також є українською кухнею, тобто голубці та український борщ.Третє місце – типово польський суп журек», – зауважує операційний директорМіграційної платформи EWL Рафал Мруз.</text:p>
      <text:p text:style-name="P4">
Дослідження «Воєнні біженці з України. Великдень у Польщі» було проведено23-28 березня 2023 року в різних містах та регіонах Польщі, зокрема Варшаві,Кракові, Вроцлаві, Гданську та інших містах. У дослідженні взяли участь 400громадян України, які прибули до Польщі після 24 лютого 2022 року черезповномасштабне вторгнення росії в Україну.</text:p>
      <text:p text:style-name="P4">
Нагадаємо, майже три чверті біженців з України, які перебувають у Польщі, <text:a xlink:type="simple" xlink:href="https://www.ukrinform.ua/rubric-diaspora/3695850-bilsist-bizenciv-z-ukraini-zalisautsa-u-polsi-na-velikden-doslidzenna.html" text:style-name="Internet_20_link" text:visited-style-name="Visited_20_Internet_20_Link">
</text:a>
 залишитися у цій країні наВеликодні свята. Майже половина з них проведуть цей час разом зі своїмиродинами, які також перебувають у Польщі.</text:p>
      <text:p text:style-name="P4">
Source: <text:a xlink:type="simple" xlink:href="https://www.ukrinform.ua/rubric-diaspora/3695962-skilki-ukrainski-bizenci-u-polsi-planuut-vitratiti-na-velikden-doslidzenna.html" text:style-name="Internet_20_link" text:visited-style-name="Visited_20_Internet_20_Link">
https://www.ukrinform.ua/rubric-diaspora/3695962-skilki-ukrainski-bizenci-u-polsi-planuut-vitratiti-na-velikden-doslidzenna.html</text:a>
</text:p>
      <!--NEWS-->
      <text:h text:style-name="P10" text:outline-level="1">
<text:span text:style-name="T4">
МКІП за три місяці надало близько 1000 листів сприяння для виїзду артистів за кордон</text:span>
</text:h>
      <text:p text:style-name="P4">
Authors: Ukrinform (Person)</text:p>
      <text:p text:style-name="P4">
Publisher: Укринформ (Organization)</text:p>
      <text:p text:style-name="P4">
Published Time: 2023-04-14T17:12:13+03:00</text:p>
      <text:p text:style-name="P4">
Modified Time: 2023-04-14T17:12:13+03:00</text:p>
      <text:p text:style-name="P4">
Description: Упродовж січня-березня до Міністерства культури та інформаційної політики надійшло понад 1500 запитів для виїзду за кордон, водночас відомство надало близько 1000 листів сприяння. — Укрінформ.</text:p>
      <text:p text:style-name="P4">
Images: ["<text:a xlink:type="simple" xlink:href="https://static.ukrinform.com/photos/2022_12/thumb_files/630_360_1670826524-230.png" text:style-name="Internet_20_link" text:visited-style-name="Visited_20_Internet_20_Link">
630_360_16708...</text:a>
"]</text:p>
      <text:p text:style-name="P4">
Tags: ['Ткаченко', 'МКІП ', 'Виїзд за кордон', 'Артисти']</text:p>
      <text:p text:style-name="P4">
Type: Article</text:p>
      <!--METADATA-->
      <text:p text:style-name="P4">
<draw:frame draw:style-name="fr1" draw:name="Image195" text:anchor-type="as-char" svg:width="6.9236in" svg:height="3.956343in" draw:z-index="0">
<draw:image xlink:href="../Images/yкринформ/2023-04-14T17-12-13-03-00/630_360_1670826524-230.png" xlink:type="simple" xlink:show="embed" xlink:actuate="onLoad" draw:mime-type="image/png"/>
</draw:frame>
 Упродовжсічня-березня до Міністерства культури та інформаційної політики надійшлопонад 1500 запитів для виїзду за кордон, водночас відомство надало близько1000 листів сприяння.</text:p>
      <text:p text:style-name="P4">
Про це повідомив міністр культури та інформполітики Олександр Ткаченко вінтерв'ю <text:a xlink:type="simple" xlink:href="https://www.liga.net/ua/politics/interview/desyatki-millionov-v-lavre-djinsa-v-marafone-i-dubinskiy-razgovor-s-aleksandrom-tkachenko" text:style-name="Internet_20_link" text:visited-style-name="Visited_20_Internet_20_Link">
 </text:a>
 ,передає Укрінформ.</text:p>
      <text:p text:style-name="P4">
"За січень-березень 2023 року до нас надійшло понад 1500 запитів, з них десь1000 ми надали листи сприяння, ще десь 300 надали роз’яснення, якщо щось нетак з документами", - сказав він.</text:p>
      <text:p text:style-name="P4">
Водночас Ткаченко зауважив, що МКІП налагодило співпрацю з прикордонноюслужбою щодо обміну інформацією про тих, хто виїжджає за <text:a xlink:type="simple" xlink:href="https://www.ukrinform.ua/tag-kordon" text:style-name="Internet_20_link" text:visited-style-name="Visited_20_Internet_20_Link">
</text:a>
 та повертається, задля швидкогореагування на ймовірну негідну поведінку. Він підкреслив, що чимало людей самізвітують про своє повернення.</text:p>
      <text:p text:style-name="P4">
<text:span text:style-name="T4">
Читайте також:</text:span>
 <text:a xlink:type="simple" xlink:href="https://www.ukrinform.ua/rubric-culture/3681504-viizd-artistiv-za-kordon-u-mkip-poasnili-neobhidnist-dodatkovih-dokumentiv.html" text:style-name="Internet_20_link" text:visited-style-name="Visited_20_Internet_20_Link">
 </text:a>
</text:p>
      <text:p text:style-name="P4">
"Якщо людина стоїть на військовому обліку і не поверталася, її мають викликатидо військкомату. Якщо людина цього не робить, починають діяти норми закону,згідно з якими вона має бути прямо покарана", - зауважив Ткаченко.</text:p>
      <text:p text:style-name="P4">
Очільник МКІП нагадав, що міністерство просить надавати пакет документів, щозасвідчує дійсність контрактів, збір коштів чи те, що Україна буде достойнопредставлена на подіях. Також чоловіки мають надати довідку про взяття навійськовий облік.</text:p>
      <text:p text:style-name="P4">
<text:span text:style-name="T4">
Читайте також:</text:span>
 <text:a xlink:type="simple" xlink:href="https://www.ukrinform.ua/rubric-culture/3685136-u-mkip-nazvali-obovazkovu-vimogu-dla-viizdu-mitciv-za-kordon.html" text:style-name="Internet_20_link" text:visited-style-name="Visited_20_Internet_20_Link">
 </text:a>
</text:p>
      <text:p text:style-name="P4">
Як повідомлялося, після інциденту зі стендап-коміком Андрієм Щегелем, який <text:a xlink:type="simple" xlink:href="https://www.ukrinform.ua/rubric-society/3678279-komik-segel-utik-z-ukraini-cerez-nadanij-dozvil-u-mkip-prokomentuvali-situaciu.html" text:style-name="Internet_20_link" text:visited-style-name="Visited_20_Internet_20_Link">
</text:a>
 , отримавши триповістки, МКІП подало на затвердження уряду більш жорсткий порядок отриманнядозволів на тимчасовий виїзд за кордон чоловіків призовного віку.</text:p>
      <text:p text:style-name="P4">
Source: <text:a xlink:type="simple" xlink:href="https://www.ukrinform.ua/rubric-culture/3695961-mkip-za-tri-misaci-nadalo-blizko-1000-listiv-sprianna-dla-viizdu-artistiv-za-kordon.html" text:style-name="Internet_20_link" text:visited-style-name="Visited_20_Internet_20_Link">
https://www.ukrinform.ua/rubric-culture/3695961-mkip-za-tri-misaci-nadalo-blizko-1000-listiv-sprianna-dla-viizdu-artistiv-za-kordon.html</text:a>
</text:p>
      <!--NEWS-->
      <text:h text:style-name="P10" text:outline-level="1">
<text:span text:style-name="T4">
Остін наступного тижня відвідає Швецію</text:span>
</text:h>
      <text:p text:style-name="P4">
Authors: Ukrinform (Person)</text:p>
      <text:p text:style-name="P4">
Publisher: Укринформ (Organization)</text:p>
      <text:p text:style-name="P4">
Published Time: 2023-04-14T17:15:00+03:00</text:p>
      <text:p text:style-name="P4">
Modified Time: 2023-04-14T17:15:00+03:00</text:p>
      <text:p text:style-name="P4">
Description: Міністерство оборони США офіційно анонсувало візит глави Пентагону Ллойда Остіна до Швеції наступного тижня, перед його головуванням у 11-й зустрічі у форматі «Рамштайн» у Німеччині. — Укрінформ.</text:p>
      <text:p text:style-name="P4">
Images: ["<text:a xlink:type="simple" xlink:href="https://static.ukrinform.com/photos/2022_10/thumb_files/630_360_1666362166-807.jpg" text:style-name="Internet_20_link" text:visited-style-name="Visited_20_Internet_20_Link">
630_360_16663...</text:a>
"]</text:p>
      <text:p text:style-name="P4">
Tags: ['Німеччина', 'Швеція', 'Остін', 'Зустріч Рамштайн']</text:p>
      <text:p text:style-name="P4">
Type: Article</text:p>
      <!--METADATA-->
      <text:p text:style-name="P4">
<draw:frame draw:style-name="fr1" draw:name="Image196" text:anchor-type="as-char" svg:width="6.9236in" svg:height="3.956343in" draw:z-index="0">
<draw:image xlink:href="../Images/yкринформ/2023-04-14T17-15-00-03-00/630_360_1666362166-807.jpg" xlink:type="simple" xlink:show="embed" xlink:actuate="onLoad" draw:mime-type="image/jpeg"/>
</draw:frame>
Міністерство оборони США офіційно анонсувало візит глави Пентагону ЛлойдаОстіна до Швеції наступного тижня, перед його головуванням у 11-й зустрічі уформаті «Рамштайн» у Німеччині.</text:p>
      <text:p text:style-name="P4">
Про це йдеться в <text:a xlink:type="simple" xlink:href="http://www.defense.gov/News/Advisories/Advisory/Article/3362482/secretary-of-defense-to-visit-sweden-followed-by-ukraine-defense-contact-group/" text:style-name="Internet_20_link" text:visited-style-name="Visited_20_Internet_20_Link">
</text:a>
американського відомства в п’ятницю, передає Укрінформ.</text:p>
      <text:p text:style-name="P4">
«Під час візиту до <text:a xlink:type="simple" xlink:href="https://www.ukrinform.ua/tag-svecia" text:style-name="Internet_20_link" text:visited-style-name="Visited_20_Internet_20_Link">
 </text:a>
 міністр Остінобговорить питання, пов’язані з безпекою, які становлять взаємний інтерес міжнашими двома країнами, а також поспілкується з високопоставленими чиновникамиу сфері оборони та в уряді Швеції», - зазначається в повідомленні.</text:p>
      <text:p text:style-name="P4">
Глава Пентагону відвідає Швецію після того, як вона подала заявку на членствов НАТО на тлі повномасштабної російської агресії проти України, розв’язаноїкремлем у лютому минулого року. Візит міністра оборони США до цієї країнизапланований на 19 квітня.</text:p>
      <text:p text:style-name="P4">
Звідти Остін вирушить до Німеччини, де він і керівник Об’єднаного комітетуначальників штабів генерал Марк Міллі головуватимуть на 11-й зустрічіКонтактної групи з питань оборони України на авіабазі «Рамштайн».</text:p>
      <text:p text:style-name="P4">
<text:span text:style-name="T4">
Читайте також:</text:span>
 <text:a xlink:type="simple" xlink:href="https://www.ukrinform.ua/rubric-world/3695816-ministr-oboroni-ssa-doruciv-pereglanuti-mehanizm-dostupu-do-rozviddanih-pisla-vitoku-dokumentiv.html" text:style-name="Internet_20_link" text:visited-style-name="Visited_20_Internet_20_Link">
 </text:a>
</text:p>
      <text:p text:style-name="P4">
Як повідомляв Укрінформ, <text:a xlink:type="simple" xlink:href="https://www.ukrinform.ua/rubric-ato/3694565-nastupna-zustric-ramstajn-vidbudetsa-21-kvitna-povitrani-sili-ssa.html" text:style-name="Internet_20_link" text:visited-style-name="Visited_20_Internet_20_Link">
 </text:a>
 11-го «Рамштайну» заплановане на 21 квітня. Очікується, що участь уньому братимуть глави оборонних відомств і високопоставлені командувачі зблизько 50-ти країн.</text:p>
      <text:p text:style-name="P4">
Фото: EPA</text:p>
      <text:p text:style-name="P4">
Source: <text:a xlink:type="simple" xlink:href="https://www.ukrinform.ua/rubric-world/3695964-ostin-nastupnogo-tizna-vidvidae-sveciu.html" text:style-name="Internet_20_link" text:visited-style-name="Visited_20_Internet_20_Link">
https://www.ukrinform.ua/rubric-world/3695964-ostin-nastupnogo-tizna-vidvidae-sveciu.html</text:a>
</text:p>
      <!--NEWS-->
      <text:h text:style-name="P10" text:outline-level="1">
<text:span text:style-name="T4">
Donetsk Oblast(23:13). Red Alert: aerial threat. Sirens sounding. Take cover now!</text:span>
</text:h>
      <text:p text:style-name="P4">
Authors: liveuamap (Language: en)</text:p>
      <text:p text:style-name="P4">
Time: 2023-04-14T17:15:00</text:p>
      <text:p text:style-name="P4">
Location: Donetsk Oblast (Latitude:48.72629 Longtitude:37.57869)</text:p>
      <text:p text:style-name="P4">
Videos: []</text:p>
      <text:p text:style-name="P4">
Images: []</text:p>
      <text:p text:style-name="P4">
Tags: ["Europe", "Central and Eastern Europe"]</text:p>
      <text:p text:style-name="P4">
ID: 22556206</text:p>
      <!--METADATA-->
      <text:p text:style-name="P4">
Donetsk Oblast(23:13). Red Alert: aerial threat. Sirens sounding. Take covernow!</text:p>
      <text:p text:style-name="P4">
News Collection Link: <text:a xlink:type="simple" xlink:href="https://liveuamap.com/en/2023/14-april-donetsk-oblast2313-red-alert-aerial-g" text:style-name="Internet_20_link" text:visited-style-name="Visited_20_Internet_20_Link">
https://liveuamap.com/en/2023/14-april-donetsk-oblast2313-red-alert-aerial-g</text:a>
</text:p>
      <text:p text:style-name="P4">
Source: <text:a xlink:type="simple" xlink:href="https://t.me/air_alert_ua/43060" text:style-name="Internet_20_link" text:visited-style-name="Visited_20_Internet_20_Link">
https://t.me/air_alert_ua/43060</text:a>
</text:p>
      <!--NEWS-->
      <text:h text:style-name="P10" text:outline-level="1">
<text:span text:style-name="T4">
УПЛ: «Динамо» втратило очки з «Рухом», «Колос» здолав «Інгулець»</text:span>
</text:h>
      <text:p text:style-name="P4">
Authors: Ukrinform (Person)</text:p>
      <text:p text:style-name="P4">
Publisher: Укринформ (Organization)</text:p>
      <text:p text:style-name="P4">
Published Time: 2023-04-14T17:21:55+03:00</text:p>
      <text:p text:style-name="P4">
Modified Time: 2023-04-14T17:21:55+03:00</text:p>
      <text:p text:style-name="P4">
Description: Кияни залишилися на четвертій сходинці в чемпіонаті України з футболу. — Укрінформ.</text:p>
      <text:p text:style-name="P4">
Images: ["<text:a xlink:type="simple" xlink:href="https://static.ukrinform.com/photos/2023_04/thumb_files/630_360_1681481986-658.jpeg" text:style-name="Internet_20_link" text:visited-style-name="Visited_20_Internet_20_Link">
630_360_16814...</text:a>
"]</text:p>
      <text:p text:style-name="P4">
Tags: ['Динамо', 'Футбол', 'Інгулець', 'Колос Ковалівка', 'Рух Львів']</text:p>
      <text:p text:style-name="P4">
Type: Article</text:p>
      <!--METADATA-->
      <text:p text:style-name="P4">
<draw:frame draw:style-name="fr1" draw:name="Image197" text:anchor-type="as-char" svg:width="6.9236in" svg:height="3.956343in" draw:z-index="0">
<draw:image xlink:href="../Images/yкринформ/2023-04-14T17-21-55-03-00/630_360_1681481986-658.jpeg" xlink:type="simple" xlink:show="embed" xlink:actuate="onLoad" draw:mime-type="image/jpeg"/>
</draw:frame>
 Киянизалишилися на четвертій сходинці в чемпіонаті України з футболу.</text:p>
      <text:p text:style-name="P4">
Закінчився ігровий день21-го туру Української прем'єр-ліги, передає Укрінформ.</text:p>
      <text:p text:style-name="P4">
«Динамо» розписало нічию з «Рухом» - 1:1. У складі киян відзначився Ванат.Винниківці відповіли точним ударом Довгого.</text:p>
      <text:p text:style-name="P4">
В іншому матчі «Колос» мінімально переміг «Інгулець» - 1:0. Переможний гол насвій рахунок записав Мілько.</text:p>
      <text:p text:style-name="P4">
Як повідомлялося, у першому матчі ігрового дня УПЛ «Минай» мінімально здолав«Кривбас» (1:0).</text:p>
      <text:p text:style-name="P4">
<text:span text:style-name="T4">
Читайте також:</text:span>
 <text:a xlink:type="simple" xlink:href="https://www.ukrinform.ua/rubric-sports/3695922-bukovina-obigrala-cernigivsvsm-u-matci-persoi-ligi.html" text:style-name="Internet_20_link" text:visited-style-name="Visited_20_Internet_20_Link">
 <text:span text:style-name="T4">
Буковина</text:span>
 </text:a>
</text:p>
      <text:p text:style-name="P4">
Як повідомляв Укрінформ, «Шахтар» очолює УПЛ, маючи в активі 49 очок після 20матчів.</text:p>
      <text:p text:style-name="P4">
Фото: fcrukh.com</text:p>
      <text:p text:style-name="P4">
Source: <text:a xlink:type="simple" xlink:href="https://www.ukrinform.ua/rubric-sports/3695967-upl-dinamo-vtratilo-ocki-z-ruhom-kolos-zdolav-ingulec.html" text:style-name="Internet_20_link" text:visited-style-name="Visited_20_Internet_20_Link">
https://www.ukrinform.ua/rubric-sports/3695967-upl-dinamo-vtratilo-ocki-z-ruhom-kolos-zdolav-ingulec.html</text:a>
</text:p>
      <!--NEWS-->
      <text:h text:style-name="P10" text:outline-level="1">
<text:span text:style-name="T4">
Death toll of Russian shelling in Sloviansk increased to 9</text:span>
</text:h>
      <text:p text:style-name="P4">
Authors: liveuamap (Language: en)</text:p>
      <text:p text:style-name="P4">
Time: 2023-04-14T17:27:18</text:p>
      <text:p text:style-name="P4">
Location: Sloviansk (Latitude:48.84947 Longtitude:37.60225)</text:p>
      <text:p text:style-name="P4">
Videos: []</text:p>
      <text:p text:style-name="P4">
Images: []</text:p>
      <text:p text:style-name="P4">
Tags: ["Europe", "Central and Eastern Europe"]</text:p>
      <text:p text:style-name="P4">
ID: 22556207</text:p>
      <!--METADATA-->
      <text:p text:style-name="P4">
Death toll of Russian shelling in Sloviansk increased to 9</text:p>
      <text:p text:style-name="P4">
News Collection Link: <text:a xlink:type="simple" xlink:href="https://liveuamap.com/en/2023/14-april-death-toll-of-russian-shelling-in-sloviansk-increased" text:style-name="Internet_20_link" text:visited-style-name="Visited_20_Internet_20_Link">
https://liveuamap.com/en/2023/14-april-death-toll-of-russian-shelling-in-sloviansk-increased</text:a>
</text:p>
      <text:p text:style-name="P4">
Source: <text:a xlink:type="simple" xlink:href="https://t.me/hromadske_ua/31558" text:style-name="Internet_20_link" text:visited-style-name="Visited_20_Internet_20_Link">
https://t.me/hromadske_ua/31558</text:a>
</text:p>
      <!--NEWS-->
      <text:h text:style-name="P10" text:outline-level="1">
<text:span text:style-name="T4">
росіяни знову обстріляли Вовчанськ - поранена співробітниця медзакладу</text:span>
</text:h>
      <text:p text:style-name="P4">
Authors: Ukrinform (Person)</text:p>
      <text:p text:style-name="P4">
Publisher: Укринформ (Organization)</text:p>
      <text:p text:style-name="P4">
Published Time: 2023-04-14T17:28:00+03:00</text:p>
      <text:p text:style-name="P4">
Modified Time: 2023-04-14T17:28:00+03:00</text:p>
      <text:p text:style-name="P4">
Description: Ворог знову обстріляв прикордонне місто Вовчанськ на Харківщині, поранено співробітницю медичного закладу. — Укрінформ.</text:p>
      <text:p text:style-name="P4">
Images: ["<text:a xlink:type="simple" xlink:href="https://static.ukrinform.com/photos/2019_10/thumb_files/630_360_1572005821-673.jpg" text:style-name="Internet_20_link" text:visited-style-name="Visited_20_Internet_20_Link">
630_360_15720...</text:a>
"]</text:p>
      <text:p text:style-name="P4">
Tags: ['Обстріл', 'Поранені', 'Харківщина', 'Війна з росією']</text:p>
      <text:p text:style-name="P4">
Type: Article</text:p>
      <!--METADATA-->
      <text:p text:style-name="P4">
<draw:frame draw:style-name="fr1" draw:name="Image198" text:anchor-type="as-char" svg:width="6.9236in" svg:height="3.956343in" draw:z-index="0">
<draw:image xlink:href="../Images/yкринформ/2023-04-14T17-28-00-03-00/630_360_1572005821-673.jpg" xlink:type="simple" xlink:show="embed" xlink:actuate="onLoad" draw:mime-type="image/jpeg"/>
</draw:frame>
 Ворогзнову обстріляв прикордонне місто Вовчанськ на Харківщині, пораненоспівробітницю медичного закладу.</text:p>
      <text:p text:style-name="P4">
Про це повідомив начальник Харківської обласної військової адміністрації ОлегСинєгубов у <text:a xlink:type="simple" xlink:href="https://t.me/synegubov/5947" text:style-name="Internet_20_link" text:visited-style-name="Visited_20_Internet_20_Link">
 </text:a>
 , передає Укрінформ.</text:p>
      <text:p text:style-name="P4">
«Сьогодні ворог <text:a xlink:type="simple" xlink:href="https://www.ukrinform.ua/tag-obstril" text:style-name="Internet_20_link" text:visited-style-name="Visited_20_Internet_20_Link">
 </text:a>
 медичний заклад уВовчанську. Зазнала поранення та була госпіталізована 62-річна співробітницязакладу», - написав Синєгубов.</text:p>
      <text:p text:style-name="P4">
В ефірі національного марафону «Єдині новини» начальник ОВА поінформував, щоворожих обстрілів зазнають прикордонні райони.</text:p>
      <text:p text:style-name="P4">
«На жаль, ворог продовжує обстрілювати північ нашої області, північно-східнийнапрямок, куп’янський напрямок – там проходить лінія фронту, і ворог б’євиключно по житлових масивах. Є руйнування приватного житлового фонду», -сказав Синєгубов.</text:p>
      <text:p text:style-name="P4">
<text:span text:style-name="T4">
Читайте також:</text:span>
 <text:a xlink:type="simple" xlink:href="https://www.ukrinform.ua/rubric-regions/3695774-na-hersonsini-rosiani-skinuli-vibuhivku-z-drona-na-avto-policejskih-odin-poranenij.html" text:style-name="Internet_20_link" text:visited-style-name="Visited_20_Internet_20_Link">
 </text:a>
</text:p>
      <text:p text:style-name="P4">
Він також додав, що волонтер, який займався евакуацією людей із ДворічноїКуп’янського району та напередодні потрапив під російський обстріл, перебуваєу тяжкому стані.</text:p>
      <text:p text:style-name="P4">
«Медики борються за його життя», - зазначив начальник ОВА.</text:p>
      <text:p text:style-name="P4">
Як повідомлялося, на Харківщині залишається високою мінна небезпека. ВІзюмському районі 14 квітня підірвалися на вибухонебезпечних предметах двоєлюдей, їх госпіталізували.</text:p>
      <text:p text:style-name="P4">
Source: <text:a xlink:type="simple" xlink:href="https://www.ukrinform.ua/rubric-ato/3695970-vorog-znovu-obstrilav-vovcansk-poranena-spivrobitnica-medzakladu.html" text:style-name="Internet_20_link" text:visited-style-name="Visited_20_Internet_20_Link">
https://www.ukrinform.ua/rubric-ato/3695970-vorog-znovu-obstrilav-vovcansk-poranena-spivrobitnica-medzakladu.html</text:a>
</text:p>
      <!--NEWS-->
      <text:h text:style-name="P10" text:outline-level="1">
<text:span text:style-name="T4">
Ворог ударив керованими авіабомбами по підприємству на прикордонні Чернігівщини</text:span>
</text:h>
      <text:p text:style-name="P4">
Authors: Ukrinform (Person)</text:p>
      <text:p text:style-name="P4">
Publisher: Укринформ (Organization)</text:p>
      <text:p text:style-name="P4">
Published Time: 2023-04-14T17:32:00+03:00</text:p>
      <text:p text:style-name="P4">
Modified Time: 2023-04-14T17:32:00+03:00</text:p>
      <text:p text:style-name="P4">
Description: російська авіація вдарила по підприємству на прикордонні Чернігівської області. — Укрінформ.</text:p>
      <text:p text:style-name="P4">
Images: ["<text:a xlink:type="simple" xlink:href="https://static.ukrinform.com/photos/2023_04/thumb_files/630_360_1681482570-185.jpg" text:style-name="Internet_20_link" text:visited-style-name="Visited_20_Internet_20_Link">
630_360_16814...</text:a>
", "<text:a xlink:type="simple" xlink:href="https://static.ukrinform.com/photos/2023_04/1681482570-677.jpg" text:style-name="Internet_20_link" text:visited-style-name="Visited_20_Internet_20_Link">
1681482570-67...</text:a>
", "<text:a xlink:type="simple" xlink:href="https://static.ukrinform.com/photos/2023_04/1681482571-634.jpg" text:style-name="Internet_20_link" text:visited-style-name="Visited_20_Internet_20_Link">
1681482571-63...</text:a>
", "<text:a xlink:type="simple" xlink:href="https://static.ukrinform.com/photos/2023_04/1681482570-324.jpg" text:style-name="Internet_20_link" text:visited-style-name="Visited_20_Internet_20_Link">
1681482570-32...</text:a>
", "<text:a xlink:type="simple" xlink:href="https://static.ukrinform.com/photos/2023_04/1681482570-185.jpg" text:style-name="Internet_20_link" text:visited-style-name="Visited_20_Internet_20_Link">
1681482570-18...</text:a>
"]</text:p>
      <text:p text:style-name="P4">
Tags: ['Обстріл', 'Чернігівщина', 'Бомба', 'Війна з росією']</text:p>
      <text:p text:style-name="P4">
Type: Article</text:p>
      <!--METADATA-->
      <text:p text:style-name="P4">
<draw:frame draw:style-name="fr1" draw:name="Image199" text:anchor-type="as-char" svg:width="6.9236in" svg:height="3.956343in" draw:z-index="0">
<draw:image xlink:href="../Images/yкринформ/2023-04-14T17-32-00-03-00/630_360_1681482570-185.jpg" xlink:type="simple" xlink:show="embed" xlink:actuate="onLoad" draw:mime-type="image/jpeg"/>
</draw:frame>
 російськаавіація вдарила по підприємству на прикордонні Чернігівської області.</text:p>
      <text:p text:style-name="P4">
Як передає Укрінформ, про це оперативне командування «Північ» повідомляє у <text:a xlink:type="simple" xlink:href="https://t.me/ok_pivnich1/1798" text:style-name="Internet_20_link" text:visited-style-name="Visited_20_Internet_20_Link">
</text:a>
 .</text:p>
      <text:p text:style-name="P4">
«Близько 16:00 противник наніс удар керованими авіабомбами по промисловомупідприємству в Семенівському районі», - ідеться в повідомленні.</text:p>
      <text:p text:style-name="P4">
<draw:frame draw:style-name="fr1" draw:name="Image200" text:anchor-type="as-char" svg:width="6.9236in" svg:height="9.231467in" draw:z-index="0">
<draw:image xlink:href="../Images/yкринформ/2023-04-14T17-32-00-03-00/1681482570-677.jpg" xlink:type="simple" xlink:show="embed" xlink:actuate="onLoad" draw:mime-type="image/jpeg"/>
</draw:frame>
<draw:frame draw:style-name="fr1" draw:name="Image201" text:anchor-type="as-char" svg:width="6.9236in" svg:height="5.1927in" draw:z-index="0">
<draw:image xlink:href="../Images/yкринформ/2023-04-14T17-32-00-03-00/1681482571-634.jpg" xlink:type="simple" xlink:show="embed" xlink:actuate="onLoad" draw:mime-type="image/jpeg"/>
</draw:frame>
</text:p>
      <text:p text:style-name="P4">
Внаслідок удару є руйнування будівель. Попередньо, один працівник підприємствапоранений.</text:p>
      <text:p text:style-name="P4">
<draw:frame draw:style-name="fr1" draw:name="Image202" text:anchor-type="as-char" svg:width="6.9236in" svg:height="3.192549in" draw:z-index="0">
<draw:image xlink:href="../Images/yкринформ/2023-04-14T17-32-00-03-00/1681482570-324.jpg" xlink:type="simple" xlink:show="embed" xlink:actuate="onLoad" draw:mime-type="image/jpeg"/>
</draw:frame>
</text:p>
      <text:p text:style-name="P4">
На місці події працюють групи Національної поліції та рятувальники <text:a xlink:type="simple" xlink:href="https://www.ukrinform.ua/tag-dsns" text:style-name="Internet_20_link" text:visited-style-name="Visited_20_Internet_20_Link">
</text:a>
 . Інформація уточнюється.</text:p>
      <text:p text:style-name="P4">
<draw:frame draw:style-name="fr1" draw:name="Image203" text:anchor-type="as-char" svg:width="6.9236in" svg:height="9.231467in" draw:z-index="0">
<draw:image xlink:href="../Images/yкринформ/2023-04-14T17-32-00-03-00/1681482570-185.jpg" xlink:type="simple" xlink:show="embed" xlink:actuate="onLoad" draw:mime-type="image/jpeg"/>
</draw:frame>
</text:p>
      <text:p text:style-name="P4">
Як повідомляв Укрінформ, росіяни за добу <text:a xlink:type="simple" xlink:href="https://www.ukrinform.ua/rubric-regions/3695789-rosiani-za-dobu-obstrilali-visim-oblastej-ukraini-zvedenna-ova.html" text:style-name="Internet_20_link" text:visited-style-name="Visited_20_Internet_20_Link">
 </text:a>
 вісім областей України.</text:p>
      <text:p text:style-name="P4">
<text:span text:style-name="T5">
Фото: ОК "Північ"</text:span>
</text:p>
      <text:p text:style-name="P4">
Source: <text:a xlink:type="simple" xlink:href="https://www.ukrinform.ua/rubric-ato/3695971-rosiani-vdarili-kerovanimi-aviabombami-po-pidpriemstvu-na-prikordonni-cernigivsini.html" text:style-name="Internet_20_link" text:visited-style-name="Visited_20_Internet_20_Link">
https://www.ukrinform.ua/rubric-ato/3695971-rosiani-vdarili-kerovanimi-aviabombami-po-pidpriemstvu-na-prikordonni-cernigivsini.html</text:a>
</text:p>
      <!--NEWS-->
      <text:h text:style-name="P10" text:outline-level="1">
<text:span text:style-name="T4">
УАФ подала запит до Мінмолодьспорту щодо наказу про заборону участі в одних змаганнях з представниками рф і рб</text:span>
</text:h>
      <text:p text:style-name="P4">
Authors: Ukrinform (Person)</text:p>
      <text:p text:style-name="P4">
Publisher: Укринформ (Organization)</text:p>
      <text:p text:style-name="P4">
Published Time: 2023-04-14T17:32:45+03:00</text:p>
      <text:p text:style-name="P4">
Modified Time: 2023-04-14T17:32:45+03:00</text:p>
      <text:p text:style-name="P4">
Description: Асоціація футболу надіслала запит до Міністерства молоді та спорту щодо того, на які змагання вплине наказ про заборону делегаціям українських збірних брати участь у змаганнях, до яких допущені росіяни та білоруси. — Укрінформ.</text:p>
      <text:p text:style-name="P4">
Images: ["<text:a xlink:type="simple" xlink:href="https://static.ukrinform.com/photos/2023_04/thumb_files/630_360_1681482633-879.jpg" text:style-name="Internet_20_link" text:visited-style-name="Visited_20_Internet_20_Link">
630_360_16814...</text:a>
"]</text:p>
      <text:p text:style-name="P4">
Tags: ['Футбол', 'Павелко', 'НОК України', 'Міністерство молоді та спорту', 'УАФ']</text:p>
      <text:p text:style-name="P4">
Type: Article</text:p>
      <!--METADATA-->
      <text:p text:style-name="P4">
<draw:frame draw:style-name="fr1" draw:name="Image204" text:anchor-type="as-char" svg:width="6.9236in" svg:height="3.956343in" draw:z-index="0">
<draw:image xlink:href="../Images/yкринформ/2023-04-14T17-32-45-03-00/630_360_1681482633-879.jpg" xlink:type="simple" xlink:show="embed" xlink:actuate="onLoad" draw:mime-type="image/jpeg"/>
</draw:frame>
 Асоціаціяфутболу надіслала запит до Міністерства молоді та спорту щодо того, на якізмагання вплине наказ про заборону делегаціям українських збірних брати участьу змаганнях, до яких допущені росіяни та білоруси.</text:p>
      <text:p text:style-name="P4">
Як передає Укрінформ, з <text:a xlink:type="simple" xlink:href="https://www.reuters.com/world/europe/ukraine-bans-its-national-teams-competing-with-russians-belarusians-2023-04-14/" text:style-name="Internet_20_link" text:visited-style-name="Visited_20_Internet_20_Link">
 </text:a>
 на словапрезидента УАФ Андрія Павелко для Reuters.</text:p>
      <text:p text:style-name="P4">
Президент УАФ зауважив, що УАФ дотримуватиметься рішення уряду.</text:p>
      <text:p text:style-name="P4">
«У нас війна. Ми не маємо можливості виїжджати за кордон без узгодження зМіністерством спорту», – сказав він.</text:p>
      <text:p text:style-name="P4">
У червні збірна України з футболу проведе наступні матчі відбору на чемпіонатЄвропи 2024 року.</text:p>
      <text:p text:style-name="P4">
УЄФА заборонила Росії брати участь у змаганні через вторгнення, однак Білорусьбула допущена, хоча й бере участь в іншій відбірковій групі.</text:p>
      <text:p text:style-name="P4">
<text:span text:style-name="T4">
Читайте також:</text:span>
 <text:a xlink:type="simple" xlink:href="https://www.ukrinform.ua/rubric-sports/3695638-minmolodsportu-pidgotuvalo-oficijnij-nakaz-pro-bojkot-zmagan-z-rosijskimi-ta-biloruskimi-sportsmenami.html" text:style-name="Internet_20_link" text:visited-style-name="Visited_20_Internet_20_Link">
 <text:span text:style-name="T4">
наказ</text:span>
 </text:a>
</text:p>
      <text:p text:style-name="P4">
Як повідомлялося, Міністерство молоді та спорту опублікувало наказ, в якомузаборонило українським спортивним делегаціям брати участь у змаганнях, до якихдопущено представників росії й білорусі. Наказ поширюється на офіційніделегації національних збірних України з олімпійських та неолімпійських видівспорту. В разі порушення делегатів відкличуть із таких змагань, а відповіднуфедерацію позбавлять статусу національної.</text:p>
      <text:p text:style-name="P4">
Фото: УАФ</text:p>
      <text:p text:style-name="P4">
Source: <text:a xlink:type="simple" xlink:href="https://www.ukrinform.ua/rubric-sports/3695972-uaf-podala-zapit-do-minmolodsportu-sodo-nakazu-pro-zaboronu-ucasti-v-odnih-zmagannah-z-predstavnikami-rf-i-rb.html" text:style-name="Internet_20_link" text:visited-style-name="Visited_20_Internet_20_Link">
https://www.ukrinform.ua/rubric-sports/3695972-uaf-podala-zapit-do-minmolodsportu-sodo-nakazu-pro-zaboronu-ucasti-v-odnih-zmagannah-z-predstavnikami-rf-i-rb.html</text:a>
</text:p>
      <!--NEWS-->
      <text:h text:style-name="P10" text:outline-level="1">
<text:span text:style-name="T4">
Посли Німеччини та ЄС відкрили у Чернівцях модульне містечко для переселенців</text:span>
</text:h>
      <text:p text:style-name="P4">
Authors: Ukrinform (Person)</text:p>
      <text:p text:style-name="P4">
Publisher: Укринформ (Organization)</text:p>
      <text:p text:style-name="P4">
Published Time: 2023-04-14T17:33:00+03:00</text:p>
      <text:p text:style-name="P4">
Modified Time: 2023-04-14T17:33:00+03:00</text:p>
      <text:p text:style-name="P4">
Description: Посол Німеччини в Україні Анка Фельдгузен та голова Представництва ЄС в Україні Матті Маасікас урочисто відкрили у Чернівцях модульне містечко для переселенців, споруджене за підтримки Європейського Союзу та уряду ФРН. — Укрінформ.</text:p>
      <text:p text:style-name="P4">
Images: ["<text:a xlink:type="simple" xlink:href="https://static.ukrinform.com/photos/2023_04/thumb_files/630_360_1681482737-538.jpg" text:style-name="Internet_20_link" text:visited-style-name="Visited_20_Internet_20_Link">
630_360_16814...</text:a>
"]</text:p>
      <text:p text:style-name="P4">
Tags: ['Німеччина', 'Переселенці', 'Чернівці', 'Модульні будинки']</text:p>
      <text:p text:style-name="P4">
Type: Article</text:p>
      <!--METADATA-->
      <text:p text:style-name="P4">
<draw:frame draw:style-name="fr1" draw:name="Image205" text:anchor-type="as-char" svg:width="6.9236in" svg:height="3.956343in" draw:z-index="0">
<draw:image xlink:href="../Images/yкринформ/2023-04-14T17-33-00-03-00/630_360_1681482737-538.jpg" xlink:type="simple" xlink:show="embed" xlink:actuate="onLoad" draw:mime-type="image/jpeg"/>
</draw:frame>
 ПосолНімеччини в Україні Анка Фельдгузен та голова Представництва ЄС в УкраїніМатті Маасікас урочисто відкрили у Чернівцях модульне містечко дляпереселенців, споруджене за підтримки Європейського Союзу та уряду ФРН.</text:p>
      <text:p text:style-name="P4">
Як повідомило посольство Німеччини в Україні у <text:a xlink:type="simple" xlink:href="https://www.facebook.com/deutschebotschaftkiew/posts/pfbid027HMBVZb8qNMBUtFFxHotvgp2bW36X3EjT1KaV8v9tLh54iuBs2vECsGL141DyY2Ml" text:style-name="Internet_20_link" text:visited-style-name="Visited_20_Internet_20_Link">
</text:a>
, модульне містечко розраховане на проживання до 250 внутрішньо переміщенихосіб, половина модулів – сімейного типу, передає Укрінформ.</text:p>
      <text:p text:style-name="P4">
«Я хочу, аби це житло справді стало тимчасовим для <text:a xlink:type="simple" xlink:href="https://www.ukrinform.ua/tag-pereselenci" text:style-name="Internet_20_link" text:visited-style-name="Visited_20_Internet_20_Link">
</text:a>
 . Для мене особисто це дужеважливо, я з 2014 року тут, в Україні, відкриваю модульне житло. Ми всіпрацюємо на перемогу. Німеччина пліч-о-пліч з вами, допомагаємо зброєю,фінансово, тому разом ми переможемо», - сказала Фельдгузен.</text:p>
      <text:p text:style-name="P4">
Міський голова Чернівців Роман Клічук поінформував, що у модульному містечкувже живе 60 осіб. Першими заселяли великі сім’ї, людей з інвалідністю тажінок, чиї чоловіки зараз знаходяться у війську.</text:p>
      <text:p text:style-name="P4">
Містечко обладнане сонячними панелями та батареями, аби залишатися зелектроенергією навіть за надзвичайної ситуації. На його території є альтанкидля сімейного відпочинку та дитячий майданчик.</text:p>
      <text:p text:style-name="P4">
<text:span text:style-name="T4">
Читайте також:</text:span>
 <text:a xlink:type="simple" xlink:href="https://www.ukrinform.ua/rubric-regions/3694336-na-hersonsini-vstanovili-25-modulnih-budinkiv-dla-tih-hto-vtrativ-zitlo.html" text:style-name="Internet_20_link" text:visited-style-name="Visited_20_Internet_20_Link">
 <text:span text:style-name="T4">
модульни</text:span>
 </text:a>
</text:p>
      <text:p text:style-name="P4">
Модульне містечко в Чернівцях було побудоване в межах «Програми ЄС Міцнірегіони – Спеціальна програма підтримки України», яка співфінансується ЄС іМіністерством економічного співробітництва та розвитку Німеччини (BMZ) тавпроваджується компанією GIZ.</text:p>
      <text:p text:style-name="P4">
Як повідомлялося, Німеччина доставила у звільнені та прифронтові райони 800тонн трансформаторної оливи для стабільного енергопостачання України.</text:p>
      <text:p text:style-name="P4">
<text:span text:style-name="T5">
Фото: Посольство Німеччини в Києві</text:span>
</text:p>
      <text:p text:style-name="P4">
Source: <text:a xlink:type="simple" xlink:href="https://www.ukrinform.ua/rubric-regions/3695973-posli-nimeccini-ta-es-vidkrili-u-cernivcah-modulne-mistecko-dla-pereselenciv.html" text:style-name="Internet_20_link" text:visited-style-name="Visited_20_Internet_20_Link">
https://www.ukrinform.ua/rubric-regions/3695973-posli-nimeccini-ta-es-vidkrili-u-cernivcah-modulne-mistecko-dla-pereselenciv.html</text:a>
</text:p>
      <!--NEWS-->
      <text:h text:style-name="P10" text:outline-level="1">
<text:span text:style-name="T4">
Ворог влучив у три п‘ятиповерхівки Слов'янська, відомо про загиблого і шістьох поранених</text:span>
</text:h>
      <text:p text:style-name="P4">
Authors: Ukrinform (Person)</text:p>
      <text:p text:style-name="P4">
Publisher: Укринформ (Organization)</text:p>
      <text:p text:style-name="P4">
Published Time: 2023-04-14T17:44:00+03:00</text:p>
      <text:p text:style-name="P4">
Modified Time: 2023-04-14T17:44:00+03:00</text:p>
      <text:p text:style-name="P4">
Description: російські військові обстріляли Слов'янськ на Донеччині, відомо про одного загиблого і шістьох поранених. — Укрінформ.</text:p>
      <text:p text:style-name="P4">
Images: ["<text:a xlink:type="simple" xlink:href="https://static.ukrinform.com/photos/2023_04/thumb_files/630_360_1681483699-751.jpg" text:style-name="Internet_20_link" text:visited-style-name="Visited_20_Internet_20_Link">
630_360_16814...</text:a>
"]</text:p>
      <text:p text:style-name="P4">
Tags: ['Обстріл', 'Поранені', 'Загибель', "Слов'янськ", 'Війна з росією']</text:p>
      <text:p text:style-name="P4">
Type: Article</text:p>
      <!--METADATA-->
      <text:p text:style-name="P4">
<draw:frame draw:style-name="fr1" draw:name="Image206" text:anchor-type="as-char" svg:width="6.9236in" svg:height="3.956343in" draw:z-index="0">
<draw:image xlink:href="../Images/yкринформ/2023-04-14T17-44-00-03-00/630_360_1681483699-751.jpg" xlink:type="simple" xlink:show="embed" xlink:actuate="onLoad" draw:mime-type="image/jpeg"/>
</draw:frame>
 російськівійськові обстріляли Слов'янськ на Донеччині, відомо про одного загиблого ішістьох поранених.</text:p>
      <text:p text:style-name="P4">
Як передає Укрінформ, про це повідомив у <text:a xlink:type="simple" xlink:href="http://t.me/ermaka2022/2445" text:style-name="Internet_20_link" text:visited-style-name="Visited_20_Internet_20_Link">
 </text:a>
керівник Офісу Президента Андрій Єрмак.</text:p>
      <text:p text:style-name="P4">
"російські терористи <text:a xlink:type="simple" xlink:href="https://www.ukrinform.ua/tag-obstril" text:style-name="Internet_20_link" text:visited-style-name="Visited_20_Internet_20_Link">
 </text:a>
 Слов‘янськ, умісті пролунало щонайменше 7 вибухів у районі ЗОШ №8... Відомо про одногозагиблого та 6 постраждалих", - написав він.</text:p>
      <text:p text:style-name="P4">
<text:span text:style-name="T4">
Читайте також:</text:span>
 <text:a xlink:type="simple" xlink:href="https://www.ukrinform.ua/rubric-ato/3695971-rosiani-vdarili-kerovanimi-aviabombami-po-pidpriemstvu-na-prikordonni-cernigivsini.html" text:style-name="Internet_20_link" text:visited-style-name="Visited_20_Internet_20_Link">
 </text:a>
</text:p>
      <text:p text:style-name="P4">
За інформацією Єрмака, ворог влучив у три п‘ятиповерхових будинки, одинбудинок частково зруйнований, а у двох - сталося загоряння квартир. Такожпошкоджені будинки довкола.</text:p>
      <text:p text:style-name="P4">
Керівник Донецької обласної військової адміністрації Павло Кириленкоопублікував у <text:a xlink:type="simple" xlink:href="http://www.facebook.com/pavlokyrylenko.donoda/posts/pfbid0w5YE5JgRzwk2KPWdq6rugoWU6J7dyLqXzmVkZkWtWxjbYhTsF8AeUR6G3a5CexSLl" text:style-name="Internet_20_link" text:visited-style-name="Visited_20_Internet_20_Link">
</text:a>
фотографії руйнувань з місць обстрілу і написав, що під завалами одного збудинків ще є люди, у тому числі дитина. Зараз триває рятувальна операція.</text:p>
      <text:p text:style-name="P4">
Кириленко також додав, що одночасно зі Слов'янськом загарбники вдарили поКраматорську та Костянтинівці. За попередньою інформацією, там обійшлося безжертв.</text:p>
      <text:p text:style-name="P4">
Кириленко знову закликав мешканців області евакуюватися: «Залишатися наДонеччині небезпечно. Евакуюйтеся».</text:p>
      <text:p text:style-name="P4">
Як повідомляв Укрінформ, російські війська минулої доби обстріляли 102населені пункти восьми областей України, ворожим вогнем убиті троє мирнихжителів, ще восьмеро цивільних поранені.</text:p>
      <text:p text:style-name="P4">
Source: <text:a xlink:type="simple" xlink:href="https://www.ukrinform.ua/rubric-ato/3695978-vorog-vluciv-u-tri-patipoverhivki-slovanska-vidomo-zagiblogo-i-sistoh-poranenih.html" text:style-name="Internet_20_link" text:visited-style-name="Visited_20_Internet_20_Link">
https://www.ukrinform.ua/rubric-ato/3695978-vorog-vluciv-u-tri-patipoverhivki-slovanska-vidomo-zagiblogo-i-sistoh-poranenih.html</text:a>
</text:p>
      <!--NEWS-->
      <text:h text:style-name="P10" text:outline-level="1">
<text:span text:style-name="T4">
Президент відзначив нагородами 183 військовослужбовців, із них 43 – посмертно</text:span>
</text:h>
      <text:p text:style-name="P4">
Authors: Ukrinform (Person)</text:p>
      <text:p text:style-name="P4">
Publisher: Укринформ (Organization)</text:p>
      <text:p text:style-name="P4">
Published Time: 2023-04-14T17:49:00+03:00</text:p>
      <text:p text:style-name="P4">
Modified Time: 2023-04-14T17:49:00+03:00</text:p>
      <text:p text:style-name="P4">
Description: Президент Володимир Зеленський відзначив державними нагородами 183 захисників України, із яких 43 – посмертно.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Нагорода', 'Військові', 'Зеленський', 'Війна з росією']</text:p>
      <text:p text:style-name="P4">
Type: Article</text:p>
      <!--METADATA-->
      <text:p text:style-name="P4">
<draw:frame draw:style-name="fr1" draw:name="Image207" text:anchor-type="as-char" svg:width="6.9236in" svg:height="3.956343in" draw:z-index="0">
<draw:image xlink:href="../Images/yкринформ/2023-04-14T17-49-00-03-00/630_360_1671115306-366.jpeg" xlink:type="simple" xlink:show="embed" xlink:actuate="onLoad" draw:mime-type="image/jpeg"/>
</draw:frame>
 ПрезидентВолодимир Зеленський відзначив державними нагородами 183 захисників України,із яких 43 – посмертно.</text:p>
      <text:p text:style-name="P4">
Як передає Укрінформ, відповідний <text:a xlink:type="simple" xlink:href="http://www.president.gov.ua/documents/2242023-46469" text:style-name="Internet_20_link" text:visited-style-name="Visited_20_Internet_20_Link">
</text:a>
 опубліковано на сайтіглави держав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Президент нагородив захисників орденами Богдана Хмельницького, ДанилаГалицького, «За мужність», медалями «За військову службу Україні», «ЗахисникуВітчизни» та «За врятоване життя».</text:p>
      <text:p text:style-name="P4">
<text:span text:style-name="T4">
Читайте також:</text:span>
 <text:a xlink:type="simple" xlink:href="https://www.ukrinform.ua/rubric-ato/3691011-zelenskij-na-cernigivsini-vidvidav-gospital-i-vruciv-nagorodi-poranenim-vijskovim.html" text:style-name="Internet_20_link" text:visited-style-name="Visited_20_Internet_20_Link">
 </text:a>
</text:p>
      <text:p text:style-name="P4">
Як повідомляв Укрінформ, 13 квітня <text:a xlink:type="simple" xlink:href="https://www.ukrinform.ua/tag-prezident" text:style-name="Internet_20_link" text:visited-style-name="Visited_20_Internet_20_Link">
 </text:a>
відзначив державними нагородами 349 українських військовослужбовців, середяких 45 бійців Повітряних сил, 152 – десантно-штурмових військ і 152 бійціСухопутних військ.</text:p>
      <text:p text:style-name="P4">
Source: <text:a xlink:type="simple" xlink:href="https://www.ukrinform.ua/rubric-ato/3695977-prezident-vidznaciv-nagorodami-183-vijskovosluzbovciv-iz-nih-43-posmertno.html" text:style-name="Internet_20_link" text:visited-style-name="Visited_20_Internet_20_Link">
https://www.ukrinform.ua/rubric-ato/3695977-prezident-vidznaciv-nagorodami-183-vijskovosluzbovciv-iz-nih-43-posmertno.html</text:a>
</text:p>
      <!--NEWS-->
      <text:h text:style-name="P10" text:outline-level="1">
<text:span text:style-name="T4">
Президент Литви обговорив з генпрокурором України створення спецтрибуналу для рф</text:span>
</text:h>
      <text:p text:style-name="P4">
Authors: Ukrinform (Person)</text:p>
      <text:p text:style-name="P4">
Publisher: Укринформ (Organization)</text:p>
      <text:p text:style-name="P4">
Published Time: 2023-04-14T17:50:07+03:00</text:p>
      <text:p text:style-name="P4">
Modified Time: 2023-04-14T17:50:07+03:00</text:p>
      <text:p text:style-name="P4">
Description: Президент Литви Гітанас Науседа обговорив з генеральним прокурором України Андрієм Костіним питання відповідальності росії за воєнні злочини в Україні та створення спеціального трибуналу для розслідування злочину агресії рф. — Укрінформ.</text:p>
      <text:p text:style-name="P4">
Images: ["<text:a xlink:type="simple" xlink:href="https://static.ukrinform.com/photos/2023_04/thumb_files/630_360_1681482608-179.jpg" text:style-name="Internet_20_link" text:visited-style-name="Visited_20_Internet_20_Link">
630_360_16814...</text:a>
"]</text:p>
      <text:p text:style-name="P4">
Tags: ['Литва', 'Трибунал', 'Україна', 'Андрій Костін']</text:p>
      <text:p text:style-name="P4">
Type: Article</text:p>
      <!--METADATA-->
      <text:p text:style-name="P4">
<draw:frame draw:style-name="fr1" draw:name="Image208" text:anchor-type="as-char" svg:width="6.9236in" svg:height="3.956343in" draw:z-index="0">
<draw:image xlink:href="../Images/yкринформ/2023-04-14T17-50-07-03-00/630_360_1681482608-179.jpg" xlink:type="simple" xlink:show="embed" xlink:actuate="onLoad" draw:mime-type="image/jpeg"/>
</draw:frame>
 ПрезидентЛитви Гітанас Науседа обговорив з генеральним прокурором України АндріємКостіним питання відповідальності росії за воєнні злочини в Україні тастворення спеціального трибуналу для розслідування злочину агресії рф.</text:p>
      <text:p text:style-name="P4">
Про це повідомляє Укрінформ з посиланням на <text:a xlink:type="simple" xlink:href="http://www.lrp.lt/ru/prezident-vse-kto-soversil-voennye-prestuplenija-i-prestuplenija-agressii-v-ukraine-dolzny-byt-privletcheny-k-otvetstvennosti/40281" text:style-name="Internet_20_link" text:visited-style-name="Visited_20_Internet_20_Link">
</text:a>
 глави Литовської Республіки.</text:p>
      <text:p text:style-name="P4">
Під час зустрічі Науседа наголосив, що єдиний спосіб зупинити російськийімперіалізм – це перемога України. Він зазначив, що мир має бути досягнутий наприйнятних для України умовах, а <text:a xlink:type="simple" xlink:href="https://www.ukrinform.ua/tag-rosia" text:style-name="Internet_20_link" text:visited-style-name="Visited_20_Internet_20_Link">
 </text:a>
обов'язково має відповісти за воєнні злочини та злочини агресії, вчинені вУкраїні. За словами Науседи, лише за умов притягнення до відповідальності заскоєні злочини можна запобігти їх повторенню у майбутньому.</text:p>
      <text:p text:style-name="P4">
«Литва й надалі активно підтримуватиме ідею України щодо створенняспеціального трибуналу для розслідування злочину агресії росії проти України.Кожен, хто чинив злочини в Україні або віддавав накази про їх вчинення, маєпостати перед судом», - сказав президент Литви.</text:p>
      <text:p text:style-name="P4">
Він звернув увагу на те, що для притягнення агресора до відповідальностіпотрібен послідовний збір доказів. При цьому він відзначив злагоджену роботіствореної з ініціативи Литви, України та Польщі спільної слідчої групи длядокументування злочинів <text:a xlink:type="simple" xlink:href="https://www.ukrinform.ua/tag-rosia" text:style-name="Internet_20_link" text:visited-style-name="Visited_20_Internet_20_Link">
 </text:a>
 в Україні(JIT).</text:p>
      <text:p text:style-name="P4">
<text:span text:style-name="T4">
Читайте також:</text:span>
 <text:a xlink:type="simple" xlink:href="https://www.ukrinform.ua/rubric-polytics/3678091-miznarodnij-centr-rozsliduvanna-zlocinu-agresii-rf-v-gaazi-vidkrietsa-do-lipna-kostin.html" text:style-name="Internet_20_link" text:visited-style-name="Visited_20_Internet_20_Link">
 </text:a>
</text:p>
      <text:p text:style-name="P4">
Окрім того, як повідомив Офіс генпрокурора України у <text:a xlink:type="simple" xlink:href="http://t.me/pgo_gov_ua/11255" text:style-name="Internet_20_link" text:visited-style-name="Visited_20_Internet_20_Link">
</text:a>
 . у Вільнюсі члени спільної слідчої групипідписали угоду щодо розслідування не лише воєнних злочинів, але й злочинугеноциду.</text:p>
      <text:p text:style-name="P4">
«Міжнародна співпраця в розслідуванні та судовому переслідуванні геноцидувиходить на новий рівень. Об’єднуємо зусилля з партнерами для розслідуванняцього «злочину злочинів». Угода сприятиме обміну доказами та інформацією, ароботу JIT посилять міжнародні експерти», - зазначив Генеральний прокурорАндрій Костін .</text:p>
      <text:p text:style-name="P4">
Він також зауважив, що «з перших днів повномасштабного вторгнення сталоочевидним, що масовість та системність воєнних злочинів, скоєних на тимчасовоокупованих територіях України, має ознаки кампанії переслідування українців якнаціональної групи».</text:p>
      <text:p text:style-name="P4">
«Наші спільні дії, спрямовані на забезпечення швидкої та реальної координаціїта взаємодії дій правоохоронних органів, - це набагато більше, ніж простопрактичний, логістичний крок. Це сигнал світу про те, що винні у цьомувійськовому вторгненні не послаблять нашу спільну відданість вільному тадемократичному суспільству», - заявила генпрокурор Литви Ніда Ґрунскене.</text:p>
      <text:p text:style-name="P4">
В ОГП повідомляють, що під час дводенної координаційної зустрічі у Вільнюсіучасники обговорювали хід розслідувань, їхні напрями та консультувалися щодоважливих рішень у діяльності JIT. А також можливість приєднання до JITЄврополу.</text:p>
      <text:p text:style-name="P4">
<text:span text:style-name="T4">
Читайте також:</text:span>
 <text:a xlink:type="simple" xlink:href="https://www.ukrinform.ua/rubric-polytics/3693437-evrosouz-obgovorue-z-krainami-g7-spectribunal-sodo-zlocinu-agresii-rosii-evrokomisar.html" text:style-name="Internet_20_link" text:visited-style-name="Visited_20_Internet_20_Link">
 <text:span text:style-name="T4">
спецтрибунал</text:span>
 </text:a>
</text:p>
      <text:p text:style-name="P4">
Як повідомлялося, спільну слідчу групу для збору доказів та розслідуваннязлочинів рф, скоєних в Україні (JIT), було створено за підтримки Євроюсту. Доїї складу входять Міжнародний кримінальний суд, Україна, Литва, Польща, атакож Естонія, Латвія, Словаччина, Румунія та Естонія.</text:p>
      <text:p text:style-name="P4">
Source: <text:a xlink:type="simple" xlink:href="https://www.ukrinform.ua/rubric-polytics/3695979-prezident-litvi-obgovoriv-z-genprokurorom-ukraini-stvorenna-spectribunalu-dla-rf.html" text:style-name="Internet_20_link" text:visited-style-name="Visited_20_Internet_20_Link">
https://www.ukrinform.ua/rubric-polytics/3695979-prezident-litvi-obgovoriv-z-genprokurorom-ukraini-stvorenna-spectribunalu-dla-rf.html</text:a>
</text:p>
      <!--NEWS-->
      <text:h text:style-name="P10" text:outline-level="1">
<text:span text:style-name="T4">
Верховний Суд скасував стягнення коштів із ПриватБанку на користь колишніх власників</text:span>
</text:h>
      <text:p text:style-name="P4">
Authors: Ukrinform (Person)</text:p>
      <text:p text:style-name="P4">
Publisher: Укринформ (Organization)</text:p>
      <text:p text:style-name="P4">
Published Time: 2023-04-14T17:58:43+03:00</text:p>
      <text:p text:style-name="P4">
Modified Time: 2023-04-14T17:58:43+03:00</text:p>
      <text:p text:style-name="P4">
Description: Верховний Суд скасував незаконні рішення судів Дніпропетровської області про стягнення з ПриватБанку коштів на користь повʼязаної з ексвласниками особи. — Укрінформ.</text:p>
      <text:p text:style-name="P4">
Images: ["<text:a xlink:type="simple" xlink:href="https://static.ukrinform.com/photos/2019_10/thumb_files/630_360_1570614345-214.jpg" text:style-name="Internet_20_link" text:visited-style-name="Visited_20_Internet_20_Link">
630_360_15706...</text:a>
"]</text:p>
      <text:p text:style-name="P4">
Tags: ['Нацбанк', 'Приватбанк', 'Верховний Суд']</text:p>
      <text:p text:style-name="P4">
Type: Article</text:p>
      <!--METADATA-->
      <text:p text:style-name="P4">
<draw:frame draw:style-name="fr1" draw:name="Image209" text:anchor-type="as-char" svg:width="6.9236in" svg:height="3.956343in" draw:z-index="0">
<draw:image xlink:href="../Images/yкринформ/2023-04-14T17-58-43-03-00/630_360_1570614345-214.jpg" xlink:type="simple" xlink:show="embed" xlink:actuate="onLoad" draw:mime-type="image/jpeg"/>
</draw:frame>
 ВерховнийСуд скасував незаконні рішення судів Дніпропетровської області про стягнення зПриватБанку коштів на користь повʼязаної з ексвласниками особи.</text:p>
      <text:p text:style-name="P4">
Як передає Укрінформ, про це йдеться в пресрелізі банку, що є в розпорядженніагентства.</text:p>
      <text:p text:style-name="P4">
"Верховний Суд 12 квітня 2023 року задовольнив касаційну скаргу <text:a xlink:type="simple" xlink:href="https://www.ukrinform.ua/tag-privatbank" text:style-name="Internet_20_link" text:visited-style-name="Visited_20_Internet_20_Link">
</text:a>
 та скасував незаконні рішення судівДніпропетровської області про стягнення з державного банку коштів на користьпов'язаної з колишніми власниками ПриватБанку особи", - йдеться вповідомленні.</text:p>
      <text:p text:style-name="P4">
<text:span text:style-name="T4">
Читайте також:</text:span>
 <text:a xlink:type="simple" xlink:href="https://www.ukrinform.ua/rubric-economy/3692918-sud-ne-dozvoliv-eksakcioneru-privatbanku-anuluvati-kreditni-dogovori-z-nbu.html" text:style-name="Internet_20_link" text:visited-style-name="Visited_20_Internet_20_Link">
 <text:span text:style-name="T4">
ПриватБанк</text:span>
 </text:a>
</text:p>
      <text:p text:style-name="P4">
Зазначається, що ця справа розглядалася судами з 2017 року, її предметом булооскарження залучення грошових коштів пов'язаної з колишніми власникамиПриватБанку особи до операції «bail-in», яка була здійснена на виконанняположень Закону України «Про систему гарантування вкладів фізичних осіб» впроцедурі націоналізації ПриватБанку у 2016 році.</text:p>
      <text:p text:style-name="P4">
Верховний Суд погодився з аргументами ПриватБанку про те, що позивач неспростовував факт своєї пов'язаності з ПАТ КБ «ПриватБанк», а списаннягрошових коштів з рахунків позивача було здійснено за наявності для цьоговідповідної правової підстави, якою є договір про придбання акцій, укладенийуповноваженою особою Фонду від імені позивача як його представником навиконання вимог закону.</text:p>
      <text:p text:style-name="P4">
<text:span text:style-name="T4">
Читайте також:</text:span>
 <text:a xlink:type="simple" xlink:href="https://www.ukrinform.ua/rubric-economy/3679711-sud-skasuvav-bankrutstvo-kompanii-so-zaborguvala-privatbanku-majze-3-milardi.html" text:style-name="Internet_20_link" text:visited-style-name="Visited_20_Internet_20_Link">
 <text:span text:style-name="T4">
ПриватБанк</text:span>
 </text:a>
</text:p>
      <text:p text:style-name="P4">
У банку нагадують, що в 2016 році, коли загалом порятунок ПриватБанку коштувавдержаві 155 млрд грн, саме завдяки операції «bail-in» статутний капіталПриватБанку вдалося збільшити майже на 29,4 млрд грн. Однак, незважаючи набеззаперечну законність цієї процедури, деякі повʼязані з колишніми власникамита топ-менеджментом банку особи вже роками штурмують українські суди в надіївідібрати у ПриватБанку, а відтак у держави мільярди гривень.</text:p>
      <text:p text:style-name="P4">
Так, наразі на розгляді Верховного Суду перебуває ще дві подібні справи, вяких Дніпровський апеляційний суд також ухвалив рішення про стягнення з банкукоштів. Це, зокрема, справа за позовом Боголюбової О. Л. (екс-дружини одногоіз колишніх кінцевих бенефіціарних власників Боголюбова Г. Б.), на користьякої 27 липня 2022 року тим же Дніпровським апеляційним судом з державногоПриватБанку стягнуто грошові кошти на загальну суму понад 669 мільйонівгривень, та справа, рішенням судів Дніпропетровської області у якій стягнуто збанку на користь пов'язаної з колишніми власниками ПриватБанку особи кошти урозмірі понад 24 млн грн.</text:p>
      <text:p text:style-name="P4">
Як повідомляв Укрінформ, Верховний Суд 7 квітня 2023 року задовольнивкасаційну скаргу Національного банку та підтвердив законність п’яти кредитнихдоговорів, укладених між Національним банком та ПриватБанком у 2008–2015 рокахі договорів поруки, що забезпечували їх виконання.</text:p>
      <text:p text:style-name="P4">
Source: <text:a xlink:type="simple" xlink:href="https://www.ukrinform.ua/rubric-economy/3695982-verhovnij-sud-skasuvav-stagnenna-kostiv-iz-privatbanku-na-korist-kolisnih-vlasnikiv.html" text:style-name="Internet_20_link" text:visited-style-name="Visited_20_Internet_20_Link">
https://www.ukrinform.ua/rubric-economy/3695982-verhovnij-sud-skasuvav-stagnenna-kostiv-iz-privatbanku-na-korist-kolisnih-vlasnikiv.html</text:a>
</text:p>
      <!--NEWS-->
      <text:h text:style-name="P10" text:outline-level="1">
<text:span text:style-name="T4">
Україна отримає 19 артсистем Caesar найближчими тижнями – Міноборони Данії</text:span>
</text:h>
      <text:p text:style-name="P4">
Authors: Ukrinform (Person)</text:p>
      <text:p text:style-name="P4">
Publisher: Укринформ (Organization)</text:p>
      <text:p text:style-name="P4">
Published Time: 2023-04-14T18:00:00+03:00</text:p>
      <text:p text:style-name="P4">
Modified Time: 2023-04-14T18:00:00+03:00</text:p>
      <text:p text:style-name="P4">
Description: Україна найближчими тижнями отримає 19 самохідних артилерійських систем Caesar французького виробництва. — Укрінформ.</text:p>
      <text:p text:style-name="P4">
Images: ["<text:a xlink:type="simple" xlink:href="https://static.ukrinform.com/photos/2022_07/thumb_files/630_360_1657198092-671.jpg" text:style-name="Internet_20_link" text:visited-style-name="Visited_20_Internet_20_Link">
630_360_16571...</text:a>
"]</text:p>
      <text:p text:style-name="P4">
Tags: ['Данія', 'Україна', 'CAESAR']</text:p>
      <text:p text:style-name="P4">
Type: Article</text:p>
      <!--METADATA-->
      <text:p text:style-name="P4">
<draw:frame draw:style-name="fr1" draw:name="Image210" text:anchor-type="as-char" svg:width="6.9236in" svg:height="3.956343in" draw:z-index="0">
<draw:image xlink:href="../Images/yкринформ/2023-04-14T18-00-00-03-00/630_360_1657198092-671.jpg" xlink:type="simple" xlink:show="embed" xlink:actuate="onLoad" draw:mime-type="image/jpeg"/>
</draw:frame>
 Українанайближчими тижнями отримає 19 самохідних артилерійських систем Caesarфранцузького виробництва.</text:p>
      <text:p text:style-name="P4">
Про це йдеться у заяві Міністерства оборони Данії в п`ятницю, передаєУкрінформ з посиланням на <text:a xlink:type="simple" xlink:href="http://www.theguardian.com/world/live/2023/apr/14/russia-ukraine-war-live-pentagon-leak-suspect-to-appear-in-court-on-friday-eu-adds-wagner-to-sanctions-list#top-of-blog" text:style-name="Internet_20_link" text:visited-style-name="Visited_20_Internet_20_Link">
</text:a>
 .</text:p>
      <text:p text:style-name="P4">
«Україна отримає 19 гаубичних артилерійських систем Caesar французькоговиробництва протягом найближчих тижнів», - пише видання з посиланням наМіноборони <text:a xlink:type="simple" xlink:href="https://www.ukrinform.ua/tag-dania" text:style-name="Internet_20_link" text:visited-style-name="Visited_20_Internet_20_Link">
 </text:a>
 .</text:p>
      <text:p text:style-name="P4">
Міноборони також <text:a xlink:type="simple" xlink:href="http://twitter.com/Forsvarsmin/status/1646873285873868800" text:style-name="Internet_20_link" text:visited-style-name="Visited_20_Internet_20_Link">
</text:a>
 , що виконувачобов’язків міністра оборони Троелс Лунд Поулсен відвідав сьогодні останнюгрупу українців, які проходять навчання у Данії.</text:p>
      <text:p text:style-name="P4">
Загалом Данія надала Україні підтримку на 6,2 млрд данських крон.</text:p>
      <text:p text:style-name="P4">
<text:span text:style-name="T4">
Читайте також:</text:span>
 <text:a xlink:type="simple" xlink:href="https://www.ukrinform.ua/rubric-world/3695805-nimeccina-dozvolila-polsi-peredati-ukraini-pat-vinisuvaciv-mig29.html" text:style-name="Internet_20_link" text:visited-style-name="Visited_20_Internet_20_Link">
 </text:a>
</text:p>
      <text:p text:style-name="P4">
Як повідомляв Укрінформ, уряд Данії ухвалив рішення передати Україні всі свої19 самохідних гаубиць типу Caesar французького виробництва.</text:p>
      <text:p text:style-name="P4">
До літа Україна почне отримувати <text:a xlink:type="simple" xlink:href="https://www.ukrinform.ua/rubric-ato/3694082-dania-peredast-ukraini-100-tankiv-leopard.html" text:style-name="Internet_20_link" text:visited-style-name="Visited_20_Internet_20_Link">
 </text:a>
 від Данії.</text:p>
      <text:p text:style-name="P4">
<text:span text:style-name="T5">
Фото: Генштаб</text:span>
</text:p>
      <text:p text:style-name="P4">
Source: <text:a xlink:type="simple" xlink:href="https://www.ukrinform.ua/rubric-ato/3695983-ukraina-otrimae-19-artsistem-caesar-najblizcimi-tiznami-minoboroni-danii.html" text:style-name="Internet_20_link" text:visited-style-name="Visited_20_Internet_20_Link">
https://www.ukrinform.ua/rubric-ato/3695983-ukraina-otrimae-19-artsistem-caesar-najblizcimi-tiznami-minoboroni-danii.html</text:a>
</text:p>
      <!--NEWS-->
      <text:h text:style-name="P10" text:outline-level="1">
<text:span text:style-name="T4">
ВАКС повторно відмовив у продовженні термінів слідства щодо Коболєва</text:span>
</text:h>
      <text:p text:style-name="P4">
Authors: Ukrinform (Person)</text:p>
      <text:p text:style-name="P4">
Publisher: Укринформ (Organization)</text:p>
      <text:p text:style-name="P4">
Published Time: 2023-04-14T18:01:00+03:00</text:p>
      <text:p text:style-name="P4">
Modified Time: 2023-04-14T18:01:00+03:00</text:p>
      <text:p text:style-name="P4">
Description: Вищий антикорупційний суд повторно відмовив Національного антикорупційному бюро у продовженні термінів слідства щодо ексочільника НАК “Нафтогаз України” Андрія Коболєва. — Укрінформ.</text:p>
      <text:p text:style-name="P4">
Images: ["<text:a xlink:type="simple" xlink:href="https://static.ukrinform.com/photos/2023_04/thumb_files/630_360_1681315565-767.jpg" text:style-name="Internet_20_link" text:visited-style-name="Visited_20_Internet_20_Link">
630_360_16813...</text:a>
"]</text:p>
      <text:p text:style-name="P4">
Tags: ['Коболєв', 'НАБУ', 'Нафтогаз', 'Антикорупційний суд']</text:p>
      <text:p text:style-name="P4">
Type: Article</text:p>
      <!--METADATA-->
      <text:p text:style-name="P4">
<draw:frame draw:style-name="fr1" draw:name="Image211" text:anchor-type="as-char" svg:width="6.9236in" svg:height="3.956343in" draw:z-index="0">
<draw:image xlink:href="../Images/yкринформ/2023-04-14T18-01-00-03-00/630_360_1681315565-767.jpg" xlink:type="simple" xlink:show="embed" xlink:actuate="onLoad" draw:mime-type="image/jpeg"/>
</draw:frame>
 Вищийантикорупційний суд повторно відмовив Національного антикорупційному бюро упродовженні термінів слідства щодо ексочільника НАК “Нафтогаз України” АндріяКоболєва.</text:p>
      <text:p text:style-name="P4">
Про це Коболєв написав у <text:a xlink:type="simple" xlink:href="https://www.facebook.com/andriy.kobolyev" text:style-name="Internet_20_link" text:visited-style-name="Visited_20_Internet_20_Link">
 </text:a>
 передаєУкрінформ.</text:p>
      <text:p text:style-name="P4">
“ВАКС відмовив в повторному клопотанні детективів НАБУ та прокурорів САП.Тепер або передача справи в суд, або закриття. Скоро дізнаємось”, - повідомивКоболєв.</text:p>
      <text:p text:style-name="P4">
Цю інформацію також підтвердили і у <text:a xlink:type="simple" xlink:href="https://t.me/sap_gov_ua/1305" text:style-name="Internet_20_link" text:visited-style-name="Visited_20_Internet_20_Link">
 </text:a>
</text:p>
      <text:p text:style-name="P4">
"14 квітня слідчий суддя <text:a xlink:type="simple" xlink:href="https://www.ukrinform.ua/tag-antikorupcijnij-sud" text:style-name="Internet_20_link" text:visited-style-name="Visited_20_Internet_20_Link">
 </text:a>
залишив без розгляду клопотання детективів НАБУ, погоджене прокурором САП, пропродовження до 6 місяців строку досудового розслідування у кримінальномупровадженні стосовно колишнього голови правління НАК «Нафтогаз України», якийпідозрюється у заволодінні грошовими коштами у сумі понад 260 млн грн. Строкдосудового розслідування у вказаному кримінальному провадженні спливає19.04.2023", - зазначили у відомстві.</text:p>
      <text:p text:style-name="P4">
<text:span text:style-name="T4">
Читайте також:</text:span>
 <text:a xlink:type="simple" xlink:href="https://www.ukrinform.ua/rubric-economy/3695751-nabu-zaavlae-pro-novi-dokazi-u-spravi-koboleva.html" text:style-name="Internet_20_link" text:visited-style-name="Visited_20_Internet_20_Link">
 <text:span text:style-name="T4">
Коболєв</text:span>
 </text:a>
</text:p>
      <text:p text:style-name="P4">
У САП додали, що у зв'язку із вказаним рішенням суду зараз вирішується питанняпро завершення досудового розслідування та відкриття матеріалів кримінальногопровадження стороні захисту.</text:p>
      <text:p text:style-name="P4">
Як повідомляв Укрінформ, 14 квітня НАБУ заявило про необхідність продовженняслідства відносно Коболєва через появу нових доказів — листування осіб, якібули залучені до нарахування йому премії у розмірі 229 млн грн.</text:p>
      <text:p text:style-name="P4">
У бюро оприлюднили частину вилучених матеріалів, які, як пояснили у відомстві,вирішили опублікувати з огляду на суспільний резонанс та низку заяв з бокусторони захисту.</text:p>
      <text:p text:style-name="P4">
12 квітня слідчий суддя ВАКС відмовив у задоволенні клопотання про продовженнятермінів досудового розслідування кримінального провадження відносно ексглавиНАК “Нафтогазу” Коболєва.</text:p>
      <text:p text:style-name="P4">
<text:span text:style-name="T4">
Читайте також:</text:span>
 <text:a xlink:type="simple" xlink:href="https://www.ukrinform.ua/rubric-economy/3679296-kobolev-ne-vnis-zastavu-ale-jogo-rahunki-sud-ne-arestovuvav-sap.html" text:style-name="Internet_20_link" text:visited-style-name="Visited_20_Internet_20_Link">
 <text:span text:style-name="T4">
Коболєв</text:span>
 </text:a>
</text:p>
      <text:p text:style-name="P4">
Строки досудового слідства у справі закінчуються 19 квітня.</text:p>
      <text:p text:style-name="P4">
Ексголові НАК «Нафтогаз України» <text:a xlink:type="simple" xlink:href="https://www.ukrinform.ua/rubric-economy/3655231-eksglavu-pravlinna-naftogazu-pidozruut-u-privlasnenni-ponad-229-miljoniv.html" text:style-name="Internet_20_link" text:visited-style-name="Visited_20_Internet_20_Link">
 </text:a>
 . За версією слідства, він у незаконний спосібзабезпечив собі виплату премій на понад 229 млн грн.</text:p>
      <text:p text:style-name="P4">
Відносно Коболєва діє запобіжний захід у вигляді застави розміром 229 млн грні зобов’язання носити електронний браслет.</text:p>
      <text:p text:style-name="P4">
Source: <text:a xlink:type="simple" xlink:href="https://www.ukrinform.ua/rubric-economy/3695987-vaks-povtorno-vidmoviv-u-prodovzenni-terminiv-slidstva-sodo-koboleva.html" text:style-name="Internet_20_link" text:visited-style-name="Visited_20_Internet_20_Link">
https://www.ukrinform.ua/rubric-economy/3695987-vaks-povtorno-vidmoviv-u-prodovzenni-terminiv-slidstva-sodo-koboleva.html</text:a>
</text:p>
      <!--NEWS-->
      <text:h text:style-name="P10" text:outline-level="1">
<text:span text:style-name="T4">
Понад половина українців планують відвідати храм на Великодні свята</text:span>
</text:h>
      <text:p text:style-name="P4">
Authors: Ukrinform (Person)</text:p>
      <text:p text:style-name="P4">
Publisher: Укринформ (Organization)</text:p>
      <text:p text:style-name="P4">
Published Time: 2023-04-14T18:04:08+03:00</text:p>
      <text:p text:style-name="P4">
Modified Time: 2023-04-14T18:04:08+03:00</text:p>
      <text:p text:style-name="P4">
Description: Більше як половина українців (53%) мають у планах відвідати храм на Великодні свята. — Укрінформ.</text:p>
      <text:p text:style-name="P4">
Images: ["<text:a xlink:type="simple" xlink:href="https://static.ukrinform.com/photos/2020_04/thumb_files/630_360_1587131530-548.jpg" text:style-name="Internet_20_link" text:visited-style-name="Visited_20_Internet_20_Link">
630_360_15871...</text:a>
"]</text:p>
      <text:p text:style-name="P4">
Tags: ['Церква', 'Опитування', 'Свято', 'Великдень']</text:p>
      <text:p text:style-name="P4">
Type: Article</text:p>
      <!--METADATA-->
      <text:p text:style-name="P4">
<draw:frame draw:style-name="fr1" draw:name="Image212" text:anchor-type="as-char" svg:width="6.9236in" svg:height="3.956343in" draw:z-index="0">
<draw:image xlink:href="../Images/yкринформ/2023-04-14T18-04-08-03-00/630_360_1587131530-548.jpg" xlink:type="simple" xlink:show="embed" xlink:actuate="onLoad" draw:mime-type="image/jpeg"/>
</draw:frame>
 Більше якполовина українців (53%) мають у планах відвідати храм на Великодні свята.</text:p>
      <text:p text:style-name="P4">
Про це свідчать <text:a xlink:type="simple" xlink:href="http://drive.google.com/drive/folders/1tU57MOXBEtUXdB6Mnn6LcpWBBLV8CAWo" text:style-name="Internet_20_link" text:visited-style-name="Visited_20_Internet_20_Link">
</text:a>
, проведеного дослідницькою компанією Gradus Research напередодні свята,передає Укрінформ.</text:p>
      <text:p text:style-name="P4">
Згідно з дослідженням, 90% опитаних українців планують цього року святкувати <text:a xlink:type="simple" xlink:href="https://www.ukrinform.ua/tag-velikden" text:style-name="Internet_20_link" text:visited-style-name="Visited_20_Internet_20_Link">
</text:a>
 (або вже святкували 9 квітня).Переважна більшість респондентів (95%) відносять себе до християн східногообряду, тож святкуватимуть Великдень 16 квітня.</text:p>
      <text:p text:style-name="P4">
<text:span text:style-name="T4">
Читайте також:</text:span>
 <text:a xlink:type="simple" xlink:href="https://www.ukrinform.ua/rubric-regions/3695818-na-velikden-prognozuut-dosi-ta-grozi.html" text:style-name="Internet_20_link" text:visited-style-name="Visited_20_Internet_20_Link">
 <text:span text:style-name="T4">
Великдень</text:span>
 </text:a>
</text:p>
      <text:p text:style-name="P4">
Крім того, понад половини з них (53%) мають у планах відвідати храм уприйдешні дні, найбільше охочих піти до церкви припадає на суботу та неділю. Впорівнянні з 2021 роком частка тих, хто планує відвідувати церкву на Великоднісвята, збільшилася з 42% до 53%.</text:p>
      <text:p text:style-name="P4">
<text:span text:style-name="T4">
Читайте також:</text:span>
 <text:a xlink:type="simple" xlink:href="https://www.ukrinform.ua/rubric-society/3695834-sbu-zaklikae-ukrainciv-ne-vidviduvati-masovih-zibran-na-velikden.html" text:style-name="Internet_20_link" text:visited-style-name="Visited_20_Internet_20_Link">
 <text:span text:style-name="T4">
Великдень</text:span>
 </text:a>
</text:p>
      <text:p text:style-name="P4">
Опитування проведено дослідницькою компанією Gradus Research методомсамозаповнення анкети в мобільному додатку. Вибірка: 1330 респондентів у віці18-60 років, які мешкають у населених пунктах розміром понад 50 000 жителів.Період проведення: 13-14 квітня 2023 року.</text:p>
      <text:p text:style-name="P4">
Source: <text:a xlink:type="simple" xlink:href="https://www.ukrinform.ua/rubric-society/3695985-ponad-polovina-ukrainciv-planuut-vidvidati-hram-na-velikodni-svata.html" text:style-name="Internet_20_link" text:visited-style-name="Visited_20_Internet_20_Link">
https://www.ukrinform.ua/rubric-society/3695985-ponad-polovina-ukrainciv-planuut-vidvidati-hram-na-velikodni-svata.html</text:a>
</text:p>
      <!--NEWS-->
      <text:h text:style-name="P10" text:outline-level="1">
<text:span text:style-name="T4">
У ЗСУ перевіряють, чи справді мобілізованого без підготовки направили у підрозділ</text:span>
</text:h>
      <text:p text:style-name="P4">
Authors: Ukrinform (Person)</text:p>
      <text:p text:style-name="P4">
Publisher: Укринформ (Organization)</text:p>
      <text:p text:style-name="P4">
Published Time: 2023-04-14T18:09:00+03:00</text:p>
      <text:p text:style-name="P4">
Modified Time: 2023-04-14T18:09:00+03:00</text:p>
      <text:p text:style-name="P4">
Description: Командуванням Сил територіальної оборони ЗСУ призначено перевірку інформації, озвученої у відео, де автор стверджує, що в їхній підрозділ нібито направили без належної підготовки мобілізованого, який є батьком п'ятьох дітей. — Укрінформ.</text:p>
      <text:p text:style-name="P4">
Images: ["<text:a xlink:type="simple" xlink:href="https://static.ukrinform.com/photos/2018_04/thumb_files/630_360_1522694239-9529.jpg" text:style-name="Internet_20_link" text:visited-style-name="Visited_20_Internet_20_Link">
630_360_15226...</text:a>
"]</text:p>
      <text:p text:style-name="P4">
Tags: ['Мобілізація', 'ЗСУ', 'Тероборона', 'Ганна Маляр']</text:p>
      <text:p text:style-name="P4">
Type: Article</text:p>
      <!--METADATA-->
      <text:p text:style-name="P4">
<draw:frame draw:style-name="fr1" draw:name="Image213" text:anchor-type="as-char" svg:width="6.9236in" svg:height="3.956343in" draw:z-index="0">
<draw:image xlink:href="../Images/yкринформ/2023-04-14T18-09-00-03-00/630_360_1522694239-9529.jpg" xlink:type="simple" xlink:show="embed" xlink:actuate="onLoad" draw:mime-type="image/jpeg"/>
</draw:frame>
Командуванням Сил територіальної оборони ЗСУ призначено перевірку інформації,озвученої у відео, де автор стверджує, що в їхній підрозділ нібито направилибез належної підготовки мобілізованого, який є батьком п'ятьох дітей.</text:p>
      <text:p text:style-name="P4">
Про це повідомила у <text:a xlink:type="simple" xlink:href="https://t.me/annamaliar/641" text:style-name="Internet_20_link" text:visited-style-name="Visited_20_Internet_20_Link">
 </text:a>
 заступниця міністраоборони Ганна Маляр, передає Укрінформ.</text:p>
      <text:p text:style-name="P4">
"За підтвердженою інформацією жодна дитина <text:a xlink:type="simple" xlink:href="https://www.ukrinform.ua/tag-vijskovi" text:style-name="Internet_20_link" text:visited-style-name="Visited_20_Internet_20_Link">
 </text:a>
 , який фігурує у відео, офіційно не зареєстрована, у свідоцтві пронародження дітей він як батько не значиться. Опікунство не оформлено.Наголошуємо, мобілізація багатодітних батьків може відбуватись виключно зазгодою, особи, яку мобілізують. Відстрочка від мобілізації для багатодітнихбатьків надається за умови надання документів, що підтверджують утриманнятрьох або більше дітей віком до 18 років", - йдеться у повідомленні.</text:p>
      <text:p text:style-name="P4">
Командування Сил територіальної оборони ЗСУ наголошує, що військовослужбовціСил ТрО ЗСУ після отримання мобілізаційного розпорядження у територіальномуцентрі комплектування та соціальної підтримки (ТЦК і СП) в обов’язковомупорядку проходять базову загальновійськову підготовку та фахову підготовку внавчальних центрах Сил ТрО ЗСУ. Залежно від стану здоров’я та повної абообмеженої придатності бійці можуть проходити підготовку в батальйонахрезерву....</text:p>
      <text:p text:style-name="P4">
Термін подальшої фахової підготовки залежить від військово-обліковоїспеціальності. Після закінчення терміну навчання та набуття необхідних навичоквже підготовлених військовослужбовців направляють до військових частин длявиконання визначених завдань.</text:p>
      <text:p text:style-name="P4">
Всі випадки недотримання порядку відпрацювання програми підготовкивійськовослужбовців уважно вивчаються Командуванням Сил ТрО ЗСУ та вживаютьсязаходи щодо їх недопущення. Для того, щоб отримати консультацію з приводуналежної підготовки або повідомити про випадки порушень процедури підготовки,можна звернутись на гарячу лінію Командування Сил ТРО за номером 0 800 507028. Всі звернення будуть розглянуті, наголосила Маляр.</text:p>
      <text:p text:style-name="P4">
<text:span text:style-name="T4">
Читайте також:</text:span>
 <text:a xlink:type="simple" xlink:href="https://www.ukrinform.ua/rubric-regions/3691755-pered-sudom-postane-komandir-vzvodu-z-zitomirsini-akij-pobiv-soldata.html" text:style-name="Internet_20_link" text:visited-style-name="Visited_20_Internet_20_Link">
 <text:span text:style-name="T4">
командира</text:span>
 </text:a>
</text:p>
      <text:p text:style-name="P4">
Наразі триває подальша перевірка інформації, озвученої у відеоролику, додалазаступниця міністра оборони.</text:p>
      <text:p text:style-name="P4">
Також Маляр нагадала про гарячу лінію Міністерства оборони України 0 800 500442, на яку може звертатися будь-який військовослужбовець Збройних Сил чи йогоблизькі. Повідомлення на гарячу лінію дозволяють Міністерству оборонидізнаватися про проблеми, з якими стикаються військовослужбовці та швидшереагувати для вирішення проблем.</text:p>
      <text:p text:style-name="P4">
Як повідомлялося, раніше у Міноборони України заперечили інформацію про те, щомобілізованих, які не пройшли військової підготовки, одразу відправляють напередову. Також у міністерстві стверджують, що не видають і не збираютьсявидавати повістки через "Дію".</text:p>
      <text:p text:style-name="P4">
Source: <text:a xlink:type="simple" xlink:href="https://www.ukrinform.ua/rubric-ato/3695990-u-zsu-pereviraut-ci-spravdi-mobilizovanogo-bez-pidgotovki-napravili-u-pidrozdil.html" text:style-name="Internet_20_link" text:visited-style-name="Visited_20_Internet_20_Link">
https://www.ukrinform.ua/rubric-ato/3695990-u-zsu-pereviraut-ci-spravdi-mobilizovanogo-bez-pidgotovki-napravili-u-pidrozdil.html</text:a>
</text:p>
      <!--NEWS-->
      <text:h text:style-name="P10" text:outline-level="1">
<text:span text:style-name="T4">
Бідний: Є багато країн, які розглядають варіанти жорсткої реакції на допуск росіян і білорусів</text:span>
</text:h>
      <text:p text:style-name="P4">
Authors: Ukrinform (Person)</text:p>
      <text:p text:style-name="P4">
Publisher: Укринформ (Organization)</text:p>
      <text:p text:style-name="P4">
Published Time: 2023-04-14T18:09:22+03:00</text:p>
      <text:p text:style-name="P4">
Modified Time: 2023-04-14T18:09:22+03:00</text:p>
      <text:p text:style-name="P4">
Description: Заступник Міністра молоді та спорту України Матвій Бідний розповів, чи є можливість, що інші країни приєднаються до бойкоту змагань, якщо туди допустять росіян і білорусів. — Укрінформ.</text:p>
      <text:p text:style-name="P4">
Images: ["<text:a xlink:type="simple" xlink:href="https://static.ukrinform.com/photos/2023_04/thumb_files/630_360_1681484844-255.jpg" text:style-name="Internet_20_link" text:visited-style-name="Visited_20_Internet_20_Link">
630_360_16814...</text:a>
"]</text:p>
      <text:p text:style-name="P4">
Tags: ['Олімпіада', 'Міністерство молоді та спорту', 'Вадим Гутцайт']</text:p>
      <text:p text:style-name="P4">
Type: Article</text:p>
      <!--METADATA-->
      <text:p text:style-name="P4">
<draw:frame draw:style-name="fr1" draw:name="Image214" text:anchor-type="as-char" svg:width="6.9236in" svg:height="3.956343in" draw:z-index="0">
<draw:image xlink:href="../Images/yкринформ/2023-04-14T18-09-22-03-00/630_360_1681484844-255.jpg" xlink:type="simple" xlink:show="embed" xlink:actuate="onLoad" draw:mime-type="image/jpeg"/>
</draw:frame>
 ЗаступникМіністра молоді та спорту України Матвій Бідний розповів, чи є можливість, щоінші країни приєднаються до бойкоту змагань, якщо туди допустять росіян ібілорусів.</text:p>
      <text:p text:style-name="P4">
Як передає Укрінформ, з <text:a xlink:type="simple" xlink:href="https://www.youtube.com/watch" text:style-name="Internet_20_link" text:visited-style-name="Visited_20_Internet_20_Link">
 </text:a>
 наСуспільне.</text:p>
      <text:p text:style-name="P4">
«Вже кілька країн висловили нам підтримку. Є багато країн, які теж розглядаютьваріанти досить жорсткої реакції на цей демарш. Я просто зараз не хочупублічно про це заявити, тому що це дипломатична робота, яка потребує тиші, -сказав Бідний.</text:p>
      <text:p text:style-name="P4">
Як повідомлялося, Міністерство молоді та спорту опублікувало наказ, в якомузаборонило українським спортивним делегаціям брати участь у змаганнях, до якихдопущено представників росії й білорусі. Наказ поширюється на офіційніделегації національних збірних України з олімпійських та неолімпійських видівспорту. В разі порушення делегатів відкличуть із таких змагань, а відповіднуфедерацію позбавлять статусу національної.</text:p>
      <text:p text:style-name="P4">
<text:span text:style-name="T4">
Читайте також:</text:span>
 <text:a xlink:type="simple" xlink:href="https://www.ukrinform.ua/rubric-sports/3695972-uaf-podala-zapit-do-minmolodsportu-sodo-nakazu-pro-zaboronu-ucasti-v-odnih-zmagannah-z-predstavnikami-rf-i-rb.html" text:style-name="Internet_20_link" text:visited-style-name="Visited_20_Internet_20_Link">
 <text:span text:style-name="T4">
УАФ</text:span>
 </text:a>
</text:p>
      <text:p text:style-name="P4">
Як повідомляв Укрінформ, раніше Виконком МОК рекомендував повернути російськихта 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Фото: Міністерство молоді та спорту України</text:p>
      <text:p text:style-name="P4">
Source: <text:a xlink:type="simple" xlink:href="https://www.ukrinform.ua/rubric-sports/3695989-bidnij-e-bagato-krain-aki-rozgladaut-varianti-zorstkoi-reakcii-na-dopusk-rosian-i-bilorusiv.html" text:style-name="Internet_20_link" text:visited-style-name="Visited_20_Internet_20_Link">
https://www.ukrinform.ua/rubric-sports/3695989-bidnij-e-bagato-krain-aki-rozgladaut-varianti-zorstkoi-reakcii-na-dopusk-rosian-i-bilorusiv.html</text:a>
</text:p>
      <!--NEWS-->
      <text:h text:style-name="P10" text:outline-level="1">
<text:span text:style-name="T4">
Затриманому через витік документів Пентагону Тейшейрі офіційно висунули звинувачення</text:span>
</text:h>
      <text:p text:style-name="P4">
Authors: Ukrinform (Person)</text:p>
      <text:p text:style-name="P4">
Publisher: Укринформ (Organization)</text:p>
      <text:p text:style-name="P4">
Published Time: 2023-04-14T18:14:00+03:00</text:p>
      <text:p text:style-name="P4">
Modified Time: 2023-04-14T18:14:00+03:00</text:p>
      <text:p text:style-name="P4">
Description: Військовослужбовцю ВПС США Джеку Тейшейрі офіційно висунули звинувачення у вилученні, зберіганні та передачі секретної інформації. — Укрінформ.</text:p>
      <text:p text:style-name="P4">
Images: ["<text:a xlink:type="simple" xlink:href="https://static.ukrinform.com/photos/2023_04/thumb_files/630_360_1681485235-215.jpg" text:style-name="Internet_20_link" text:visited-style-name="Visited_20_Internet_20_Link">
630_360_16814...</text:a>
"]</text:p>
      <text:p text:style-name="P4">
Tags: ['Пентагон', 'Документи', 'Витік']</text:p>
      <text:p text:style-name="P4">
Type: Article</text:p>
      <!--METADATA-->
      <text:p text:style-name="P4">
<draw:frame draw:style-name="fr1" draw:name="Image215" text:anchor-type="as-char" svg:width="6.9236in" svg:height="3.956343in" draw:z-index="0">
<draw:image xlink:href="../Images/yкринформ/2023-04-14T18-14-00-03-00/630_360_1681485235-215.jpg" xlink:type="simple" xlink:show="embed" xlink:actuate="onLoad" draw:mime-type="image/jpeg"/>
</draw:frame>
Військовослужбовцю ВПС США Джеку Тейшейрі офіційно висунули звинувачення увилученні, зберіганні та передачі секретної інформації.</text:p>
      <text:p text:style-name="P4">
Як передає Укрінформ, про це повідомляє <text:a xlink:type="simple" xlink:href="http://edition.cnn.com/politics/live-news/pentagon-leak-jack-teixeira-court-04-14-23/h_048da9bb7477b00efb0b835a2e6948ee" text:style-name="Internet_20_link" text:visited-style-name="Visited_20_Internet_20_Link">
</text:a>
 .</text:p>
      <text:p text:style-name="P4">
Військовослужбовцю Джеку Тейшейрі, якого затримали американські правоохоронціу зв'язку з масовим витоком секретних документів <text:a xlink:type="simple" xlink:href="https://www.ukrinform.ua/tag-pentagon" text:style-name="Internet_20_link" text:visited-style-name="Visited_20_Internet_20_Link">
</text:a>
 , висунули звинувачення унесанкціонованому отриманні, зберіганні та передачі інформації про оборонукраїни, а також у несанкціонованому видаленні секретної інформації таматеріалів.</text:p>
      <text:p text:style-name="P4">
<text:span text:style-name="T4">
Читайте також:</text:span>
 <text:a xlink:type="simple" xlink:href="https://www.ukrinform.ua/rubric-world/3695816-ministr-oboroni-ssa-doruciv-pereglanuti-mehanizm-dostupu-do-rozviddanih-pisla-vitoku-dokumentiv.html" text:style-name="Internet_20_link" text:visited-style-name="Visited_20_Internet_20_Link">
 </text:a>
</text:p>
      <text:p text:style-name="P4">
Як повідомляв Укрінформ, затриманий військовий США Джек Тейшейра, якогопідозрюють в організації витоку секретних документів Пентагону, <text:a xlink:type="simple" xlink:href="https://www.ukrinform.ua/rubric-world/3695776-vitik-dokumentiv-pentagonu-zatrimanij-tejsejra-nazivav-vijnu-v-ukraini-gnitucou-bitvou.html" text:style-name="Internet_20_link" text:visited-style-name="Visited_20_Internet_20_Link">
</text:a>
 .</text:p>
      <text:p text:style-name="P4">
Минулого тижня видання The New York Times повідомило, що Пентагон розслідуєвитік секретних документів у соцмережі, які стосуються планів США й НАТО щодозапланованого контрнаступу ЗСУ. Тим часом група розслідувачів Bellingcatпровела власне розслідування щодо пошуку першоджерел злитих документівПентагону.</text:p>
      <text:p text:style-name="P4">
Міністерство юстиції США оголосило, що розпочало розслідування витокудокументів американської розвідки, які були опубліковані в соціальних мережахупродовж останніх тижнів.</text:p>
      <text:p text:style-name="P4">
Source: <text:a xlink:type="simple" xlink:href="https://www.ukrinform.ua/rubric-world/3695992-zatrimanomu-cerez-vitik-dokumentiv-pentagonu-tejsejri-oficijno-visunuli-zvinuvacenna.html" text:style-name="Internet_20_link" text:visited-style-name="Visited_20_Internet_20_Link">
https://www.ukrinform.ua/rubric-world/3695992-zatrimanomu-cerez-vitik-dokumentiv-pentagonu-tejsejri-oficijno-visunuli-zvinuvacenna.html</text:a>
</text:p>
      <!--NEWS-->
      <text:h text:style-name="P10" text:outline-level="1">
<text:span text:style-name="T4">
Загарбники обстріляли Краматорськ, пошкоджені багатоповерхівки</text:span>
</text:h>
      <text:p text:style-name="P4">
Authors: Ukrinform (Person)</text:p>
      <text:p text:style-name="P4">
Publisher: Укринформ (Organization)</text:p>
      <text:p text:style-name="P4">
Published Time: 2023-04-14T18:20:00+03:00</text:p>
      <text:p text:style-name="P4">
Modified Time: 2023-04-14T18:20:00+03:00</text:p>
      <text:p text:style-name="P4">
Description: На Донеччині армія рф знову обстріляла Краматорськ, пошкоджено заклад освіти, багатоповерхівки, гаражний кооператив. — Укрінформ.</text:p>
      <text:p text:style-name="P4">
Images: ["<text:a xlink:type="simple" xlink:href="https://static.ukrinform.com/photos/2023_04/thumb_files/630_360_1681485506-465.jpg" text:style-name="Internet_20_link" text:visited-style-name="Visited_20_Internet_20_Link">
630_360_16814...</text:a>
"]</text:p>
      <text:p text:style-name="P4">
Tags: ['Краматорськ', 'Обстріл', 'Війна з росією']</text:p>
      <text:p text:style-name="P4">
Type: Article</text:p>
      <!--METADATA-->
      <text:p text:style-name="P4">
<draw:frame draw:style-name="fr1" draw:name="Image216" text:anchor-type="as-char" svg:width="6.9236in" svg:height="3.956343in" draw:z-index="0">
<draw:image xlink:href="../Images/yкринформ/2023-04-14T18-20-00-03-00/630_360_1681485506-465.jpg" xlink:type="simple" xlink:show="embed" xlink:actuate="onLoad" draw:mime-type="image/jpeg"/>
</draw:frame>
 НаДонеччині армія рф знову обстріляла Краматорськ, пошкоджено заклад освіти,багатоповерхівки, гаражний кооператив.</text:p>
      <text:p text:style-name="P4">
Як передає Укрінформ, про це у <text:a xlink:type="simple" xlink:href="https://www.facebook.com/alexander.vasilyevich.goncharenko/posts/pfbid0aqkPh2njtLjfuNJwdhLoSe8eYZS7G6kaEadjhzzyA8GrD5aZrJfgZZassV1sjUuNl" text:style-name="Internet_20_link" text:visited-style-name="Visited_20_Internet_20_Link">
</text:a>
повідомив Краматорський міський голова Олександр Гончаренко та опублікуваввідповідні фото руйнувань.</text:p>
      <text:p text:style-name="P4">
«росія <text:a xlink:type="simple" xlink:href="https://www.ukrinform.ua/tag-obstril" text:style-name="Internet_20_link" text:visited-style-name="Visited_20_Internet_20_Link">
 </text:a>
 Краматорськ. Руйнувань зазнавгаражний кооператив, пошкоджено скління закладу освіти та кількохбагатоквартирних будинків», – написав очільник міста.</text:p>
      <text:p text:style-name="P4">
Він зазначив, що наразі продовжується збір інформації про пошкодження. Запопередньою інформацією, без постраждалих.</text:p>
      <text:p text:style-name="P4">
<text:span text:style-name="T4">
Читайте також:</text:span>
 <text:a xlink:type="simple" xlink:href="https://www.ukrinform.ua/rubric-ato/3695900-zagarbniki-vdarili-z-aviacii-po-orihovu-e-poskodzenna.html" text:style-name="Internet_20_link" text:visited-style-name="Visited_20_Internet_20_Link">
 <text:span text:style-name="T4">
школа</text:span>
 </text:a>
</text:p>
      <text:p text:style-name="P4">
Як повідомлялося, Донеччина постійно перебуває під обстрілами російськихвійськ, щодня ворог вбиває та травмує цивільних мешканців, руйнуєінфраструктурні об’єкти.</text:p>
      <text:p text:style-name="P4">
Source: <text:a xlink:type="simple" xlink:href="https://www.ukrinform.ua/rubric-ato/3695993-zagarbniki-obstrilali-kramatorsk-poskodzeni-bagatopoverhivki.html" text:style-name="Internet_20_link" text:visited-style-name="Visited_20_Internet_20_Link">
https://www.ukrinform.ua/rubric-ato/3695993-zagarbniki-obstrilali-kramatorsk-poskodzeni-bagatopoverhivki.html</text:a>
</text:p>
      <!--NEWS-->
      <text:h text:style-name="P10" text:outline-level="1">
<text:span text:style-name="T4">
Шмигаль обговорив з міністром транспорту США відновлення критичної інфраструктури</text:span>
</text:h>
      <text:p text:style-name="P4">
Authors: Ukrinform (Person)</text:p>
      <text:p text:style-name="P4">
Publisher: Укринформ (Organization)</text:p>
      <text:p text:style-name="P4">
Published Time: 2023-04-14T18:20:58+03:00</text:p>
      <text:p text:style-name="P4">
Modified Time: 2023-04-14T18:20:58+03:00</text:p>
      <text:p text:style-name="P4">
Description: Прем'єр-міністр України Денис Шмигаль, який перебуває з робочим візитом у Вашингтоні, обговорив з міністром транспорту США Пітером Буттіджеджем відновлення критичної інфраструктури нашої країни. — Укрінформ.</text:p>
      <text:p text:style-name="P4">
Images: ["<text:a xlink:type="simple" xlink:href="https://static.ukrinform.com/photos/2023_04/thumb_files/630_360_1681485375-217.jpg" text:style-name="Internet_20_link" text:visited-style-name="Visited_20_Internet_20_Link">
630_360_16814...</text:a>
"]</text:p>
      <text:p text:style-name="P4">
Tags: ['США', 'Шмигаль', 'Критична інфраструктура', 'Відновлення України']</text:p>
      <text:p text:style-name="P4">
Type: Article</text:p>
      <!--METADATA-->
      <text:p text:style-name="P4">
<draw:frame draw:style-name="fr1" draw:name="Image217" text:anchor-type="as-char" svg:width="6.9236in" svg:height="3.956343in" draw:z-index="0">
<draw:image xlink:href="../Images/yкринформ/2023-04-14T18-20-58-03-00/630_360_1681485375-217.jpg" xlink:type="simple" xlink:show="embed" xlink:actuate="onLoad" draw:mime-type="image/jpeg"/>
</draw:frame>
 Прем'єр-міністр України Денис Шмигаль, який перебуває з робочим візитом у Вашингтоні,обговорив з міністром транспорту США Пітером Буттіджеджем відновленнякритичної інфраструктури нашої країни.</text:p>
      <text:p text:style-name="P4">
Про це глава уряду написав у <text:a xlink:type="simple" xlink:href="http://t.me/Denys_Smyhal/5002" text:style-name="Internet_20_link" text:visited-style-name="Visited_20_Internet_20_Link">
 </text:a>
 , передаєУкрінформ.</text:p>
      <text:p text:style-name="P4">
«З міністром транспорту США Пітером Буттіджеджем проговорили відновленнякритичної інфраструктури. Логістика — важливий аспект роботи економіки, тожрозвиваємо західні маршрути. Впроваджуємо концесію для залучення приватнихкомпаній. Безбар'єрність і build back better — наскрізні аспекти відбудови», -зазначив Шмигаль.</text:p>
      <text:p text:style-name="P4">
Він додав, що предметно обговорив посилення економічної спроможності зміністром торгівлі Джиною Раймондо. Сторони зосередилися на програмахпідтримки малого й середнього бізнесу, розвитку переробки й логістики. <text:a xlink:type="simple" xlink:href="https://www.ukrinform.ua/tag-smigal" text:style-name="Internet_20_link" text:visited-style-name="Visited_20_Internet_20_Link">
</text:a>
 закликав запровадити санкції протиядерної галузі росії.</text:p>
      <text:p text:style-name="P4">
«США і надалі стоятимуть пліч-о-пліч з Україною в боротьбі за свободу йдемократичні цінності», - додав Прем'єр-міністр.</text:p>
      <text:p text:style-name="P4">
Він також зазначив, що зміцнення економічної стійкості, відновлення та санкціїпроти росії — ключові теми кожної його зустрічі у США.</text:p>
      <text:p text:style-name="P4">
<text:span text:style-name="T4">
Читайте також:</text:span>
 <text:a xlink:type="simple" xlink:href="https://www.ukrinform.ua/rubric-economy/3695869-bilij-dim-spivpracuvatime-z-uradom-ukraini-v-mezah-koordinacijnoi-platformi-donoriv.html" text:style-name="Internet_20_link" text:visited-style-name="Visited_20_Internet_20_Link">
 </text:a>
</text:p>
      <text:p text:style-name="P4">
Як повідомляв Укрінформ, глава уряду перебуває з робочим візитом у Вашингтоні.Там він взяв участь в щорічному форумі Spring Meetings, організованого ГрупоюСвітового банку та Міжнародним валютним фондом. Шмигаль провів зустріч зміністром оборони Сполучених Штатів Ллойдом Остіном, міністром торгівлі СШАДжиною Раймондо, міністром фінансів Джанет Єллен, а також із керівництвом МВФ.У програмі - зустрічі з представниками Світового банку, Європейськогоінвестиційного банку.</text:p>
      <text:p text:style-name="P4">
<text:span text:style-name="T4">
Читайте також:</text:span>
 <text:a xlink:type="simple" xlink:href="https://www.ukrinform.ua/rubric-economy/3695765-smigal-zustrivsa-z-glavou-mvf-georgievou.html" text:style-name="Internet_20_link" text:visited-style-name="Visited_20_Internet_20_Link">
 <text:span text:style-name="T4">
Шмигаль</text:span>
 </text:a>
</text:p>
      <text:p text:style-name="P4">
Глава уряду 11 квітня побував з робочим візитом у Канаді. Він зустрівся зПрем’єр-міністром Канади Джастіном Трюдо та віцепрем’єр-міністром — міністромфінансів Канади Христею Фріланд.</text:p>
      <text:p text:style-name="P4">
Source: <text:a xlink:type="simple" xlink:href="https://www.ukrinform.ua/rubric-vidbudova/3695994-smigal-obgovoriv-z-ministrom-transportu-ssa-vidnovlenna-kriticnoi-infrastrukturi.html" text:style-name="Internet_20_link" text:visited-style-name="Visited_20_Internet_20_Link">
https://www.ukrinform.ua/rubric-vidbudova/3695994-smigal-obgovoriv-z-ministrom-transportu-ssa-vidnovlenna-kriticnoi-infrastrukturi.html</text:a>
</text:p>
      <!--NEWS-->
      <text:h text:style-name="P10" text:outline-level="1">
<text:span text:style-name="T4">
У Польщі поховали добровольця, який загинув під Бахмутом</text:span>
</text:h>
      <text:p text:style-name="P4">
Authors: Ukrinform (Person)</text:p>
      <text:p text:style-name="P4">
Publisher: Укринформ (Organization)</text:p>
      <text:p text:style-name="P4">
Published Time: 2023-04-14T18:24:00+03:00</text:p>
      <text:p text:style-name="P4">
Modified Time: 2023-04-14T18:24:00+03:00</text:p>
      <text:p text:style-name="P4">
Description: У Браліні (південний захід Польщі) відбулася церемонія поховання польського добровольця, який загинув на війні в Україні – 45-річного Міхала Журека. — Укрінформ.</text:p>
      <text:p text:style-name="P4">
Images: ["<text:a xlink:type="simple" xlink:href="https://static.ukrinform.com/photos/2023_04/thumb_files/630_360_1681485653-2221.jpeg" text:style-name="Internet_20_link" text:visited-style-name="Visited_20_Internet_20_Link">
630_360_16814...</text:a>
", "<text:a xlink:type="simple" xlink:href="https://static.ukrinform.com/photos/2023_04/thumb_files/630_360_1681485653-2849.jpeg" text:style-name="Internet_20_link" text:visited-style-name="Visited_20_Internet_20_Link">
630_360_16814...</text:a>
", "<text:a xlink:type="simple" xlink:href="https://static.ukrinform.com/photos/2023_04/thumb_files/630_360_1681485653-6200.jpeg" text:style-name="Internet_20_link" text:visited-style-name="Visited_20_Internet_20_Link">
630_360_16814...</text:a>
", "<text:a xlink:type="simple" xlink:href="https://static.ukrinform.com/photos/2023_04/thumb_files/630_360_1681485653-1985.jpeg" text:style-name="Internet_20_link" text:visited-style-name="Visited_20_Internet_20_Link">
630_360_16814...</text:a>
", "<text:a xlink:type="simple" xlink:href="https://static.ukrinform.com/photos/2023_04/thumb_files/630_360_1681485653-4624.jpeg" text:style-name="Internet_20_link" text:visited-style-name="Visited_20_Internet_20_Link">
630_360_16814...</text:a>
", "<text:a xlink:type="simple" xlink:href="https://static.ukrinform.com/photos/2023_04/thumb_files/630_360_1681485653-2380.jpeg" text:style-name="Internet_20_link" text:visited-style-name="Visited_20_Internet_20_Link">
630_360_16814...</text:a>
", "<text:a xlink:type="simple" xlink:href="https://static.ukrinform.com/photos/2023_04/1681487813-859.jpg" text:style-name="Internet_20_link" text:visited-style-name="Visited_20_Internet_20_Link">
1681487813-85...</text:a>
", "<text:a xlink:type="simple" xlink:href="https://static.ukrinform.com/photos/2023_04/1681487813-508.jpg" text:style-name="Internet_20_link" text:visited-style-name="Visited_20_Internet_20_Link">
1681487813-50...</text:a>
"]</text:p>
      <text:p text:style-name="P4">
Tags: ['Доброволець', 'Похорон', 'Польща', 'Іноземний легіон']</text:p>
      <text:p text:style-name="P4">
Type: Article</text:p>
      <!--METADATA-->
      <text:p text:style-name="P4">
<draw:frame draw:style-name="fr1" draw:name="Image218" text:anchor-type="as-char" svg:width="6.9236in" svg:height="3.956343in" draw:z-index="0">
<draw:image xlink:href="../Images/yкринформ/2023-04-14T18-24-00-03-00/630_360_1681485653-2221.jpeg" xlink:type="simple" xlink:show="embed" xlink:actuate="onLoad" draw:mime-type="image/jpeg"/>
</draw:frame>
 УБраліні (південний захід Польщі) відбулася церемонія поховання польськогодобровольця, який загинув на війні в Україні – 45-річного Міхала Журека.</text:p>
      <text:p text:style-name="P4">
У жалобних заходах взяла участь українська делегація, зокрема генконсулУкраїни у Вроцлаві Юрій Токар та українські військові, передає власнийкореспондент Укрінформу.</text:p>
      <text:p text:style-name="P4">
Під час церемонії прощання на труну загиблого було покладено українськийпрапор, який потім було передано найближчим Героя, на його могилу українськаделегація поклала вінки від військових побратимів та від українського народу.</text:p>
      <text:p text:style-name="P4">
<draw:frame draw:style-name="fr1" draw:name="Image219" text:anchor-type="as-char" svg:width="6.9236in" svg:height="3.956343in" draw:z-index="0">
<draw:image xlink:href="../Images/yкринформ/2023-04-14T18-24-00-03-00/630_360_1681485653-2849.jpeg" xlink:type="simple" xlink:show="embed" xlink:actuate="onLoad" draw:mime-type="image/jpeg"/>
</draw:frame>
 У Польщіпоховали добровольця Міхала Журека, який загинув під Бахмутом / Фото: PAP /Tomasz Wojtasik  <text:a xlink:type="simple" xlink:href="https://static.ukrinform.com/photos/2023_04/1681485653-2849.jpeg" text:style-name="Internet_20_link" text:visited-style-name="Visited_20_Internet_20_Link">
<draw:frame draw:style-name="fr1" draw:name="Image220" text:anchor-type="as-char" svg:width="6.9236in" svg:height="3.956343in" draw:z-index="0">
<draw:image xlink:href="../Images/yкринформ/2023-04-14T18-24-00-03-00/630_360_1681485653-2849.jpeg" xlink:type="simple" xlink:show="embed" xlink:actuate="onLoad" draw:mime-type="image/jpeg"/>
</draw:frame>
</text:a>
 <text:a xlink:type="simple" xlink:href="https://static.ukrinform.com/photos/2023_04/1681485653-6200.jpeg" text:style-name="Internet_20_link" text:visited-style-name="Visited_20_Internet_20_Link">
<draw:frame draw:style-name="fr1" draw:name="Image221" text:anchor-type="as-char" svg:width="6.9236in" svg:height="3.956343in" draw:z-index="0">
<draw:image xlink:href="../Images/yкринформ/2023-04-14T18-24-00-03-00/630_360_1681485653-6200.jpeg" xlink:type="simple" xlink:show="embed" xlink:actuate="onLoad" draw:mime-type="image/jpeg"/>
</draw:frame>
</text:a>
 <text:a xlink:type="simple" xlink:href="https://static.ukrinform.com/photos/2023_04/1681485653-1985.jpeg" text:style-name="Internet_20_link" text:visited-style-name="Visited_20_Internet_20_Link">
<draw:frame draw:style-name="fr1" draw:name="Image222" text:anchor-type="as-char" svg:width="6.9236in" svg:height="3.956343in" draw:z-index="0">
<draw:image xlink:href="../Images/yкринформ/2023-04-14T18-24-00-03-00/630_360_1681485653-1985.jpeg" xlink:type="simple" xlink:show="embed" xlink:actuate="onLoad" draw:mime-type="image/jpeg"/>
</draw:frame>
</text:a>
 <text:a xlink:type="simple" xlink:href="https://static.ukrinform.com/photos/2023_04/1681485653-4624.jpeg" text:style-name="Internet_20_link" text:visited-style-name="Visited_20_Internet_20_Link">
<draw:frame draw:style-name="fr1" draw:name="Image223" text:anchor-type="as-char" svg:width="6.9236in" svg:height="3.956343in" draw:z-index="0">
<draw:image xlink:href="../Images/yкринформ/2023-04-14T18-24-00-03-00/630_360_1681485653-4624.jpeg" xlink:type="simple" xlink:show="embed" xlink:actuate="onLoad" draw:mime-type="image/jpeg"/>
</draw:frame>
</text:a>
 <text:a xlink:type="simple" xlink:href="https://static.ukrinform.com/photos/2023_04/1681485653-2221.jpeg" text:style-name="Internet_20_link" text:visited-style-name="Visited_20_Internet_20_Link">
<draw:frame draw:style-name="fr1" draw:name="Image224" text:anchor-type="as-char" svg:width="6.9236in" svg:height="3.956343in" draw:z-index="0">
<draw:image xlink:href="../Images/yкринформ/2023-04-14T18-24-00-03-00/630_360_1681485653-2221.jpeg" xlink:type="simple" xlink:show="embed" xlink:actuate="onLoad" draw:mime-type="image/jpeg"/>
</draw:frame>
</text:a>
 <text:a xlink:type="simple" xlink:href="https://static.ukrinform.com/photos/2023_04/1681485653-2380.jpeg" text:style-name="Internet_20_link" text:visited-style-name="Visited_20_Internet_20_Link">
<draw:frame draw:style-name="fr1" draw:name="Image225" text:anchor-type="as-char" svg:width="6.9236in" svg:height="3.956343in" draw:z-index="0">
<draw:image xlink:href="../Images/yкринформ/2023-04-14T18-24-00-03-00/630_360_1681485653-2380.jpeg" xlink:type="simple" xlink:show="embed" xlink:actuate="onLoad" draw:mime-type="image/jpeg"/>
</draw:frame>
</text:a>
</text:p>
      <text:p text:style-name="P4">
Українська делегація висловила співчуття матері, дружині та дітям Героя.</text:p>
      <text:p text:style-name="P4">
“Вони були зворушені і побажали Україні якнайшвидше прогнати ворога із своєїземлі”,- зазначив у коментарі агентству генконсул України у Вроцлаві ЮрійТокар.</text:p>
      <text:p text:style-name="P4">
<draw:frame draw:style-name="fr1" draw:name="Image226" text:anchor-type="as-char" svg:width="6.9236in" svg:height="4.615733in" draw:z-index="0">
<draw:image xlink:href="../Images/yкринформ/2023-04-14T18-24-00-03-00/1681487813-859.jpg" xlink:type="simple" xlink:show="embed" xlink:actuate="onLoad" draw:mime-type="image/jpeg"/>
</draw:frame>
 Фото: Лукаш Ціхи /oborniki.naszemiasto.pl</text:p>
      <text:p text:style-name="P4">
Міхал Журек був командиром взводу в Іноземному легіоні ЗСУ і вважався одним знайкращих воїнів цього підрозділу. В результаті штурму ворожих позицій підБахмутом польський доброволець зазнав численних поранень і помер 25 березня ушпиталі в Дніпрі.</text:p>
      <text:p text:style-name="P4">
<text:span text:style-name="T4">
Читайте також:</text:span>
 <text:a xlink:type="simple" xlink:href="https://www.ukrinform.ua/rubric-ato/3687204-na-fronti-v-ukraini-zaginuv-gromadanin-polsi.html" text:style-name="Internet_20_link" text:visited-style-name="Visited_20_Internet_20_Link">
 </text:a>
</text:p>
      <text:p text:style-name="P4">
Дружина добровольця Агата Журек у коментарі польським ЗМІ зауважила, щочоловік приєднався до лав ЗСУ у квітні минулого року.</text:p>
      <text:p text:style-name="P4">
<draw:frame draw:style-name="fr1" draw:name="Image227" text:anchor-type="as-char" svg:width="6.9236in" svg:height="4.615733in" draw:z-index="0">
<draw:image xlink:href="../Images/yкринформ/2023-04-14T18-24-00-03-00/1681487813-508.jpg" xlink:type="simple" xlink:show="embed" xlink:actuate="onLoad" draw:mime-type="image/jpeg"/>
</draw:frame>
 Фото: Лукаш Ціхи /oborniki.naszemiasto.pl</text:p>
      <text:p text:style-name="P4">
“Він казав, що боротиметься за свободу України і безпеку <text:a xlink:type="simple" xlink:href="https://www.ukrinform.ua/tag-polsa" text:style-name="Internet_20_link" text:visited-style-name="Visited_20_Internet_20_Link">
</text:a>
 ”,- наголосила вона у коментарі PAP.</text:p>
      <text:p text:style-name="P4">
За її словами, у квітні у нього закінчувався контракт і він планувавповертатися до Польщі, аби передавати здобутий в Україні досвід у польськійармії.</text:p>
      <text:p text:style-name="P4">
У загиблого залишилося четверо дітей віком 12-18 років.</text:p>
      <text:p text:style-name="P4">
Він також має українські нагороди за участь у війні з російськимизагарбниками.</text:p>
      <text:p text:style-name="P4">
Source: <text:a xlink:type="simple" xlink:href="https://www.ukrinform.ua/rubric-ato/3695997-u-polsi-pohovali-dobrovolca-akij-zaginuv-pid-bahmutom.html" text:style-name="Internet_20_link" text:visited-style-name="Visited_20_Internet_20_Link">
https://www.ukrinform.ua/rubric-ato/3695997-u-polsi-pohovali-dobrovolca-akij-zaginuv-pid-bahmutom.html</text:a>
</text:p>
      <!--NEWS-->
      <text:h text:style-name="P10" text:outline-level="1">
<text:span text:style-name="T4">
Ткаченко заперечив наявність «політичної джинси» в ефірі телемарафону</text:span>
</text:h>
      <text:p text:style-name="P4">
Authors: Ukrinform (Person)</text:p>
      <text:p text:style-name="P4">
Publisher: Укринформ (Organization)</text:p>
      <text:p text:style-name="P4">
Published Time: 2023-04-14T18:31:39+03:00</text:p>
      <text:p text:style-name="P4">
Modified Time: 2023-04-14T18:31:39+03:00</text:p>
      <text:p text:style-name="P4">
Description: Телемарафон «Єдині новини» не містить реклами та «ні від кого не збирає коштів», що унеможливлює реалізацію «політичної джинси». — Укрінформ.</text:p>
      <text:p text:style-name="P4">
Images: ["<text:a xlink:type="simple" xlink:href="https://static.ukrinform.com/photos/2023_03/thumb_files/630_360_1680089704-293.jpg" text:style-name="Internet_20_link" text:visited-style-name="Visited_20_Internet_20_Link">
630_360_16800...</text:a>
"]</text:p>
      <text:p text:style-name="P4">
Tags: ['Ткаченко', 'Телемарафон']</text:p>
      <text:p text:style-name="P4">
Type: Article</text:p>
      <!--METADATA-->
      <text:p text:style-name="P4">
<draw:frame draw:style-name="fr1" draw:name="Image228" text:anchor-type="as-char" svg:width="6.9236in" svg:height="3.956343in" draw:z-index="0">
<draw:image xlink:href="../Images/yкринформ/2023-04-14T18-31-39-03-00/630_360_1680089704-293.jpg" xlink:type="simple" xlink:show="embed" xlink:actuate="onLoad" draw:mime-type="image/jpeg"/>
</draw:frame>
Телемарафон «Єдині новини» не містить реклами та «ні від кого не збираєкоштів», що унеможливлює реалізацію «політичної джинси».</text:p>
      <text:p text:style-name="P4">
Про це заявив мінстр культури та інформаційної політки Олександр Ткаченко вінтерв'ю <text:a xlink:type="simple" xlink:href="http://www.liga.net/ua/politics/interview/desyatki-millionov-v-lavre-djinsa-v-marafone-i-dubinskiy-razgovor-s-aleksandrom-tkachenko" text:style-name="Internet_20_link" text:visited-style-name="Visited_20_Internet_20_Link">
 </text:a>
 ,коментуючи показаний 31 березня в слоті каналу «1+1» сюжет про те, якрумунські правоохоронці затримали вантажівку з написом «Рошен» ізконтрабандними сигаретами, передає Укрінформ.</text:p>
      <text:p text:style-name="P4">
«Марафон ні від кого не збирає жодним чином коштів. Там немає реклами. Цевиключає появу того, що ми називаємо політичною джин сою», – зазначив він.</text:p>
      <text:p text:style-name="P4">
Водночас <text:a xlink:type="simple" xlink:href="https://www.ukrinform.ua/tag-tkacenko" text:style-name="Internet_20_link" text:visited-style-name="Visited_20_Internet_20_Link">
 </text:a>
 підкреслив, що доостаннього часу телемарафон утримувався не коштом платників податків, а зарахунок власників каналів.</text:p>
      <text:p text:style-name="P4">
«Цілий рік телемарафон працював фактично без державних коштів. Певні коштиотримували лише ті, хто працював на каналі Freedom», – сказав міністр.</text:p>
      <text:p text:style-name="P4">
Водночас він зазначив, що кошти держбюджету «поки не дійшли» до фінансуваннятелемарафону. При цьому інформацію про те, що певні суми виділялися, вінназвав такою, що не відповідає фактам і має «ознаки політичної джинси».</text:p>
      <text:p text:style-name="P4">
<text:span text:style-name="T4">
Читайте також:</text:span>
 <text:a xlink:type="simple" xlink:href="https://www.ukrinform.ua/rubric-society/3685831-tkacenko-ne-bacit-zrostanna-popularnosti-telegramkanaliv-v-ukraini.html" text:style-name="Internet_20_link" text:visited-style-name="Visited_20_Internet_20_Link">
 </text:a>
</text:p>
      <text:p text:style-name="P4">
Як повідомляв Укрінформ, <text:a xlink:type="simple" xlink:href="https://www.ukrinform.ua/rubric-society/3685856-rejting-telemarafonu-na-rivni-1315-bo-ukrainci-stali-mense-divitisa-tb-tkacenko.html" text:style-name="Internet_20_link" text:visited-style-name="Visited_20_Internet_20_Link">
 </text:a>
 , оскільки українці загалом стали менше дивитисятелебачення.</text:p>
      <text:p text:style-name="P4">
«Єдині новини» – інформаційний телемарафон, який об'єднав шість найбільшихтелеканалів країни, був запущений 24 лютого 2022 року з метою інформуваннянаселення щодо ситуації в Україні від початку повномасштабного російськоговторгнення в Україну.</text:p>
      <text:p text:style-name="P4">
Source: <text:a xlink:type="simple" xlink:href="https://www.ukrinform.ua/rubric-society/3696001-tkacenko-zapereciv-naavnist-politicnoi-dzinsi-v-efiri-telemarafonu.html" text:style-name="Internet_20_link" text:visited-style-name="Visited_20_Internet_20_Link">
https://www.ukrinform.ua/rubric-society/3696001-tkacenko-zapereciv-naavnist-politicnoi-dzinsi-v-efiri-telemarafonu.html</text:a>
</text:p>
      <!--NEWS-->
      <text:h text:style-name="P10" text:outline-level="1">
<text:span text:style-name="T4">
Китай і Бразилія закликали світ сприяти політичному врегулюванню «кризи в Україні»</text:span>
</text:h>
      <text:p text:style-name="P4">
Authors: Ukrinform (Person)</text:p>
      <text:p text:style-name="P4">
Publisher: Укринформ (Organization)</text:p>
      <text:p text:style-name="P4">
Published Time: 2023-04-14T18:36:00+03:00</text:p>
      <text:p text:style-name="P4">
Modified Time: 2023-04-14T18:36:00+03:00</text:p>
      <text:p text:style-name="P4">
Description: Голова КНР Сі Цзіньпін і президент Бразилії Лула да Сілва під час переговорів у Пекіні обмінялися думками щодо «кризи в Україні» та закликали країни світу відігравати конструктивну роль у її політичному врегулюванні. — Укрінформ.</text:p>
      <text:p text:style-name="P4">
Images: ["<text:a xlink:type="simple" xlink:href="https://static.ukrinform.com/photos/2023_04/thumb_files/630_360_1681486667-199.jpg" text:style-name="Internet_20_link" text:visited-style-name="Visited_20_Internet_20_Link">
630_360_16814...</text:a>
"]</text:p>
      <text:p text:style-name="P4">
Tags: ['Бразилія', 'Китай', 'Україна', 'Війна з росією']</text:p>
      <text:p text:style-name="P4">
Type: Article</text:p>
      <!--METADATA-->
      <text:p text:style-name="P4">
<draw:frame draw:style-name="fr1" draw:name="Image229" text:anchor-type="as-char" svg:width="6.9236in" svg:height="3.956343in" draw:z-index="0">
<draw:image xlink:href="../Images/yкринформ/2023-04-14T18-36-00-03-00/630_360_1681486667-199.jpg" xlink:type="simple" xlink:show="embed" xlink:actuate="onLoad" draw:mime-type="image/jpeg"/>
</draw:frame>
 Голова КНРСі Цзіньпін і президент Бразилії Лула да Сілва під час переговорів у Пекініобмінялися думками щодо «кризи в Україні» та закликали країни світувідігравати конструктивну роль у її політичному врегулюванні.</text:p>
      <text:p text:style-name="P4">
Як передає кореспондент Укрінформу, про це, серед іншого, йдеться у <text:a xlink:type="simple" xlink:href="https://www.fmprc.gov.cn/mfa_eng/zxxx_662805/202304/t20230414_11059515.html" text:style-name="Internet_20_link" text:visited-style-name="Visited_20_Internet_20_Link">
</text:a>
про сьогоднішню зустріч двох лідерів.</text:p>
      <text:p text:style-name="P4">
У ньому відзначається згода Сі і да Сілви з тим, що «єдиним можливим способомврегулювання «кризи в <text:a xlink:type="simple" xlink:href="https://www.ukrinform.ua/tag-ukraina" text:style-name="Internet_20_link" text:visited-style-name="Visited_20_Internet_20_Link">
 </text:a>
 » є діалог тапереговори» і всі зусилля, які сприяють її мирному вирішенню, повиннізаохочуватися й підтримуватись.</text:p>
      <text:p text:style-name="P4">
«Лідери двох держав закликали більше країн відігравати конструктивну роль уполітичному врегулюванні «кризи в Україні», - зазначили в МЗС КНР, додавши, щопрезиденти домовилися продовжувати спілкуватися з цього питання.</text:p>
      <text:p text:style-name="P4">
Як повідомляв Укрінформ, президент Бразилії Луїс Інасіо Лула да Сілва 12-14квітня перебуває з державним візитом у Китаї.</text:p>
      <text:p text:style-name="P4">
<text:span text:style-name="T4">
Читайте також:</text:span>
 <text:a xlink:type="simple" xlink:href="https://www.ukrinform.ua/rubric-polytics/3695907-kanada-spiratimetsa-na-poziciu-ukraini-v-pitanni-stavlenna-do-mirnogo-planu-kitau-posol.html" text:style-name="Internet_20_link" text:visited-style-name="Visited_20_Internet_20_Link">
 <text:span text:style-name="T4">
Китаю</text:span>
 </text:a>
</text:p>
      <text:p text:style-name="P4">
Очільник МЗС Бразилії Мауро Вієйра напередодні візиту повідомив, що да Сілвапід час зустрічі зі своїм китайським колегою Сі Цзіньпіном має наміробговорити розв’язану росією війну проти України.</text:p>
      <text:p text:style-name="P4">
Як повідомлялося, наприкінці лютого Китай представив свою «позицію щодополітичного врегулювання української кризи» із 12 пунктів. Їх обговорював ізросійським керівництвом голова КНР Сі Цзіньпін під час візиту до москви 20-23березня. Ця «позиція» КНР була скептично сприйнята багатьма країнами.</text:p>
      <text:p text:style-name="P4">
Source: <text:a xlink:type="simple" xlink:href="https://www.ukrinform.ua/rubric-world/3696006-kitaj-i-brazilia-zaklikali-svit-spriati-politicnomu-vreguluvannu-krizi-v-ukraini.html" text:style-name="Internet_20_link" text:visited-style-name="Visited_20_Internet_20_Link">
https://www.ukrinform.ua/rubric-world/3696006-kitaj-i-brazilia-zaklikali-svit-spriati-politicnomu-vreguluvannu-krizi-v-ukraini.html</text:a>
</text:p>
      <!--NEWS-->
      <text:h text:style-name="P10" text:outline-level="1">
<text:span text:style-name="T4">
Поліція закрила справу про ДТП, у якій постраждав журналіст Ткач</text:span>
</text:h>
      <text:p text:style-name="P4">
Authors: Ukrinform (Person)</text:p>
      <text:p text:style-name="P4">
Publisher: Укринформ (Organization)</text:p>
      <text:p text:style-name="P4">
Published Time: 2023-04-14T18:43:00+03:00</text:p>
      <text:p text:style-name="P4">
Modified Time: 2023-04-14T18:43:00+03:00</text:p>
      <text:p text:style-name="P4">
Description: Столична поліція закрила кримінальне провадження щодо дорожньо-транспортної пригоди 13 жовтня, в якій постраждав журналіст Михайло Ткач. — Укрінформ.</text:p>
      <text:p text:style-name="P4">
Images: ["<text:a xlink:type="simple" xlink:href="https://static.ukrinform.com/photos/2019_11/thumb_files/630_360_1573046418-822.jpg" text:style-name="Internet_20_link" text:visited-style-name="Visited_20_Internet_20_Link">
630_360_15730...</text:a>
"]</text:p>
      <text:p text:style-name="P4">
Tags: ['ДТП', 'Поліція', 'Журналіст']</text:p>
      <text:p text:style-name="P4">
Type: Article</text:p>
      <!--METADATA-->
      <text:p text:style-name="P4">
<draw:frame draw:style-name="fr1" draw:name="Image230" text:anchor-type="as-char" svg:width="6.9236in" svg:height="3.956343in" draw:z-index="0">
<draw:image xlink:href="../Images/yкринформ/2023-04-14T18-43-00-03-00/630_360_1573046418-822.jpg" xlink:type="simple" xlink:show="embed" xlink:actuate="onLoad" draw:mime-type="image/jpeg"/>
</draw:frame>
 Столичнаполіція закрила кримінальне провадження щодо дорожньо-транспортної пригоди 13жовтня, в якій постраждав журналіст Михайло Ткач.</text:p>
      <text:p text:style-name="P4">
Про це йдеться у відповіді слідчого управління Головного управління Нацполіціїу Києві на інформаційний запит Укрінформу.</text:p>
      <text:p text:style-name="P4">
«За фактом <text:a xlink:type="simple" xlink:href="https://www.ukrinform.ua/tag-dtp" text:style-name="Internet_20_link" text:visited-style-name="Visited_20_Internet_20_Link">
 </text:a>
 , учасником якої став Ткач,Шевченківським управлінням поліції ГУНП у місті Києві розпочато кримінальнепровадження за ознаками кримінального правопорушення, передбаченого частиною 1статті 286 ККУ. За результатами проведених слідчих дій у зазначеномукримінальному провадженні прийнято рішення про закриття у зв’язку ізвідсутністю складу кримінального правопорушення», - заявили в поліції.</text:p>
      <text:p text:style-name="P4">
Як повідомлялося, 13 жовтня 2022 року журналіст Михайло Ткач заявив, що йогона пішохідному переході збила машина. Його госпіталізували із забоями.Водночас журналіст зазначив, що не схильний пов‘язувати цей випадок ізпрофесійною діяльністю.</text:p>
      <text:p text:style-name="P4">
<text:span text:style-name="T4">
Читайте також:</text:span>
 <text:a xlink:type="simple" xlink:href="https://www.ukrinform.ua/rubric-uarazom/3549088-zurnalist-mihajlo-tkac-pererahuvav-5-miljoniv-na-armiu-droniv.html" text:style-name="Internet_20_link" text:visited-style-name="Visited_20_Internet_20_Link">
 <text:span text:style-name="T4">
Михайло</text:span>
 <text:span text:style-name="T4">
Ткач</text:span>
 </text:a>
</text:p>
      <text:p text:style-name="P4">
Зі свого боку правоохоронці відкрили кримінальне провадження за фактом ДТП заст. 286 (порушення правил безпеки дорожнього руху або експлуатації транспортуособами, які керують транспортними засобами).</text:p>
      <text:p text:style-name="P4">
Source: <text:a xlink:type="simple" xlink:href="https://www.ukrinform.ua/rubric-society/3696009-policia-zakrila-spravu-pro-dtp-u-akij-postrazdav-zurnalist-tkac.html" text:style-name="Internet_20_link" text:visited-style-name="Visited_20_Internet_20_Link">
https://www.ukrinform.ua/rubric-society/3696009-policia-zakrila-spravu-pro-dtp-u-akij-postrazdav-zurnalist-tkac.html</text:a>
</text:p>
      <!--NEWS-->
      <text:h text:style-name="P10" text:outline-level="1">
<text:span text:style-name="T4">
Залежність Європи від російського газу скоротилася до 10% від початку війни – МВФ</text:span>
</text:h>
      <text:p text:style-name="P4">
Authors: Ukrinform (Person)</text:p>
      <text:p text:style-name="P4">
Publisher: Укринформ (Organization)</text:p>
      <text:p text:style-name="P4">
Published Time: 2023-04-14T18:43:07+03:00</text:p>
      <text:p text:style-name="P4">
Modified Time: 2023-04-14T18:43:07+03:00</text:p>
      <text:p text:style-name="P4">
Description: Після початку повномасштабної агресії рф в Україні та запровадження обмежувальних економічних заходів проти росії країни Європи суттєво скоротили свою залежність від російського газу – від 40% перед війною до 10% на нинішньому етапі. — Укрінформ.</text:p>
      <text:p text:style-name="P4">
Images: ["<text:a xlink:type="simple" xlink:href="https://static.ukrinform.com/photos/2018_08/thumb_files/630_360_1535565724-6095.jpg" text:style-name="Internet_20_link" text:visited-style-name="Visited_20_Internet_20_Link">
630_360_15355...</text:a>
"]</text:p>
      <text:p text:style-name="P4">
Tags: ['Європа', 'Газ', 'МВФ', 'росія']</text:p>
      <text:p text:style-name="P4">
Type: Article</text:p>
      <!--METADATA-->
      <text:p text:style-name="P4">
<draw:frame draw:style-name="fr1" draw:name="Image231" text:anchor-type="as-char" svg:width="6.9236in" svg:height="3.956343in" draw:z-index="0">
<draw:image xlink:href="../Images/yкринформ/2023-04-14T18-43-07-03-00/630_360_1535565724-6095.jpg" xlink:type="simple" xlink:show="embed" xlink:actuate="onLoad" draw:mime-type="image/jpeg"/>
</draw:frame>
 Післяпочатку повномасштабної агресії рф в Україні та запровадження обмежувальнихекономічних заходів проти росії країни Європи суттєво скоротили своюзалежність від російського газу – від 40% перед війною до 10% на нинішньомуетапі.</text:p>
      <text:p text:style-name="P4">
Про це заявив у п’ятницю під час пресконференції у Вашингтоні директорЄвропейського департаменту МВФ Альфред Каммер, передає власний кореспондентУкрінформу.</text:p>
      <text:p text:style-name="P4">
«Залежність (Європи – ред.) від імпорту газу впала досить суттєво, від 40% довійни до 10% зараз», - зауважив представник Фонду.</text:p>
      <text:p text:style-name="P4">
Він підкреслив, що європейський ринок зараз більше наповнюєтьсяальтернативними російським поставками газу. У цьому зв’язку він вказав,зокрема, на постачання в <text:a xlink:type="simple" xlink:href="https://www.ukrinform.ua/tag-evropa" text:style-name="Internet_20_link" text:visited-style-name="Visited_20_Internet_20_Link">
 </text:a>
 зрідженогогазу LNG, що надходить морем.</text:p>
      <text:p text:style-name="P4">
«Те саме стосується нафтової галузі, де російська нафта й нафтопродуктизамінюються поставками з інших імпортних каналів», - зазначив Каммер.</text:p>
      <text:p text:style-name="P4">
Крім того, він підкреслив, що фінансові зв’язки з російською економікоюзалишаються дуже обмеженими та «ще більше скорочуються».</text:p>
      <text:p text:style-name="P4">
<text:span text:style-name="T4">
Читайте також:</text:span>
 <text:a xlink:type="simple" xlink:href="https://www.ukrinform.ua/rubric-economy/3683294-pributki-gazpromu-za-rik-vpali-bils-ak-utrici.html" text:style-name="Internet_20_link" text:visited-style-name="Visited_20_Internet_20_Link">
 <text:span text:style-name="T4">
Газпром</text:span>
 </text:a>
</text:p>
      <text:p text:style-name="P4">
Як повідомляв Укрінформ, МВФ неодноразово називав розв’язану росією війнупроти України, а також наслідки пандемії одними з основних причин скороченнярозвитку глобальної економіки.</text:p>
      <text:p text:style-name="P4">
Source: <text:a xlink:type="simple" xlink:href="https://www.ukrinform.ua/rubric-economy/3696008-zaleznist-evropi-vid-rosijskogo-gazu-skorotilasa-do-10-vid-pocatku-vijni-mvf.html" text:style-name="Internet_20_link" text:visited-style-name="Visited_20_Internet_20_Link">
https://www.ukrinform.ua/rubric-economy/3696008-zaleznist-evropi-vid-rosijskogo-gazu-skorotilasa-do-10-vid-pocatku-vijni-mvf.html</text:a>
</text:p>
      <!--NEWS-->
      <text:h text:style-name="P10" text:outline-level="1">
<text:span text:style-name="T4">
Зеленський — про обстріл Слов’янська: Держава-зло вкотре демонструє свою сутність</text:span>
</text:h>
      <text:p text:style-name="P4">
Authors: Ukrinform (Person)</text:p>
      <text:p text:style-name="P4">
Publisher: Укринформ (Organization)</text:p>
      <text:p text:style-name="P4">
Published Time: 2023-04-14T18:44:09+03:00</text:p>
      <text:p text:style-name="P4">
Modified Time: 2023-04-14T18:44:09+03:00</text:p>
      <text:p text:style-name="P4">
Description: За кожен прояв тероризму для росії буде справедлива відповідальність. — Укрінформ.</text:p>
      <text:p text:style-name="P4">
Images: ["<text:a xlink:type="simple" xlink:href="https://static.ukrinform.com/photos/2023_04/thumb_files/630_360_1681486915-114.jpg" text:style-name="Internet_20_link" text:visited-style-name="Visited_20_Internet_20_Link">
630_360_16814...</text:a>
"]</text:p>
      <text:p text:style-name="P4">
Tags: ['Обстріл', "Слов'янськ", 'Зеленський', 'Війна з росією']</text:p>
      <text:p text:style-name="P4">
Type: Article</text:p>
      <!--METADATA-->
      <text:p text:style-name="P4">
<draw:frame draw:style-name="fr1" draw:name="Image232" text:anchor-type="as-char" svg:width="6.9236in" svg:height="3.956343in" draw:z-index="0">
<draw:image xlink:href="../Images/yкринформ/2023-04-14T18-44-09-03-00/630_360_1681486915-114.jpg" xlink:type="simple" xlink:show="embed" xlink:actuate="onLoad" draw:mime-type="image/jpeg"/>
</draw:frame>
 За коженпрояв тероризму для росії буде справедлива відповідальність.</text:p>
      <text:p text:style-name="P4">
Про це написав Президент Володимир Зеленський в <text:a xlink:type="simple" xlink:href="https://t.me/V_Zelenskiy_official/5854" text:style-name="Internet_20_link" text:visited-style-name="Visited_20_Internet_20_Link">
</text:a>
 , передає Укрінформ.</text:p>
      <text:p text:style-name="P4">
"Слов'янськ. Окупанти жорстоко обстріляли місто. Влучили по житлових будинках.На жаль, є поранені та загиблі. Держава-зло вкотре демонструє свою сутність.Просто серед дня вбиваючи людей. Руйнуючи, знищуючи все живе. За кожен проявтероризму буде справедлива відповідальність. Жодного сліду росії на нашійземлі не залишимо. І жодного ворога непокараним також не залишимо", - написав<text:a xlink:type="simple" xlink:href="https://www.ukrinform.ua/tag-prezident" text:style-name="Internet_20_link" text:visited-style-name="Visited_20_Internet_20_Link">
 </text:a>
 .</text:p>
      <text:p text:style-name="P4">
<text:span text:style-name="T4">
Читайте також:</text:span>
 <text:a xlink:type="simple" xlink:href="https://www.ukrinform.ua/rubric-ato/3695971-rosiani-vdarili-kerovanimi-aviabombami-po-pidpriemstvu-na-prikordonni-cernigivsini.html" text:style-name="Internet_20_link" text:visited-style-name="Visited_20_Internet_20_Link">
 </text:a>
</text:p>
      <text:p text:style-name="P4">
Як повідомлялося, в Слов’янську на Донеччині <text:a xlink:type="simple" xlink:href="https://www.ukrinform.ua/rubric-ato/3695978-vorog-vluciv-u-tri-patipoverhivki-slovanska-vidomo-zagiblogo-i-sistoh-poranenih.html" text:style-name="Internet_20_link" text:visited-style-name="Visited_20_Internet_20_Link">
</text:a>
 одна людиназагинула щонайменше п'ятеро дістали поранень, під завалами є ще люди, у томучислі дитина.</text:p>
      <text:p text:style-name="P4">
Source: <text:a xlink:type="simple" xlink:href="https://www.ukrinform.ua/rubric-ato/3696010-zelenskij-pro-obstril-slovanska-derzavazlo-vkotre-demonstrue-svou-sutnist.html" text:style-name="Internet_20_link" text:visited-style-name="Visited_20_Internet_20_Link">
https://www.ukrinform.ua/rubric-ato/3696010-zelenskij-pro-obstril-slovanska-derzavazlo-vkotre-demonstrue-svou-sutnist.html</text:a>
</text:p>
      <!--NEWS-->
      <text:h text:style-name="P10" text:outline-level="1">
<text:span text:style-name="T4">
Найзапекліші бої йдуть за Бахмут та Мар’їнку - Сили оборони відбили близько 40 атак</text:span>
</text:h>
      <text:p text:style-name="P4">
Authors: Ukrinform (Person)</text:p>
      <text:p text:style-name="P4">
Publisher: Укринформ (Organization)</text:p>
      <text:p text:style-name="P4">
Published Time: 2023-04-14T19:04:47+03:00</text:p>
      <text:p text:style-name="P4">
Modified Time: 2023-04-14T19:04:47+03:00</text:p>
      <text:p text:style-name="P4">
Description: Ворог продовжує зосереджувати основні зусилля на веденні наступальних дій на Лиманському, Бахмутському, Авдіївському та Мар’їнському напрямках. Найзапекліші бої тривають за Бахмут та Мар’їнку. Протягом доби було відбито близько 40 атак противника. — Укрінформ.</text:p>
      <text:p text:style-name="P4">
Images: ["<text:a xlink:type="simple" xlink:href="https://static.ukrinform.com/photos/2023_03/thumb_files/630_360_1679140260-730.jpg" text:style-name="Internet_20_link" text:visited-style-name="Visited_20_Internet_20_Link">
630_360_16791...</text:a>
"]</text:p>
      <text:p text:style-name="P4">
Tags: ['Генштаб', 'Реформа ЗСУ', 'Війна з росією']</text:p>
      <text:p text:style-name="P4">
Type: Article</text:p>
      <!--METADATA-->
      <text:p text:style-name="P4">
<draw:frame draw:style-name="fr1" draw:name="Image233" text:anchor-type="as-char" svg:width="6.9236in" svg:height="3.956343in" draw:z-index="0">
<draw:image xlink:href="../Images/yкринформ/2023-04-14T19-04-47-03-00/630_360_1679140260-730.jpg" xlink:type="simple" xlink:show="embed" xlink:actuate="onLoad" draw:mime-type="image/jpeg"/>
</draw:frame>
 Ворогпродовжує зосереджувати основні зусилля на веденні наступальних дій наЛиманському, Бахмутському, Авдіївському та Мар’їнському напрямках.Найзапекліші бої тривають за Бахмут та Мар’їнку. Протягом доби було відбитоблизько 40 атак противника.</text:p>
      <text:p text:style-name="P4">
Про це йдеться у зведенні <text:a xlink:type="simple" xlink:href="https://www.facebook.com/GeneralStaff.ua" text:style-name="Internet_20_link" text:visited-style-name="Visited_20_Internet_20_Link">
</text:a>
 , передає Укрінформ.</text:p>
      <text:p text:style-name="P4">
"Протягом доби противник завдав 6 авіаційних та 19 ракетних ударів, 13 з них -із ЗРК С-300 по мирних містах Слов’янськ та Краматорськ. Окрім того, ворогздійснив близько 20 <text:a xlink:type="simple" xlink:href="https://www.ukrinform.ua/tag-obstril" text:style-name="Internet_20_link" text:visited-style-name="Visited_20_Internet_20_Link">
 </text:a>
 з реактивнихсистем залпового вогню", - йдеться у повідомленні.</text:p>
      <text:p text:style-name="P4">
На _<text:span text:style-name="T4">
Волинському, Поліському, Сіверському та Слобожанському напрямках</text:span>
 _ознак формування наступальних угруповань ворога не виявлено. Триває комплекснаперевірка бойової готовності збройних сил республіки білорусь.</text:p>
      <text:p text:style-name="P4">
Протягом доби російські окупанти обстріляли населені пункти ГалаганівкаЧернігівської області; Студенок, Рівне, Іскрисківщина, Волфине Сумськоїобласті, а також Козача Лопань, Токарівка, Малі Проходи, Стрілеча, Лук'янці,Нескучне, Стариця, Вовчанськ, Нестерне та Землянки на Харківщині.</text:p>
      <text:p text:style-name="P4">
На _<text:span text:style-name="T4">
Куп’янському напрямку</text:span>
 _ ворожих обстрілів зазнали Строївка,Дворічанське, Красне Перше, Новомлинськ, Дворічна, Западне, Лиман Перший,Кіндрашівка, Масютівка, Табаївка та Берестове Харківської області.</text:p>
      <text:p text:style-name="P4">
На _<text:span text:style-name="T4">
Лиманському напрямку</text:span>
 _ протягом доби противник вів безуспішнінаступальні дії в районі південніше Діброви та неподалік Білогорівки.Артилерійських обстрілів зазнали Новоселівське, Стельмахівка, Невське,Білогорівка Луганської області та Торське, Діброва, Спірне Донецької області.</text:p>
      <text:p text:style-name="P4">
На _<text:span text:style-name="T4">
Бахмутському напрямку</text:span>
 _ ворог продовжує вести наступальні дії.Тривають важкі бої за місто Бахмут. Підрозділи сил оборони відбили близько 15атак противника на зазначеній ділянці фронту. Від ворожих обстрілівпостраждали Васюківка, Оріхово-Василівка, Новомаркове, Григорівка, Богданівка,Бахмут, Іванівське, Часів Яр, Ступочки, Диліївка, Торецьк та Нью-ЙоркДонецької області.</text:p>
      <text:p text:style-name="P4">
<text:span text:style-name="T4">
Читайте також:</text:span>
 <text:a xlink:type="simple" xlink:href="https://www.ukrinform.ua/rubric-ato/3695642-danilov-rosiani-uavlaut-vzatta-bahmuta-ak-peremogu-v-drugij-svitovij-vijni.html" text:style-name="Internet_20_link" text:visited-style-name="Visited_20_Internet_20_Link">
 <text:span text:style-name="T4">
Бахмут</text:span>
 </text:a>
</text:p>
      <text:p text:style-name="P4">
На _<text:span text:style-name="T4">
Авдіївському напрямку</text:span>
 _ противник вів наступальні дії в районахНовокалинового та Первомайського, успіху не мав. Здійснив обстріли населенихпунктів. Серед них Новокалинове, Авдіївка, Первомайське та Карлівка Донецькоїобласті.</text:p>
      <text:p text:style-name="P4">
На _<text:span text:style-name="T4">
Мар’їнському напрямку</text:span>
 _ протягом доби противник вів безуспішнінаступальні дії в районі Мар’їнки Донецької області, де підрозділи сил оборониУкраїни відбили близько 15 атак. В той самий час, ворожих обстрілів зазналиПобєда та Новомихайлівка Донецької області.</text:p>
      <text:p text:style-name="P4">
На _<text:span text:style-name="T4">
Шахтарському напрямку</text:span>
 _ протягом доби ворог наступальних дій непроводив. Здійснив обстріли населених пунктів Богоявленка, Шахтарське,Новоукраїнка, Велика Новосілка, Нескучне, Золота Нива, Вугледар Донецькоїобласті.</text:p>
      <text:p text:style-name="P4">
На _<text:span text:style-name="T4">
Запорізькому та Херсонському напрямках</text:span>
 _ противник продовжує вестиоборонні дії. Протягом доби здійснив обстріли населених пунктів, що неподаліклінії бойового зіткнення. Серед них – Времівка і Новопіль Донецької області;Ольгівське, Малинівка, Червоне, Гуляйполе, Мала Токмачка, Оріхів Запорізькоїобласті; Золота Балка, Новоберислав, Козацьке, Іванівка, Микільське,Дніпровське Херсонської області та місто Херсон.</text:p>
      <text:p text:style-name="P4">
<text:span text:style-name="T4">
Читайте також:</text:span>
 <text:a xlink:type="simple" xlink:href="https://www.ukrinform.ua/rubric-ato/3694743-rosiani-v-ocikuvanni-nastupu-zsu-na-melitopol-pobuduvali-tri-linii-oboroni-rozvidka-britanii.html" text:style-name="Internet_20_link" text:visited-style-name="Visited_20_Internet_20_Link">
 <text:span text:style-name="T4">
розвідка</text:span>
 </text:a>
</text:p>
      <text:p text:style-name="P4">
Противник продовжує використовувати медичні заклади тимчасово окупованихтериторій України у власних цілях. Так, після проведення операцій ухірургічному корпусі міської лікарні № 2 міста Горлівка, поранених російськихвійськовослужбовців переводять до поліклініки Горлівського машинобудівногозаводу. Наразі у цих цивільних медичних закладах працює близько 185 російськихмедиків. Вони надають свої послуги виключно російським військовослужбовцям.</text:p>
      <text:p text:style-name="P4">
Авіація Сил оборони за добу завдала 5 ударів по районах зосередженняокупантів.</text:p>
      <text:p text:style-name="P4">
Підрозділи ракетних військ і артилерії протягом доби уразили 1 пунктуправління, 3 райони зосередження живої сили, озброєння та військової технікипротивника, а також 1 ворожу станцію радіоелектронної боротьби.</text:p>
      <text:p text:style-name="P4">
<text:span text:style-name="T4">
Читайте також:</text:span>
 <text:a xlink:type="simple" xlink:href="https://www.ukrinform.ua/rubric-ato/3694845-rosia-vikoristovue-vagnerivciv-u-bahmuti-abi-zmensiti-vtrati-armii-isw.html" text:style-name="Internet_20_link" text:visited-style-name="Visited_20_Internet_20_Link">
 </text:a>
</text:p>
      <text:p text:style-name="P4">
Як повідомлялось, росіяни вдарили по Слов'янську ракетами С-300 — п'ятерозагиблих, 15 поранених</text:p>
      <text:p text:style-name="P4">
Source: <text:a xlink:type="simple" xlink:href="https://www.ukrinform.ua/rubric-ato/3696015-najzapeklisi-boi-jdut-za-bahmut-ta-marinku-sili-oboroni-vidbili-blizko-40-atak.html" text:style-name="Internet_20_link" text:visited-style-name="Visited_20_Internet_20_Link">
https://www.ukrinform.ua/rubric-ato/3696015-najzapeklisi-boi-jdut-za-bahmut-ta-marinku-sili-oboroni-vidbili-blizko-40-atak.html</text:a>
</text:p>
      <!--NEWS-->
      <text:h text:style-name="P10" text:outline-level="1">
<text:span text:style-name="T4">
Харлан - про наказ Мінмолодьспорту: Дуже важке рішення, яке, напевно, необхідно було ухвалити</text:span>
</text:h>
      <text:p text:style-name="P4">
Authors: Ukrinform (Person)</text:p>
      <text:p text:style-name="P4">
Publisher: Укринформ (Organization)</text:p>
      <text:p text:style-name="P4">
Published Time: 2023-04-14T19:12:45+03:00</text:p>
      <text:p text:style-name="P4">
Modified Time: 2023-04-14T19:12:45+03:00</text:p>
      <text:p text:style-name="P4">
Description: Олімпійська чемпіонка з фехтування Ольга Харлан поділилася своїми думками на рахунок наказу Міністерства молоді та спорту, в якому українським спортсменам заборонили брати участь в змаганнях з представниками росії й білорусі. — Укрінформ.</text:p>
      <text:p text:style-name="P4">
Images: ["<text:a xlink:type="simple" xlink:href="https://static.ukrinform.com/photos/2023_04/thumb_files/630_360_1681488611-689.jpg" text:style-name="Internet_20_link" text:visited-style-name="Visited_20_Internet_20_Link">
630_360_16814...</text:a>
"]</text:p>
      <text:p text:style-name="P4">
Tags: ['Фехтування', 'Харлан']</text:p>
      <text:p text:style-name="P4">
Type: Article</text:p>
      <!--METADATA-->
      <text:p text:style-name="P4">
<draw:frame draw:style-name="fr1" draw:name="Image234" text:anchor-type="as-char" svg:width="6.9236in" svg:height="3.956343in" draw:z-index="0">
<draw:image xlink:href="../Images/yкринформ/2023-04-14T19-12-45-03-00/630_360_1681488611-689.jpg" xlink:type="simple" xlink:show="embed" xlink:actuate="onLoad" draw:mime-type="image/jpeg"/>
</draw:frame>
Олімпійська чемпіонка з фехтування Ольга Харлан поділилася своїми думками нарахунок наказу Міністерства молоді та спорту, в якому українським спортсменамзаборонили брати участь в змаганнях з представниками росії й білорусі.</text:p>
      <text:p text:style-name="P4">
Вона розповіла про це ексклюзивно в коментарі кореспонденту Укрінформу післяперемоги у чемпіонаті України з фехтування.</text:p>
      <text:p text:style-name="P4">
«Ми не можемо брати участь у змаганнях зі спортсменами із росії й білорусі,тому, якщо вони приїдуть, ми не будемо змагатися. Рішення міністерства молодіта спорту дуже важке, яке, напевно, і президент України, і Мінмолодьспортуповинні були ухвалити. Я не можу сказати, що його на 100 відсотків всіпідтримають. Ми маємо одного ворога, росію, який зараз на нашій землі, томуважливо робити все, щоб їх не допустили. Якщо їх допустять, то для спорту,зокрема фехтування, настануть дуже важкі часи», - сказала вона.</text:p>
      <text:p text:style-name="P4">
Харлан також підкреслила, що потрібно зробити все, щоб росіян і білорусів недопустили до Олімпіади.</text:p>
      <text:p text:style-name="P4">
«Я багато чого сказала б(президенту МОК Томасу Баху - ред.), але, думаю, всінаші спортсмени, зокрема я, даємо коментарі іноземним ЗМІ, в яких висловлюємосвою думку. Дуже важко стримувати емоції, але ми повинні доносити всьому світуте, що коїться, і чому росіян не повинно бути на Олімпіаді», - розповілафехтувальниця.</text:p>
      <text:p text:style-name="P4">
Сьогодні, 14 квітня, Ольга Харлан взяла участь у чемпіонаті України зфехтування у Києві, де посіла перше місце.</text:p>
      <text:p text:style-name="P4">
«Я дуже скучила за Києвом, за Україною. Вдома завжди добре. Тут навітьдихається краще. Свій фізичний стан оцінюю добре. Складніше про психологічний,моральний стан говорити. Я регулярно тренуюся, готуюся до олімпійськоговідбору. Так як ситуація дуже складна з усім, велике питання, чи ми зможемопоїхати на змагання», - зауважила олімпійська чемпіонка з фехтування.</text:p>
      <text:p text:style-name="P4">
<text:span text:style-name="T4">
Читайте також:</text:span>
 <text:a xlink:type="simple" xlink:href="https://www.ukrinform.ua/rubric-sports/3695989-bidnij-e-bagato-krain-aki-rozgladaut-varianti-zorstkoi-reakcii-na-dopusk-rosian-i-bilorusiv.html" text:style-name="Internet_20_link" text:visited-style-name="Visited_20_Internet_20_Link">
 <text:span text:style-name="T4">
Бідний</text:span>
 </text:a>
</text:p>
      <text:p text:style-name="P4">
Як повідомлялося, Міністерство молоді та спорту опублікувало наказ, в якомузаборонило українським спортивним делегаціям брати участь у змаганнях, до якихдопущено представників росії й білорусі. Наказ поширюється на офіційніделегації національних збірних України з олімпійських та неолімпійських видівспорту. В разі порушення делегатів відкличуть із таких змагань, а відповіднуфедерацію позбавлять статусу національної.</text:p>
      <text:p text:style-name="P4">
Фото: facebook.com</text:p>
      <text:p text:style-name="P4">
Source: <text:a xlink:type="simple" xlink:href="https://www.ukrinform.ua/rubric-sports/3696022-harlan-pro-nakaz-minmolodsportu-duze-vazke-risenna-ake-napevno-neobhidno-bulo-uhvaliti.html" text:style-name="Internet_20_link" text:visited-style-name="Visited_20_Internet_20_Link">
https://www.ukrinform.ua/rubric-sports/3696022-harlan-pro-nakaz-minmolodsportu-duze-vazke-risenna-ake-napevno-neobhidno-bulo-uhvaliti.html</text:a>
</text:p>
      <!--NEWS-->
      <text:h text:style-name="P10" text:outline-level="1">
<text:span text:style-name="T4">
В Іспанії звільнили під заставу пенсіонера, підозрюваного у розсиланні листів із вибухівкою</text:span>
</text:h>
      <text:p text:style-name="P4">
Authors: Ukrinform (Person)</text:p>
      <text:p text:style-name="P4">
Publisher: Укринформ (Organization)</text:p>
      <text:p text:style-name="P4">
Published Time: 2023-04-14T19:13:00+03:00</text:p>
      <text:p text:style-name="P4">
Modified Time: 2023-04-14T19:13:00+03:00</text:p>
      <text:p text:style-name="P4">
Description: Суддя Національного суду Іспанії звільнив у п`ятницю під заставу 74-річного пенсіонера, якого підозрюють у розсиланні листів із вибухівкою іспанським міністрам, оборонним компаніям та посольству України. — Укрінформ.</text:p>
      <text:p text:style-name="P4">
Images: ["<text:a xlink:type="simple" xlink:href="https://static.ukrinform.com/photos/2023_04/thumb_files/630_360_1681488504-979.jpg" text:style-name="Internet_20_link" text:visited-style-name="Visited_20_Internet_20_Link">
630_360_16814...</text:a>
"]</text:p>
      <text:p text:style-name="P4">
Tags: ['Іспанія', 'Посольство', 'Вибухівка', 'Застава']</text:p>
      <text:p text:style-name="P4">
Type: Article</text:p>
      <!--METADATA-->
      <text:p text:style-name="P4">
<draw:frame draw:style-name="fr1" draw:name="Image235" text:anchor-type="as-char" svg:width="6.9236in" svg:height="3.956343in" draw:z-index="0">
<draw:image xlink:href="../Images/yкринформ/2023-04-14T19-13-00-03-00/630_360_1681488504-979.jpg" xlink:type="simple" xlink:show="embed" xlink:actuate="onLoad" draw:mime-type="image/jpeg"/>
</draw:frame>
 СуддяНаціонального суду Іспанії звільнив у п`ятницю під заставу 74-річногопенсіонера, якого підозрюють у розсиланні листів із вибухівкою іспанськимміністрам, оборонним компаніям та посольству України.</text:p>
      <text:p text:style-name="P4">
Про це повідомляє <text:a xlink:type="simple" xlink:href="http://www.theguardian.com/world/live/2023/apr/14/russia-ukraine-war-live-pentagon-leak-suspect-to-appear-in-court-on-friday-eu-adds-wagner-to-sanctions-list#top-of-blog" text:style-name="Internet_20_link" text:visited-style-name="Visited_20_Internet_20_Link">
</text:a>
 , передає Укрінформ.</text:p>
      <text:p text:style-name="P4">
Проти підозрюваного також були застосовані запобіжні заходи – той повиненщотижня з'являтися до суду та здати паспорт, щоб він не міг покинути Іспанію.</text:p>
      <text:p text:style-name="P4">
Суддя заявив, що таке рішення було прийняте, оскільки більше немає ризикутого, що підозрюваний може знищити докази, і немає доказів того, що вінповторить злочини, у яких його звинувачують.</text:p>
      <text:p text:style-name="P4">
Якщо підозрюваного визнають винним, йому може загрожувати до 20 роківпозбавлення волі за терористичні злочини.</text:p>
      <text:p text:style-name="P4">
<text:span text:style-name="T4">
Читайте також:</text:span>
 <text:a xlink:type="simple" xlink:href="https://www.ukrinform.ua/rubric-world/3695704-do-posolstva-finlandii-u-moskvi-nadislali-konverti-z-bilim-poroskom-zmi.html" text:style-name="Internet_20_link" text:visited-style-name="Visited_20_Internet_20_Link">
 <text:span text:style-name="T4">
посольства</text:span>
 <text:span text:style-name="T4">
Фінляндії</text:span>
 <text:span text:style-name="T4">
москві</text:span>
 <text:span text:style-name="T4">
надіслали</text:span>
<text:span text:style-name="T4">
конверти</text:span>
 <text:span text:style-name="T4">
білим</text:span>
 <text:span text:style-name="T4">
порошком</text:span>
 <text:span text:style-name="T4">
ЗМІ</text:span>
 </text:a>
</text:p>
      <text:p text:style-name="P4">
Як повідомлялося, у грудні іспанські ЗМІ повідомили про вибух в українськомупосольстві в Мадриді. Комендант дипустанови дістав незначні поранення і бувгоспіталізований - конверт вибухнув у його руках. Решта співробітників непостраждали.</text:p>
      <text:p text:style-name="P4">
Згодом Міністерство оборони <text:a xlink:type="simple" xlink:href="https://www.ukrinform.ua/tag-ispania" text:style-name="Internet_20_link" text:visited-style-name="Visited_20_Internet_20_Link">
 </text:a>
 заявило,що сили безпеки знайшли імовірний вибуховий пристрій у конверті, відправленомуна базу ВПС у Торрехон-де-Ардос, що поблизу Мадрида.</text:p>
      <text:p text:style-name="P4">
Крім цього, офіс прем'єр-міністра Іспанії Педро Санчеса 24 листопада отримавлист із вибуховим пристроєм, подібним до зазначених. Аналогічний лист отрималой посольство США в Мадриді.</text:p>
      <text:p text:style-name="P4">
У січні суд в Іспанії висунув обвинувачення в тероризмі пенсіонеру, якогопідозрюють у причетності до розсилання поштових пакунків з вибухівкою.Чоловіка помістили під варту, оскільки вважали, що він "може втекти наросійську територію за допомогою російських громадян".</text:p>
      <text:p text:style-name="P4">
<text:span text:style-name="T5">
Фото: EFE/SERGIO PÉREZ</text:span>
</text:p>
      <text:p text:style-name="P4">
Source: <text:a xlink:type="simple" xlink:href="https://www.ukrinform.ua/rubric-world/3696023-v-ispanii-zvilnili-pid-zastavu-pensionera-pidozruvanogo-u-rozsilanna-listiv-iz-vibuhivkou.html" text:style-name="Internet_20_link" text:visited-style-name="Visited_20_Internet_20_Link">
https://www.ukrinform.ua/rubric-world/3696023-v-ispanii-zvilnili-pid-zastavu-pensionera-pidozruvanogo-u-rozsilanna-listiv-iz-vibuhivkou.html</text:a>
</text:p>
      <!--NEWS-->
      <text:h text:style-name="P10" text:outline-level="1">
<text:span text:style-name="T4">
Велика вода: у двох областях розмило дороги до 30 населених пунктів</text:span>
</text:h>
      <text:p text:style-name="P4">
Authors: Ukrinform (Person)</text:p>
      <text:p text:style-name="P4">
Publisher: Укринформ (Organization)</text:p>
      <text:p text:style-name="P4">
Published Time: 2023-04-14T19:14:00+03:00</text:p>
      <text:p text:style-name="P4">
Modified Time: 2023-04-14T19:14:00+03:00</text:p>
      <text:p text:style-name="P4">
Description: У Чернігівській та Київській областях через підняття рівня води порушено транспортне сполучення до 30 населених пунктів. — Укрінформ.</text:p>
      <text:p text:style-name="P4">
Images: ["<text:a xlink:type="simple" xlink:href="https://static.ukrinform.com/photos/2023_04/thumb_files/630_360_1681494487-2119.jpeg" text:style-name="Internet_20_link" text:visited-style-name="Visited_20_Internet_20_Link">
630_360_16814...</text:a>
", "<text:a xlink:type="simple" xlink:href="https://static.ukrinform.com/photos/2023_04/thumb_files/630_360_1681494486-8368.jpeg" text:style-name="Internet_20_link" text:visited-style-name="Visited_20_Internet_20_Link">
630_360_16814...</text:a>
", "<text:a xlink:type="simple" xlink:href="https://static.ukrinform.com/photos/2023_04/thumb_files/630_360_1681494486-2868.jpeg" text:style-name="Internet_20_link" text:visited-style-name="Visited_20_Internet_20_Link">
630_360_16814...</text:a>
", "<text:a xlink:type="simple" xlink:href="https://static.ukrinform.com/photos/2023_04/thumb_files/630_360_1681494486-4863.jpeg" text:style-name="Internet_20_link" text:visited-style-name="Visited_20_Internet_20_Link">
630_360_16814...</text:a>
", "<text:a xlink:type="simple" xlink:href="https://static.ukrinform.com/photos/2023_04/thumb_files/630_360_1681494487-5849.jpeg" text:style-name="Internet_20_link" text:visited-style-name="Visited_20_Internet_20_Link">
630_360_16814...</text:a>
", "<text:a xlink:type="simple" xlink:href="https://static.ukrinform.com/photos/2023_04/thumb_files/630_360_1681494487-8567.jpeg" text:style-name="Internet_20_link" text:visited-style-name="Visited_20_Internet_20_Link">
630_360_16814...</text:a>
", "<text:a xlink:type="simple" xlink:href="https://static.ukrinform.com/photos/2023_04/thumb_files/630_360_1681494571-5460.jpeg" text:style-name="Internet_20_link" text:visited-style-name="Visited_20_Internet_20_Link">
630_360_16814...</text:a>
", "<text:a xlink:type="simple" xlink:href="https://static.ukrinform.com/photos/2023_04/thumb_files/630_360_1681494571-4766.jpeg" text:style-name="Internet_20_link" text:visited-style-name="Visited_20_Internet_20_Link">
630_360_16814...</text:a>
", "<text:a xlink:type="simple" xlink:href="https://static.ukrinform.com/photos/2023_04/thumb_files/630_360_1681486884-5522.jpeg" text:style-name="Internet_20_link" text:visited-style-name="Visited_20_Internet_20_Link">
630_360_16814...</text:a>
", "<text:a xlink:type="simple" xlink:href="https://static.ukrinform.com/photos/2023_04/thumb_files/630_360_1681486884-4279.jpeg" text:style-name="Internet_20_link" text:visited-style-name="Visited_20_Internet_20_Link">
630_360_16814...</text:a>
", "<text:a xlink:type="simple" xlink:href="https://static.ukrinform.com/photos/2023_04/thumb_files/630_360_1681486884-3545.jpeg" text:style-name="Internet_20_link" text:visited-style-name="Visited_20_Internet_20_Link">
630_360_16814...</text:a>
", "<text:a xlink:type="simple" xlink:href="https://static.ukrinform.com/photos/2023_04/thumb_files/630_360_1681486884-7015.jpeg" text:style-name="Internet_20_link" text:visited-style-name="Visited_20_Internet_20_Link">
630_360_16814...</text:a>
", "<text:a xlink:type="simple" xlink:href="https://static.ukrinform.com/photos/2023_04/thumb_files/630_360_1681486884-9392.jpeg" text:style-name="Internet_20_link" text:visited-style-name="Visited_20_Internet_20_Link">
630_360_16814...</text:a>
", "<text:a xlink:type="simple" xlink:href="https://static.ukrinform.com/photos/2023_04/thumb_files/630_360_1681486884-8502.jpeg" text:style-name="Internet_20_link" text:visited-style-name="Visited_20_Internet_20_Link">
630_360_16814...</text:a>
", "<text:a xlink:type="simple" xlink:href="https://static.ukrinform.com/photos/2023_04/1681486884-4279.jpeg" text:style-name="Internet_20_link" text:visited-style-name="Visited_20_Internet_20_Link">
1681486884-42...</text:a>
"]</text:p>
      <text:p text:style-name="P4">
Tags: ['ДСНС', 'Повінь', 'Чернігівщина', 'Київщина']</text:p>
      <text:p text:style-name="P4">
Type: Article</text:p>
      <!--METADATA-->
      <text:p text:style-name="P4">
<draw:frame draw:style-name="fr1" draw:name="Image236" text:anchor-type="as-char" svg:width="6.9236in" svg:height="3.956343in" draw:z-index="0">
<draw:image xlink:href="../Images/yкринформ/2023-04-14T19-14-00-03-00/630_360_1681494487-2119.jpeg" xlink:type="simple" xlink:show="embed" xlink:actuate="onLoad" draw:mime-type="image/jpeg"/>
</draw:frame>
 УЧернігівській та Київській областях через підняття рівня води порушенотранспортне сполучення до 30 населених пунктів.</text:p>
      <text:p text:style-name="P4">
Як передає Укрінформ, про це Державна служба з надзвичайних ситуаційповідомляє у <text:a xlink:type="simple" xlink:href="https://www.facebook.com/MNS.GOV.UA/posts/pfbid0fsELPxBDhhXrgZJ4YKgwrCZW4CnV2U5Z1wdpmNJobuoBEoPi5NnWwau2kTGwQNpVl" text:style-name="Internet_20_link" text:visited-style-name="Visited_20_Internet_20_Link">
</text:a>
.</text:p>
      <text:p text:style-name="P4">
“У Волинській, Рівненській та Черкаській областях підтоплено понад 10 тис. гасільгоспугідь. Порушено транспортне сполучення до 30 населених пунктів:Чернігівська – 29 та Київська – 1. Організовано об’їзд до цих населенихпунктів”, - ідеться в повідомленні.</text:p>
      <text:p text:style-name="P4">
На даний час гідрологічна ситуація контрольована. Залишаються підтопленіблизько 470 дворогосподарств (городи, подвір’я).</text:p>
      <text:p text:style-name="P4">
<text:span text:style-name="T4">
Читайте також:</text:span>
 <text:a xlink:type="simple" xlink:href="https://www.ukrinform.ua/rubric-regions/3695897-cerez-povin-na-cerkasini-ogolosili-cervonij-riven-nebezpeki.html" text:style-name="Internet_20_link" text:visited-style-name="Visited_20_Internet_20_Link">
 <text:span text:style-name="T4">
повінь</text:span>
 </text:a>
</text:p>
      <text:p text:style-name="P4">
В ДСНС нагадали, що за інформацією Гідрометеорологічного центру,спостерігається сезонне підняття рівня води в межах річок Дніпро, Десна, Сейм,Прип’ять, Горинь та Західний Буг на територіях Волинської, Київської,Рівненської, Черкаської та Чернігівської областей.</text:p>
      <text:p text:style-name="P4">
<draw:frame draw:style-name="fr1" draw:name="Image237" text:anchor-type="as-char" svg:width="6.9236in" svg:height="3.956343in" draw:z-index="0">
<draw:image xlink:href="../Images/yкринформ/2023-04-14T19-14-00-03-00/630_360_1681494486-8368.jpeg" xlink:type="simple" xlink:show="embed" xlink:actuate="onLoad" draw:mime-type="image/jpeg"/>
</draw:frame>
Підвищення рівня води у Києві та області / Фото: Надія Звягіна, Укрінформ  <text:a xlink:type="simple" xlink:href="https://static.ukrinform.com/photos/2023_04/1681494486-8368.jpeg" text:style-name="Internet_20_link" text:visited-style-name="Visited_20_Internet_20_Link">
<draw:frame draw:style-name="fr1" draw:name="Image238" text:anchor-type="as-char" svg:width="6.9236in" svg:height="3.956343in" draw:z-index="0">
<draw:image xlink:href="../Images/yкринформ/2023-04-14T19-14-00-03-00/630_360_1681494486-8368.jpeg" xlink:type="simple" xlink:show="embed" xlink:actuate="onLoad" draw:mime-type="image/jpeg"/>
</draw:frame>
</text:a>
 <text:a xlink:type="simple" xlink:href="https://static.ukrinform.com/photos/2023_04/1681494486-2868.jpeg" text:style-name="Internet_20_link" text:visited-style-name="Visited_20_Internet_20_Link">
<draw:frame draw:style-name="fr1" draw:name="Image239" text:anchor-type="as-char" svg:width="6.9236in" svg:height="3.956343in" draw:z-index="0">
<draw:image xlink:href="../Images/yкринформ/2023-04-14T19-14-00-03-00/630_360_1681494486-2868.jpeg" xlink:type="simple" xlink:show="embed" xlink:actuate="onLoad" draw:mime-type="image/jpeg"/>
</draw:frame>
</text:a>
 <text:a xlink:type="simple" xlink:href="https://static.ukrinform.com/photos/2023_04/1681494486-4863.jpeg" text:style-name="Internet_20_link" text:visited-style-name="Visited_20_Internet_20_Link">
<draw:frame draw:style-name="fr1" draw:name="Image240" text:anchor-type="as-char" svg:width="6.9236in" svg:height="3.956343in" draw:z-index="0">
<draw:image xlink:href="../Images/yкринформ/2023-04-14T19-14-00-03-00/630_360_1681494486-4863.jpeg" xlink:type="simple" xlink:show="embed" xlink:actuate="onLoad" draw:mime-type="image/jpeg"/>
</draw:frame>
</text:a>
 <text:a xlink:type="simple" xlink:href="https://static.ukrinform.com/photos/2023_04/1681494487-5849.jpeg" text:style-name="Internet_20_link" text:visited-style-name="Visited_20_Internet_20_Link">
<draw:frame draw:style-name="fr1" draw:name="Image241" text:anchor-type="as-char" svg:width="6.9236in" svg:height="3.956343in" draw:z-index="0">
<draw:image xlink:href="../Images/yкринформ/2023-04-14T19-14-00-03-00/630_360_1681494487-5849.jpeg" xlink:type="simple" xlink:show="embed" xlink:actuate="onLoad" draw:mime-type="image/jpeg"/>
</draw:frame>
</text:a>
 <text:a xlink:type="simple" xlink:href="https://static.ukrinform.com/photos/2023_04/1681494487-2119.jpeg" text:style-name="Internet_20_link" text:visited-style-name="Visited_20_Internet_20_Link">
<draw:frame draw:style-name="fr1" draw:name="Image242" text:anchor-type="as-char" svg:width="6.9236in" svg:height="3.956343in" draw:z-index="0">
<draw:image xlink:href="../Images/yкринформ/2023-04-14T19-14-00-03-00/630_360_1681494487-2119.jpeg" xlink:type="simple" xlink:show="embed" xlink:actuate="onLoad" draw:mime-type="image/jpeg"/>
</draw:frame>
</text:a>
 <text:a xlink:type="simple" xlink:href="https://static.ukrinform.com/photos/2023_04/1681494487-8567.jpeg" text:style-name="Internet_20_link" text:visited-style-name="Visited_20_Internet_20_Link">
<draw:frame draw:style-name="fr1" draw:name="Image243" text:anchor-type="as-char" svg:width="6.9236in" svg:height="3.956343in" draw:z-index="0">
<draw:image xlink:href="../Images/yкринформ/2023-04-14T19-14-00-03-00/630_360_1681494487-8567.jpeg" xlink:type="simple" xlink:show="embed" xlink:actuate="onLoad" draw:mime-type="image/jpeg"/>
</draw:frame>
</text:a>
 <text:a xlink:type="simple" xlink:href="https://static.ukrinform.com/photos/2023_04/1681494571-5460.jpeg" text:style-name="Internet_20_link" text:visited-style-name="Visited_20_Internet_20_Link">
<draw:frame draw:style-name="fr1" draw:name="Image244" text:anchor-type="as-char" svg:width="6.9236in" svg:height="3.956343in" draw:z-index="0">
<draw:image xlink:href="../Images/yкринформ/2023-04-14T19-14-00-03-00/630_360_1681494571-5460.jpeg" xlink:type="simple" xlink:show="embed" xlink:actuate="onLoad" draw:mime-type="image/jpeg"/>
</draw:frame>
</text:a>
 <text:a xlink:type="simple" xlink:href="https://static.ukrinform.com/photos/2023_04/1681494571-4766.jpeg" text:style-name="Internet_20_link" text:visited-style-name="Visited_20_Internet_20_Link">
<draw:frame draw:style-name="fr1" draw:name="Image245" text:anchor-type="as-char" svg:width="6.9236in" svg:height="3.956343in" draw:z-index="0">
<draw:image xlink:href="../Images/yкринформ/2023-04-14T19-14-00-03-00/630_360_1681494571-4766.jpeg" xlink:type="simple" xlink:show="embed" xlink:actuate="onLoad" draw:mime-type="image/jpeg"/>
</draw:frame>
</text:a>
</text:p>
      <text:p text:style-name="P4">
Рятувальники з початку робіт підвезли для потреб постраждалого населення 24тони питної води та 230 кг продуктів харчування. Працівники <text:a xlink:type="simple" xlink:href="https://www.ukrinform.ua/tag-dsns" text:style-name="Internet_20_link" text:visited-style-name="Visited_20_Internet_20_Link">
</text:a>
 перевезли через водні перешкоди близько 1тис. 100 осіб та відкачали понад 9 тис. м куб. води з 62 домогосподарств.</text:p>
      <text:p text:style-name="P4">
<draw:frame draw:style-name="fr1" draw:name="Image246" text:anchor-type="as-char" svg:width="6.9236in" svg:height="3.956343in" draw:z-index="0">
<draw:image xlink:href="../Images/yкринформ/2023-04-14T19-14-00-03-00/630_360_1681486884-5522.jpeg" xlink:type="simple" xlink:show="embed" xlink:actuate="onLoad" draw:mime-type="image/jpeg"/>
</draw:frame>
Ліквідації наслідків часткових підтоплень на території України / Фото: ДСНСУкраїни  <text:a xlink:type="simple" xlink:href="https://static.ukrinform.com/photos/2023_04/1681486884-5522.jpeg" text:style-name="Internet_20_link" text:visited-style-name="Visited_20_Internet_20_Link">
<draw:frame draw:style-name="fr1" draw:name="Image247" text:anchor-type="as-char" svg:width="6.9236in" svg:height="3.956343in" draw:z-index="0">
<draw:image xlink:href="../Images/yкринформ/2023-04-14T19-14-00-03-00/630_360_1681486884-5522.jpeg" xlink:type="simple" xlink:show="embed" xlink:actuate="onLoad" draw:mime-type="image/jpeg"/>
</draw:frame>
</text:a>
 <text:a xlink:type="simple" xlink:href="https://static.ukrinform.com/photos/2023_04/1681486884-4279.jpeg" text:style-name="Internet_20_link" text:visited-style-name="Visited_20_Internet_20_Link">
<draw:frame draw:style-name="fr1" draw:name="Image248" text:anchor-type="as-char" svg:width="6.9236in" svg:height="3.956343in" draw:z-index="0">
<draw:image xlink:href="../Images/yкринформ/2023-04-14T19-14-00-03-00/630_360_1681486884-4279.jpeg" xlink:type="simple" xlink:show="embed" xlink:actuate="onLoad" draw:mime-type="image/jpeg"/>
</draw:frame>
</text:a>
 <text:a xlink:type="simple" xlink:href="https://static.ukrinform.com/photos/2023_04/1681486884-3545.jpeg" text:style-name="Internet_20_link" text:visited-style-name="Visited_20_Internet_20_Link">
<draw:frame draw:style-name="fr1" draw:name="Image249" text:anchor-type="as-char" svg:width="6.9236in" svg:height="3.956343in" draw:z-index="0">
<draw:image xlink:href="../Images/yкринформ/2023-04-14T19-14-00-03-00/630_360_1681486884-3545.jpeg" xlink:type="simple" xlink:show="embed" xlink:actuate="onLoad" draw:mime-type="image/jpeg"/>
</draw:frame>
</text:a>
 <text:a xlink:type="simple" xlink:href="https://static.ukrinform.com/photos/2023_04/1681486884-7015.jpeg" text:style-name="Internet_20_link" text:visited-style-name="Visited_20_Internet_20_Link">
<draw:frame draw:style-name="fr1" draw:name="Image250" text:anchor-type="as-char" svg:width="6.9236in" svg:height="3.956343in" draw:z-index="0">
<draw:image xlink:href="../Images/yкринформ/2023-04-14T19-14-00-03-00/630_360_1681486884-7015.jpeg" xlink:type="simple" xlink:show="embed" xlink:actuate="onLoad" draw:mime-type="image/jpeg"/>
</draw:frame>
</text:a>
 <text:a xlink:type="simple" xlink:href="https://static.ukrinform.com/photos/2023_04/1681486884-9392.jpeg" text:style-name="Internet_20_link" text:visited-style-name="Visited_20_Internet_20_Link">
<draw:frame draw:style-name="fr1" draw:name="Image251" text:anchor-type="as-char" svg:width="6.9236in" svg:height="3.956343in" draw:z-index="0">
<draw:image xlink:href="../Images/yкринформ/2023-04-14T19-14-00-03-00/630_360_1681486884-9392.jpeg" xlink:type="simple" xlink:show="embed" xlink:actuate="onLoad" draw:mime-type="image/jpeg"/>
</draw:frame>
</text:a>
 <text:a xlink:type="simple" xlink:href="https://static.ukrinform.com/photos/2023_04/1681486884-8502.jpeg" text:style-name="Internet_20_link" text:visited-style-name="Visited_20_Internet_20_Link">
<draw:frame draw:style-name="fr1" draw:name="Image252" text:anchor-type="as-char" svg:width="6.9236in" svg:height="3.956343in" draw:z-index="0">
<draw:image xlink:href="../Images/yкринформ/2023-04-14T19-14-00-03-00/630_360_1681486884-8502.jpeg" xlink:type="simple" xlink:show="embed" xlink:actuate="onLoad" draw:mime-type="image/jpeg"/>
</draw:frame>
</text:a>
</text:p>
      <text:p text:style-name="P4">
Для моніторингу та координації дій у Київській та Чернігівській областяхзадіяно мобільні оперативні групи ДСНС, якими здійснюється повітряна розвідкапідтоплених територій із застосуванням безпілотних літальних апаратів.</text:p>
      <text:p text:style-name="P4">
З інших областей до Чернігівської області додатково направлено п`ятьболотоходів “Богун” та два плавзасоби.</text:p>
      <text:p text:style-name="P4">
<text:span text:style-name="T4">
Читайте також:</text:span>
 <text:a xlink:type="simple" xlink:href="https://www.ukrinform.ua/rubric-regions/3695875-na-cernigivsini-povin-zagrozue-22-naselenim-punktam.html" text:style-name="Internet_20_link" text:visited-style-name="Visited_20_Internet_20_Link">
 <text:span text:style-name="T4">
повінь</text:span>
 </text:a>
</text:p>
      <text:p text:style-name="P4">
Всього для надання допомоги населенню від ДСНС залучалося понад 260 осіб та 90од. техніки.</text:p>
      <text:p text:style-name="P4">
<draw:frame draw:style-name="fr1" draw:name="Image253" text:anchor-type="as-char" svg:width="6.9236in" svg:height="5.394638in" draw:z-index="0">
<draw:image xlink:href="../Images/yкринформ/2023-04-14T19-14-00-03-00/1681486884-4279.jpeg" xlink:type="simple" xlink:show="embed" xlink:actuate="onLoad" draw:mime-type="image/jpeg"/>
</draw:frame>
</text:p>
      <text:p text:style-name="P4">
Гідрологічна ситуація перебуває на посиленому контролі ДСНС.</text:p>
      <text:p text:style-name="P4">
Як повідомляв Укрінформ, <text:a xlink:type="simple" xlink:href="https://www.ukrinform.ua/rubric-regions/3695875-na-cernigivsini-povin-zagrozue-22-naselenim-punktam.html" text:style-name="Internet_20_link" text:visited-style-name="Visited_20_Internet_20_Link">
 </text:a>
 уЧернігівській області загрожує підтопленням 22 населеним пунктам, де проживає4 тисячі осіб.</text:p>
      <text:p text:style-name="P4">
Source: <text:a xlink:type="simple" xlink:href="https://www.ukrinform.ua/rubric-regions/3696025-velika-voda-u-dvoh-oblastah-rozmilo-dorogi-do-30-naselenih-punktiv.html" text:style-name="Internet_20_link" text:visited-style-name="Visited_20_Internet_20_Link">
https://www.ukrinform.ua/rubric-regions/3696025-velika-voda-u-dvoh-oblastah-rozmilo-dorogi-do-30-naselenih-punktiv.html</text:a>
</text:p>
      <!--NEWS-->
      <text:h text:style-name="P10" text:outline-level="1">
<text:span text:style-name="T4">
Центр стратегічних комунікацій та ІМІ розробили словник термінології щодо подій в Україні</text:span>
</text:h>
      <text:p text:style-name="P4">
Authors: Ukrinform (Person)</text:p>
      <text:p text:style-name="P4">
Publisher: Укринформ (Organization)</text:p>
      <text:p text:style-name="P4">
Published Time: 2023-04-14T19:19:00+03:00</text:p>
      <text:p text:style-name="P4">
Modified Time: 2023-04-14T19:19:00+03:00</text:p>
      <text:p text:style-name="P4">
Description: Центр стратегічних комунікацій та інформаційної безпеки разом з Інститутом масової інформації підготували рекомендації та застереження щодо вживання термінології стосовно подій та явищ російсько-української війни. — Укрінформ.</text:p>
      <text:p text:style-name="P4">
Images: ["<text:a xlink:type="simple" xlink:href="https://static.ukrinform.com/photos/2023_04/thumb_files/630_360_1680350088-387.jpg" text:style-name="Internet_20_link" text:visited-style-name="Visited_20_Internet_20_Link">
630_360_16803...</text:a>
"]</text:p>
      <text:p text:style-name="P4">
Tags: ['Центр стратегічних комунікацій', 'Війна з росією']</text:p>
      <text:p text:style-name="P4">
Type: Article</text:p>
      <!--METADATA-->
      <text:p text:style-name="P4">
<draw:frame draw:style-name="fr1" draw:name="Image254" text:anchor-type="as-char" svg:width="6.9236in" svg:height="3.956343in" draw:z-index="0">
<draw:image xlink:href="../Images/yкринформ/2023-04-14T19-19-00-03-00/630_360_1680350088-387.jpg" xlink:type="simple" xlink:show="embed" xlink:actuate="onLoad" draw:mime-type="image/jpeg"/>
</draw:frame>
 Центрстратегічних комунікацій та інформаційної безпеки разом з Інститутом масовоїінформації підготували рекомендації та застереження щодо вживання термінологіїстосовно подій та явищ російсько-української війни.</text:p>
      <text:p text:style-name="P4">
Як передає Укрінформ, про це повідомляє <text:a xlink:type="simple" xlink:href="https://spravdi.gov.ua/slovnyk-terminologiyi-shhodo-podij-v-ukrayini/" text:style-name="Internet_20_link" text:visited-style-name="Visited_20_Internet_20_Link">
 </text:a>
 .</text:p>
      <text:p text:style-name="P4">
«З часу повномасштабного російського вторгнення <text:a xlink:type="simple" xlink:href="https://www.ukrinform.ua/tag-vijna" text:style-name="Internet_20_link" text:visited-style-name="Visited_20_Internet_20_Link">
</text:a>
 триває вже понад рік. Не маючи змогиперемогти на полі бою, росія не полишає спроб нав’язати світу власнетрактування того, що відбувається в Україні та з Україною. На жаль, відголоскиросійської пропаганди у вигляді заангажованої лексики війни можна й досізустріти навіть на шпальтах респектабельних західних видань», - ідеться вповідомленні.</text:p>
      <text:p text:style-name="P4">
Зокрема, упорядники <text:a xlink:type="simple" xlink:href="https://spravdi.gov.ua/slovnyk-terminologiyi-shhodo-podij-v-ukrayini/" text:style-name="Internet_20_link" text:visited-style-name="Visited_20_Internet_20_Link">
 </text:a>
 зазначають, що неправильно писати і говорити «українськакриза». Правильні формулювання: «російське вторгнення в Україну», «російсько-українська війна». Формулювання на кшталт «українська війна» маскують рольагресора та перекладають відповідальність за проблему на Україну.</text:p>
      <text:p text:style-name="P4">
<text:span text:style-name="T4">
Читайте також:</text:span>
 <text:a xlink:type="simple" xlink:href="https://www.ukrinform.ua/rubric-society/3689971-ukrinform-znov-uvijsov-do-bilogo-spisku-najakisnisih-onlajnmedia-za-versieu-imi.html" text:style-name="Internet_20_link" text:visited-style-name="Visited_20_Internet_20_Link">
 <text:span text:style-name="T4">
ІМІ</text:span>
 </text:a>
</text:p>
      <text:p text:style-name="P4">
Також не «спірні території», а «тимчасово окуповані території», «незаконноанексовані території». Загарбані та контрольовані росією території Україниніколи не були предметом міжнародного диспуту. Абсолютна більшість країнвизнає територіальну цілісність України.</text:p>
      <text:p text:style-name="P4">
Як повідомляв Укрінформ, війну в Україні висвітлюють майже 12 тисячжурналістів, восьмеро з них загинули.</text:p>
      <text:p text:style-name="P4">
Source: <text:a xlink:type="simple" xlink:href="https://www.ukrinform.ua/rubric-society/3696026-centr-strategicnih-komunikacij-ta-imi-rozrobili-slovnik-terminologii-sodo-podij-v-ukraini.html" text:style-name="Internet_20_link" text:visited-style-name="Visited_20_Internet_20_Link">
https://www.ukrinform.ua/rubric-society/3696026-centr-strategicnih-komunikacij-ta-imi-rozrobili-slovnik-terminologii-sodo-podij-v-ukraini.html</text:a>
</text:p>
      <!--NEWS-->
      <text:h text:style-name="P10" text:outline-level="1">
<text:span text:style-name="T4">
Україна готується розпочати експорт електроенергії до Словаччини</text:span>
</text:h>
      <text:p text:style-name="P4">
Authors: Ukrinform (Person)</text:p>
      <text:p text:style-name="P4">
Publisher: Укринформ (Organization)</text:p>
      <text:p text:style-name="P4">
Published Time: 2023-04-14T19:19:36+03:00</text:p>
      <text:p text:style-name="P4">
Modified Time: 2023-04-14T19:19:36+03:00</text:p>
      <text:p text:style-name="P4">
Description: Україна планує найближчими днями розпочати експорт електроенергії до Словаччини. — Укрінформ.</text:p>
      <text:p text:style-name="P4">
Images: ["<text:a xlink:type="simple" xlink:href="https://static.ukrinform.com/photos/2022_12/thumb_files/630_360_1671200709-575.png" text:style-name="Internet_20_link" text:visited-style-name="Visited_20_Internet_20_Link">
630_360_16712...</text:a>
"]</text:p>
      <text:p text:style-name="P4">
Tags: ['Експорт', 'Електроенергія', 'Словаччина', 'Єдині новини']</text:p>
      <text:p text:style-name="P4">
Type: Article</text:p>
      <!--METADATA-->
      <text:p text:style-name="P4">
<draw:frame draw:style-name="fr1" draw:name="Image255" text:anchor-type="as-char" svg:width="6.9236in" svg:height="3.956343in" draw:z-index="0">
<draw:image xlink:href="../Images/yкринформ/2023-04-14T19-19-36-03-00/630_360_1671200709-575.png" xlink:type="simple" xlink:show="embed" xlink:actuate="onLoad" draw:mime-type="image/png"/>
</draw:frame>
 Українапланує найближчими днями розпочати експорт електроенергії до Словаччини.</text:p>
      <text:p text:style-name="P4">
Як передає Укрінформ, про це заявив очільник НЕК «Укренерго» ВолодимирКудрицький у телемарафоні «Єдині новини».</text:p>
      <text:p text:style-name="P4">
«На сьогодні в енергосистемі є надлишки електроенергії. Наразі експортуєтьсяелектроенергія в Польщу і Молдову. І також ми готуємося відкрити третійнапрямок - в <text:a xlink:type="simple" xlink:href="https://www.ukrinform.ua/tag-slovaccina" text:style-name="Internet_20_link" text:visited-style-name="Visited_20_Internet_20_Link">
 </text:a>
 . Сподіваюся, щонайближчими днями це рішення буде прийнято і з боку наших словацьких колег», –сказав Кудрицький.</text:p>
      <text:p text:style-name="P4">
За його словами, гроші, що заробляються за експорт, це ресурс, який потрібененергосистемі, щоб частково фінансувати відновлення до наступної зими.</text:p>
      <text:p text:style-name="P4">
«Україна має займати своє місце на європейському енергетичному ринку післяоб’єднання енергосистем. Україна має стати одним з ключових постачальниківчистої, дешевої енергії на європейський ринок», – додав Кудрицький.</text:p>
      <text:p text:style-name="P4">
<text:span text:style-name="T4">
Читайте також:</text:span>
 <text:a xlink:type="simple" xlink:href="https://www.ukrinform.ua/rubric-economy/3695829-elektriki-dostatno-dla-pokritta-potrebi-spozivaciv-e-eksport-u-moldovu-ta-slovaccinu-ukrenergo.html" text:style-name="Internet_20_link" text:visited-style-name="Visited_20_Internet_20_Link">
 <text:span text:style-name="T4">
експорт</text:span>
 </text:a>
</text:p>
      <text:p text:style-name="P4">
Як повідомлялося, Україна почала експортувати електроенергію до Європинаприкінці червня 2022 року. У жовтні експорт було припинено через російськіобстріли енергетичної інфраструктури.</text:p>
      <text:p text:style-name="P4">
Згодом ситуація стабілізувалася, після чого сторони розпочали обговоренняпитання відновлення постачання е/е в Європу. 7 квітня міністр енергетикиГерман Галущенко підписав розпорядчий документ, який дозволяє розпочати процесвідновлення експорту електроенергії в умовах профіциту генеруючої потужності.</text:p>
      <text:p text:style-name="P4">
Source: <text:a xlink:type="simple" xlink:href="https://www.ukrinform.ua/rubric-economy/3696027-ukraina-gotuetsa-rozpocati-eksport-elektroenergii-do-slovaccini.html" text:style-name="Internet_20_link" text:visited-style-name="Visited_20_Internet_20_Link">
https://www.ukrinform.ua/rubric-economy/3696027-ukraina-gotuetsa-rozpocati-eksport-elektroenergii-do-slovaccini.html</text:a>
</text:p>
      <!--NEWS-->
      <text:h text:style-name="P10" text:outline-level="1">
<text:span text:style-name="T4">
Саміт НАТО не буде історичним без рішення про запрошення України – Стефанішина</text:span>
</text:h>
      <text:p text:style-name="P4">
Authors: Ukrinform (Person)</text:p>
      <text:p text:style-name="P4">
Publisher: Укринформ (Organization)</text:p>
      <text:p text:style-name="P4">
Published Time: 2023-04-14T19:25:43+03:00</text:p>
      <text:p text:style-name="P4">
Modified Time: 2023-04-14T19:25:43+03:00</text:p>
      <text:p text:style-name="P4">
Description: Україна проводить тривалу та ґрунтовну підготовку до саміту НАТО, якій пройде у Вільнюсі 11-12 липня, та має чіткі очікування від заходу. — Укрінформ.</text:p>
      <text:p text:style-name="P4">
Images: ["<text:a xlink:type="simple" xlink:href="https://static.ukrinform.com/photos/2022_07/thumb_files/630_360_1657893087-901.jpg" text:style-name="Internet_20_link" text:visited-style-name="Visited_20_Internet_20_Link">
630_360_16578...</text:a>
"]</text:p>
      <text:p text:style-name="P4">
Tags: ['НАТО', 'Україна', 'Стефанішина']</text:p>
      <text:p text:style-name="P4">
Type: Article</text:p>
      <!--METADATA-->
      <text:p text:style-name="P4">
<draw:frame draw:style-name="fr1" draw:name="Image256" text:anchor-type="as-char" svg:width="6.9236in" svg:height="3.956343in" draw:z-index="0">
<draw:image xlink:href="../Images/yкринформ/2023-04-14T19-25-43-03-00/630_360_1657893087-901.jpg" xlink:type="simple" xlink:show="embed" xlink:actuate="onLoad" draw:mime-type="image/jpeg"/>
</draw:frame>
 Українапроводить тривалу та ґрунтовну підготовку до саміту НАТО, якій пройде уВільнюсі 11-12 липня, та має чіткі очікування від заходу.</text:p>
      <text:p text:style-name="P4">
Про це заявила віцепрем’єр-міністерка з питань європейської та євроатлантичноїінтеграції України Ольга Стефанішина в ефірі телемарафону “Єдині новини”,повідомляє Укрінформ.</text:p>
      <text:p text:style-name="P4">
“Попри масштаби підготовки до саміту, цей захід не буде історичним без чіткогорішення стосовно запрошення України до НАТО. На сьогодні ми бачимо позитивнісигнали в цьому напрямку, зокрема рішення парламенту Литви про те, що насаміті НАТО Україна має бути запрошена до членства з подальшим визначеннямпроцедур приєднання до <text:a xlink:type="simple" xlink:href="https://www.ukrinform.ua/tag-nato" text:style-name="Internet_20_link" text:visited-style-name="Visited_20_Internet_20_Link">
 </text:a>
 з урахуваннямпоточної безпекової ситуації. Це важливий меседж. Ми також звернули увагу назаяву Польщі про важливість надання Україні гарантії безпеки саме у межахВільнюського саміту”, - сказала Стефанішина.</text:p>
      <text:p text:style-name="P4">
Вона додала, що про необхідність інтеграції України у трансатлантичнібезпекові структури як повноправного члена йдеться також в опублікованомунещодавно зверненні американських лідерів думок до держав-членів НАТО.</text:p>
      <text:p text:style-name="P4">
Віцепрем’єрка висловила очікування, що, попри побоювання та певну стриманістьокремих союзників щодо початку процесу вступу України, зрештою важливіполітичні рішення будуть ухвалені.</text:p>
      <text:p text:style-name="P4">
Стефанішина також розповіла про підготовку України до саміту у Вільнюсі: з їїслів, йдеться не лише про політичні питання, але і про досягнення повноївзаємосумісності України з державами-членами Альянсу.</text:p>
      <text:p text:style-name="P4">
Віцепрем’єрка наголосила, що сьогодні на полі бою Збройні сили Українидосягають сумісності з натівськими, зокрема освоюють сучасну техніку західногозразку; тривають процеси досягнення стандартів НАТО в організаціїобороноздатності держави.</text:p>
      <text:p text:style-name="P4">
“Вже зараз можу сказати, що домовленості (щодо практичної співпраці – ред.),які ми готуємо на Вільнюс, мають підтримку. Але, звичайно, вони не будуть мативирішального значення без чітких гарантій безпеки для України та чіткоїстратегічної визначеності і запрошення України до НАТО”, - відзначилавіцепрем’єрка.</text:p>
      <text:p text:style-name="P4">
<text:span text:style-name="T4">
Читайте також:</text:span>
 <text:a xlink:type="simple" xlink:href="https://www.ukrinform.ua/rubric-polytics/3695545-reznikov-obgovoriv-iz-zastupnikom-genseka-nato-pidgotovku-do-samitu-u-vilnusi.html" text:style-name="Internet_20_link" text:visited-style-name="Visited_20_Internet_20_Link">
 <text:span text:style-name="T4">
НАТО</text:span>
 </text:a>
</text:p>
      <text:p text:style-name="P4">
Як повідомляв Укрінформ, 5 квітня Президент Польщі Анджей Дуда заявив, щоПольща намагається отримати для України додаткові гарантії безпеки намайбутньому саміті НАТО у липні у Вільнюсі.</text:p>
      <text:p text:style-name="P4">
Source: <text:a xlink:type="simple" xlink:href="https://www.ukrinform.ua/rubric-polytics/3696029-samit-nato-ne-bude-istoricnim-bez-risenna-pro-zaprosenna-ukraini-stefanisina.html" text:style-name="Internet_20_link" text:visited-style-name="Visited_20_Internet_20_Link">
https://www.ukrinform.ua/rubric-polytics/3696029-samit-nato-ne-bude-istoricnim-bez-risenna-pro-zaprosenna-ukraini-stefanisina.html</text:a>
</text:p>
      <!--NEWS-->
      <text:h text:style-name="P10" text:outline-level="1">
<text:span text:style-name="T4">
Врятована з-під завалів у Слов'янську дитина померла у швидкій</text:span>
</text:h>
      <text:p text:style-name="P4">
Authors: Ukrinform (Person)</text:p>
      <text:p text:style-name="P4">
Publisher: Укринформ (Organization)</text:p>
      <text:p text:style-name="P4">
Published Time: 2023-04-14T19:28:00+03:00</text:p>
      <text:p text:style-name="P4">
Modified Time: 2023-04-14T19:28:00+03:00</text:p>
      <text:p text:style-name="P4">
Description: Врятована з-під завалів дитина у Слов’янську Донецької області померла в машині швидкої допомоги. — Укрінформ.</text:p>
      <text:p text:style-name="P4">
Images: ["<text:a xlink:type="simple" xlink:href="https://static.ukrinform.com/photos/2023_04/thumb_files/630_360_1681489602-722.jpg" text:style-name="Internet_20_link" text:visited-style-name="Visited_20_Internet_20_Link">
630_360_16814...</text:a>
"]</text:p>
      <text:p text:style-name="P4">
Tags: ['Діти', "Слов'янськ", 'Війна з росією', 'Рятувальники']</text:p>
      <text:p text:style-name="P4">
Type: Article</text:p>
      <!--METADATA-->
      <text:p text:style-name="P4">
<draw:frame draw:style-name="fr1" draw:name="Image257" text:anchor-type="as-char" svg:width="6.9236in" svg:height="3.956343in" draw:z-index="0">
<draw:image xlink:href="../Images/yкринформ/2023-04-14T19-28-00-03-00/630_360_1681489602-722.jpg" xlink:type="simple" xlink:show="embed" xlink:actuate="onLoad" draw:mime-type="image/jpeg"/>
</draw:frame>
 Врятованаз-під завалів дитина у Слов’янську Донецької області померла в машині швидкоїдопомоги.</text:p>
      <text:p text:style-name="P4">
Про це повідомила радниця з комунікацій керівника Офісу Президента ДаріяЗарівна у <text:a xlink:type="simple" xlink:href="https://t.me/dashazarivna/658" text:style-name="Internet_20_link" text:visited-style-name="Visited_20_Internet_20_Link">
 </text:a>
 , передає Укрінформ.</text:p>
      <text:p text:style-name="P4">
"На жаль, <text:a xlink:type="simple" xlink:href="https://www.ukrinform.ua/tag-diti" text:style-name="Internet_20_link" text:visited-style-name="Visited_20_Internet_20_Link">
 </text:a>
 померла в машині швидкоїдопомоги…", - написала Зарівна.</text:p>
      <text:p text:style-name="P4">
Як повідомлялося, у Слов’янську Донецької області з-під завалів дістали живудитину.</text:p>
      <text:p text:style-name="P4">
14 квітня російські військові обстріляли Слов‘янськ, у місті пролуналощонайменше 7 вибухів у районі ЗОШ №8.</text:p>
      <text:p text:style-name="P4">
<text:span text:style-name="T4">
Читайте також:</text:span>
 <text:a xlink:type="simple" xlink:href="https://www.ukrinform.ua/rubric-ato/3695970-vorog-znovu-obstrilav-vovcansk-poranena-spivrobitnica-medzakladu.html" text:style-name="Internet_20_link" text:visited-style-name="Visited_20_Internet_20_Link">
 <text:span text:style-name="T4">
обстріл</text:span>
 </text:a>
</text:p>
      <text:p text:style-name="P4">
Кількість загиблих внаслідок російського ракетного удару зросла до п`яти, підзавалами ще лишаються люди.</text:p>
      <text:p text:style-name="P4">
<text:span text:style-name="T5">
Фото: Радіо Свобода</text:span>
</text:p>
      <text:p text:style-name="P4">
Source: <text:a xlink:type="simple" xlink:href="https://www.ukrinform.ua/rubric-regions/3696031-u-slovansku-zpid-zavaliv-uratuvali-ditinu.html" text:style-name="Internet_20_link" text:visited-style-name="Visited_20_Internet_20_Link">
https://www.ukrinform.ua/rubric-regions/3696031-u-slovansku-zpid-zavaliv-uratuvali-ditinu.html</text:a>
</text:p>
      <!--NEWS-->
      <text:h text:style-name="P10" text:outline-level="1">
<text:span text:style-name="T4">
Президент Литви ветував закон про санкції для росіян і білорусів, щоб їх «урівняти»</text:span>
</text:h>
      <text:p text:style-name="P4">
Authors: Ukrinform (Person)</text:p>
      <text:p text:style-name="P4">
Publisher: Укринформ (Organization)</text:p>
      <text:p text:style-name="P4">
Published Time: 2023-04-14T19:33:58+03:00</text:p>
      <text:p text:style-name="P4">
Modified Time: 2023-04-14T19:33:58+03:00</text:p>
      <text:p text:style-name="P4">
Description: Президент Литви Гітанас Науседа застосував вето до закону, який запроваджує нові обмеження для громадян росії та білорусі, і запропонував депутатам Сейму дотримуватися єдиної позиції та урівняти санкції проти росіян і білорусів. — Укрінформ.</text:p>
      <text:p text:style-name="P4">
Images: ["<text:a xlink:type="simple" xlink:href="https://static.ukrinform.com/photos/2020_04/thumb_files/630_360_1588010444-230.jpg" text:style-name="Internet_20_link" text:visited-style-name="Visited_20_Internet_20_Link">
630_360_15880...</text:a>
"]</text:p>
      <text:p text:style-name="P4">
Tags: ['Антиросійські санкції', 'білорусь', 'Литва', 'Вето', 'Ґітанас Науседа']</text:p>
      <text:p text:style-name="P4">
Type: Article</text:p>
      <!--METADATA-->
      <text:p text:style-name="P4">
<draw:frame draw:style-name="fr1" draw:name="Image258" text:anchor-type="as-char" svg:width="6.9236in" svg:height="3.956343in" draw:z-index="0">
<draw:image xlink:href="../Images/yкринформ/2023-04-14T19-33-58-03-00/630_360_1588010444-230.jpg" xlink:type="simple" xlink:show="embed" xlink:actuate="onLoad" draw:mime-type="image/jpeg"/>
</draw:frame>
 ПрезидентЛитви Гітанас Науседа застосував вето до закону, який запроваджує новіобмеження для громадян росії та білорусі, і запропонував депутатам Сеймудотримуватися єдиної позиції та урівняти санкції проти росіян і білорусів.</text:p>
      <text:p text:style-name="P4">
Про це повідомляється на <text:a xlink:type="simple" xlink:href="https://www.lrp.lt/lt/naujienos/prezidento-veto-nacionalinio-saugumo-poziuriu-nera-pagrindo-skirtingai-vertinti-saliu-agresoriu-piliecius/40278" text:style-name="Internet_20_link" text:visited-style-name="Visited_20_Internet_20_Link">
 </text:a>
 Литви.</text:p>
      <text:p text:style-name="P4">
«У Литві ми чудово розуміємо, що війна проти України, яку росія другий рікведе разом зі своєю союзницею білоруссю, настільки зблизила двох агресорів, щовони обидві становлять загрозу не лише своїм сусідам, регіону, а й усій Європіяк єдине мілітаризоване, сповнене ненависті територіальне утворення», - сказавНауседа.</text:p>
      <text:p text:style-name="P4">
Тому, на його думку, з точки зору національної безпеки Литви немає підстав длярізної оцінки громадян білорусі та росії. При цьому він також зазначив, що вобох названих країнах досі є люди, які не підтримують діючі режими, котрівчиняють воєнні злочини, та навіть протистоять їм. Для цих людей «двері завждибули і будуть відчинені», додав Науседа.</text:p>
      <text:p text:style-name="P4">
<text:span text:style-name="T4">
Читайте також:</text:span>
 <text:a xlink:type="simple" xlink:href="https://www.ukrinform.ua/rubric-polytics/3695979-prezident-litvi-obgovoriv-z-genprokurorom-ukraini-stvorenna-spectribunalu-dla-rf.html" text:style-name="Internet_20_link" text:visited-style-name="Visited_20_Internet_20_Link">
 </text:a>
</text:p>
      <text:p text:style-name="P4">
В повідомленні пресслужби президента нагадується, що ухвалений Сеймом Литвизакон встановлює 7 різних обмежувальних заходів, 4 з яких будутьзастосовуватися до громадян росії та до громадян білорусі, а 3 – лише догромадян росії.</text:p>
      <text:p text:style-name="P4">
Отже, президент Литви, схваливши мету закону, що полягає у застосуванніобмежувальних заходів проти громадян росії та білорусі у зв'язку з їх агресієюпроти України, зазначив, що немає підстав для встановлення різного правовогорегулювання для громадян двох держав-агресорів, і запропонував запровадитиоднакові обмежувальні заходи до громадян обох держав.</text:p>
      <text:p text:style-name="P4">
Крім того, Науседа пропонує доопрацювати закон, аби передбачити новийінструмент забезпечення національної безпеки. Розглядається можливістьспрощення процедур анулювання вже виданих віз та видів на проживання у Литві.</text:p>
      <text:p text:style-name="P4">
<text:span text:style-name="T4">
Читайте також:</text:span>
 <text:a xlink:type="simple" xlink:href="https://www.ukrinform.ua/rubric-vidbudova/3695323-litva-vidilit-cerez-svitovij-bank-10-miljoniv-na-vidnovlenna-ukraini.html" text:style-name="Internet_20_link" text:visited-style-name="Visited_20_Internet_20_Link">
 <text:span text:style-name="T4">
Литва</text:span>
 </text:a>
</text:p>
      <text:p text:style-name="P4">
Як повідомляв Укрінформ, президент <text:a xlink:type="simple" xlink:href="https://www.ukrinform.ua/tag-litva" text:style-name="Internet_20_link" text:visited-style-name="Visited_20_Internet_20_Link">
 </text:a>
Науседа обговорив з генеральним прокурором України Андрієм Костіним питаннявідповідальності росії за воєнні злочини в Україні та створення спеціальноготрибуналу для розслідування злочину агресії рф.</text:p>
      <text:p text:style-name="P4">
<text:span text:style-name="T5">
Фото: lrp.lt</text:span>
</text:p>
      <text:p text:style-name="P4">
Source: <text:a xlink:type="simple" xlink:href="https://www.ukrinform.ua/rubric-world/3696032-prezident-litvi-vetuvav-zakon-pro-sankcii-dla-rosian-i-bilorusiv-sob-ih-urivnati.html" text:style-name="Internet_20_link" text:visited-style-name="Visited_20_Internet_20_Link">
https://www.ukrinform.ua/rubric-world/3696032-prezident-litvi-vetuvav-zakon-pro-sankcii-dla-rosian-i-bilorusiv-sob-ih-urivnati.html</text:a>
</text:p>
      <!--NEWS-->
      <text:h text:style-name="P10" text:outline-level="1">
<text:span text:style-name="T4">
Канада уже відправила до Європи усі обіцяні Україні танки Leopard  – міністр оборони</text:span>
</text:h>
      <text:p text:style-name="P4">
Authors: Ukrinform (Person)</text:p>
      <text:p text:style-name="P4">
Publisher: Укринформ (Organization)</text:p>
      <text:p text:style-name="P4">
Published Time: 2023-04-14T19:35:12+03:00</text:p>
      <text:p text:style-name="P4">
Modified Time: 2023-04-14T19:35:12+03:00</text:p>
      <text:p text:style-name="P4">
Description: Усі вісім обіцяних Канадою Україні танків Leopard 2 уже були доставлені до Європи. — Укрінформ.</text:p>
      <text:p text:style-name="P4">
Images: ["<text:a xlink:type="simple" xlink:href="https://static.ukrinform.com/photos/2023_02/thumb_files/630_360_1676292716-3499.jpeg" text:style-name="Internet_20_link" text:visited-style-name="Visited_20_Internet_20_Link">
630_360_16762...</text:a>
"]</text:p>
      <text:p text:style-name="P4">
Tags: ['Канада', 'Україна', ' танк Leopard']</text:p>
      <text:p text:style-name="P4">
Type: Article</text:p>
      <!--METADATA-->
      <text:p text:style-name="P4">
<draw:frame draw:style-name="fr1" draw:name="Image259" text:anchor-type="as-char" svg:width="6.9236in" svg:height="3.956343in" draw:z-index="0">
<draw:image xlink:href="../Images/yкринформ/2023-04-14T19-35-12-03-00/630_360_1676292716-3499.jpeg" xlink:type="simple" xlink:show="embed" xlink:actuate="onLoad" draw:mime-type="image/jpeg"/>
</draw:frame>
 Усівісім обіцяних Канадою Україні танків Leopard 2 уже були доставлені до Європи.</text:p>
      <text:p text:style-name="P4">
Як повідомляє кореспондент Укрінформу, про це на своїй сторінці у <text:a xlink:type="simple" xlink:href="http://twitter.com/AnitaAnandMP/status/1646888049064673282" text:style-name="Internet_20_link" text:visited-style-name="Visited_20_Internet_20_Link">
</text:a>
 написала міністроборони Канади Аніта Ананд.</text:p>
      <text:p text:style-name="P4">
“Тепер офіційно: усі вісім основних бойових танків Leopard 2, обіцяних КанадоюУкраїні, вже прибули до Польщі”, - заявила Ананд.</text:p>
      <text:p text:style-name="P4">
Вона додала, що Канада “продовжить підтримувати Україну й надавати українцямзасоби, необхідні їм для боротьби й перемоги у цій війні”.</text:p>
      <text:p text:style-name="P4">
<text:span text:style-name="T4">
Читайте також:</text:span>
 <text:a xlink:type="simple" xlink:href="https://www.ukrinform.ua/rubric-ato/3695983-ukraina-otrimae-19-artsistem-caesar-najblizcimi-tiznami-minoboroni-danii.html" text:style-name="Internet_20_link" text:visited-style-name="Visited_20_Internet_20_Link">
 </text:a>
</text:p>
      <text:p text:style-name="P4">
Як повідомляв Укрінформ, на початку цього року Канада оголосила, щоприєднається до міжнародної “танкової коаліції” та передасть Україні вісімтанків Leopard 2. <text:a xlink:type="simple" xlink:href="https://www.ukrinform.ua/tag-kanada" text:style-name="Internet_20_link" text:visited-style-name="Visited_20_Internet_20_Link">
 </text:a>
 також погодиласякупити для України систему ППО NASAMS та 200 броньованих автомобілів.</text:p>
      <text:p text:style-name="P4">
Source: <text:a xlink:type="simple" xlink:href="https://www.ukrinform.ua/rubric-ato/3696035-kanada-uze-vidpravila-do-evropi-usi-obicani-ukraini-tanki-leopard-ministr-oboroni.html" text:style-name="Internet_20_link" text:visited-style-name="Visited_20_Internet_20_Link">
https://www.ukrinform.ua/rubric-ato/3696035-kanada-uze-vidpravila-do-evropi-usi-obicani-ukraini-tanki-leopard-ministr-oboroni.html</text:a>
</text:p>
      <!--NEWS-->
      <text:h text:style-name="P10" text:outline-level="1">
<text:span text:style-name="T4">
Кличко закликав киян залишатися вдома у Великодню ніч</text:span>
</text:h>
      <text:p text:style-name="P4">
Authors: Ukrinform (Person)</text:p>
      <text:p text:style-name="P4">
Publisher: Укринформ (Organization)</text:p>
      <text:p text:style-name="P4">
Published Time: 2023-04-14T19:37:00+03:00</text:p>
      <text:p text:style-name="P4">
Modified Time: 2023-04-14T19:37:00+03:00</text:p>
      <text:p text:style-name="P4">
Description: Київський міський голова Віталій Кличко закликав мешканців міста залишитися вдома у Великодню ніч та надати перевагу трансляціям богослужінь з храмів. — Укрінформ.</text:p>
      <text:p text:style-name="P4">
Images: ["<text:a xlink:type="simple" xlink:href="https://static.ukrinform.com/photos/2022_11/thumb_files/630_360_1669634972-155.jpg" text:style-name="Internet_20_link" text:visited-style-name="Visited_20_Internet_20_Link">
630_360_16696...</text:a>
"]</text:p>
      <text:p text:style-name="P4">
Tags: ['Великдень', 'Віталій Кличко', 'Київ', 'Комендантська година']</text:p>
      <text:p text:style-name="P4">
Type: Article</text:p>
      <!--METADATA-->
      <text:p text:style-name="P4">
<draw:frame draw:style-name="fr1" draw:name="Image260" text:anchor-type="as-char" svg:width="6.9236in" svg:height="3.956343in" draw:z-index="0">
<draw:image xlink:href="../Images/yкринформ/2023-04-14T19-37-00-03-00/630_360_1669634972-155.jpg" xlink:type="simple" xlink:show="embed" xlink:actuate="onLoad" draw:mime-type="image/jpeg"/>
</draw:frame>
 Київськийміський голова Віталій Кличко закликав мешканців міста залишитися вдома уВеликодню ніч та надати перевагу трансляціям богослужінь з храмів.</text:p>
      <text:p text:style-name="P4">
Про це повідомляє <text:a xlink:type="simple" xlink:href="https://kyivcity.gov.ua/news/vitaliy_klichko_zaklikav_meshkantsiv_stolitsi_zalishitisya_vdoma_u_velikodnyu_nich/" text:style-name="Internet_20_link" text:visited-style-name="Visited_20_Internet_20_Link">
</text:a>
, передає Укрінформ.</text:p>
      <text:p text:style-name="P4">
«Нагадую, що відзначення Великодніх свят цьогоріч відбувається в умовахвоєнного стану. Мешканців столиці прошу залишитися вдома у <text:a xlink:type="simple" xlink:href="https://www.ukrinform.ua/tag-velikden" text:style-name="Internet_20_link" text:visited-style-name="Visited_20_Internet_20_Link">
</text:a>
 ніч та надати перевагу трансляціямбогослужінь із храмів. Пам’ятайте про комендантську годину, що діє із 00:00 до05:00», – сказав Кличко.</text:p>
      <text:p text:style-name="P4">
Він зауважив, що місто звернулося до керівників релігійних громад із проханнямобмежити проведення масових богослужінь і максимально забезпечити онлайн-трансляції з культових споруд на українських телеканалах та через інтернет.</text:p>
      <text:p text:style-name="P4">
«Україна продовжує жити в стані війни, тому ми маємо бути свідомимигромадянами та діяти з урахуванням рекомендацій військових, уникаючи масовихскупчень людей. Бо ворог – підступний, і може на свята влаштувати провокаціїчи обстріли», – додав міський голова.</text:p>
      <text:p text:style-name="P4">
<text:span text:style-name="T4">
Читайте також:</text:span>
 <text:a xlink:type="simple" xlink:href="https://www.ukrinform.ua/rubric-society/3695985-ponad-polovina-ukrainciv-planuut-vidvidati-hram-na-velikodni-svata.html" text:style-name="Internet_20_link" text:visited-style-name="Visited_20_Internet_20_Link">
 <text:span text:style-name="T4">
Великодні</text:span>
 </text:a>
</text:p>
      <text:p text:style-name="P4">
Як повідомляв Укрінформ, керівник Об’єднаного координаційного пресцентру Силоборони півдня Наталія Гуменюк заявила, що Сили оборони півдня наразі нефіксують на своєму напрямку занадто активної підготовки ворога до обстрілів наВеликдень, але закликають громадян бути пильними та уникати масових скупчень.</text:p>
      <text:p text:style-name="P4">
<text:span text:style-name="T5">
Фото: kyivcity.gov.ua</text:span>
</text:p>
      <text:p text:style-name="P4">
Source: <text:a xlink:type="simple" xlink:href="https://www.ukrinform.ua/rubric-kyiv/3696037-klicko-zaklikav-kian-zalisatisa-vdoma-u-velikodnu-nic.html" text:style-name="Internet_20_link" text:visited-style-name="Visited_20_Internet_20_Link">
https://www.ukrinform.ua/rubric-kyiv/3696037-klicko-zaklikav-kian-zalisatisa-vdoma-u-velikodnu-nic.html</text:a>
</text:p>
      <!--NEWS-->
      <text:h text:style-name="P10" text:outline-level="1">
<text:span text:style-name="T4">
Антикорупційна рада при Міноборони розпочала роботу</text:span>
</text:h>
      <text:p text:style-name="P4">
Authors: Ukrinform (Person)</text:p>
      <text:p text:style-name="P4">
Publisher: Укринформ (Organization)</text:p>
      <text:p text:style-name="P4">
Published Time: 2023-04-14T19:41:28+03:00</text:p>
      <text:p text:style-name="P4">
Modified Time: 2023-04-14T19:41:28+03:00</text:p>
      <text:p text:style-name="P4">
Description: Сьогодні, 14 квітня, відбулося установче засідання Громадської антикорупційної ради при Міністерстві оборони України, утвореної за ініціативи міністра оборонного відомства Олексія Резнікова. — Укрінформ.</text:p>
      <text:p text:style-name="P4">
Images: ["<text:a xlink:type="simple" xlink:href="https://static.ukrinform.com/photos/2023_02/thumb_files/630_360_1675274147-718.jpeg" text:style-name="Internet_20_link" text:visited-style-name="Visited_20_Internet_20_Link">
630_360_16752...</text:a>
"]</text:p>
      <text:p text:style-name="P4">
Tags: ['Міноборони', 'антикорупційна рада']</text:p>
      <text:p text:style-name="P4">
Type: Article</text:p>
      <!--METADATA-->
      <text:p text:style-name="P4">
<draw:frame draw:style-name="fr1" draw:name="Image261" text:anchor-type="as-char" svg:width="6.9236in" svg:height="3.956343in" draw:z-index="0">
<draw:image xlink:href="../Images/yкринформ/2023-04-14T19-41-28-03-00/630_360_1675274147-718.jpeg" xlink:type="simple" xlink:show="embed" xlink:actuate="onLoad" draw:mime-type="image/jpeg"/>
</draw:frame>
 Сьогодні,14 квітня, відбулося установче засідання Громадської антикорупційної ради приМіністерстві оборони України, утвореної за ініціативи міністра оборонноговідомства Олексія Резнікова.</text:p>
      <text:p text:style-name="P4">
Про це повідомили у <text:a xlink:type="simple" xlink:href="http://www.mil.gov.ua/news/2023/04/14/gromadska-antikorupczijna-rada-pri-ministerstvi-oboroni-ukraini-rozpochala-svoyu-robotu/" text:style-name="Internet_20_link" text:visited-style-name="Visited_20_Internet_20_Link">
 </text:a>
 , передає Укрінформ.</text:p>
      <text:p text:style-name="P4">
Державний секретар Міноборони Костянтин Ващенко привітав новообраних членівпершого складу Антикорупційної ради з початком робочого процесу та висловивпереконання у конструктивній діяльності ради. Він запевнив, що Міністерствооборони докладе максимум зусиль для створення відповідних умов дляпродуктивної діяльності цього консультативно-дорадчого органу.</text:p>
      <text:p text:style-name="P4">
Під час установчого засідання члени Громадської антикорупційної ради обралиголовою Євгена Грушовця, заступником — Анастасію Шубу, а секретарем - ВіктораПрудковського.</text:p>
      <text:p text:style-name="P4">
<text:span text:style-name="T4">
Читайте також:</text:span>
 <text:a xlink:type="simple" xlink:href="https://www.ukrinform.ua/rubric-society/3694562-u-minoboroni-stvorili-ofis-z-pidtrimki-zmin.html" text:style-name="Internet_20_link" text:visited-style-name="Visited_20_Internet_20_Link">
 </text:a>
</text:p>
      <text:p text:style-name="P4">
Як повідомлялось, 10 квітня Резніков <text:a xlink:type="simple" xlink:href="https://www.ukrinform.ua/rubric-society/3694196-u-minoboroni-zatverdili-sklad-gromadskoi-antikorupcijnoi-radi.html" text:style-name="Internet_20_link" text:visited-style-name="Visited_20_Internet_20_Link">
 </text:a>
 «Про затвердження складу Громадської антикорупційної ради приМіністерстві оборони України». До неї увійшли 15 представників кількохгромадських організацій.</text:p>
      <text:p text:style-name="P4">
Source: <text:a xlink:type="simple" xlink:href="https://www.ukrinform.ua/rubric-society/3696038-antikorupcijna-rada-pri-minoboroni-rozpocala-robotu.html" text:style-name="Internet_20_link" text:visited-style-name="Visited_20_Internet_20_Link">
https://www.ukrinform.ua/rubric-society/3696038-antikorupcijna-rada-pri-minoboroni-rozpocala-robotu.html</text:a>
</text:p>
      <!--NEWS-->
      <text:h text:style-name="P10" text:outline-level="1">
<text:span text:style-name="T4">
Українська баскетболістка Ягупова зіграє в фіналі Євроліги</text:span>
</text:h>
      <text:p text:style-name="P4">
Authors: Ukrinform (Person)</text:p>
      <text:p text:style-name="P4">
Publisher: Укринформ (Organization)</text:p>
      <text:p text:style-name="P4">
Published Time: 2023-04-14T19:42:00+03:00</text:p>
      <text:p text:style-name="P4">
Modified Time: 2023-04-14T19:42:00+03:00</text:p>
      <text:p text:style-name="P4">
Description: Клуб українки у півфіналі обіграв італійський «Скіо». — Укрінформ.</text:p>
      <text:p text:style-name="P4">
Images: ["<text:a xlink:type="simple" xlink:href="https://static.ukrinform.com/photos/2023_04/thumb_files/630_360_1681490377-864.jpg" text:style-name="Internet_20_link" text:visited-style-name="Visited_20_Internet_20_Link">
630_360_16814...</text:a>
"]</text:p>
      <text:p text:style-name="P4">
Tags: ['Баскетбол', 'Євроліга']</text:p>
      <text:p text:style-name="P4">
Type: Article</text:p>
      <!--METADATA-->
      <text:p text:style-name="P4">
<draw:frame draw:style-name="fr1" draw:name="Image262" text:anchor-type="as-char" svg:width="6.9236in" svg:height="3.956343in" draw:z-index="0">
<draw:image xlink:href="../Images/yкринформ/2023-04-14T19-42-00-03-00/630_360_1681490377-864.jpg" xlink:type="simple" xlink:show="embed" xlink:actuate="onLoad" draw:mime-type="image/jpeg"/>
</draw:frame>
 Клубукраїнки у півфіналі обіграв італійський «Скіо».</text:p>
      <text:p text:style-name="P4">
«Фенербахче», за який виступає українка Аліна Ягупова, вп’яте за останні 11сезонів зіграє у фіналі жіночої Євроліги, передає Укрінформ.</text:p>
      <text:p text:style-name="P4">
У півфіналі турецький клуб переміг італійський «Скіо» із рахунком 77:70.Ягупова відіграла 23 хвилини, набрала 12 очок, зробила 4 підбирання та віддала3 асисти.</text:p>
      <text:p text:style-name="P4">
У фіналі «Фенербахче» зіграє з переможцем пари «Прага» - «Мерсін».</text:p>
      <text:p text:style-name="P4">
Раніше турецький клуб грав у фіналі в 2013-му, 2014-му, 2017-му та 2022-му,одного разу не досягнувши успіху.</text:p>
      <text:p text:style-name="P4">
<text:span text:style-name="T4">
Читайте також:</text:span>
 <text:a xlink:type="simple" xlink:href="https://www.ukrinform.ua/rubric-sports/3695731-ukrainska-basketbolistka-alina-agupova-zigrae-v-finali-cotiroh-evroligi.html" text:style-name="Internet_20_link" text:visited-style-name="Visited_20_Internet_20_Link">
 <text:span text:style-name="T4">
Ягупова</text:span>
 </text:a>
</text:p>
      <text:p text:style-name="P4">
Як повідомляв Укрінформ, Ягупова - дворазова MVP жіночої Євроліги (2020,2021).</text:p>
      <text:p text:style-name="P4">
Фото: Getty Image</text:p>
      <text:p text:style-name="P4">
Source: <text:a xlink:type="simple" xlink:href="https://www.ukrinform.ua/rubric-sports/3696039-ukrainka-agupova-zigrae-v-finali-evroligi.html" text:style-name="Internet_20_link" text:visited-style-name="Visited_20_Internet_20_Link">
https://www.ukrinform.ua/rubric-sports/3696039-ukrainka-agupova-zigrae-v-finali-evroligi.html</text:a>
</text:p>
      <!--NEWS-->
      <text:h text:style-name="P10" text:outline-level="1">
<text:span text:style-name="T4">
Підготовка активних дій ЗСУ: Зеленський провів нараду з Малюком і Будановим</text:span>
</text:h>
      <text:p text:style-name="P4">
Authors: Ukrinform (Person)</text:p>
      <text:p text:style-name="P4">
Publisher: Укринформ (Organization)</text:p>
      <text:p text:style-name="P4">
Published Time: 2023-04-14T19:46:00+03:00</text:p>
      <text:p text:style-name="P4">
Modified Time: 2023-04-14T19:46:00+03:00</text:p>
      <text:p text:style-name="P4">
Description: Президент України Володимир Зеленський повідомив, що сьогодні провів нараду з головою СБУ та керівником ГУР, де обговорив питання підготовки активних дій ЗСУ. — Укрінформ.</text:p>
      <text:p text:style-name="P4">
Images: ["<text:a xlink:type="simple" xlink:href="https://static.ukrinform.com/photos/2023_04/thumb_files/630_360_1681490886-620.png" text:style-name="Internet_20_link" text:visited-style-name="Visited_20_Internet_20_Link">
630_360_16814...</text:a>
"]</text:p>
      <text:p text:style-name="P4">
Tags: ['Розвідка', 'СБУ', 'Зеленський', 'Буданов', 'Війна з росією', 'Василь Малюк']</text:p>
      <text:p text:style-name="P4">
Type: Article</text:p>
      <!--METADATA-->
      <text:p text:style-name="P4">
<draw:frame draw:style-name="fr1" draw:name="Image263" text:anchor-type="as-char" svg:width="6.9236in" svg:height="3.956343in" draw:z-index="0">
<draw:image xlink:href="../Images/yкринформ/2023-04-14T19-46-00-03-00/630_360_1681490886-620.png" xlink:type="simple" xlink:show="embed" xlink:actuate="onLoad" draw:mime-type="image/png"/>
</draw:frame>
 ПрезидентУкраїни Володимир Зеленський повідомив, що сьогодні провів нараду з головоюСБУ та керівником ГУР, де обговорив питання підготовки активних дій ЗСУ.</text:p>
      <text:p text:style-name="P4">
Про це Глава держави розповів у своєму <text:a xlink:type="simple" xlink:href="https://t.me/OP_UA/9235" text:style-name="Internet_20_link" text:visited-style-name="Visited_20_Internet_20_Link">
 </text:a>
 , передаєУкрінформ</text:p>
      <text:p text:style-name="P4">
"Протягом дня був на зв’язку з військовими, провів нараду з головою Службибезпеки України Малюком, провів нараду з керівником ГУР Будановим. Ключове –це постійне знищення окупантів, це мінусування їхньої логістики, будь-якогопотенціалу на окупованих територіях, це підготовка наших активних дій, цеконтрштурмова робота", - сказав він.</text:p>
      <text:p text:style-name="P4">
Президент висловив вдячність всім воїнам, які це забезпечують, які пам’ятають,що за кожен російський удар по наших містах і селах, по наших позиціях, закожне вбивство українців – окупант повинен нести свої максимально відчутнівтрати.</text:p>
      <text:p text:style-name="P4">
<text:span text:style-name="T4">
Читайте також:</text:span>
 <text:a xlink:type="simple" xlink:href="https://www.ukrinform.ua/rubric-ato/3695977-prezident-vidznaciv-nagorodami-183-vijskovosluzbovciv-iz-nih-43-posmertno.html" text:style-name="Internet_20_link" text:visited-style-name="Visited_20_Internet_20_Link">
 </text:a>
</text:p>
      <text:p text:style-name="P4">
"Кожен метр української землі має означати для окупанта неминучість програшуРосії в цій війні, неминучість того, що для ворога – не буде жодноїперспективи на землі України", наголосив <text:a xlink:type="simple" xlink:href="https://www.ukrinform.ua/tag-zelenskij" text:style-name="Internet_20_link" text:visited-style-name="Visited_20_Internet_20_Link">
 </text:a>
 .</text:p>
      <text:p text:style-name="P4">
<text:span text:style-name="T5">
Джерело:<text:a xlink:type="simple" xlink:href="https://www.youtube.com/redirect" text:style-name="Internet_20_link" text:visited-style-name="Visited_20_Internet_20_Link">
</text:a>
</text:span>
</text:p>
      <text:p text:style-name="P4">
Укрінформ наводить повний текст звернення Президента України.</text:p>
      <text:p text:style-name="P4">
<text:span text:style-name="T4">
<text:span text:style-name="T5">
Бажаю здоровʼя, шановні українці!</text:span>
 </text:span>
</text:p>
      <text:p text:style-name="P4">
Говорив сьогодні з Ріші Сунаком, Премʼєр-міністром Великої Британії.</text:p>
      <text:p text:style-name="P4">
Передусім вдячний йому та всім лідерам світу, які засудили звіряче вбивствонашого солдата, вбивство, яким окупанти хизувалися.</text:p>
      <text:p text:style-name="P4">
Окупанти відчують, що значить, коли світ засуджує.</text:p>
      <text:p text:style-name="P4">
Ми обговорили з Прем’єр-міністром Сунаком зброю для наших воїнів – те, про щодомовлялися з Британією, те, що допоможе нашим активним діям, цілкомсправедливим діям. Обговорили прискорення постачання…</text:p>
      <text:p text:style-name="P4">
Що далекобійнішими будуть українські дії, то швидше закінчаться російськізвірства.</text:p>
      <text:p text:style-name="P4">
Звичайно, продовжуємо роботу й над авіаційною коаліцією для України, надпідготовкою різних міжнародних заходів, які дадуть усім нам у Європі більшесили та захисту.</text:p>
      <text:p text:style-name="P4">
Провів сьогодні нараду щодо євроатлантичної інтеграції, щодо неминучостіпоєднання потенціалів України та НАТО. Змістовна нарада: Голова ВерховноїРади, урядовці – профільна віце-премʼєр-міністр і міністр закордонних справ, –зовнішньополітичний блок Офісу, керівник Офісу.</text:p>
      <text:p text:style-name="P4">
Очевидно, що місце України – у НАТО, законне місце. І не хочеться, щобзастарілі ілюзії, які досі стримували наше приєднання до Альянсу, ще й заразпродовжували забирати час в України та партнерів. Розробляємо відповіднікроки.</text:p>
      <text:p text:style-name="P4">
Сьогодні ж провів нараду щодо відновлення нашої країни – відновлення післябойових дій. Перша віце-премʼєр-міністр Юлія Свириденко, віце-премʼєр-міністрКубраков і команда відновлення…</text:p>
      <text:p text:style-name="P4">
Обговорили те, що стосується інфраструктури, економіки й багатьох іншихпитань, які потребують відповідей, дуже вартісних відповідей. Працюємо івсередині країни, і з партнерами заради системності нашої відбудови, зарадитого, щоб результат відповідав очікуванням нашого суспільства – доволі високимочікуванням. Впевнений, усе зробимо.</text:p>
      <text:p text:style-name="P4">
Протягом дня був на зв’язку з військовими, провів нараду з головою Службибезпеки України Малюком, провів нараду з керівником ГУР Будановим.</text:p>
      <text:p text:style-name="P4">
Ключове – це постійне знищення окупантів, це «мінусування» їхньої логістики йбудь-якого потенціалу на окупованих територіях, це підготовка наших активнихдій, це контрштурмова робота. І я дякую всім нашим воїнам, які цезабезпечують, які пам’ятають, що за кожен російський удар по наших містах іселах, по наших позиціях, за кожне вбивство українців окупант повинензазнавати своїх максимально відчутних втрат. Кожен метр української землі маєозначати для окупанта неминучість програшу Росії в цій війні, неминучістьтого, що для ворога не буде жодної перспективи на землі України.</text:p>
      <text:p text:style-name="P4">
14-та бригада та 1-ша Президентська бригада оперативного призначенняНацгвардії – дякую вам, хлопці, за стійкість! 54-та окрема механізованабригада імені гетьмана Івана Мазепи, 5-та окрема штурмова бригада, 77-маокрема аеромобільна бригада – молодці, воїни! Тримати оборону на Донеччинізараз – це найтяжче. Але це дає всій Україні життя.</text:p>
      <text:p text:style-name="P4">
Зараз тривають рятувальні роботи у Словʼянську Донецької області. Черговийудар терористів. Ракети С-300 по житлових кварталах, по звичайній цивільнійзабудові. Під завалами є люди. Робиться все, щоб їх урятувати, робиться все,щоб урятувати поранених. Є перші дані про загиблих. Мої співчуття тим, хтовтратив рідних.</text:p>
      <text:p text:style-name="P4">
Жодної години цього тижня перед Паскою не обійшлося без російських убивств ітерору. Це держава-зло, і вона прогр <text:span text:style-name="T5">
а</text:span>
 є. Перемогти – це наш обовʼязок передлюдяністю як такою. І ми переможемо!</text:p>
      <text:p text:style-name="P4">
І ще одне. Те, щодо чого вже давно потрібне рішення. Життя Михайла Саакашвілізалежить зараз не від політичного, не від якогось особистого, а суто відетичного рішення… Яке має чисту й вагому юридичну базу. Якщо людина потребуємедичної допомоги, якщо від цього залежить життя, значить, потрібен цей крок.Знаю, що адвокати Михайла зараз подали термінове звернення до ЄСПЛ, щобзабезпечити йому належне лікування. І здається, це єдиний шлях, щоб зберегтийому життя.</text:p>
      <text:p text:style-name="P4">
Дякую всім, хто протистоїть злу разом з Україною! Слава всім нашим солдатам,хто зараз у бою за державу й людей!</text:p>
      <text:p text:style-name="P4">
<text:span text:style-name="T4">
<text:span text:style-name="T5">
Слава Україні!</text:span>
 </text:span>
</text:p>
      <text:p text:style-name="P4">
Source: <text:a xlink:type="simple" xlink:href="https://www.ukrinform.ua/rubric-ato/3696044-pidgotovka-aktivnih-dij-zsu-zelenskij-proviv-naradu-z-malukom-i-budanovim.html" text:style-name="Internet_20_link" text:visited-style-name="Visited_20_Internet_20_Link">
https://www.ukrinform.ua/rubric-ato/3696044-pidgotovka-aktivnih-dij-zsu-zelenskij-proviv-naradu-z-malukom-i-budanovim.html</text:a>
</text:p>
      <!--NEWS-->
      <text:h text:style-name="P10" text:outline-level="1">
<text:span text:style-name="T4">
Нафтові доходи росії впали на 43% за рік - Міжнародне енергетичне агентство</text:span>
</text:h>
      <text:p text:style-name="P4">
Authors: Ukrinform (Person)</text:p>
      <text:p text:style-name="P4">
Publisher: Укринформ (Organization)</text:p>
      <text:p text:style-name="P4">
Published Time: 2023-04-14T19:51:00+03:00</text:p>
      <text:p text:style-name="P4">
Modified Time: 2023-04-14T19:51:00+03:00</text:p>
      <text:p text:style-name="P4">
Description: Західні санкції проти росії продемонстрували свій вплив – хоча експорт нафти в березні був найвищим з часів пандемії, дохід рф знизився на 43%, тобто вдвічі, порівняно з минулим роком. — Укрінформ.</text:p>
      <text:p text:style-name="P4">
Images: ["<text:a xlink:type="simple" xlink:href="https://static.ukrinform.com/photos/2020_01/thumb_files/630_360_1579083187-457.jpg" text:style-name="Internet_20_link" text:visited-style-name="Visited_20_Internet_20_Link">
630_360_15790...</text:a>
"]</text:p>
      <text:p text:style-name="P4">
Tags: ['Антиросійські санкції', 'нафта', 'росія', 'Війна з росією']</text:p>
      <text:p text:style-name="P4">
Type: Article</text:p>
      <!--METADATA-->
      <text:p text:style-name="P4">
<draw:frame draw:style-name="fr1" draw:name="Image264" text:anchor-type="as-char" svg:width="6.9236in" svg:height="3.956343in" draw:z-index="0">
<draw:image xlink:href="../Images/yкринформ/2023-04-14T19-51-00-03-00/630_360_1579083187-457.jpg" xlink:type="simple" xlink:show="embed" xlink:actuate="onLoad" draw:mime-type="image/jpeg"/>
</draw:frame>
 Західнісанкції проти росії продемонстрували свій вплив – хоча експорт нафти в березнібув найвищим з часів пандемії, дохід рф знизився на 43%, тобто вдвічі,порівняно з минулим роком.</text:p>
      <text:p text:style-name="P4">
Про це свідчать дані Міжнародного енергетичного агентства (МЕА), передаєУкрінформ з посиланням на <text:a xlink:type="simple" xlink:href="https://www.bloomberg.com/news/articles/2023-04-14/russia-sanctions-work-as-designed-with-oil-flow-up-revenue-down" text:style-name="Internet_20_link" text:visited-style-name="Visited_20_Internet_20_Link">
</text:a>
 .</text:p>
      <text:p text:style-name="P4">
Як зазначається, щоденний експорт російської нафти в середньому склав 8,1 млнбарелів на день минулого місяця, що є найвищим показником з квітня 2020 року.У МЕА наголосили, що знижки, які робить росія, залучають трейдерів, готовихризикувати.</text:p>
      <text:p text:style-name="P4">
Водночас, доходи від експорту дещо відновилися після лютневих мінімумів,сягнувши $12,7 млрд. «Але вони все одно є на 43% нижчими, ніж минулого року»,- йдеться у повідомленні.</text:p>
      <text:p text:style-name="P4">
<text:span text:style-name="T4">
Читайте також:</text:span>
 <text:a xlink:type="simple" xlink:href="https://www.ukrinform.ua/rubric-economy/3696008-zaleznist-evropi-vid-rosijskogo-gazu-skorotilasa-do-10-vid-pocatku-vijni-mvf.html" text:style-name="Internet_20_link" text:visited-style-name="Visited_20_Internet_20_Link">
 </text:a>
</text:p>
      <text:p text:style-name="P4">
Однак у найближчі місяці ситуація може стати складнішою, пише агентство,оскільки скорочення видобутку з боку Організації країн-експортерів нафти ісоюзників, включаючи росію, призводить до зростання цін на нафту.</text:p>
      <text:p text:style-name="P4">
Західні країни та їхні союзники затвердили кілька хвиль санкцій, щоб скоротитидоходи росії від експорту нафти, ключового джерела доходів для їїнаціонального бюджету. Обмеження спрямовані на те, щоби обмежити можливостікремля фінансувати його війну в Україні.</text:p>
      <text:p text:style-name="P4">
Це змусило росію шукати альтернативні ринки на Близькому Сході та в ЛатинськійАмериці, а також розширювати постачання до Азії, проте цінові обмеження країнG7 дали цим новим клієнтам можливість вести переговори про знижки. Обмеженняпередбачають, що покупці з третіх країн можуть отримати доступ до західнихпослуг, таких як страхування та доставка, лише в тому випадку, якщо вонидотримуються обмежень.</text:p>
      <text:p text:style-name="P4">
За даними МЕА, минулого місяця російська сира нафта і нафтопродукти всередньому продавалися значно дешевше від цінових меж. Середньозваженаекспортна ціна на російську нафту склала $50,67 за барель порівняно зі стелею$60, підрахувало МЕА на основі даних Argus Media Group і Kpler. За данимиагентства, це також майже на $2 за барель нижче за середню ціну за лютий.</text:p>
      <text:p text:style-name="P4">
<text:span text:style-name="T4">
Читайте також:</text:span>
 <text:a xlink:type="simple" xlink:href="https://www.ukrinform.ua/rubric-economy/3692570-u-bolgarii-ostrafuvali-rosijskij-lukojl-na-100-miljoniv.html" text:style-name="Internet_20_link" text:visited-style-name="Visited_20_Internet_20_Link">
 </text:a>
</text:p>
      <text:p text:style-name="P4">
Оцінки МЕА відносяться до так званої ціни FOB, що не включає вартість доставкита страхування. За даними МЕА, нафта марки Urals на умовах FOB у Балтиці та вЧорному морі торгується в середньому по $44,46 та $44 за барель відповідно. Заоцінками агентства, російська преміальна суміш ESPO, призначена для експортудо Азіатсько-Тихоокеанського регіону, торгується на рівні близько $67,50 забарель.</text:p>
      <text:p text:style-name="P4">
У МЕА зазначили, що видобуток сирої <text:a xlink:type="simple" xlink:href="https://www.ukrinform.ua/tag-nafta" text:style-name="Internet_20_link" text:visited-style-name="Visited_20_Internet_20_Link">
 </text:a>
 вросії минулого місяця склав 9,58 млн барелів на день, що всього на 290 000барелів на день нижче за рівень лютого. Агентство заявило, що країна недосягла мети скорочення, оскільки «схоже, що вона спрямовує свої барелі донових точок збуту, попри санкції ЄС».</text:p>
      <text:p text:style-name="P4">
<text:span text:style-name="T4">
Читайте також:</text:span>
 <text:a xlink:type="simple" xlink:href="https://www.ukrinform.ua/rubric-economy/3691920-polska-pkn-orlen-rozirvala-vsi-naftovi-kontrakti-z-rosieu.html" text:style-name="Internet_20_link" text:visited-style-name="Visited_20_Internet_20_Link">
 </text:a>
</text:p>
      <text:p text:style-name="P4">
Як повідомляв Укрінформ, директор Європейського департаменту МВФ АльфредКаммер заявив, що після початку повномасштабної агресії рф в Україні тазапровадження обмежувальних економічних заходів проти росії країни Європисуттєво скоротили свою залежність від російського газу – від 40% перед війноюдо 10% на нинішньому етапі.</text:p>
      <text:p text:style-name="P4">
Source: <text:a xlink:type="simple" xlink:href="https://www.ukrinform.ua/rubric-economy/3696047-naftovi-dohodi-rosii-vpali-na-43-za-rik-miznarodne-energeticne-agentstvo.html" text:style-name="Internet_20_link" text:visited-style-name="Visited_20_Internet_20_Link">
https://www.ukrinform.ua/rubric-economy/3696047-naftovi-dohodi-rosii-vpali-na-43-za-rik-miznarodne-energeticne-agentstvo.html</text:a>
</text:p>
      <!--NEWS-->
      <text:h text:style-name="P10" text:outline-level="1">
<text:span text:style-name="T4">
На Великдень прогнозують дощі та грози</text:span>
</text:h>
      <text:p text:style-name="P4">
Authors: Ukrinform (Person)</text:p>
      <text:p text:style-name="P4">
Publisher: Укринформ (Organization)</text:p>
      <text:p text:style-name="P4">
Published Time: 2023-04-14T19:55:00+03:00</text:p>
      <text:p text:style-name="P4">
Modified Time: 2023-04-14T19:55:00+03:00</text:p>
      <text:p text:style-name="P4">
Description: На вихідних в Україні буде тепло, однак у багатьох регіонах очікуються дощі та грози. — Укрінформ.</text:p>
      <text:p text:style-name="P4">
Images: ["<text:a xlink:type="simple" xlink:href="https://static.ukrinform.com/photos/2019_06/thumb_files/630_360_1561643524-548.jpg" text:style-name="Internet_20_link" text:visited-style-name="Visited_20_Internet_20_Link">
630_360_15616...</text:a>
"]</text:p>
      <text:p text:style-name="P4">
Tags: ['Дощ', 'Гроза', 'Великдень', 'Прогноз']</text:p>
      <text:p text:style-name="P4">
Type: Article</text:p>
      <!--METADATA-->
      <text:p text:style-name="P4">
<draw:frame draw:style-name="fr1" draw:name="Image265" text:anchor-type="as-char" svg:width="6.9236in" svg:height="3.956343in" draw:z-index="0">
<draw:image xlink:href="../Images/yкринформ/2023-04-14T19-55-00-03-00/630_360_1561643524-548.jpg" xlink:type="simple" xlink:show="embed" xlink:actuate="onLoad" draw:mime-type="image/jpeg"/>
</draw:frame>
 Навихідних в Україні буде тепло, однак у багатьох регіонах очікуються дощі тагрози.</text:p>
      <text:p text:style-name="P4">
Про це Укрінформу повідомили в <text:a xlink:type="simple" xlink:href="https://ua.sinoptik.ua/%D1%83%D0%BA%D1%80%D0%B0%D1%97%D0%BD%D0%B0" text:style-name="Internet_20_link" text:visited-style-name="Visited_20_Internet_20_Link">
</text:a>
 .</text:p>
      <text:p text:style-name="P4">
За даними синоптиків, у суботу, 15 квітня, в більшості регіонів Українитемпература повітря відповідатиме квітневій нормі, лише на <text:a xlink:type="simple" xlink:href="https://ua.sinoptik.ua/%D0%BF%D0%BE%D0%B3%D0%BE%D0%B4%D0%B0-%D1%81%D1%83%D0%BC%D0%B8" text:style-name="Internet_20_link" text:visited-style-name="Visited_20_Internet_20_Link">
</text:a>
та <text:a xlink:type="simple" xlink:href="https://ua.sinoptik.ua/%D0%BF%D0%BE%D0%B3%D0%BE%D0%B4%D0%B0-%D1%85%D0%B0%D1%80%D0%BA%D1%96%D0%B2" text:style-name="Internet_20_link" text:visited-style-name="Visited_20_Internet_20_Link">
</text:a>
буде прохолодніше — +7…+9 °C. У <text:a xlink:type="simple" xlink:href="https://ua.sinoptik.ua/%D0%BF%D0%BE%D0%B3%D0%BE%D0%B4%D0%B0-%D0%B4%D0%BE%D0%BD%D0%B5%D1%86%D1%8C%D0%BA" text:style-name="Internet_20_link" text:visited-style-name="Visited_20_Internet_20_Link">
</text:a>
, <text:a xlink:type="simple" xlink:href="https://ua.sinoptik.ua/%D0%BF%D0%BE%D0%B3%D0%BE%D0%B4%D0%B0-%D0%BB%D1%83%D0%B3%D0%B0%D0%BD%D1%81%D1%8C%D0%BA" text:style-name="Internet_20_link" text:visited-style-name="Visited_20_Internet_20_Link">
</text:a>
та <text:a xlink:type="simple" xlink:href="https://ua.sinoptik.ua/%D0%BF%D0%BE%D0%B3%D0%BE%D0%B4%D0%B0-%D1%87%D0%B5%D1%80%D0%BD%D1%96%D0%B3%D1%96%D0%B2" text:style-name="Internet_20_link" text:visited-style-name="Visited_20_Internet_20_Link">
</text:a>
областях повітря прогріється до +12 °C, у центральних та західних регіонах —до +13…+15 °C, на півдні — до +17…+19 °C.</text:p>
      <text:p text:style-name="P4">
На півночі, всій правобережній Україні, у <text:a xlink:type="simple" xlink:href="https://ua.sinoptik.ua/%D0%BF%D0%BE%D0%B3%D0%BE%D0%B4%D0%B0-%D0%BC%D0%B8%D0%BA%D0%BE%D0%BB%D0%B0%D1%97%D0%B2" text:style-name="Internet_20_link" text:visited-style-name="Visited_20_Internet_20_Link">
</text:a>
та <text:a xlink:type="simple" xlink:href="https://ua.sinoptik.ua/%D0%BF%D0%BE%D0%B3%D0%BE%D0%B4%D0%B0-%D0%BE%D0%B4%D0%B5%D1%81%D0%B0" text:style-name="Internet_20_link" text:visited-style-name="Visited_20_Internet_20_Link">
</text:a>
областях пройдуть <text:a xlink:type="simple" xlink:href="https://www.ukrinform.ua/tag-dos" text:style-name="Internet_20_link" text:visited-style-name="Visited_20_Internet_20_Link">
 </text:a>
 з грозами, в рештірегіонів буде хмарно з проясненнями.</text:p>
      <text:p text:style-name="P4">
У неділю, 16 квітня, термометри у східних, північних, центральних регіонах та<text:a xlink:type="simple" xlink:href="https://ua.sinoptik.ua/%D0%BF%D0%BE%D0%B3%D0%BE%D0%B4%D0%B0-%D0%BA%D0%B8%D1%97%D0%B2" text:style-name="Internet_20_link" text:visited-style-name="Visited_20_Internet_20_Link">
</text:a>
покажуть +12…+14 °C, у західних областях — +13…+15 °C, на півдні та <text:a xlink:type="simple" xlink:href="https://ua.sinoptik.ua/%D0%BF%D0%BE%D0%B3%D0%BE%D0%B4%D0%B0-%D1%83%D0%B6%D0%B3%D0%BE%D1%80%D0%BE%D0%B4" text:style-name="Internet_20_link" text:visited-style-name="Visited_20_Internet_20_Link">
</text:a>
— +15…+17 °C.</text:p>
      <text:p text:style-name="P4">
Зливи з грозами пройдуть на заході країни та на Одещині, а на <text:a xlink:type="simple" xlink:href="https://ua.sinoptik.ua/%D0%BF%D0%BE%D0%B3%D0%BE%D0%B4%D0%B0-%D0%BB%D1%83%D1%86%D1%8C%D0%BA" text:style-name="Internet_20_link" text:visited-style-name="Visited_20_Internet_20_Link">
</text:a>
, у <text:a xlink:type="simple" xlink:href="https://ua.sinoptik.ua/%D0%BF%D0%BE%D0%B3%D0%BE%D0%B4%D0%B0-%D1%80%D1%96%D0%B2%D0%BD%D0%B5" text:style-name="Internet_20_link" text:visited-style-name="Visited_20_Internet_20_Link">
</text:a>
, Миколаївській, <text:a xlink:type="simple" xlink:href="https://ua.sinoptik.ua/%D0%BF%D0%BE%D0%B3%D0%BE%D0%B4%D0%B0-%D1%85%D0%B5%D1%80%D1%81%D0%BE%D0%BD" text:style-name="Internet_20_link" text:visited-style-name="Visited_20_Internet_20_Link">
</text:a>
, <text:a xlink:type="simple" xlink:href="https://ua.sinoptik.ua/%D0%BF%D0%BE%D0%B3%D0%BE%D0%B4%D0%B0-%D1%87%D0%B5%D1%80%D0%BA%D0%B0%D1%81%D0%B8" text:style-name="Internet_20_link" text:visited-style-name="Visited_20_Internet_20_Link">
</text:a>
та <text:a xlink:type="simple" xlink:href="https://ua.sinoptik.ua/%D1%83%D0%BA%D1%80%D0%B0%D1%97%D0%BD%D0%B0/%D0%BA%D1%96%D1%80%D0%BE%D0%B2%D0%BE%D0%B3%D1%80%D0%B0%D0%B4%D1%81%D1%8C%D0%BA%D0%B0-%D0%BE%D0%B1%D0%BB%D0%B0%D1%81%D1%82%D1%8C" text:style-name="Internet_20_link" text:visited-style-name="Visited_20_Internet_20_Link">
</text:a>
областях можливі невеликі дощі.</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секунд</text:span>
 </text:a>
</text:p>
      <text:p text:style-name="P4">
Погода на початку тижня очікується хмарною, але без опадів у більшостірегіонів. У понеділок невеликі дощі пройдуть лише у західних та південнихобластях. На сході, півночі та Закарпатті повітря прогріється до +14…+16 °C.На заході країни, Волині, Черкаській та Вінницькій областях буде прохолодніше— до +10…+12 °C.</text:p>
      <text:p text:style-name="P4">
Source: <text:a xlink:type="simple" xlink:href="https://www.ukrinform.ua/rubric-regions/3695818-na-velikden-prognozuut-dosi-ta-grozi.html" text:style-name="Internet_20_link" text:visited-style-name="Visited_20_Internet_20_Link">
https://www.ukrinform.ua/rubric-regions/3695818-na-velikden-prognozuut-dosi-ta-grozi.html</text:a>
</text:p>
      <!--NEWS-->
      <text:h text:style-name="P10" text:outline-level="1">
<text:span text:style-name="T4">
Зеленський закликав забезпечити Саакашвілі належне лікування</text:span>
</text:h>
      <text:p text:style-name="P4">
Authors: Ukrinform (Person)</text:p>
      <text:p text:style-name="P4">
Publisher: Укринформ (Organization)</text:p>
      <text:p text:style-name="P4">
Published Time: 2023-04-14T20:01:00+03:00</text:p>
      <text:p text:style-name="P4">
Modified Time: 2023-04-14T20:01:00+03:00</text:p>
      <text:p text:style-name="P4">
Description: Президент України Володимир Зеленський закликав надати громадянину Україну Міхеілу Саакашвілі відповідну медичну допомогу.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Грузія', 'Медицина', 'Саакашвілі', 'Зеленський']</text:p>
      <text:p text:style-name="P4">
Type: Article</text:p>
      <!--METADATA-->
      <text:p text:style-name="P4">
<draw:frame draw:style-name="fr1" draw:name="Image266" text:anchor-type="as-char" svg:width="6.9236in" svg:height="3.956343in" draw:z-index="0">
<draw:image xlink:href="../Images/yкринформ/2023-04-14T20-01-00-03-00/630_360_1677220159-612.png" xlink:type="simple" xlink:show="embed" xlink:actuate="onLoad" draw:mime-type="image/png"/>
</draw:frame>
 ПрезидентУкраїни Володимир Зеленський закликав надати громадянину Україну МіхеілуСаакашвілі відповідну медичну допомогу.</text:p>
      <text:p text:style-name="P4">
Про це глава держави повідомив у своєму <text:a xlink:type="simple" xlink:href="https://t.me/OP_UA/9235" text:style-name="Internet_20_link" text:visited-style-name="Visited_20_Internet_20_Link">
 </text:a>
 , передаєУкрінформ</text:p>
      <text:p text:style-name="P4">
"Життя Михайла Саакашвілі залежить зараз не від політичного, не від якогосьособистого, а суто від етичного рішення, яке має чисту й вагому юридичну базу.Якщо людина потребує медичної допомоги, якщо від цього залежить життя,значить, потрібен цей крок. Знаю, що адвокати <text:a xlink:type="simple" xlink:href="https://www.ukrinform.ua/tag-saakasvili" text:style-name="Internet_20_link" text:visited-style-name="Visited_20_Internet_20_Link">
</text:a>
 зараз подали термінове звернення доЄСПЛ, щоб забезпечити йому належне лікування. І здається, це - єдиний шлях,щоб зберегти йому життя", - сказав Президент.</text:p>
      <text:p text:style-name="P4">
_Відео:<text:a xlink:type="simple" xlink:href="https://t.me/OP_UA/9235" text:style-name="Internet_20_link" text:visited-style-name="Visited_20_Internet_20_Link">
 </text:a>
 _</text:p>
      <text:p text:style-name="P4">
Як повідомлялося, громадянина України Саакашвілі затримали в Грузії 1 жовтня2021 року, коли він приїхав на батьківщину після восьмирічної відсутності.Йому висунули обвинувачення у незаконному перетині кордону, який, за данимислідства, він скоїв 28 вересня, коли таємно прибув до порту Поті з України насудні, що перевозило вантажівку з молочною продукцією.</text:p>
      <text:p text:style-name="P4">
1 лютого 2023 року під час пресконференції з президентом Австрії Александеромван дер Белленом Президент України Володимир Зеленський продемонструвавфотографії Міхеіла Саакашвілі й висловив переконання, що влада Грузії йогопублічно катує і вбиває.</text:p>
      <text:p text:style-name="P4">
Верховна Рада звернулася до Грузії, Європейського парламенту, Ради ЄС,Європейської комісії, ПАРЄ та парламентів держав-членів Євросоюзу щодонеобхідності негайного переведення третього президента Грузії на лікування закордон.</text:p>
      <text:p text:style-name="P4">
<text:span text:style-name="T4">
Читайте також:</text:span>
 <text:a xlink:type="simple" xlink:href="https://www.ukrinform.ua/rubric-world/3682536-urad-gruzii-musit-zabezpeciti-prava-saakasvili-evrokomisar.html" text:style-name="Internet_20_link" text:visited-style-name="Visited_20_Internet_20_Link">
 <text:span text:style-name="T4">
Саакашвілі</text:span>
 </text:a>
</text:p>
      <text:p text:style-name="P4">
Тбіліський апеляційний суд 2 березня відхилив позов адвокатів Саакашвілі.Захист намагався оскаржити рішення суду від 6 лютого, який залишив його вув’язненні, визнавши безпідставним позов про відстрочення вироку та звільненняза станом здоров'я.</text:p>
      <text:p text:style-name="P4">
<text:a xlink:type="simple" xlink:href="https://www.ukrinform.ua/rubric-world/3693067-saakasvili-zaaviv-so-pomirae-v-gruzinskij-vaznici.html" text:style-name="Internet_20_link" text:visited-style-name="Visited_20_Internet_20_Link">
 </text:a>
</text:p>
      <text:p text:style-name="P4">
<text:span text:style-name="T5">
Фото: ОП</text:span>
</text:p>
      <text:p text:style-name="P4">
Source: <text:a xlink:type="simple" xlink:href="https://www.ukrinform.ua/rubric-polytics/3696046-zelenskij-zaklikav-zabezpeciti-saakasvili-nalezne-likuvanna.html" text:style-name="Internet_20_link" text:visited-style-name="Visited_20_Internet_20_Link">
https://www.ukrinform.ua/rubric-polytics/3696046-zelenskij-zaklikav-zabezpeciti-saakasvili-nalezne-likuvanna.html</text:a>
</text:p>
      <!--NEWS-->
      <text:h text:style-name="P10" text:outline-level="1">
<text:span text:style-name="T4">
USAID передало рятувальникам 100 генераторів від фонду Говарда Баффета</text:span>
</text:h>
      <text:p text:style-name="P4">
Authors: Ukrinform (Person)</text:p>
      <text:p text:style-name="P4">
Publisher: Укринформ (Organization)</text:p>
      <text:p text:style-name="P4">
Published Time: 2023-04-14T20:11:00+03:00</text:p>
      <text:p text:style-name="P4">
Modified Time: 2023-04-14T20:11:00+03:00</text:p>
      <text:p text:style-name="P4">
Description: Агентство США з міжнародного розвитку передало 100 генераторів Державній службі з надзвичайних ситуацій України від фонду Говарда Г. Баффета. — Укрінформ.</text:p>
      <text:p text:style-name="P4">
Images: ["<text:a xlink:type="simple" xlink:href="https://static.ukrinform.com/photos/2023_04/thumb_files/630_360_1681492098-265.jpg" text:style-name="Internet_20_link" text:visited-style-name="Visited_20_Internet_20_Link">
630_360_16814...</text:a>
", "<text:a xlink:type="simple" xlink:href="https://static.ukrinform.com/photos/2023_04/1681492098-359.jpg" text:style-name="Internet_20_link" text:visited-style-name="Visited_20_Internet_20_Link">
1681492098-35...</text:a>
"]</text:p>
      <text:p text:style-name="P4">
Tags: ['ДСНС', 'USAID', 'Баффетт', 'генератор']</text:p>
      <text:p text:style-name="P4">
Type: Article</text:p>
      <!--METADATA-->
      <text:p text:style-name="P4">
<draw:frame draw:style-name="fr1" draw:name="Image267" text:anchor-type="as-char" svg:width="6.9236in" svg:height="3.956343in" draw:z-index="0">
<draw:image xlink:href="../Images/yкринформ/2023-04-14T20-11-00-03-00/630_360_1681492098-265.jpg" xlink:type="simple" xlink:show="embed" xlink:actuate="onLoad" draw:mime-type="image/jpeg"/>
</draw:frame>
 АгентствоСША з міжнародного розвитку передало 100 генераторів Державній службі знадзвичайних ситуацій України від фонду Говарда Г. Баффета.</text:p>
      <text:p text:style-name="P4">
Про це повідомила посол Сполучених Штатів в Україні Бріджит Брінк у <text:a xlink:type="simple" xlink:href="https://twitter.com/USAmbKyiv/status/1646896866108252165" text:style-name="Internet_20_link" text:visited-style-name="Visited_20_Internet_20_Link">
</text:a>
 , передаєУкрінформ.</text:p>
      <text:p text:style-name="P4">
«Чудове партнерство з фондом Говарда Г. Баффета на підтримку народу України.USAID Україна доставило 100 генераторів, які фонд передав <text:a xlink:type="simple" xlink:href="https://www.ukrinform.ua/tag-dsns" text:style-name="Internet_20_link" text:visited-style-name="Visited_20_Internet_20_Link">
</text:a>
 України, щоб надати можливістьрятувальникам по всій Україні реагувати на наслідки російських обстрілів», -зазначила пані посол.</text:p>
      <text:p text:style-name="P4">
<draw:frame draw:style-name="fr1" draw:name="Image268" text:anchor-type="as-char" svg:width="6.9236in" svg:height="4.622144in" draw:z-index="0">
<draw:image xlink:href="../Images/yкринформ/2023-04-14T20-11-00-03-00/1681492098-359.jpg" xlink:type="simple" xlink:show="embed" xlink:actuate="onLoad" draw:mime-type="image/jpeg"/>
</draw:frame>
</text:p>
      <text:p text:style-name="P4">
<text:span text:style-name="T4">
Читайте також:</text:span>
 <text:a xlink:type="simple" xlink:href="https://www.ukrinform.ua/rubric-uarazom/3680458-predstavniki-estonii-peredali-ukrainskim-ratuvalnikam-avto-zaradnu-stanciu-ta-metalodetektori.html" text:style-name="Internet_20_link" text:visited-style-name="Visited_20_Internet_20_Link">
 <text:span text:style-name="T4">
рятувальникам</text:span>
 </text:a>
</text:p>
      <text:p text:style-name="P4">
Як повідомлялося, 13 квітня ТОВ «Оператор ГТСУ України» (ОГТСУ) отримав відАгенції США з міжнародного розвитку 6 генераторів.</text:p>
      <text:p text:style-name="P4">
<text:span text:style-name="T5">
Фото: Ambassador Bridget A. Brink / Твіттер</text:span>
</text:p>
      <text:p text:style-name="P4">
Source: <text:a xlink:type="simple" xlink:href="https://www.ukrinform.ua/rubric-society/3696049-usaid-peredalo-ratuvalnikam-100-generatoriv-vid-fondu-govarda-baffeta.html" text:style-name="Internet_20_link" text:visited-style-name="Visited_20_Internet_20_Link">
https://www.ukrinform.ua/rubric-society/3696049-usaid-peredalo-ratuvalnikam-100-generatoriv-vid-fondu-govarda-baffeta.html</text:a>
</text:p>
      <!--NEWS-->
      <text:h text:style-name="P10" text:outline-level="1">
<text:span text:style-name="T4">
Розслідування щодо Коболєва завершене - НАБУ</text:span>
</text:h>
      <text:p text:style-name="P4">
Authors: Ukrinform (Person)</text:p>
      <text:p text:style-name="P4">
Publisher: Укринформ (Organization)</text:p>
      <text:p text:style-name="P4">
Published Time: 2023-04-14T20:12:00+03:00</text:p>
      <text:p text:style-name="P4">
Modified Time: 2023-04-14T20:12:00+03:00</text:p>
      <text:p text:style-name="P4">
Description: Національне антикорупційне бюро України і Спеціалізована антикорупційна прокуратура завершили розслідування стосовно ексочільника НАК «Нафтогаз України» Андрія Коболєва. — Укрінформ.</text:p>
      <text:p text:style-name="P4">
Images: ["<text:a xlink:type="simple" xlink:href="https://static.ukrinform.com/photos/2018_03/thumb_files/630_360_1520953428-2217.jpg" text:style-name="Internet_20_link" text:visited-style-name="Visited_20_Internet_20_Link">
630_360_15209...</text:a>
"]</text:p>
      <text:p text:style-name="P4">
Tags: ['Коболєв', 'НАБУ', 'САП', 'Антикорупційний суд']</text:p>
      <text:p text:style-name="P4">
Type: Article</text:p>
      <!--METADATA-->
      <text:p text:style-name="P4">
<draw:frame draw:style-name="fr1" draw:name="Image269" text:anchor-type="as-char" svg:width="6.9236in" svg:height="3.956343in" draw:z-index="0">
<draw:image xlink:href="../Images/yкринформ/2023-04-14T20-12-00-03-00/630_360_1520953428-2217.jpg" xlink:type="simple" xlink:show="embed" xlink:actuate="onLoad" draw:mime-type="image/jpeg"/>
</draw:frame>
Національне антикорупційне бюро України і Спеціалізована антикорупційнапрокуратура завершили розслідування стосовно ексочільника НАК «НафтогазУкраїни» Андрія Коболєва.</text:p>
      <text:p text:style-name="P4">
Як передає Укрінформ, про це НАБУ повідомляє у <text:a xlink:type="simple" xlink:href="https://t.me/nab_ukraine/1755" text:style-name="Internet_20_link" text:visited-style-name="Visited_20_Internet_20_Link">
</text:a>
 .</text:p>
      <text:p text:style-name="P4">
«14 квітня 2023 року НАБУ і САП завершили розслідування за підозрою колишньогоголови правління НАК «Нафтогаз України» у заволодінні в 2018 році понад 229млн грн. Дії особи кваліфікували за ч. 5 ст. 191 Кримінального кодексуУкраїни», - ідеться в повідомленні.</text:p>
      <text:p text:style-name="P4">
У <text:a xlink:type="simple" xlink:href="https://www.ukrinform.ua/tag-nabu" text:style-name="Internet_20_link" text:visited-style-name="Visited_20_Internet_20_Link">
 </text:a>
 повідомили, що рішення про відкриттяматеріалів стороні захисту ухвалене через рішення Вищого антикорупційногосуду, яким відмовлено у продовженні строків слідства.</text:p>
      <text:p text:style-name="P4">
<text:span text:style-name="T4">
Читайте також:</text:span>
 <text:a xlink:type="simple" xlink:href="https://www.ukrinform.ua/rubric-economy/3695987-vaks-povtorno-vidmoviv-u-prodovzenni-terminiv-slidstva-sodo-koboleva.html" text:style-name="Internet_20_link" text:visited-style-name="Visited_20_Internet_20_Link">
 <text:span text:style-name="T4">
Коболєв</text:span>
 </text:a>
</text:p>
      <text:p text:style-name="P4">
Як повідомляв Укрінформ, 14 квітня ВАКС повторно відмовив НАБУ у <text:a xlink:type="simple" xlink:href="https://www.ukrinform.ua/rubric-economy/3695987-vaks-povtorno-vidmoviv-u-prodovzenni-terminiv-slidstva-sodo-koboleva.html" text:style-name="Internet_20_link" text:visited-style-name="Visited_20_Internet_20_Link">
</text:a>
 щодо ексочільника НАК«Нафтогаз України» Андрія Коболєва.</text:p>
      <text:p text:style-name="P4">
Раніше НАБУ заявило про необхідність продовження слідства відносно Коболєвачерез появу нових доказів - листування осіб, які були залучені до нарахуванняйому премії у розмірі 229 млн грн.</text:p>
      <text:p text:style-name="P4">
У бюро оприлюднили частину вилучених матеріалів, які, як пояснили у відомстві,вирішили опублікувати з огляду на суспільний резонанс та низку заяв з бокусторони захисту.</text:p>
      <text:p text:style-name="P4">
<text:span text:style-name="T4">
Читайте також:</text:span>
 <text:a xlink:type="simple" xlink:href="https://www.ukrinform.ua/rubric-economy/3695751-nabu-zaavlae-pro-novi-dokazi-u-spravi-koboleva.html" text:style-name="Internet_20_link" text:visited-style-name="Visited_20_Internet_20_Link">
 <text:span text:style-name="T4">
Коболєв</text:span>
 </text:a>
</text:p>
      <text:p text:style-name="P4">
12 квітня слідчий суддя ВАКС відмовив у задоволенні клопотання про продовженнятермінів досудового розслідування кримінального провадження відносно Коболєва.</text:p>
      <text:p text:style-name="P4">
Строки досудового слідства у справі закінчуються 19 квітня.</text:p>
      <text:p text:style-name="P4">
Коболєву 19 січня <text:a xlink:type="simple" xlink:href="https://www.ukrinform.ua/rubric-economy/3655231-eksglavu-pravlinna-naftogazu-pidozruut-u-privlasnenni-ponad-229-miljoniv.html" text:style-name="Internet_20_link" text:visited-style-name="Visited_20_Internet_20_Link">
 </text:a>
 . За версією слідства, він у незаконний спосібзабезпечив собі виплату премій на понад 229 млн грн.</text:p>
      <text:p text:style-name="P4">
Відносно Коболєва діє запобіжний захід у вигляді застави розміром 229 млн грні зобов’язання носити електронний браслет.</text:p>
      <text:p text:style-name="P4">
Source: <text:a xlink:type="simple" xlink:href="https://www.ukrinform.ua/rubric-economy/3696053-rozsliduvanna-sodo-koboleva-zaversene-nabu.html" text:style-name="Internet_20_link" text:visited-style-name="Visited_20_Internet_20_Link">
https://www.ukrinform.ua/rubric-economy/3696053-rozsliduvanna-sodo-koboleva-zaversene-nabu.html</text:a>
</text:p>
      <!--NEWS-->
      <text:h text:style-name="P10" text:outline-level="1">
<text:span text:style-name="T4">
Єврокомісія вивчає шляхи, щоб скерувати заморожені активи рф на відбудову України</text:span>
</text:h>
      <text:p text:style-name="P4">
Authors: Ukrinform (Person)</text:p>
      <text:p text:style-name="P4">
Publisher: Укринформ (Organization)</text:p>
      <text:p text:style-name="P4">
Published Time: 2023-04-14T20:13:07+03:00</text:p>
      <text:p text:style-name="P4">
Modified Time: 2023-04-14T20:13:07+03:00</text:p>
      <text:p text:style-name="P4">
Description: Європейська комісія рішуче налаштована на те, щоб примусити росію заплатити за шкоду та руйнування, що заподіяні під час її вторгнення в Україну. — Укрінформ.</text:p>
      <text:p text:style-name="P4">
Images: ["<text:a xlink:type="simple" xlink:href="https://static.ukrinform.com/photos/2017_05/thumb_files/630_360_1495026894-4046.jpg" text:style-name="Internet_20_link" text:visited-style-name="Visited_20_Internet_20_Link">
630_360_14950...</text:a>
"]</text:p>
      <text:p text:style-name="P4">
Tags: ['Єврокомісія', 'Україна', 'росія', 'Відбудова']</text:p>
      <text:p text:style-name="P4">
Type: Article</text:p>
      <!--METADATA-->
      <text:p text:style-name="P4">
<draw:frame draw:style-name="fr1" draw:name="Image270" text:anchor-type="as-char" svg:width="6.9236in" svg:height="3.956343in" draw:z-index="0">
<draw:image xlink:href="../Images/yкринформ/2023-04-14T20-13-07-03-00/630_360_1495026894-4046.jpg" xlink:type="simple" xlink:show="embed" xlink:actuate="onLoad" draw:mime-type="image/jpeg"/>
</draw:frame>
Європейська комісія рішуче налаштована на те, щоб примусити росію заплатити зашкоду та руйнування, що заподіяні під час її вторгнення в Україну.</text:p>
      <text:p text:style-name="P4">
Про це у відповідь на письмовий запит Укрінформу повідомив речник Європейськоїкомісії Крістіан Віганд.</text:p>
      <text:p text:style-name="P4">
«Ми маємо намір забезпечити, щоб <text:a xlink:type="simple" xlink:href="https://www.ukrinform.ua/tag-rosia" text:style-name="Internet_20_link" text:visited-style-name="Visited_20_Internet_20_Link">
 </text:a>
заплатила за шкоду, що заподіяна в Україні. Єврокомісія вивчає можливі шляхидля того, щоб скористатися російськими замороженими або заблокованими активамидля фінансування відбудови України, та представила у листопаді 2022 року деяківаріанти, відповідно до висновків Європейської Ради від 20-21 жовтня. Подальшіобговорення тривають на рівні спеціально створеної Робочої групи, що булазаснована Радою ЄС 15 лютого 2023 року», - зазначив речник.</text:p>
      <text:p text:style-name="P4">
Він зауважив, що одним із варіантів, винесених Європейською комісією нарозгляд країн-членів, є пропозиція працювати з заблокованими активамиросійського центробанку, та скористатися інтересом від такої роботи.</text:p>
      <text:p text:style-name="P4">
«Ми тісно співпрацюємо із Шведським головуванням в ЄС для того, щоб просуватиці обговорення вперед. Дискусії також тривають з нашими міжнароднимипартнерами (такими як G7), щоб забезпечити необхідну координацію наміжнародному рівні. Ці заходи залишаються складними як з правової, так і зтехнічної точок зору», - додав Віганд.</text:p>
      <text:p text:style-name="P4">
<text:span text:style-name="T4">
Читайте також:</text:span>
 <text:a xlink:type="simple" xlink:href="https://www.ukrinform.ua/rubric-vidbudova/3695652-ssa-ta-souzniki-pracuut-nad-zalucennam-zamorozenih-aktiviv-rf-dla-vidbudovi-ukraini-nuland.html" text:style-name="Internet_20_link" text:visited-style-name="Visited_20_Internet_20_Link">
 </text:a>
</text:p>
      <text:p text:style-name="P4">
Як уже повідомлялося, 30 листопада минулого року Європейська комісіяпредставила на розгляд країн-членів різні варіанти притягнення росії довідповідальності за злочини, що були скоєні під час агресії проти України, утому числі – можливого використання заморожених російських активів длявідбудови України, включаючи 19 мільярдів євро заблокованих ресурсівросійських олігархів та 300 мільярдів євро активів рцб, що були заблоковані вЄС та у країнах «G7».</text:p>
      <text:p text:style-name="P4">
Використання або конфіскація активів російських олігархів є можливими лише зарішенням суду.</text:p>
      <text:p text:style-name="P4">
Для використання активів рцб Єврокомісія запропонувала короткострокові тадовгострокові варіанти.</text:p>
      <text:p text:style-name="P4">
Зокрема, короткострокові заходи мають дозволити почати надання допомоги дляУкраїни вже зараз, - вони передбачають структурну організацію замороженихдержавних фондів росії, їх інвестування та спрямування доходів від цієїдіяльності на користь України.</text:p>
      <text:p text:style-name="P4">
У довгостроковій перспективі, після скасування чинних санкцій ЄС проти росії,активі рцб буде необхідним повернути. Це питання може бути пов’язане із мирноюугодою, яка передбачатиме компенсацію Україні всієї шкоди, яку вона зазналавнаслідок російської агресії. Ці активи рцб, що підлягають поверненню, можутьбути компенсовані як частина російських репарацій за підсумками війни.</text:p>
      <text:p text:style-name="P4">
Source: <text:a xlink:type="simple" xlink:href="https://www.ukrinform.ua/rubric-vidbudova/3696050-evrokomisia-vivcae-slahi-sob-skeruvati-zamorozeni-aktivi-rf-na-vidbudovu-ukraini.html" text:style-name="Internet_20_link" text:visited-style-name="Visited_20_Internet_20_Link">
https://www.ukrinform.ua/rubric-vidbudova/3696050-evrokomisia-vivcae-slahi-sob-skeruvati-zamorozeni-aktivi-rf-na-vidbudovu-ukraini.html</text:a>
</text:p>
      <!--NEWS-->
      <text:h text:style-name="P10" text:outline-level="1">
<text:span text:style-name="T4">
Михайло Романчук виборов другу ліцензію на Олімпійські ігри в Парижі у плаванні</text:span>
</text:h>
      <text:p text:style-name="P4">
Authors: Ukrinform (Person)</text:p>
      <text:p text:style-name="P4">
Publisher: Укринформ (Organization)</text:p>
      <text:p text:style-name="P4">
Published Time: 2023-04-14T20:17:00+03:00</text:p>
      <text:p text:style-name="P4">
Modified Time: 2023-04-14T20:17:00+03:00</text:p>
      <text:p text:style-name="P4">
Description: Українець виконав норматив у запливі на 1500 метрів вільним стилем. — Укрінформ.</text:p>
      <text:p text:style-name="P4">
Images: ["<text:a xlink:type="simple" xlink:href="https://static.ukrinform.com/photos/2023_04/thumb_files/630_360_1681492578-949.jpg" text:style-name="Internet_20_link" text:visited-style-name="Visited_20_Internet_20_Link">
630_360_16814...</text:a>
"]</text:p>
      <text:p text:style-name="P4">
Tags: ['Романчук', 'плавання', 'Олімпійські ігри']</text:p>
      <text:p text:style-name="P4">
Type: Article</text:p>
      <!--METADATA-->
      <text:p text:style-name="P4">
<draw:frame draw:style-name="fr1" draw:name="Image271" text:anchor-type="as-char" svg:width="6.9236in" svg:height="3.956343in" draw:z-index="0">
<draw:image xlink:href="../Images/yкринформ/2023-04-14T20-17-00-03-00/630_360_1681492578-949.jpg" xlink:type="simple" xlink:show="embed" xlink:actuate="onLoad" draw:mime-type="image/jpeg"/>
</draw:frame>
 Українецьвиконав норматив у запливі на 1500 метрів вільним стилем.</text:p>
      <text:p text:style-name="P4">
Український плавець виступить втретє на дистанції 1500 м на Олімпійськихіграх, передає Укрінформ.</text:p>
      <text:p text:style-name="P4">
У фінальному запливі Романчук зміг виконати олімпійський норматив - 15:00.99хвилин. До фіналу український плавець підходив з особистим рекордом на ційдистанції 14:36.10 хв, встановленим на Євро-2022.</text:p>
      <text:p text:style-name="P4">
Романчуку вдалося пропливти у фіналі з часом, близьким до рекордного. Нафініші він показав результат 14:40.21 хв, випередивши нормативний показникмайже на 20 секунд.</text:p>
      <text:p text:style-name="P4">
Михайло Романчук утретє відібрався на Олімпійські ігри на 1500 метрів вільнимстилем. Саме на цій дистанції український плавець дебютував на Ріо-2016, а наОлімпіаді у Токіо він став срібним призером.</text:p>
      <text:p text:style-name="P4">
<text:span text:style-name="T4">
Читайте також:</text:span>
 <text:a xlink:type="simple" xlink:href="https://www.ukrinform.ua/rubric-sports/3695585-romancuk-zdobuv-persu-olimpijsku-licenziu-u-plavanni-dla-ukraini-na-igri-v-parizi.html" text:style-name="Internet_20_link" text:visited-style-name="Visited_20_Internet_20_Link">
 <text:span text:style-name="T4">
Романчук</text:span>
 </text:a>
</text:p>
      <text:p text:style-name="P4">
Як повідомляв Укрінформ, вчора, 13 квітня, Михайло Романчук виконав нормативна дистанції 400 метрів вільним стилем та став автором першої олімпійськоїліцензії України у плаванні на Ігри у Парижі.</text:p>
      <text:p text:style-name="P4">
Фото: Getty Image</text:p>
      <text:p text:style-name="P4">
Source: <text:a xlink:type="simple" xlink:href="https://www.ukrinform.ua/rubric-sports/3696052-romancuk-viborov-drugu-olimpijsku-licenziu-na-olimpijsku-igri-v-parizi-u-plavanni.html" text:style-name="Internet_20_link" text:visited-style-name="Visited_20_Internet_20_Link">
https://www.ukrinform.ua/rubric-sports/3696052-romancuk-viborov-drugu-olimpijsku-licenziu-na-olimpijsku-igri-v-parizi-u-plavanni.html</text:a>
</text:p>
      <!--NEWS-->
      <text:h text:style-name="P10" text:outline-level="1">
<text:span text:style-name="T4">
Фінляндія передала Україні 136 тонн енергообладнання</text:span>
</text:h>
      <text:p text:style-name="P4">
Authors: Ukrinform (Person)</text:p>
      <text:p text:style-name="P4">
Publisher: Укринформ (Organization)</text:p>
      <text:p text:style-name="P4">
Published Time: 2023-04-14T20:23:58+03:00</text:p>
      <text:p text:style-name="P4">
Modified Time: 2023-04-14T20:23:58+03:00</text:p>
      <text:p text:style-name="P4">
Description: В Україну з Фінляндії надійшло 13 вантажів гуманітарної допомоги для потреб енергетики - силові трансформатори, трансформатори струму, мобільні газові котельні, генератори, загальною вагою майже 136 тонн. — Укрінформ.</text:p>
      <text:p text:style-name="P4">
Images: ["<text:a xlink:type="simple" xlink:href="https://static.ukrinform.com/photos/2023_04/thumb_files/630_360_1681492867-411.jpg" text:style-name="Internet_20_link" text:visited-style-name="Visited_20_Internet_20_Link">
630_360_16814...</text:a>
", "<text:a xlink:type="simple" xlink:href="https://static.ukrinform.com/photos/2023_04/1681492881-662.jpg" text:style-name="Internet_20_link" text:visited-style-name="Visited_20_Internet_20_Link">
1681492881-66...</text:a>
", "<text:a xlink:type="simple" xlink:href="https://static.ukrinform.com/photos/2023_04/1681492861-157.jpg" text:style-name="Internet_20_link" text:visited-style-name="Visited_20_Internet_20_Link">
1681492861-15...</text:a>
"]</text:p>
      <text:p text:style-name="P4">
Tags: ['Економіка', 'Фінляндія', 'Міненерго']</text:p>
      <text:p text:style-name="P4">
Type: Article</text:p>
      <!--METADATA-->
      <text:p text:style-name="P4">
<draw:frame draw:style-name="fr1" draw:name="Image272" text:anchor-type="as-char" svg:width="6.9236in" svg:height="3.956343in" draw:z-index="0">
<draw:image xlink:href="../Images/yкринформ/2023-04-14T20-23-58-03-00/630_360_1681492867-411.jpg" xlink:type="simple" xlink:show="embed" xlink:actuate="onLoad" draw:mime-type="image/jpeg"/>
</draw:frame>
 В Українуз Фінляндії надійшло 13 вантажів гуманітарної допомоги для потреб енергетики -силові трансформатори, трансформатори струму, мобільні газові котельні,генератори, загальною вагою майже 136 тонн.</text:p>
      <text:p text:style-name="P4">
Як передає Укрінформ, про це повідомляє <text:a xlink:type="simple" xlink:href="http://mev.gov.ua/novyna/finlyandiya-peredala-ukrayini-136-tonn-obladnannya-dlya-vidnovlennya-enerhetychnoyi" text:style-name="Internet_20_link" text:visited-style-name="Visited_20_Internet_20_Link">
</text:a>
 .</text:p>
      <text:p text:style-name="P4">
Міненерго розподілило устаткування для енергетичних підприємств Вінницької,Миколаївської, Івано-Франківської, Сумської, Харківської, Херсонської,Чернігівської областей та Укрзалізниці.</text:p>
      <text:p text:style-name="P4">
<draw:frame draw:style-name="fr1" draw:name="Image273" text:anchor-type="as-char" svg:width="6.9236in" svg:height="9.231467in" draw:z-index="0">
<draw:image xlink:href="../Images/yкринформ/2023-04-14T20-23-58-03-00/1681492881-662.jpg" xlink:type="simple" xlink:show="embed" xlink:actuate="onLoad" draw:mime-type="image/jpeg"/>
</draw:frame>
</text:p>
      <text:p text:style-name="P4">
“Ми дякуємо нашим партнерам із <text:a xlink:type="simple" xlink:href="https://www.ukrinform.ua/tag-finlandia" text:style-name="Internet_20_link" text:visited-style-name="Visited_20_Internet_20_Link">
 </text:a>
 запідтримку українського енергетичного сектору. Передане обладнання – важливийвнесок у відновлення і стабілізацію роботи нашої енергосистеми, якуцілеспрямовано намагався знищити ворог”, - наголосив міністр енергетикиУкраїни Герман Галущенко.</text:p>
      <text:p text:style-name="P4">
<draw:frame draw:style-name="fr1" draw:name="Image274" text:anchor-type="as-char" svg:width="6.9236in" svg:height="9.231467in" draw:z-index="0">
<draw:image xlink:href="../Images/yкринформ/2023-04-14T20-23-58-03-00/1681492861-157.jpg" xlink:type="simple" xlink:show="embed" xlink:actuate="onLoad" draw:mime-type="image/jpeg"/>
</draw:frame>
</text:p>
      <text:p text:style-name="P4">
<text:span text:style-name="T4">
Читайте також:</text:span>
 <text:a xlink:type="simple" xlink:href="https://www.ukrinform.ua/rubric-economy/3688052-belgia-nadala-ukraini-ponad-36-tonn-energoobladnanna.html" text:style-name="Internet_20_link" text:visited-style-name="Visited_20_Internet_20_Link">
 <text:span text:style-name="T4">
енергообладнання</text:span>
 </text:a>
</text:p>
      <text:p text:style-name="P4">
Як повідомляв Укрінформ, фінська компанія Kerabit Aurinkosähkö за сприянняпосольства України у Фінляндії доставила та встановила в Чернігівськомуобласному центрі екстреної медичної допомоги сотню сонячних панелей.</text:p>
      <text:p text:style-name="P4">
<text:span text:style-name="T5">
Фото: Міненерго</text:span>
</text:p>
      <text:p text:style-name="P4">
Source: <text:a xlink:type="simple" xlink:href="https://www.ukrinform.ua/rubric-economy/3696055-finlandia-peredala-ukraini-136-tonn-energoobladnanna.html" text:style-name="Internet_20_link" text:visited-style-name="Visited_20_Internet_20_Link">
https://www.ukrinform.ua/rubric-economy/3696055-finlandia-peredala-ukraini-136-tonn-energoobladnanna.html</text:a>
</text:p>
      <!--NEWS-->
      <text:h text:style-name="P10" text:outline-level="1">
<text:span text:style-name="T4">
У Франції визнали конституційною пенсійну реформу, яка викликала масові протести</text:span>
</text:h>
      <text:p text:style-name="P4">
Authors: Ukrinform (Person)</text:p>
      <text:p text:style-name="P4">
Publisher: Укринформ (Organization)</text:p>
      <text:p text:style-name="P4">
Published Time: 2023-04-14T20:25:00+03:00</text:p>
      <text:p text:style-name="P4">
Modified Time: 2023-04-14T20:25:00+03:00</text:p>
      <text:p text:style-name="P4">
Description: Конституційна рада Франції в п’ятницю схвалила непопулярний план підвищення пенсійного віку з 62 до 64 років, реформу, яку просував президент Еммануель Макрон і яка викликала масові протести серед населення. — Укрінформ.</text:p>
      <text:p text:style-name="P4">
Images: ["<text:a xlink:type="simple" xlink:href="https://static.ukrinform.com/photos/2017_03/thumb_files/630_360_1489839267-1837.jpg" text:style-name="Internet_20_link" text:visited-style-name="Visited_20_Internet_20_Link">
630_360_14898...</text:a>
"]</text:p>
      <text:p text:style-name="P4">
Tags: ['Франція', 'Пенсійна реформа', 'Протест']</text:p>
      <text:p text:style-name="P4">
Type: Article</text:p>
      <!--METADATA-->
      <text:p text:style-name="P4">
<draw:frame draw:style-name="fr1" draw:name="Image275" text:anchor-type="as-char" svg:width="6.9236in" svg:height="3.956343in" draw:z-index="0">
<draw:image xlink:href="../Images/yкринформ/2023-04-14T20-25-00-03-00/630_360_1489839267-1837.jpg" xlink:type="simple" xlink:show="embed" xlink:actuate="onLoad" draw:mime-type="image/jpeg"/>
</draw:frame>
Конституційна рада Франції в п’ятницю схвалила непопулярний план підвищенняпенсійного віку з 62 до 64 років, реформу, яку просував президент ЕммануельМакрон і яка викликала масові протести серед населення.</text:p>
      <text:p text:style-name="P4">
Про це повідомляє <text:a xlink:type="simple" xlink:href="https://apnews.com/article/france-retirement-age-constitutional-7b104135e43250d1eb3617230738a6bb" text:style-name="Internet_20_link" text:visited-style-name="Visited_20_Internet_20_Link">
 </text:a>
 , передає Укрінформ.</text:p>
      <text:p text:style-name="P4">
Таким чином рішення Конституційної ради долає останню юридичну перешкоду нашляху до затвердження <text:a xlink:type="simple" xlink:href="https://www.ukrinform.ua/tag-pensijna-reforma" text:style-name="Internet_20_link" text:visited-style-name="Visited_20_Internet_20_Link">
 </text:a>
 .</text:p>
      <text:p text:style-name="P4">
Очікується, що Макрон може прийняти законопроєкт про підвищення пенсійноговіку протягом 15 днів. Політичні опоненти французького лідера пообіцялипродовжувати тиск на уряд, щоб той відкликав законопроєкт.</text:p>
      <text:p text:style-name="P4">
Тим часом протестувальники зібралися у багатьох містах Франції у п`ятницю.Будівлю Конституційної ради, огороджену металевим парканом, охороняютьсиловики.</text:p>
      <text:p text:style-name="P4">
<text:span text:style-name="T4">
Читайте також:</text:span>
 <text:a xlink:type="simple" xlink:href="https://www.ukrinform.ua/rubric-world/3695392-u-francii-vidnovilisa-strajki-proti-pensijnoi-reformi.html" text:style-name="Internet_20_link" text:visited-style-name="Visited_20_Internet_20_Link">
 <text:span text:style-name="T4">
пенсійної</text:span>
 <text:span text:style-name="T4">
реформи</text:span>
</text:a>
</text:p>
      <text:p text:style-name="P4">
Як повідомляв Укрінформ, пропонована французька реформа передбачає підвищенняпенсійного віку з 62 до 64 років. В уряді переконують, що це - вимушений крок,необхідний для стабільної роботи системи соціального забезпечення країни.</text:p>
      <text:p text:style-name="P4">
Source: <text:a xlink:type="simple" xlink:href="https://www.ukrinform.ua/rubric-world/3696056-u-francii-viznali-konstitucijnou-pensijnu-reformu-aka-viklikala-masovi-protesti.html" text:style-name="Internet_20_link" text:visited-style-name="Visited_20_Internet_20_Link">
https://www.ukrinform.ua/rubric-world/3696056-u-francii-viznali-konstitucijnou-pensijnu-reformu-aka-viklikala-masovi-protesti.html</text:a>
</text:p>
      <!--NEWS-->
      <text:h text:style-name="P10" text:outline-level="1">
<text:span text:style-name="T4">
Президент Австрії обіцяє особисто проконтролювати допомогу Україні у розмінуванні</text:span>
</text:h>
      <text:p text:style-name="P4">
Authors: Ukrinform (Person)</text:p>
      <text:p text:style-name="P4">
Publisher: Укринформ (Organization)</text:p>
      <text:p text:style-name="P4">
Published Time: 2023-04-14T20:32:31+03:00</text:p>
      <text:p text:style-name="P4">
Modified Time: 2023-04-14T20:32:31+03:00</text:p>
      <text:p text:style-name="P4">
Description: Федеральний президент Австрії Александер Ван дер Беллен повідомив, що наразі уряд опрацьовує питання надання Україні допомоги у розмінуванні територій, і він особисто проконтролює, щоб це питання "не забулося". — Укрінформ.</text:p>
      <text:p text:style-name="P4">
Images: ["<text:a xlink:type="simple" xlink:href="https://static.ukrinform.com/photos/2023_04/thumb_files/630_360_1681493517-800.jpg" text:style-name="Internet_20_link" text:visited-style-name="Visited_20_Internet_20_Link">
630_360_16814...</text:a>
"]</text:p>
      <text:p text:style-name="P4">
Tags: ['Австрія', 'Розмінування', 'Україна']</text:p>
      <text:p text:style-name="P4">
Type: Article</text:p>
      <!--METADATA-->
      <text:p text:style-name="P4">
<draw:frame draw:style-name="fr1" draw:name="Image276" text:anchor-type="as-char" svg:width="6.9236in" svg:height="3.956343in" draw:z-index="0">
<draw:image xlink:href="../Images/yкринформ/2023-04-14T20-32-31-03-00/630_360_1681493517-800.jpg" xlink:type="simple" xlink:show="embed" xlink:actuate="onLoad" draw:mime-type="image/jpeg"/>
</draw:frame>
Федеральний президент Австрії Александер Ван дер Беллен повідомив, що наразіуряд опрацьовує питання надання Україні допомоги у розмінуванні територій, івін особисто проконтролює, щоб це питання "не забулося".</text:p>
      <text:p text:style-name="P4">
Як передає кореспондент Укрінформу, про це австрійський президент заявив уВідні у четвер під час спільної пресконференції з президентом Польщі АнджеємДудою.</text:p>
      <text:p text:style-name="P4">
"Президент Зеленський у своїй промові в австрійському парламенті передусімговорив про питання розмінування, допомогу у розмінуванні українськихтериторій, будинків, садів та городів, всього, де можуть бути міни. І <text:a xlink:type="simple" xlink:href="https://www.ukrinform.ua/tag-avstria" text:style-name="Internet_20_link" text:visited-style-name="Visited_20_Internet_20_Link">
</text:a>
 справді має певне ноу-хау урозмінуванні територій. Наскільки мені відомо, це питання заразопрацьовується... І я особисто також попіклуюся, щоб про це питання незабулося", - зазначив Ван дер Беллен.</text:p>
      <text:p text:style-name="P4">
Поруч з цим, він ще раз повторив позицію Австрії щодо відмови надавати Українівійськову допомогу. Австрійський президент заявив, що республіка зараз самазаймається оснащенням своєї армії, оскільки у минулому фінансуваннямоборонного бюджету нехтували.</text:p>
      <text:p text:style-name="P4">
<text:span text:style-name="T4">
Читайте також:</text:span>
 <text:a xlink:type="simple" xlink:href="https://www.ukrinform.ua/rubric-vidbudova/3694139-ukraini-potribno-pat-tisac-fahivciv-dla-rozminuvanna-reznikov.html" text:style-name="Internet_20_link" text:visited-style-name="Visited_20_Internet_20_Link">
 <text:span text:style-name="T4">
розмінування</text:span>
 </text:a>
</text:p>
      <text:p text:style-name="P4">
Як повідомляв Укрінформ, раніше 1 лютого Президент Володимир Зеленський підчас спільної з австрійським президентом пресконференції у Києві заявляв, щоАвстрія могла би допомогти Україні з антидроновими системами, системамирадіоелектронної боротьби, а також при розмінуванні.</text:p>
      <text:p text:style-name="P4">
<text:span text:style-name="T5">
Фото: @vanderbellen</text:span>
</text:p>
      <text:p text:style-name="P4">
Source: <text:a xlink:type="simple" xlink:href="https://www.ukrinform.ua/rubric-world/3696058-prezident-avstrii-obicae-osobisto-prokontroluvati-dopomogu-ukraini-u-rozminuvanni.html" text:style-name="Internet_20_link" text:visited-style-name="Visited_20_Internet_20_Link">
https://www.ukrinform.ua/rubric-world/3696058-prezident-avstrii-obicae-osobisto-prokontroluvati-dopomogu-ukraini-u-rozminuvanni.html</text:a>
</text:p>
      <!--NEWS-->
      <text:h text:style-name="P10" text:outline-level="1">
<text:span text:style-name="T4">
Латвія внесла Інстасамку до «чорного списку»</text:span>
</text:h>
      <text:p text:style-name="P4">
Authors: Ukrinform (Person)</text:p>
      <text:p text:style-name="P4">
Publisher: Укринформ (Organization)</text:p>
      <text:p text:style-name="P4">
Published Time: 2023-04-14T20:33:00+03:00</text:p>
      <text:p text:style-name="P4">
Modified Time: 2023-04-14T20:33:00+03:00</text:p>
      <text:p text:style-name="P4">
Description: Міністр закордонних справ Латвії Едгарс Рінкевичс ухвалив рішення додати до списку небажаних для Латвійської Республіки осіб російську співачку та інстаблогерку Дар’ю Зотєєву, відому під псевдонімом Інстасамка. — Укрінформ.</text:p>
      <text:p text:style-name="P4">
Images: ["<text:a xlink:type="simple" xlink:href="https://static.ukrinform.com/photos/2023_04/thumb_files/630_360_1681493307-879.jpg" text:style-name="Internet_20_link" text:visited-style-name="Visited_20_Internet_20_Link">
630_360_16814...</text:a>
"]</text:p>
      <text:p text:style-name="P4">
Tags: ['Латвія', 'росія', 'Чорний список', 'Співачка']</text:p>
      <text:p text:style-name="P4">
Type: Article</text:p>
      <!--METADATA-->
      <text:p text:style-name="P4">
<draw:frame draw:style-name="fr1" draw:name="Image277" text:anchor-type="as-char" svg:width="6.9236in" svg:height="3.956343in" draw:z-index="0">
<draw:image xlink:href="../Images/yкринформ/2023-04-14T20-33-00-03-00/630_360_1681493307-879.jpg" xlink:type="simple" xlink:show="embed" xlink:actuate="onLoad" draw:mime-type="image/jpeg"/>
</draw:frame>
 Міністрзакордонних справ Латвії Едгарс Рінкевичс ухвалив рішення додати до спискунебажаних для Латвійської Республіки осіб російську співачку та інстаблогеркуДар’ю Зотєєву, відому під псевдонімом Інстасамка.</text:p>
      <text:p text:style-name="P4">
Як передає Укрінформ, про це Рінкевичс написав у своєму <text:a xlink:type="simple" xlink:href="https://twitter.com/edgarsrinkevics/status/1646908066703523843" text:style-name="Internet_20_link" text:visited-style-name="Visited_20_Internet_20_Link">
</text:a>
 .</text:p>
      <text:p text:style-name="P4">
«На підставі частини 2 статті 61 Закону про імміграцію я ухвалив рішеннявключити громадянку російської федерації Дар’ю Зотєєву до списку небажанихосіб для <text:a xlink:type="simple" xlink:href="https://www.ukrinform.ua/tag-latvia" text:style-name="Internet_20_link" text:visited-style-name="Visited_20_Internet_20_Link">
 </text:a>
 із забороною в’їзду доЛатвійської Республіки на невизначений термін», - написав Рінкевичс.</text:p>
      <text:p text:style-name="P4">
Концерт співачки мав відбутися в Ризі в нічному клубі 14 січня, але йогоперенесли на 17 лютого. Той виступ також скасували, після чого концерт буванонсований на 22 квітня.</text:p>
      <text:p text:style-name="P4">
<text:span text:style-name="T4">
Читайте також:</text:span>
 <text:a xlink:type="simple" xlink:href="https://www.ukrinform.ua/rubric-culture/3625691-u-litvi-vse-z-skasuvali-koncerti-spivacki-lobodi-zmi.html" text:style-name="Internet_20_link" text:visited-style-name="Visited_20_Internet_20_Link">
 <text:span text:style-name="T4">
Лободи</text:span>
 </text:a>
</text:p>
      <text:p text:style-name="P4">
Як повідомляв Укрінформ, міністр закордонних справ Латвії Едгарс Рінкевичс всередині березня ухвалив рішення додати до списку небажаних для ЛатвійськоїРеспубліки осіб 35 персон, які підтримали агресію росії проти України. Першимв ньому позначений співак Ярослав Дронов (Шаман), виконавець пісні «Я –русский», яка стала одним із символів російської агресії проти України.</text:p>
      <text:p text:style-name="P4">
Source: <text:a xlink:type="simple" xlink:href="https://www.ukrinform.ua/rubric-culture/3696059-latvia-vnesla-instasamku-do-cornogo-spisku.html" text:style-name="Internet_20_link" text:visited-style-name="Visited_20_Internet_20_Link">
https://www.ukrinform.ua/rubric-culture/3696059-latvia-vnesla-instasamku-do-cornogo-spisku.html</text:a>
</text:p>
      <!--NEWS-->
      <text:h text:style-name="P10" text:outline-level="1">
<text:span text:style-name="T4">
Україна у партнерстві з ПРООН та UNOPS відновить понад 100 шкіл у 14 регіонах</text:span>
</text:h>
      <text:p text:style-name="P4">
Authors: Ukrinform (Person)</text:p>
      <text:p text:style-name="P4">
Publisher: Укринформ (Organization)</text:p>
      <text:p text:style-name="P4">
Published Time: 2023-04-14T20:55:00+03:00</text:p>
      <text:p text:style-name="P4">
Modified Time: 2023-04-14T20:55:00+03:00</text:p>
      <text:p text:style-name="P4">
Description: Міністерство відновлення, Програма розвитку ООН (ПРООН) та Офіс Управління Організації Об’єднаних Націй з обслуговування проєктів (UNOPS) домовились відремонтувати та модернізувати понад 100 шкіл в 14 областях України. — Укрінформ.</text:p>
      <text:p text:style-name="P4">
Images: ["<text:a xlink:type="simple" xlink:href="https://static.ukrinform.com/photos/2023_04/thumb_files/630_360_1681494692-546.jpg" text:style-name="Internet_20_link" text:visited-style-name="Visited_20_Internet_20_Link">
630_360_16814...</text:a>
"]</text:p>
      <text:p text:style-name="P4">
Tags: ['ПРООН', 'Школа', 'Україна', 'Відбудова']</text:p>
      <text:p text:style-name="P4">
Type: Article</text:p>
      <!--METADATA-->
      <text:p text:style-name="P4">
<draw:frame draw:style-name="fr1" draw:name="Image278" text:anchor-type="as-char" svg:width="6.9236in" svg:height="3.956343in" draw:z-index="0">
<draw:image xlink:href="../Images/yкринформ/2023-04-14T20-55-00-03-00/630_360_1681494692-546.jpg" xlink:type="simple" xlink:show="embed" xlink:actuate="onLoad" draw:mime-type="image/jpeg"/>
</draw:frame>
Міністерство відновлення, Програма розвитку ООН (ПРООН) та Офіс УправлінняОрганізації Об’єднаних Націй з обслуговування проєктів (UNOPS) домовилисьвідремонтувати та модернізувати понад 100 шкіл в 14 областях України.</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з посиланнямна пресслужбу міністерства у <text:a xlink:type="simple" xlink:href="https://www.facebook.com/MinInfra.UA/posts/pfbid0uXsrnv3TovL3m7De7oPFAZqQJj2UVShyk2xzGBJoMmLnqBXbS3gjEaYLUn7mMjoWl" text:style-name="Internet_20_link" text:visited-style-name="Visited_20_Internet_20_Link">
</text:a>
.</text:p>
      <text:p text:style-name="P4">
«Відновлення та оснащення освітньої інфраструктури є однією з необхідних умовдля повернення українців додому. Розуміємо, наскільки важливою для українськихсімей є захищена та сучасна шкільна інфраструктура, тому цими проєктамизробимо не тільки так, як було, але й краще. Так, особливий акцент в обохпроєктах зроблено на покращенні безпечності інфраструктури, зокрема шляхомремонту та необхідного оснащення бомбосховищ», - зазначив він.</text:p>
      <text:p text:style-name="P4">
Кубраков уточнив, що відновлення навчальних закладів відбуватиметься в межахдвох проєктів. Перший з них «ECHO4SCHOOLS-UA: Ремонт/модернізація <text:a xlink:type="simple" xlink:href="https://www.ukrinform.ua/tag-skola" text:style-name="Internet_20_link" text:visited-style-name="Visited_20_Internet_20_Link">
</text:a>
 у постраждалих внаслідок війнирегіонах», який реалізує ПРООН. В його межах планується здійснення поточнихремонтів щонайменше 50 шкіл у 10 областях України. Бюджет програми – близько14 млн євро.</text:p>
      <text:p text:style-name="P4">
<text:span text:style-name="T4">
Читайте також:</text:span>
 <text:a xlink:type="simple" xlink:href="https://www.ukrinform.ua/rubric-vidbudova/3696065-ukraina-ta-aponia-pidpisali-grantovu-ugodu-pro-vidilenna-400-miljoniv-na-vidbudovu.html" text:style-name="Internet_20_link" text:visited-style-name="Visited_20_Internet_20_Link">
 <text:span text:style-name="T4">
Японія</text:span>
 </text:a>
</text:p>
      <text:p text:style-name="P4">
Інший проєкт – «Відновлення шкіл в Україні», який реалізується UNOPS збюджетом у 20 млн євро. Він передбачає проведення ремонтів шкіл в 4 областях:Київській, Сумській, Харківській та Чернігівській областях. Вже відібрано таузгоджено 54 заклади, які потребують відновлення. Щодо 8 об’єктів уже триваєпідготовка документації для проведення тендерних процедур.</text:p>
      <text:p text:style-name="P4">
Як повідомлялось, Литва зобов’язалася виділити 10 мільйонів євро длявідновлення України через спеціальний механізм, створений Світовим банком дляфінансування процесу відбудови української держави та підвищення стійкості тарозвитку Молдови.</text:p>
      <text:p text:style-name="P4">
<text:span text:style-name="T5">
Фото: Міністерство розвитку громад, територій та інфраструктури України</text:span>
</text:p>
      <text:p text:style-name="P4">
Source: <text:a xlink:type="simple" xlink:href="https://www.ukrinform.ua/rubric-vidbudova/3696069-ukraina-u-partnerstvi-z-proon-ta-unops-vidnovit-ponad-100-skil-u-14-regionah.html" text:style-name="Internet_20_link" text:visited-style-name="Visited_20_Internet_20_Link">
https://www.ukrinform.ua/rubric-vidbudova/3696069-ukraina-u-partnerstvi-z-proon-ta-unops-vidnovit-ponad-100-skil-u-14-regionah.html</text:a>
</text:p>
      <!--NEWS-->
      <text:h text:style-name="P10" text:outline-level="1">
<text:span text:style-name="T4">
росія планує з травня по жовтень розхитувати в Україні внутрішні питання - Данілов</text:span>
</text:h>
      <text:p text:style-name="P4">
Authors: Ukrinform (Person)</text:p>
      <text:p text:style-name="P4">
Publisher: Укринформ (Organization)</text:p>
      <text:p text:style-name="P4">
Published Time: 2023-04-14T20:57:00+03:00</text:p>
      <text:p text:style-name="P4">
Modified Time: 2023-04-14T20:57:00+03:00</text:p>
      <text:p text:style-name="P4">
Description: У рф розуміють, що можуть не втримати ситуацію через війну у своїй країні, тому мають намір розхитати Україну через внутрішні питання.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РНБО', 'Данілов', 'Війна з росією', 'Єдині новини']</text:p>
      <text:p text:style-name="P4">
Type: Article</text:p>
      <!--METADATA-->
      <text:p text:style-name="P4">
<draw:frame draw:style-name="fr1" draw:name="Image279" text:anchor-type="as-char" svg:width="6.9236in" svg:height="3.956343in" draw:z-index="0">
<draw:image xlink:href="../Images/yкринформ/2023-04-14T20-57-00-03-00/630_360_1680783799-703.jpg" xlink:type="simple" xlink:show="embed" xlink:actuate="onLoad" draw:mime-type="image/jpeg"/>
</draw:frame>
 У рфрозуміють, що можуть не втримати ситуацію через війну у своїй країні, томумають намір розхитати Україну через внутрішні питання.</text:p>
      <text:p text:style-name="P4">
Про це в єфірі талемарафону «Єдині новини» сказав секретар РНБО ОлексійДанілов, передає Укрінформ.</text:p>
      <text:p text:style-name="P4">
«Ми входимо з травня по жовтень в дуже складний і непростий періодтурбулентності саме через внутрішні питання. Таке завдання у них (у рф – ред.)тому, що вони розуміють, що надалі можуть не втримати ситуацію у своїйкраїні... Вони усвідомлюють, що їм треба якомога швидше намагатися закінчуватитак зване «українське питання». Ми все це відслідкуємо. Наші аналітики даютьзрозумілі аналізи того, що ми можемо найближчим часом очікувати. Для нас цедуже небезпечно з урахуванням, на жаль, наявності на нашій території(колаборантів – ред). Не всіх ми почистили. СБУ кожен день звітує про тихколаборантів і зрадників, яких вони знаходять», - сказав Данілов.</text:p>
      <text:p text:style-name="P4">
<text:span text:style-name="T4">
Читайте також:</text:span>
 <text:a xlink:type="simple" xlink:href="https://www.ukrinform.ua/rubric-ato/3695634-zsu-maut-ne-odin-variant-rozvitku-podij-na-fronti-danilov.html" text:style-name="Internet_20_link" text:visited-style-name="Visited_20_Internet_20_Link">
 <text:span text:style-name="T4">
Данілов</text:span>
 </text:a>
</text:p>
      <text:p text:style-name="P4">
Він пояснив, що крайні два-три тижні активізувався так званий політичнийпроцес на території нашої країни.</text:p>
      <text:p text:style-name="P4">
«Хтось вигадав, шо будуть якісь в жовтні місяці вибори. Я не розумію яківибори можуть відбуватись під час війни?», - сказав він.</text:p>
      <text:p text:style-name="P4">
<text:span text:style-name="T4">
Читайте також:</text:span>
 <text:a xlink:type="simple" xlink:href="https://www.ukrinform.ua/rubric-ato/3694340-ukraina-uhvalit-risenna-pro-kontrnastup-v-ostannij-moment-danilov.html" text:style-name="Internet_20_link" text:visited-style-name="Visited_20_Internet_20_Link">
 <text:span text:style-name="T4">
Данілов</text:span>
 </text:a>
</text:p>
      <text:p text:style-name="P4">
Крім того, деякі діячі, які мали бізнес в минулому з медведчуком заразоб'єднуються і починають спроби розхитувати країну.</text:p>
      <text:p text:style-name="P4">
«Я би хотів до них звернутись з простим проханням - схаменіться перш за все.Майте на увазі, що війна не завершиться, поки ми не звільнимо всі нашітериторії. Потім вже будемо займатись популізмом і рештою питань. А заразтреба в єдиній системі координації пліч-о-пліч, як це було на 24 лютого 2022року, працювати на країну», - підкреслив секретар <text:a xlink:type="simple" xlink:href="https://www.ukrinform.ua/tag-rnbo" text:style-name="Internet_20_link" text:visited-style-name="Visited_20_Internet_20_Link">
</text:a>
 .</text:p>
      <text:p text:style-name="P4">
Як повідомляв Укрінформ, раніше секретар Ради національної безпеки та оборониУкраїни Олексій Данілов заявив, що інституції, котрі мають відношення домоскви, не можуть і не будуть працювати в Україні.</text:p>
      <text:p text:style-name="P4">
Source: <text:a xlink:type="simple" xlink:href="https://www.ukrinform.ua/rubric-polytics/3696071-rosia-planue-z-travna-po-zovten-rozhituvati-v-ukraini-vnutrisni-pitanna-danilov.html" text:style-name="Internet_20_link" text:visited-style-name="Visited_20_Internet_20_Link">
https://www.ukrinform.ua/rubric-polytics/3696071-rosia-planue-z-travna-po-zovten-rozhituvati-v-ukraini-vnutrisni-pitanna-danilov.html</text:a>
</text:p>
      <!--NEWS-->
      <text:h text:style-name="P10" text:outline-level="1">
<text:span text:style-name="T4">
Черговий фейк рф про Бахмут має на меті підірвати довіру до військового командування - Маляр</text:span>
</text:h>
      <text:p text:style-name="P4">
Authors: Ukrinform (Person)</text:p>
      <text:p text:style-name="P4">
Publisher: Укринформ (Organization)</text:p>
      <text:p text:style-name="P4">
Published Time: 2023-04-14T21:10:34+03:00</text:p>
      <text:p text:style-name="P4">
Modified Time: 2023-04-14T21:10:34+03:00</text:p>
      <text:p text:style-name="P4">
Description: Заступниця міністра оборони Ганна Маляр повідомляє, що сьогодні російські ІПСО знову сконцентрувались на темі Бахмута і запускають всі один наратив - нібито українське військове командування не шкодує життя військових. — Укрінформ.</text:p>
      <text:p text:style-name="P4">
Images: ["<text:a xlink:type="simple" xlink:href="https://static.ukrinform.com/photos/2023_02/thumb_files/630_360_1677152977-764.jpg" text:style-name="Internet_20_link" text:visited-style-name="Visited_20_Internet_20_Link">
630_360_16771...</text:a>
"]</text:p>
      <text:p text:style-name="P4">
Tags: ['Бахмут', 'Фейк', 'Міноборони', 'росія', 'Війна з росією', 'Ганна Маляр']</text:p>
      <text:p text:style-name="P4">
Type: Article</text:p>
      <!--METADATA-->
      <text:p text:style-name="P4">
<draw:frame draw:style-name="fr1" draw:name="Image280" text:anchor-type="as-char" svg:width="6.9236in" svg:height="3.956343in" draw:z-index="0">
<draw:image xlink:href="../Images/yкринформ/2023-04-14T21-10-34-03-00/630_360_1677152977-764.jpg" xlink:type="simple" xlink:show="embed" xlink:actuate="onLoad" draw:mime-type="image/jpeg"/>
</draw:frame>
 Заступницяміністра оборони Ганна Маляр повідомляє, що сьогодні російські ІПСО зновусконцентрувались на темі Бахмута і запускають всі один наратив - нібитоукраїнське військове командування не шкодує життя військових.</text:p>
      <text:p text:style-name="P4">
Про це вона написала у <text:a xlink:type="simple" xlink:href="https://t.me/annamaliar/642" text:style-name="Internet_20_link" text:visited-style-name="Visited_20_Internet_20_Link">
 </text:a>
 , передає Укрінформ.</text:p>
      <text:p text:style-name="P4">
Маляр зауважила, що це не вперше, "коли росіяни забирають собі наші тексти проних і видають за власні. Мета таких російських <text:a xlink:type="simple" xlink:href="https://www.ukrinform.ua/tag-fejk" text:style-name="Internet_20_link" text:visited-style-name="Visited_20_Internet_20_Link">
</text:a>
 - підірвати довіру до рішень нашоговійськового командування та спровокувати невдоволення українськогосуспільства".</text:p>
      <text:p text:style-name="P4">
За її словами, насправді ж, цифри і факти говорять самі за себе. Втрати росіяну Бахмуті в рази вищі. Бувають дні коли різниця сягає 10-ти разів.</text:p>
      <text:p text:style-name="P4">
"Не шкодують людей ті, хто дає команду наступати на нашу землю і хтосконцентрував у Бахмуті найбільші свої зусилля, аби за будь-яку ціну взятимісто під контроль. Ми ж натомість обороняємось і зупиняємо ворога відпросування вглиб території. На жаль, це війна, і без втрат оборона неможлива",- наголосила Маляр.</text:p>
      <text:p text:style-name="P4">
<text:span text:style-name="T4">
Читайте також:</text:span>
 <text:a xlink:type="simple" xlink:href="https://www.ukrinform.ua/rubric-ato/3695607-na-shodi-vorog-skoncentruvav-usi-svoi-sili-na-cotiroh-napramkah-malar.html" text:style-name="Internet_20_link" text:visited-style-name="Visited_20_Internet_20_Link">
 <text:span text:style-name="T4">
Маляр</text:span>
 </text:a>
</text:p>
      <text:p text:style-name="P4">
Вона підкреслила, що збереження життя наших бійців - пріоритет військовогокомандування, чим військові не раз пояснювали прийняті рішення під часпублічних комунікацій.</text:p>
      <text:p text:style-name="P4">
Як повідомлялося, раніше у Міноборони України заперечили інформацію про те, щомобілізованих, які не пройшли військової підготовки, одразу відправляють напередову. Також у міністерстві стверджують, що не видають і не збираютьсявидавати повістки через "Дію".</text:p>
      <text:p text:style-name="P4">
Source: <text:a xlink:type="simple" xlink:href="https://www.ukrinform.ua/rubric-ato/3696073-cergovij-fejk-rf-pro-bahmut-mae-na-meti-pidirvati-doviru-do-vijskovogo-komanduvanna-malar.html" text:style-name="Internet_20_link" text:visited-style-name="Visited_20_Internet_20_Link">
https://www.ukrinform.ua/rubric-ato/3696073-cergovij-fejk-rf-pro-bahmut-mae-na-meti-pidirvati-doviru-do-vijskovogo-komanduvanna-malar.html</text:a>
</text:p>
      <!--NEWS-->
      <text:h text:style-name="P10" text:outline-level="1">
<text:span text:style-name="T4">
Фінляндія почала будувати паркан на кордоні з росією</text:span>
</text:h>
      <text:p text:style-name="P4">
Authors: Ukrinform (Person)</text:p>
      <text:p text:style-name="P4">
Publisher: Укринформ (Organization)</text:p>
      <text:p text:style-name="P4">
Published Time: 2023-04-14T21:18:00+03:00</text:p>
      <text:p text:style-name="P4">
Modified Time: 2023-04-14T21:18:00+03:00</text:p>
      <text:p text:style-name="P4">
Description: Фінляндія розпочала будувати першу ділянку паркану на своєму кордоні з росією. — Укрінформ.</text:p>
      <text:p text:style-name="P4">
Images: ["<text:a xlink:type="simple" xlink:href="https://static.ukrinform.com/photos/2022_01/thumb_files/630_360_1641889848-628.jpg" text:style-name="Internet_20_link" text:visited-style-name="Visited_20_Internet_20_Link">
630_360_16418...</text:a>
"]</text:p>
      <text:p text:style-name="P4">
Tags: ['Фінляндія', 'росія', 'Кордон', 'Паркан']</text:p>
      <text:p text:style-name="P4">
Type: Article</text:p>
      <!--METADATA-->
      <text:p text:style-name="P4">
<draw:frame draw:style-name="fr1" draw:name="Image281" text:anchor-type="as-char" svg:width="6.9236in" svg:height="3.956343in" draw:z-index="0">
<draw:image xlink:href="../Images/yкринформ/2023-04-14T21-18-00-03-00/630_360_1641889848-628.jpg" xlink:type="simple" xlink:show="embed" xlink:actuate="onLoad" draw:mime-type="image/jpeg"/>
</draw:frame>
 Фінляндіярозпочала будувати першу ділянку паркану на своєму кордоні з росією.</text:p>
      <text:p text:style-name="P4">
Про це повідомляє <text:a xlink:type="simple" xlink:href="https://www.reuters.com/world/europe/finland-starts-fence-russian-border-amid-migration-security-concerns-2023-04-14/" text:style-name="Internet_20_link" text:visited-style-name="Visited_20_Internet_20_Link">
 </text:a>
 , передаєУкрінформ.</text:p>
      <text:p text:style-name="P4">
Зазначається, що таким чином <text:a xlink:type="simple" xlink:href="https://www.ukrinform.ua/tag-finlandia" text:style-name="Internet_20_link" text:visited-style-name="Visited_20_Internet_20_Link">
 </text:a>
прагне захиститися від повторення подій на східному кордоні Європейськогосоюзу в Польщі взимку 2021 року, коли блок звинуватив білорусь в організаціїкризи, привозячи мігрантів із Близького Сходу.</text:p>
      <text:p text:style-name="P4">
Планується, що до кінця 2026 року паркан, виготовлений зі сталевої сітки ізаввишки 3 метри, охопить близько 200 кілометрів найбільш критичних діляноккордону. Також паркан буде оснащений обладнанням для спостереження таскладатиметься з колючого дроту. Вартість його встановлення складе приблизно380 мільйонів євро.</text:p>
      <text:p text:style-name="P4">
«Ситуація на фінсько-російському кордоні була стабільною і залишаєтьсястабільною на даний момент. Але в цій ситуації, що повністю змінилася збезпекою, Фінляндія повинна мати більш надійний і незалежний прикордоннийконтроль. І Фінляндія має менше залежати від російського прикордонногоконтролю», — сказав бригадний генерал прикордонної служби Ярі Толпанен.</text:p>
      <text:p text:style-name="P4">
<text:span text:style-name="T4">
Читайте також:</text:span>
 <text:a xlink:type="simple" xlink:href="https://www.ukrinform.ua/rubric-world/3693565-latvia-pobudue-se-ponad-60-kilometriv-parkanu-na-kordoni-z-bilorussu.html" text:style-name="Internet_20_link" text:visited-style-name="Visited_20_Internet_20_Link">
 <text:span text:style-name="T4">
паркан</text:span>
 </text:a>
</text:p>
      <text:p text:style-name="P4">
Як повідомлялося, Польща збудувала огорожу на кордоні з білоруссю завдовжкипонад 186 км.</text:p>
      <text:p text:style-name="P4">
Також Латвія планує розпочати другий етап будівництва огорожі вздовжлатвійсько-білоруського кордону – цього разу довжиною 63,9 км.</text:p>
      <text:p text:style-name="P4">
Source: <text:a xlink:type="simple" xlink:href="https://www.ukrinform.ua/rubric-world/3696074-finlandia-pocala-buduvati-parkan-na-kordoni-z-rosieu.html" text:style-name="Internet_20_link" text:visited-style-name="Visited_20_Internet_20_Link">
https://www.ukrinform.ua/rubric-world/3696074-finlandia-pocala-buduvati-parkan-na-kordoni-z-rosieu.html</text:a>
</text:p>
      <!--NEWS-->
      <text:h text:style-name="P10" text:outline-level="1">
<text:span text:style-name="T4">
Байден доручив вжити заходів щодо захисту секретної інформації</text:span>
</text:h>
      <text:p text:style-name="P4">
Authors: Ukrinform (Person)</text:p>
      <text:p text:style-name="P4">
Publisher: Укринформ (Organization)</text:p>
      <text:p text:style-name="P4">
Published Time: 2023-04-14T21:21:00+03:00</text:p>
      <text:p text:style-name="P4">
Modified Time: 2023-04-14T21:21:00+03:00</text:p>
      <text:p text:style-name="P4">
Description: Президент США Джо Байден доручив вжити заходів щодо подальшого захисту секретної інформації після інциденту з витоком документів Пентагону. — Укрінформ.</text:p>
      <text:p text:style-name="P4">
Images: ["<text:a xlink:type="simple" xlink:href="https://static.ukrinform.com/photos/2023_03/thumb_files/630_360_1677699284-883.jpg" text:style-name="Internet_20_link" text:visited-style-name="Visited_20_Internet_20_Link">
630_360_16776...</text:a>
"]</text:p>
      <text:p text:style-name="P4">
Tags: ['Байден', 'Пентагон', 'захист', 'Білий дім']</text:p>
      <text:p text:style-name="P4">
Type: Article</text:p>
      <!--METADATA-->
      <text:p text:style-name="P4">
<draw:frame draw:style-name="fr1" draw:name="Image282" text:anchor-type="as-char" svg:width="6.9236in" svg:height="3.956343in" draw:z-index="0">
<draw:image xlink:href="../Images/yкринформ/2023-04-14T21-21-00-03-00/630_360_1677699284-883.jpg" xlink:type="simple" xlink:show="embed" xlink:actuate="onLoad" draw:mime-type="image/jpeg"/>
</draw:frame>
 ПрезидентСША Джо Байден доручив вжити заходів щодо подальшого захисту секретноїінформації після інциденту з витоком документів Пентагону.</text:p>
      <text:p text:style-name="P4">
Про це йдеться у заяві Байдена на <text:a xlink:type="simple" xlink:href="https://www.whitehouse.gov/briefing-room/statements-releases/2023/04/14/statement-from-president-joe-biden-on-arrest-in-national-security-leak-case/" text:style-name="Internet_20_link" text:visited-style-name="Visited_20_Internet_20_Link">
 </text:a>
 , передає Укрінформ.</text:p>
      <text:p text:style-name="P4">
«Я високо оцінюю оперативні дії правоохоронних органів щодо розслідування тареагування на нещодавнє поширення секретних документів уряду <text:a xlink:type="simple" xlink:href="https://www.ukrinform.ua/tag-ssa" text:style-name="Internet_20_link" text:visited-style-name="Visited_20_Internet_20_Link">
</text:a>
 », - заявив Байден.</text:p>
      <text:p text:style-name="P4">
За його словами, США продовжують з'ясовувати достовірність цих документів.</text:p>
      <text:p text:style-name="P4">
«Я доручив нашій військовій та розвідувальній спільноті вжити заходів дляподальшого захисту та обмеження поширення секретної інформації, а наша командаз національної безпеки тісно координує свої дії з нашими партнерами тасоюзниками», - додав Байден.</text:p>
      <text:p text:style-name="P4">
Як повідомляв Укрінформ, минулого тижня видання The New York Times повідомило,що Пентагон розслідує витік секретних документів у соцмережі, які стосуютьсяпланів США й НАТО щодо запланованого контрнаступу ЗСУ. Тим часом групарозслідувачів Bellingcat провела власне розслідування щодо пошуку першоджерелзлитих документів Пентагону.</text:p>
      <text:p text:style-name="P4">
<text:span text:style-name="T4">
Читайте також:</text:span>
 <text:a xlink:type="simple" xlink:href="https://www.ukrinform.ua/rubric-world/3695359-bilij-dim-provede-zakritij-brifing-dla-senatoriv-sodo-vitoku-dokumentiv-pentagonu.html" text:style-name="Internet_20_link" text:visited-style-name="Visited_20_Internet_20_Link">
 </text:a>
</text:p>
      <text:p text:style-name="P4">
Міністерство юстиції США оголосило, що розпочало розслідування витокудокументів американської розвідки, які були опубліковані в соціальних мережахупродовж останніх тижнів.</text:p>
      <text:p text:style-name="P4">
Раніше у п`ятницю військовослужбовцю ВПС США Джеку Тейшейрі, якого затрималиамериканські правоохоронці у зв'язку з масовим витоком секретних документівПентагону, офіційно висунули звинувачення у вилученні, зберіганні та передачісекретної інформації.</text:p>
      <text:p text:style-name="P4">
Source: <text:a xlink:type="simple" xlink:href="https://www.ukrinform.ua/rubric-world/3696076-bajden-doruciv-vziti-zahodiv-sodo-zahistu-sekretnoi-informacii.html" text:style-name="Internet_20_link" text:visited-style-name="Visited_20_Internet_20_Link">
https://www.ukrinform.ua/rubric-world/3696076-bajden-doruciv-vziti-zahodiv-sodo-zahistu-sekretnoi-informacii.html</text:a>
</text:p>
      <!--NEWS-->
      <text:h text:style-name="P10" text:outline-level="1">
<text:span text:style-name="T4">
У Слов’янську розбирають завали, кількість жертв і поранених зросла</text:span>
</text:h>
      <text:p text:style-name="P4">
Authors: Ukrinform (Person)</text:p>
      <text:p text:style-name="P4">
Publisher: Укринформ (Organization)</text:p>
      <text:p text:style-name="P4">
Published Time: 2023-04-14T21:26:00+03:00</text:p>
      <text:p text:style-name="P4">
Modified Time: 2023-04-14T21:26:00+03:00</text:p>
      <text:p text:style-name="P4">
Description: У Слов’янську кількість загиблих під завалами зруйнованих російськими обстрілами будинків зросла до шістьох, щонайменше 17 осіб було травмовано. Розбір завалів триває. — Укрінформ.</text:p>
      <text:p text:style-name="P4">
Images: ["<text:a xlink:type="simple" xlink:href="https://static.ukrinform.com/photos/2023_04/thumb_files/630_360_1681487035-743.jpg" text:style-name="Internet_20_link" text:visited-style-name="Visited_20_Internet_20_Link">
630_360_16814...</text:a>
"]</text:p>
      <text:p text:style-name="P4">
Tags: ['Донеччина', 'Обстріл', "Слов'янськ", 'Війна з росією']</text:p>
      <text:p text:style-name="P4">
Type: Article</text:p>
      <!--METADATA-->
      <text:p text:style-name="P4">
<draw:frame draw:style-name="fr1" draw:name="Image283" text:anchor-type="as-char" svg:width="6.9236in" svg:height="3.956343in" draw:z-index="0">
<draw:image xlink:href="../Images/yкринформ/2023-04-14T21-26-00-03-00/630_360_1681487035-743.jpg" xlink:type="simple" xlink:show="embed" xlink:actuate="onLoad" draw:mime-type="image/jpeg"/>
</draw:frame>
 УСлов’янську кількість загиблих під завалами зруйнованих російськими обстріламибудинків зросла до шістьох, щонайменше 17 осіб було травмовано. Розбір завалівтриває.</text:p>
      <text:p text:style-name="P4">
Як передає Укрінформ, про це у Телеграмі повідомила Краматорська міська рада зпосиланням на патрульного поліцейського Олексія Білошицького.</text:p>
      <text:p text:style-name="P4">
«За попередньою інформацією, шестеро людей загинули (щойно стало відомо, щодитина, яку дістали з-під завалів — померла), щонайменше 17 травмовано», -повідомив поліцейський.</text:p>
      <text:p text:style-name="P4">
Розбір завалів триває, оскільки під завалами ще можуть перебувати люди.</text:p>
      <text:p text:style-name="P4">
<text:span text:style-name="T4">
Читайте також:</text:span>
 <text:a xlink:type="simple" xlink:href="https://www.ukrinform.ua/rubric-ato/3696010-zelenskij-pro-obstril-slovanska-derzavazlo-vkotre-demonstrue-svou-sutnist.html" text:style-name="Internet_20_link" text:visited-style-name="Visited_20_Internet_20_Link">
 <text:span text:style-name="T4">
обстріл</text:span>
 </text:a>
</text:p>
      <text:p text:style-name="P4">
Як повідомляв Укрінформ, радниця з комунікацій керівника Офісу ПрезидентаДарія Зарівна повідомила, що врятована з-під завалів дитина у <text:a xlink:type="simple" xlink:href="https://www.ukrinform.ua/tag-slovansk" text:style-name="Internet_20_link" text:visited-style-name="Visited_20_Internet_20_Link">
</text:a>
 померла у <text:a xlink:type="simple" xlink:href="https://www.ukrinform.ua/rubric-regions/3696031-u-slovansku-zpid-zavaliv-uratuvali-ditinu.html" text:style-name="Internet_20_link" text:visited-style-name="Visited_20_Internet_20_Link">
</text:a>
 .</text:p>
      <text:p text:style-name="P4">
Розпочато досудове розслідування за фактом обстрілу російськими військамиСлов’янська Донецької області.</text:p>
      <text:p text:style-name="P4">
<text:span text:style-name="T5">
Фото: Павло Кириленко, Телеграм</text:span>
</text:p>
      <text:p text:style-name="P4">
Source: <text:a xlink:type="simple" xlink:href="https://www.ukrinform.ua/rubric-regions/3696079-u-slovansku-rozbiraut-zavali-kilkist-zertv-i-poranenih-zrosla.html" text:style-name="Internet_20_link" text:visited-style-name="Visited_20_Internet_20_Link">
https://www.ukrinform.ua/rubric-regions/3696079-u-slovansku-rozbiraut-zavali-kilkist-zertv-i-poranenih-zrosla.html</text:a>
</text:p>
      <!--NEWS-->
      <text:h text:style-name="P10" text:outline-level="1">
<text:span text:style-name="T4">
Польща поступово передаватиме Україні МіГ-29, які ще має на озброєнні – Дуда</text:span>
</text:h>
      <text:p text:style-name="P4">
Authors: Ukrinform (Person)</text:p>
      <text:p text:style-name="P4">
Publisher: Укринформ (Organization)</text:p>
      <text:p text:style-name="P4">
Published Time: 2023-04-14T21:31:00+03:00</text:p>
      <text:p text:style-name="P4">
Modified Time: 2023-04-14T21:31:00+03:00</text:p>
      <text:p text:style-name="P4">
Description: Польща передаватиме Україні літаки МіГ-29 поступово, у міру поповнення власного парку літаків винищувачами FA-50 та згодом F-35. — Укрінформ.</text:p>
      <text:p text:style-name="P4">
Images: ["<text:a xlink:type="simple" xlink:href="https://static.ukrinform.com/photos/2017_12/thumb_files/630_360_1513676906-8053.jpeg" text:style-name="Internet_20_link" text:visited-style-name="Visited_20_Internet_20_Link">
630_360_15136...</text:a>
"]</text:p>
      <text:p text:style-name="P4">
Tags: ['Дуда', 'Літак', 'Польща', 'Україна']</text:p>
      <text:p text:style-name="P4">
Type: Article</text:p>
      <!--METADATA-->
      <text:p text:style-name="P4">
<draw:frame draw:style-name="fr1" draw:name="Image284" text:anchor-type="as-char" svg:width="6.9236in" svg:height="3.956343in" draw:z-index="0">
<draw:image xlink:href="../Images/yкринформ/2023-04-14T21-31-00-03-00/630_360_1513676906-8053.jpeg" xlink:type="simple" xlink:show="embed" xlink:actuate="onLoad" draw:mime-type="image/jpeg"/>
</draw:frame>
 Польщапередаватиме Україні літаки МіГ-29 поступово, у міру поповнення власного паркулітаків винищувачами FA-50 та згодом F-35.</text:p>
      <text:p text:style-name="P4">
Про це президент Польщі Анджей Дуда заявив у Відні, відповідаючи на запитанняжурналістів під час пресконференції з австрійським лідером Александером вандер Белленом, передає власний кореспондент Укрінформу.</text:p>
      <text:p text:style-name="P4">
“Зараз ми висилаємо Україні літаки МіГ-29. Ймовірно, ми ці <text:a xlink:type="simple" xlink:href="https://www.ukrinform.ua/tag-litak" text:style-name="Internet_20_link" text:visited-style-name="Visited_20_Internet_20_Link">
</text:a>
 , те що у нас ще залишилося, поступовопередаватимемо (Україні – ред.) з наших ресурсів. Однак ми це робитимемо вміру того, як ці ресурси поповнюватимуться новими літаками стандартів НАТО,які ми купуємо для польської армії”,- зазначив Дуда.</text:p>
      <text:p text:style-name="P4">
Він зазначив, що йдеться про літаки FA-50, які Польща закупила у ПівденноїКореї, і перші одиниці яких потраплять до Польщі вже влітку цього року, атакож про літаки F-35 із США.</text:p>
      <text:p text:style-name="P4">
Дуда повідомив, що виробництво F-35 для ЗС Польщі вже розпочалася, а главапольського уряду Матеуш Моравeцький, який днями був з візитом у США, вівпереговори на цю тему з американським виробником - компанією Lokheed Martin.</text:p>
      <text:p text:style-name="P4">
<text:span text:style-name="T4">
Читайте також:</text:span>
 <text:a xlink:type="simple" xlink:href="https://www.ukrinform.ua/rubric-world/3695805-nimeccina-dozvolila-polsi-peredati-ukraini-pat-vinisuvaciv-mig29.html" text:style-name="Internet_20_link" text:visited-style-name="Visited_20_Internet_20_Link">
 <text:span text:style-name="T4">
МіГ</text:span>
 </text:a>
</text:p>
      <text:p text:style-name="P4">
Польський лідер також зазначив, що Польща займає третє місце, після США іВеликої Британії, за рівнем військової допомоги Україні. Він нагадав, щоВаршава передала Києву понад 300 танків PT-91 і Т-72, а також Leopard 2, САУKrab, ПЗРК Piorun тощо. Він зауважив, що саме Польща, на заклик українськоїсторони, була ініціатором створення так званої танкової коаліції щодо наданняУкраїні сучасніших танків для покращення можливостей оборони.</text:p>
      <text:p text:style-name="P4">
Як повідомляв Укрінформ, Польща вже передала Україні загалом вісім літаківМіГ-29 та готує до передачі ще шість винищувачів.</text:p>
      <text:p text:style-name="P4">
<text:span text:style-name="T5">
Фото: wartime.org.ua</text:span>
</text:p>
      <text:p text:style-name="P4">
Source: <text:a xlink:type="simple" xlink:href="https://www.ukrinform.ua/rubric-ato/3696080-polsa-postupovo-peredavatime-ukraini-mig29-aki-se-mae-na-ozbroenni-duda.html" text:style-name="Internet_20_link" text:visited-style-name="Visited_20_Internet_20_Link">
https://www.ukrinform.ua/rubric-ato/3696080-polsa-postupovo-peredavatime-ukraini-mig29-aki-se-mae-na-ozbroenni-duda.html</text:a>
</text:p>
      <!--NEWS-->
      <text:h text:style-name="P10" text:outline-level="1">
<text:span text:style-name="T4">
СБУ оголосила підозру російському депутату, який «командував» обстрілом позицій ЗСУ</text:span>
</text:h>
      <text:p text:style-name="P4">
Authors: Ukrinform (Person)</text:p>
      <text:p text:style-name="P4">
Publisher: Укринформ (Organization)</text:p>
      <text:p text:style-name="P4">
Published Time: 2023-04-14T21:33:00+03:00</text:p>
      <text:p text:style-name="P4">
Modified Time: 2023-04-14T21:33:00+03:00</text:p>
      <text:p text:style-name="P4">
Description: Служба безпеки України оголосила підозру депутату державної думи російської федерації Віктору Водолацькому, який виконує завдання москви щодо поширення загарбницького режиму на тимчасово захоплених територіях Луганської області. — Укрінформ.</text:p>
      <text:p text:style-name="P4">
Images: ["<text:a xlink:type="simple" xlink:href="https://static.ukrinform.com/photos/2022_12/thumb_files/630_360_1669983394-548.jpg" text:style-name="Internet_20_link" text:visited-style-name="Visited_20_Internet_20_Link">
630_360_16699...</text:a>
", "<text:a xlink:type="simple" xlink:href="https://static.ukrinform.com/photos/2023_04/1681479381-523.jpg" text:style-name="Internet_20_link" text:visited-style-name="Visited_20_Internet_20_Link">
1681479381-52...</text:a>
"]</text:p>
      <text:p text:style-name="P4">
Tags: ['Депутат', 'СБУ', 'Держдума РФ', 'Воєнні злочини', 'Війна з росією']</text:p>
      <text:p text:style-name="P4">
Type: Article</text:p>
      <!--METADATA-->
      <text:p text:style-name="P4">
<draw:frame draw:style-name="fr1" draw:name="Image285" text:anchor-type="as-char" svg:width="6.9236in" svg:height="3.956343in" draw:z-index="0">
<draw:image xlink:href="../Images/yкринформ/2023-04-14T21-33-00-03-00/630_360_1669983394-548.jpg" xlink:type="simple" xlink:show="embed" xlink:actuate="onLoad" draw:mime-type="image/jpeg"/>
</draw:frame>
 Службабезпеки України оголосила підозру депутату державної думи російської федераціїВіктору Водолацькому, який виконує завдання москви щодо поширеннязагарбницького режиму на тимчасово захоплених територіях Луганської області.</text:p>
      <text:p text:style-name="P4">
Як передає Укрінформ, про це повідомила <text:a xlink:type="simple" xlink:href="https://ssu.gov.ua/novyny/sbu-povidomyla-pro-pidozru-deputatu-derzhdumy-rf-yakyi-na-kameru-rostb-komanduvav-artobstrilom-pozytsii-zsu-na-luhanshchyni" text:style-name="Internet_20_link" text:visited-style-name="Visited_20_Internet_20_Link">
 </text:a>
 .</text:p>
      <text:p text:style-name="P4">
На депутата держдуми зібрана доказова база. Йому інкримінується вчиненнязлочинів, передбачених двома статтями Кримінального кодексу України:</text:p>
      <ul>
        <li>
ч. 2 ст. 110 (умисні дії з метою зміни меж території та державного кордону України на порушення порядку, встановленого Конституцією України, за попередньою змовою групою осіб);   * ч. 3 ст. 436-2 (виправдовування, визнання правомірною збройної агресії рф проти України та тимчасової окупації її території, глорифікація осіб, які здійснювали збройну агресію рф проти України, з використанням засобів масової інформації).</li>
      </ul>
      <text:p text:style-name="P4">
За даними <text:a xlink:type="simple" xlink:href="https://www.ukrinform.ua/tag-sbu" text:style-name="Internet_20_link" text:visited-style-name="Visited_20_Internet_20_Link">
 </text:a>
 , Водолацький входить доскладу прокремлівської фракції "єдиної росії" та від початку повномасштабноговторгнення в Україну публічно підтримав російських загарбників.</text:p>
      <text:p text:style-name="P4">
<draw:frame draw:style-name="fr1" draw:name="Image286" text:anchor-type="as-char" svg:width="6.9236in" svg:height="7.359732in" draw:z-index="0">
<draw:image xlink:href="../Images/yкринформ/2023-04-14T21-33-00-03-00/1681479381-523.jpg" xlink:type="simple" xlink:show="embed" xlink:actuate="onLoad" draw:mime-type="image/jpeg"/>
</draw:frame>
</text:p>
      <text:p text:style-name="P4">
Встановлено, що після 24 лютого 2022 року підозрюваний незаконно перетнувдержавний кордон та "проінспектував" діяльність окупаційних органів уЛуганську, Попасній, Щасті і Станиці Луганській.</text:p>
      <text:p text:style-name="P4">
Під час поїздки фігурант організував роздачу місцевим колаборантам партійнихквитків "єдиноросів" та закликав так званих депутатів "лнр" уніфікувати"законодавство" псевдореспубліки за російським зразком.</text:p>
      <text:p text:style-name="P4">
Також Водолацький відвідав місця базування військових рф на східному фронті,де знявся в пропагандистському відео, на якому дає команду заряджати гарматута стріляти по позиціях Сил оборони.</text:p>
      <text:p text:style-name="P4">
За даними слідства, російський депутат регулярно організовує "добровільний"збір матеріально-технічної допомоги на потреби загарбницьких угрупованьПівденного військового округу збройних сил рф.</text:p>
      <text:p text:style-name="P4">
<text:span text:style-name="T4">
Читайте також:</text:span>
 <text:a xlink:type="simple" xlink:href="https://www.ukrinform.ua/rubric-regions/3695929-sbu-zatrimala-rosijskogo-agenta-akij-sukav-slabki-misca-na-kordoni.html" text:style-name="Internet_20_link" text:visited-style-name="Visited_20_Internet_20_Link">
 <text:span text:style-name="T4">
СБУ</text:span>
 </text:a>
</text:p>
      <text:p text:style-name="P4">
Водолацький є куратором "гуманітарних центрів єдиної росії" у захопленихрайонах Луганської області. Головне призначення цих осередків – поширюватикремлівський режим під виглядом роздачі місцевим жителям російської"гуманітарної допомоги".</text:p>
      <text:p text:style-name="P4">
Як додали в <text:a xlink:type="simple" xlink:href="https://gp.gov.ua/ua/posts/povidomleno-pro-pidozru-deputatu-derzdumi-rf-yakii-pid-cas-vizitu-na-luganshhinu-viddav-nakaz-obstrilyati-poziciyi-ukrayinskix-viiskovix" text:style-name="Internet_20_link" text:visited-style-name="Visited_20_Internet_20_Link">
 </text:a>
 , встановлено, що фігурант здійснювавінформаційну підтримку дій російських збройних сил щодо захоплення українськихтериторій, визнання належності псевдореспубліки "лнр" та входження її доскладу росії.</text:p>
      <text:p text:style-name="P4">
Серед іншого, депутат брав участь у низці пропагандистських проєктів напсевдореспубліканському каналі "Луганськ 24". Він публічно закликав людей допідтримки "військової спецоперації" та фізичного знищення підрозділів Збройнихсил України.</text:p>
      <text:p text:style-name="P4">
"Наприкінці 2022 року депутат держдуми рф відвідав "бойові козачі підрозділи",що дислокуються у Попасній. Він особисто віддав команду здійснитиартилерійський обстріл позицій українських військовослужбовців", — зазначили вОГП.</text:p>
      <text:p text:style-name="P4">
Тривають комплексні заходи для притягнення підозрюваного до відповідальностіза злочини проти України.</text:p>
      <text:p text:style-name="P4">
<text:span text:style-name="T4">
Читайте також:</text:span>
 <text:a xlink:type="simple" xlink:href="https://www.ukrinform.ua/rubric-regions/3686348-sbu-povidomila-pro-pidozru-deputatu-derzdumi-akogo-rf-zrobila-kuratorom-hersonsini.html" text:style-name="Internet_20_link" text:visited-style-name="Visited_20_Internet_20_Link">
 <text:span text:style-name="T4">
держдуми</text:span>
 </text:a>
</text:p>
      <text:p text:style-name="P4">
Як повідомляв Укрінформ, раніше СБУ <text:a xlink:type="simple" xlink:href="https://www.ukrinform.ua/rubric-regions/3686348-sbu-povidomila-pro-pidozru-deputatu-derzdumi-akogo-rf-zrobila-kuratorom-hersonsini.html" text:style-name="Internet_20_link" text:visited-style-name="Visited_20_Internet_20_Link">
 </text:a>
 в організації проведення псевдореферендуму натимчасово захопленій території Херсонської області депутату російськоїдерждуми Ігорю Кастюкевичу.</text:p>
      <text:p text:style-name="P4">
Source: <text:a xlink:type="simple" xlink:href="https://www.ukrinform.ua/rubric-ato/3695950-sbu-ogolosila-pidozru-rosijskomu-deputatu-akij-komanduvav-obstrilom-pozicij-zsu.html" text:style-name="Internet_20_link" text:visited-style-name="Visited_20_Internet_20_Link">
https://www.ukrinform.ua/rubric-ato/3695950-sbu-ogolosila-pidozru-rosijskomu-deputatu-akij-komanduvav-obstrilom-pozicij-zsu.html</text:a>
</text:p>
      <!--NEWS-->
      <text:h text:style-name="P10" text:outline-level="1">
<text:span text:style-name="T4">
Венеція допоможе Одесі у збереженні культурної спадщини та у розвитку порту</text:span>
</text:h>
      <text:p text:style-name="P4">
Authors: Ukrinform (Person)</text:p>
      <text:p text:style-name="P4">
Publisher: Укринформ (Organization)</text:p>
      <text:p text:style-name="P4">
Published Time: 2023-04-14T21:36:00+03:00</text:p>
      <text:p text:style-name="P4">
Modified Time: 2023-04-14T21:36:00+03:00</text:p>
      <text:p text:style-name="P4">
Description: Міська влада Одеси та Венеції 14 квітня підписали Меморандум про взаєморозуміння щодо співробітництва у сфері збереження та розвитку культурної спадщини. — Укрінформ.</text:p>
      <text:p text:style-name="P4">
Images: ["<text:a xlink:type="simple" xlink:href="https://static.ukrinform.com/photos/2023_04/thumb_files/630_360_1681494713-1675.jpeg" text:style-name="Internet_20_link" text:visited-style-name="Visited_20_Internet_20_Link">
630_360_16814...</text:a>
", "<text:a xlink:type="simple" xlink:href="https://static.ukrinform.com/photos/2023_04/thumb_files/630_360_1681494712-1124.jpeg" text:style-name="Internet_20_link" text:visited-style-name="Visited_20_Internet_20_Link">
630_360_16814...</text:a>
", "<text:a xlink:type="simple" xlink:href="https://static.ukrinform.com/photos/2023_04/thumb_files/630_360_1681494712-3336.jpeg" text:style-name="Internet_20_link" text:visited-style-name="Visited_20_Internet_20_Link">
630_360_16814...</text:a>
", "<text:a xlink:type="simple" xlink:href="https://static.ukrinform.com/photos/2023_04/thumb_files/630_360_1681494712-5677.jpeg" text:style-name="Internet_20_link" text:visited-style-name="Visited_20_Internet_20_Link">
630_360_16814...</text:a>
", "<text:a xlink:type="simple" xlink:href="https://static.ukrinform.com/photos/2023_04/thumb_files/630_360_1681494712-9504.jpeg" text:style-name="Internet_20_link" text:visited-style-name="Visited_20_Internet_20_Link">
630_360_16814...</text:a>
", "<text:a xlink:type="simple" xlink:href="https://static.ukrinform.com/photos/2023_04/thumb_files/630_360_1681494712-3933.jpeg" text:style-name="Internet_20_link" text:visited-style-name="Visited_20_Internet_20_Link">
630_360_16814...</text:a>
", "<text:a xlink:type="simple" xlink:href="https://static.ukrinform.com/photos/2023_04/thumb_files/630_360_1681494713-5283.jpeg" text:style-name="Internet_20_link" text:visited-style-name="Visited_20_Internet_20_Link">
630_360_16814...</text:a>
", "<text:a xlink:type="simple" xlink:href="https://static.ukrinform.com/photos/2023_04/thumb_files/630_360_1681494713-7225.jpeg" text:style-name="Internet_20_link" text:visited-style-name="Visited_20_Internet_20_Link">
630_360_16814...</text:a>
", "<text:a xlink:type="simple" xlink:href="https://static.ukrinform.com/photos/2023_04/thumb_files/630_360_1681494713-6456.jpeg" text:style-name="Internet_20_link" text:visited-style-name="Visited_20_Internet_20_Link">
630_360_16814...</text:a>
"]</text:p>
      <text:p text:style-name="P4">
Tags: ['Культурна спадщина', 'Одеса', 'Порт', 'Венеція']</text:p>
      <text:p text:style-name="P4">
Type: Article</text:p>
      <!--METADATA-->
      <text:p text:style-name="P4">
<draw:frame draw:style-name="fr1" draw:name="Image287" text:anchor-type="as-char" svg:width="6.9236in" svg:height="3.956343in" draw:z-index="0">
<draw:image xlink:href="../Images/yкринформ/2023-04-14T21-36-00-03-00/630_360_1681494713-1675.jpeg" xlink:type="simple" xlink:show="embed" xlink:actuate="onLoad" draw:mime-type="image/jpeg"/>
</draw:frame>
 Міськавлада Одеси та Венеції 14 квітня підписали Меморандум про взаєморозуміння щодоспівробітництва у сфері збереження та розвитку культурної спадщини.</text:p>
      <text:p text:style-name="P4">
Про це повідомляє кореспондент Укрінформу.</text:p>
      <text:p text:style-name="P4">
«Ми чекаємо на закінчення воєнного конфлікту, але вже зараз міркуємо, як можнадопомогти розвитку <text:a xlink:type="simple" xlink:href="https://www.ukrinform.ua/tag-odesa" text:style-name="Internet_20_link" text:visited-style-name="Visited_20_Internet_20_Link">
 </text:a>
 , яка дуже схожа наВенецію. Ми маємо великий досвід з ведення реставраційних робіт, томудопоможемо у цій справі Одесі», - заявив мер Венеції Луїджі Бруньяро.</text:p>
      <text:p text:style-name="P4">
<draw:frame draw:style-name="fr1" draw:name="Image288" text:anchor-type="as-char" svg:width="6.9236in" svg:height="3.956343in" draw:z-index="0">
<draw:image xlink:href="../Images/yкринформ/2023-04-14T21-36-00-03-00/630_360_1681494712-1124.jpeg" xlink:type="simple" xlink:show="embed" xlink:actuate="onLoad" draw:mime-type="image/jpeg"/>
</draw:frame>
 Венеціядопоможе Одесі у збереженні культурної спадщини та у розвитку порту / Фото:Ніна Ляшонок, Укрінформ  <text:a xlink:type="simple" xlink:href="https://static.ukrinform.com/photos/2023_04/1681494712-1124.jpeg" text:style-name="Internet_20_link" text:visited-style-name="Visited_20_Internet_20_Link">
<draw:frame draw:style-name="fr1" draw:name="Image289" text:anchor-type="as-char" svg:width="6.9236in" svg:height="3.956343in" draw:z-index="0">
<draw:image xlink:href="../Images/yкринформ/2023-04-14T21-36-00-03-00/630_360_1681494712-1124.jpeg" xlink:type="simple" xlink:show="embed" xlink:actuate="onLoad" draw:mime-type="image/jpeg"/>
</draw:frame>
</text:a>
 <text:a xlink:type="simple" xlink:href="https://static.ukrinform.com/photos/2023_04/1681494712-3336.jpeg" text:style-name="Internet_20_link" text:visited-style-name="Visited_20_Internet_20_Link">
<draw:frame draw:style-name="fr1" draw:name="Image290" text:anchor-type="as-char" svg:width="6.9236in" svg:height="3.956343in" draw:z-index="0">
<draw:image xlink:href="../Images/yкринформ/2023-04-14T21-36-00-03-00/630_360_1681494712-3336.jpeg" xlink:type="simple" xlink:show="embed" xlink:actuate="onLoad" draw:mime-type="image/jpeg"/>
</draw:frame>
</text:a>
 <text:a xlink:type="simple" xlink:href="https://static.ukrinform.com/photos/2023_04/1681494712-5677.jpeg" text:style-name="Internet_20_link" text:visited-style-name="Visited_20_Internet_20_Link">
<draw:frame draw:style-name="fr1" draw:name="Image291" text:anchor-type="as-char" svg:width="6.9236in" svg:height="3.956343in" draw:z-index="0">
<draw:image xlink:href="../Images/yкринформ/2023-04-14T21-36-00-03-00/630_360_1681494712-5677.jpeg" xlink:type="simple" xlink:show="embed" xlink:actuate="onLoad" draw:mime-type="image/jpeg"/>
</draw:frame>
</text:a>
 <text:a xlink:type="simple" xlink:href="https://static.ukrinform.com/photos/2023_04/1681494712-9504.jpeg" text:style-name="Internet_20_link" text:visited-style-name="Visited_20_Internet_20_Link">
<draw:frame draw:style-name="fr1" draw:name="Image292" text:anchor-type="as-char" svg:width="6.9236in" svg:height="3.956343in" draw:z-index="0">
<draw:image xlink:href="../Images/yкринформ/2023-04-14T21-36-00-03-00/630_360_1681494712-9504.jpeg" xlink:type="simple" xlink:show="embed" xlink:actuate="onLoad" draw:mime-type="image/jpeg"/>
</draw:frame>
</text:a>
 <text:a xlink:type="simple" xlink:href="https://static.ukrinform.com/photos/2023_04/1681494712-3933.jpeg" text:style-name="Internet_20_link" text:visited-style-name="Visited_20_Internet_20_Link">
<draw:frame draw:style-name="fr1" draw:name="Image293" text:anchor-type="as-char" svg:width="6.9236in" svg:height="3.956343in" draw:z-index="0">
<draw:image xlink:href="../Images/yкринформ/2023-04-14T21-36-00-03-00/630_360_1681494712-3933.jpeg" xlink:type="simple" xlink:show="embed" xlink:actuate="onLoad" draw:mime-type="image/jpeg"/>
</draw:frame>
</text:a>
 <text:a xlink:type="simple" xlink:href="https://static.ukrinform.com/photos/2023_04/1681494713-5283.jpeg" text:style-name="Internet_20_link" text:visited-style-name="Visited_20_Internet_20_Link">
<draw:frame draw:style-name="fr1" draw:name="Image294" text:anchor-type="as-char" svg:width="6.9236in" svg:height="3.956343in" draw:z-index="0">
<draw:image xlink:href="../Images/yкринформ/2023-04-14T21-36-00-03-00/630_360_1681494713-5283.jpeg" xlink:type="simple" xlink:show="embed" xlink:actuate="onLoad" draw:mime-type="image/jpeg"/>
</draw:frame>
</text:a>
 <text:a xlink:type="simple" xlink:href="https://static.ukrinform.com/photos/2023_04/1681494713-7225.jpeg" text:style-name="Internet_20_link" text:visited-style-name="Visited_20_Internet_20_Link">
<draw:frame draw:style-name="fr1" draw:name="Image295" text:anchor-type="as-char" svg:width="6.9236in" svg:height="3.956343in" draw:z-index="0">
<draw:image xlink:href="../Images/yкринформ/2023-04-14T21-36-00-03-00/630_360_1681494713-7225.jpeg" xlink:type="simple" xlink:show="embed" xlink:actuate="onLoad" draw:mime-type="image/jpeg"/>
</draw:frame>
</text:a>
 <text:a xlink:type="simple" xlink:href="https://static.ukrinform.com/photos/2023_04/1681494713-1675.jpeg" text:style-name="Internet_20_link" text:visited-style-name="Visited_20_Internet_20_Link">
<draw:frame draw:style-name="fr1" draw:name="Image296" text:anchor-type="as-char" svg:width="6.9236in" svg:height="3.956343in" draw:z-index="0">
<draw:image xlink:href="../Images/yкринформ/2023-04-14T21-36-00-03-00/630_360_1681494713-1675.jpeg" xlink:type="simple" xlink:show="embed" xlink:actuate="onLoad" draw:mime-type="image/jpeg"/>
</draw:frame>
</text:a>
 <text:a xlink:type="simple" xlink:href="https://static.ukrinform.com/photos/2023_04/1681494713-6456.jpeg" text:style-name="Internet_20_link" text:visited-style-name="Visited_20_Internet_20_Link">
<draw:frame draw:style-name="fr1" draw:name="Image297" text:anchor-type="as-char" svg:width="6.9236in" svg:height="3.956343in" draw:z-index="0">
<draw:image xlink:href="../Images/yкринформ/2023-04-14T21-36-00-03-00/630_360_1681494713-6456.jpeg" xlink:type="simple" xlink:show="embed" xlink:actuate="onLoad" draw:mime-type="image/jpeg"/>
</draw:frame>
</text:a>
</text:p>
      <text:p text:style-name="P4">
Він зауважив, що Італія планує не тільки допомогти у збереженні культурноїспадщини Одеси, а також має намір співпрацювати для розвитку одеського порту.</text:p>
      <text:p text:style-name="P4">
«Одеса є портом міжнародного значення. Порт Одеси допомагає зробити Українусильнішою», - підкреслив мер Венеції.</text:p>
      <text:p text:style-name="P4">
Мер Одеси Геннадій Труханов у свою чергу зауважив, що Венеція не простодопомогла Одесі у період війни, а простягнула «справжню руку побратимства».</text:p>
      <text:p text:style-name="P4">
«Ми знаємо, що Венеція не має танків чи літаків. Але ваша підтримка в питаннівключення історичного центру Одеси до списку ЮНЕСКО - не менш важлива зазброю, адже це захист нашої унікальної історичної спадщини», - подякувавіталійським представникам Труханов.</text:p>
      <text:p text:style-name="P4">
Також він додав, що Одеса та Венеція й надалі будуть розвивати дружнівідносини, зокрема у питанні збереження архітектурних шедеврів.</text:p>
      <text:p text:style-name="P4">
«У наших планах залучення італійських спеціалістів до архітектурних конкурсів,наприклад, облаштування фонтанів на Катерининській площі», - повідомивТруханов.</text:p>
      <text:p text:style-name="P4">
<text:span text:style-name="T4">
Читайте також:</text:span>
 <text:a xlink:type="simple" xlink:href="https://www.ukrinform.ua/rubric-uarazom/3643740-odesa-otrimala-vid-nimeccini-partiu-generatoriv.html" text:style-name="Internet_20_link" text:visited-style-name="Visited_20_Internet_20_Link">
 </text:a>
</text:p>
      <text:p text:style-name="P4">
Після підписання меморандуму мер Бруньяро повторно відкрив вказівник Венеціїна пам’ятному знаку містам-побратимам біля будинку одеської мерії. Табличкудодали до пам’ятного знаку ще 2 вересня 2022 року під час святкування Дняміста.</text:p>
      <text:p text:style-name="P4">
Як повідомлялося, генеральна директорка ЮНЕСКО Одрі Азуле прибула 4 квітня доОдеси, де відвідала урочисту церемонію <text:a xlink:type="simple" xlink:href="https://www.ukrinform.ua/rubric-regions/3691492-v-odesi-vidkrili-tablicku-pro-vklucenna-centru-mista-do-spisku-unesko.html" text:style-name="Internet_20_link" text:visited-style-name="Visited_20_Internet_20_Link">
 </text:a>
 про включення частини історичного центру Одеси до Спискувсесвітньої культурної спадщини.</text:p>
      <text:p text:style-name="P4">
Source: <text:a xlink:type="simple" xlink:href="https://www.ukrinform.ua/rubric-regions/3696083-venecia-dopomoze-odesi-u-zberezenni-kulturnoi-spadsini-ta-u-rozvitku-portu.html" text:style-name="Internet_20_link" text:visited-style-name="Visited_20_Internet_20_Link">
https://www.ukrinform.ua/rubric-regions/3696083-venecia-dopomoze-odesi-u-zberezenni-kulturnoi-spadsini-ta-u-rozvitku-portu.html</text:a>
</text:p>
      <!--NEWS-->
      <text:h text:style-name="P10" text:outline-level="1">
<text:span text:style-name="T4">
Посол України у Франції розкритикував сюжет France24 із табору росіян, відео видалили</text:span>
</text:h>
      <text:p text:style-name="P4">
Authors: Ukrinform (Person)</text:p>
      <text:p text:style-name="P4">
Publisher: Укринформ (Organization)</text:p>
      <text:p text:style-name="P4">
Published Time: 2023-04-14T21:42:00+03:00</text:p>
      <text:p text:style-name="P4">
Modified Time: 2023-04-14T21:42:00+03:00</text:p>
      <text:p text:style-name="P4">
Description: Посол України у Франції Вадим Омельченко розкритикував сюжет телеканалу France 24, журналісти якого відвідали табір, де проходять бойову підготовку російські війська, які воюють проти України. — Укрінформ.</text:p>
      <text:p text:style-name="P4">
Images: ["<text:a xlink:type="simple" xlink:href="https://static.ukrinform.com/photos/2020_06/thumb_files/630_360_1591895384-840.jpg" text:style-name="Internet_20_link" text:visited-style-name="Visited_20_Internet_20_Link">
630_360_15918...</text:a>
"]</text:p>
      <text:p text:style-name="P4">
Tags: ['Франція', 'Посол', 'Україна', 'Війна з росією']</text:p>
      <text:p text:style-name="P4">
Type: Article</text:p>
      <!--METADATA-->
      <text:p text:style-name="P4">
<draw:frame draw:style-name="fr1" draw:name="Image298" text:anchor-type="as-char" svg:width="6.9236in" svg:height="3.956343in" draw:z-index="0">
<draw:image xlink:href="../Images/yкринформ/2023-04-14T21-42-00-03-00/630_360_1591895384-840.jpg" xlink:type="simple" xlink:show="embed" xlink:actuate="onLoad" draw:mime-type="image/jpeg"/>
</draw:frame>
 ПосолУкраїни у Франції Вадим Омельченко розкритикував сюжет телеканалу France 24,журналісти якого відвідали табір, де проходять бойову підготовку російськівійська, які воюють проти України.</text:p>
      <text:p text:style-name="P4">
Про це повідомляє Укрінформ з посиланням на <text:a xlink:type="simple" xlink:href="https://twitter.com/OmelchenkoVadym/status/1646929862832144384" text:style-name="Internet_20_link" text:visited-style-name="Visited_20_Internet_20_Link">
</text:a>
 українськогодипломата.</text:p>
      <text:p text:style-name="P4">
«Поганий приклад так званої "нейтральної журналістики": репортаж France 24 зпозицій окупантів, які вчаться вбивати українців (і готуються до черговоїБучі). Навряд чи можна уявити собі такий репортаж з нацистських позицій вНормандії напередодні висадки. Чи я помиляюся, хіба це нормально? Більш того,говорячи про українську армію, журналіст згадує про "контрнаступ ворога"», -написав Омельченко.</text:p>
      <text:p text:style-name="P4">
Пізніше посол <text:a xlink:type="simple" xlink:href="https://twitter.com/OmelchenkoVadym/status/1646936096465362952" text:style-name="Internet_20_link" text:visited-style-name="Visited_20_Internet_20_Link">
</text:a>
 , що відео зсюжетом було видалено з сайту телеканалу.</text:p>
      <text:p text:style-name="P4">
«Обнадійливо», - додав посол.</text:p>
      <text:p text:style-name="P4">
Як повідомляв <text:a xlink:type="simple" xlink:href="https://www.ukrinform.ua/rubric-ato/3695966-france-24-pokazav-suzet-iz-taboru-rosian-ta-nazvav-vorozim-kontrnastup-zsu.html" text:style-name="Internet_20_link" text:visited-style-name="Visited_20_Internet_20_Link">
 </text:a>
 , журналісти телеканалу France 24, який фінансується збюджету Франції, відвідали табір, де проходять бойову підготовку російськізагарбницькі війська, які воюють проти України.</text:p>
      <text:p text:style-name="P4">
<text:span text:style-name="T4">
Читайте також:</text:span>
 <text:a xlink:type="simple" xlink:href="https://www.ukrinform.ua/rubric-world/3693274-sud-uhvaliv-risenna-pro-likvidaciu-rt-france.html" text:style-name="Internet_20_link" text:visited-style-name="Visited_20_Internet_20_Link">
 <text:span text:style-name="T4">
France</text:span>
 </text:a>
</text:p>
      <text:p text:style-name="P4">
Матеріал на сайті телеканалу вийшов під заголовком: "Війна в Україні:російські війська готуються до бою перед контрнаступом". У сюжеті немає згадокпро те, що російські окупанти здійснюють незаконну агресію на територіїУкраїни натомість у сюжеті можна помітити елементи російської пропаганди.Наприклад, військові РФ хваляться, що їхня зброя краща за західні аналоги,зокрема, за німецькі танки Leopard.</text:p>
      <text:p text:style-name="P4">
Source: <text:a xlink:type="simple" xlink:href="https://www.ukrinform.ua/rubric-polytics/3696086-posol-ukraini-u-francii-rozkritikuvav-suzet-france24-iz-taboru-rosian-video-vidalili.html" text:style-name="Internet_20_link" text:visited-style-name="Visited_20_Internet_20_Link">
https://www.ukrinform.ua/rubric-polytics/3696086-posol-ukraini-u-francii-rozkritikuvav-suzet-france24-iz-taboru-rosian-video-vidalili.html</text:a>
</text:p>
      <!--NEWS-->
      <text:h text:style-name="P10" text:outline-level="1">
<text:span text:style-name="T4">
росіяни обстріляли прикордонну громаду Сумщини</text:span>
</text:h>
      <text:p text:style-name="P4">
Authors: Ukrinform (Person)</text:p>
      <text:p text:style-name="P4">
Publisher: Укринформ (Organization)</text:p>
      <text:p text:style-name="P4">
Published Time: 2023-04-14T21:46:54+03:00</text:p>
      <text:p text:style-name="P4">
Modified Time: 2023-04-14T21:46:54+03:00</text:p>
      <text:p text:style-name="P4">
Description: російські війська у п’ятницю обстріляли одну територіальну громаду Сумської області. — Укрінформ.</text:p>
      <text:p text:style-name="P4">
Images: ["<text:a xlink:type="simple" xlink:href="https://static.ukrinform.com/photos/2016_07/thumb_files/630_360_1469087094-3763.jpg" text:style-name="Internet_20_link" text:visited-style-name="Visited_20_Internet_20_Link">
630_360_14690...</text:a>
"]</text:p>
      <text:p text:style-name="P4">
Tags: ['Обстріл', 'Сумщина', 'Війна з росією']</text:p>
      <text:p text:style-name="P4">
Type: Article</text:p>
      <!--METADATA-->
      <text:p text:style-name="P4">
<draw:frame draw:style-name="fr1" draw:name="Image299" text:anchor-type="as-char" svg:width="6.9236in" svg:height="3.956343in" draw:z-index="0">
<draw:image xlink:href="../Images/yкринформ/2023-04-14T21-46-54-03-00/630_360_1469087094-3763.jpg" xlink:type="simple" xlink:show="embed" xlink:actuate="onLoad" draw:mime-type="image/jpeg"/>
</draw:frame>
 російськівійська у п’ятницю обстріляли одну територіальну громаду Сумської області.</text:p>
      <text:p text:style-name="P4">
Як передає Укрінформ, про це Сумська обласна військова адміністраціяповідомляє у <text:a xlink:type="simple" xlink:href="https://t.me/Sumy_news_ODA/15443" text:style-name="Internet_20_link" text:visited-style-name="Visited_20_Internet_20_Link">
 </text:a>
 .</text:p>
      <text:p text:style-name="P4">
«Сьогодні протягом дня росіяни здійснили <text:a xlink:type="simple" xlink:href="https://www.ukrinform.ua/tag-obstril" text:style-name="Internet_20_link" text:visited-style-name="Visited_20_Internet_20_Link">
 </text:a>
 Середино-Будської громади: били з мінометів - два "прильоти"», -йдеться у повідомленні.</text:p>
      <text:p text:style-name="P4">
Також з ворожого безпілотника по м. Середино-Буда росіяни скинули шістьвибухових пристроїв типу ВОГ.</text:p>
      <text:p text:style-name="P4">
<text:span text:style-name="T4">
Читайте також:</text:span>
 <text:a xlink:type="simple" xlink:href="https://www.ukrinform.ua/rubric-regions/3695929-sbu-zatrimala-rosijskogo-agenta-akij-sukav-slabki-misca-na-kordoni.html" text:style-name="Internet_20_link" text:visited-style-name="Visited_20_Internet_20_Link">
 </text:a>
</text:p>
      <text:p text:style-name="P4">
За даними ОВА, обійшлося без жертв. Пошкоджене одне приватне домоволодіння татри автомобілі.</text:p>
      <text:p text:style-name="P4">
Як повідомляв Укрінформ, 14 квітня <text:a xlink:type="simple" xlink:href="https://www.ukrinform.ua/rubric-ato/3695971-rosiani-vdarili-kerovanimi-aviabombami-po-pidpriemstvu-na-prikordonni-cernigivsini.html" text:style-name="Internet_20_link" text:visited-style-name="Visited_20_Internet_20_Link">
 </text:a>
 по підприємству на прикордонні Чернігівськоїобласті.</text:p>
      <text:p text:style-name="P4">
Source: <text:a xlink:type="simple" xlink:href="https://www.ukrinform.ua/rubric-ato/3696089-rosiani-obstrilali-prikordonnu-gromadu-sumsini.html" text:style-name="Internet_20_link" text:visited-style-name="Visited_20_Internet_20_Link">
https://www.ukrinform.ua/rubric-ato/3696089-rosiani-obstrilali-prikordonnu-gromadu-sumsini.html</text:a>
</text:p>
      <!--NEWS-->
      <text:h text:style-name="P10" text:outline-level="1">
<text:span text:style-name="T4">
Україна не прийме сурогатних рішень Вільнюського саміту щодо свого вступу до НАТО – Кулеба</text:span>
</text:h>
      <text:p text:style-name="P4">
Authors: Ukrinform (Person)</text:p>
      <text:p text:style-name="P4">
Publisher: Укринформ (Organization)</text:p>
      <text:p text:style-name="P4">
Published Time: 2023-04-14T21:51:00+03:00</text:p>
      <text:p text:style-name="P4">
Modified Time: 2023-04-14T21:51:00+03:00</text:p>
      <text:p text:style-name="P4">
Description: Для України буде неприйнятним, якщо союзники на саміті НАТО у Вільнюсі вкотре задекларують політику відкритих дверей і не зроблять жодного кроку до членства. — Укрінформ.</text:p>
      <text:p text:style-name="P4">
Images: ["<text:a xlink:type="simple" xlink:href="https://static.ukrinform.com/photos/2022_12/thumb_files/630_360_1670682428-944.jpg" text:style-name="Internet_20_link" text:visited-style-name="Visited_20_Internet_20_Link">
630_360_16706...</text:a>
"]</text:p>
      <text:p text:style-name="P4">
Tags: ['Кулеба', 'Саміт НАТО', 'Україна']</text:p>
      <text:p text:style-name="P4">
Type: Article</text:p>
      <!--METADATA-->
      <text:p text:style-name="P4">
<draw:frame draw:style-name="fr1" draw:name="Image300" text:anchor-type="as-char" svg:width="6.9236in" svg:height="3.956343in" draw:z-index="0">
<draw:image xlink:href="../Images/yкринформ/2023-04-14T21-51-00-03-00/630_360_1670682428-944.jpg" xlink:type="simple" xlink:show="embed" xlink:actuate="onLoad" draw:mime-type="image/jpeg"/>
</draw:frame>
 ДляУкраїни буде неприйнятним, якщо союзники на саміті НАТО у Вільнюсі вкотрезадекларують політику відкритих дверей і не зроблять жодного кроку дочленства.</text:p>
      <text:p text:style-name="P4">
Про це заявив міністр закордонних справ України Дмитро Кулеба під час своговключення в <text:a xlink:type="simple" xlink:href="http://www.instagram.com/p/CrBfvJ-gTlB/" text:style-name="Internet_20_link" text:visited-style-name="Visited_20_Internet_20_Link">
 </text:a>
 , передає Укрінформ.</text:p>
      <text:p text:style-name="P4">
«Якщо союзники вирішать, що в питанні членства в НАТО вони просто підтвердятьв 130-й раз політику відкритих дверей, то для України це - неприйнятнийрезультат Вільнюського саміту. Якщо вони спробують запропонувати нам уВільнюсі якісь позитивні речі щодо поглиблення співробітництва з НАТО, але прицьому не зроблять жодного кроку до членства України в НАТО, то це для нас єнеприйнятним», - сказав глава МЗС.</text:p>
      <text:p text:style-name="P4">
Кулеба пояснив, що позиція України полягає в тому, що у Вільнюсі НАТО маєзробити крок до членства України і вирішити питання, що відбуватиметься згарантіями безпеки для України між нинішнім і моментом, коли Україна станечленом Альянсу.</text:p>
      <text:p text:style-name="P4">
«Але ми в жодному разі не прийматимемо сурогатних рішень… Це те саме, що булоз кандидатством: «Та давайте не кандидатство, давайте якийсь альтернативний,особливий..., напівзаходи». Не треба повторювати тепер ту саму гру на рівні <text:a xlink:type="simple" xlink:href="https://www.ukrinform.ua/tag-nato" text:style-name="Internet_20_link" text:visited-style-name="Visited_20_Internet_20_Link">
</text:a>
 . Треба надати те, що відповідаєінтересам і НАТО, і України", - підкреслив міністр.</text:p>
      <text:p text:style-name="P4">
<text:span text:style-name="T4">
Читайте також:</text:span>
 <text:a xlink:type="simple" xlink:href="https://www.ukrinform.ua/rubric-polytics/3696063-ukrainska-vlada-mae-konsolidovanu-poziciu-sodo-nepotribnosti-pdc-v-nato-kuleba.html" text:style-name="Internet_20_link" text:visited-style-name="Visited_20_Internet_20_Link">
 <text:span text:style-name="T4">
Кулеба</text:span>
 </text:a>
</text:p>
      <text:p text:style-name="P4">
Як повідомляв Укрінформ, 30 вересня 2022 року Президент Володимир Зеленський,Голова Верховної Ради Руслан Стефанчук та Прем'єр-міністр Денис Шмигальпідписали заявку України на вступ до НАТО у пришвидшеному порядку.</text:p>
      <text:p text:style-name="P4">
<text:span text:style-name="T5">
Фото: МЗС</text:span>
</text:p>
      <text:p text:style-name="P4">
Source: <text:a xlink:type="simple" xlink:href="https://www.ukrinform.ua/rubric-polytics/3696067-ukraina-ne-prijme-surogatnih-risen-vilnuskogo-samitu-sodo-svogo-vstupu-do-nato-kuleba.html" text:style-name="Internet_20_link" text:visited-style-name="Visited_20_Internet_20_Link">
https://www.ukrinform.ua/rubric-polytics/3696067-ukraina-ne-prijme-surogatnih-risen-vilnuskogo-samitu-sodo-svogo-vstupu-do-nato-kuleba.html</text:a>
</text:p>
      <!--NEWS-->
      <text:h text:style-name="P10" text:outline-level="1">
<text:span text:style-name="T4">
Дуда про ядерну зброю в білорусі: путін намагається залякати Західну Європу</text:span>
</text:h>
      <text:p text:style-name="P4">
Authors: Ukrinform (Person)</text:p>
      <text:p text:style-name="P4">
Publisher: Укринформ (Organization)</text:p>
      <text:p text:style-name="P4">
Published Time: 2023-04-14T21:53:00+03:00</text:p>
      <text:p text:style-name="P4">
Modified Time: 2023-04-14T21:53:00+03:00</text:p>
      <text:p text:style-name="P4">
Description: росія повідомленнями про розміщення ядерної зброї в білорусі намагається викликати психоз і залякати Західну Європу. — Укрінформ.</text:p>
      <text:p text:style-name="P4">
Images: ["<text:a xlink:type="simple" xlink:href="https://static.ukrinform.com/photos/2023_02/thumb_files/630_360_1676662412-513.jpg" text:style-name="Internet_20_link" text:visited-style-name="Visited_20_Internet_20_Link">
630_360_16766...</text:a>
"]</text:p>
      <text:p text:style-name="P4">
Tags: ['білорусь', 'Дуда', 'Євросоюз', 'Польща', 'Ядерна зброя', 'росія']</text:p>
      <text:p text:style-name="P4">
Type: Article</text:p>
      <!--METADATA-->
      <text:p text:style-name="P4">
<draw:frame draw:style-name="fr1" draw:name="Image301" text:anchor-type="as-char" svg:width="6.9236in" svg:height="3.956343in" draw:z-index="0">
<draw:image xlink:href="../Images/yкринформ/2023-04-14T21-53-00-03-00/630_360_1676662412-513.jpg" xlink:type="simple" xlink:show="embed" xlink:actuate="onLoad" draw:mime-type="image/jpeg"/>
</draw:frame>
 росіяповідомленнями про розміщення ядерної зброї в білорусі намагається викликатипсихоз і залякати Західну Європу.</text:p>
      <text:p text:style-name="P4">
Про це президент Польщі Анджей Дуда заявив у Відні, відповідаючи на запитанняжурналістів під час пресконференції з австрійським лідером Александером вандер Белленом, передає власний кореспондент Укрінформу.</text:p>
      <text:p text:style-name="P4">
“Я не побоююся цього. Нас намагаються залякати, викликати психоз. путіннамагається лякати, насамперед, західну Європу, що він розгортатиме ядернийарсенал, наближати ядерні боєголовки до кордонів західної Європи”, - зазначив<text:a xlink:type="simple" xlink:href="https://www.ukrinform.ua/tag-duda" text:style-name="Internet_20_link" text:visited-style-name="Visited_20_Internet_20_Link">
 </text:a>
 .</text:p>
      <text:p text:style-name="P4">
<text:span text:style-name="T4">
Читайте також:</text:span>
 <text:a xlink:type="simple" xlink:href="https://www.ukrinform.ua/rubric-ato/3696080-polsa-postupovo-peredavatime-ukraini-mig29-aki-se-mae-na-ozbroenni-duda.html" text:style-name="Internet_20_link" text:visited-style-name="Visited_20_Internet_20_Link">
 <text:span text:style-name="T4">
Дуда</text:span>
 </text:a>
</text:p>
      <text:p text:style-name="P4">
Він зауважив: Польща володіє інформацією, і це відбувається вже багато років,що всупереч усім домовленостям і міжнародним угодам, росія багато роківпоспіль мілітаризує Калінінградську область, розміщуючи там зброю, якої там неповинно бути.</text:p>
      <text:p text:style-name="P4">
Президент РП висловив переконання, що присутність НАТО і посилена присутністьармії США у східній Європі, зокрема Польщі, “послаблюють можливість агресивнихдій росії”.</text:p>
      <text:p text:style-name="P4">
Дуда підкреслив, що в нього більше занепокоєння викликає доля українських АЕС,які зараз перебувають під загрозою, зокрема захопленої росіянами ЗапорізькоїАЕС.</text:p>
      <text:p text:style-name="P4">
Він підкреслив, що саме такого роду ядерна загроза з боку росіян викликаєбільше занепокоєння, ніж, нібито, розміщення росією ядерної зброї в білорусі.</text:p>
      <text:p text:style-name="P4">
<text:span text:style-name="T4">
Читайте також:</text:span>
 <text:a xlink:type="simple" xlink:href="https://www.ukrinform.ua/rubric-ato/3695959-polsa-vze-nadala-ukraini-vijskovoi-dopomogi-majze-na-3-milardi-duda.html" text:style-name="Internet_20_link" text:visited-style-name="Visited_20_Internet_20_Link">
 <text:span text:style-name="T4">
Дуда</text:span>
 </text:a>
</text:p>
      <text:p text:style-name="P4">
“Очевидно, що у світлі опору України і світу російським імперським планам,російська влада і путін пробують грати мускулами і різними способами лякатисвіт. Але не даймо себе залякати: ми сильні, оскільки ми об’єднані”,-констатував Дуда.</text:p>
      <text:p text:style-name="P4">
Як повідомлялося, президент рф володимир путін заявив, що росія розміститьтактичну ядерну зброю <text:a xlink:type="simple" xlink:href="https://www.ukrinform.ua/tag-aderna-zbroa" text:style-name="Internet_20_link" text:visited-style-name="Visited_20_Internet_20_Link">
 </text:a>
 убілорусі. Раніше у лютому поточного року путін оголосив про "призупинення"участі москви у Договорі про скорочення стратегічних наступальних озброєнь зіСША (Новий START), хоча положення цього документа не передбачають можливостійого «призупинення». Згодом, самопроголошений президент білорусі олександрлукашенко заявив, що розміщення ядерної зброї в білорусі робиться з йогоініціативи, що це не залякування, не шантаж, а можливість «убезпечитибілоруську державу».</text:p>
      <text:p text:style-name="P4">
Source: <text:a xlink:type="simple" xlink:href="https://www.ukrinform.ua/rubric-world/3696084-duda-pro-adernu-zbrou-v-bilorusi-putin-namagaetsa-zalakati-zahidnu-evropu.html" text:style-name="Internet_20_link" text:visited-style-name="Visited_20_Internet_20_Link">
https://www.ukrinform.ua/rubric-world/3696084-duda-pro-adernu-zbrou-v-bilorusi-putin-namagaetsa-zalakati-zahidnu-evropu.html</text:a>
</text:p>
      <!--NEWS-->
      <text:h text:style-name="P10" text:outline-level="1">
<text:span text:style-name="T4">
Надаль пропустить турнір у Барселоні</text:span>
</text:h>
      <text:p text:style-name="P4">
Authors: Ukrinform (Person)</text:p>
      <text:p text:style-name="P4">
Publisher: Укринформ (Organization)</text:p>
      <text:p text:style-name="P4">
Published Time: 2023-04-14T22:13:54+03:00</text:p>
      <text:p text:style-name="P4">
Modified Time: 2023-04-14T22:13:54+03:00</text:p>
      <text:p text:style-name="P4">
Description: Місце іспанця в основній сітці займе Александр Шевченко. — Укрінформ.</text:p>
      <text:p text:style-name="P4">
Images: ["<text:a xlink:type="simple" xlink:href="https://static.ukrinform.com/photos/2023_04/thumb_files/630_360_1681499566-567.jpg" text:style-name="Internet_20_link" text:visited-style-name="Visited_20_Internet_20_Link">
630_360_16814...</text:a>
"]</text:p>
      <text:p text:style-name="P4">
Tags: ['Теніс', 'Надаль']</text:p>
      <text:p text:style-name="P4">
Type: Article</text:p>
      <!--METADATA-->
      <text:p text:style-name="P4">
<draw:frame draw:style-name="fr1" draw:name="Image302" text:anchor-type="as-char" svg:width="6.9236in" svg:height="3.956343in" draw:z-index="0">
<draw:image xlink:href="../Images/yкринформ/2023-04-14T22-13-54-03-00/630_360_1681499566-567.jpg" xlink:type="simple" xlink:show="embed" xlink:actuate="onLoad" draw:mime-type="image/jpeg"/>
</draw:frame>
 Місцеіспанця в основній сітці займе Александр Шевченко.</text:p>
      <text:p text:style-name="P4">
Колишній лідер світового рейтингу Рафаель Надаль другий рік поспіль пропуститьтурнір ATP 500 у Барселоні, який раніше вигравав 12 разів, про це <text:a xlink:type="simple" xlink:href="https://twitter.com/RafaelNadal/status/1646809091086360576" text:style-name="Internet_20_link" text:visited-style-name="Visited_20_Internet_20_Link">
</text:a>
 тенісист усвоєму Твіттері, передає Укрінформ.</text:p>
      <text:p text:style-name="P4">
Місце Надаля в основній сітці займе Александр Шевченко.</text:p>
      <text:p text:style-name="P4">
Рафаель Надаль не грав після Australian Open, він відновлюється після травмилівого стегна.</text:p>
      <text:p text:style-name="P4">
<text:span text:style-name="T4">
Читайте також:</text:span>
 <text:a xlink:type="simple" xlink:href="https://www.ukrinform.ua/rubric-sports/3691480-nadal-znavsa-z-mastersa-v-montekarlo.html" text:style-name="Internet_20_link" text:visited-style-name="Visited_20_Internet_20_Link">
 <text:span text:style-name="T4">
Надаль</text:span>
 </text:a>
</text:p>
      <text:p text:style-name="P4">
Як повідомляв Укрінформ, наступний турнір, де планує зіграти Надаль –Грунтовий Мастерс в Мадриді, який відбудеться з 25 квітня до 7 травня.</text:p>
      <text:p text:style-name="P4">
Фото: Getty Image</text:p>
      <text:p text:style-name="P4">
Source: <text:a xlink:type="simple" xlink:href="https://www.ukrinform.ua/rubric-sports/3696095-nadal-propustit-turnir-u-barseloni.html" text:style-name="Internet_20_link" text:visited-style-name="Visited_20_Internet_20_Link">
https://www.ukrinform.ua/rubric-sports/3696095-nadal-propustit-turnir-u-barseloni.html</text:a>
</text:p>
      <!--NEWS-->
      <text:h text:style-name="P10" text:outline-level="1">
<text:span text:style-name="T4">
Ракетний удар по Слов’янську: кількість загиблих зросла до восьми, 21 поранений</text:span>
</text:h>
      <text:p text:style-name="P4">
Authors: Ukrinform (Person)</text:p>
      <text:p text:style-name="P4">
Publisher: Укринформ (Organization)</text:p>
      <text:p text:style-name="P4">
Published Time: 2023-04-14T22:19:00+03:00</text:p>
      <text:p text:style-name="P4">
Modified Time: 2023-04-14T22:19:00+03:00</text:p>
      <text:p text:style-name="P4">
Description: Кількість загиблих внаслідок ракетного удару росіян по Слов’янську зросла до восьми людей, наразі відомо також про 21 пораненого. — Укрінформ.</text:p>
      <text:p text:style-name="P4">
Images: ["<text:a xlink:type="simple" xlink:href="https://static.ukrinform.com/photos/2023_04/thumb_files/630_360_1681499682-1968.jpeg" text:style-name="Internet_20_link" text:visited-style-name="Visited_20_Internet_20_Link">
630_360_16814...</text:a>
", "<text:a xlink:type="simple" xlink:href="https://static.ukrinform.com/photos/2023_04/thumb_files/630_360_1681499682-8059.jpeg" text:style-name="Internet_20_link" text:visited-style-name="Visited_20_Internet_20_Link">
630_360_16814...</text:a>
", "<text:a xlink:type="simple" xlink:href="https://static.ukrinform.com/photos/2023_04/thumb_files/630_360_1681499682-5661.jpeg" text:style-name="Internet_20_link" text:visited-style-name="Visited_20_Internet_20_Link">
630_360_16814...</text:a>
", "<text:a xlink:type="simple" xlink:href="https://static.ukrinform.com/photos/2023_04/thumb_files/630_360_1681499682-4128.jpeg" text:style-name="Internet_20_link" text:visited-style-name="Visited_20_Internet_20_Link">
630_360_16814...</text:a>
", "<text:a xlink:type="simple" xlink:href="https://static.ukrinform.com/photos/2023_04/thumb_files/630_360_1681499682-2528.jpeg" text:style-name="Internet_20_link" text:visited-style-name="Visited_20_Internet_20_Link">
630_360_16814...</text:a>
", "<text:a xlink:type="simple" xlink:href="https://static.ukrinform.com/photos/2023_04/thumb_files/630_360_1681499682-7267.jpeg" text:style-name="Internet_20_link" text:visited-style-name="Visited_20_Internet_20_Link">
630_360_16814...</text:a>
", "<text:a xlink:type="simple" xlink:href="https://static.ukrinform.com/photos/2023_04/thumb_files/630_360_1681499682-8387.jpeg" text:style-name="Internet_20_link" text:visited-style-name="Visited_20_Internet_20_Link">
630_360_16814...</text:a>
", "<text:a xlink:type="simple" xlink:href="https://static.ukrinform.com/photos/2023_04/thumb_files/630_360_1681499683-2536.jpeg" text:style-name="Internet_20_link" text:visited-style-name="Visited_20_Internet_20_Link">
630_360_16814...</text:a>
", "<text:a xlink:type="simple" xlink:href="https://static.ukrinform.com/photos/2023_04/thumb_files/630_360_1681499683-8411.jpeg" text:style-name="Internet_20_link" text:visited-style-name="Visited_20_Internet_20_Link">
630_360_16814...</text:a>
", "<text:a xlink:type="simple" xlink:href="https://static.ukrinform.com/photos/2023_04/thumb_files/630_360_1681499683-7890.jpeg" text:style-name="Internet_20_link" text:visited-style-name="Visited_20_Internet_20_Link">
630_360_16814...</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Tags: ['Донеччина', 'Кириленко', 'Обстріл', "Слов'янськ", 'Війна з росією']</text:p>
      <text:p text:style-name="P4">
Type: Article</text:p>
      <!--METADATA-->
      <text:p text:style-name="P4">
<draw:frame draw:style-name="fr1" draw:name="Image303" text:anchor-type="as-char" svg:width="6.9236in" svg:height="3.956343in" draw:z-index="0">
<draw:image xlink:href="../Images/yкринформ/2023-04-14T22-19-00-03-00/630_360_1681499682-1968.jpeg" xlink:type="simple" xlink:show="embed" xlink:actuate="onLoad" draw:mime-type="image/jpeg"/>
</draw:frame>
Кількість загиблих внаслідок ракетного удару росіян по Слов’янську зросла довосьми людей, наразі відомо також про 21 пораненого.</text:p>
      <text:p text:style-name="P4">
Про це повідомив у <text:a xlink:type="simple" xlink:href="https://t.me/pavlokyrylenko_donoda/7537" text:style-name="Internet_20_link" text:visited-style-name="Visited_20_Internet_20_Link">
 </text:a>
 оловаДонецької ОВА Павло Кириленко, передає Укрінформ.</text:p>
      <text:p text:style-name="P4">
<draw:frame draw:style-name="fr1" draw:name="Image304" text:anchor-type="as-char" svg:width="6.9236in" svg:height="3.956343in" draw:z-index="0">
<draw:image xlink:href="../Images/yкринформ/2023-04-14T22-19-00-03-00/630_360_1681499682-8059.jpeg" xlink:type="simple" xlink:show="embed" xlink:actuate="onLoad" draw:mime-type="image/jpeg"/>
</draw:frame>
 Ракетнийудар по Слов'янську: кількість загиблих і поранених зросла / Фото: ПавлоКириленко / Донецька ОДА (ОВА)  <text:a xlink:type="simple" xlink:href="https://static.ukrinform.com/photos/2023_04/1681499682-8059.jpeg" text:style-name="Internet_20_link" text:visited-style-name="Visited_20_Internet_20_Link">
<draw:frame draw:style-name="fr1" draw:name="Image305" text:anchor-type="as-char" svg:width="6.9236in" svg:height="3.956343in" draw:z-index="0">
<draw:image xlink:href="../Images/yкринформ/2023-04-14T22-19-00-03-00/630_360_1681499682-8059.jpeg" xlink:type="simple" xlink:show="embed" xlink:actuate="onLoad" draw:mime-type="image/jpeg"/>
</draw:frame>
</text:a>
 <text:a xlink:type="simple" xlink:href="https://static.ukrinform.com/photos/2023_04/1681499682-5661.jpeg" text:style-name="Internet_20_link" text:visited-style-name="Visited_20_Internet_20_Link">
<draw:frame draw:style-name="fr1" draw:name="Image306" text:anchor-type="as-char" svg:width="6.9236in" svg:height="3.956343in" draw:z-index="0">
<draw:image xlink:href="../Images/yкринформ/2023-04-14T22-19-00-03-00/630_360_1681499682-5661.jpeg" xlink:type="simple" xlink:show="embed" xlink:actuate="onLoad" draw:mime-type="image/jpeg"/>
</draw:frame>
</text:a>
 <text:a xlink:type="simple" xlink:href="https://static.ukrinform.com/photos/2023_04/1681499682-4128.jpeg" text:style-name="Internet_20_link" text:visited-style-name="Visited_20_Internet_20_Link">
<draw:frame draw:style-name="fr1" draw:name="Image307" text:anchor-type="as-char" svg:width="6.9236in" svg:height="3.956343in" draw:z-index="0">
<draw:image xlink:href="../Images/yкринформ/2023-04-14T22-19-00-03-00/630_360_1681499682-4128.jpeg" xlink:type="simple" xlink:show="embed" xlink:actuate="onLoad" draw:mime-type="image/jpeg"/>
</draw:frame>
</text:a>
 <text:a xlink:type="simple" xlink:href="https://static.ukrinform.com/photos/2023_04/1681499682-1968.jpeg" text:style-name="Internet_20_link" text:visited-style-name="Visited_20_Internet_20_Link">
<draw:frame draw:style-name="fr1" draw:name="Image308" text:anchor-type="as-char" svg:width="6.9236in" svg:height="3.956343in" draw:z-index="0">
<draw:image xlink:href="../Images/yкринформ/2023-04-14T22-19-00-03-00/630_360_1681499682-1968.jpeg" xlink:type="simple" xlink:show="embed" xlink:actuate="onLoad" draw:mime-type="image/jpeg"/>
</draw:frame>
</text:a>
 <text:a xlink:type="simple" xlink:href="https://static.ukrinform.com/photos/2023_04/1681499682-2528.jpeg" text:style-name="Internet_20_link" text:visited-style-name="Visited_20_Internet_20_Link">
<draw:frame draw:style-name="fr1" draw:name="Image309" text:anchor-type="as-char" svg:width="6.9236in" svg:height="3.956343in" draw:z-index="0">
<draw:image xlink:href="../Images/yкринформ/2023-04-14T22-19-00-03-00/630_360_1681499682-2528.jpeg" xlink:type="simple" xlink:show="embed" xlink:actuate="onLoad" draw:mime-type="image/jpeg"/>
</draw:frame>
</text:a>
 <text:a xlink:type="simple" xlink:href="https://static.ukrinform.com/photos/2023_04/1681499682-7267.jpeg" text:style-name="Internet_20_link" text:visited-style-name="Visited_20_Internet_20_Link">
<draw:frame draw:style-name="fr1" draw:name="Image310" text:anchor-type="as-char" svg:width="6.9236in" svg:height="3.956343in" draw:z-index="0">
<draw:image xlink:href="../Images/yкринформ/2023-04-14T22-19-00-03-00/630_360_1681499682-7267.jpeg" xlink:type="simple" xlink:show="embed" xlink:actuate="onLoad" draw:mime-type="image/jpeg"/>
</draw:frame>
</text:a>
 <text:a xlink:type="simple" xlink:href="https://static.ukrinform.com/photos/2023_04/1681499682-8387.jpeg" text:style-name="Internet_20_link" text:visited-style-name="Visited_20_Internet_20_Link">
<draw:frame draw:style-name="fr1" draw:name="Image311" text:anchor-type="as-char" svg:width="6.9236in" svg:height="3.956343in" draw:z-index="0">
<draw:image xlink:href="../Images/yкринформ/2023-04-14T22-19-00-03-00/630_360_1681499682-8387.jpeg" xlink:type="simple" xlink:show="embed" xlink:actuate="onLoad" draw:mime-type="image/jpeg"/>
</draw:frame>
</text:a>
 <text:a xlink:type="simple" xlink:href="https://static.ukrinform.com/photos/2023_04/1681499683-2536.jpeg" text:style-name="Internet_20_link" text:visited-style-name="Visited_20_Internet_20_Link">
<draw:frame draw:style-name="fr1" draw:name="Image312" text:anchor-type="as-char" svg:width="6.9236in" svg:height="3.956343in" draw:z-index="0">
<draw:image xlink:href="../Images/yкринформ/2023-04-14T22-19-00-03-00/630_360_1681499683-2536.jpeg" xlink:type="simple" xlink:show="embed" xlink:actuate="onLoad" draw:mime-type="image/jpeg"/>
</draw:frame>
</text:a>
 <text:a xlink:type="simple" xlink:href="https://static.ukrinform.com/photos/2023_04/1681499683-8411.jpeg" text:style-name="Internet_20_link" text:visited-style-name="Visited_20_Internet_20_Link">
<draw:frame draw:style-name="fr1" draw:name="Image313" text:anchor-type="as-char" svg:width="6.9236in" svg:height="3.956343in" draw:z-index="0">
<draw:image xlink:href="../Images/yкринформ/2023-04-14T22-19-00-03-00/630_360_1681499683-8411.jpeg" xlink:type="simple" xlink:show="embed" xlink:actuate="onLoad" draw:mime-type="image/jpeg"/>
</draw:frame>
</text:a>
 <text:a xlink:type="simple" xlink:href="https://static.ukrinform.com/photos/2023_04/1681499683-7890.jpeg" text:style-name="Internet_20_link" text:visited-style-name="Visited_20_Internet_20_Link">
<draw:frame draw:style-name="fr1" draw:name="Image314" text:anchor-type="as-char" svg:width="6.9236in" svg:height="3.956343in" draw:z-index="0">
<draw:image xlink:href="../Images/yкринформ/2023-04-14T22-19-00-03-00/630_360_1681499683-7890.jpeg" xlink:type="simple" xlink:show="embed" xlink:actuate="onLoad" draw:mime-type="image/jpeg"/>
</draw:frame>
</text:a>
</text:p>
      <text:p text:style-name="P4">
«8 загиблих і 21 поранений – такі оперативні дані по удару по <text:a xlink:type="simple" xlink:href="https://www.ukrinform.ua/tag-slovansk" text:style-name="Internet_20_link" text:visited-style-name="Visited_20_Internet_20_Link">
</text:a>
 станом на 21:00. Серед загиблих –дворічна дитина, яку, на жаль, не змогли врятувати після того, як витягнулиз-під завалів. Ще 5 людей, імовірно, перебувають під уламками зруйнованогобудинку», - йдеться у повідомленні.</text:p>
      <text:p text:style-name="P4">
<draw:frame draw:style-name="fr1" draw:name="Image315" text:anchor-type="as-char" svg:width="6.9236in" svg:height="3.956343in" draw:z-index="0">
<draw:image xlink:href="../Images/yкринформ/2023-04-14T22-19-00-03-00/630_360_1681500608-3052.jpeg" xlink:type="simple" xlink:show="embed" xlink:actuate="onLoad" draw:mime-type="image/jpeg"/>
</draw:frame>
 Роботаспецслужб на місці прильоту у Слов'янську / Фото: Юлія Овсяннікова, Укрінформ<text:a xlink:type="simple" xlink:href="https://static.ukrinform.com/photos/2023_04/1681500608-3052.jpeg" text:style-name="Internet_20_link" text:visited-style-name="Visited_20_Internet_20_Link">
 <draw:frame draw:style-name="fr1" draw:name="Image316" text:anchor-type="as-char" svg:width="6.9236in" svg:height="3.956343in" draw:z-index="0">
<draw:image xlink:href="../Images/yкринформ/2023-04-14T22-19-00-03-00/630_360_1681500608-3052.jpeg" xlink:type="simple" xlink:show="embed" xlink:actuate="onLoad" draw:mime-type="image/jpeg"/>
</draw:frame>
</text:a>
 <text:a xlink:type="simple" xlink:href="https://static.ukrinform.com/photos/2023_04/1681500608-5003.jpeg" text:style-name="Internet_20_link" text:visited-style-name="Visited_20_Internet_20_Link">
<draw:frame draw:style-name="fr1" draw:name="Image317" text:anchor-type="as-char" svg:width="6.9236in" svg:height="3.956343in" draw:z-index="0">
<draw:image xlink:href="../Images/yкринформ/2023-04-14T22-19-00-03-00/630_360_1681500608-5003.jpeg" xlink:type="simple" xlink:show="embed" xlink:actuate="onLoad" draw:mime-type="image/jpeg"/>
</draw:frame>
</text:a>
 <text:a xlink:type="simple" xlink:href="https://static.ukrinform.com/photos/2023_04/1681500608-9957.jpeg" text:style-name="Internet_20_link" text:visited-style-name="Visited_20_Internet_20_Link">
<draw:frame draw:style-name="fr1" draw:name="Image318" text:anchor-type="as-char" svg:width="6.9236in" svg:height="3.956343in" draw:z-index="0">
<draw:image xlink:href="../Images/yкринформ/2023-04-14T22-19-00-03-00/630_360_1681500608-9957.jpeg" xlink:type="simple" xlink:show="embed" xlink:actuate="onLoad" draw:mime-type="image/jpeg"/>
</draw:frame>
</text:a>
 <text:a xlink:type="simple" xlink:href="https://static.ukrinform.com/photos/2023_04/1681500608-6121.jpeg" text:style-name="Internet_20_link" text:visited-style-name="Visited_20_Internet_20_Link">
<draw:frame draw:style-name="fr1" draw:name="Image319" text:anchor-type="as-char" svg:width="6.9236in" svg:height="3.956343in" draw:z-index="0">
<draw:image xlink:href="../Images/yкринформ/2023-04-14T22-19-00-03-00/630_360_1681500608-6121.jpeg" xlink:type="simple" xlink:show="embed" xlink:actuate="onLoad" draw:mime-type="image/jpeg"/>
</draw:frame>
</text:a>
 <text:a xlink:type="simple" xlink:href="https://static.ukrinform.com/photos/2023_04/1681500608-3258.jpeg" text:style-name="Internet_20_link" text:visited-style-name="Visited_20_Internet_20_Link">
<draw:frame draw:style-name="fr1" draw:name="Image320" text:anchor-type="as-char" svg:width="6.9236in" svg:height="3.956343in" draw:z-index="0">
<draw:image xlink:href="../Images/yкринформ/2023-04-14T22-19-00-03-00/630_360_1681500608-3258.jpeg" xlink:type="simple" xlink:show="embed" xlink:actuate="onLoad" draw:mime-type="image/jpeg"/>
</draw:frame>
</text:a>
 <text:a xlink:type="simple" xlink:href="https://static.ukrinform.com/photos/2023_04/1681500608-3632.jpeg" text:style-name="Internet_20_link" text:visited-style-name="Visited_20_Internet_20_Link">
<draw:frame draw:style-name="fr1" draw:name="Image321" text:anchor-type="as-char" svg:width="6.9236in" svg:height="3.956343in" draw:z-index="0">
<draw:image xlink:href="../Images/yкринформ/2023-04-14T22-19-00-03-00/630_360_1681500608-3632.jpeg" xlink:type="simple" xlink:show="embed" xlink:actuate="onLoad" draw:mime-type="image/jpeg"/>
</draw:frame>
</text:a>
 <text:a xlink:type="simple" xlink:href="https://static.ukrinform.com/photos/2023_04/1681500609-2106.jpeg" text:style-name="Internet_20_link" text:visited-style-name="Visited_20_Internet_20_Link">
<draw:frame draw:style-name="fr1" draw:name="Image322" text:anchor-type="as-char" svg:width="6.9236in" svg:height="3.956343in" draw:z-index="0">
<draw:image xlink:href="../Images/yкринформ/2023-04-14T22-19-00-03-00/630_360_1681500609-2106.jpeg" xlink:type="simple" xlink:show="embed" xlink:actuate="onLoad" draw:mime-type="image/jpeg"/>
</draw:frame>
</text:a>
 <text:a xlink:type="simple" xlink:href="https://static.ukrinform.com/photos/2023_04/1681500610-9902.jpeg" text:style-name="Internet_20_link" text:visited-style-name="Visited_20_Internet_20_Link">
<draw:frame draw:style-name="fr1" draw:name="Image323" text:anchor-type="as-char" svg:width="6.9236in" svg:height="3.956343in" draw:z-index="0">
<draw:image xlink:href="../Images/yкринформ/2023-04-14T22-19-00-03-00/630_360_1681500610-9902.jpeg" xlink:type="simple" xlink:show="embed" xlink:actuate="onLoad" draw:mime-type="image/jpeg"/>
</draw:frame>
</text:a>
</text:p>
      <text:p text:style-name="P4">
росіяни випустили по місту щонайменше 7 ракет (за попередньою інформацією,С-300), 6 із них влучили по житловому сектору, ще 1 – на територіюландшафтного парку.</text:p>
      <text:p text:style-name="P4">
<text:span text:style-name="T4">
Читайте також:</text:span>
 <text:a xlink:type="simple" xlink:href="https://www.ukrinform.ua/rubric-ato/3696089-rosiani-obstrilali-prikordonnu-gromadu-sumsini.html" text:style-name="Internet_20_link" text:visited-style-name="Visited_20_Internet_20_Link">
 <text:span text:style-name="T4">
обстріл</text:span>
 </text:a>
</text:p>
      <text:p text:style-name="P4">
Ударом пошкоджені 5 багатоповерхівок, 5 приватних будинків, школу, базувідпочинку, адмінбудівлю, крамницю, господарський центр і 12 автомобілів.</text:p>
      <text:p text:style-name="P4">
Павло Кириленко наголошує, що уся наведена інформація є попередньою. Точнінаслідки удару будуть відомі пізніше.</text:p>
      <text:p text:style-name="P4">
<text:span text:style-name="T4">
Читайте також:</text:span>
 <text:a xlink:type="simple" xlink:href="https://www.ukrinform.ua/rubric-ato/3695993-zagarbniki-obstrilali-kramatorsk-poskodzeni-bagatopoverhivki.html" text:style-name="Internet_20_link" text:visited-style-name="Visited_20_Internet_20_Link">
 <text:span text:style-name="T4">
обстріл</text:span>
 </text:a>
</text:p>
      <text:p text:style-name="P4">
Розпочато досудове розслідування за фактом обстрілу російськими військамиСлов’янська Донецької області.</text:p>
      <text:p text:style-name="P4">
Source: <text:a xlink:type="simple" xlink:href="https://www.ukrinform.ua/rubric-regions/3696096-raketnij-udar-po-slovansku-kilkist-zagiblih-zrosla-do-vosmi-21-poranenij.html" text:style-name="Internet_20_link" text:visited-style-name="Visited_20_Internet_20_Link">
https://www.ukrinform.ua/rubric-regions/3696096-raketnij-udar-po-slovansku-kilkist-zagiblih-zrosla-do-vosmi-21-poranenij.html</text:a>
</text:p>
      <!--NEWS-->
      <text:h text:style-name="P10" text:outline-level="1">
<text:span text:style-name="T4">
В Україні 70% громадян підтримують заборону діяльності УПЦ МП</text:span>
</text:h>
      <text:p text:style-name="P4">
Authors: Ukrinform (Person)</text:p>
      <text:p text:style-name="P4">
Publisher: Укринформ (Organization)</text:p>
      <text:p text:style-name="P4">
Published Time: 2023-04-14T22:42:00+03:00</text:p>
      <text:p text:style-name="P4">
Modified Time: 2023-04-14T22:42:00+03:00</text:p>
      <text:p text:style-name="P4">
Description: В Україні 70% громадян підтримують ідею заборони діяльності Української православної церкви московського патріархату. — Укрінформ.</text:p>
      <text:p text:style-name="P4">
Images: ["<text:a xlink:type="simple" xlink:href="https://static.ukrinform.com/photos/2019_01/thumb_files/630_360_1547809133-586.jpg" text:style-name="Internet_20_link" text:visited-style-name="Visited_20_Internet_20_Link">
630_360_15478...</text:a>
"]</text:p>
      <text:p text:style-name="P4">
Tags: ['Опитування', 'УПЦ МП', 'Заборона']</text:p>
      <text:p text:style-name="P4">
Type: Article</text:p>
      <!--METADATA-->
      <text:p text:style-name="P4">
<draw:frame draw:style-name="fr1" draw:name="Image324" text:anchor-type="as-char" svg:width="6.9236in" svg:height="3.956343in" draw:z-index="0">
<draw:image xlink:href="../Images/yкринформ/2023-04-14T22-42-00-03-00/630_360_1547809133-586.jpg" xlink:type="simple" xlink:show="embed" xlink:actuate="onLoad" draw:mime-type="image/jpeg"/>
</draw:frame>
 В Україні70% громадян підтримують ідею заборони діяльності Української православноїцеркви московського патріархату.</text:p>
      <text:p text:style-name="P4">
Про це свідчать <text:a xlink:type="simple" xlink:href="http://drive.google.com/drive/folders/1tU57MOXBEtUXdB6Mnn6LcpWBBLV8CAWo" text:style-name="Internet_20_link" text:visited-style-name="Visited_20_Internet_20_Link">
</text:a>
, проведеного дослідницькою компанією Gradus Research напередодні свята,передає Укрінформ.</text:p>
      <text:p text:style-name="P4">
Так, 70% опитаних підтримують заборону діяльності УПЦ МП на території України,тоді як у 2021 році таких було трохи більш ніж половина (55%).</text:p>
      <text:p text:style-name="P4">
<text:span text:style-name="T4">
Читайте також:</text:span>
 <text:a xlink:type="simple" xlink:href="https://www.ukrinform.ua/rubric-society/3695094-danilov-institucii-aki-maut-vidnosenna-do-moskvi-ne-pracuvatimut-na-teritorii-ukraini.html" text:style-name="Internet_20_link" text:visited-style-name="Visited_20_Internet_20_Link">
 </text:a>
</text:p>
      <text:p text:style-name="P4">
Крім того, дві третини респондентів (66%) ставляться до рішення про виселенняченців УПЦ МП з Києво-Печерської лаври позитивно (дуже або скоріше).</text:p>
      <text:p text:style-name="P4">
Опитування проведено дослідницькою компанією Gradus Research методомсамозаповнення анкети в мобільному додатку. Вибірка: 1330 респондентів у віці18-60 років, які мешкають у населених пунктах, де проживає понад 50 000жителів. Період проведення: 13-14 квітня 2023 року.</text:p>
      <text:p text:style-name="P4">
<text:span text:style-name="T4">
Читайте також:</text:span>
 <text:a xlink:type="simple" xlink:href="https://www.ukrinform.ua/rubric-diaspora/3695962-skilki-ukrainski-bizenci-u-polsi-planuut-vitratiti-na-velikden-doslidzenna.html" text:style-name="Internet_20_link" text:visited-style-name="Visited_20_Internet_20_Link">
 </text:a>
</text:p>
      <text:p text:style-name="P4">
Як повідомлялося, Національний заповідник " <text:a xlink:type="simple" xlink:href="https://www.ukrinform.ua/tag-kiivska-lavra" text:style-name="Internet_20_link" text:visited-style-name="Visited_20_Internet_20_Link">
 </text:a>
 " оголосив про розрив договору про оренду з Українськоюправославною церквою московського патріархату з 29 березня 2023 року, протетривалий час прибічники УПЦ МП перешкоджали початку діяльності комісії зінвентаризації майна.</text:p>
      <text:p text:style-name="P4">
Source: <text:a xlink:type="simple" xlink:href="https://www.ukrinform.ua/rubric-society/3696005-v-ukraini-70-gromadan-pidtrimuut-zaboronu-dialnosti-upc-mp.html" text:style-name="Internet_20_link" text:visited-style-name="Visited_20_Internet_20_Link">
https://www.ukrinform.ua/rubric-society/3696005-v-ukraini-70-gromadan-pidtrimuut-zaboronu-dialnosti-upc-mp.html</text:a>
</text:p>
      <!--NEWS-->
      <text:h text:style-name="P10" text:outline-level="1">
<text:span text:style-name="T4">
Коста-Рика долучилася до коаліції за створення Спецтрибуналу для рф</text:span>
</text:h>
      <text:p text:style-name="P4">
Authors: Ukrinform (Person)</text:p>
      <text:p text:style-name="P4">
Publisher: Укринформ (Organization)</text:p>
      <text:p text:style-name="P4">
Published Time: 2023-04-14T22:53:00+03:00</text:p>
      <text:p text:style-name="P4">
Modified Time: 2023-04-14T22:53:00+03:00</text:p>
      <text:p text:style-name="P4">
Description: До коаліції країн зі створення Спеціального трибуналу щодо злочину агресії проти України долучилася Коста-Рика. — Укрінформ.</text:p>
      <text:p text:style-name="P4">
Images: ["<text:a xlink:type="simple" xlink:href="https://static.ukrinform.com/photos/2016_12/thumb_files/630_360_1482999669-1652-kostarika.jpg" text:style-name="Internet_20_link" text:visited-style-name="Visited_20_Internet_20_Link">
630_360_14829...</text:a>
"]</text:p>
      <text:p text:style-name="P4">
Tags: ['Кулеба', 'МЗС', 'Трибунал', 'Україна', 'Агресія РФ', 'Коста-Рика']</text:p>
      <text:p text:style-name="P4">
Type: Article</text:p>
      <!--METADATA-->
      <text:p text:style-name="P4">
<draw:frame draw:style-name="fr1" draw:name="Image325" text:anchor-type="as-char" svg:width="6.9236in" svg:height="3.956343in" draw:z-index="0">
<draw:image xlink:href="../Images/yкринформ/2023-04-14T22-53-00-03-00/630_360_1482999669-1652-kostarika.jpg" xlink:type="simple" xlink:show="embed" xlink:actuate="onLoad" draw:mime-type="image/jpeg"/>
</draw:frame>
До коаліції країн зі створення Спеціального трибуналу щодо злочину агресіїпроти України долучилася Коста-Рика.</text:p>
      <text:p text:style-name="P4">
Про це повідомив у <text:a xlink:type="simple" xlink:href="https://twitter.com/DmytroKuleba" text:style-name="Internet_20_link" text:visited-style-name="Visited_20_Internet_20_Link">
 </text:a>
 міністр закордоннихсправ України Дмитро Кулеба, передає Укрінформ.</text:p>
      <text:p text:style-name="Quotations">

<text:p text:style-name="P4">
During our call today, FM Arnoldo Tinoco informed me that Costa Rica has&gt;
 decided to join the Core Group on the Special Tribunal for the crime of&gt;
 aggression against Ukraine, bringing the total number of states to 34. We&gt;
 also discussed ways to further boost bilateral cooperation.&gt;
&gt;
 — Dmytro Kuleba (@DmytroKuleba) <text:a xlink:type="simple" xlink:href="https://twitter.com/DmytroKuleba/status/1646917261490282510" text:style-name="Internet_20_link" text:visited-style-name="Visited_20_Internet_20_Link">
&gt;
 </text:a>
</text:p>

</text:p>
      <text:p text:style-name="P4">
"Під час нашої сьогоднішньої розмови глава МЗС Арнольдо Тіноко повідомив мені,що Коста-Рика вирішила приєднатися до Основної групи зі створення <text:a xlink:type="simple" xlink:href="https://www.ukrinform.ua/tag-tribunal" text:style-name="Internet_20_link" text:visited-style-name="Visited_20_Internet_20_Link">
</text:a>
 у справі щодо злочину агресії протиУкраїни. У результаті загальна кількість держав сягнула 34. Ми такожобговорили шляхи посилення двостороннього співробітництва", - написав Кулеба.</text:p>
      <text:p text:style-name="P4">
<text:span text:style-name="T4">
Читайте також:</text:span>
 <text:a xlink:type="simple" xlink:href="https://www.ukrinform.ua/rubric-polytics/3693437-evrosouz-obgovorue-z-krainami-g7-spectribunal-sodo-zlocinu-agresii-rosii-evrokomisar.html" text:style-name="Internet_20_link" text:visited-style-name="Visited_20_Internet_20_Link">
 <text:span text:style-name="T4">
спецтрибунал</text:span>
 </text:a>
</text:p>
      <text:p text:style-name="P4">
Як повідомляв Укрінформ, Міністерство закордонних справ України <text:a xlink:type="simple" xlink:href="https://www.ukrinform.ua/rubric-polytics/3675976-koalicia-zi-stvorenna-spectribunalu-dla-rf-prodovzit-zrostati-kuleba.html" text:style-name="Internet_20_link" text:visited-style-name="Visited_20_Internet_20_Link">
</text:a>
 над розширеннямміжнародної коаліції для створення Спеціального трибуналу щодо злочину агресіїпроти України та притягнення військового та політичного керівництва рф довідповідальності.</text:p>
      <text:p text:style-name="P4">
Source: <text:a xlink:type="simple" xlink:href="https://www.ukrinform.ua/rubric-polytics/3696104-kostarika-dolucilasa-do-koalicii-za-stvorenna-spectribunalu-dla-rf.html" text:style-name="Internet_20_link" text:visited-style-name="Visited_20_Internet_20_Link">
https://www.ukrinform.ua/rubric-polytics/3696104-kostarika-dolucilasa-do-koalicii-za-stvorenna-spectribunalu-dla-rf.html</text:a>
</text:p>
      <!--NEWS-->
      <text:h text:style-name="P10" text:outline-level="1">
<text:span text:style-name="T4">
Найбільший німецький виробник військової техніки та боєприпасів зазнав кібератаки</text:span>
</text:h>
      <text:p text:style-name="P4">
Authors: Ukrinform (Person)</text:p>
      <text:p text:style-name="P4">
Publisher: Укринформ (Organization)</text:p>
      <text:p text:style-name="P4">
Published Time: 2023-04-14T22:59:00+03:00</text:p>
      <text:p text:style-name="P4">
Modified Time: 2023-04-14T22:59:00+03:00</text:p>
      <text:p text:style-name="P4">
Description: Найбільший німецький виробник військової техніки та боєприпасів - концерн Rheinmetall – зазнав чергової кібератаки. — Укрінформ.</text:p>
      <text:p text:style-name="P4">
Images: ["<text:a xlink:type="simple" xlink:href="https://static.ukrinform.com/photos/2022_09/thumb_files/630_360_1662202935-829.jpg" text:style-name="Internet_20_link" text:visited-style-name="Visited_20_Internet_20_Link">
630_360_16622...</text:a>
"]</text:p>
      <text:p text:style-name="P4">
Tags: ['Кібератака', 'Німеччина', 'Хакери', 'Військова техніка']</text:p>
      <text:p text:style-name="P4">
Type: Article</text:p>
      <!--METADATA-->
      <text:p text:style-name="P4">
<draw:frame draw:style-name="fr1" draw:name="Image326" text:anchor-type="as-char" svg:width="6.9236in" svg:height="3.956343in" draw:z-index="0">
<draw:image xlink:href="../Images/yкринформ/2023-04-14T22-59-00-03-00/630_360_1662202935-829.jpg" xlink:type="simple" xlink:show="embed" xlink:actuate="onLoad" draw:mime-type="image/jpeg"/>
</draw:frame>
 Найбільшийнімецький виробник військової техніки та боєприпасів - концерн Rheinmetall –зазнав чергової кібератаки.</text:p>
      <text:p text:style-name="P4">
Про це, як передає Укрінформ, повідомляє <text:a xlink:type="simple" xlink:href="https://www.spiegel.de/netzwelt/rheinmetall-cyberangriff-auf-ruestungskonzern-a-dca34503-412d-4186-ac20-9769654e8e00" text:style-name="Internet_20_link" text:visited-style-name="Visited_20_Internet_20_Link">
</text:a>
 .</text:p>
      <text:p text:style-name="P4">
Цього разу жертвою <text:a xlink:type="simple" xlink:href="https://www.ukrinform.ua/tag-hakeri" text:style-name="Internet_20_link" text:visited-style-name="Visited_20_Internet_20_Link">
 </text:a>
 став цивільнийбізнес компанії. Жертвою кіберзлочинців стала група Dax Rheinmetall:постраждали кілька дочірніх компаній Rheinmetall по всьому світу, включаючикомпанію Kolbenschmidt, де в п’ятницю вийшли з ладу різні системи. Виробництвотам призначене в першу чергу для промислових клієнтів і компаній вавтомобільному секторі.</text:p>
      <text:p text:style-name="P4">
«Збій не вплине на військовий бізнес трьох підрозділів Vehicle Systems, Weaponand Ammunitions and Electronic Solutions», - запевнив речник групи.</text:p>
      <text:p text:style-name="P4">
Розмір завданих збитків наразі з’ясовується. Прокуратура Кельна порушилакримінальну справу. Наразі не відомо, хто стоїть за нападом.</text:p>
      <text:p text:style-name="P4">
<text:span text:style-name="T4">
Читайте також:</text:span>
 <text:a xlink:type="simple" xlink:href="https://www.ukrinform.ua/rubric-technology/3694978-rosijski-hakeri-vidstezuut-gumkonvoi-v-ukraini-cerez-kameri-sposterezenna-u-kafe.html" text:style-name="Internet_20_link" text:visited-style-name="Visited_20_Internet_20_Link">
 <text:span text:style-name="T4">
хакер</text:span>
 </text:a>
</text:p>
      <text:p text:style-name="P4">
Rheinmetall, за власними заявами, входить до трійки найбільших виробниківвійськової техніки та боєприпасів у західному світі. Зараз ринкова вартістьRheinmetall становить понад 10 мільярдів євро. Ціна акцій зросла більш ніжудвічі після російського вторгнення в Україну рік тому. У цивільних сферахRheinmetall є постачальником, зокрема, для автомобільної промисловості.</text:p>
      <text:p text:style-name="P4">
Source: <text:a xlink:type="simple" xlink:href="https://www.ukrinform.ua/rubric-technology/3696105-najbilsij-nimeckij-virobnik-vijskovoi-tehniki-ta-boepripasiv-zaznav-kiberataki.html" text:style-name="Internet_20_link" text:visited-style-name="Visited_20_Internet_20_Link">
https://www.ukrinform.ua/rubric-technology/3696105-najbilsij-nimeckij-virobnik-vijskovoi-tehniki-ta-boepripasiv-zaznav-kiberataki.html</text:a>
</text:p>
      <!--NEWS-->
      <text:h text:style-name="P10" text:outline-level="1">
<text:span text:style-name="T4">
Канада передала Україні три навчальні симулятори стрільби з танків</text:span>
</text:h>
      <text:p text:style-name="P4">
Authors: Ukrinform (Person)</text:p>
      <text:p text:style-name="P4">
Publisher: Укринформ (Organization)</text:p>
      <text:p text:style-name="P4">
Published Time: 2023-04-14T23:06:00+03:00</text:p>
      <text:p text:style-name="P4">
Modified Time: 2023-04-14T23:06:00+03:00</text:p>
      <text:p text:style-name="P4">
Description: Канада виділила для навчання військовослужбовців ЗСУ три симулятори ведення вогню з танку Leopard 2. — Укрінформ.</text:p>
      <text:p text:style-name="P4">
Images: ["<text:a xlink:type="simple" xlink:href="https://static.ukrinform.com/photos/2023_04/thumb_files/630_360_1681502735-790.jpg" text:style-name="Internet_20_link" text:visited-style-name="Visited_20_Internet_20_Link">
630_360_16815...</text:a>
"]</text:p>
      <text:p text:style-name="P4">
Tags: ['Канада', 'Танк', 'Україна', 'Симулятор']</text:p>
      <text:p text:style-name="P4">
Type: Article</text:p>
      <!--METADATA-->
      <text:p text:style-name="P4">
<draw:frame draw:style-name="fr1" draw:name="Image327" text:anchor-type="as-char" svg:width="6.9236in" svg:height="3.956343in" draw:z-index="0">
<draw:image xlink:href="../Images/yкринформ/2023-04-14T23-06-00-03-00/630_360_1681502735-790.jpg" xlink:type="simple" xlink:show="embed" xlink:actuate="onLoad" draw:mime-type="image/jpeg"/>
</draw:frame>
 Канадавиділила для навчання військовослужбовців ЗСУ три симулятори ведення вогню зтанку Leopard 2.</text:p>
      <text:p text:style-name="P4">
Як повідомляє кореспондент Укрінформу, про це на своїй сторінці у мережі <text:a xlink:type="simple" xlink:href="https://twitter.com/AnitaAnandMP/status/1646941403086200855" text:style-name="Internet_20_link" text:visited-style-name="Visited_20_Internet_20_Link">
</text:a>
 написаламіністр оборони Канади Аніта Ананд.</text:p>
      <text:p text:style-name="P4">
“На додачу до восьми танків Leopard 2, що ми вже доставили до Польщі, <text:a xlink:type="simple" xlink:href="https://www.ukrinform.ua/tag-kanada" text:style-name="Internet_20_link" text:visited-style-name="Visited_20_Internet_20_Link">
</text:a>
 розгорнула три симулятори стрільби зLeopard для допомоги українським танкістам в опануванні застосування цихтанків та тактики поводження з ними”, - заявила Ананд.</text:p>
      <text:p text:style-name="P4">
Вона наголосила, що “наша підтримку України - усеосяжна й триватиме далі”.</text:p>
      <text:p text:style-name="P4">
<text:span text:style-name="T4">
Читайте також:</text:span>
 <text:a xlink:type="simple" xlink:href="https://www.ukrinform.ua/rubric-polytics/3695907-kanada-spiratimetsa-na-poziciu-ukraini-v-pitanni-stavlenna-do-mirnogo-planu-kitau-posol.html" text:style-name="Internet_20_link" text:visited-style-name="Visited_20_Internet_20_Link">
 <text:span text:style-name="T4">
Канада</text:span>
 </text:a>
</text:p>
      <text:p text:style-name="P4">
Нагадаємо: раніше Ананд оголосила, що <text:a xlink:type="simple" xlink:href="https://www.ukrinform.ua/rubric-ato/3696035-kanada-uze-vidpravila-do-evropi-usi-obicani-ukraini-tanki-leopard-ministr-oboroni.html" text:style-name="Internet_20_link" text:visited-style-name="Visited_20_Internet_20_Link">
 </text:a>
 , обіцяних Україні.</text:p>
      <text:p text:style-name="P4">
<text:span text:style-name="T5">
Фото: Anita Anand / Twitter</text:span>
</text:p>
      <text:p text:style-name="P4">
Source: <text:a xlink:type="simple" xlink:href="https://www.ukrinform.ua/rubric-ato/3696106-kanada-peredala-ukraini-tri-navcalni-simulatori-strilbi-z-tankiv.html" text:style-name="Internet_20_link" text:visited-style-name="Visited_20_Internet_20_Link">
https://www.ukrinform.ua/rubric-ato/3696106-kanada-peredala-ukraini-tri-navcalni-simulatori-strilbi-z-tankiv.html</text:a>
</text:p>
      <!--NEWS-->
      <text:h text:style-name="P10" text:outline-level="1">
<text:span text:style-name="T4">
У росії визнали «іноагентами» Фонд Карнегі, мультиплікатора і ще одного співака</text:span>
</text:h>
      <text:p text:style-name="P4">
Authors: Ukrinform (Person)</text:p>
      <text:p text:style-name="P4">
Publisher: Укринформ (Organization)</text:p>
      <text:p text:style-name="P4">
Published Time: 2023-04-14T23:20:00+03:00</text:p>
      <text:p text:style-name="P4">
Modified Time: 2023-04-14T23:20:00+03:00</text:p>
      <text:p text:style-name="P4">
Description: мін'юст росії вніс до реєстру "іноземних агентів" автора-виконавця Семена Слєпаков, публіциста Ігора Яковенка, мультиплікатора Павла Мунтяна, журналіст Павла Канигіна, «Фонд Карнегі за міжнародний мир», видання "Агентство", "Полігон" і об'єднання "Райдужна асоціація". — Укрінформ.</text:p>
      <text:p text:style-name="P4">
Images: ["<text:a xlink:type="simple" xlink:href="https://static.ukrinform.com/photos/2022_04/thumb_files/630_360_1650942309-851.jpg" text:style-name="Internet_20_link" text:visited-style-name="Visited_20_Internet_20_Link">
630_360_16509...</text:a>
"]</text:p>
      <text:p text:style-name="P4">
Tags: ['росія', 'Іноагент']</text:p>
      <text:p text:style-name="P4">
Type: Article</text:p>
      <!--METADATA-->
      <text:p text:style-name="P4">
<draw:frame draw:style-name="fr1" draw:name="Image328" text:anchor-type="as-char" svg:width="6.9236in" svg:height="3.956343in" draw:z-index="0">
<draw:image xlink:href="../Images/yкринформ/2023-04-14T23-20-00-03-00/630_360_1650942309-851.jpg" xlink:type="simple" xlink:show="embed" xlink:actuate="onLoad" draw:mime-type="image/jpeg"/>
</draw:frame>
 мін'юстросії вніс до реєстру "іноземних агентів" автора-виконавця Семена Слєпаков,публіциста Ігора Яковенка, мультиплікатора Павла Мунтяна, журналіст ПавлаКанигіна, «Фонд Карнегі за міжнародний мир», видання "Агентство", "Полігон" іоб'єднання "Райдужна асоціація".</text:p>
      <text:p text:style-name="P4">
Про це повідомляє Укрінформ із посиланням на <text:a xlink:type="simple" xlink:href="https://minjust.gov.ru/ru/events/49437/" text:style-name="Internet_20_link" text:visited-style-name="Visited_20_Internet_20_Link">
</text:a>
 .</text:p>
      <text:p text:style-name="P4">
За версією Мін'юсту, Слєпаков отримував підтримку від іноземних джерел,виступав проти війни в Україні та "формував негативне ставлення до військовоїта державної служби в цілому", а також "негативно висловлювався щодо громадян<text:a xlink:type="simple" xlink:href="https://www.ukrinform.ua/tag-rosia" text:style-name="Internet_20_link" text:visited-style-name="Visited_20_Internet_20_Link">
 </text:a>
 ".</text:p>
      <text:p text:style-name="P4">
Решті пред'явлені подібні претензії, за винятком "Райдужної асоціації".Остання займається питаннями захисту прав та соціальної адаптації сексуальнихта гендерних меншин. Причиною її внесення до списку "іноагентів" стала"пропаганда нетрадиційних сексуальних відносин".</text:p>
      <text:p text:style-name="P4">
<text:span text:style-name="T4">
Читайте також:</text:span>
 <text:a xlink:type="simple" xlink:href="https://www.ukrinform.ua/rubric-world/3694963-u-rosii-napisali-donos-u-genprokuraturu-na-allu-pugacovu.html" text:style-name="Internet_20_link" text:visited-style-name="Visited_20_Internet_20_Link">
 </text:a>
</text:p>
      <text:p text:style-name="P4">
Також у зв'язку з ліквідацією з реєстру "іноагентів" виключені регіональнагромадська організація "Екологічна вахта Сахаліну" та автономна некомерційнаорганізація "Центр збереження та вивчення лососевих видів риб та місць їхпроживання".</text:p>
      <text:p text:style-name="P4">
Наразі у реєстрі "іноагентів", в якому перебувають, як фізичні, так і юридичніперсони, - <text:a xlink:type="simple" xlink:href="https://minjust.gov.ru/uploaded/files/reestr-inostrannyih-agentov-14-04-2023.pdf" text:style-name="Internet_20_link" text:visited-style-name="Visited_20_Internet_20_Link">
 </text:a>
 .</text:p>
      <text:p text:style-name="P4">
Source: <text:a xlink:type="simple" xlink:href="https://www.ukrinform.ua/rubric-world/3696093-u-rosii-viznali-inoagentami-fond-karnegi-multiplikatora-i-se-odnogo-spivaka.html" text:style-name="Internet_20_link" text:visited-style-name="Visited_20_Internet_20_Link">
https://www.ukrinform.ua/rubric-world/3696093-u-rosii-viznali-inoagentami-fond-karnegi-multiplikatora-i-se-odnogo-spivaka.html</text:a>
</text:p>
      <!--NEWS-->
      <text:h text:style-name="P10" text:outline-level="1">
<text:span text:style-name="T4">
«Аль-Айн» зіграє у фіналі Кубка Президента ОАЕ</text:span>
</text:h>
      <text:p text:style-name="P4">
Authors: Ukrinform (Person)</text:p>
      <text:p text:style-name="P4">
Publisher: Укринформ (Organization)</text:p>
      <text:p text:style-name="P4">
Published Time: 2023-04-14T23:30:13+03:00</text:p>
      <text:p text:style-name="P4">
Modified Time: 2023-04-14T23:30:13+03:00</text:p>
      <text:p text:style-name="P4">
Description: Ярмоленко взяв участь у голі своєї команди. — Укрінформ.</text:p>
      <text:p text:style-name="P4">
Images: ["<text:a xlink:type="simple" xlink:href="https://static.ukrinform.com/photos/2023_04/thumb_files/630_360_1681504170-604.jpg" text:style-name="Internet_20_link" text:visited-style-name="Visited_20_Internet_20_Link">
630_360_16815...</text:a>
"]</text:p>
      <text:p text:style-name="P4">
Tags: ['Ярмоленко', 'Футбол', 'Ребров']</text:p>
      <text:p text:style-name="P4">
Type: Article</text:p>
      <!--METADATA-->
      <text:p text:style-name="P4">
<draw:frame draw:style-name="fr1" draw:name="Image329" text:anchor-type="as-char" svg:width="6.9236in" svg:height="3.956343in" draw:z-index="0">
<draw:image xlink:href="../Images/yкринформ/2023-04-14T23-30-13-03-00/630_360_1681504170-604.jpg" xlink:type="simple" xlink:show="embed" xlink:actuate="onLoad" draw:mime-type="image/jpeg"/>
</draw:frame>
 Ярмоленковзяв участь у голі своєї команди.</text:p>
      <text:p text:style-name="P4">
«Аль-Айн» українського тренера Сергія Реброва переміг «Аль-Васл» у другомуматчі 1/2 фіналу Кубка президента ОАЕ – 1:0, передає Укрінформ.</text:p>
      <text:p text:style-name="P4">
На 23-й хвилині відзначився Ерік. Вирішальний дотик до м’яча перед голом свогопартнера провів українець Андрій Ярмоленко, який вийшов у стартовому складі тапровів на полі трохи більше години.</text:p>
      <text:p text:style-name="P4">
Ще один гол господарів – м’яч Паласіоса – був скасований після перегляду VAR.</text:p>
      <text:p text:style-name="P4">
Зазначимо, що команди завершили зустріч у форматі 10х10 після вилучення ХалідаЕлси на 29-й хвилині у господарів та Бенламрі на 86-й хвилині у гостей.</text:p>
      <text:p text:style-name="P4">
<text:span text:style-name="T4">
Читайте також:</text:span>
 <text:a xlink:type="simple" xlink:href="https://www.ukrinform.ua/rubric-sports/3693703-armolenko-vidznacivsa-za-al-ajn-u-matci-proti-haurfakkana.html" text:style-name="Internet_20_link" text:visited-style-name="Visited_20_Internet_20_Link">
 <text:span text:style-name="T4">
Ярмоленко</text:span>
 </text:a>
</text:p>
      <text:p text:style-name="P4">
Як повідомляв Укрінформ, суперником «Аль-Айна» у фіналі буде переможецьпротистояння «Аджман» – «Аль-Шарджа».</text:p>
      <text:p text:style-name="P4">
Фото: twitter.com/alainfcae</text:p>
      <text:p text:style-name="P4">
Source: <text:a xlink:type="simple" xlink:href="https://www.ukrinform.ua/rubric-sports/3696109-alajn-zigrae-u-finali-kubka-prezidenta-oae.html" text:style-name="Internet_20_link" text:visited-style-name="Visited_20_Internet_20_Link">
https://www.ukrinform.ua/rubric-sports/3696109-alajn-zigrae-u-finali-kubka-prezidenta-oae.html</text:a>
</text:p>
      <!--NEWS-->
      <text:h text:style-name="P10" text:outline-level="1">
<text:span text:style-name="T4">
Україна сподівається до кінця червня зібрати річний пакет коштів для швидкого відновлення</text:span>
</text:h>
      <text:p text:style-name="P4">
Authors: Ukrinform (Person)</text:p>
      <text:p text:style-name="P4">
Publisher: Укринформ (Organization)</text:p>
      <text:p text:style-name="P4">
Published Time: 2023-04-14T23:34:00+03:00</text:p>
      <text:p text:style-name="P4">
Modified Time: 2023-04-14T23:34:00+03:00</text:p>
      <text:p text:style-name="P4">
Description: Прем’єр-міністр України Денис Шмигаль висловив сподівання, що кошти, необхідні для проведення негайного відновлення зруйнованої інфраструктури України в 2023 році вдасться зібрати до кінця червня. — Укрінформ.</text:p>
      <text:p text:style-name="P4">
Images: ["<text:a xlink:type="simple" xlink:href="https://static.ukrinform.com/photos/2023_04/thumb_files/630_360_1681504378-959.jpg" text:style-name="Internet_20_link" text:visited-style-name="Visited_20_Internet_20_Link">
630_360_16815...</text:a>
", "<text:a xlink:type="simple" xlink:href="https://static.ukrinform.com/photos/2023_04/thumb_files/630_360_1681504934-7184.jpeg" text:style-name="Internet_20_link" text:visited-style-name="Visited_20_Internet_20_Link">
630_360_16815...</text:a>
", "<text:a xlink:type="simple" xlink:href="https://static.ukrinform.com/photos/2023_04/thumb_files/630_360_1681504934-6665.jpeg" text:style-name="Internet_20_link" text:visited-style-name="Visited_20_Internet_20_Link">
630_360_16815...</text:a>
", "<text:a xlink:type="simple" xlink:href="https://static.ukrinform.com/photos/2023_04/thumb_files/630_360_1681504934-8827.jpeg" text:style-name="Internet_20_link" text:visited-style-name="Visited_20_Internet_20_Link">
630_360_16815...</text:a>
", "<text:a xlink:type="simple" xlink:href="https://static.ukrinform.com/photos/2023_04/thumb_files/630_360_1681504934-5109.jpeg" text:style-name="Internet_20_link" text:visited-style-name="Visited_20_Internet_20_Link">
630_360_16815...</text:a>
", "<text:a xlink:type="simple" xlink:href="https://static.ukrinform.com/photos/2023_04/thumb_files/630_360_1681504934-9208.jpeg" text:style-name="Internet_20_link" text:visited-style-name="Visited_20_Internet_20_Link">
630_360_16815...</text:a>
", "<text:a xlink:type="simple" xlink:href="https://static.ukrinform.com/photos/2023_04/thumb_files/630_360_1681504934-6763.jpeg" text:style-name="Internet_20_link" text:visited-style-name="Visited_20_Internet_20_Link">
630_360_16815...</text:a>
", "<text:a xlink:type="simple" xlink:href="https://static.ukrinform.com/photos/2023_04/thumb_files/630_360_1681504935-6808.jpeg" text:style-name="Internet_20_link" text:visited-style-name="Visited_20_Internet_20_Link">
630_360_16815...</text:a>
", "<text:a xlink:type="simple" xlink:href="https://static.ukrinform.com/photos/2023_04/thumb_files/630_360_1681504935-6005.jpeg" text:style-name="Internet_20_link" text:visited-style-name="Visited_20_Internet_20_Link">
630_360_16815...</text:a>
", "<text:a xlink:type="simple" xlink:href="https://static.ukrinform.com/photos/2023_04/thumb_files/630_360_1681504935-6813.jpeg" text:style-name="Internet_20_link" text:visited-style-name="Visited_20_Internet_20_Link">
630_360_16815...</text:a>
", "<text:a xlink:type="simple" xlink:href="https://static.ukrinform.com/photos/2023_04/thumb_files/630_360_1681504935-6584.jpeg" text:style-name="Internet_20_link" text:visited-style-name="Visited_20_Internet_20_Link">
630_360_16815...</text:a>
", "<text:a xlink:type="simple" xlink:href="https://static.ukrinform.com/photos/2023_04/thumb_files/630_360_1681504935-1933.jpeg" text:style-name="Internet_20_link" text:visited-style-name="Visited_20_Internet_20_Link">
630_360_16815...</text:a>
", "<text:a xlink:type="simple" xlink:href="https://static.ukrinform.com/photos/2023_04/thumb_files/630_360_1681504935-9526.jpeg" text:style-name="Internet_20_link" text:visited-style-name="Visited_20_Internet_20_Link">
630_360_16815...</text:a>
"]</text:p>
      <text:p text:style-name="P4">
Tags: ['Економіка', 'США', 'Україна', 'Гроші', 'Шмигаль', 'Відбудова']</text:p>
      <text:p text:style-name="P4">
Type: Article</text:p>
      <!--METADATA-->
      <text:p text:style-name="P4">
<draw:frame draw:style-name="fr1" draw:name="Image330" text:anchor-type="as-char" svg:width="6.9236in" svg:height="3.956343in" draw:z-index="0">
<draw:image xlink:href="../Images/yкринформ/2023-04-14T23-34-00-03-00/630_360_1681504378-959.jpg" xlink:type="simple" xlink:show="embed" xlink:actuate="onLoad" draw:mime-type="image/jpeg"/>
</draw:frame>
 Прем’єр-міністр України Денис Шмигаль висловив сподівання, що кошти, необхідні дляпроведення негайного відновлення зруйнованої інфраструктури України в 2023році вдасться зібрати до кінця червня.</text:p>
      <text:p text:style-name="P4">
Про це він сказав у п’ятницю під час пресконференції в Вашингтоні зарезультатами візиту до США, передає власний кореспондент Укрінформу.</text:p>
      <text:p text:style-name="P4">
<draw:frame draw:style-name="fr1" draw:name="Image331" text:anchor-type="as-char" svg:width="6.9236in" svg:height="3.956343in" draw:z-index="0">
<draw:image xlink:href="../Images/yкринформ/2023-04-14T23-34-00-03-00/630_360_1681504934-7184.jpeg" xlink:type="simple" xlink:show="embed" xlink:actuate="onLoad" draw:mime-type="image/jpeg"/>
</draw:frame>
Пресконференція Прем'єр-міністра України Дениса Шмигаля у Вашингтоні/Фото:kmu.gov.ua  <text:a xlink:type="simple" xlink:href="https://static.ukrinform.com/photos/2023_04/1681504934-7184.jpeg" text:style-name="Internet_20_link" text:visited-style-name="Visited_20_Internet_20_Link">
<draw:frame draw:style-name="fr1" draw:name="Image332" text:anchor-type="as-char" svg:width="6.9236in" svg:height="3.956343in" draw:z-index="0">
<draw:image xlink:href="../Images/yкринформ/2023-04-14T23-34-00-03-00/630_360_1681504934-7184.jpeg" xlink:type="simple" xlink:show="embed" xlink:actuate="onLoad" draw:mime-type="image/jpeg"/>
</draw:frame>
</text:a>
 <text:a xlink:type="simple" xlink:href="https://static.ukrinform.com/photos/2023_04/1681504934-6665.jpeg" text:style-name="Internet_20_link" text:visited-style-name="Visited_20_Internet_20_Link">
<draw:frame draw:style-name="fr1" draw:name="Image333" text:anchor-type="as-char" svg:width="6.9236in" svg:height="3.956343in" draw:z-index="0">
<draw:image xlink:href="../Images/yкринформ/2023-04-14T23-34-00-03-00/630_360_1681504934-6665.jpeg" xlink:type="simple" xlink:show="embed" xlink:actuate="onLoad" draw:mime-type="image/jpeg"/>
</draw:frame>
</text:a>
 <text:a xlink:type="simple" xlink:href="https://static.ukrinform.com/photos/2023_04/1681504934-8827.jpeg" text:style-name="Internet_20_link" text:visited-style-name="Visited_20_Internet_20_Link">
<draw:frame draw:style-name="fr1" draw:name="Image334" text:anchor-type="as-char" svg:width="6.9236in" svg:height="3.956343in" draw:z-index="0">
<draw:image xlink:href="../Images/yкринформ/2023-04-14T23-34-00-03-00/630_360_1681504934-8827.jpeg" xlink:type="simple" xlink:show="embed" xlink:actuate="onLoad" draw:mime-type="image/jpeg"/>
</draw:frame>
</text:a>
 <text:a xlink:type="simple" xlink:href="https://static.ukrinform.com/photos/2023_04/1681504934-5109.jpeg" text:style-name="Internet_20_link" text:visited-style-name="Visited_20_Internet_20_Link">
<draw:frame draw:style-name="fr1" draw:name="Image335" text:anchor-type="as-char" svg:width="6.9236in" svg:height="3.956343in" draw:z-index="0">
<draw:image xlink:href="../Images/yкринформ/2023-04-14T23-34-00-03-00/630_360_1681504934-5109.jpeg" xlink:type="simple" xlink:show="embed" xlink:actuate="onLoad" draw:mime-type="image/jpeg"/>
</draw:frame>
</text:a>
 <text:a xlink:type="simple" xlink:href="https://static.ukrinform.com/photos/2023_04/1681504934-9208.jpeg" text:style-name="Internet_20_link" text:visited-style-name="Visited_20_Internet_20_Link">
<draw:frame draw:style-name="fr1" draw:name="Image336" text:anchor-type="as-char" svg:width="6.9236in" svg:height="3.956343in" draw:z-index="0">
<draw:image xlink:href="../Images/yкринформ/2023-04-14T23-34-00-03-00/630_360_1681504934-9208.jpeg" xlink:type="simple" xlink:show="embed" xlink:actuate="onLoad" draw:mime-type="image/jpeg"/>
</draw:frame>
</text:a>
 <text:a xlink:type="simple" xlink:href="https://static.ukrinform.com/photos/2023_04/1681504934-6763.jpeg" text:style-name="Internet_20_link" text:visited-style-name="Visited_20_Internet_20_Link">
<draw:frame draw:style-name="fr1" draw:name="Image337" text:anchor-type="as-char" svg:width="6.9236in" svg:height="3.956343in" draw:z-index="0">
<draw:image xlink:href="../Images/yкринформ/2023-04-14T23-34-00-03-00/630_360_1681504934-6763.jpeg" xlink:type="simple" xlink:show="embed" xlink:actuate="onLoad" draw:mime-type="image/jpeg"/>
</draw:frame>
</text:a>
 <text:a xlink:type="simple" xlink:href="https://static.ukrinform.com/photos/2023_04/1681504935-6808.jpeg" text:style-name="Internet_20_link" text:visited-style-name="Visited_20_Internet_20_Link">
<draw:frame draw:style-name="fr1" draw:name="Image338" text:anchor-type="as-char" svg:width="6.9236in" svg:height="3.956343in" draw:z-index="0">
<draw:image xlink:href="../Images/yкринформ/2023-04-14T23-34-00-03-00/630_360_1681504935-6808.jpeg" xlink:type="simple" xlink:show="embed" xlink:actuate="onLoad" draw:mime-type="image/jpeg"/>
</draw:frame>
</text:a>
 <text:a xlink:type="simple" xlink:href="https://static.ukrinform.com/photos/2023_04/1681504935-6005.jpeg" text:style-name="Internet_20_link" text:visited-style-name="Visited_20_Internet_20_Link">
<draw:frame draw:style-name="fr1" draw:name="Image339" text:anchor-type="as-char" svg:width="6.9236in" svg:height="3.956343in" draw:z-index="0">
<draw:image xlink:href="../Images/yкринформ/2023-04-14T23-34-00-03-00/630_360_1681504935-6005.jpeg" xlink:type="simple" xlink:show="embed" xlink:actuate="onLoad" draw:mime-type="image/jpeg"/>
</draw:frame>
</text:a>
 <text:a xlink:type="simple" xlink:href="https://static.ukrinform.com/photos/2023_04/1681504935-6813.jpeg" text:style-name="Internet_20_link" text:visited-style-name="Visited_20_Internet_20_Link">
<draw:frame draw:style-name="fr1" draw:name="Image340" text:anchor-type="as-char" svg:width="6.9236in" svg:height="3.956343in" draw:z-index="0">
<draw:image xlink:href="../Images/yкринформ/2023-04-14T23-34-00-03-00/630_360_1681504935-6813.jpeg" xlink:type="simple" xlink:show="embed" xlink:actuate="onLoad" draw:mime-type="image/jpeg"/>
</draw:frame>
</text:a>
 <text:a xlink:type="simple" xlink:href="https://static.ukrinform.com/photos/2023_04/1681504935-6584.jpeg" text:style-name="Internet_20_link" text:visited-style-name="Visited_20_Internet_20_Link">
<draw:frame draw:style-name="fr1" draw:name="Image341" text:anchor-type="as-char" svg:width="6.9236in" svg:height="3.956343in" draw:z-index="0">
<draw:image xlink:href="../Images/yкринформ/2023-04-14T23-34-00-03-00/630_360_1681504935-6584.jpeg" xlink:type="simple" xlink:show="embed" xlink:actuate="onLoad" draw:mime-type="image/jpeg"/>
</draw:frame>
</text:a>
 <text:a xlink:type="simple" xlink:href="https://static.ukrinform.com/photos/2023_04/1681504935-1933.jpeg" text:style-name="Internet_20_link" text:visited-style-name="Visited_20_Internet_20_Link">
<draw:frame draw:style-name="fr1" draw:name="Image342" text:anchor-type="as-char" svg:width="6.9236in" svg:height="3.956343in" draw:z-index="0">
<draw:image xlink:href="../Images/yкринформ/2023-04-14T23-34-00-03-00/630_360_1681504935-1933.jpeg" xlink:type="simple" xlink:show="embed" xlink:actuate="onLoad" draw:mime-type="image/jpeg"/>
</draw:frame>
</text:a>
 <text:a xlink:type="simple" xlink:href="https://static.ukrinform.com/photos/2023_04/1681504935-9526.jpeg" text:style-name="Internet_20_link" text:visited-style-name="Visited_20_Internet_20_Link">
<draw:frame draw:style-name="fr1" draw:name="Image343" text:anchor-type="as-char" svg:width="6.9236in" svg:height="3.956343in" draw:z-index="0">
<draw:image xlink:href="../Images/yкринформ/2023-04-14T23-34-00-03-00/630_360_1681504935-9526.jpeg" xlink:type="simple" xlink:show="embed" xlink:actuate="onLoad" draw:mime-type="image/jpeg"/>
</draw:frame>
</text:a>
</text:p>
      <text:p text:style-name="P4">
«Нам украй необхідно до кінця поточного року отримати $14,1 мільярда дляшвидкого відновлення в Україні», - зауважив <text:a xlink:type="simple" xlink:href="https://www.ukrinform.ua/tag-smigal" text:style-name="Internet_20_link" text:visited-style-name="Visited_20_Internet_20_Link">
 </text:a>
 у відповідь на запитання Укрінформу.</text:p>
      <text:p text:style-name="P4">
У цьому контексті він додав, що наша країна вже має певну частинуфінансування. Так, за його словами, $3,2 мільярда вже є у державному бюджеті,ще $2,3 мільярда цього року надають Сполучені Штати для відновленняенергетичної мережі та іншої критично важливої інфраструктури. Крім того,Україна отримала запевнення від Європейської Комісії щодо виділення €1мільярд.</text:p>
      <text:p text:style-name="P4">
<text:span text:style-name="T4">
Читайте також:</text:span>
 <text:a xlink:type="simple" xlink:href="https://www.ukrinform.ua/rubric-vidbudova/3695994-smigal-obgovoriv-z-ministrom-transportu-ssa-vidnovlenna-kriticnoi-infrastrukturi.html" text:style-name="Internet_20_link" text:visited-style-name="Visited_20_Internet_20_Link">
 <text:span text:style-name="T4">
Шмигаль</text:span>
 </text:a>
</text:p>
      <text:p text:style-name="P4">
Щодо решти, як зазначив Прем’єр, українська делегація обговорювала це питанняна зустрічах у Вашингтоні з партнерами, в тому числі, країнами G7 та отрималапевні гарантії в розмірі приблизно €5 мільярдів.</text:p>
      <text:p text:style-name="P4">
«Я сподіваюся, що до Конференції з питань відновлення України в Лондоні мизберемо всі необхідні кошти для швидкого відновлення в Україні, необхідних нацей рік»,- зазначив Шмигаль.</text:p>
      <text:p text:style-name="P4">
Він підкреслив, що це має забезпечити людям мінімальний рівень соціальних тагуманітарних послуг.</text:p>
      <text:p text:style-name="P4">
<text:span text:style-name="T4">
Читайте також:</text:span>
 <text:a xlink:type="simple" xlink:href="https://www.ukrinform.ua/rubric-vidbudova/3695947-dfc-ta-usaid-dopomagatimut-ukraini-zalucati-investicii-na-vidbudovu.html" text:style-name="Internet_20_link" text:visited-style-name="Visited_20_Internet_20_Link">
 </text:a>
</text:p>
      <text:p text:style-name="P4">
Як повідомлялося, Конференція з питань відновлення України (URC 2023) вЛондоні запланована на 21-23 червня. Вона продовжить серію щорічних заходів,останній з яких був проведений Швейцарією спільно з Україною в Лугано.</text:p>
      <text:p text:style-name="P4">
Source: <text:a xlink:type="simple" xlink:href="https://www.ukrinform.ua/rubric-economy/3696110-ukraina-spodivaetsa-do-kinca-cervna-zibrati-ricnij-paket-kostiv-dla-svidkogo-vidnovlenna.html" text:style-name="Internet_20_link" text:visited-style-name="Visited_20_Internet_20_Link">
https://www.ukrinform.ua/rubric-economy/3696110-ukraina-spodivaetsa-do-kinca-cervna-zibrati-ricnij-paket-kostiv-dla-svidkogo-vidnovlenna.html</text:a>
</text:p>
      <!--NEWS-->
      <text:h text:style-name="P10" text:outline-level="1">
<text:span text:style-name="T4">
В Одесі з туристичного символу міста стерли ім’я дизайнера та пропагандиста Лебедєва</text:span>
</text:h>
      <text:p text:style-name="P4">
Authors: Ukrinform (Person)</text:p>
      <text:p text:style-name="P4">
Publisher: Укринформ (Organization)</text:p>
      <text:p text:style-name="P4">
Published Time: 2023-04-14T23:51:00+03:00</text:p>
      <text:p text:style-name="P4">
Modified Time: 2023-04-14T23:51:00+03:00</text:p>
      <text:p text:style-name="P4">
Description: Ім’я російського дизайнера та блогера Артемія Лебедєва, який закликав захопити Одесу та «повернути» місто росії стерли зі скульптури «Якір-серце». — Укрінформ.</text:p>
      <text:p text:style-name="P4">
Images: ["<text:a xlink:type="simple" xlink:href="https://static.ukrinform.com/photos/2023_04/thumb_files/630_360_1681491058-589.jpg" text:style-name="Internet_20_link" text:visited-style-name="Visited_20_Internet_20_Link">
630_360_16814...</text:a>
", "<text:a xlink:type="simple" xlink:href="https://static.ukrinform.com/photos/2023_04/1681491032-392.jpg" text:style-name="Internet_20_link" text:visited-style-name="Visited_20_Internet_20_Link">
1681491032-39...</text:a>
", "<text:a xlink:type="simple" xlink:href="https://static.ukrinform.com/photos/2023_04/1681491048-397.jpg" text:style-name="Internet_20_link" text:visited-style-name="Visited_20_Internet_20_Link">
1681491048-39...</text:a>
"]</text:p>
      <text:p text:style-name="P4">
Tags: ['Одеса', 'Туризм', 'росія', 'Логотип']</text:p>
      <text:p text:style-name="P4">
Type: Article</text:p>
      <!--METADATA-->
      <text:p text:style-name="P4">
<draw:frame draw:style-name="fr1" draw:name="Image344" text:anchor-type="as-char" svg:width="6.9236in" svg:height="3.956343in" draw:z-index="0">
<draw:image xlink:href="../Images/yкринформ/2023-04-14T23-51-00-03-00/630_360_1681491058-589.jpg" xlink:type="simple" xlink:show="embed" xlink:actuate="onLoad" draw:mime-type="image/jpeg"/>
</draw:frame>
 Ім’яросійського дизайнера та блогера Артемія Лебедєва, який закликав захопитиОдесу та «повернути» місто росії стерли зі скульптури «Якір-серце».</text:p>
      <text:p text:style-name="P4">
Про це повідомляє Укрінформ.</text:p>
      <text:p text:style-name="P4">
Вранці 14 квітня невідомі замалювали фарбою ім’я Артемія Лебедєва натуристичному символі Одеси, скульптурі «Якір-серце». Автором туристичногологотипа Одеси «Якір-серце» є дизайнерська компанія пропагандиста.</text:p>
      <text:p text:style-name="P4">
<draw:frame draw:style-name="fr1" draw:name="Image345" text:anchor-type="as-char" svg:width="6.9236in" svg:height="9.193002in" draw:z-index="0">
<draw:image xlink:href="../Images/yкринформ/2023-04-14T23-51-00-03-00/1681491032-392.jpg" xlink:type="simple" xlink:show="embed" xlink:actuate="onLoad" draw:mime-type="image/jpeg"/>
</draw:frame>
</text:p>
      <text:p text:style-name="P4">
<draw:frame draw:style-name="fr1" draw:name="Image346" text:anchor-type="as-char" svg:width="6.9236in" svg:height="5.211932in" draw:z-index="0">
<draw:image xlink:href="../Images/yкринформ/2023-04-14T23-51-00-03-00/1681491048-397.jpg" xlink:type="simple" xlink:show="embed" xlink:actuate="onLoad" draw:mime-type="image/jpeg"/>
</draw:frame>
</text:p>
      <text:p text:style-name="P4">
Укрінформ звернувся з питанням чи планується заміна туристичного символу містадо Одеської міськради.</text:p>
      <text:p text:style-name="P4">
«Поки - ні. Особисто Артемій Лебедєв його не розробляв, його розробляластудія, яка на той час була представлена в Києві. Логотип розроблявся 12 роківтому. Асоціювати «Якір-серце» з ім’ям «зашкварного» Лебедєва, який давноперетнув межу моралі та етики, некоректно. Ми давно припинили з ним будь-якеспілкування, а логотип належить одеситам та місту», - розказав головаДепартаменту культури, міжнародного співробітництва та євроінтеграції ІванЛіптуга.</text:p>
      <text:p text:style-name="P4">
За словами Ліптуги, створити новий туристичний бренд, який пройде всі етапикритики, визнання, використання суспільством, бізнесом та політикою – довгасправа.</text:p>
      <text:p text:style-name="P4">
«Цей знак (якір–серце) був результатом п’ятирічних дискусій, яким має бутитуристичний символ <text:a xlink:type="simple" xlink:href="https://www.ukrinform.ua/tag-odesa" text:style-name="Internet_20_link" text:visited-style-name="Visited_20_Internet_20_Link">
 </text:a>
 , було представленобезліч варіантів. Зараз він має тисячі інтеграцій в різні комерційні ісоціальні проєкти і просто так його замінити буде складно», - сказав Ліптуга.</text:p>
      <text:p text:style-name="P4">
Також Ліптуга додав, що скульптура, з якої стерли ім'я Лебедєва, відрізняєтьсявід графічного зображення логотипу міста. Вона була розроблена скульпторомОлегом Чорноівановим з Києва, і має іншу форму.</text:p>
      <text:p text:style-name="P4">
<text:span text:style-name="T4">
Читайте також:</text:span>
 <text:a xlink:type="simple" xlink:href="https://www.ukrinform.ua/rubric-regions/3642766-ne-tilki-katerina-ii-v-odesi-demontuvali-pamatnik-suvorovu.html" text:style-name="Internet_20_link" text:visited-style-name="Visited_20_Internet_20_Link">
 <text:span text:style-name="T4">
тільки</text:span>
 <text:span text:style-name="T4">
Катерина</text:span>
 <text:span text:style-name="T4">
Одесі</text:span>
 <text:span text:style-name="T4">
демонтували</text:span>
<text:span text:style-name="T4">
памʼятник</text:span>
 <text:span text:style-name="T4">
Суворову</text:span>
 </text:a>
</text:p>
      <text:p text:style-name="P4">
Як повідомлялося, з 2017 року Артемію Лебедєву <text:a xlink:type="simple" xlink:href="https://reyestr.court.gov.ua/Review/94973609" text:style-name="Internet_20_link" text:visited-style-name="Visited_20_Internet_20_Link">
</text:a>
 в'їзд в Україну на 5 років. Учервні 2022 року шоумен незаконно <text:a xlink:type="simple" xlink:href="https://t.me/SBUkr/7614" text:style-name="Internet_20_link" text:visited-style-name="Visited_20_Internet_20_Link">
 </text:a>
 на територіюЗапорізької атомної електростанції. Там він відзняв замовний репортаж длякремлівських медіаресурсів щодо захоплення енергооб’єкта та розповсюджувавйого через свою аудиторію у соцмережах. Через це був внесений у <text:a xlink:type="simple" xlink:href="https://t.me/SBUkr/2250" text:style-name="Internet_20_link" text:visited-style-name="Visited_20_Internet_20_Link">
</text:a>
 України.</text:p>
      <text:p text:style-name="P4">
<text:span text:style-name="T5">
Фото: Ганна Бодрова</text:span>
</text:p>
      <text:p text:style-name="P4">
Source: <text:a xlink:type="simple" xlink:href="https://www.ukrinform.ua/rubric-regions/3696045-v-odesi-z-turisticnogo-simvolu-mista-sterli-ima-dizajnera-ta-propagandista-lebedeva.html" text:style-name="Internet_20_link" text:visited-style-name="Visited_20_Internet_20_Link">
https://www.ukrinform.ua/rubric-regions/3696045-v-odesi-z-turisticnogo-simvolu-mista-sterli-ima-dizajnera-ta-propagandista-lebedeva.html</text:a>
</text:p>
      <!--NEWS-->
      <text:h text:style-name="P10" text:outline-level="1">
<text:span text:style-name="T4">
У 2023 році Україна отримає від Японії 3,5 млрд доларів США прямої бюджетної підтримки</text:span>
</text:h>
      <text:p text:style-name="P4">
Author: ['АРМІЯINFORM']</text:p>
      <text:p text:style-name="P4">
Time: 2023-04-14T37:00:00-04:00</text:p>
      <text:p text:style-name="P4">
Description: Перебуваючи з робочим візитом у США, Міністр фінансів України Сергій Марченко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89df50deeba3d0c381bdc6b874022cb.jpeg" text:style-name="Internet_20_link" text:visited-style-name="Visited_20_Internet_20_Link">
b89df50deeba3d0c381bdc6b874022cb.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47" text:anchor-type="as-char" svg:width="6.9236in" svg:height="4.332834in" draw:z-index="0">
<draw:image xlink:href="../Images/AРМІЯINFORM/2023-04-14T37-00-00-04-00/b89df50deeba3d0c381bdc6b874022cb.jpeg" xlink:type="simple" xlink:show="embed" xlink:actuate="onLoad" draw:mime-type="image/jpeg"/>
</draw:frame>
 Ілюстративнефото</text:p>
      <text:p text:style-name="P4">
Перебуваючи з робочим візитом у США, Міністр фінансів України Сергій Марченкопровів зустріч з Міністром фінансів Японії Сунічі Судзукі.</text:p>
      <text:p text:style-name="P4">
У зустрічі також взяли участь Заступник Міністра фінансів Ольга Зикова,Заступник Міністра фінансів з питань європейської інтеграції Юрій Драганчук,Урядовий уповноважений з питань управління державним боргом Юрій Буца.</text:p>
      <text:p text:style-name="P4">
Сторони обговорили потреби держбюджету України на пріоритетні напрямивідновлення і реконструкції країни.</text:p>
      <text:p text:style-name="P4">
«Україна надзвичайно цінує внесок Японії у пришвидшення нашої перемоги увійні, зокрема через системне надання фінансової, гуманітарної допомоги тасанкційний тиск на росію. Головуючи в G7 у 2023 році, Японія демонструєпринципове лідерство у підтримці українського питання на порядку денномуміжнародних заходів, а також у покращенні координації фінансової допомоги дляУкраїни», — зазначив Сергій Марченко.</text:p>
      <text:p text:style-name="P4">
Міністр фінансів України наголосив, що в умовах війни, зовнішнє фінансуваннямає ключову роль у збереженні макроекономічної стабільності через значнезбільшення видатків на захист і оборону.</text:p>
      <text:p text:style-name="P4">
Сунічі Судзукі підтвердив наміри Уряду Японії спрямувати в Україну 3,5 млрддоларів США прямої бюджетної підтримки протягом 2023 року. Ці кошти дозволятьпрофінансувати пріоритетні, зокрема соціальні та гуманітарні видатки.</text:p>
      <text:p text:style-name="P4">
Від початку повномасштабної війни, Японія надала Україні 581 млн доларів СШАпільгового фінансування.</text:p>
      <text:p text:style-name="P4">
Під час обговорення відновлення та реконструкції країни, Сергій Марченкозазначив, що для реалізації швидкого відновлення у 2023 році Українарозраховує на підтримку міжнародних партнерів та приватного сектору.</text:p>
      <text:p text:style-name="P4">
Нагадаємо, що за спільною оцінкою Уряду України, Світового банку, ЄвропейськоїКомісії та ООН, потреби України на швидке відновлення у 2023 році оцінюються в14,1 млрд доларів США.</text:p>
      <text:p text:style-name="P4">
Представники Міністерства фінансів Японії висловили готовність підтриматиУкраїну у відбудові, зокрема через потенційні спільні проекти з Японськимагентством міжнародного співробітництва «Джайка» (JICA).</text:p>
      <text:p text:style-name="P4">
<text:span text:style-name="T4">
Джерело:</text:span>
 <text:a xlink:type="simple" xlink:href="https://www.kmu.gov.ua/news/ukraina-otrymaie-35-mlrd-dolariv-ssha-vid-iaponii-u-2023-rotsi-ministr-finansiv-iaponii-pid-chas-zustrichi-z-serhiiem-marchenkom" text:style-name="Internet_20_link" text:visited-style-name="Visited_20_Internet_20_Link">
<text:span text:style-name="T5">
Урядовий портал</text:span>
</text:a>
</text:p>
      <text:p text:style-name="P4">
Source: <text:a xlink:type="simple" xlink:href="https://armyinform.com.ua/2023/04/14/u-2023-roczi-ukrayina-otrymaye-vid-yaponiyi-35-mlrd-dolariv-ssha-pryamoyi-byudzhetnoyi-pidtrymky/" text:style-name="Internet_20_link" text:visited-style-name="Visited_20_Internet_20_Link">
https://armyinform.com.ua/2023/04/14/u-2023-roczi-ukrayina-otrymaye-vid-yaponiyi-35-mlrd-dolariv-ssha-pryamoyi-byudzhetnoyi-pidtrymky/</text:a>
</text:p>
      <!--NEWS-->
      <text:h text:style-name="P10" text:outline-level="1">
<text:span text:style-name="T4">
Свідки воєнних злочинів та потерпілі від війни отримають комплексну та кваліфіковану допомогу</text:span>
</text:h>
      <text:p text:style-name="P4">
Author: ['АРМІЯINFORM']</text:p>
      <text:p text:style-name="P4">
Time: 2023-04-14T38:00:00-04:00</text:p>
      <text:p text:style-name="P4">
Description: Генеральний прокурор Андрій Костін підписав Концепцію реалізації механізму підтрим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1-scaled.jpg" text:style-name="Internet_20_link" text:visited-style-name="Visited_20_Internet_20_Link">
20-1-scaled.jpg</text:a>
']</text:p>
      <text:p text:style-name="P4">
Tags: ['STOPRUSSIA', 'АГРЕСІЯ РФ', 'ОФІС ГЕНЕРАЛЬНОГО ПРОКУРОРА УКРАЇНИ']</text:p>
      <text:p text:style-name="P4">
Category: News</text:p>
      <!--METADATA-->
      <text:p text:style-name="P4">
<draw:frame draw:style-name="fr1" draw:name="Image348" text:anchor-type="as-char" svg:width="6.9236in" svg:height="6.9236in" draw:z-index="0">
<draw:image xlink:href="../Images/AРМІЯINFORM/2023-04-14T38-00-00-04-00/20-1-scaled.jpg" xlink:type="simple" xlink:show="embed" xlink:actuate="onLoad" draw:mime-type="image/jpeg"/>
</draw:frame>
</text:p>
      <text:p text:style-name="P4">
Генеральний прокурор Андрій Костін підписав Концепцію реалізації механізмупідтримки потерпілих і свідків воєнних та інших міжнародних злочинів.</text:p>
      <text:p text:style-name="P4">
У складі Офісу Генпрокурора буде створено Координаційний центр. У ньому та увідповідних підрозділах регіональних прокуратур працюватимуть координатори зпитань підтримки потерпілих і свідків. Це будуть не прокурори, а фахівці зіспеціальними навичками роботи з людьми, які пережили психологічну травму.</text:p>
      <text:p text:style-name="P4">
Вони інформуватимуть потерпілих та свідків про їхні права і станрозслідування, запобігатимуть повторній травматизації, координуватимутьнадання психологічної, медичної та соціальної допомоги тощо. Загалом усе, абизабезпечити захист, підтримку та справедливість для тих, хто пережив жахивійни.</text:p>
      <text:p text:style-name="P4">
— Раніше подібні практики застосовувались для найчутливіших категорійзлочинів: сексуального насильства, пов’язаного з конфліктом, та злочинів протидітей. Сьогодні ми запроваджуємо підтримку для учасників усіх проваджень щодозлочинів, спричинених агресією рф. Сподіваюся, незабаром ці практики станутьнормою в усій системі прокуратури. Попри всі виклики війни, працюємо над цимщодня, — зазначив Андрій Костін.</text:p>
      <text:p text:style-name="P4">
Уже найближчим часом розпочнеться конкурс на посади таких координаторів.Їхніми обов’язками буде:</text:p>
      <text:p text:style-name="P4">
— забезпечення зв’язку між потерпілими/свідками та прокурорами у провадженнях;</text:p>
      <text:p text:style-name="P4">
— допомога в отриманні юридичних консультацій, направленні заяви на отриманняматеріальної допомоги;</text:p>
      <text:p text:style-name="P4">
— інформування потерпілих та свідків про їхні права та стан розслідування;</text:p>
      <text:p text:style-name="P4">
— вживання заходів для недопущення повторної травматизації;</text:p>
      <text:p text:style-name="P4">
— координація надання психологічної, медичної та соціальної допомогивідповідними службами та неурядовими організаціями;</text:p>
      <text:p text:style-name="P4">
— фізичний супровід потерпілих/свідків у суді, допомога зпроїздом/проживанням;</text:p>
      <text:p text:style-name="P4">
— надання необхідної допомоги людям з інвалідністю та іншим окремим категоріямосіб.</text:p>
      <text:p text:style-name="P4">
<text:span text:style-name="T4">
Джерело:</text:span>
 <text:span text:style-name="T5">
<text:a xlink:type="simple" xlink:href="https://gp.gov.ua/ua/posts/andrii-kostin-svidki-vojennix-zlociniv-ta-poterpili-vid-viini-otrimayut-kompleksnu-ta-kvalifikovanu-dopomogu" text:style-name="Internet_20_link" text:visited-style-name="Visited_20_Internet_20_Link">
Офіс Генерального прокурораУкраїни</text:a>
</text:span>
</text:p>
      <text:p text:style-name="P4">
Source: <text:a xlink:type="simple" xlink:href="https://armyinform.com.ua/2023/04/14/svidky-voyennyh-zlochyniv-ta-poterpili-vid-vijny-otrymayut-kompleksnu-ta-kvalifikovanu-dopomogu/" text:style-name="Internet_20_link" text:visited-style-name="Visited_20_Internet_20_Link">
https://armyinform.com.ua/2023/04/14/svidky-voyennyh-zlochyniv-ta-poterpili-vid-vijny-otrymayut-kompleksnu-ta-kvalifikovanu-dopomogu/</text:a>
</text:p>
      <!--NEWS-->
      <text:h text:style-name="P10" text:outline-level="1">
<text:span text:style-name="T4">
В Україні стартував проєкт тестування світових безпілотних технологій з виявлення мін у реальних умовах</text:span>
</text:h>
      <text:p text:style-name="P4">
Author: ['АРМІЯINFORM']</text:p>
      <text:p text:style-name="P4">
Time: 2023-04-14T39:00:00-04:00</text:p>
      <text:p text:style-name="P4">
Description: В Україні стартував проект, покликаний залучити світові компанії, що мають перед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0.jpg" text:style-name="Internet_20_link" text:visited-style-name="Visited_20_Internet_20_Link">
1-50.jpg</text:a>
']</text:p>
      <text:p text:style-name="P4">
Tags: ['STOPRUSSIA', 'АГРЕСІЯ РФ', 'ВТОРГНЕННЯ РФ', 'МІННА БЕЗПЕКА']</text:p>
      <text:p text:style-name="P4">
Category: News</text:p>
      <!--METADATA-->
      <text:p text:style-name="P4">
<draw:frame draw:style-name="fr1" draw:name="Image349" text:anchor-type="as-char" svg:width="6.9236in" svg:height="4.617987in" draw:z-index="0">
<draw:image xlink:href="../Images/AРМІЯINFORM/2023-04-14T39-00-00-04-00/1-50.jpg" xlink:type="simple" xlink:show="embed" xlink:actuate="onLoad" draw:mime-type="image/jpeg"/>
</draw:frame>
</text:p>
      <text:p text:style-name="P4">
В Україні стартував проект, покликаний залучити світові компанії, що маютьпередові технології в галузі протимінної діяльності до розмінування територіїнашої держави. Проект ініційований Програмою розвитку ООН (ПРООН), на проханняМіністерства економіки України буде реалізований на одному з полігонів,віддалених від зони бойових дій у співпраці з Міністерством оборони України таДержавною службою України з надзвичайних ситуацій вже в травні 2023 року.</text:p>
      <text:p text:style-name="P4">
ПРООН звернулася з пропозицією взяти участь в проекті до компаній та приватнихпідприємців, які мають досвід роботи з безпілотними технологіями в сферірозмінування.</text:p>
      <text:p text:style-name="P4">
На сьогодні близько 174 тисяч квадратних кілометрів території України єпотенційно забрудненими, потребують нетехнічного та технічного обстеження та,в разі потреби, розмінування. Це надзвичайно великий обсяг робіт. Водночассучасні технології дозволяють значно пришвидшити процес розмінування.</text:p>
      <text:p text:style-name="P4">
«Працюємо над тим, щоб усе нове, високотехнологічне, ефективне, що є в світі угалузі розмінування працювало тут, в Україні на очищення наших земель.Запускаємо проект тестування новітніх технологій з виявлення мін в реальнихумовах. За підсумками тестів запрошуватимемо виробників, чиї вироби татехнології дали кращі результати до участі в обстеженні та розмінуванніукраїнських земель», - зазначила Перший віце-прем’єр-міністр України – Міністрекономіки України Юлія Свириденко.</text:p>
      <text:p text:style-name="P4">
Пілотний проект ПРОООН передбачає тестування технологій обстеження потенційнонебезпечних територій за допомогою безпілотних технологій. Виробникамзапропоновано обстежити та картографувати територію площею до 50 га з наявнимина ній мінами (під поверхнею) та боєприпасами, що не вибухнули (на поверхні).Умови проекту передбачають складну місцевість з наявністю рослинності, невиключають складні погодні умови. Компанії, що візьмуть участь в пілотномупроекті, можуть застосовувати будь-яку технологію, яку вважають необхідною,для збору і аналізу даних з об’єкта.</text:p>
      <text:p text:style-name="P4">
За підсумками тестів учасники мають представити звіт, що включатиме, зокрема,нанесені на карту точні координати виявлених вибухонебезпечних предметів, типоб’єкта, фотографії, примітки до поля, позначку часу, метадані тощо.</text:p>
      <text:p text:style-name="P4">
Також учасникам пропонується представити план масштабування пілотного проектуна роботи з розмінування території України, включно з вартістю робіт, потребоюв персоналі тощо.</text:p>
      <text:p text:style-name="P4">
<text:span text:style-name="T4">
Джерело:</text:span>
 <text:a xlink:type="simple" xlink:href="https://www.kmu.gov.ua/news/startuvav-pilotnyi-proekt-testuvannia-svitovykh-tekhnolohii-z-vyiavlennia-min-v-realnykh-umovakh" text:style-name="Internet_20_link" text:visited-style-name="Visited_20_Internet_20_Link">
Урядовий портал</text:a>
</text:p>
      <text:p text:style-name="P4">
Source: <text:a xlink:type="simple" xlink:href="https://armyinform.com.ua/2023/04/14/v-ukrayini-startuvav-proekt-testuvannya-svitovyh-bezpilotnyh-tehnologij-z-vyyavlennya-min-v-realnyh-umovah/" text:style-name="Internet_20_link" text:visited-style-name="Visited_20_Internet_20_Link">
https://armyinform.com.ua/2023/04/14/v-ukrayini-startuvav-proekt-testuvannya-svitovyh-bezpilotnyh-tehnologij-z-vyyavlennya-min-v-realnyh-umovah/</text:a>
</text:p>
      <!--NEWS-->
      <text:h text:style-name="P10" text:outline-level="1">
<text:span text:style-name="T4">
Україна, Румунія та Молдова разом протидіятимуть російській пропаганді</text:span>
</text:h>
      <text:p text:style-name="P4">
Author: ['АРМІЯINFORM']</text:p>
      <text:p text:style-name="P4">
Time: 2023-04-14T40:00:00-04:00</text:p>
      <text:p text:style-name="P4">
Description: 13 квітня у місті Бухарест відбулася тристороння зустріч, в якій взяли участь перш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37fb2fde860255949489.jpeg" text:style-name="Internet_20_link" text:visited-style-name="Visited_20_Internet_20_Link">
6437fb2fde860255949489.jpeg</text:a>
']</text:p>
      <text:p text:style-name="P4">
Tags: ['STOPRUSSIA', 'АГРЕСІЯ РФ', 'ДОПОМОГА ПАРТНЕРІВ', 'ОЛЕКСІЙ РЕЗНІКОВ', 'СВІТ ПІДТРИМУЄ УКРАЇНУ']</text:p>
      <text:p text:style-name="P4">
Category: News</text:p>
      <!--METADATA-->
      <text:p text:style-name="P4">
<draw:frame draw:style-name="fr1" draw:name="Image350" text:anchor-type="as-char" svg:width="6.9236in" svg:height="3.894525in" draw:z-index="0">
<draw:image xlink:href="../Images/AРМІЯINFORM/2023-04-14T40-00-00-04-00/6437fb2fde860255949489.jpeg" xlink:type="simple" xlink:show="embed" xlink:actuate="onLoad" draw:mime-type="image/jpeg"/>
</draw:frame>
</text:p>
      <text:p text:style-name="P4">
13 квітня у місті Бухарест відбулася тристороння зустріч, в якій взяли участьперший заступник Міністра закордонних справ України Еміне Джапарова, Віце-прем’єр-міністр, Міністр закордонних справ та європейської інтеграціїРеспубліки Молдова Ніку Попеску, Міністр закордонних справ Румунії БогданАуреску, а також Міністр оборони України Олексій Резніков, Міністр оборониРеспубліки Молдова Анатолій Носатий та Міністр національної оборони РумуніїАнгел Тилвер.</text:p>
      <text:p text:style-name="P4">
Міністерська зустріч у форматі «Україна-Республіка Молдова – Румунія»відбувається вдруге і присвячена питанням регіональної безпеки та військово-технічного співробітництва.</text:p>
      <text:p text:style-name="P4">
Сторони обмінялися думками щодо протидії російській збройній агресії йбезпекової ситуації в Україні та Чорноморському регіоні. Співрозмовникивідзначили, що росія продовжує використовувати широкий спектр гібриднихтактик, спрямованих на подальше залякування України, Республіки Молдова таінших країн регіону.</text:p>
      <text:p text:style-name="P4">
Сторони підкреслили, що загарбницька війна Росії проти України є грубимпорушенням міжнародного права, та підтвердили намір продовжувати співпрацю зпитання деокупації та повного виведення російських військ із сувереннихтериторій України та Республіки Молдова.</text:p>
      <text:p text:style-name="P4">
Румунія та Республіка Молдова підтвердили налаштованість на взаємодію з метоюімплементації Формули миру Президента Зеленського щодо всеосяжного,справедливого та тривалого миру.</text:p>
      <text:p text:style-name="P4">
Сторони домовилися активізувати зусилля для забезпечення повноправногочленства України і Республіки Молдова в ЄС. Зі свого боку, Румунія підтвердиланезмінність підтримки вступу України в НАТО.</text:p>
      <text:p text:style-name="P4">
Україна, Румунія та Молдова висловили готовність тісно співпрацювати з метоюзміцнення спільного потенціалу для протидії російській пропаганді, посиленнябезпеки та стійкості суспільства до дезінформації.</text:p>
      <text:p text:style-name="P4">
За підсумками тристоронньої зустрічі в Бухаресті сторони підписали <text:a xlink:type="simple" xlink:href="https://mfa.gov.ua/news/spilna-zayava-ministriv-zakordonnih-sprav-ta-ministriv-oboroni-rumuniyi-respubliki-moldova-ta-ukkrayini" text:style-name="Internet_20_link" text:visited-style-name="Visited_20_Internet_20_Link">
Спільнузаяву</text:a>
, підтвердилиготовність продовжувати координацію в цьому форматі, зокрема домовилисяпровести черговий раунд тристоронніх переговорів на рівні міністрівзакордонних справ та міністрів, відповідальних за інфраструктуру.</text:p>
      <text:p text:style-name="P4">
<text:span text:style-name="T4">
Джерело:</text:span>
<text:a xlink:type="simple" xlink:href="https://www.kmu.gov.ua/news/u-bukharesti-u-formati-trykutnyka-vidbulasia-zustrich-kerivnytstva-zovnishnopolitychnykh-ta-oboronnykh-vidomstv-ukrainy-rumunii-ta-respubliky-moldova" text:style-name="Internet_20_link" text:visited-style-name="Visited_20_Internet_20_Link">
 <text:span text:style-name="T5">
Урядовий портал</text:span>
</text:a>
</text:p>
      <text:p text:style-name="P4">
Source: <text:a xlink:type="simple" xlink:href="https://armyinform.com.ua/2023/04/14/ukrayina-rumuniya-ta-moldova-razom-protydiyatymut-rosijskyj-propagandy/" text:style-name="Internet_20_link" text:visited-style-name="Visited_20_Internet_20_Link">
https://armyinform.com.ua/2023/04/14/ukrayina-rumuniya-ta-moldova-razom-protydiyatymut-rosijskyj-propagandy/</text:a>
</text:p>
      <!--NEWS-->
      <text:h text:style-name="P10" text:outline-level="1">
<text:span text:style-name="T4">
За матеріалами СБУ тюремні строки отримали ще три інформатори фсб</text:span>
</text:h>
      <text:p text:style-name="P4">
Author: ['АРМІЯINFORM']</text:p>
      <text:p text:style-name="P4">
Time: 2023-04-14T41:00:00-04:00</text:p>
      <text:p text:style-name="P4">
Description: За матеріалами СБУ тюремні строки отримали ще три інформатори фсб, які кориг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106661_1257875911514359_179677918761403631_n.jpg" text:style-name="Internet_20_link" text:visited-style-name="Visited_20_Internet_20_Link">
341106661_1257875911514359_179677918761403631_n.jpg</text:a>
', '<text:a xlink:type="simple" xlink:href="https://armyinform.com.ua/wp-content/uploads/2023/04/341081285_134011946193560_5001982322747916927_n-150x150.jpg" text:style-name="Internet_20_link" text:visited-style-name="Visited_20_Internet_20_Link">
341081285_134011946193560_5001982322747916927_n-150x150.jpg</text:a>
', '<text:a xlink:type="simple" xlink:href="https://armyinform.com.ua/wp-content/uploads/2023/04/341097400_993076168713069_407305119421883148_n-150x150.jpg" text:style-name="Internet_20_link" text:visited-style-name="Visited_20_Internet_20_Link">
341097400_993076168713069_407305119421883148_n-150x150.jpg</text:a>
']</text:p>
      <text:p text:style-name="P4">
Tags: ['STOPRUSSIA', 'АГРЕСІЯ РФ', 'ВТОРГНЕННЯ РФ', 'ІНФОРМАТОРИ ФСБ', 'КОЛАБОРАНТИ', 'СБУ', 'СУД']</text:p>
      <text:p text:style-name="P4">
Category: News</text:p>
      <!--METADATA-->
      <text:p text:style-name="P4">
<draw:frame draw:style-name="fr1" draw:name="Image351" text:anchor-type="as-char" svg:width="6.9236in" svg:height="4.615733in" draw:z-index="0">
<draw:image xlink:href="../Images/AРМІЯINFORM/2023-04-14T41-00-00-04-00/341106661_1257875911514359_179677918761403631_n.jpg" xlink:type="simple" xlink:show="embed" xlink:actuate="onLoad" draw:mime-type="image/jpeg"/>
</draw:frame>
</text:p>
      <text:p text:style-name="P4">
За матеріалами СБУ тюремні строки отримали ще три інформатори фсб, якікоригували російські удари в районах Бахмута і Краматорська. Про це<text:a xlink:type="simple" xlink:href="https://www.facebook.com/SecurSerUkraine/posts/pfbid0381q6VweCheDDgLbJWgWkuM6Tn9CtQ1HG4NpgLYo3MbHxKcaMCoexKDQ9ixihMe9Bl" text:style-name="Internet_20_link" text:visited-style-name="Visited_20_Internet_20_Link">
повідомляє</text:a>
пресслужба СБУ.</text:p>
      <text:p text:style-name="P4">
Служба безпеки зібрала беззаперечні докази вини ще трьох інформаторів фсб, щопроводили розвідувально-підривну діяльність у прифронтових районах Донеччини.</text:p>
      <text:p text:style-name="P4">
Зловмисники збирали інформацію про місця базування та переміщення Сил оборониу зоні активних бойових дій на східному напрямку.</text:p>
      <text:p text:style-name="P4">
Насамперед вони намагались виявити укріпрайони та фортифікаційні спорудипідрозділів ЗСУ, а також «полювали» на позиції реактивних артилерійськихсистем HIMARS.</text:p>
      <text:p text:style-name="P4">
Крім того, ворожі поплічники передавали агресору координати об’єктівсоціальної інфраструктури, у тому числі місцевих шкіл.</text:p>
      <text:p text:style-name="P4">
<text:a xlink:type="simple" xlink:href="https://armyinform.com.ua/wp-content/uploads/2023/04/341081285_134011946193560_5001982322747916927_n.jpg" text:style-name="Internet_20_link" text:visited-style-name="Visited_20_Internet_20_Link">
<draw:frame draw:style-name="fr1" draw:name="Image352" text:anchor-type="as-char" svg:width="6.9236in" svg:height="6.9236in" draw:z-index="0">
<draw:image xlink:href="../Images/AРМІЯINFORM/2023-04-14T41-00-00-04-00/341081285_134011946193560_5001982322747916927_n-150x150.jpg" xlink:type="simple" xlink:show="embed" xlink:actuate="onLoad" draw:mime-type="image/jpeg"/>
</draw:frame>
</text:a>
</text:p>
      <text:p text:style-name="P4">
<text:a xlink:type="simple" xlink:href="https://armyinform.com.ua/wp-content/uploads/2023/04/341097400_993076168713069_407305119421883148_n.jpg" text:style-name="Internet_20_link" text:visited-style-name="Visited_20_Internet_20_Link">
<draw:frame draw:style-name="fr1" draw:name="Image353" text:anchor-type="as-char" svg:width="6.9236in" svg:height="6.9236in" draw:z-index="0">
<draw:image xlink:href="../Images/AРМІЯINFORM/2023-04-14T41-00-00-04-00/341097400_993076168713069_407305119421883148_n-150x150.jpg" xlink:type="simple" xlink:show="embed" xlink:actuate="onLoad" draw:mime-type="image/jpeg"/>
</draw:frame>
</text:a>
</text:p>
      <text:p text:style-name="P4">
Співробітники СБУ затримали ворожих інформаторів у ході контрдиверсійнихзаходів на території регіону влітку та восени минулого року.</text:p>
      <text:p text:style-name="P4">
За матеріалами української спецслужби суд призначив зловмисникам від 8 до 12років тюрми.</text:p>
      <text:p text:style-name="P4">
Серед засуджених — інженер одного із стратегічних підприємств Донеччини.</text:p>
      <text:p text:style-name="P4">
Упродовж червня минулого року посадовець розвідував місця базування Силоборони під Бахмутом і передавав зібрані відомості агресору через месенджер.</text:p>
      <text:p text:style-name="P4">
На підставі зібраних доказів його визнано винним за ч. 7 ст. 111-1Кримінального кодексу України (надання незаконним збройним чи воєнізованимформуванням допомоги у веденні бойових дій проти Збройних Сил України та іншихвійськових формувань).</text:p>
      <text:p text:style-name="P4">
Ще одним ворожим поплічником виявився мешканець Краматорська, який передававдо фсб локації міських об’єктів критичної та соціальної інфраструктури.</text:p>
      <text:p text:style-name="P4">
До підривної діяльності зловмисник намагався залучати місцевих жителів якінформаторів.</text:p>
      <text:p text:style-name="P4">
Для цього створив і особисто адміністрував три проросійські Телеграм-канали іззагальною аудиторією понад 10 тис. підписників.</text:p>
      <text:p text:style-name="P4">
Розвідінформація потрібна була окупантам для здійснення прицільних ракетнихударів по місту.</text:p>
      <text:p text:style-name="P4">
Також до реального терміну ув’язнення засуджено мешканку Покровського району,яку фсб залучила до співпраці через заборонені соцмережі «Вконтакте» та«Одноклассники».</text:p>
      <text:p text:style-name="P4">
За вказівкою агресора вона приховано фотографувала місця дислокації особовогоскладу та військової техніки Сил оборони на Авдіївському напрямку.</text:p>
      <text:p text:style-name="P4">
Обох зловмисниць визнано винними за ст. 114-2 Кримінального кодексу України(несанкціоноване поширення інформації про направлення, переміщення зброї,озброєння та бойових припасів в Україну, рух, переміщення або розміщенняЗбройних Сил України чи інших утворених відповідно до законів Українивійськових формувань, вчинене в умовах воєнного стану).</text:p>
      <text:p text:style-name="P4">
Розслідування проводили співробітники СБУ у Донецькій та Луганській областяхза процесуального керівництва Донецької обласної прокуратури.</text:p>
      <text:p text:style-name="P4">
Source: <text:a xlink:type="simple" xlink:href="https://armyinform.com.ua/2023/04/14/za-materialamy-sbu-tyuremni-stroky-otrymaly-shhe-try-informatory-fsb/" text:style-name="Internet_20_link" text:visited-style-name="Visited_20_Internet_20_Link">
https://armyinform.com.ua/2023/04/14/za-materialamy-sbu-tyuremni-stroky-otrymaly-shhe-try-informatory-fsb/</text:a>
</text:p>
      <!--NEWS-->
      <text:h text:style-name="P10" text:outline-level="1">
<text:span text:style-name="T4">
Міністр енергетики України: Поки росіяни не залишать ЗАЕС існує ядерна небезпека для всього людства</text:span>
</text:h>
      <text:p text:style-name="P4">
Author: ['АРМІЯINFORM']</text:p>
      <text:p text:style-name="P4">
Time: 2023-04-14T42:00:00-04:00</text:p>
      <text:p text:style-name="P4">
Description: Присутність російських терористів на території найбільшої в Європі атомної електроста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6201234_gettyimages-1240384896.jpg" text:style-name="Internet_20_link" text:visited-style-name="Visited_20_Internet_20_Link">
126201234_gettyimages-1240384896.jpg</text:a>
']</text:p>
      <text:p text:style-name="P4">
Tags: ['STOPRUSSIA', 'АГРЕСІЯ РФ', 'ЗАЄС']</text:p>
      <text:p text:style-name="P4">
Category: News</text:p>
      <!--METADATA-->
      <text:p text:style-name="P4">
<draw:frame draw:style-name="fr1" draw:name="Image354" text:anchor-type="as-char" svg:width="6.9236in" svg:height="3.894525in" draw:z-index="0">
<draw:image xlink:href="../Images/AРМІЯINFORM/2023-04-14T42-00-00-04-00/126201234_gettyimages-1240384896.jpg" xlink:type="simple" xlink:show="embed" xlink:actuate="onLoad" draw:mime-type="image/jpeg"/>
</draw:frame>
 Ілюстративнефото</text:p>
      <text:p text:style-name="P4">
Присутність російських терористів на території найбільшої в Європі атомноїелектростанції – Запорізької АЕС – несе прямі загрози ядерній безпеці усьоголюдства.</text:p>
      <text:p text:style-name="P4">
На цьому наголосив Міністр енергетики України Герман Галущенко в ефіріНаціонального телемарафону «Єдині новини», коментуючи тривожні сигнали, щонадходять зі станції. Сьогодні через дії російських окупантів поблизу одного зенергоблоків ЗАЕС вибухнула ворожа міна.</text:p>
      <text:p text:style-name="P4">
«На щастя, енергоблок не пошкоджений. Але небезпека є вже за фактом того, щотерористи контролюють найбільшу атомну станцію в Європі. Сподіватися, щосьогодні нас оминула катастрофа і можна спокійно дивитися в завтра, ми неможемо. Є абсолютно чітке відчуття: поки варвари не залишать наш атомнийоб’єкт, небезпека буде існувати для всього людства», - підкреслив він.</text:p>
      <text:p text:style-name="P4">
Герман Галущенко зазначив, що українська сторона отримує сигнали про те, щоросіяни некоректно експлуатують обладнання окупованої ЗАЕС.</text:p>
      <text:p text:style-name="P4">
«Ми не розуміємо, в якому стані ми отримаємо назад нашу станцію. Розраховуємо,що постійно діюча місія експертів МАГАТЕ, яка присутня на станції, зможезапобігти знищенню устаткування, запобігти некоректній експлуатації самоїстанції», - додав Міністр.</text:p>
      <text:p text:style-name="P4">
Водночас він наголосив, що Україна зі свого боку робить усе належне, абиексплуатація станції була безпечною, зокрема, постачає електроенергію на ЗАЕСз української енергосистеми, що дозволяє забезпечувати живлення систем безпекиядерного об'єкта.</text:p>
      <text:p text:style-name="P4">
Міністр підкреслив, що своїми діями в Україні росія порушує усі принципиядерної та радіаційної безпеки, і відповіддю вільного світу на ці порушеннямає бути введення санкцій щодо атомної галузі держави-терориста та відмова відросійського ядерного палива.</text:p>
      <text:p text:style-name="P4">
Герман Галущенко також наголосив, що, попри щоденні прицільні атаки ворога пооб’єктах енергетичної інфраструктури протягом опалювального сезону, Українівдалося втримати енергосистему і виграти битву на енергетичному фронті.</text:p>
      <text:p text:style-name="P4">
Очільник Міненерго зазначив, що вже розпочато підготовку до наступного ОЗП, іодним із ключових завдань у цьому напрямку є відновлення пошкоджених об’єктів,формування необхідних запасів обладнання для реагування на можливі наступніатаки ворога, а також максимальний захист об’єктів критичної інфраструктури.</text:p>
      <text:p text:style-name="P4">
<text:span text:style-name="T4">
Джерело:</text:span>
 <text:span text:style-name="T5">
<text:a xlink:type="simple" xlink:href="https://www.kmu.gov.ua/news/herman-halushchenko-pro-vybukh-miny-bilia-zaes-poky-rosiiany-ne-zalyshat-stantsiiu-isnuie-iaderna-nebezpeka-dlia-usoho-liudstva" text:style-name="Internet_20_link" text:visited-style-name="Visited_20_Internet_20_Link">
Урядовий портал</text:a>
</text:span>
</text:p>
      <text:p text:style-name="P4">
Source: <text:a xlink:type="simple" xlink:href="https://armyinform.com.ua/2023/04/14/ministr-energetyky-ukrayiny-poky-rosiyany-ne-zalyshat-stancziyu-isnuye-yaderna-nebezpeka-dlya-usogo-lyudstva/" text:style-name="Internet_20_link" text:visited-style-name="Visited_20_Internet_20_Link">
https://armyinform.com.ua/2023/04/14/ministr-energetyky-ukrayiny-poky-rosiyany-ne-zalyshat-stancziyu-isnuye-yaderna-nebezpeka-dlya-usogo-lyudstva/</text:a>
</text:p>
      <!--NEWS-->
      <text:h text:style-name="P10" text:outline-level="1">
<text:span text:style-name="T4">
Центр протидії дезінформації оприлюднив фейки та маніпуляції, які рф поширювала протягом минулої доби</text:span>
</text:h>
      <text:p text:style-name="P4">
Author: ['АРМІЯINFORM']</text:p>
      <text:p text:style-name="P4">
Time: 2023-04-14T43:00:00-04:00</text:p>
      <text:p text:style-name="P4">
Description: Центр протидії дезінформації при РНБО України виявляє:     Маніпуляція    «Більш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161820_938190977604237_8555941823154899628_n.jpg" text:style-name="Internet_20_link" text:visited-style-name="Visited_20_Internet_20_Link">
341161820_938190977604237_8555941823154899628_n.jpg</text:a>
']</text:p>
      <text:p text:style-name="P4">
Tags: ['ДЕЗІНФОРМАЦІЯ РФ', 'РОСІЙСЬКІ ФЕЙКИ', 'ФЕЙКИ', 'ФЕЙКИ РФ', 'ЦПД РНБО']</text:p>
      <text:p text:style-name="P4">
Category: News</text:p>
      <!--METADATA-->
      <text:p text:style-name="P4">
<draw:frame draw:style-name="fr1" draw:name="Image355" text:anchor-type="as-char" svg:width="6.9236in" svg:height="6.9236in" draw:z-index="0">
<draw:image xlink:href="../Images/AРМІЯINFORM/2023-04-14T43-00-00-04-00/341161820_938190977604237_8555941823154899628_n.jpg" xlink:type="simple" xlink:show="embed" xlink:actuate="onLoad" draw:mime-type="image/jpeg"/>
</draw:frame>
</text:p>
      <text:p text:style-name="P4">
Центр протидії дезінформації при РНБО України<text:a xlink:type="simple" xlink:href="https://www.facebook.com/hashtag/%D1%86%D0%BF%D0%B4_%D0%B2%D0%B8%D1%8F%D0%B2%D0%BB%D1%8F%D1%94" text:style-name="Internet_20_link" text:visited-style-name="Visited_20_Internet_20_Link">
виявляє</text:a>
:</text:p>
      <text:p text:style-name="P4">
<text:span text:style-name="T4">
<text:span text:style-name="T5">
*</text:span>
*Маніпуляція</text:span>
</text:p>
      <text:p text:style-name="P4">
«Більшість розсудливих людей досі не можуть зрозуміти причину закачуванняЗаходом мільярдів до України, коли при цьому заплющуються очі на страждання тапотреби людей в інших країнах світу. Фахівці називають цей підхід країн Заходу«моральним банкрутством», — заявив проректор дипакадемії мзс рф о.карпович.</text:p>
      <text:p text:style-name="P4">
<text:span text:style-name="T4">
Дезінформація</text:span>
</text:p>
      <text:p text:style-name="P4">
В мзс рф повідомили: «Зазначаємо, що попри всі пишномовні заяви про глобальнупродовольчу безпеку та допомогу країнам, які її потребують, „Чорноморськаініціатива“ продовжує обслуговувати виключно комерційний експорт Києва вінтересах західних країн».</text:p>
      <text:p text:style-name="P4">
<text:span text:style-name="T4">
Маніпуляція</text:span>
</text:p>
      <text:p text:style-name="P4">
Коментуючи перенесення державної інформації України до хмарних сховищкорпорації Amazon, речниця мзс рф м.захарова заявила, що «серед іншого, теперв Amazon є дані сотень тисяч українських дітей, які навчаються за однією здистанційних програм, тож Зеленський продав громадян України ще й так».</text:p>
      <text:p text:style-name="P4">
Source: <text:a xlink:type="simple" xlink:href="https://armyinform.com.ua/2023/04/14/czentr-protydiyi-dezinformacziyi-oprylyudnyv-fejky-ta-manipulyacziyi-yaki-rf-poshyryuvala-protyagom-mynuloyi-doby/" text:style-name="Internet_20_link" text:visited-style-name="Visited_20_Internet_20_Link">
https://armyinform.com.ua/2023/04/14/czentr-protydiyi-dezinformacziyi-oprylyudnyv-fejky-ta-manipulyacziyi-yaki-rf-poshyryuvala-protyagom-mynuloyi-doby/</text:a>
</text:p>
      <!--NEWS-->
      <text:h text:style-name="P10" text:outline-level="1">
<text:span text:style-name="T4">
Сили оборони за добу відбили 49 атак російських військ</text:span>
</text:h>
      <text:p text:style-name="P4">
Author: ['АРМІЯINFORM']</text:p>
      <text:p text:style-name="P4">
Time: 2023-04-14T44:00:00-04:00</text:p>
      <text:p text:style-name="P4">
Description: Про це повідомляє Генеральний штаб ЗСУ.    «рф не відмовляється від своїх планів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067113_961828834834972_2734841567832883168_n.jpg" text:style-name="Internet_20_link" text:visited-style-name="Visited_20_Internet_20_Link">
341067113_961828834834972_2734841567832883168_n.jpg</text:a>
']</text:p>
      <text:p text:style-name="P4">
Tags: ['STOPRUSSIA', 'ВТОРГНЕННЯ РФ', 'ГШ ЗСУ']</text:p>
      <text:p text:style-name="P4">
Category: News</text:p>
      <!--METADATA-->
      <text:p text:style-name="P4">
<draw:frame draw:style-name="fr1" draw:name="Image356" text:anchor-type="as-char" svg:width="6.9236in" svg:height="6.9236in" draw:z-index="0">
<draw:image xlink:href="../Images/AРМІЯINFORM/2023-04-14T44-00-00-04-00/341067113_961828834834972_2734841567832883168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LiLw3C7Yu2rWntsAWZbZ7Zstx4VENoPEy6qkuLUMb2Yr5eH12fgXEX8hYhjhu8Z3l" text:style-name="Internet_20_link" text:visited-style-name="Visited_20_Internet_20_Link">
повідомляє</text:a>
Генеральний штаб ЗСУ.</text:p>
      <text:p text:style-name="P4">
«рф не відмовляється від своїх планів щодо окупації нашої території, незважаючи на значні втрати. Продовжує зосереджувати основні зусилля на веденнінаступальних дій на Лиманському, Бахмутському, Авдіївському та Мар’їнськомунапрямках. Найзапекліші бої тривають за Бахмут та Мар’їнку. Протягом минулоїдоби, завдяки злагодженості дій підрозділів сил оборони та героїзму нашихвоїнів, було відбито 49 атак російських військ», — йдеться в повідомленні.</text:p>
      <text:p text:style-name="P4">
Source: <text:a xlink:type="simple" xlink:href="https://armyinform.com.ua/2023/04/14/syly-oborony-za-dobu-vidbyly-49-atak-rosijskyh-vijsk/" text:style-name="Internet_20_link" text:visited-style-name="Visited_20_Internet_20_Link">
https://armyinform.com.ua/2023/04/14/syly-oborony-za-dobu-vidbyly-49-atak-rosijskyh-vijsk/</text:a>
</text:p>
      <!--NEWS-->
      <text:h text:style-name="P10" text:outline-level="1">
<text:span text:style-name="T4">
Для нас кожен метр землі є стратегічно важливим — Ганна Маляр</text:span>
</text:h>
      <text:p text:style-name="P4">
Author: ['Андрій Агєєв']</text:p>
      <text:p text:style-name="P4">
Time: 2023-04-14T45:00:00-04:00</text:p>
      <text:p text:style-name="P4">
Description: «Росіяни у вуличних боях програють, тому використовують страшну руйнівну тактику як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anna-malyar-778-1.jpg" text:style-name="Internet_20_link" text:visited-style-name="Visited_20_Internet_20_Link">
ganna-malyar-778-1.jpg</text:a>
']</text:p>
      <text:p text:style-name="P4">
Tags: ['STOPRUSSIA', 'АГРЕСІЯ РФ', 'ВТОРГНЕННЯ РФ', 'ГАННА МАЛЯР']</text:p>
      <text:p text:style-name="P4">
Category: News</text:p>
      <!--METADATA-->
      <text:p text:style-name="P4">
<draw:frame draw:style-name="fr1" draw:name="Image357" text:anchor-type="as-char" svg:width="6.9236in" svg:height="3.894525in" draw:z-index="0">
<draw:image xlink:href="../Images/AРМІЯINFORM/2023-04-14T45-00-00-04-00/ganna-malyar-778-1.jpg" xlink:type="simple" xlink:show="embed" xlink:actuate="onLoad" draw:mime-type="image/jpeg"/>
</draw:frame>
</text:p>
      <text:p text:style-name="P4">
«Росіяни у вуличних боях програють, тому використовують страшну руйнівнутактику як в Сирії, вони просто рівняють із землею всі будинки. Таким чиномнамагаються позбавити наших захисників можливості утримувати позиції в міськійзабудові», — повідомила в ефірі єдиного інформаційного телемарафону заступникМіністра оборони України Ганна Маляр.</text:p>
      <text:p text:style-name="P4">
— Це їхній стиль, інакше вони програють. Ви ж подивіться, що вони роблять зБахмутом. Ворог наразі сконцентрував там крім «вагнерівців» свої елітніпідрозділи, десантно-штурмові загони та спецпризначенців. Аби їх зупиняти, миу відповідь повинні концентрувати там більше своїх зусиль. Тут важливорозуміти — навіщо ми їх зупиняємо і чому стоїмо в Бахмуті! По-перше, Бахмутважливий саме для росіян, якщо вони там концентрують такі свої сили та засоби.</text:p>
      <text:p text:style-name="P4">
По-друге — якщо ми не будемо боронити Бахмут, а фактично його оборона триває зсерпня, то ворог рушить далі. Тому це питання, обговорення, дискусії є якимосьросійським наративом. Для українців не може бути якась земля важливішою заіншу. Для нас кожен метр землі є стратегічно важливим, — наголосила заступникМО України.</text:p>
      <text:p text:style-name="P4">
Ганна Маляр також зазначила, що за ці 8 місяців оборони Бахмуту Сили оборониУкраїни, наші мужні воїни знищили тисячі російських найпрофесійніших бійців,величезну кількість їхньої техніки, зменшили по суті їхній наступальнийпотенціал. І концентруючи зусилля ворога саме там ми не даємо йому можливостіперекинути ці сили і засоби на іншу ділянку фронту.</text:p>
      <text:p text:style-name="P4">
— Разом з тим нагадаю, що ворог сьогодні наступає не лише на Бахмутськомунапрямку, а на чотирьох одночасно — це ще Авдіївський, Мар’їнський,Лиманський. Ворог як і раніше прагне вийди на адміністративні кордониДонецької і Луганської областей. Кінцева їх мета — це захопити й знищити всюУкраїну. Та після того, як Силами оборони були звільнені Київщина, північУкраїни, Харківщина, Херсон, вони вирішили рухатися поетапно, тому зараз у нихпершочергове завдання — наш Схід.</text:p>
      <text:p text:style-name="P4">
Source: <text:a xlink:type="simple" xlink:href="https://armyinform.com.ua/2023/04/14/dlya-nas-kozhen-metr-zemli-ye-strategichno-vazhlyvym-ganna-malyar/" text:style-name="Internet_20_link" text:visited-style-name="Visited_20_Internet_20_Link">
https://armyinform.com.ua/2023/04/14/dlya-nas-kozhen-metr-zemli-ye-strategichno-vazhlyvym-ganna-malyar/</text:a>
</text:p>
      <!--NEWS-->
      <text:h text:style-name="P10" text:outline-level="1">
<text:span text:style-name="T4">
росіяни протягом доби завдали 19 авіаударів по території України, постраждали мирні громадяни — Генштаб</text:span>
</text:h>
      <text:p text:style-name="P4">
Author: ['АРМІЯINFORM']</text:p>
      <text:p text:style-name="P4">
Time: 2023-04-14T46:00:00-04:00</text:p>
      <text:p text:style-name="P4">
Description: Про це повідомляє Генеральний штаб ЗСУ.    «Розпочалася чотириста п’ятнадцята доб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image-8.jpg" text:style-name="Internet_20_link" text:visited-style-name="Visited_20_Internet_20_Link">
image-8.jpg</text:a>
']</text:p>
      <text:p text:style-name="P4">
Tags: []</text:p>
      <text:p text:style-name="P4">
Category: News</text:p>
      <!--METADATA-->
      <text:p text:style-name="P4">
<draw:frame draw:style-name="fr1" draw:name="Image358" text:anchor-type="as-char" svg:width="6.9236in" svg:height="3.894525in" draw:z-index="0">
<draw:image xlink:href="../Images/AРМІЯINFORM/2023-04-14T46-00-00-04-00/image-8.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LiLw3C7Yu2rWntsAWZbZ7Zstx4VENoPEy6qkuLUMb2Yr5eH12fgXEX8hYhjhu8Z3l" text:style-name="Internet_20_link" text:visited-style-name="Visited_20_Internet_20_Link">
повідомляє</text:a>
Генеральний штаб ЗСУ.</text:p>
      <text:p text:style-name="P4">
«Розпочалася чотириста п’ятнадцята доба широкомасштабної збройної агресіїросійської федерації проти нашої держави.</text:p>
      <text:p text:style-name="P4">
Російська федерація продовжує ведення загарбницької війни. Продовжуєігнорувати Міжнародне гуманітарне право, завдає ударів, здійснює обстріли нелише по позиціях наших військ, а й цивільній інфраструктурі населених пунктів.</text:p>
      <text:p text:style-name="P4">
Протягом минулої доби противник завдав 19 авіаційних ударів, здійснив 39обстрілів з реактивних систем залпового вогню, є постраждалі серед цивільногонаселення.</text:p>
      <text:p text:style-name="P4">
Ймовірність завдання ракетних та авіаційних ударів по всій території Українизалишається досить високою», — йдеться в повідомленні.</text:p>
      <text:p text:style-name="P4">
Також повідомляється, що протягом минулої доби противник здійснив обстрілитаких населених пунктів:</text:p>
      <text:p text:style-name="P4">
«На <text:span text:style-name="T4">
Волинському, Поліському, Сіверському та Слобожанському</text:span>
 напрямкахоперативна обстановка без суттєвих змін, ознак формування наступальнихугруповань ворога не виявлено. На території республіки білорусь продовжуютьперебувати деякі підрозділи територіальних військ збройних сил російськоїфедерації.</text:p>
      <text:p text:style-name="P4">
Зберігається військова присутність противника у прикордонних з Україноюрайонах Курської та Бєлгородської областей.</text:p>
      <text:p text:style-name="P4">
Протягом минулої доби противник здійснив обстріли населених пунктівГалаганівка <text:span text:style-name="T4">
Чернігівської області</text:span>
 ; Студенок, Іскрисківщина та ВолфинеСумської області, а також Уди, Козача Лопань, Тернова, Стариця, Гатище,Миколаївка і Бударки на Харківщині.</text:p>
      <text:p text:style-name="P4">
<text:span text:style-name="T4">
На Куп’янському напрямку</text:span>
 ворожих обстрілів зазнали Красне Перше,Новомлинськ, Дворічна, Западне, Масютівка та Табаївка Харківської області.</text:p>
      <text:p text:style-name="P4">
<text:span text:style-name="T4">
На Лиманському напрямку</text:span>
 протягом минулої доби противник вів безуспішнінаступальні дії поблизу населених пунктів Діброва та Білогорівка.Артилерійських обстрілів зазнали Новоселівське, Стельмахівка, Андріївка,Невське, Білогорівка Луганської області та Спірне Донецької області.</text:p>
      <text:p text:style-name="P4">
<text:span text:style-name="T4">
На Бахмутському напрямку</text:span>
 ворог продовжує вести наступальні дії. Триваютьважкі бої за місто Бахмут. Противник провів атаки в районах Богданівки таПредтечиного, успіху не мав. Від ворожих обстрілів постраждали Васюківка,Оріхово-Василівка, Новомаркове, Григорівка, Богданівка, Хромове, Бахмут,Іванівське, Біла Гора, Новодмитрівка, Курдюмівка, Північне та ЗалізнеДонецької області.</text:p>
      <text:p text:style-name="P4">
<text:span text:style-name="T4">
На Авдіївському напрямку</text:span>
 противник вів безуспішні наступальні дії унапрямку Сєверного, здійснив артилерійські обстріли, зокрема, Новокалинового,Степового, Авдіївки, Сєверного, Первомайського, Нетайлового, КарлівкиДонецької області.</text:p>
      <text:p text:style-name="P4">
<text:span text:style-name="T4">
На Мар’їнському напрямку</text:span>
 за минулу добу наші захисники відбили численніворожі атаки в районі населеного пункту Мар’їнка Донецької області. В той жечас, ворожих обстрілів зазнали населені пункти Невельське, Красногорівка,Мар’їнка, Побєда, Новомихайлівка Донецької області.</text:p>
      <text:p text:style-name="P4">
На Шахтарському напрямку минулої доби ворог наступальних дій не проводив.Здійснив обстріли населених пунктів Шахтарське, Велика Новосілка, Вугледар,Новоукраїнка, Пречистівка та Золота Нива Донецької області.</text:p>
      <text:p text:style-name="P4">
<text:span text:style-name="T4">
На Запорізькому та Херсонському напрямках</text:span>
 противник продовжує вестиоборонні дії. Здійснив обстріли населених пунктів, що поряд з лінією бойовогозіткнення. Серед них — Ольгівське, Червоне, Гуляйполе, Гуляйпільське, Чарівне,Мала Токмачка, Новоданилівка, Оріхів, Новоандріївка, Степногірськ Запорізькоїобласті; Степанівка, Антонівка Херсонської області та місто Херсон", —повідомляє Генштаб.</text:p>
      <text:p text:style-name="P4">
Source: <text:a xlink:type="simple" xlink:href="https://armyinform.com.ua/2023/04/14/rosiyany-zavdaly-19-aviaudariv-po-terytoriyi-ukrayiny-postrazhdaly-myrni-gromadyany-genshtab/" text:style-name="Internet_20_link" text:visited-style-name="Visited_20_Internet_20_Link">
https://armyinform.com.ua/2023/04/14/rosiyany-zavdaly-19-aviaudariv-po-terytoriyi-ukrayiny-postrazhdaly-myrni-gromadyany-genshtab/</text:a>
</text:p>
      <!--NEWS-->
      <text:h text:style-name="P10" text:outline-level="1">
<text:span text:style-name="T4">
Окупанти продовжують примусову «паспортизацію» та змушують людей перереєстровувати транспортні засоби</text:span>
</text:h>
      <text:p text:style-name="P4">
Author: ['АРМІЯINFORM']</text:p>
      <text:p text:style-name="P4">
Time: 2023-04-14T47:00:00-04:00</text:p>
      <text:p text:style-name="P4">
Description: Про це повідомляє Генеральний штаб ЗСУ.    «Російська федерація продовжує наса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ТОРГНЕННЯ РФ', 'ПРИМУСОВА ПАСПОРТИЗАЦІЯ', 'ТИМЧАСОВО ОКУПОВАНІ ТЕРИТОРІЇ']</text:p>
      <text:p text:style-name="P4">
Category: News</text:p>
      <!--METADATA-->
      <text:p text:style-name="P4">
<draw:frame draw:style-name="fr1" draw:name="Image359" text:anchor-type="as-char" svg:width="6.9236in" svg:height="5.140773in" draw:z-index="0">
<draw:image xlink:href="../Images/AРМІЯINFORM/2023-04-14T47-00-00-04-00/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LiLw3C7Yu2rWntsAWZbZ7Zstx4VENoPEy6qkuLUMb2Yr5eH12fgXEX8hYhjhu8Z3l" text:style-name="Internet_20_link" text:visited-style-name="Visited_20_Internet_20_Link">
повідомляє</text:a>
Генеральний штаб ЗСУ.</text:p>
      <text:p text:style-name="P4">
«Російська федерація продовжує насаджувати так звану „паспортизацію“громадянам України. У окремих населених пунктах Каховського району Херсонськоїобласті, російські окупанти змушують людей перереєстровувати транспортнізасоби за російськими нормативно-правовими актами, для чого власникам потрібномати російські паспорти.</text:p>
      <text:p text:style-name="P4">
Особливо активізувалась діяльність з прискорення видачі російських паспортівна тимчасово окупованих територіях Донецької області. Відомо, що відділиміграційної служби російської федерації працюють без вихідних. Пріоритет маютьдержавні службовці та військовослужбовці першого армійського корпусу», —йдеться в повідомленні.</text:p>
      <text:p text:style-name="P4">
Source: <text:a xlink:type="simple" xlink:href="https://armyinform.com.ua/2023/04/14/okupanty-prodovzhuyut-prymusovu-pasportyzacziyu-ta-zmushuyut-lyudej-perereyestrovuvaty-transportni-zasoby/" text:style-name="Internet_20_link" text:visited-style-name="Visited_20_Internet_20_Link">
https://armyinform.com.ua/2023/04/14/okupanty-prodovzhuyut-prymusovu-pasportyzacziyu-ta-zmushuyut-lyudej-perereyestrovuvaty-transportni-zasoby/</text:a>
</text:p>
      <!--NEWS-->
      <text:h text:style-name="P10" text:outline-level="1">
<text:span text:style-name="T4">
Ракетні війська та артилерія Сил оборони уразили 3 пункти управління та 3 райони зосередження росіян</text:span>
</text:h>
      <text:p text:style-name="P4">
Author: ['АРМІЯINFORM']</text:p>
      <text:p text:style-name="P4">
Time: 2023-04-14T48:00:00-04:00</text:p>
      <text:p text:style-name="P4">
Description: Про це повідомляє Генеральний штаб ЗСУ.    «Авіація Сил оборони за добу, що мину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363968_1337814716796335_6533682989779640257_n-e1681445496570.jpg" text:style-name="Internet_20_link" text:visited-style-name="Visited_20_Internet_20_Link">
336363968_1337814716796335_6533682989779640257_n-e1681445496570.jpg</text:a>
']</text:p>
      <text:p text:style-name="P4">
Tags: ['STOPRUSSIA', 'АГРЕСІЯ РФ', 'ВТОРГНЕННЯ РФ', 'РАКЕТНІ ВІЙСЬКА', 'УКРАЇНСЬКА АРТИЛЕРІЯ']</text:p>
      <text:p text:style-name="P4">
Category: News</text:p>
      <!--METADATA-->
      <text:p text:style-name="P4">
<draw:frame draw:style-name="fr1" draw:name="Image360" text:anchor-type="as-char" svg:width="6.9236in" svg:height="5.075721in" draw:z-index="0">
<draw:image xlink:href="../Images/AРМІЯINFORM/2023-04-14T48-00-00-04-00/336363968_1337814716796335_6533682989779640257_n-e1681445496570.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LiLw3C7Yu2rWntsAWZbZ7Zstx4VENoPEy6qkuLUMb2Yr5eH12fgXEX8hYhjhu8Z3l" text:style-name="Internet_20_link" text:visited-style-name="Visited_20_Internet_20_Link">
повідомляє</text:a>
Генеральний штаб ЗСУ.</text:p>
      <text:p text:style-name="P4">
«Авіація Сил оборони за добу, що минула, завдала 3 удари по районахзосередження особового складу та військової техніки окупантів.</text:p>
      <text:p text:style-name="P4">
Підрозділи ракетних військ і артилерії уразили 3 пункти управління, 3 районизосередження живої сили, озброєння та військової техніки противника, складбоєприпасів, а також радіолокаційну станцію та станцію радіоелектронноїборотьби», — йдеться в повідомленні.</text:p>
      <text:p text:style-name="P4">
Source: <text:a xlink:type="simple" xlink:href="https://armyinform.com.ua/2023/04/14/raketni-vijska-ta-artyleriya-syl-oborony-urazyly-3-punkty-upravlinnya-ta-3-rajony-zoseredzhennya-rosiyan/" text:style-name="Internet_20_link" text:visited-style-name="Visited_20_Internet_20_Link">
https://armyinform.com.ua/2023/04/14/raketni-vijska-ta-artyleriya-syl-oborony-urazyly-3-punkty-upravlinnya-ta-3-rajony-zoseredzhennya-rosiyan/</text:a>
</text:p>
      <!--NEWS-->
      <text:h text:style-name="P10" text:outline-level="1">
<text:span text:style-name="T4">
У прикордонних з Україною районах Курської та Бєлгородської областей зберігається військова присутність росіян</text:span>
</text:h>
      <text:p text:style-name="P4">
Author: ['АРМІЯINFORM']</text:p>
      <text:p text:style-name="P4">
Time: 2023-04-14T49:00:00-04:00</text:p>
      <text:p text:style-name="P4">
Description: Про це повідомляє Генеральний штаб ЗСУ.          Зазначається, що у при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0/rosiyane.jpg" text:style-name="Internet_20_link" text:visited-style-name="Visited_20_Internet_20_Link">
rosiyane.jpg</text:a>
']</text:p>
      <text:p text:style-name="P4">
Tags: ['STOPRUSSIA', 'АГРЕСІЯ РФ', 'АРМІЯ РФ', 'БЄЛГОРОДСЬКА ОБЛАСТЬ', 'ВТОРГНЕННЯ РФ', 'КУРСЬКА ОБЛАСТЬ']</text:p>
      <text:p text:style-name="P4">
Category: News</text:p>
      <!--METADATA-->
      <text:p text:style-name="P4">
<draw:frame draw:style-name="fr1" draw:name="Image361" text:anchor-type="as-char" svg:width="6.9236in" svg:height="4.751321in" draw:z-index="0">
<draw:image xlink:href="../Images/AРМІЯINFORM/2023-04-14T49-00-00-04-00/rosiyane.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LiLw3C7Yu2rWntsAWZbZ7Zstx4VENoPEy6qkuLUMb2Yr5eH12fgXEX8hYhjhu8Z3l" text:style-name="Internet_20_link" text:visited-style-name="Visited_20_Internet_20_Link">
повідомляє</text:a>
Генеральний штаб ЗСУ.</text:p>
      <text:p text:style-name="P4">
Зазначається, що у прикордонних з рф та білоруссю районах, а саме: на Волині,Поліссі, Сіверщині та Слобожанщині ситуація щодо російського вторгнення цієїдоби залишалася без суттєвих змін, однак військова присутність російськихвійськ на території рф та білорусі зберігається.</text:p>
      <text:p text:style-name="P4">
«Ознак формування наступальних угруповань ворога на цих напрямках не виявлено.</text:p>
      <text:p text:style-name="P4">
На території республіки білорусь продовжують перебувати деякі підрозділитериторіальних військ збройних сил російської федерації.</text:p>
      <text:p text:style-name="P4">
Зберігається військова присутність противника у прикордонних з Україноюрайонах Курської та Бєлгородської областей», — йдеться в повідомленні.</text:p>
      <text:p text:style-name="P4">
Source: <text:a xlink:type="simple" xlink:href="https://armyinform.com.ua/2023/04/14/u-prykordonnyh-z-ukrayinoyu-rajonah-kurskoyi-ta-byelgorodskoyi-oblastej-zberigayetsya-vijskova-prysutnist-rosiyan/" text:style-name="Internet_20_link" text:visited-style-name="Visited_20_Internet_20_Link">
https://armyinform.com.ua/2023/04/14/u-prykordonnyh-z-ukrayinoyu-rajonah-kurskoyi-ta-byelgorodskoyi-oblastej-zberigayetsya-vijskova-prysutnist-rosiyan/</text:a>
</text:p>
      <!--NEWS-->
      <text:h text:style-name="P10" text:outline-level="1">
<text:span text:style-name="T4">
Сили оборони ліквідували 500 окупантів та знищили 4 танки</text:span>
</text:h>
      <text:p text:style-name="P4">
Author: ['АРМІЯINFORM']</text:p>
      <text:p text:style-name="P4">
Time: 2023-04-14T50:00:00-04:00</text:p>
      <text:p text:style-name="P4">
Description: Загальні бойові втрати противника з 24.02.22 по 14.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4704738547256263_w-scaled.jpg" text:style-name="Internet_20_link" text:visited-style-name="Visited_20_Internet_20_Link">
photo_5314704738547256263_w-scaled.jpg</text:a>
']</text:p>
      <text:p text:style-name="P4">
Tags: ['STOPRUSSIA', 'АГРЕСІЯ РФ', 'ВІЙНА', 'ВТОРГНЕННЯ РФ', 'ВТРАТИ ВОРОГА']</text:p>
      <text:p text:style-name="P4">
Category: News</text:p>
      <!--METADATA-->
      <text:p text:style-name="P4">
<draw:frame draw:style-name="fr1" draw:name="Image362" text:anchor-type="as-char" svg:width="6.9236in" svg:height="6.969757in" draw:z-index="0">
<draw:image xlink:href="../Images/AРМІЯINFORM/2023-04-14T50-00-00-04-00/photo_5314704738547256263_w-scaled.jpg" xlink:type="simple" xlink:show="embed" xlink:actuate="onLoad" draw:mime-type="image/jpeg"/>
</draw:frame>
 <text:span text:style-name="T4">
🔥 Ситуаціящодо російського вторгнення</text:span>
</text:p>
      <text:p text:style-name="P4">
Загальні бойові втрати противника з 24.02.22 по 14.04.23 орієнтовностановлять:</text:p>
      <ul>
        <li>
<text:span text:style-name="T4">
особового складу ‒</text:span>
 181090 (+500) осіб ліквідовано  * <text:span text:style-name="T4">
танків ‒</text:span>
 3650 (+4)  * <text:span text:style-name="T4">
бойових броньованих машин ‒</text:span>
 7069 (+16)  * <text:span text:style-name="T4">
артилерійських систем ‒</text:span>
 2784 (+7)  * <text:span text:style-name="T4">
РСЗВ ‒</text:span>
 535 (0)  * <text:span text:style-name="T4">
засоби ППО ‒</text:span>
 283 (0)  * <text:span text:style-name="T4">
літаків ‒</text:span>
 307 (0)  * <text:span text:style-name="T4">
гелікоптерів ‒</text:span>
 293 (0)  * <text:span text:style-name="T4">
БПЛА оперативно-тактичного рівня ‒</text:span>
 2339 (0)  * <text:span text:style-name="T4">
крилаті ракети ‒</text:span>
 911 (0)  * <text:span text:style-name="T4">
кораблі / катери ‒</text:span>
 18 (0)  * <text:span text:style-name="T4">
автомобільної техніки та автоцистерн ‒</text:span>
 5640 (+3)  * <text:span text:style-name="T4">
спеціальна техніка ‒</text:span>
 321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4.04.23.</text:p>
      <text:p text:style-name="P4">
Source: <text:a xlink:type="simple" xlink:href="https://armyinform.com.ua/2023/04/14/syly-oborony-likviduvaly-500-okupantiv-ta-znyshhyly-4-tanky/" text:style-name="Internet_20_link" text:visited-style-name="Visited_20_Internet_20_Link">
https://armyinform.com.ua/2023/04/14/syly-oborony-likviduvaly-500-okupantiv-ta-znyshhyly-4-tanky/</text:a>
</text:p>
      <!--NEWS-->
      <text:h text:style-name="P10" text:outline-level="1">
<text:span text:style-name="T4">
У МОЗ розповіли, як відпускатимуться рецептурні ліки для потреб фронту</text:span>
</text:h>
      <text:p text:style-name="P4">
Author: ['АРМІЯINFORM']</text:p>
      <text:p text:style-name="P4">
Time: 2023-04-14T51:00:00-04:00</text:p>
      <text:p text:style-name="P4">
Description: Рецептурні медикаменти для потреб фронту, окрім наркотичних, психотропних, радіоактив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liky.jpg" text:style-name="Internet_20_link" text:visited-style-name="Visited_20_Internet_20_Link">
liky.jpg</text:a>
']</text:p>
      <text:p text:style-name="P4">
Tags: ['ВІДПУСК РЕЦЕПТУРНИХ ПРЕПАРАТІВ', 'ЛІКИ ДЛЯ ФРОНТУ', 'МОЗ УКРАЇНИ', 'РЕЦЕПТУРНІ ЛІКИ']</text:p>
      <text:p text:style-name="P4">
Category: News</text:p>
      <!--METADATA-->
      <text:p text:style-name="P4">
<draw:frame draw:style-name="fr1" draw:name="Image363" text:anchor-type="as-char" svg:width="6.9236in" svg:height="4.621847in" draw:z-index="0">
<draw:image xlink:href="../Images/AРМІЯINFORM/2023-04-14T51-00-00-04-00/liky.jpg" xlink:type="simple" xlink:show="embed" xlink:actuate="onLoad" draw:mime-type="image/jpeg"/>
</draw:frame>
</text:p>
      <text:p text:style-name="P4">
Рецептурні медикаменти для потреб фронту, окрім наркотичних, психотропних,радіоактивних, отруйних, сильнодійних речовин і прекурсорів, як і раніше,волонтери можуть закупляти без рецепта безпосередньо у дистрибʼюторів. Про цеінформує <text:a xlink:type="simple" xlink:href="https://moz.gov.ua/article/news/chi-potriben-recept-dlja-pridbannja-likiv-dlja-potreb-frontu-%e2%80%93-pojasnennja-moz" text:style-name="Internet_20_link" text:visited-style-name="Visited_20_Internet_20_Link">
пресслужба</text:a>
Міністерства охорони здоров’я.</text:p>
      <text:p text:style-name="P4">
«Доступ до ліків для захисників — пріоритет найвищого рівня. Вони й надалівідпускатимуться без рецепта через відповідних дистрибʼюторів. Механізмзалишається незмінним: як і раніше волонтерські та благодійні організації назапит відповідної установи, військової частини чи закладу охорони здоровʼяможуть закуповувати рецептурні лікарські засоби безпосередньо у дистрибʼюторівбез рецепта», — йдеться в повідомленні.</text:p>
      <text:p text:style-name="P4">
Зазначається, що можливість, за якої дистрибʼютори можуть відпускати лікарськізасоби військовим адміністраціям, підрозділам ЗСУ, організаціям та установам,що залучають до своєї діяльності волонтерів та надають гуманітарну допомогу,передбачається на період дії воєнного стану.</text:p>
      <text:p text:style-name="P4">
«Така можливість передбачається на період дії воєнного стану, отже,дистрибʼютори (субʼєкти, що мають ліцензію на провадження господарськоїдіяльності з виробництва, оптової торгівлі лікарськими засобами) можутьвідпускати лікарські засоби військовим адміністраціям, підрозділам Збройнихсил України, організаціям та установам, що залучають до своєї діяльностіволонтерів та надають гуманітарну допомогу.</text:p>
      <text:p text:style-name="P4">
Таким чином, механізм залишається незмінним: як і раніше волонтерські таблагодійні організації на запит відповідної установи, військової частини чизакладу охорони здоровʼя можуть закуповувати рецептурні лікарські засобибезпосередньо у дистрибʼюторів без рецепта», — розповідають в МОЗ.</text:p>
      <text:p text:style-name="P4">
Водночас у МОЗ підкреслюють, що норма не поширюється на закупівлю наркотичнихзасобів, психотропних речовин і прекурсорів, а також сильнодійних, отруйних ірадіоактивних речовин.</text:p>
      <text:p text:style-name="P4">
Також у міністерстві нагадують, що з початку квітня рецептурні ліки в аптеціможна придбати не лише за паперовим, але і за електронним рецептом. Увідомстві наголошують, що МОЗ не змінило статус категорії відпуску жодного зпрепаратів: всі рецептурні залишились рецептурними, всі, які до цьогопродавались без рецепта, громадяни і надалі зможуть купувати без рецепта.</text:p>
      <text:p text:style-name="P4">
Нагадаємо, з 1 серпня 2022 року було запроваджено електронний рецепт наантибіотики, з 1 листопада — на наркотичні (психотропні) препарати. Станом наберезень 2023 року виписано 691 936 електронних рецептів на антибактеріальнізасоби і 20 118 — на засоби наркотичні (психотропні).</text:p>
      <text:p text:style-name="P4">
Придбати ліки за електронним рецептом в аптеці можна протягом 10 днів (якщо ценаркотичні (психотропні) ліки) або протягом 30 днів (для решти рецептурнихпрепаратів).</text:p>
      <text:p text:style-name="P4">
Source: <text:a xlink:type="simple" xlink:href="https://armyinform.com.ua/2023/04/14/u-moz-rozpovily-yak-vidpuskatymutsya-reczepturni-liky-dlya-potreb-frontu/" text:style-name="Internet_20_link" text:visited-style-name="Visited_20_Internet_20_Link">
https://armyinform.com.ua/2023/04/14/u-moz-rozpovily-yak-vidpuskatymutsya-reczepturni-liky-dlya-potreb-frontu/</text:a>
</text:p>
      <!--NEWS-->
      <text:h text:style-name="P10" text:outline-level="1">
<text:span text:style-name="T4">
У МЗС України назвали три негайні кроки, необхідні для успіху ЗСУ на полі бою</text:span>
</text:h>
      <text:p text:style-name="P4">
Author: ['АРМІЯINFORM']</text:p>
      <text:p text:style-name="P4">
Time: 2023-04-14T52:00:00-04:00</text:p>
      <text:p text:style-name="P4">
Description: Міністр закордонних справ України Дмитро Кулеба назвав кроки, які, на його ду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332c6da7eeb9dcd3a7795ef59ef9156.jpeg" text:style-name="Internet_20_link" text:visited-style-name="Visited_20_Internet_20_Link">
a332c6da7eeb9dcd3a7795ef59ef9156.jpeg</text:a>
']</text:p>
      <text:p text:style-name="P4">
Tags: ['STOPRUSSIA', 'ГЛАВА МЗС УКРАЇНИ', 'ДМИТРО КУЛЕБА', 'ЗСУ']</text:p>
      <text:p text:style-name="P4">
Category: News</text:p>
      <!--METADATA-->
      <text:p text:style-name="P4">
<draw:frame draw:style-name="fr1" draw:name="Image364" text:anchor-type="as-char" svg:width="6.9236in" svg:height="3.63489in" draw:z-index="0">
<draw:image xlink:href="../Images/AРМІЯINFORM/2023-04-14T52-00-00-04-00/a332c6da7eeb9dcd3a7795ef59ef9156.jpeg" xlink:type="simple" xlink:show="embed" xlink:actuate="onLoad" draw:mime-type="image/jpeg"/>
</draw:frame>
</text:p>
      <text:p text:style-name="P4">
Міністр закордонних справ України Дмитро Кулеба назвав кроки, які, на йогодумку, мають забезпечити успіх України на полі бою.</text:p>
      <text:p text:style-name="P4">
Про це глава МЗС України<text:a xlink:type="simple" xlink:href="https://twitter.com/DmytroKuleba/status/1646525827432214532" text:style-name="Internet_20_link" text:visited-style-name="Visited_20_Internet_20_Link">
написав</text:a>
 усвоєму Twitter.</text:p>
      <text:p text:style-name="P4">
«Треба зробити три негайних кроки, щоб забезпечити успіх України на полі бою.</text:p>
      <text:p text:style-name="P4">
1. Прискорити доставку обіцяної раніше зброї та боєприпасів.</text:p>
      <text:p text:style-name="P4">
2. Забезпечити довгострокові додаткові поставки.</text:p>
      <text:p text:style-name="P4">
3. Розпочати підготовку українських льотчиків до керування бойовими літакамизахідного типу», — йдеться у дописі.</text:p>
      <text:p text:style-name="P4">
Source: <text:a xlink:type="simple" xlink:href="https://armyinform.com.ua/2023/04/14/u-mzs-ukrayiny-nazvaly-try-negajnyh-kroky-neobhidnyh-dlya-uspihu-zsu-na-poli-boyu/" text:style-name="Internet_20_link" text:visited-style-name="Visited_20_Internet_20_Link">
https://armyinform.com.ua/2023/04/14/u-mzs-ukrayiny-nazvaly-try-negajnyh-kroky-neobhidnyh-dlya-uspihu-zsu-na-poli-boyu/</text:a>
</text:p>
      <!--NEWS-->
      <text:h text:style-name="P10" text:outline-level="1">
<text:span text:style-name="T4">
Бої за Бахмут: «Холодноярівці» показали, як нищать русню</text:span>
</text:h>
      <text:p text:style-name="P4">
Author: ['Євген Тристан']</text:p>
      <text:p text:style-name="P4">
Time: 2023-04-14T53:00:00-04:00</text:p>
      <text:p text:style-name="P4">
Description: https://www.youtube.com/watch?v=gZOb3DRAl0s    Неподалік Бахмута мінометні розрахун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БАХМУТ', 'ВТОРГНЕННЯ РФ', 'ХОЛОДНИЙ ЯР']</text:p>
      <text:p text:style-name="P4">
Category: News</text:p>
      <!--METADATA-->
      <text:p text:style-name="P4">
Неподалік Бахмута мінометні розрахунки окремої механізованої бригади «ХолоднийЯр» демонструють ювелірну влучність у знищенні рашистів. Попри контрбатарейнізаходи артилерії противника, українські мінометники на цьому напрямку впевненовідпрацьовують усі бойові завдання. За цей час вони вже демілітаризувалибагатьох окупантів, які намагалися штурмувати українські позиції.</text:p>
      <text:p text:style-name="P4">
Кожен їхній постріл — точно в ціль. І це попри те, що досвід у розрахунків, зякими спілкувався автор, не такий уже багатий, позаяк вони укомплектовувалисяздебільшого мобілізованими вояками. Та вони дуже швидко навчилися військовихпремудростей.</text:p>
      <text:p text:style-name="P4">
Source: <text:a xlink:type="simple" xlink:href="https://armyinform.com.ua/2023/04/14/boyi-za-bahmut-holodnoyarivczi-pokazaly-yak-nyshhat-rusnyu/" text:style-name="Internet_20_link" text:visited-style-name="Visited_20_Internet_20_Link">
https://armyinform.com.ua/2023/04/14/boyi-za-bahmut-holodnoyarivczi-pokazaly-yak-nyshhat-rusnyu/</text:a>
</text:p>
      <!--NEWS-->
      <text:h text:style-name="P10" text:outline-level="1">
<text:span text:style-name="T4">
Армієць Ілля Ковтун — бронзовий призер чемпіонату Європи зі спортивної гімнастики</text:span>
</text:h>
      <text:p text:style-name="P4">
Author: ['АРМІЯINFORM']</text:p>
      <text:p text:style-name="P4">
Time: 2023-04-14T54:00:00-04:00</text:p>
      <text:p text:style-name="P4">
Description: Український гімнаст, армієць Ілля Ковтун у турецькій Анталії виборов «бронз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vtun-illja.jpg" text:style-name="Internet_20_link" text:visited-style-name="Visited_20_Internet_20_Link">
kovtun-illja.jpg</text:a>
']</text:p>
      <text:p text:style-name="P4">
Tags: ['АРМІЙСЬКИЙ СПОРТСМЕН', 'ІЛЛЯ КОВТУН', 'СПОРТИВНА ГІМНАСТИКА']</text:p>
      <text:p text:style-name="P4">
Category: News</text:p>
      <!--METADATA-->
      <text:p text:style-name="P4">
<draw:frame draw:style-name="fr1" draw:name="Image365" text:anchor-type="as-char" svg:width="6.9236in" svg:height="4.290682in" draw:z-index="0">
<draw:image xlink:href="../Images/AРМІЯINFORM/2023-04-14T54-00-00-04-00/kovtun-illja.jpg" xlink:type="simple" xlink:show="embed" xlink:actuate="onLoad" draw:mime-type="image/jpeg"/>
</draw:frame>
</text:p>
      <text:p text:style-name="P4">
Український гімнаст, армієць Ілля Ковтун у турецькій Анталії виборов «бронзу»на чемпіонаті Європи зі спортивної гімнастики в особистому багатоборстві.</text:p>
      <text:p text:style-name="P4">
Про це<text:a xlink:type="simple" xlink:href="https%3A%2F%2Fwww.facebook.com%2Fugf.org.ua%2Fposts%2Fpfbid0K57ahgtEnrQy2hTk8AL3cQR6i9JELPss9mFfPZpGk99AQgpmShoewAFeejUDb78Dl&amp;show_text=true&amp;width=500" text:style-name="Internet_20_link" text:visited-style-name="Visited_20_Internet_20_Link">
повідомляє</text:a>
Українська федерація гімнастики.</text:p>
      <text:p text:style-name="P4">
За підсумками змагань армієць набрав 83,032 бали та відстав від переможця,турецького спортсмена Адема Асіла майже на два бали. Другим став британецьДжейк Джарман.</text:p>
      <text:p text:style-name="P4">
Source: <text:a xlink:type="simple" xlink:href="https://armyinform.com.ua/2023/04/14/armiyecz-illya-kovtun-bronzovyj-pryze-chempionatu-yevropy-zi-sportyvnoyi-gimnastyky/" text:style-name="Internet_20_link" text:visited-style-name="Visited_20_Internet_20_Link">
https://armyinform.com.ua/2023/04/14/armiyecz-illya-kovtun-bronzovyj-pryze-chempionatu-yevropy-zi-sportyvnoyi-gimnastyky/</text:a>
</text:p>
      <!--NEWS-->
      <text:h text:style-name="P10" text:outline-level="1">
<text:span text:style-name="T4">
У Бахмуті українці демілітаризують і елітні російські підрозділи — Сергій Череватий</text:span>
</text:h>
      <text:p text:style-name="P4">
Author: ['Тарас Грень']</text:p>
      <text:p text:style-name="P4">
Time: 2023-04-14T55:00:00-04:00</text:p>
      <text:p text:style-name="P4">
Description: Про це під час прямого ефіру в телемарафоні «Єдині новини» повідомив речник 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sergij-cherevatyj.webp" text:style-name="Internet_20_link" text:visited-style-name="Visited_20_Internet_20_Link">
sergij-cherevatyj.webp</text:a>
']</text:p>
      <text:p text:style-name="P4">
Tags: ['БАХМУТ', 'ВТОРГНЕННЯ РФ', 'ЄДИНІ НОВИНИ', 'СЕРГІЙ ЧЕРЕВАТИЙ']</text:p>
      <text:p text:style-name="P4">
Category: News</text:p>
      <!--METADATA-->
      <text:p text:style-name="P4">
<draw:frame draw:style-name="fr1" draw:name="Image366" text:anchor-type="as-char" svg:width="6.9236in" svg:height="4.613552in" draw:z-index="0">
<draw:image xlink:href="../ConvertedIMGs/AРМІЯINFORM/2023-04-14T55-00-00-04-00/sergij-cherevatyj.png" xlink:type="simple" xlink:show="embed" xlink:actuate="onLoad" draw:mime-type="image/png"/>
</draw:frame>
</text:p>
      <text:p text:style-name="P4">
Про це під час прямого ефіру в<text:a xlink:type="simple" xlink:href="https://www.youtube.com/watch" text:style-name="Internet_20_link" text:visited-style-name="Visited_20_Internet_20_Link">
телемарафоні</text:a>
 «Єдині новини»повідомив речник Східного угруповання військ Збройних Сил України полковникСергій Череватий.</text:p>
      <text:p text:style-name="P4">
— За минулу добу ворог завдав 260 ударів по Бахмуту зі ствольної та реактивноїартилерії, відбулося 26 бойових зіткнень, два ворожі авіанальоти, — розповівофіцер. — Українські підрозділи знищили 84 та поранили 92 окупантів. Підбитосамохідну артилерійську установку «Піон» та бойову машину піхоти російськихвійськ. Знищено їхній польовий склад боєприпасів окупантів.</text:p>
      <text:p text:style-name="P4">
Головною ударною силою противника залишаються найманці з пвк «вагнер», якихженуть в атаки під страхом розстрілу. Водночас через великі втрати керівництвоцієї терористичної компанії змушене долучати до своїх формувань для підтримкирегулярні десантні підрозділи збройних сил росії, яких ми також успішнонищимо.</text:p>
      <text:p text:style-name="P4">
— Героїчними діями наших захисників відбувається знекровлення противника, —зазначив речник. — І це триває вже близько дев’яти місяців. Такі дії дають намзмогу не лише значно зменшити потенціал нашого ворога, а й виграти час дляпідготовки наших військ до наступальних дій. Також росіяни намагаютьсяатакувати на Куп’янсько-Лиманському напрямку. Однак фіксується значнезменшення активності їхніх дій. За добу там відбулося два бойові зіткнення.Однак там за цей час було зафіксовано 413 обстрілів із різних видів артилерії,сім авіаударів. Українці знищили 35 окупантів і 68 поранили. Також знищено тританки Т-72, три бойові машини піхоти, серед яких була БМП-1.</text:p>
      <text:p text:style-name="P4">
— Саме на знищенні БМП-1 хотів би зосередити головну увагу, — додав офіцер. —Річ у тому, що керівництво російських збройних сил свого часу парадновідрапортувало про те, що воно провело переозброєння своїх військ і повністюзняло з озброєння БМП-1. Але тепер ми бачимо, що це геть не відповідаєдійсності.</text:p>
      <text:p text:style-name="P4">
Source: <text:a xlink:type="simple" xlink:href="https://armyinform.com.ua/2023/04/14/u-bahmuti-ukrayinczi-demilitaryzuyut-i-elitni-rosijski-pidrozdily-sergij-cherevatyj/" text:style-name="Internet_20_link" text:visited-style-name="Visited_20_Internet_20_Link">
https://armyinform.com.ua/2023/04/14/u-bahmuti-ukrayinczi-demilitaryzuyut-i-elitni-rosijski-pidrozdily-sergij-cherevatyj/</text:a>
</text:p>
      <!--NEWS-->
      <text:h text:style-name="P10" text:outline-level="1">
<text:span text:style-name="T4">
У Міноборони України оголосили конкурс на здобуття премії імені Богдана Хмельницького на 2023 рік</text:span>
</text:h>
      <text:p text:style-name="P4">
Author: ['АРМІЯINFORM']</text:p>
      <text:p text:style-name="P4">
Time: 2023-04-14T56:00:00-04:00</text:p>
      <text:p text:style-name="P4">
Description: У Міністерстві оборони України з 1 травня 2023 року оголошується прийом документ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2-2-1.jpg" text:style-name="Internet_20_link" text:visited-style-name="Visited_20_Internet_20_Link">
foto2-2-1.jpg</text:a>
']</text:p>
      <text:p text:style-name="P4">
Tags: ['МІНІСТЕРСТВО ОБОРОНИ УКРАЇНИ', 'ПРЕМІЯ']</text:p>
      <text:p text:style-name="P4">
Category: News</text:p>
      <!--METADATA-->
      <text:p text:style-name="P4">
<draw:frame draw:style-name="fr1" draw:name="Image367" text:anchor-type="as-char" svg:width="6.9236in" svg:height="4.583423in" draw:z-index="0">
<draw:image xlink:href="../Images/AРМІЯINFORM/2023-04-14T56-00-00-04-00/foto2-2-1.jpg" xlink:type="simple" xlink:show="embed" xlink:actuate="onLoad" draw:mime-type="image/jpeg"/>
</draw:frame>
</text:p>
      <text:p text:style-name="P4">
У Міністерстві оборони України з 1 травня 2023 року оголошується прийомдокументів на конкурс щодо здобуття премії імені Богдана Хмельницького закраще висвітлення військової тематики в творах літератури та мистецтва в 2023році.</text:p>
      <text:p text:style-name="P4">
Про це <text:a xlink:type="simple" xlink:href="https://www.mil.gov.ua/news/2023/04/14/konkurs-shhodo-zdobuttya-premii-imeni-bogdana-hmelniczkogo-za-krashhe-visvitlennya-vijskovoi-tematiki-u-tvorah-literaturi-ta-mistecztva-v-2023-roczi/" text:style-name="Internet_20_link" text:visited-style-name="Visited_20_Internet_20_Link">
повідомляє</text:a>
 Міністерство оборониУкраїни.</text:p>
      <text:p text:style-name="P4">
Порядок проведення конкурсу визначено Положенням про премію імені БогданаХмельницького за краще висвітлення військової тематики у творах літератури тамистецтва, затверджений наказом Міністерства оборони України від 18 травня2015 року № 217, зареєстрованого у Міністерстві юстиції України 04 червня 2015року за № 655/27100.</text:p>
      <text:p text:style-name="P4">
У Міноборони нагадали, що премія присуджується щороку (до Дня Збройних СилУкраїни – 6 грудня) за твори літератури і мистецтва, публіцистики іжурналістики, спрямовані на утвердження високих гуманістичних, державотворчихідеалів, підняття престижу Збройних Сил України, пропаганду військової служби,формування у військовослужбовців і молоді національної самосвідомості,гідності, духовності і культури, почуття патріотизму, вірності військовимтрадиціям українського народу.</text:p>
      <text:p text:style-name="P4">
<text:span text:style-name="T4">
Премія присуджується в п’яти номінаціях:</text:span>
</text:p>
      <ol>
        <li>
літературні твори військової тематики;  2. музичні твори військової тематики;  3. твори театрального мистецтва військової тематики;  4. твори кіномистецтва військової тематики;  5. твори образотворчого мистецтва військової тематики.</li>
      </ol>
      <text:p text:style-name="P4">
Розмір Премії становить <text:span text:style-name="T4">
десять прожиткових мінімумів</text:span>
 <text:span text:style-name="T4">
для працездатнихосіб</text:span>
 , встановленому на початок бюджетного року.</text:p>
      <text:p text:style-name="P4">
На здобуття Премії подаються нові оригінальні твори фізичних осіб таколективів авторів, опубліковані (оприлюднені) в завершеному вигляді протягомостанніх трьох років, але <text:span text:style-name="T4">
не пізніше 01 травня поточного року.</text:span>
</text:p>
      <text:p text:style-name="P4">
Колектив авторів твору, висунутого на здобуття Премії, не може перевищувати 5осіб, колектив виконавців твору – 7 осіб.</text:p>
      <text:p text:style-name="P4">
До складу колективу авторів твору, представленого на здобуття Премії, невключаються особи, удостоєні за представлений твір державної нагороди.</text:p>
      <text:p text:style-name="P4">
Твір, що вже отримав іншу премію державного значення, на здобуття Премії невисувається.  Премія присуджується фізичній особі чи колективу одноразово.  Пропозиції щодо претендентів на здобуття Премії вносять національні спілкиУкраїни, інші творчі спілки та асоціації, національно-культурні, національно-просвітницькі товариства.  На здобуття Премії щороку до 01 серпня разом із супровідним листом подаються:</text:p>
      <ul>
        <li>
клопотання щодо присудження Премії;  * матеріали, що засвідчують творчий доробок претендента у вигляді друкованої продукції, аудіо- або відеозаписів, виставок проектів скульптурно-меморіальних комплексів і картин, фотовиставок тощо;  * ксерокопії рецензій та інших критичних матеріалів на твір претендента у спеціальних виданнях та  * засобах масової інформації;  * характеристика та фото претендента;  * копії першої та другої сторінок паспорта та реєстраційного номера облікової картки платника податків (далі - реєстраційний номер) або серії та номера паспорта (для фізичних осіб, які через свої релігійні переконання відмовляються від прийняття реєстраційного номера облікової картки платника податків та офіційно повідомили про це відповідний орган державної податкової служби і мають відмітку у паспорті) (далі - серія та номер паспорта) претендента або у разі, коли претендентом є колектив авторів твору,  * копії першої та другої сторінок паспортів та реєстраційних номерів або серій та номерів паспортів кожного члена колективу, а у разі, коли претендентом є колектив виконавців твору,  * копії першої та другої сторінок паспорта та реєстраційного номера або серії та номера паспорта його керівника.</li>
      </ul>
      <text:p text:style-name="P4">
<text:span text:style-name="T4">
Самовисунення на Премію не допускається.  </text:span>
  Документи надсилаються Комітету з присудження Премії за адресою: вулицяГрушевського, 30/1, м. Київ, 01021, Центральний будинок офіцерів Збройних СилУкраїни (бібліотека).</text:p>
      <text:p text:style-name="P4">
Source: <text:a xlink:type="simple" xlink:href="https://armyinform.com.ua/2023/04/14/u-minoborony-ukrayiny-ogolosyly-konkurs-na-zdobuttya-premiyi-im-bogdana-hmelnyczkogo-na-2023-rik/" text:style-name="Internet_20_link" text:visited-style-name="Visited_20_Internet_20_Link">
https://armyinform.com.ua/2023/04/14/u-minoborony-ukrayiny-ogolosyly-konkurs-na-zdobuttya-premiyi-im-bogdana-hmelnyczkogo-na-2023-rik/</text:a>
</text:p>
      <!--NEWS-->
      <text:h text:style-name="P10" text:outline-level="1">
<text:span text:style-name="T4">
За добу рятувальники майже двісті разів виїжджали на ліквідацію наслідків ворожих обстрілів</text:span>
</text:h>
      <text:p text:style-name="P4">
Author: ['АРМІЯINFORM']</text:p>
      <text:p text:style-name="P4">
Time: 2023-04-14T57:00:00-04:00</text:p>
      <text:p text:style-name="P4">
Description: Протягом минулої доби, 13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68" text:anchor-type="as-char" svg:width="6.9236in" svg:height="4.635046in" draw:z-index="0">
<draw:image xlink:href="../Images/AРМІЯINFORM/2023-04-14T57-00-00-04-00/pozhezha-1.jpg" xlink:type="simple" xlink:show="embed" xlink:actuate="onLoad" draw:mime-type="image/jpeg"/>
</draw:frame>
Ілюстративне фото</text:p>
      <text:p text:style-name="P4">
Протягом минулої доби, <text:span text:style-name="T4">
13 квітня,</text:span>
 підрозділи Державної служби України знадзвичайних ситуацій <text:span text:style-name="T4">
здійснили 160 виїздів</text:span>
 на ліквідацію наслідківобстрілів окупантами населених пунктів та об’єктів інфраструктури. Ліквідовано1 пожежу. Надано психологічну допомогу 119 особам.</text:p>
      <text:p text:style-name="P4">
Про це йдеться у <text:a xlink:type="simple" xlink:href="https://dsns.gov.ua/uk/news/nadzvicaini-podiyi/operativna-informaciia-dsns-shhodo-naslidkiv-vedennia-boiovix-dii-rosiiskoiu-federacijeiu-126" text:style-name="Internet_20_link" text:visited-style-name="Visited_20_Internet_20_Link">
повідомленні</text:a>
 ДСНС України.</text:p>
      <text:p text:style-name="P4">
З початку війни здійснено 89 138 виїздів на ліквідацію наслідків обстрілів,ліквідовано 14 287 пожеж, врятовано 3 994 особи, надано психологічну допомогу210 067 особам.</text:p>
      <text:p text:style-name="P4">
Source: <text:a xlink:type="simple" xlink:href="https://armyinform.com.ua/2023/04/14/za-dobu-ryatuvalnyky-majzhe-dvisti-raziv-vyyizhdzhaly-na-likvidacziyu-naslidkiv-vorozhyh-obstriliv-4/" text:style-name="Internet_20_link" text:visited-style-name="Visited_20_Internet_20_Link">
https://armyinform.com.ua/2023/04/14/za-dobu-ryatuvalnyky-majzhe-dvisti-raziv-vyyizhdzhaly-na-likvidacziyu-naslidkiv-vorozhyh-obstriliv-4/</text:a>
</text:p>
      <!--NEWS-->
      <text:h text:style-name="P10" text:outline-level="1">
<text:span text:style-name="T4">
Родичі полонених захисників Маріупольської бригади зустрілися з представниками Координаційного  штабу</text:span>
</text:h>
      <text:p text:style-name="P4">
Author: ['АРМІЯINFORM']</text:p>
      <text:p text:style-name="P4">
Time: 2023-04-14T58:00:00-04:00</text:p>
      <text:p text:style-name="P4">
Description: З ініціативи ГО «Полігон 56» відбулася онлайн-зустріч з родинами захисник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sh3-1.jpg" text:style-name="Internet_20_link" text:visited-style-name="Visited_20_Internet_20_Link">
ksh3-1.jpg</text:a>
']</text:p>
      <text:p text:style-name="P4">
Tags: ['АГРЕСІЯ РФ', 'ВІЙСЬКОВОПОЛОНЕНІ', 'ЗАХИСНИКИ МАРІУПОЛЯ', 'КООРДИНАЦІЙНИЙ ШТАБ З ПИТАНЬ ПОВОДЖЕННЯ З ВІЙСЬКОВОПОЛОНЕНИМИ']</text:p>
      <text:p text:style-name="P4">
Category: News</text:p>
      <!--METADATA-->
      <text:p text:style-name="P4">
<draw:frame draw:style-name="fr1" draw:name="Image369" text:anchor-type="as-char" svg:width="6.9236in" svg:height="4.823441in" draw:z-index="0">
<draw:image xlink:href="../Images/AРМІЯINFORM/2023-04-14T58-00-00-04-00/ksh3-1.jpg" xlink:type="simple" xlink:show="embed" xlink:actuate="onLoad" draw:mime-type="image/jpeg"/>
</draw:frame>
</text:p>
      <text:p text:style-name="P4">
З ініціативи ГО «Полігон 56» відбулася онлайн-зустріч з родинами захисниківокремої мотопіхотної Маріупольської бригади, які зникли безвісти чи потрапилив полон. Участь у заході взяли представники Координаційного штабу тавійськової частини.</text:p>
      <text:p text:style-name="P4">
Про це <text:a xlink:type="simple" xlink:href="https://t.me/Koord_shtab/834" text:style-name="Internet_20_link" text:visited-style-name="Visited_20_Internet_20_Link">
повідомляє</text:a>
 Координаційний штаб з питаньповодження з військовополоненими.</text:p>
      <text:p text:style-name="P4">
Одне з питань, яке було порушено під час зустрічі, стосувалося комунікаціїродичів з військовою частиною. Як зазначив представник частини, витяги з актівслужбового розслідування можна отримати, звернувшись до територіальних центрівкомплектування та соціальної підтримки (ТЦК та СП — колишніх військкоматів).Також він додав, що проблеми, пов’язані з доставкою документів, можутьвиникати через те, що військова частина виконує бойові завдання і змінює місцерозташування.</text:p>
      <text:p text:style-name="P4">
Представник Штабу зауважив, що облікову категорію військовослужбовця можназмінити, коли з’являються нові докази і, відповідно, командир має на цезаконні підстави.</text:p>
      <text:p text:style-name="P4">
Представник фінансового відділу військової частини пояснив процедурунарахування грошового забезпечення родині зниклого безвістивійськовослужбовця. Він зазначив, що за результатами службового розслідуваннявіддається наказ про виплату. Збережені особисті речі зниклих безвістивійськовослужбовців військова частина надсилає родичам.</text:p>
      <text:p text:style-name="P4">
Source: <text:a xlink:type="simple" xlink:href="https://armyinform.com.ua/2023/04/14/rodychi-polonenyh-zahysnykiv-mariupolskoyi-brygady-zustrilysya-z-predstavnykamy-koordynaczijnogo-shtabu/" text:style-name="Internet_20_link" text:visited-style-name="Visited_20_Internet_20_Link">
https://armyinform.com.ua/2023/04/14/rodychi-polonenyh-zahysnykiv-mariupolskoyi-brygady-zustrilysya-z-predstavnykamy-koordynaczijnogo-shtabu/</text:a>
</text:p>
      <!--NEWS-->
      <text:h text:style-name="P10" text:outline-level="1">
<text:span text:style-name="T4">
Плідно працюємо над створенням сучасної моделі військової освіти сумісної з країнами НАТО та ЄС — Олександр Павлюк</text:span>
</text:h>
      <text:p text:style-name="P4">
Author: ['АРМІЯINFORM']</text:p>
      <text:p text:style-name="P4">
Time: 2023-04-14T59:00:00-04:00</text:p>
      <text:p text:style-name="P4">
Description: Трансформація системи військової освіти, управління персоналом, реформування ЗСУ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c038b3e1d7102b539853ac237aa71247761142e-e1681457724998.jpg" text:style-name="Internet_20_link" text:visited-style-name="Visited_20_Internet_20_Link">
8c038b3e1d7102b539853ac237aa71247761142e-e1681457724998.jpg</text:a>
', '<text:a xlink:type="simple" xlink:href="https://armyinform.com.ua/wp-content/uploads/2023/04/421f2690e1e29662f3b5eb23e98fc9c42b89f1e7.jpg" text:style-name="Internet_20_link" text:visited-style-name="Visited_20_Internet_20_Link">
421f2690e1e29662f3b5eb23e98fc9c42b89f1e7.jpg</text:a>
']</text:p>
      <text:p text:style-name="P4">
Tags: ['ГЕНЕРАЛ-ЛЕЙТЕНАНТ ОЛЕКСАНДР ПАВЛЮК', 'ЛИТВА', 'СТРАТЕГІЧНИЙ РАДНИК ВИСОКОГО РІВНЯ ВІТАЛІЮС ВАЙКШНОРАС']</text:p>
      <text:p text:style-name="P4">
Category: News</text:p>
      <!--METADATA-->
      <text:p text:style-name="P4">
<draw:frame draw:style-name="fr1" draw:name="Image370" text:anchor-type="as-char" svg:width="6.9236in" svg:height="3.582963in" draw:z-index="0">
<draw:image xlink:href="../Images/AРМІЯINFORM/2023-04-14T59-00-00-04-00/8c038b3e1d7102b539853ac237aa71247761142e-e1681457724998.jpg" xlink:type="simple" xlink:show="embed" xlink:actuate="onLoad" draw:mime-type="image/jpeg"/>
</draw:frame>
</text:p>
      <text:p text:style-name="P4">
Трансформація системи військової освіти, управління персоналом, реформуванняЗСУ до стандартів НАТО та пріоритети подальшої співпраці. Ці важливі питанняобговорили у Києві перший заступник Міністра оборони України генерал-лейтенантОлександр Павлюк та стратегічний радник високого рівня, генерал-майор (увідставці) Віталіюс Вайкшнорас.</text:p>
      <text:p text:style-name="P4">
Про це<text:a xlink:type="simple" xlink:href="https://www.mil.gov.ua/news/2023/04/14/uchasnoi-modeli-vijskovoi-osviti-sumisnoi-z-krainami-nato-ta-es-oleksandr-pavlyuk/" text:style-name="Internet_20_link" text:visited-style-name="Visited_20_Internet_20_Link">
 інформує</text:a>
Міністерство оборони України.</text:p>
      <text:p text:style-name="P4">
Генерал-лейтенант Олександр Павлюк подякував литовським партнерам заекспертно-дорадчу підтримку і допомогу в питаннях реформування системивійськової освіти та науки. Перший заступник глави Міноборони поінформувавіноземного гостя про перебіг імплементації нових концептуальних засаддержавної політики у військово-освітній сфері.</text:p>
      <text:p text:style-name="P4">
— Незважаючи на війну, яку розв’язала росія, ми рухаємося до перемоги. Ускладних умовах плідно працюємо над створенням сучасної моделі військовоїосвіти в Україні. Трансформаційні процеси тривають і система поступовозмінюється, аби стати якіснішою та взаємосумісною з країнами НАТО і ЄС. Робимоусе можливе, щоб національне законодавство та нормативно-правова базавідповідали Північноатлантичним стандартам. Шукаємо найкращі шляхи дляреалізації наших амбітних планів і щодня робимо крок вперед, — сказав генерал-лейтенант Олександр Павлюк.</text:p>
      <text:p text:style-name="P4">
Перший заступник Міністра оборони також акцентував увагу на розвиткувійськового потенціалу ЗСУ після перемоги України у війні з агресором таудосконаленні кар’єри військовослужбовців.</text:p>
      <text:p text:style-name="P4">
Стратегічний радник високого рівня Віталіюс Вайкшнорас підтвердив готовністьвсебічно допомагати Міноборони у подальшому проведенні реформ та покращеннівійськової освіти. Він відзначив позитивний досвід підготовки українськихвійськових у навчальних закладах Литовської Республіки та високо оцінивдосягнення воїнів ЗСУ на полі бою.</text:p>
      <text:p text:style-name="P4">
— Литва є і завжди буде вашим другом, помічником і союзником. Ми вважаємо себепредставниками вашої сильної команди. Пишаємося воїнами України, які мужньоборонять свою землю і Європу. Так, війна вносить корективи у наші спільніплани. Однак, незважаючи на бойові дії, проєкт зі створення в Україні єдиноїсистеми військової освіти невпинно рухається вперед. Нині триває робота затрьома напрямами: підготовка навчальних програм, підготовка викладацькогоскладу та структурні реформи. У наших планах провести в 2025 роціінституційний аудит професійної військової освіти за участі радників тапартнерів України. За його результатами буде ухвалене рішення щодосертифікації курсів професійної військової освіти відповідно до стандартівНАТО, — зазначив Віталіюс Вайкшнорас.</text:p>
      <text:p text:style-name="P4">
<draw:frame draw:style-name="fr1" draw:name="Image371" text:anchor-type="as-char" svg:width="6.9236in" svg:height="4.188778in" draw:z-index="0">
<draw:image xlink:href="../Images/AРМІЯINFORM/2023-04-14T59-00-00-04-00/421f2690e1e29662f3b5eb23e98fc9c42b89f1e7.jpg" xlink:type="simple" xlink:show="embed" xlink:actuate="onLoad" draw:mime-type="image/jpeg"/>
</draw:frame>
</text:p>
      <text:p text:style-name="P4">
Генерал-лейтенант Олександр Павлюк також поінформував іноземного радника продіяльність консультативно-дорадчих органів в системі Міноборони України —Стратегічну раду та Офіс з підтримки змін.</text:p>
      <text:p text:style-name="P4">
Source: <text:a xlink:type="simple" xlink:href="https://armyinform.com.ua/2023/04/14/plidno-praczyuyemo-nad-stvorennyam-suchasnoyi-modeli-vijskovoyi-osvity-sumisnoyi-z-krayinamy-nato-ta-yes-oleksandr-pavlyuk/" text:style-name="Internet_20_link" text:visited-style-name="Visited_20_Internet_20_Link">
https://armyinform.com.ua/2023/04/14/plidno-praczyuyemo-nad-stvorennyam-suchasnoyi-modeli-vijskovoyi-osvity-sumisnoyi-z-krayinamy-nato-ta-yes-oleksandr-pavlyuk/</text:a>
</text:p>
      <!--NEWS-->
      <text:h text:style-name="P10" text:outline-level="1">
<text:span text:style-name="T4">
Польські літаки МіГ-29 покращать спроможності наших авіаційних бригад — Юрій Ігнат</text:span>
</text:h>
      <text:p text:style-name="P4">
Author: ['Тарас Грень']</text:p>
      <text:p text:style-name="P4">
Time: 2023-04-14T60:00:00-04:00</text:p>
      <text:p text:style-name="P4">
Description: Про це в ефірі «Єдиних новин» розповів речник Командування Повітряних Сил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e38ae64.jpg" text:style-name="Internet_20_link" text:visited-style-name="Visited_20_Internet_20_Link">
ee38ae64.jpg</text:a>
']</text:p>
      <text:p text:style-name="P4">
Tags: ['МІГ-29', 'ЮРІЙ ІГНАТ']</text:p>
      <text:p text:style-name="P4">
Category: News</text:p>
      <!--METADATA-->
      <text:p text:style-name="P4">
<draw:frame draw:style-name="fr1" draw:name="Image372" text:anchor-type="as-char" svg:width="6.9236in" svg:height="3.631496in" draw:z-index="0">
<draw:image xlink:href="../Images/AРМІЯINFORM/2023-04-14T60-00-00-04-00/ee38ae64.jpg" xlink:type="simple" xlink:show="embed" xlink:actuate="onLoad" draw:mime-type="image/jpeg"/>
</draw:frame>
Ілюстративне фото</text:p>
      <text:p text:style-name="P4">
Про це в ефірі «Єдиних новин» розповів речник Командування Повітряних СилЗбройних Сил України полковник Юрій Ігнат.</text:p>
      <text:p text:style-name="P4">
— За допомогою цієї техніки ми можемо відновити власний парк винищувачівМіГ-29, — наголосив він. — Додати до них певну кількість сучасного озброєння.І це покращить наші можливості у виконанні поточних завдань. Але для перемоги,для досягнення переваги в повітрі нам потрібні винищувачі, про які зараз усіговорять, — літаки F-16. Тому ми чекаємо саме таку сучасну зброю, яка зможепереломити хід війни.</text:p>
      <text:p text:style-name="P4">
Стосовно можливого серійного виробництва росією крилатих ракет типу Х-50,полковник Юрій Ігнат зазначив:</text:p>
      <text:p text:style-name="P4">
— росіяни використали свій основний запас ракет для ударів по критичнійінфраструктурі України. З осені минулого року, а точніше з 11 вересня, вонизастосували понад 850 крилатих ракет різних типів. Це для них дуже суттєво.</text:p>
      <text:p text:style-name="P4">
На думку офіцера, заява російського керівництва про відновлення виробництвазастарілих ракет Х-50, які були розроблені ще в радянському союзі, пов’язане зтим, що в нашого ворога більше ресурсів для виготовлення саме цього видубоєприпасів.</text:p>
      <text:p text:style-name="P4">
— Це дозвукова крилата ракета зі швидкістю 850–900 кілометрів за годину, —зокрема зазначив він. — І те, що росія оголосила про наміри її виробництва, ценаразі лише пуста заява. Бо запустити таке виробництво в умовах санкцій не такпросто.</text:p>
      <text:p text:style-name="P4">
Однак українцям не варто розслаблятись та нехтувати повітряними тривогами.Адже ворог підступний і, знаючи його бездуховність, можемо чекати провокаційяк на Великодні свята, так і на травневі.</text:p>
      <text:p text:style-name="P4">
Source: <text:a xlink:type="simple" xlink:href="https://armyinform.com.ua/2023/04/14/polski-litaky-mig-29-pokrashhat-spromozhnosti-nashyh-aviaczijnyh-brygad-yurij-ignat/" text:style-name="Internet_20_link" text:visited-style-name="Visited_20_Internet_20_Link">
https://armyinform.com.ua/2023/04/14/polski-litaky-mig-29-pokrashhat-spromozhnosti-nashyh-aviaczijnyh-brygad-yurij-ignat/</text:a>
</text:p>
      <!--NEWS-->
      <text:h text:style-name="P10" text:outline-level="1">
<text:span text:style-name="T4">
Стала відома дата наступної зустрічі Контактної групи з питань оборони України у форматі «Рамштайн»</text:span>
</text:h>
      <text:p text:style-name="P4">
Author: ['АРМІЯINFORM']</text:p>
      <text:p text:style-name="P4">
Time: 2023-04-14T61:00:00-04:00</text:p>
      <text:p text:style-name="P4">
Description: Чергова зустріч Контактної групи з питань оборони України у форматі «Рамштай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amstein-8-e1681459353561.jpg" text:style-name="Internet_20_link" text:visited-style-name="Visited_20_Internet_20_Link">
ramstein-8-e1681459353561.jpg</text:a>
']</text:p>
      <text:p text:style-name="P4">
Tags: ['ЛЛОЙД ОСТІН', 'ОЛЕКСІЙ РЕЗНІКОВ', 'РАМШТАЙН']</text:p>
      <text:p text:style-name="P4">
Category: News</text:p>
      <!--METADATA-->
      <text:p text:style-name="P4">
<draw:frame draw:style-name="fr1" draw:name="Image373" text:anchor-type="as-char" svg:width="6.9236in" svg:height="3.877216in" draw:z-index="0">
<draw:image xlink:href="../Images/AРМІЯINFORM/2023-04-14T61-00-00-04-00/ramstein-8-e1681459353561.jpg" xlink:type="simple" xlink:show="embed" xlink:actuate="onLoad" draw:mime-type="image/jpeg"/>
</draw:frame>
 Ілюстративне фото</text:p>
      <text:p text:style-name="P4">
Чергова зустріч Контактної групи з питань оборони України у форматі «Рамштайн»відбудеться 21 квітня 2023 року.</text:p>
      <text:p text:style-name="P4">
Про це стало відомо з<text:a xlink:type="simple" xlink:href="https://www.defense.gov/News/Transcripts/Transcript/Article/3362413/pentagon-press-secretary-air-force-brig-gen-pat-ryder-holds-a-press-briefing/" text:style-name="Internet_20_link" text:visited-style-name="Visited_20_Internet_20_Link">
повідомлення</text:a>
прессекретаря Пентагону бригадного генерала Пета Райдера під час брифінгу.</text:p>
      <text:p text:style-name="P4">
Згідно з наведеної інформації, Міністр оборони США Ллойд Остін після низкизустрічей в Європі поїде до Німеччини, де він і голова Об’єднаного комітетуначальників штабів США генерал Марк Міллі проведуть особисту зустріч 21 квітняу Контактній групі з питань оборони України на авіабазі «Рамштайн».</text:p>
      <text:p text:style-name="P4">
Source: <text:a xlink:type="simple" xlink:href="https://armyinform.com.ua/2023/04/14/stala-vidoma-data-nastupnoyi-zustrichi-kontaktnoyi-grupy-z-pytan-oborony-ukrayiny-u-formati-ramshtajn/" text:style-name="Internet_20_link" text:visited-style-name="Visited_20_Internet_20_Link">
https://armyinform.com.ua/2023/04/14/stala-vidoma-data-nastupnoyi-zustrichi-kontaktnoyi-grupy-z-pytan-oborony-ukrayiny-u-formati-ramshtajn/</text:a>
</text:p>
      <!--NEWS-->
      <text:h text:style-name="P10" text:outline-level="1">
<text:span text:style-name="T4">
Пентагон наприкінці місяця проведе заміну бойової групи, яка тренує українських військових у Німеччині</text:span>
</text:h>
      <text:p text:style-name="P4">
Author: ['АРМІЯINFORM']</text:p>
      <text:p text:style-name="P4">
Time: 2023-04-14T62:00:00-04:00</text:p>
      <text:p text:style-name="P4">
Description: Наприкінці поточного місяця бойова група 39-ї піхотної бригади Національної гвар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9th-infantry-brigade.jpg" text:style-name="Internet_20_link" text:visited-style-name="Visited_20_Internet_20_Link">
39th-infantry-brigade.jpg</text:a>
']</text:p>
      <text:p text:style-name="P4">
Tags: ['STOPRUSSIA', 'ВІЙСЬКОВІ НАВЧАННЯ', 'НІМЕЧЧИНА', 'ПЕНТАГОН']</text:p>
      <text:p text:style-name="P4">
Category: News</text:p>
      <!--METADATA-->
      <text:p text:style-name="P4">
<draw:frame draw:style-name="fr1" draw:name="Image374" text:anchor-type="as-char" svg:width="6.9236in" svg:height="3.894525in" draw:z-index="0">
<draw:image xlink:href="../Images/AРМІЯINFORM/2023-04-14T62-00-00-04-00/39th-infantry-brigade.jpg" xlink:type="simple" xlink:show="embed" xlink:actuate="onLoad" draw:mime-type="image/jpeg"/>
</draw:frame>
</text:p>
      <text:p text:style-name="P4">
Наприкінці поточного місяця бойова група 39-ї піхотної бригади Національноїгвардії Арканзасу замінить бойову групу 27-ї бригади піхоти армії Нью-Йорка таприйме командування Об’єднаною багатонаціональною тренувальною групою —Україна (JMTGU) на навчальному полігоні Графенвер у Німеччині.</text:p>
      <text:p text:style-name="P4">
Про це<text:a xlink:type="simple" xlink:href="https://www.defense.gov/News/Transcripts/Transcript/Article/3362413/pentagon-press-secretary-air-force-brig-gen-pat-ryder-holds-a-press-briefing/" text:style-name="Internet_20_link" text:visited-style-name="Visited_20_Internet_20_Link">
повідомив</text:a>
 речникПентагону бригадний генерал Пет Райдер.</text:p>
      <text:p text:style-name="P4">
«Бойова група 27-ї піхотної бригади прийняла на себе керівництво JMTGU під часцеремонії передачі повноважень у серпні 2022 року, ставши першим і єдинимпідрозділом у восьмирічній історії JMTGU, який прийняв на себе місіюпідрозділу вдруге. І ми з нетерпінням чекаємо прибуття групи з 39-ї бригади тапродовження важливої роботи, аби забезпечити Україну тим, що їй потрібно длянавчань», — зазначив Пет Райдер.</text:p>
      <text:p text:style-name="P4">
Source: <text:a xlink:type="simple" xlink:href="https://armyinform.com.ua/2023/04/14/pentagon-naprykinczi-misyaczya-provede-zaminu-bojovoyi-grupy-yaka-trenuye-ukrayinskyh-vijskovyh-u-nimechchyni/" text:style-name="Internet_20_link" text:visited-style-name="Visited_20_Internet_20_Link">
https://armyinform.com.ua/2023/04/14/pentagon-naprykinczi-misyaczya-provede-zaminu-bojovoyi-grupy-yaka-trenuye-ukrayinskyh-vijskovyh-u-nimechchyni/</text:a>
</text:p>
      <!--NEWS-->
      <text:h text:style-name="P10" text:outline-level="1">
<text:span text:style-name="T4">
У РНБО України закликали демократичний світ активно реагувати на воєнні злочини росії</text:span>
</text:h>
      <text:p text:style-name="P4">
Author: ['АРМІЯINFORM']</text:p>
      <text:p text:style-name="P4">
Time: 2023-04-14T63:00:00-04:00</text:p>
      <text:p text:style-name="P4">
Description: Секретар Ради національної безпеки і оборони України Олексій Данілов зазначи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z1645619117a275i.jpg" text:style-name="Internet_20_link" text:visited-style-name="Visited_20_Internet_20_Link">
z1645619117a275i.jpg</text:a>
']</text:p>
      <text:p text:style-name="P4">
Tags: ['ОЛЕКСІЙ ДАНІЛОВ', 'РНБО']</text:p>
      <text:p text:style-name="P4">
Category: News</text:p>
      <!--METADATA-->
      <text:p text:style-name="P4">
<draw:frame draw:style-name="fr1" draw:name="Image375" text:anchor-type="as-char" svg:width="6.9236in" svg:height="3.956343in" draw:z-index="0">
<draw:image xlink:href="../Images/AРМІЯINFORM/2023-04-14T63-00-00-04-00/z1645619117a275i.jpg" xlink:type="simple" xlink:show="embed" xlink:actuate="onLoad" draw:mime-type="image/jpeg"/>
</draw:frame>
</text:p>
      <text:p text:style-name="P4">
Секретар Ради національної безпеки і оборони України Олексій Данілов зазначив,що демократичний світ має активно реагувати на воєнні злочини росії.</text:p>
      <text:p text:style-name="P4">
Про це <text:a xlink:type="simple" xlink:href="https://www.rnbo.gov.ua/ua/Diialnist/6260.html" text:style-name="Internet_20_link" text:visited-style-name="Visited_20_Internet_20_Link">
повідомляє</text:a>
 РНБОУкраїни.</text:p>
      <text:p text:style-name="P4">
Секретар РНБО порівняв сучасну росію з фашистським рейхом, згадуючи відеожорстокої страти українського військового окупантами.</text:p>
      <text:p text:style-name="P4">
«Дії Четвертого рейху є прогнозованими, бо цивілізований світ занадто довгоспостерігав за його створенням та розвитком. І сьогодні без ліквідаціїросійського Четвертого рейху, усунення від влади його військово-політичногокерівництва, ця ракова пухлина може надалі розповсюдитись на територію Європита інших країн. Це дуже небезпечно для світу. Я не знаю, що ще ці нелюди маютьзробити, аби світ мав максимально активно реагувати», — зазначив ОлексійДанілов.</text:p>
      <text:p text:style-name="P4">
При цьому він наголосив, що воєнні злочини росії пробачати не можна.</text:p>
      <text:p text:style-name="Horizontal_20_Line"/>
      <text:p text:style-name="P4">
Source: <text:a xlink:type="simple" xlink:href="https://armyinform.com.ua/2023/04/14/u-rnbo-ukrayiny-zaklykaly-demokratychnyj-svit-aktyvno-reaguvaty-na-voyenni-zlochyny-rosiyi/" text:style-name="Internet_20_link" text:visited-style-name="Visited_20_Internet_20_Link">
https://armyinform.com.ua/2023/04/14/u-rnbo-ukrayiny-zaklykaly-demokratychnyj-svit-aktyvno-reaguvaty-na-voyenni-zlochyny-rosiyi/</text:a>
</text:p>
      <!--NEWS-->
      <text:h text:style-name="P10" text:outline-level="1">
<text:span text:style-name="T4">
Євросоюз запровадив санкції проти пвк «вагнер»</text:span>
</text:h>
      <text:p text:style-name="P4">
Author: ['АРМІЯINFORM']</text:p>
      <text:p text:style-name="P4">
Time: 2023-04-14T64:00:00-04:00</text:p>
      <text:p text:style-name="P4">
Description: Рада Європейського Союзу застосувала обмежувальні заходи проти російської пвк «вагнер».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2c569ed-a277-4a7b-8101-04ca4e5a635b.jpg" text:style-name="Internet_20_link" text:visited-style-name="Visited_20_Internet_20_Link">
d2c569ed-a277-4a7b-8101-04ca4e5a635b.jpg</text:a>
']</text:p>
      <text:p text:style-name="P4">
Tags: ['STOPRUSSIA', 'АНТИРОСІЙСЬКІ САНКЦІЇ', 'ЕКОНОМІКА РФ', 'ЄВРОПЕЙСЬКА РАДА', 'КРАХ РОСІЙСЬКОЇ ЕКОНОМІКИ', 'ПВК ВАГНЕРА']</text:p>
      <text:p text:style-name="P4">
Category: News</text:p>
      <!--METADATA-->
      <text:p text:style-name="P4">
<draw:frame draw:style-name="fr1" draw:name="Image376" text:anchor-type="as-char" svg:width="6.9236in" svg:height="3.894525in" draw:z-index="0">
<draw:image xlink:href="../Images/AРМІЯINFORM/2023-04-14T64-00-00-04-00/d2c569ed-a277-4a7b-8101-04ca4e5a635b.jpg" xlink:type="simple" xlink:show="embed" xlink:actuate="onLoad" draw:mime-type="image/jpeg"/>
</draw:frame>
</text:p>
      <text:p text:style-name="P4">
Рада Європейського Союзу застосувала обмежувальні заходи проти російської пвк«вагнер».</text:p>
      <text:p text:style-name="P4">
Про це <text:a xlink:type="simple" xlink:href="https://eur-lex.europa.eu/legal-content/EN/TXT/PDF/" text:style-name="Internet_20_link" text:visited-style-name="Visited_20_Internet_20_Link">
йдеться</text:a>
 вофіційному журналі ЄС.</text:p>
      <text:p text:style-name="P4">
Як зазначається в обґрунтуванні, Європейська рада підтверджує своє рішучезасудження агресійної війни росії проти України, яка є явним порушеннямСтатуту Організації Об’єднаних Націй. Європейська рада також підтвердила, щоЄС залишається відданим збереженню та збільшенню колективного тиску на росію,зокрема шляхом можливих подальших обмежувальних заходів.</text:p>
      <text:p text:style-name="P4">
Рада ЄС вважає, що дві організації відповідальні за дії, що підривають абозагрожують територіальній цілісності, суверенітету та незалежності України.</text:p>
      <text:p text:style-name="P4">
До санкційного списку включені «група вагнера», що асоційована із дмитромуткіним та євгеном пригожиним.</text:p>
      <text:p text:style-name="P4">
Крім того, під обмеження потрапило петербурзьке інформагентство riа fan, якетакож асоціюють з євгеном пригожиним.</text:p>
      <text:p text:style-name="P4">
Нагадаємо, 22 грудня 2022 року США<text:a xlink:type="simple" xlink:href="https://armyinform.com.ua/2022/12/22/ssha-zaprovadyly-novi-sankcziyi-proty-pvk-vagnera/" text:style-name="Internet_20_link" text:visited-style-name="Visited_20_Internet_20_Link">
запровадили</text:a>
 санкцій проти російської пвк «вагнер» черезучасть у війні проти України.</text:p>
      <text:p text:style-name="P4">
Source: <text:a xlink:type="simple" xlink:href="https://armyinform.com.ua/2023/04/14/yevrosoyuz-zaprovadyv-sankcziyi-proty-pvk-vagner/" text:style-name="Internet_20_link" text:visited-style-name="Visited_20_Internet_20_Link">
https://armyinform.com.ua/2023/04/14/yevrosoyuz-zaprovadyv-sankcziyi-proty-pvk-vagner/</text:a>
</text:p>
      <!--NEWS-->
      <text:h text:style-name="P10" text:outline-level="1">
<text:span text:style-name="T4">
Україна повернула тіла ще 82 полеглих захисників</text:span>
</text:h>
      <text:p text:style-name="P4">
Author: ['АРМІЯINFORM']</text:p>
      <text:p text:style-name="P4">
Time: 2023-04-14T65:00:00-04:00</text:p>
      <text:p text:style-name="P4">
Description: Сьогодні вдалося повернути додому тіла загиблих українських військових.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d8eb912-e246d635.jpg" text:style-name="Internet_20_link" text:visited-style-name="Visited_20_Internet_20_Link">
ad8eb912-e246d635.jpg</text:a>
']</text:p>
      <text:p text:style-name="P4">
Tags: ['МІНРЕІНТЕГРАЦІЇ', 'ПОВЕРНЕННЯ ТІЛ ЗАХИСНИКІВ']</text:p>
      <text:p text:style-name="P4">
Category: News</text:p>
      <!--METADATA-->
      <text:p text:style-name="P4">
<draw:frame draw:style-name="fr1" draw:name="Image377" text:anchor-type="as-char" svg:width="6.9236in" svg:height="3.943823in" draw:z-index="0">
<draw:image xlink:href="../Images/AРМІЯINFORM/2023-04-14T65-00-00-04-00/ad8eb912-e246d635.jpg" xlink:type="simple" xlink:show="embed" xlink:actuate="onLoad" draw:mime-type="image/jpeg"/>
</draw:frame>
</text:p>
      <text:p text:style-name="P4">
Сьогодні вдалося повернути додому тіла загиблих українських військових.</text:p>
      <text:p text:style-name="P4">
Про це <text:a xlink:type="simple" xlink:href="https://minre.gov.ua/2023/04/14/ukrayina-povernula-tila-shhe-82-poleglyh-zahysnykiv/" text:style-name="Internet_20_link" text:visited-style-name="Visited_20_Internet_20_Link">
інформує</text:a>
 пресслужба Мінреінтеграції.</text:p>
      <text:p text:style-name="P4">
Передача тіл з тимчасово окупованих територій України відбулась за сприянняОфісу Уповноваженого зі зниклих безвісти при Мінреінтеграції у співпраці зсиловими структурами.</text:p>
      <text:p text:style-name="P4">
Зазначимо, що передача тіл загиблих оборонців здійснюється відповідно до нормЖеневської конвенції.</text:p>
      <text:p text:style-name="P4">
Нагадуємо, працює гаряча лінія Уповноваженого зі зниклих безвісти: 0 800 339247. Повідомити про зниклих також можна особисто Уповноваженому за телефоном:(099) 792-01-26. У вихідні можете надсилати повідомлення у Viber і Telegram наномер: (095) 896-04-21.</text:p>
      <text:p text:style-name="P4">
Source: <text:a xlink:type="simple" xlink:href="https://armyinform.com.ua/2023/04/14/ukrayina-povernula-tila-shhe-82-poleglyh-zahysnykiv/" text:style-name="Internet_20_link" text:visited-style-name="Visited_20_Internet_20_Link">
https://armyinform.com.ua/2023/04/14/ukrayina-povernula-tila-shhe-82-poleglyh-zahysnykiv/</text:a>
</text:p>
      <!--NEWS-->
      <text:h text:style-name="P10" text:outline-level="1">
<text:span text:style-name="T4">
За минулу добу окупанти обстріляли 8 областей України: загинуло 3 особи</text:span>
</text:h>
      <text:p text:style-name="P4">
Author: ['АРМІЯINFORM']</text:p>
      <text:p text:style-name="P4">
Time: 2023-04-14T66: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6832323611771772_y.jpg" text:style-name="Internet_20_link" text:visited-style-name="Visited_20_Internet_20_Link">
photo_5316832323611771772_y.jpg</text:a>
']</text:p>
      <text:p text:style-name="P4">
Tags: ['MILITARY MEDIA CENTER', 'STOPRUSSIA', 'ХАРКІВСЬКИЙ ТРИБУНАЛ']</text:p>
      <text:p text:style-name="P4">
Category: News</text:p>
      <!--METADATA-->
      <text:p text:style-name="P4">
<draw:frame draw:style-name="fr1" draw:name="Image378" text:anchor-type="as-char" svg:width="6.9236in" svg:height="4.992716in" draw:z-index="0">
<draw:image xlink:href="../Images/AРМІЯINFORM/2023-04-14T66-00-00-04-00/photo_5316832323611771772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8 областейУкраїни.</text:p>
      <text:p text:style-name="P4">
Про це <text:a xlink:type="simple" xlink:href="https://t.me/militarymediacenter/1707" text:style-name="Internet_20_link" text:visited-style-name="Visited_20_Internet_20_Link">
інформує</text:a>
 Military MediaCenter.</text:p>
      <text:p text:style-name="P4">
«Загалом із різних видів озброєння (міномети, танки, артилерія, РСЗВ, ЗРК“С-300”, БПЛА, тактична авіація) здійснено обстріли 102 населених пунктів,підтверджено ураження 62 об’єктів інфраструктури», — йдеться у повідомленні.</text:p>
      <text:p text:style-name="P4">
За попередньою інформацією, загинуло 3 особи та 8 поранено.</text:p>
      <text:p text:style-name="P4">
Source: <text:a xlink:type="simple" xlink:href="https://armyinform.com.ua/2023/04/14/za-mynulu-dobu-okupanty-obstrilyaly-8-oblastej-ukrayiny-zagynulo-3-osoby-2/" text:style-name="Internet_20_link" text:visited-style-name="Visited_20_Internet_20_Link">
https://armyinform.com.ua/2023/04/14/za-mynulu-dobu-okupanty-obstrilyaly-8-oblastej-ukrayiny-zagynulo-3-osoby-2/</text:a>
</text:p>
      <!--NEWS-->
      <text:h text:style-name="P10" text:outline-level="1">
<text:span text:style-name="T4">
Амбасадор United24 Марк Гемілл провів онлайн-зустріч з українськими воїнами</text:span>
</text:h>
      <text:p text:style-name="P4">
Author: ['АРМІЯINFORM']</text:p>
      <text:p text:style-name="P4">
Time: 2023-04-14T67:00:00-04:00</text:p>
      <text:p text:style-name="P4">
Description: Легенда Голлівуду та амбасадор фандрайзингової платформи UNITED24 Марк Гемілл зустрів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85146ed55445480.jpg" text:style-name="Internet_20_link" text:visited-style-name="Visited_20_Internet_20_Link">
d85146ed55445480.jpg</text:a>
']</text:p>
      <text:p text:style-name="P4">
Tags: ['STOPRUSSIA', 'МИХАЙЛО ФЕДОРОВ', 'МІНЦИФРИ', 'ПЛАТФОРМА UNITED24']</text:p>
      <text:p text:style-name="P4">
Category: News</text:p>
      <!--METADATA-->
      <text:p text:style-name="P4">
<draw:frame draw:style-name="fr1" draw:name="Image379" text:anchor-type="as-char" svg:width="6.9236in" svg:height="3.896222in" draw:z-index="0">
<draw:image xlink:href="../Images/AРМІЯINFORM/2023-04-14T67-00-00-04-00/d85146ed55445480.jpg" xlink:type="simple" xlink:show="embed" xlink:actuate="onLoad" draw:mime-type="image/jpeg"/>
</draw:frame>
</text:p>
      <text:p text:style-name="P4">
Легенда Голлівуду та амбасадор фандрайзингової платформи UNITED24 Марк Геміллзустрівся онлайн з українськими військовими.</text:p>
      <text:p text:style-name="P4">
Про це <text:a xlink:type="simple" xlink:href="https://t.me/zedigital/3045" text:style-name="Internet_20_link" text:visited-style-name="Visited_20_Internet_20_Link">
повідомив</text:a>
 віцепрем'єр-міністр зінновацій, розвитку освіти, науки та технологій — міністр цифровоїтрансформації України Михайло Федоров.</text:p>
      <text:p text:style-name="P4">
«Воїни розповіли Марку про конкретні кейси, як розвідувальні дрони зберігаютьжиття не тільки військовим, а й цивільним. Подякували за збір на потужнібезпілотники RQ‑35 Heidrun. Актор зібрав на них уже понад 705 тис. доларів іпродовжує це робити», — розповів міністр.</text:p>
      <text:p text:style-name="P4">
Марк Гемілл підкреслив, що не сумнівається в перемозі України та допомагатиместільки, скільки буде потрібно. Також він назвав українських воїнів справжнімигероями.</text:p>
      <text:p text:style-name="P4">
«Перш за все, хочу сказати, що для мене велика честь зустрітися з вами. Я граювоїна в кіно, а ви — справжні герої справжньої війни», — сказав він.</text:p>
      <text:p text:style-name="P4">
На зустрічі були військові окремої механізованої бригади імені Івана Сірка,45-ї бригади, аеророзвідки 98-го батальйону, бригади «Маґура», окремогобатальйону «Сармат», 25-ї бригади, спецпідрозділу «Омега», 120-горозвідувального батальйону та бригади «Холодний Яр»</text:p>
      <text:p text:style-name="P4">
Source: <text:a xlink:type="simple" xlink:href="https://armyinform.com.ua/2023/04/14/ambasador-united24-mark-gemill-proviv-onlajn-zustrich-z-ukrayinskymy-voyinamy/" text:style-name="Internet_20_link" text:visited-style-name="Visited_20_Internet_20_Link">
https://armyinform.com.ua/2023/04/14/ambasador-united24-mark-gemill-proviv-onlajn-zustrich-z-ukrayinskymy-voyinamy/</text:a>
</text:p>
      <!--NEWS-->
      <text:h text:style-name="P10" text:outline-level="1">
<text:span text:style-name="T4">
Президент України: Є лише один шлях зупинити російський терор — військова перемога України</text:span>
</text:h>
      <text:p text:style-name="P4">
Author: ['АРМІЯINFORM']</text:p>
      <text:p text:style-name="P4">
Time: 2023-04-14T68:00:00-04:00</text:p>
      <text:p text:style-name="P4">
Description: Про це Президент України Володимир Зеленський написав у Facebook:    «Є лише один шл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364676_503262938525529_8352210281552727899_n.jpg" text:style-name="Internet_20_link" text:visited-style-name="Visited_20_Internet_20_Link">
336364676_503262938525529_8352210281552727899_n.jpg</text:a>
', '<text:a xlink:type="simple" xlink:href="https://armyinform.com.ua/wp-content/uploads/2023/04/336360848_162634849739778_1208725442412593655_n-150x150.jpg" text:style-name="Internet_20_link" text:visited-style-name="Visited_20_Internet_20_Link">
336360848_162634849739778_1208725442412593655_n-150x150.jpg</text:a>
', '<text:a xlink:type="simple" xlink:href="https://armyinform.com.ua/wp-content/uploads/2023/04/336361975_1938560796491359_6233000384720792443_n-150x150.jpg" text:style-name="Internet_20_link" text:visited-style-name="Visited_20_Internet_20_Link">
336361975_1938560796491359_6233000384720792443_n-150x150.jpg</text:a>
', '<text:a xlink:type="simple" xlink:href="https://armyinform.com.ua/wp-content/uploads/2023/04/336367246_6076272162440033_6917474715400550519_n-150x150.jpg" text:style-name="Internet_20_link" text:visited-style-name="Visited_20_Internet_20_Link">
336367246_6076272162440033_6917474715400550519_n-150x150.jpg</text:a>
', '<text:a xlink:type="simple" xlink:href="https://armyinform.com.ua/wp-content/uploads/2023/04/341080584_780866586990744_6975295721198283641_n-150x150.jpg" text:style-name="Internet_20_link" text:visited-style-name="Visited_20_Internet_20_Link">
341080584_780866586990744_6975295721198283641_n-150x150.jpg</text:a>
', '<text:a xlink:type="simple" xlink:href="https://armyinform.com.ua/wp-content/uploads/2023/04/341086875_624055029107932_4009358244662171882_n-150x150.jpg" text:style-name="Internet_20_link" text:visited-style-name="Visited_20_Internet_20_Link">
341086875_624055029107932_4009358244662171882_n-150x150.jpg</text:a>
', '<text:a xlink:type="simple" xlink:href="https://armyinform.com.ua/wp-content/uploads/2023/04/341088186_950744882626060_2087594240827431193_n-150x150.jpg" text:style-name="Internet_20_link" text:visited-style-name="Visited_20_Internet_20_Link">
341088186_950744882626060_2087594240827431193_n-150x150.jpg</text:a>
', '<text:a xlink:type="simple" xlink:href="https://armyinform.com.ua/wp-content/uploads/2023/04/341125191_953363955852501_8397249463443318471_n-150x150.jpg" text:style-name="Internet_20_link" text:visited-style-name="Visited_20_Internet_20_Link">
341125191_953363955852501_8397249463443318471_n-150x150.jpg</text:a>
', '<text:a xlink:type="simple" xlink:href="https://armyinform.com.ua/wp-content/uploads/2023/04/341143507_931565741520481_7717617660585230308_n-150x150.jpg" text:style-name="Internet_20_link" text:visited-style-name="Visited_20_Internet_20_Link">
341143507_931565741520481_7717617660585230308_n-150x150.jpg</text:a>
', '<text:a xlink:type="simple" xlink:href="https://armyinform.com.ua/wp-content/uploads/2023/04/341516092_228449379863957_2801251617734598481_n-150x150.jpg" text:style-name="Internet_20_link" text:visited-style-name="Visited_20_Internet_20_Link">
341516092_228449379863957_2801251617734598481_n-150x150.jpg</text:a>
']</text:p>
      <text:p text:style-name="P4">
Tags: ['STOPRUSSIA', 'АГРЕСІЯ РФ']</text:p>
      <text:p text:style-name="P4">
Category: News</text:p>
      <!--METADATA-->
      <text:p text:style-name="P4">
<draw:frame draw:style-name="fr1" draw:name="Image380" text:anchor-type="as-char" svg:width="6.9236in" svg:height="4.609323in" draw:z-index="0">
<draw:image xlink:href="../Images/AРМІЯINFORM/2023-04-14T68-00-00-04-00/336364676_503262938525529_8352210281552727899_n.jpg" xlink:type="simple" xlink:show="embed" xlink:actuate="onLoad" draw:mime-type="image/jpeg"/>
</draw:frame>
</text:p>
      <text:p text:style-name="P4">
Про це Президент України Володимир Зеленський<text:a xlink:type="simple" xlink:href="https://www.facebook.com/zelenskiy.official/posts/pfbid0XRyBRzxtcC3K9LiM8sbCsFKvVywH5H2GpFXNdygEaPwdWw8WokPQMsHfPoWgtpsNl" text:style-name="Internet_20_link" text:visited-style-name="Visited_20_Internet_20_Link">
написав</text:a>
у Facebook:</text:p>
      <text:p text:style-name="P4">
«Є лише один шлях зупинити російський терор, повернути безпеку всім нашиммістам і громадам, від Сумщини до Донбасу, від Харківщини до Херсонщини, відКиївщини до Ялти. І цей шлях — військова перемога України».</text:p>
      <text:p text:style-name="P4">
<text:a xlink:type="simple" xlink:href="https://armyinform.com.ua/wp-content/uploads/2023/04/336360848_162634849739778_1208725442412593655_n.jpg" text:style-name="Internet_20_link" text:visited-style-name="Visited_20_Internet_20_Link">
<draw:frame draw:style-name="fr1" draw:name="Image381" text:anchor-type="as-char" svg:width="6.9236in" svg:height="6.9236in" draw:z-index="0">
<draw:image xlink:href="../Images/AРМІЯINFORM/2023-04-14T68-00-00-04-00/336360848_162634849739778_1208725442412593655_n-150x150.jpg" xlink:type="simple" xlink:show="embed" xlink:actuate="onLoad" draw:mime-type="image/jpeg"/>
</draw:frame>
</text:a>
</text:p>
      <text:p text:style-name="P4">
<text:a xlink:type="simple" xlink:href="https://armyinform.com.ua/wp-content/uploads/2023/04/336361975_1938560796491359_6233000384720792443_n.jpg" text:style-name="Internet_20_link" text:visited-style-name="Visited_20_Internet_20_Link">
<draw:frame draw:style-name="fr1" draw:name="Image382" text:anchor-type="as-char" svg:width="6.9236in" svg:height="6.9236in" draw:z-index="0">
<draw:image xlink:href="../Images/AРМІЯINFORM/2023-04-14T68-00-00-04-00/336361975_1938560796491359_6233000384720792443_n-150x150.jpg" xlink:type="simple" xlink:show="embed" xlink:actuate="onLoad" draw:mime-type="image/jpeg"/>
</draw:frame>
</text:a>
</text:p>
      <text:p text:style-name="P4">
<text:a xlink:type="simple" xlink:href="https://armyinform.com.ua/wp-content/uploads/2023/04/336367246_6076272162440033_6917474715400550519_n.jpg" text:style-name="Internet_20_link" text:visited-style-name="Visited_20_Internet_20_Link">
<draw:frame draw:style-name="fr1" draw:name="Image383" text:anchor-type="as-char" svg:width="6.9236in" svg:height="6.9236in" draw:z-index="0">
<draw:image xlink:href="../Images/AРМІЯINFORM/2023-04-14T68-00-00-04-00/336367246_6076272162440033_6917474715400550519_n-150x150.jpg" xlink:type="simple" xlink:show="embed" xlink:actuate="onLoad" draw:mime-type="image/jpeg"/>
</draw:frame>
</text:a>
</text:p>
      <text:p text:style-name="P4">
<text:a xlink:type="simple" xlink:href="https://armyinform.com.ua/wp-content/uploads/2023/04/341080584_780866586990744_6975295721198283641_n.jpg" text:style-name="Internet_20_link" text:visited-style-name="Visited_20_Internet_20_Link">
<draw:frame draw:style-name="fr1" draw:name="Image384" text:anchor-type="as-char" svg:width="6.9236in" svg:height="6.9236in" draw:z-index="0">
<draw:image xlink:href="../Images/AРМІЯINFORM/2023-04-14T68-00-00-04-00/341080584_780866586990744_6975295721198283641_n-150x150.jpg" xlink:type="simple" xlink:show="embed" xlink:actuate="onLoad" draw:mime-type="image/jpeg"/>
</draw:frame>
</text:a>
</text:p>
      <text:p text:style-name="P4">
<text:a xlink:type="simple" xlink:href="https://armyinform.com.ua/wp-content/uploads/2023/04/341086875_624055029107932_4009358244662171882_n.jpg" text:style-name="Internet_20_link" text:visited-style-name="Visited_20_Internet_20_Link">
<draw:frame draw:style-name="fr1" draw:name="Image385" text:anchor-type="as-char" svg:width="6.9236in" svg:height="6.9236in" draw:z-index="0">
<draw:image xlink:href="../Images/AРМІЯINFORM/2023-04-14T68-00-00-04-00/341086875_624055029107932_4009358244662171882_n-150x150.jpg" xlink:type="simple" xlink:show="embed" xlink:actuate="onLoad" draw:mime-type="image/jpeg"/>
</draw:frame>
</text:a>
</text:p>
      <text:p text:style-name="P4">
<text:a xlink:type="simple" xlink:href="https://armyinform.com.ua/wp-content/uploads/2023/04/341088186_950744882626060_2087594240827431193_n.jpg" text:style-name="Internet_20_link" text:visited-style-name="Visited_20_Internet_20_Link">
<draw:frame draw:style-name="fr1" draw:name="Image386" text:anchor-type="as-char" svg:width="6.9236in" svg:height="6.9236in" draw:z-index="0">
<draw:image xlink:href="../Images/AРМІЯINFORM/2023-04-14T68-00-00-04-00/341088186_950744882626060_2087594240827431193_n-150x150.jpg" xlink:type="simple" xlink:show="embed" xlink:actuate="onLoad" draw:mime-type="image/jpeg"/>
</draw:frame>
</text:a>
</text:p>
      <text:p text:style-name="P4">
<text:a xlink:type="simple" xlink:href="https://armyinform.com.ua/wp-content/uploads/2023/04/341125191_953363955852501_8397249463443318471_n.jpg" text:style-name="Internet_20_link" text:visited-style-name="Visited_20_Internet_20_Link">
<draw:frame draw:style-name="fr1" draw:name="Image387" text:anchor-type="as-char" svg:width="6.9236in" svg:height="6.9236in" draw:z-index="0">
<draw:image xlink:href="../Images/AРМІЯINFORM/2023-04-14T68-00-00-04-00/341125191_953363955852501_8397249463443318471_n-150x150.jpg" xlink:type="simple" xlink:show="embed" xlink:actuate="onLoad" draw:mime-type="image/jpeg"/>
</draw:frame>
</text:a>
</text:p>
      <text:p text:style-name="P4">
<text:a xlink:type="simple" xlink:href="https://armyinform.com.ua/wp-content/uploads/2023/04/341143507_931565741520481_7717617660585230308_n.jpg" text:style-name="Internet_20_link" text:visited-style-name="Visited_20_Internet_20_Link">
<draw:frame draw:style-name="fr1" draw:name="Image388" text:anchor-type="as-char" svg:width="6.9236in" svg:height="6.9236in" draw:z-index="0">
<draw:image xlink:href="../Images/AРМІЯINFORM/2023-04-14T68-00-00-04-00/341143507_931565741520481_7717617660585230308_n-150x150.jpg" xlink:type="simple" xlink:show="embed" xlink:actuate="onLoad" draw:mime-type="image/jpeg"/>
</draw:frame>
</text:a>
</text:p>
      <text:p text:style-name="P4">
<text:a xlink:type="simple" xlink:href="https://armyinform.com.ua/wp-content/uploads/2023/04/341516092_228449379863957_2801251617734598481_n.jpg" text:style-name="Internet_20_link" text:visited-style-name="Visited_20_Internet_20_Link">
<draw:frame draw:style-name="fr1" draw:name="Image389" text:anchor-type="as-char" svg:width="6.9236in" svg:height="6.9236in" draw:z-index="0">
<draw:image xlink:href="../Images/AРМІЯINFORM/2023-04-14T68-00-00-04-00/341516092_228449379863957_2801251617734598481_n-150x150.jpg" xlink:type="simple" xlink:show="embed" xlink:actuate="onLoad" draw:mime-type="image/jpeg"/>
</draw:frame>
</text:a>
</text:p>
      <text:p text:style-name="P4">
Source: <text:a xlink:type="simple" xlink:href="https://armyinform.com.ua/2023/04/14/prezydent-ukrayiny-ye-lyshe-odyn-shlyah-zupynyty-rosijskyj-teror-vijskova-peremoga-ukrayiny/" text:style-name="Internet_20_link" text:visited-style-name="Visited_20_Internet_20_Link">
https://armyinform.com.ua/2023/04/14/prezydent-ukrayiny-ye-lyshe-odyn-shlyah-zupynyty-rosijskyj-teror-vijskova-peremoga-ukrayiny/</text:a>
</text:p>
      <!--NEWS-->
      <text:h text:style-name="P10" text:outline-level="1">
<text:span text:style-name="T4">
Українців закликають не відвідувати масових зібрань напередодні Великодня</text:span>
</text:h>
      <text:p text:style-name="P4">
Author: ['АРМІЯINFORM']</text:p>
      <text:p text:style-name="P4">
Time: 2023-04-14T69:00:00-04:00</text:p>
      <text:p text:style-name="P4">
Description: Про це йдеться у повідомленні Служби безпеки України:    «Ворог чудово розуміє, що зазн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331001_244567464745244_5688352234503766108_n.jpg" text:style-name="Internet_20_link" text:visited-style-name="Visited_20_Internet_20_Link">
341331001_244567464745244_5688352234503766108_n.jpg</text:a>
']</text:p>
      <text:p text:style-name="P4">
Tags: ['STOPRUSSIA', 'АГРЕСІЯ РФ']</text:p>
      <text:p text:style-name="P4">
Category: News</text:p>
      <!--METADATA-->
      <text:p text:style-name="P4">
<draw:frame draw:style-name="fr1" draw:name="Image390" text:anchor-type="as-char" svg:width="6.9236in" svg:height="7.362095in" draw:z-index="0">
<draw:image xlink:href="../Images/AРМІЯINFORM/2023-04-14T69-00-00-04-00/341331001_244567464745244_5688352234503766108_n.jpg" xlink:type="simple" xlink:show="embed" xlink:actuate="onLoad" draw:mime-type="image/jpeg"/>
</draw:frame>
</text:p>
      <text:p text:style-name="P4">
Про це<text:a xlink:type="simple" xlink:href="https://www.facebook.com/SecurSerUkraine/posts/pfbid02sRn9usiAczbztb8JvwSFJkuVeGER3vnFX5rrXoBZ8yU4VUw4NqQC8RKkqV1FCq8dl" text:style-name="Internet_20_link" text:visited-style-name="Visited_20_Internet_20_Link">
йдеться</text:a>
у повідомленні Служби безпеки України:</text:p>
      <text:p text:style-name="P4">
«Ворог чудово розуміє, що зазнає поразки на полі бою, тож не полишає спробвлаштувати провокації, аби розхитати єдність українського суспільства. Дляцього рф намагається застосовувати різноманітні інструменти та, серед іншого,приділяє особливу увагу релігійній тематиці.</text:p>
      <text:p text:style-name="P4">
Сьогодні Служба безпеки України докладає максимум зусиль, аби нейтралізувативплив ворога на церковне середовище і не дати рф бодай мінімальної можливостівикористати релігійне питання для досягнення власних цілей.</text:p>
      <text:p text:style-name="P4">
У своїх діях СБУ спирається на закони, інтереси держави та свідому іпатріотичну позицію громадян України. Тому наразі важливі пильність, обачністьта злагодженість дій кожного з нас.</text:p>
      <text:p text:style-name="P4">
Відтак Служба безпеки закликає громадян напередодні свят:</text:p>
      <text:p text:style-name="P4">
▪️ обмежити відвідування масових заходів, під якими б гаслами вони невідбувалися;</text:p>
      <text:p text:style-name="P4">
▪️ не піддаватися на можливі провокації чи підбурювання до незаконних дій;</text:p>
      <text:p text:style-name="P4">
▪️ дотримуватися комендантської години, встановленої для вашого регіону;</text:p>
      <text:p text:style-name="P4">
▪️ не ігнорувати сигнали повітряної тривоги і під час неї перебувати вукриттях;</text:p>
      <text:p text:style-name="P4">
▪️ без потреби не затримуватися у храмах при освяченні Великоднього кошика;</text:p>
      <text:p text:style-name="P4">
▪️ повідомляти правоохоронні органи про підозрілі предмети та осіб, які можутьвлаштовувати провокації чи становити потенційну загрозу.</text:p>
      <text:p text:style-name="P4">
Нагадуємо, що в СБУ працює спеціальна гаряча лінія 0-800-501-482, а такожвідповідна електронна пошта: <text:a xlink:type="simple" xlink:href="https://armyinform.com.ua/cdn-cgi/l/email-protection" text:style-name="Internet_20_link" text:visited-style-name="Visited_20_Internet_20_Link">
[email protected]</text:a>
</text:p>
      <text:p text:style-name="P4">
Інформація, отримана через телефон довіри СБУ, є конфіденційною і будеретельно перевірена.</text:p>
      <text:p text:style-name="P4">
Уже другий рік поспіль українці відзначатимуть Великдень в умовах воєнногостану. Але ми впевнені у своїй перемозі і робимо усе, аби наблизити їїякнайшвидше!</text:p>
      <text:p text:style-name="P4">
Просимо вас бути пильними і дотримуватися безпекових рекомендацій».</text:p>
      <text:p text:style-name="P4">
Source: <text:a xlink:type="simple" xlink:href="https://armyinform.com.ua/2023/04/14/ukrayincziv-zaklykayut-ne-vidviduvaty-masovyh-zibran-naperedodni-velykodnya/" text:style-name="Internet_20_link" text:visited-style-name="Visited_20_Internet_20_Link">
https://armyinform.com.ua/2023/04/14/ukrayincziv-zaklykayut-ne-vidviduvaty-masovyh-zibran-naperedodni-velykodnya/</text:a>
</text:p>
      <!--NEWS-->
      <text:h text:style-name="P10" text:outline-level="1">
<text:span text:style-name="T4">
Судитимуть агента російської розвідки, який збирав дані про логістичні шляхи Сил оборони на Одещині</text:span>
</text:h>
      <text:p text:style-name="P4">
Author: ['АРМІЯINFORM']</text:p>
      <text:p text:style-name="P4">
Time: 2023-04-14T70:00:00-04:00</text:p>
      <text:p text:style-name="P4">
Description: Прокурори Одеської обласної прокуратури скерували до суду обвинувальний акт стосов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128592_260945752953531_6969086031824953138_n.jpg" text:style-name="Internet_20_link" text:visited-style-name="Visited_20_Internet_20_Link">
341128592_260945752953531_6969086031824953138_n.jpg</text:a>
']</text:p>
      <text:p text:style-name="P4">
Tags: ['STOPRUSSIA', 'АГРЕСІЯ РФ']</text:p>
      <text:p text:style-name="P4">
Category: News</text:p>
      <!--METADATA-->
      <text:p text:style-name="P4">
<draw:frame draw:style-name="fr1" draw:name="Image391" text:anchor-type="as-char" svg:width="6.9236in" svg:height="6.508184in" draw:z-index="0">
<draw:image xlink:href="../Images/AРМІЯINFORM/2023-04-14T70-00-00-04-00/341128592_260945752953531_6969086031824953138_n.jpg" xlink:type="simple" xlink:show="embed" xlink:actuate="onLoad" draw:mime-type="image/jpeg"/>
</draw:frame>
</text:p>
      <text:p text:style-name="P4">
Прокурори Одеської обласної прокуратури скерували до суду обвинувальний актстосовно колишнього співробітника одного з районних відділів міліції в Одесіза фактами державної зраді та незаконного поводження з вибуховими речовинамита боєприпасами (ч. 2 ст. 111, ч. 1 ст. 263 КК України).</text:p>
      <text:p text:style-name="P4">
Про це<text:a xlink:type="simple" xlink:href="https://www.facebook.com/pgo.gov.ua/posts/pfbid02RhXrhremDYTQjWBtcHzB8JME6a3JQLAKTHpyeuYPCxExeMMneL5TrppPMEwcBkvYl" text:style-name="Internet_20_link" text:visited-style-name="Visited_20_Internet_20_Link">
повідомляє</text:a>
Офіс Генерального прокурора України.</text:p>
      <text:p text:style-name="P4">
Слідством встановлено, що ексміліціонер після початку повномасштабноговторгнення був завербований представником гру рф для проведення розвідувально-підривної діяльності в регіоні.</text:p>
      <text:p text:style-name="P4">
Він збирав розвіддані про місця дислокації та пересування військової технікипідрозділів ЗСУ, обстановку в портах Одеси, Чорноморська та залізничногосполучення.</text:p>
      <text:p text:style-name="P4">
На виконання завдань російських кураторів інформатор придбав три відеокамери —так звані «фотопастки», які встановив уздовж залізничних колій у передмістіОдеси для фіксування проїжджаючих вантажних потягів.</text:p>
      <text:p text:style-name="P4">
Дані, які фіксували камери, в реальному часі через мобільний додатокотримували представники спецслужб рф. На закупку та встановлення «фотопасток»агент отримав 50 тис грн.</text:p>
      <text:p text:style-name="P4">
Чоловіка затримали під час виконання чергового завдання ворога білязалізничних колій. Тоді у нього вилучили вибухові речовини та боєприпаси,зокрема 12 тротилових шашок вагою 3,2 кг, детонатори, підривач та протитанковуміну.</text:p>
      <text:p text:style-name="P4">
Наразі обвинувачений перебуває під вартою.</text:p>
      <text:p text:style-name="P4">
Досудове розслідування та оперативний супровід — СБУ.</text:p>
      <text:p text:style-name="P4">
Source: <text:a xlink:type="simple" xlink:href="https://armyinform.com.ua/2023/04/14/sudytymut-agenta-rosijskoyi-rozvidky-yakyj-zbyrav-dani-pro-logistychni-shlyahy-syl-oborony-na-odeshhyni/" text:style-name="Internet_20_link" text:visited-style-name="Visited_20_Internet_20_Link">
https://armyinform.com.ua/2023/04/14/sudytymut-agenta-rosijskoyi-rozvidky-yakyj-zbyrav-dani-pro-logistychni-shlyahy-syl-oborony-na-odeshhyni/</text:a>
</text:p>
      <!--NEWS-->
      <text:h text:style-name="P10" text:outline-level="1">
<text:span text:style-name="T4">
Країни НАТО за рік надали Україні близько €150 млрд допомоги, з них 65 млрд — це військова підтримка</text:span>
</text:h>
      <text:p text:style-name="P4">
Author: ['АРМІЯINFORM']</text:p>
      <text:p text:style-name="P4">
Time: 2023-04-14T71:00:00-04:00</text:p>
      <text:p text:style-name="P4">
Description: Після широкомасштабного вторгнення росії НАТО та країни Альянсу надали Україні підтри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dcc5a71290b1c2e7172448eca40405b0adbfa62e.jpg" text:style-name="Internet_20_link" text:visited-style-name="Visited_20_Internet_20_Link">
dcc5a71290b1c2e7172448eca40405b0adbfa62e.jpg</text:a>
']</text:p>
      <text:p text:style-name="P4">
Tags: ['ВІЙСЬКОВА ДОПОМОГА УКРАЇНІ', 'ДОПОМОГА ПАРТНЕРІВ', 'НАТО', 'СВІТ ПІДТРИМУЄ УКРАЇНУ']</text:p>
      <text:p text:style-name="P4">
Category: News</text:p>
      <!--METADATA-->
      <text:p text:style-name="P4">
<draw:frame draw:style-name="fr1" draw:name="Image392" text:anchor-type="as-char" svg:width="6.9236in" svg:height="3.934913in" draw:z-index="0">
<draw:image xlink:href="../Images/AРМІЯINFORM/2023-04-14T71-00-00-04-00/dcc5a71290b1c2e7172448eca40405b0adbfa62e.jpg" xlink:type="simple" xlink:show="embed" xlink:actuate="onLoad" draw:mime-type="image/jpeg"/>
</draw:frame>
</text:p>
      <text:p text:style-name="P4">
Після широкомасштабного вторгнення росії НАТО та країни Альянсу надали Україніпідтримку на суму майже 150 мільярдів євро, з яких 65 мільярдів — це військовапідтримка.</text:p>
      <text:p text:style-name="P4">
Як<text:a xlink:type="simple" xlink:href="https://www.facebook.com/GeneralStaff.ua/posts/pfbid02XbgqbabZxjCxbLRyPSRXBs1h1YefoPP1kVyjkSef9wZvEP2Gvcb2ccnuTVFZvddel" text:style-name="Internet_20_link" text:visited-style-name="Visited_20_Internet_20_Link">
інформує</text:a>
Генеральний штаб ЗСУ, члени Альянсу підтримують Україну через контактну групуз питань оборони під керівництвом США та через Комплексний пакет допомогиНАТО.</text:p>
      <text:p text:style-name="P4">
«З березня 2022 року члени Альянсу через Комплексний пакет допомогизабезпечують Україну продовольством, паливом, медичними засобами, автомобілямишвидкої допомоги, пожежними автомобілями, шинами, акумуляторами, зимовимодягом, укриттями та генераторами, військовим навчальним обладнанням,обладнанням для знешкодження вибухонебезпечних предметів, обладнанням дляборотьби з безпілотниками, десантно-мостовими та паромними системами», —йдеться в повідомленні.</text:p>
      <text:p text:style-name="P4">
Паралельно члени НАТО посилюють свою двосторонню підтримку та надання зброї,обладнання та проводять навчання.</text:p>
      <text:p text:style-name="P4">
«Члени Альянсу роблять це, щоб допомогти Україні відстояти своє право насамооборону, закріплене в Статуті ООН», — додали у відомстві.</text:p>
      <text:p text:style-name="P4">
На Мюнхенській безпековій конференції Генеральний секретар НАТО ЙенсСтолтенберг заявив: «Ми повинні дати Україні все, що їй потрібно для перемоги,як суверенній і незалежній державі в Європі».</text:p>
      <text:p text:style-name="P4">
Source: <text:a xlink:type="simple" xlink:href="https://armyinform.com.ua/2023/04/14/krayiny-nato-za-rik-nadaly-ukrayini-blyzko-e150-mlrd-dopomogy-z-nyh-65-mlrd-cze-vijskova-pidtrymka/" text:style-name="Internet_20_link" text:visited-style-name="Visited_20_Internet_20_Link">
https://armyinform.com.ua/2023/04/14/krayiny-nato-za-rik-nadaly-ukrayini-blyzko-e150-mlrd-dopomogy-z-nyh-65-mlrd-cze-vijskova-pidtrymka/</text:a>
</text:p>
      <!--NEWS-->
      <text:h text:style-name="P10" text:outline-level="1">
<text:span text:style-name="T4">
В Естонії презентували унікальну виставку нагород незалежної України</text:span>
</text:h>
      <text:p text:style-name="P4">
Author: ['Володимир Загребельний']</text:p>
      <text:p text:style-name="P4">
Time: 2023-04-14T72:00:00-04:00</text:p>
      <text:p text:style-name="P4">
Description: У Талліннському музеї лицарських орденів відбулася презентація виставки нагоро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01.jpg" text:style-name="Internet_20_link" text:visited-style-name="Visited_20_Internet_20_Link">
foto-01.jpg</text:a>
', '<text:a xlink:type="simple" xlink:href="https://armyinform.com.ua/wp-content/uploads/2023/04/foto-02-150x150.jpg" text:style-name="Internet_20_link" text:visited-style-name="Visited_20_Internet_20_Link">
foto-02-150x150.jpg</text:a>
', '<text:a xlink:type="simple" xlink:href="https://armyinform.com.ua/wp-content/uploads/2023/04/golovna-31-150x150.jpg" text:style-name="Internet_20_link" text:visited-style-name="Visited_20_Internet_20_Link">
golovna-31-150x150.jpg</text:a>
', '<text:a xlink:type="simple" xlink:href="https://armyinform.com.ua/wp-content/uploads/2023/04/foto-03-150x150.jpg" text:style-name="Internet_20_link" text:visited-style-name="Visited_20_Internet_20_Link">
foto-03-150x150.jpg</text:a>
', '<text:a xlink:type="simple" xlink:href="https://armyinform.com.ua/wp-content/uploads/2023/04/foto-04-150x150.jpg" text:style-name="Internet_20_link" text:visited-style-name="Visited_20_Internet_20_Link">
foto-04-150x150.jpg</text:a>
', '<text:a xlink:type="simple" xlink:href="https://armyinform.com.ua/wp-content/uploads/2023/04/foto-05-150x150.jpg" text:style-name="Internet_20_link" text:visited-style-name="Visited_20_Internet_20_Link">
foto-05-150x150.jpg</text:a>
', '<text:a xlink:type="simple" xlink:href="https://armyinform.com.ua/wp-content/uploads/2023/04/foto-06-150x150.jpg" text:style-name="Internet_20_link" text:visited-style-name="Visited_20_Internet_20_Link">
foto-06-150x150.jpg</text:a>
', '<text:a xlink:type="simple" xlink:href="https://armyinform.com.ua/wp-content/uploads/2023/04/foto-07-150x150.jpg" text:style-name="Internet_20_link" text:visited-style-name="Visited_20_Internet_20_Link">
foto-07-150x150.jpg</text:a>
', '<text:a xlink:type="simple" xlink:href="https://armyinform.com.ua/wp-content/uploads/2023/04/foto-08-150x150.jpg" text:style-name="Internet_20_link" text:visited-style-name="Visited_20_Internet_20_Link">
foto-08-150x150.jpg</text:a>
']</text:p>
      <text:p text:style-name="P4">
Tags: ['ВИСТАВКА', 'ВТОРГНЕННЯ РФ', 'ДОПОМОГА ПАРТНЕРІВ', 'ЕСТОНІЯ', 'СВІТ ПІДТРИМУЄ УКРАЇНУ']</text:p>
      <text:p text:style-name="P4">
Category: News</text:p>
      <!--METADATA-->
      <text:p text:style-name="P4">
<draw:frame draw:style-name="fr1" draw:name="Image393" text:anchor-type="as-char" svg:width="6.9236in" svg:height="4.794593in" draw:z-index="0">
<draw:image xlink:href="../Images/AРМІЯINFORM/2023-04-14T72-00-00-04-00/foto-01.jpg" xlink:type="simple" xlink:show="embed" xlink:actuate="onLoad" draw:mime-type="image/jpeg"/>
</draw:frame>
</text:p>
      <text:p text:style-name="P4">
У Талліннському музеї лицарських орденів відбулася презентація виставкинагород незалежної України, створених після початку широкомасштабної агресіїросійської федерації. Уперше в Європі представляли документи, авторськіескізи, промислові зразки воєнних нагород України.</text:p>
      <text:p text:style-name="P4">
Талліннський музей лицарських орденів — приватний музей, який розпочав своюроботу у 2017 році. Головною темою музею є історія лицарських орденів і заслугз усього світу. Постійна експозиція налічує близько тисячі оригінальнихкостюмів, комірів, зірок, значків та інших предметів, пов’язаних з лицарськимиорденами. Найстаріші експонати датуються початком XVIII сторіччя.</text:p>
      <text:p text:style-name="P4">
Титульним експонатом української виставки стала оригінальна відзнака <text:a xlink:type="simple" xlink:href="https://armyinform.com.ua/2022/06/28/vidznaka-hrest-bojovyh-zaslug-cze-vidrodzhennya-vijskovyh-tradyczij-ukrayinskogo-narodu/" text:style-name="Internet_20_link" text:visited-style-name="Visited_20_Internet_20_Link">
«Хрестбойових заслуг»</text:a>
, друга заієрархією державних нагород після звання Героя України. Один з нагородженихнею військовий спеціально передав її для експонування на цій виставці.</text:p>
      <text:p text:style-name="P4">
<text:a xlink:type="simple" xlink:href="https://armyinform.com.ua/wp-content/uploads/2023/04/foto-02.jpg" text:style-name="Internet_20_link" text:visited-style-name="Visited_20_Internet_20_Link">
<draw:frame draw:style-name="fr1" draw:name="Image394" text:anchor-type="as-char" svg:width="6.9236in" svg:height="6.9236in" draw:z-index="0">
<draw:image xlink:href="../Images/AРМІЯINFORM/2023-04-14T72-00-00-04-00/foto-02-150x150.jpg" xlink:type="simple" xlink:show="embed" xlink:actuate="onLoad" draw:mime-type="image/jpeg"/>
</draw:frame>
</text:a>
</text:p>
      <text:p text:style-name="P4">
<text:a xlink:type="simple" xlink:href="https://armyinform.com.ua/wp-content/uploads/2023/04/golovna-31.jpg" text:style-name="Internet_20_link" text:visited-style-name="Visited_20_Internet_20_Link">
<draw:frame draw:style-name="fr1" draw:name="Image395" text:anchor-type="as-char" svg:width="6.9236in" svg:height="6.9236in" draw:z-index="0">
<draw:image xlink:href="../Images/AРМІЯINFORM/2023-04-14T72-00-00-04-00/golovna-31-150x150.jpg" xlink:type="simple" xlink:show="embed" xlink:actuate="onLoad" draw:mime-type="image/jpeg"/>
</draw:frame>
</text:a>
</text:p>
      <text:p text:style-name="P4">
<text:a xlink:type="simple" xlink:href="https://armyinform.com.ua/wp-content/uploads/2023/04/foto-03.jpg" text:style-name="Internet_20_link" text:visited-style-name="Visited_20_Internet_20_Link">
<draw:frame draw:style-name="fr1" draw:name="Image396" text:anchor-type="as-char" svg:width="6.9236in" svg:height="6.9236in" draw:z-index="0">
<draw:image xlink:href="../Images/AРМІЯINFORM/2023-04-14T72-00-00-04-00/foto-03-150x150.jpg" xlink:type="simple" xlink:show="embed" xlink:actuate="onLoad" draw:mime-type="image/jpeg"/>
</draw:frame>
</text:a>
</text:p>
      <text:p text:style-name="P4">
В ексклюзивному коментарі для АрміяInform Генеральний директор Національногомузею історії України у Другій світовій війні Юрій Савчук, який є членомКомісії державних нагород та геральдики при Президентові України, зазначив, щоробота над відзнаками «Хрест бойових заслуг» та <text:a xlink:type="simple" xlink:href="https://armyinform.com.ua/2022/08/05/prezydent-zaprovadyv-novu-vidznaku-za-oboronu-ukrayiny/" text:style-name="Internet_20_link" text:visited-style-name="Visited_20_Internet_20_Link">
«За оборонуУкраїни»</text:a>
 розпочалася за ініціативи Президента УкраїниВолодимира Зеленського ще у березні 2022 року. Рішення про започаткуваннянагород ухвалювалось у той час, коли у столиці України ще були чутніартилерійські канонади. У найкоротший термін була проведена колосальна робота,а Укази про їх встановлення були підписані вже за кілька місяців, 5 травня та5 серпня відповідно. Усі представлені в Естонії предмети демонструють процесформування системи воєнних нагород сучасної України.</text:p>
      <text:p text:style-name="P4">
читайте також:</text:p>
      <text:p text:style-name="P4">
<text:a xlink:type="simple" xlink:href="https://armyinform.com.ua/2023/04/01/yaki-eksponaty-predstavleni-na-vystavczi-ukrayina-rozpyattya-trybunal-u-nyu-jorku/" text:style-name="Internet_20_link" text:visited-style-name="Visited_20_Internet_20_Link">
Які експонати представлені на виставці «Україна. Розп’яття. Трибунал» у Нью-Йорку</text:a>
</text:p>
      <text:p text:style-name="P4">
Під час відкриття виставки Надзвичайний та Повноважний посол України в ЕстоніїМар’яна Беца підкреслила, що Естонія стала надійним партнером України вборотьбі з агресором, її підтримка колосальна. Естонія — країна, яка щировболіває за нас.</text:p>
      <text:p text:style-name="P4">
Варто зауважити, що ідея проведення виставки в Талліннському музеї лицарськихорденів народилась під час відкриття іншої експозиції, а саме українськихвійськових одностроїв <text:a xlink:type="simple" xlink:href="https://armyinform.com.ua/2022/09/22/u-lytvi-vidkrylasya-vystavka-uniformy-ukrayinskogo-vijska-za-volyu-ukrayiny/" text:style-name="Internet_20_link" text:visited-style-name="Visited_20_Internet_20_Link">
«За волюУкраїни»</text:a>
 у Військовому музеї іменіВітаутаса Великого в міста Каунас (Литва) восени минулого року. Під часвідкриття естонські музейники запропонували українським колегам провестиподібні виставки у своєму музеї.</text:p>
      <text:p text:style-name="P4">
Також на церемонії відкриття були присутні представники Сил оборони Естонії,зокрема Союзу оборони Естонії (Kaitseliit), та Володимир Паламар — головаасоціації організацій України в Естонії (Association of UkrainianOrganizations in Estonia).</text:p>
      <text:p text:style-name="P4">
<text:a xlink:type="simple" xlink:href="https://armyinform.com.ua/wp-content/uploads/2023/04/foto-04.jpg" text:style-name="Internet_20_link" text:visited-style-name="Visited_20_Internet_20_Link">
<draw:frame draw:style-name="fr1" draw:name="Image397" text:anchor-type="as-char" svg:width="6.9236in" svg:height="6.9236in" draw:z-index="0">
<draw:image xlink:href="../Images/AРМІЯINFORM/2023-04-14T72-00-00-04-00/foto-04-150x150.jpg" xlink:type="simple" xlink:show="embed" xlink:actuate="onLoad" draw:mime-type="image/jpeg"/>
</draw:frame>
</text:a>
</text:p>
      <text:p text:style-name="P4">
<text:a xlink:type="simple" xlink:href="https://armyinform.com.ua/wp-content/uploads/2023/04/foto-05.jpg" text:style-name="Internet_20_link" text:visited-style-name="Visited_20_Internet_20_Link">
<draw:frame draw:style-name="fr1" draw:name="Image398" text:anchor-type="as-char" svg:width="6.9236in" svg:height="6.9236in" draw:z-index="0">
<draw:image xlink:href="../Images/AРМІЯINFORM/2023-04-14T72-00-00-04-00/foto-05-150x150.jpg" xlink:type="simple" xlink:show="embed" xlink:actuate="onLoad" draw:mime-type="image/jpeg"/>
</draw:frame>
</text:a>
</text:p>
      <text:p text:style-name="P4">
<text:a xlink:type="simple" xlink:href="https://armyinform.com.ua/wp-content/uploads/2023/04/foto-06.jpg" text:style-name="Internet_20_link" text:visited-style-name="Visited_20_Internet_20_Link">
<draw:frame draw:style-name="fr1" draw:name="Image399" text:anchor-type="as-char" svg:width="6.9236in" svg:height="6.9236in" draw:z-index="0">
<draw:image xlink:href="../Images/AРМІЯINFORM/2023-04-14T72-00-00-04-00/foto-06-150x150.jpg" xlink:type="simple" xlink:show="embed" xlink:actuate="onLoad" draw:mime-type="image/jpeg"/>
</draw:frame>
</text:a>
</text:p>
      <text:p text:style-name="P4">
<text:a xlink:type="simple" xlink:href="https://armyinform.com.ua/wp-content/uploads/2023/04/foto-07.jpg" text:style-name="Internet_20_link" text:visited-style-name="Visited_20_Internet_20_Link">
<draw:frame draw:style-name="fr1" draw:name="Image400" text:anchor-type="as-char" svg:width="6.9236in" svg:height="6.9236in" draw:z-index="0">
<draw:image xlink:href="../Images/AРМІЯINFORM/2023-04-14T72-00-00-04-00/foto-07-150x150.jpg" xlink:type="simple" xlink:show="embed" xlink:actuate="onLoad" draw:mime-type="image/jpeg"/>
</draw:frame>
</text:a>
</text:p>
      <text:p text:style-name="P4">
<text:a xlink:type="simple" xlink:href="https://armyinform.com.ua/wp-content/uploads/2023/04/foto-08.jpg" text:style-name="Internet_20_link" text:visited-style-name="Visited_20_Internet_20_Link">
<draw:frame draw:style-name="fr1" draw:name="Image401" text:anchor-type="as-char" svg:width="6.9236in" svg:height="6.9236in" draw:z-index="0">
<draw:image xlink:href="../Images/AРМІЯINFORM/2023-04-14T72-00-00-04-00/foto-08-150x150.jpg" xlink:type="simple" xlink:show="embed" xlink:actuate="onLoad" draw:mime-type="image/jpeg"/>
</draw:frame>
</text:a>
</text:p>
      <text:p text:style-name="P4">
«Можна сказати, що на сьогодні Естонія перша у світі на душу населення країназа кількістю проведених українських виставок. За цей рік лише наш музей провівв Естонії три виставки.</text:p>
      <text:p text:style-name="P4">
Колектив нашого музею щиро вдячний естонським колегам за можливістьпрезентувати українську виставку в одному з найкращих європейських музеїв», —резюмував Юрій Савчук.</text:p>
      <text:p text:style-name="P4">
Виставка українських нагород буде експонуватися в Таллінні до вересня цьогороку.</text:p>
      <text:p text:style-name="P4">
<text:span text:style-name="T5">
Фото надані</text:span>
 <text:span text:style-name="T5">
Талліннським музеєм лицарських орденів</text:span>
 <text:span text:style-name="T5">
.</text:span>
</text:p>
      <text:p text:style-name="P4">
Source: <text:a xlink:type="simple" xlink:href="https://armyinform.com.ua/2023/04/14/v-estoniyi-prezentuvaly-unikalnu-vystavku-nagorod-nezalezhnoyi-ukrayiny/" text:style-name="Internet_20_link" text:visited-style-name="Visited_20_Internet_20_Link">
https://armyinform.com.ua/2023/04/14/v-estoniyi-prezentuvaly-unikalnu-vystavku-nagorod-nezalezhnoyi-ukrayiny/</text:a>
</text:p>
      <!--NEWS-->
      <text:h text:style-name="P10" text:outline-level="1">
<text:span text:style-name="T4">
За добу піротехніки ДСНС знешкодили понад 300 вибухонебезпечних предметів та авіабомбу</text:span>
</text:h>
      <text:p text:style-name="P4">
Author: ['АРМІЯINFORM']</text:p>
      <text:p text:style-name="P4">
Time: 2023-04-14T73:00:00-04:00</text:p>
      <text:p text:style-name="P4">
Description: Протягом минулої доби, 13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4/336357603_3278920755753309_8781317167368385221_n.jpg" text:style-name="Internet_20_link" text:visited-style-name="Visited_20_Internet_20_Link">
336357603_3278920755753309_8781317167368385221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402" text:anchor-type="as-char" svg:width="6.9236in" svg:height="4.619339in" draw:z-index="0">
<draw:image xlink:href="../Images/AРМІЯINFORM/2023-04-14T73-00-00-04-00/nebezpechno-miny.jpg" xlink:type="simple" xlink:show="embed" xlink:actuate="onLoad" draw:mime-type="image/jpeg"/>
</draw:frame>
«Небезпечно. Міни». Ілюстративне фото</text:p>
      <text:p text:style-name="P4">
<text:span text:style-name="T4">
Протягом минулої доби,</text:span>
 <text:span text:style-name="T4">
13 квітня</text:span>
 <text:span text:style-name="T4">
,</text:span>
 піротехнічні підрозділиДержавної служби України з надзвичайних ситуацій <text:span text:style-name="T4">
131 раз</text:span>
 залучалися довиконання завдань з розмінування.</text:p>
      <text:p text:style-name="P4">
Про це <text:span text:style-name="T5">
<text:a xlink:type="simple" xlink:href="https://dsns.gov.ua/uk/news/nadzvicaini-podiyi/operativna-informaciia-dsns-shhodo-naslidkiv-vedennia-boiovix-dii-rosiiskoiu-federacijeiu-125"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309вибухонебезпечних</text:span>
 <text:span text:style-name="T4">
предметів, у тому числі 1 авіаційну бомбу.</text:span>
 Обстежено(очищено) територію площею понад <text:span text:style-name="T4">
97 гектарів</text:span>
.</text:p>
      <text:p text:style-name="P4">
Найчастіше піротехнічні підрозділи працювали: в Харківській області 16 735разів, Київщині — 7427, Донеччині — 4661, Чернігівщині — 4438, Миколаївщині —4367, Херсонщині — 4119, Сумщині — 1808, Черкащині — 1085.</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0 786разів</text:span>
 до виконання завдань з розмінування. Знешкоджено <text:span text:style-name="T4">
344 708вибухонебезпечних предметів</text:span>
 , зокрема <text:span text:style-name="T4">
2206 авіаційних бомб</text:span>
. Обстежено(очищено) територію площею <text:span text:style-name="T4">
82 103 гектари</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403" text:anchor-type="as-char" svg:width="6.9236in" svg:height="5.804039in" draw:z-index="0">
<draw:image xlink:href="../Images/AРМІЯINFORM/2023-04-14T73-00-00-04-00/336357603_3278920755753309_8781317167368385221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14/za-dobu-pirotehniky-dsns-zneshkodyly-ponad-300-vybuhonebezpechnyh-predmetiv-ta-aviabombu/" text:style-name="Internet_20_link" text:visited-style-name="Visited_20_Internet_20_Link">
https://armyinform.com.ua/2023/04/14/za-dobu-pirotehniky-dsns-zneshkodyly-ponad-300-vybuhonebezpechnyh-predmetiv-ta-aviabombu/</text:a>
</text:p>
      <!--NEWS-->
      <text:h text:style-name="P10" text:outline-level="1">
<text:span text:style-name="T4">
Німеччина надала дозвіл Польщі передати Україні винищувачі МіГ-29</text:span>
</text:h>
      <text:p text:style-name="P4">
Author: ['АРМІЯINFORM']</text:p>
      <text:p text:style-name="P4">
Time: 2023-04-14T74:00:00-04:00</text:p>
      <text:p text:style-name="P4">
Description: Федеральний уряд Німеччини схвалив реекспортну заявку Польщі на передачу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g-29-polshha.jpeg" text:style-name="Internet_20_link" text:visited-style-name="Visited_20_Internet_20_Link">
mig-29-polshha.jpeg</text:a>
']</text:p>
      <text:p text:style-name="P4">
Tags: ['МІГ-29', 'НІМЕЧЧИНА', 'СВІТ ПІДТРИМУЄ УКРАЇНУ', 'УКРАЇНА - ПОЛЬЩА']</text:p>
      <text:p text:style-name="P4">
Category: News</text:p>
      <!--METADATA-->
      <text:p text:style-name="P4">
<draw:frame draw:style-name="fr1" draw:name="Image404" text:anchor-type="as-char" svg:width="6.9236in" svg:height="4.397568in" draw:z-index="0">
<draw:image xlink:href="../Images/AРМІЯINFORM/2023-04-14T74-00-00-04-00/mig-29-polshha.jpeg" xlink:type="simple" xlink:show="embed" xlink:actuate="onLoad" draw:mime-type="image/jpeg"/>
</draw:frame>
Ілюстративне фото</text:p>
      <text:p text:style-name="P4">
Федеральний уряд Німеччини схвалив реекспортну заявку Польщі на передачуУкраїні винищувачів МіГ-29 із колишніх складів Національної народної армії.</text:p>
      <text:p text:style-name="P4">
Про це йдеться у <text:a xlink:type="simple" xlink:href="https://www.bmvg.de/de/aktuelles/entscheidung-mig-29-polen-ukraine-5612178" text:style-name="Internet_20_link" text:visited-style-name="Visited_20_Internet_20_Link">
повідомленні</text:a>
 німецького оборонного відомства.</text:p>
      <text:p text:style-name="P4">
Зазначена заявка була отримана в Берліні 13 квітня 2023 року.</text:p>
      <text:p text:style-name="P4">
«Радий повідомити, що ми можемо пообіцяти нашим польським партнерам поставку вУкраїну винищувачів МіГ-29 зі складів колишніх Національної народної армії. Явітаю той факт, що ми у федеральному уряді разом дійшли до цього рішення. Цесвідчить про те, що на Німеччину можна покластися!» — зазначив голованімецького оборонного відомства Борис Пісторіус.</text:p>
      <text:p text:style-name="P4">
Нагадаємо, раніше Польща вже<text:a xlink:type="simple" xlink:href="https://armyinform.com.ua/2023/04/05/polshha-peredala-ukrayini-8-vynyshhuvachiv-mig-29-ta-gotova-nadaty-shhe-6/" text:style-name="Internet_20_link" text:visited-style-name="Visited_20_Internet_20_Link">
передала</text:a>
 Україні чотиривинищувачі МіГ-29, ще стільки ж — доставлять найближчим часом.</text:p>
      <text:p text:style-name="P4">
Source: <text:a xlink:type="simple" xlink:href="https://armyinform.com.ua/2023/04/14/nimechchyna-nadala-dozvil-polshhi-peredaty-ukrayini-vynyshhuvachi-mig-29/" text:style-name="Internet_20_link" text:visited-style-name="Visited_20_Internet_20_Link">
https://armyinform.com.ua/2023/04/14/nimechchyna-nadala-dozvil-polshhi-peredaty-ukrayini-vynyshhuvachi-mig-29/</text:a>
</text:p>
      <!--NEWS-->
      <text:h text:style-name="P10" text:outline-level="1">
<text:span text:style-name="T4">
російські окупанти можуть заблокувати персонал на Запорізькій АЕС</text:span>
</text:h>
      <text:p text:style-name="P4">
Author: ['АРМІЯINFORM']</text:p>
      <text:p text:style-name="P4">
Time: 2023-04-14T75:00:00-04:00</text:p>
      <text:p text:style-name="P4">
Description: Враховуючи шалений дефіцит фахових атомників, які потрібні для експлуатації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6687222436644186_y.jpg" text:style-name="Internet_20_link" text:visited-style-name="Visited_20_Internet_20_Link">
photo_5316687222436644186_y.jpg</text:a>
']</text:p>
      <text:p text:style-name="P4">
Tags: ['STOPRUSSIA', 'ЕНЕРГОАТОМ', 'ЯДЕРНА БЕЗПЕКА']</text:p>
      <text:p text:style-name="P4">
Category: News</text:p>
      <!--METADATA-->
      <text:p text:style-name="P4">
<draw:frame draw:style-name="fr1" draw:name="Image405" text:anchor-type="as-char" svg:width="6.9236in" svg:height="3.894525in" draw:z-index="0">
<draw:image xlink:href="../Images/AРМІЯINFORM/2023-04-14T75-00-00-04-00/photo_5316687222436644186_y.jpg" xlink:type="simple" xlink:show="embed" xlink:actuate="onLoad" draw:mime-type="image/jpeg"/>
</draw:frame>
</text:p>
      <text:p text:style-name="P4">
Враховуючи шалений дефіцит фахових атомників, які потрібні для експлуатаціїтимчасово окупованої Запорізької АЕС, та побоюючись українського наступу,рашисти готуються до довготривалого утримання в заручниках співробітниківЗАЕС.</text:p>
      <text:p text:style-name="P4">
Про це <text:a xlink:type="simple" xlink:href="https://t.me/energoatom_ua/12725" text:style-name="Internet_20_link" text:visited-style-name="Visited_20_Internet_20_Link">
повідомляє</text:a>
 ДП «Енергоатом».</text:p>
      <text:p text:style-name="P4">
«Загарбники вже завезли на станцію багато провізії та води. Ймовірно, окупантине відпустять персонал станції після однієї з чергових робочих змін, силоміцьзаблокувавши їх на ЗАЕС», — йдеться у повідомленні.</text:p>
      <text:p text:style-name="P4">
Подібний трюк окупанти вже проводили на початку широкомасштабного вторгнення,коли закрили зміну станції на Чорнобильській АЕС.</text:p>
      <text:p text:style-name="P4">
«Тоді загарбники близько місяця не відпускали персонал станції по домівках,тримаючи людей в заручниках аж до деокупації», — зазначили у Енергоатомі.</text:p>
      <text:p text:style-name="P4">
Source: <text:a xlink:type="simple" xlink:href="https://armyinform.com.ua/2023/04/14/rosijski-okupanty-mozhut-zablokuvaty-personal-na-zaporizkij-aes/" text:style-name="Internet_20_link" text:visited-style-name="Visited_20_Internet_20_Link">
https://armyinform.com.ua/2023/04/14/rosijski-okupanty-mozhut-zablokuvaty-personal-na-zaporizkij-aes/</text:a>
</text:p>
      <!--NEWS-->
      <text:h text:style-name="P10" text:outline-level="1">
<text:span text:style-name="T4">
До сфери управління Міноборони повернуто земельну ділянку площею 2,35 гектарів</text:span>
</text:h>
      <text:p text:style-name="P4">
Author: ['АРМІЯINFORM']</text:p>
      <text:p text:style-name="P4">
Time: 2023-04-14T76:00:00-04:00</text:p>
      <text:p text:style-name="P4">
Description: Господарський суд Київської області задовольнив  позов Дарницької спеціалізова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МІНІСТЕРСТВО ОБОРОНИ УКРАЇНИ', 'СПЕЦІАЛЬНА ПРОКУРАТУРА У СФЕРІ ОБОРОНИ']</text:p>
      <text:p text:style-name="P4">
Category: News</text:p>
      <!--METADATA-->
      <text:p text:style-name="P4">
<draw:frame draw:style-name="fr1" draw:name="Image406" text:anchor-type="as-char" svg:width="6.9236in" svg:height="4.615733in" draw:z-index="0">
<draw:image xlink:href="../Images/AРМІЯINFORM/2023-04-14T76-00-00-04-00/77acfef9ac002e47cfc3020e10de49c60959d638.jpg" xlink:type="simple" xlink:show="embed" xlink:actuate="onLoad" draw:mime-type="image/jpeg"/>
</draw:frame>
</text:p>
      <text:p text:style-name="P4">
Господарський суд Київської області задовольнив позов Дарницькоїспеціалізованої прокуратури про визнання недійсним рішення Бориспільськоїміськради щодо передачі права власності на земельну ділянку, що входить доскладу земель оборони. За рішенням суду поновлено право користуванняМіністерства оборони України земельною ділянкою площею 2,35 га оціночноювартістю понад 73 млн грн.</text:p>
      <text:p text:style-name="P4">
Про це<text:a xlink:type="simple" xlink:href="https://vppnr.gp.gov.ua/ua/news.html" text:style-name="Internet_20_link" text:visited-style-name="Visited_20_Internet_20_Link">
повідомляє</text:a>
Спеціальна прокуратура у сфері оборони Центрального регіону.</text:p>
      <text:p text:style-name="P4">
Спецпрокурори довели в суді, що у 2007 році Бориспільською міською радоюКиївської області, всупереч вимог Земельного кодексу України, Закону України«Про використання земель оборони», прийнято протиправне рішення, яким фактичноприпинено право постійного користування земельною ділянкою площею понад 2,3 гаоднієї з військових частин, дислокованої у м. Бориспіль, та передано її воренду приватному підприємству під будівництво багатоквартирних житловихбудинків.</text:p>
      <text:p text:style-name="P4">
З метою захисту інтересів держави, прокурори Дарницької спецпрокуратуризвернулися до суду з позовом про визнання вказаного рішення недійсним.</text:p>
      <text:p text:style-name="P4">
Господарський суд Київської області погодився з доводами спецпрокуратури,скасував незаконне рішення Бориспільської міськради та державну реєстраціювказаної земельної ділянки із одночасним припиненням всіх речових прав, їхобтяжень, зареєстрованих міською радою.</text:p>
      <text:p text:style-name="P4">
Позовні вимоги Дарницької спеціалізованої прокуратури судом задоволеноповністю.</text:p>
      <text:p text:style-name="P4">
Source: <text:a xlink:type="simple" xlink:href="https://armyinform.com.ua/2023/04/14/do-sfery-upravlinnya-minoborony-povernuto-zemelnu-dilyanku-ploshheyu-235-gektariv/" text:style-name="Internet_20_link" text:visited-style-name="Visited_20_Internet_20_Link">
https://armyinform.com.ua/2023/04/14/do-sfery-upravlinnya-minoborony-povernuto-zemelnu-dilyanku-ploshheyu-235-gektariv/</text:a>
</text:p>
      <!--NEWS-->
      <text:h text:style-name="P10" text:outline-level="1">
<text:span text:style-name="T4">
росія збільшила кількість кораблів у Чорному морі</text:span>
</text:h>
      <text:p text:style-name="P4">
Author: ['АРМІЯINFORM']</text:p>
      <text:p text:style-name="P4">
Time: 2023-04-14T77:00:00-04:00</text:p>
      <text:p text:style-name="P4">
Description: російські війська збільшили кількість корабельного угруповання у Чорному морі до 9-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МС ЗС УКРАЇНИ', 'РАКЕТИ «КАЛІБР»']</text:p>
      <text:p text:style-name="P4">
Category: News</text:p>
      <!--METADATA-->
      <text:p text:style-name="P4">
<draw:frame draw:style-name="fr1" draw:name="Image407" text:anchor-type="as-char" svg:width="6.9236in" svg:height="4.615733in" draw:z-index="0">
<draw:image xlink:href="../Images/AРМІЯINFORM/2023-04-14T77-00-00-04-00/raketa-kalibr-pusk-chorne-more.jpg" xlink:type="simple" xlink:show="embed" xlink:actuate="onLoad" draw:mime-type="image/jpeg"/>
</draw:frame>
 Ілюстративне фото</text:p>
      <text:p text:style-name="P4">
російські війська збільшили кількість корабельного угруповання у Чорному морідо 9-ти одиниць, серед них один ракетоносій із загальним залпом у 4 ракетитипу «Калібр».</text:p>
      <text:p text:style-name="P4">
Про це <text:a xlink:type="simple" xlink:href="https://fb.watch/jUXk4IoCai/" text:style-name="Internet_20_link" text:visited-style-name="Visited_20_Internet_20_Link">
повідомляє</text:a>
 пресслужба Військово-Морських Сил ЗСУ.</text:p>
      <text:p text:style-name="P4">
В Азовському морі рф триває один ворожий корабель.</text:p>
      <text:p text:style-name="P4">
У Середземному морі — до 8 ворожих кораблів, з них 4 носія крилатих ракет«Калібр», загальний залп до 36 ракет.</text:p>
      <text:p text:style-name="P4">
Source: <text:a xlink:type="simple" xlink:href="https://armyinform.com.ua/2023/04/14/rosiya-zbilshyla-kilkist-korabliv-u-chornomu-mori/" text:style-name="Internet_20_link" text:visited-style-name="Visited_20_Internet_20_Link">
https://armyinform.com.ua/2023/04/14/rosiya-zbilshyla-kilkist-korabliv-u-chornomu-mori/</text:a>
</text:p>
      <!--NEWS-->
      <text:h text:style-name="P10" text:outline-level="1">
<text:span text:style-name="T4">
Забезпеченість військових костюмами літніми польовими виконана на 100% — МОУ</text:span>
</text:h>
      <text:p text:style-name="P4">
Author: ['АРМІЯINFORM']</text:p>
      <text:p text:style-name="P4">
Time: 2023-04-14T78:00:00-04:00</text:p>
      <text:p text:style-name="P4">
Description: Одне із пріоритетних завдань, що стоїть перед Міністерством оборони України, —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1.jpg" text:style-name="Internet_20_link" text:visited-style-name="Visited_20_Internet_20_Link">
1-51.jpg</text:a>
', '<text:a xlink:type="simple" xlink:href="https://armyinform.com.ua/wp-content/uploads/2023/04/2-47-150x150.jpg" text:style-name="Internet_20_link" text:visited-style-name="Visited_20_Internet_20_Link">
2-47-150x150.jpg</text:a>
', '<text:a xlink:type="simple" xlink:href="https://armyinform.com.ua/wp-content/uploads/2023/04/3-41-150x150.jpg" text:style-name="Internet_20_link" text:visited-style-name="Visited_20_Internet_20_Link">
3-41-150x150.jpg</text:a>
', '<text:a xlink:type="simple" xlink:href="https://armyinform.com.ua/wp-content/uploads/2023/04/4-36-150x150.jpg" text:style-name="Internet_20_link" text:visited-style-name="Visited_20_Internet_20_Link">
4-36-150x150.jpg</text:a>
', '<text:a xlink:type="simple" xlink:href="https://armyinform.com.ua/wp-content/uploads/2023/04/5-30-150x150.jpg" text:style-name="Internet_20_link" text:visited-style-name="Visited_20_Internet_20_Link">
5-30-150x150.jpg</text:a>
', '<text:a xlink:type="simple" xlink:href="https://armyinform.com.ua/wp-content/uploads/2023/04/6-26-150x150.jpg" text:style-name="Internet_20_link" text:visited-style-name="Visited_20_Internet_20_Link">
6-26-150x150.jpg</text:a>
']</text:p>
      <text:p text:style-name="P4">
Tags: ['MILITARY MEDIA CENTER', 'ЛІТНЯ ФОРМА', 'МОУ']</text:p>
      <text:p text:style-name="P4">
Category: News</text:p>
      <!--METADATA-->
      <text:p text:style-name="P4">
<draw:frame draw:style-name="fr1" draw:name="Image408" text:anchor-type="as-char" svg:width="6.9236in" svg:height="3.894525in" draw:z-index="0">
<draw:image xlink:href="../Images/AРМІЯINFORM/2023-04-14T78-00-00-04-00/1-51.jpg" xlink:type="simple" xlink:show="embed" xlink:actuate="onLoad" draw:mime-type="image/jpeg"/>
</draw:frame>
</text:p>
      <text:p text:style-name="P4">
Одне із пріоритетних завдань, що стоїть перед Міністерством оборони України, —це забезпеченням літньою формою військовослужбовців ЗСУ. Станом на 10 квітняпотреба у костюмах літніх польових на речових складах забезпечена вже на 76%.Ще 244 тисячі комплектів знаходяться на Об‘єднаних центрах забезпечення і ще280,9 тисячі комплектів надійде від промисловості до кінця квітня. Тобтозагальна забезпеченість — виконана на 100%.</text:p>
      <text:p text:style-name="P4">
Як <text:a xlink:type="simple" xlink:href="https://t.me/militarymediacenter/1712" text:style-name="Internet_20_link" text:visited-style-name="Visited_20_Internet_20_Link">
повідомляє</text:a>
 Military Media Center,на складах формується резерв. Втім, треба завжди враховувати питання розподілуі логістики у військах.</text:p>
      <text:p text:style-name="P4">
Процес відбувається планово, відповідно до норм забезпечення речовим майномвійськовослужбовців ЗСУ та Держспецтрансслужби в мирний час та особливийперіод.</text:p>
      <text:p text:style-name="P4">
<text:a xlink:type="simple" xlink:href="https://armyinform.com.ua/wp-content/uploads/2023/04/2-47.jpg" text:style-name="Internet_20_link" text:visited-style-name="Visited_20_Internet_20_Link">
<draw:frame draw:style-name="fr1" draw:name="Image409" text:anchor-type="as-char" svg:width="6.9236in" svg:height="6.9236in" draw:z-index="0">
<draw:image xlink:href="../Images/AРМІЯINFORM/2023-04-14T78-00-00-04-00/2-47-150x150.jpg" xlink:type="simple" xlink:show="embed" xlink:actuate="onLoad" draw:mime-type="image/jpeg"/>
</draw:frame>
</text:a>
</text:p>
      <text:p text:style-name="P4">
<text:a xlink:type="simple" xlink:href="https://armyinform.com.ua/wp-content/uploads/2023/04/3-41.jpg" text:style-name="Internet_20_link" text:visited-style-name="Visited_20_Internet_20_Link">
<draw:frame draw:style-name="fr1" draw:name="Image410" text:anchor-type="as-char" svg:width="6.9236in" svg:height="6.9236in" draw:z-index="0">
<draw:image xlink:href="../Images/AРМІЯINFORM/2023-04-14T78-00-00-04-00/3-41-150x150.jpg" xlink:type="simple" xlink:show="embed" xlink:actuate="onLoad" draw:mime-type="image/jpeg"/>
</draw:frame>
</text:a>
</text:p>
      <text:p text:style-name="P4">
<text:a xlink:type="simple" xlink:href="https://armyinform.com.ua/wp-content/uploads/2023/04/4-36.jpg" text:style-name="Internet_20_link" text:visited-style-name="Visited_20_Internet_20_Link">
<draw:frame draw:style-name="fr1" draw:name="Image411" text:anchor-type="as-char" svg:width="6.9236in" svg:height="6.9236in" draw:z-index="0">
<draw:image xlink:href="../Images/AРМІЯINFORM/2023-04-14T78-00-00-04-00/4-36-150x150.jpg" xlink:type="simple" xlink:show="embed" xlink:actuate="onLoad" draw:mime-type="image/jpeg"/>
</draw:frame>
</text:a>
</text:p>
      <text:p text:style-name="P4">
<text:a xlink:type="simple" xlink:href="https://armyinform.com.ua/wp-content/uploads/2023/04/5-30.jpg" text:style-name="Internet_20_link" text:visited-style-name="Visited_20_Internet_20_Link">
<draw:frame draw:style-name="fr1" draw:name="Image412" text:anchor-type="as-char" svg:width="6.9236in" svg:height="6.9236in" draw:z-index="0">
<draw:image xlink:href="../Images/AРМІЯINFORM/2023-04-14T78-00-00-04-00/5-30-150x150.jpg" xlink:type="simple" xlink:show="embed" xlink:actuate="onLoad" draw:mime-type="image/jpeg"/>
</draw:frame>
</text:a>
</text:p>
      <text:p text:style-name="P4">
<text:a xlink:type="simple" xlink:href="https://armyinform.com.ua/wp-content/uploads/2023/04/6-26.jpg" text:style-name="Internet_20_link" text:visited-style-name="Visited_20_Internet_20_Link">
<draw:frame draw:style-name="fr1" draw:name="Image413" text:anchor-type="as-char" svg:width="6.9236in" svg:height="6.9236in" draw:z-index="0">
<draw:image xlink:href="../Images/AРМІЯINFORM/2023-04-14T78-00-00-04-00/6-26-150x150.jpg" xlink:type="simple" xlink:show="embed" xlink:actuate="onLoad" draw:mime-type="image/jpeg"/>
</draw:frame>
</text:a>
</text:p>
      <text:p text:style-name="P4">
Для всіх предметів речового майна встановлено строки їх експлуатації. Звісно,враховуються об‘єктивні чинники, які можуть виникати в умовах зіткнення зворогом та ведення бойових дій.</text:p>
      <text:p text:style-name="P4">
<text:span text:style-name="T4">
Як налагоджено процес забезпечення літньою формою?</text:span>
</text:p>
      <ol>
        <li>
Міноборони залучає до співпраці вітчизняних постачальників одягу, щоб забезпечити військовослужбовців літньою формою одягу високої якості.  2. Процес укладення договорів йде повноцінно і планово. Це непростий і тривалий процес, який має низку нюансів і окремі предмети речового майна літньої номенклатури можуть надходити від Сил логістики до речових складів із затримкою. Питання в безпечному транспортуванні. Але всі елементи комплекту надійдуть. Потреби військових не ігноруються.  3. І ключове: речові склади Збройних Сил України мають достатньо запасів літньої форми, критична потреба відсутня.</li>
      </ol>
      <text:p text:style-name="P4">
Водночас — система речового забезпечення військовослужбовців постійновдосконалюється, обороне відомство працює над цим.</text:p>
      <text:p text:style-name="P4">
«Міністерство оборони системно виходило і виходить з комунікацією, інформуєпро усі надходження, накопичення резерву та порядок доставки однострою напередову. Дотримуємося такого принципу і у весняно-літній сезон», — йдеться вповідомленні.</text:p>
      <text:p text:style-name="P4">
Source: <text:a xlink:type="simple" xlink:href="https://armyinform.com.ua/2023/04/14/zabezpechenist-vijskovyh-kostyumamy-litnimy-polovymy-vykonana-na-100-mou/" text:style-name="Internet_20_link" text:visited-style-name="Visited_20_Internet_20_Link">
https://armyinform.com.ua/2023/04/14/zabezpechenist-vijskovyh-kostyumamy-litnimy-polovymy-vykonana-na-100-mou/</text:a>
</text:p>
      <!--NEWS-->
      <text:h text:style-name="P10" text:outline-level="1">
<text:span text:style-name="T4">
російські еліти на перемогу не сподіваються, є розуміння фатальної безнадійності — ГУР</text:span>
</text:h>
      <text:p text:style-name="P4">
Author: ['АРМІЯINFORM']</text:p>
      <text:p text:style-name="P4">
Time: 2023-04-14T79:00:00-04:00</text:p>
      <text:p text:style-name="P4">
Description: російські еліти розуміють, що рф не зможе перемогти у війні проти України, але все щ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14-02.jpeg" text:style-name="Internet_20_link" text:visited-style-name="Visited_20_Internet_20_Link">
20230414-02.jpeg</text:a>
']</text:p>
      <text:p text:style-name="P4">
Tags: ['STOPRUSSIA', 'АГРЕСІЯ РФ', 'ВТОРГНЕННЯ РФ', 'ГУР МОУ']</text:p>
      <text:p text:style-name="P4">
Category: News</text:p>
      <!--METADATA-->
      <text:p text:style-name="P4">
<draw:frame draw:style-name="fr1" draw:name="Image414" text:anchor-type="as-char" svg:width="6.9236in" svg:height="4.32725in" draw:z-index="0">
<draw:image xlink:href="../Images/AРМІЯINFORM/2023-04-14T79-00-00-04-00/20230414-02.jpeg" xlink:type="simple" xlink:show="embed" xlink:actuate="onLoad" draw:mime-type="image/jpeg"/>
</draw:frame>
</text:p>
      <text:p text:style-name="P4">
російські еліти розуміють, що рф не зможе перемогти у війні проти України, алевсе ще сподіваються на «нічию».</text:p>
      <text:p text:style-name="P4">
Про це <text:a xlink:type="simple" xlink:href="https://gur.gov.ua/content/rosiiski-elity-rozumiiut-shcho-peremohy-ne-bude.html" text:style-name="Internet_20_link" text:visited-style-name="Visited_20_Internet_20_Link">
сказав</text:a>
 представник Головного управління розвідки МіноборониАндрій Юсов.</text:p>
      <text:p text:style-name="P4">
«На успіх там уже давно ніхто не сподівається, окрім, можливо, кількох зовсімхворих людей. Є розуміння фатальної безнадійності. Сподіваються у кращомувипадку на якусь патову ситуацію чи нічию, коли вдасться зберегти свої власніінтереси. Але те, що це стратегічна поразка для російського військово-політичного керівництва, бізнес-еліти — це вже давно зрозуміло», — сказавпредставник ГУР МО України.</text:p>
      <text:p text:style-name="P4">
Представник воєнної розвідки України додав, що впливові люди в росії поки щоне готові до опору правлячому режиму.</text:p>
      <text:p text:style-name="P4">
«Розуміння є, а готовності до опору немає. Максимум поки що — здебільшогоготовність до спроб захисту своїх персональних інтересів в обмін на якусьінформацію чи взаємодію. Це вже є. Ну і я думаю, далі буде готовність і добільш рішучих дій», — заявив Андрій Юсов.</text:p>
      <text:p text:style-name="P4">
Source: <text:a xlink:type="simple" xlink:href="https://armyinform.com.ua/2023/04/14/rosijski-elity-na-peremogu-ne-spodivayutsya-ye-rozuminnya-fatalnoyi-beznadijnosti-gur/" text:style-name="Internet_20_link" text:visited-style-name="Visited_20_Internet_20_Link">
https://armyinform.com.ua/2023/04/14/rosijski-elity-na-peremogu-ne-spodivayutsya-ye-rozuminnya-fatalnoyi-beznadijnosti-gur/</text:a>
</text:p>
      <!--NEWS-->
      <text:h text:style-name="P10" text:outline-level="1">
<text:span text:style-name="T4">
Військова підтримка від Нідерландів для України сягнула більше мільярда євро</text:span>
</text:h>
      <text:p text:style-name="P4">
Author: ['АРМІЯINFORM']</text:p>
      <text:p text:style-name="P4">
Time: 2023-04-14T80:00:00-04:00</text:p>
      <text:p text:style-name="P4">
Description: З лютого 2022 року Нідерланди надали військової допомоги Україні для протистоя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2165.jpg" text:style-name="Internet_20_link" text:visited-style-name="Visited_20_Internet_20_Link">
172165.jpg</text:a>
', '<text:a xlink:type="simple" xlink:href="https://armyinform.com.ua/wp-content/uploads/2023/04/infographic-leveringen-oekraine-13-april-2023.jpg" text:style-name="Internet_20_link" text:visited-style-name="Visited_20_Internet_20_Link">
infographic-leveringen-oekraine-13-april-2023.jpg</text:a>
']</text:p>
      <text:p text:style-name="P4">
Tags: ['STOPRUSSIA', 'АГРЕСІЯ РФ', 'ВІЙСЬКОВА ДОПОМОГА УКРАЇНІ', 'ДОПОМОГА ПАРТНЕРІВ', 'НІДЕРЛАНДИ', 'СВІТ ПІДТРИМУЄ УКРАЇНУ']</text:p>
      <text:p text:style-name="P4">
Category: News</text:p>
      <!--METADATA-->
      <text:p text:style-name="P4">
<draw:frame draw:style-name="fr1" draw:name="Image415" text:anchor-type="as-char" svg:width="6.9236in" svg:height="4.615733in" draw:z-index="0">
<draw:image xlink:href="../Images/AРМІЯINFORM/2023-04-14T80-00-00-04-00/172165.jpg" xlink:type="simple" xlink:show="embed" xlink:actuate="onLoad" draw:mime-type="image/jpeg"/>
</draw:frame>
</text:p>
      <text:p text:style-name="P4">
З лютого 2022 року Нідерланди надали військової допомоги Україні дляпротистояння російській агресії на суму 1,2 мільярда євро.</text:p>
      <text:p text:style-name="P4">
Про це <text:a xlink:type="simple" xlink:href="https://www.defensie.nl/onderwerpen/oostflank-navo-gebied/militaire-steun-aan-oekraine" text:style-name="Internet_20_link" text:visited-style-name="Visited_20_Internet_20_Link">
повідомляє</text:a>
 Міністерство оборони Нідерландів.</text:p>
      <text:p text:style-name="P4">
У списку наданої військової допомоги — зброя, військова техніка, а такожнавчання українських військових та технічне обслуговування. Крім того,Нідерланди розгортають судово-слідчі групи для збору доказів військовихзлочинів.</text:p>
      <text:p text:style-name="P4">
Як зазначили в оборонному відомстві, Нідерландам важливо, щоб Україна непрограла війну, тому уряд країни і надалі підтримувати зміцнення Збройних СилУкраїни.</text:p>
      <text:p text:style-name="P4">
<draw:frame draw:style-name="fr1" draw:name="Image416" text:anchor-type="as-char" svg:width="6.9236in" svg:height="4.89657in" draw:z-index="0">
<draw:image xlink:href="../Images/AРМІЯINFORM/2023-04-14T80-00-00-04-00/infographic-leveringen-oekraine-13-april-2023.jpg" xlink:type="simple" xlink:show="embed" xlink:actuate="onLoad" draw:mime-type="image/jpeg"/>
</draw:frame>
</text:p>
      <text:p text:style-name="P4">
Source: <text:a xlink:type="simple" xlink:href="https://armyinform.com.ua/2023/04/14/vijskova-pidtrymka-vid-niderlandiv-dlya-ukrayiny-syagnula-bilshe-milyarda-yevro/" text:style-name="Internet_20_link" text:visited-style-name="Visited_20_Internet_20_Link">
https://armyinform.com.ua/2023/04/14/vijskova-pidtrymka-vid-niderlandiv-dlya-ukrayiny-syagnula-bilshe-milyarda-yevro/</text:a>
</text:p>
      <!--NEWS-->
      <text:h text:style-name="P10" text:outline-level="1">
<text:span text:style-name="T4">
Вибухи на Запорізькій АЕС: У МАГАТЕ запропонували укласти угоду щодо захисту станції</text:span>
</text:h>
      <text:p text:style-name="P4">
Author: ['АРМІЯINFORM']</text:p>
      <text:p text:style-name="P4">
Time: 2023-04-14T81:00:00-04:00</text:p>
      <text:p text:style-name="P4">
Description: Генеральний директор МАГАТЕ Рафаель Гроссі відреагував на нещодавні вибухи бі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56690096352023.jpg" text:style-name="Internet_20_link" text:visited-style-name="Visited_20_Internet_20_Link">
756690096352023.jpg</text:a>
']</text:p>
      <text:p text:style-name="P4">
Tags: ['STOPRUSSIA', 'МАГАТЕ', 'РАФАЕЛЬ ГРОССІ']</text:p>
      <text:p text:style-name="P4">
Category: News</text:p>
      <!--METADATA-->
      <text:p text:style-name="P4">
<draw:frame draw:style-name="fr1" draw:name="Image417" text:anchor-type="as-char" svg:width="6.9236in" svg:height="4.283244in" draw:z-index="0">
<draw:image xlink:href="../Images/AРМІЯINFORM/2023-04-14T81-00-00-04-00/756690096352023.jpg" xlink:type="simple" xlink:show="embed" xlink:actuate="onLoad" draw:mime-type="image/jpeg"/>
</draw:frame>
</text:p>
      <text:p text:style-name="P4">
Генеральний директор МАГАТЕ Рафаель Гроссі відреагував на нещодавні вибухибіля Запорізької АЕС та зазначив, що регулярні обстріли в цьому районіпідкреслюють крайню необхідність укладення угоди про захист станції під часвійни.</text:p>
      <text:p text:style-name="P4">
Про це<text:a xlink:type="simple" xlink:href="https://www.iaea.org/newscenter/pressreleases/update-153-iaea-director-general-statement-on-situation-in-ukraine" text:style-name="Internet_20_link" text:visited-style-name="Visited_20_Internet_20_Link">
повідомляє</text:a>
 пресслужба МАГАТЕ.</text:p>
      <text:p text:style-name="P4">
Рафаель Гроссі нагадав, що поруч із самою ЗАЕС, за огорожею її периметра,сталися два вибухи наземних мін: перший — 8 квітня, а другий — через чотиридні. Він додав, що не відразу стало зрозуміло, що стало причиною вибухів.</text:p>
      <text:p text:style-name="P4">
«Ми живемо в позиковий час, коли йдеться про ядерну безпеку і безпеку наЗапорізькій атомній електростанції. Якщо ми не приймемо міри щодо захистустанції, то рано чи пізно наше везіння закінчиться, що може призвести досерйозних наслідків для здоров'я людей і навколишнього середовища», — сказавгенеральний директор МАГАТЕ.</text:p>
      <text:p text:style-name="P4">
Він додав, що електростанція не повинна зазнавати атак або використовуватисядля проведення атак.</text:p>
      <text:p text:style-name="P4">
Як відомо, 14 квітня біля машинної зали четвертого енергоблоку Запорізькоїатомної електростанції, що в Енергодарі,<text:a xlink:type="simple" xlink:href="https://armyinform.com.ua/2023/04/13/bilya-zaporizkoyi-aes-vybuhnula-rosijska-mina-energoatom/" text:style-name="Internet_20_link" text:visited-style-name="Visited_20_Internet_20_Link">
вибухнула</text:a>
 російська міна.</text:p>
      <text:p text:style-name="P4">
Source: <text:a xlink:type="simple" xlink:href="https://armyinform.com.ua/2023/04/14/vybuhy-na-zaporizkij-aes-u-magate-zaproponuvaly-uklasty-ugodu-shhodo-zahystu-stancziyi/" text:style-name="Internet_20_link" text:visited-style-name="Visited_20_Internet_20_Link">
https://armyinform.com.ua/2023/04/14/vybuhy-na-zaporizkij-aes-u-magate-zaproponuvaly-uklasty-ugodu-shhodo-zahystu-stancziyi/</text:a>
</text:p>
      <!--NEWS-->
      <text:h text:style-name="P10" text:outline-level="1">
<text:span text:style-name="T4">
Олексій Данілов: Крим — територія України, і ми можемо випробувати там будь-яке сучасне озброєння</text:span>
</text:h>
      <text:p text:style-name="P4">
Author: ['АРМІЯINFORM']</text:p>
      <text:p text:style-name="P4">
Time: 2023-04-14T82:00:00-04:00</text:p>
      <text:p text:style-name="P4">
Description: Про це заявив Секретар Ради національної безпеки і оборони України Олексій Даніло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7613.jpg" text:style-name="Internet_20_link" text:visited-style-name="Visited_20_Internet_20_Link">
167613.jpg</text:a>
']</text:p>
      <text:p text:style-name="P4">
Tags: ['STOPRUSSIA', 'АР КРИМ', 'ОЛЕКСІЙ ДАНІЛОВ', 'СЕКРЕТАР РНБОУ']</text:p>
      <text:p text:style-name="P4">
Category: News</text:p>
      <!--METADATA-->
      <text:p text:style-name="P4">
<draw:frame draw:style-name="fr1" draw:name="Image418" text:anchor-type="as-char" svg:width="6.9236in" svg:height="4.330592in" draw:z-index="0">
<draw:image xlink:href="../Images/AРМІЯINFORM/2023-04-14T82-00-00-04-00/167613.jpg" xlink:type="simple" xlink:show="embed" xlink:actuate="onLoad" draw:mime-type="image/jpeg"/>
</draw:frame>
</text:p>
      <text:p text:style-name="P4">
Про це заявив Секретар Ради національної безпеки і оборони України ОлексійДанілов, коментуючи інформацію про вибухи поблизу скупчення російськоївійськової техніки в Криму,<text:a xlink:type="simple" xlink:href="https://www.rnbo.gov.ua/ua/Diialnist/6263.html" text:style-name="Internet_20_link" text:visited-style-name="Visited_20_Internet_20_Link">
повідомляє</text:a>
 РНБО України.</text:p>
      <text:p text:style-name="P4">
«Крим — це територія України. Можливо, в Криму і відбувалося випробуваннянових видів озброєння. Я цього не виключаю», — зазначив він.</text:p>
      <text:p text:style-name="P4">
При цьому Олексій Данілов акцентував увагу на словах Президента України пронові зразки озброєння, які виготовляє наш оборонно-промисловий комплекс.</text:p>
      <text:p text:style-name="P4">
Коментуючи тезу, для чого окупанти копають окопи на узбережжі Криму, СекретарРНБО України іронічно зауважив: «Це їх не врятує, скільки б кілометрів траншейвони не рили у піску чи у чорноземах».</text:p>
      <text:p text:style-name="P4">
«Вони всі звідти підуть, питання тільки часу», — резюмує Олексій Данілов.</text:p>
      <text:p text:style-name="P4">
Source: <text:a xlink:type="simple" xlink:href="https://armyinform.com.ua/2023/04/14/oleksij-danilov-krym-terytoriya-ukrayiny-i-my-mozhemo-vyprobuvaty-tam-bud-yake-suchasne-ozbroyennya/" text:style-name="Internet_20_link" text:visited-style-name="Visited_20_Internet_20_Link">
https://armyinform.com.ua/2023/04/14/oleksij-danilov-krym-terytoriya-ukrayiny-i-my-mozhemo-vyprobuvaty-tam-bud-yake-suchasne-ozbroyennya/</text:a>
</text:p>
      <!--NEWS-->
      <text:h text:style-name="P10" text:outline-level="1">
<text:span text:style-name="T4">
Льотчик-винищувач Karaya порівняв російські «сушки» зі своїм МіГ-29</text:span>
</text:h>
      <text:p text:style-name="P4">
Author: ['Анастасія Олехнович']</text:p>
      <text:p text:style-name="P4">
Time: 2023-04-14T83:00:00-04:00</text:p>
      <text:p text:style-name="P4">
Description: Майор Вадим Ворошилов на позивний Karaya, який після катапультування знову сів у кабі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5-3.jpg" text:style-name="Internet_20_link" text:visited-style-name="Visited_20_Internet_20_Link">
golovna-5-3.jpg</text:a>
', '<text:a xlink:type="simple" xlink:href="https://armyinform.com.ua/wp-content/uploads/2023/04/img-20230212-wa0001-1.jpg" text:style-name="Internet_20_link" text:visited-style-name="Visited_20_Internet_20_Link">
img-20230212-wa0001-1.jpg</text:a>
']</text:p>
      <text:p text:style-name="P4">
Tags: ['KARAYA', 'МІГ-29', 'СУ-30', 'СУ-34', 'СУ-35']</text:p>
      <text:p text:style-name="P4">
Category: News</text:p>
      <!--METADATA-->
      <text:p text:style-name="P4">
<draw:frame draw:style-name="fr1" draw:name="Image419" text:anchor-type="as-char" svg:width="6.9236in" svg:height="4.615733in" draw:z-index="0">
<draw:image xlink:href="../Images/AРМІЯINFORM/2023-04-14T83-00-00-04-00/golovna-5-3.jpg" xlink:type="simple" xlink:show="embed" xlink:actuate="onLoad" draw:mime-type="image/jpeg"/>
</draw:frame>
</text:p>
      <text:p text:style-name="P4">
Майор Вадим Ворошилов на позивний Karaya, який після катапультування знову сіву кабіну МіГ-29, детально пояснив, чим цей літак програє російськимвинищувачам.</text:p>
      <text:p text:style-name="P4">
Нині льотчик поглиблено вивчає англійську мову, аби після ухвалення рішенняпро передачу Україні F-16, чим швидше пересісти на багатоцільовий винищувачпокоління 4+.</text:p>
      <text:p text:style-name="P4">
Поки ж доводиться воювати на літаках розробки 70-80-х років. Тоді, якросійська літаки, до прикладу Су-30, Су-34, Су-35, пройшли глибокумодернізацію.</text:p>
      <text:p text:style-name="P4">
— Розглянемо питання не кількості літаків, хоч зрозуміло, що тут і мова не йдепро паритет, а саме технологічних можливостей. Основним показником ефективноїроботи літака-винищувача є знищення повітряних цілей. Для того, абизабезпечити ефективність цієї роботи, необхідні наступні ключові компоненти —бортова радіолокаційна станція та засіб ураження. На жаль, ворог переважає насза обома критеріями. Їхні РЛС-ки бачать у рази далі, ніж наші. А дальністьосновної російської ракети Р-77 удвічі більша, ніж наших засобів. Окрім того,у них з’явились нові ракети Р-37 із дальністю до двохсот кілометрів, яким мивзагалі не можемо протидіяти. Відтак нашим пілотам доводиться в рази більшеризикувати.</text:p>
      <text:p text:style-name="P4">
<draw:frame draw:style-name="fr1" draw:name="Image420" text:anchor-type="as-char" svg:width="6.9236in" svg:height="3.894525in" draw:z-index="0">
<draw:image xlink:href="../Images/AРМІЯINFORM/2023-04-14T83-00-00-04-00/img-20230212-wa0001-1.jpg" xlink:type="simple" xlink:show="embed" xlink:actuate="onLoad" draw:mime-type="image/jpeg"/>
</draw:frame>
</text:p>
      <text:p text:style-name="P4">
Вадим Ворошилов пояснює ще один важливий момент, який стосується керованихавіаційних ракет: якщо в нас вони — з напівактивними головками самонаведення,то у ворога — з активними.</text:p>
      <text:p text:style-name="P4">
— Що це означає? Якщо мені після пуску доводиться далі продовжувати політ іпідсвічувати радаром ворожу повітряну ціль, то росіяни виконують пуски знабагато більшої дальності. Активна головка самонаведення після захопленняцілі скеровує ракету до неї, тим часом літак виходить із бойового курсу іспокійно летить додому, не входячи в зону ураження наших системпротиповітряної оборони.</text:p>
      <text:p text:style-name="P4">
Karaya резюмував: щоби перейти до деокупації територій та перемогти в ційвійні, нам критично необхідна техніка, що здатна протидіяти росіянам. Потрібнане колись, а зараз! А це передусім багатоцільові винищувачі покоління 4+ тадостатня кількість далекобійної ППО.</text:p>
      <text:p text:style-name="P4">
Source: <text:a xlink:type="simple" xlink:href="https://armyinform.com.ua/2023/04/14/lotchyk-vynyshhuvach-karaya-porivnyav-rosijski-sushky-zi-svoyim-mig-29/" text:style-name="Internet_20_link" text:visited-style-name="Visited_20_Internet_20_Link">
https://armyinform.com.ua/2023/04/14/lotchyk-vynyshhuvach-karaya-porivnyav-rosijski-sushky-zi-svoyim-mig-29/</text:a>
</text:p>
      <!--NEWS-->
      <text:h text:style-name="P10" text:outline-level="1">
<text:span text:style-name="T4">
Українські танкісти завершили навчання на танках Leopard у Польщі</text:span>
</text:h>
      <text:p text:style-name="P4">
Author: ['АРМІЯINFORM']</text:p>
      <text:p text:style-name="P4">
Time: 2023-04-14T84:00:00-04:00</text:p>
      <text:p text:style-name="P4">
Description: Українські танкісти пройшли скорочений 30-денний курс навчання на танках Leopard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anks06.jpg" text:style-name="Internet_20_link" text:visited-style-name="Visited_20_Internet_20_Link">
tanks06.jpg</text:a>
', '<text:a xlink:type="simple" xlink:href="https://armyinform.com.ua/wp-content/uploads/2023/04/tanks01-150x150.jpg" text:style-name="Internet_20_link" text:visited-style-name="Visited_20_Internet_20_Link">
tanks01-150x150.jpg</text:a>
', '<text:a xlink:type="simple" xlink:href="https://armyinform.com.ua/wp-content/uploads/2023/04/tanks02-150x150.jpg" text:style-name="Internet_20_link" text:visited-style-name="Visited_20_Internet_20_Link">
tanks02-150x150.jpg</text:a>
', '<text:a xlink:type="simple" xlink:href="https://armyinform.com.ua/wp-content/uploads/2023/04/tanks03-150x150.jpg" text:style-name="Internet_20_link" text:visited-style-name="Visited_20_Internet_20_Link">
tanks03-150x150.jpg</text:a>
', '<text:a xlink:type="simple" xlink:href="https://armyinform.com.ua/wp-content/uploads/2023/04/tanks05-150x150.jpg" text:style-name="Internet_20_link" text:visited-style-name="Visited_20_Internet_20_Link">
tanks05-150x150.jpg</text:a>
']</text:p>
      <text:p text:style-name="P4">
Tags: ['LEOPARD', 'НАВЧАННЯ ВІЙСЬКОВИХ', 'ПОЛЬЩА', 'ТАНКІСТИ']</text:p>
      <text:p text:style-name="P4">
Category: News</text:p>
      <!--METADATA-->
      <text:p text:style-name="P4">
<draw:frame draw:style-name="fr1" draw:name="Image421" text:anchor-type="as-char" svg:width="6.9236in" svg:height="3.894525in" draw:z-index="0">
<draw:image xlink:href="../Images/AРМІЯINFORM/2023-04-14T84-00-00-04-00/tanks06.jpg" xlink:type="simple" xlink:show="embed" xlink:actuate="onLoad" draw:mime-type="image/jpeg"/>
</draw:frame>
</text:p>
      <text:p text:style-name="P4">
Українські танкісти пройшли скорочений 30-денний курс навчання на танкахLeopard у Польщі.</text:p>
      <text:p text:style-name="P4">
Про це <text:a xlink:type="simple" xlink:href="https://www.nato.int/cps/en/natohq/photos_213903.htm" text:style-name="Internet_20_link" text:visited-style-name="Visited_20_Internet_20_Link">
повідомляє</text:a>
пресслужба НАТО.</text:p>
      <text:p text:style-name="P4">
Канадські, норвезькі та польські військові інструктори тренували українців якна віртуальних тренажерах, так і під час бойових стрільб та маневрів. Навчання<text:a xlink:type="simple" xlink:href="https://armyinform.com.ua/2023/02/13/prezydent-polshhi-vidvidav-tankovyj-poligon-na-yakomu-vijskovi-zsu-opanovuyut-leopard/" text:style-name="Internet_20_link" text:visited-style-name="Visited_20_Internet_20_Link">
проходило</text:a>
 в навчальномуцентрі Leopard у місті Швєнтошув, Польща.</text:p>
      <text:p text:style-name="P4">
<text:a xlink:type="simple" xlink:href="https://armyinform.com.ua/wp-content/uploads/2023/04/tanks01.jpg" text:style-name="Internet_20_link" text:visited-style-name="Visited_20_Internet_20_Link">
<draw:frame draw:style-name="fr1" draw:name="Image422" text:anchor-type="as-char" svg:width="6.9236in" svg:height="6.9236in" draw:z-index="0">
<draw:image xlink:href="../Images/AРМІЯINFORM/2023-04-14T84-00-00-04-00/tanks01-150x150.jpg" xlink:type="simple" xlink:show="embed" xlink:actuate="onLoad" draw:mime-type="image/jpeg"/>
</draw:frame>
</text:a>
</text:p>
      <text:p text:style-name="P4">
<text:a xlink:type="simple" xlink:href="https://armyinform.com.ua/wp-content/uploads/2023/04/tanks02.jpg" text:style-name="Internet_20_link" text:visited-style-name="Visited_20_Internet_20_Link">
<draw:frame draw:style-name="fr1" draw:name="Image423" text:anchor-type="as-char" svg:width="6.9236in" svg:height="6.9236in" draw:z-index="0">
<draw:image xlink:href="../Images/AРМІЯINFORM/2023-04-14T84-00-00-04-00/tanks02-150x150.jpg" xlink:type="simple" xlink:show="embed" xlink:actuate="onLoad" draw:mime-type="image/jpeg"/>
</draw:frame>
</text:a>
</text:p>
      <text:p text:style-name="P4">
<text:a xlink:type="simple" xlink:href="https://armyinform.com.ua/wp-content/uploads/2023/04/tanks03.jpg" text:style-name="Internet_20_link" text:visited-style-name="Visited_20_Internet_20_Link">
<draw:frame draw:style-name="fr1" draw:name="Image424" text:anchor-type="as-char" svg:width="6.9236in" svg:height="6.9236in" draw:z-index="0">
<draw:image xlink:href="../Images/AРМІЯINFORM/2023-04-14T84-00-00-04-00/tanks03-150x150.jpg" xlink:type="simple" xlink:show="embed" xlink:actuate="onLoad" draw:mime-type="image/jpeg"/>
</draw:frame>
</text:a>
</text:p>
      <text:p text:style-name="P4">
<text:a xlink:type="simple" xlink:href="https://armyinform.com.ua/wp-content/uploads/2023/04/tanks05.jpg" text:style-name="Internet_20_link" text:visited-style-name="Visited_20_Internet_20_Link">
<draw:frame draw:style-name="fr1" draw:name="Image425" text:anchor-type="as-char" svg:width="6.9236in" svg:height="6.9236in" draw:z-index="0">
<draw:image xlink:href="../Images/AРМІЯINFORM/2023-04-14T84-00-00-04-00/tanks05-150x150.jpg" xlink:type="simple" xlink:show="embed" xlink:actuate="onLoad" draw:mime-type="image/jpeg"/>
</draw:frame>
</text:a>
</text:p>
      <text:p text:style-name="P4">
Програма під керівництвом Польщі була спрямована на те, аби допомогти Українівідстояти своє право на самооборону, закріплене в Статуті ООН, протинеспровокованої агресивної війни росії.</text:p>
      <text:p text:style-name="P4">
Source: <text:a xlink:type="simple" xlink:href="https://armyinform.com.ua/2023/04/14/ukrayinski-tankisty-zavershyly-navchannya-na-tankah-leopard-u-polshhi/" text:style-name="Internet_20_link" text:visited-style-name="Visited_20_Internet_20_Link">
https://armyinform.com.ua/2023/04/14/ukrayinski-tankisty-zavershyly-navchannya-na-tankah-leopard-u-polshhi/</text:a>
</text:p>
      <!--NEWS-->
      <text:h text:style-name="P10" text:outline-level="1">
<text:span text:style-name="T4">
Військовослужбовці в обов’язковому порядку проходять базову загальновійськову та фахову підготовку — заява Сил ТрО</text:span>
</text:h>
      <text:p text:style-name="P4">
Author: ['АРМІЯINFORM']</text:p>
      <text:p text:style-name="P4">
Time: 2023-04-14T85:00:00-04:00</text:p>
      <text:p text:style-name="P4">
Description: Командування Сил територіальної оборони ЗСУ призначило перевірку інформації, озвученої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3368123_320023820296703_3642682754636365280_n.jpg" text:style-name="Internet_20_link" text:visited-style-name="Visited_20_Internet_20_Link">
283368123_320023820296703_3642682754636365280_n.jpg</text:a>
']</text:p>
      <text:p text:style-name="P4">
Tags: ['STOPRUSSIA', 'СИЛИ ТРО ЗСУ']</text:p>
      <text:p text:style-name="P4">
Category: News</text:p>
      <!--METADATA-->
      <text:p text:style-name="P4">
<draw:frame draw:style-name="fr1" draw:name="Image426" text:anchor-type="as-char" svg:width="6.9236in" svg:height="3.043341in" draw:z-index="0">
<draw:image xlink:href="../Images/AРМІЯINFORM/2023-04-14T85-00-00-04-00/283368123_320023820296703_3642682754636365280_n.jpg" xlink:type="simple" xlink:show="embed" xlink:actuate="onLoad" draw:mime-type="image/jpeg"/>
</draw:frame>
</text:p>
      <text:p text:style-name="P4">
Командування Сил територіальної оборони ЗСУ призначило перевірку інформації,озвученої у відео, яке поширюється в соціальних мережах.</text:p>
      <text:p text:style-name="P4">
Про це<text:a xlink:type="simple" xlink:href="https://www.facebook.com/100068672623504/posts/pfbid02dbJaVuZJoTtbUh36BwWCNqiPXsdH8vbv5AqGXjmz2m3z2Fz3MjA9HeFKZ5KX7D5Ml/" text:style-name="Internet_20_link" text:visited-style-name="Visited_20_Internet_20_Link">
повідомляється</text:a>
на Facebook-сторінці Сил територіальної оборони ЗСУ.</text:p>
      <text:p text:style-name="P4">
Автор відео стверджує, що в їхній підрозділ нібито направили мобілізованогобез належної підготовки. Крім того, автор відео стверджує, що вказаниймобілізований — батько п’ятьох дітей.</text:p>
      <text:p text:style-name="P4">
У цьому контексті Командування Сил територіальної оборони ЗСУ наголошує, щовійськовослужбовці Сил ТрО ЗСУ після отримання мобілізаційного розпорядження утериторіальному центрі комплектування та соціальної підтримки (ТЦК і СП) вобов’язковому порядку проходять базову загальновійськову підготовку та фаховупідготовку в навчальних центрах Сил ТрО ЗСУ. Залежно від стану здоров’я таповної або обмеженої придатності бійці можуть проходити підготовку вбатальйонах резерву.</text:p>
      <text:p text:style-name="P4">
Термін подальшої фахової підготовки залежить від військово-обліковоїспеціальності. Після закінчення терміну навчання та набуття необхідних навиківвже підготовлених військовослужбовців направляють до військових частин длявиконання визначених завдань.</text:p>
      <text:p text:style-name="P4">
Всі випадки недотримання порядку відпрацювання програми підготовкивійськовослужбовців уважно вивчаються Командуванням Сил ТрО ЗСУ та вживаютьсязаходи щодо їх недопущення. Для того, щоб отримати консультацію з приводуналежної підготовки або повідомити про випадки порушень процедури підготовки,можна звернутись на гарячу лінію Командування Сил ТРО за номером 0 800 507028. Всі звернення будуть розглянуті.</text:p>
      <text:p text:style-name="P4">
Разом з цим, за підтвердженою інформацією жодна дитина військовослужбовця,який фігурує у відео, офіційно не зареєстрована, у свідоцтві про народженнядітей він як батько не значиться. Опікунство не оформлено.</text:p>
      <text:p text:style-name="P4">
Наголошуємо, мобілізація багатодітних батьків може відбуватись виключно зазгодою, особи, яку мобілізують. Відстрочка від мобілізації для багатодітнихбатьків надається за умови надання документів, що підтверджують утриманнятрьох або більше дітей віком до 18 років.</text:p>
      <text:p text:style-name="P4">
Наразі триває подальша перевірка інформації, озвученої у відеоролику.</text:p>
      <text:p text:style-name="P4">
Також нагадуємо про гарячу лінію Міністерства оборони України 0 800 500 442,на яку може звертатися будь-який військовослужбовець Збройних Сил чи йогоблизькі. Повідомлення на гарячу лінію дозволяють Міністерству оборонидізнаватися про проблеми, з якими стикаються військовослужбовці та швидшереагувати для вирішення проблем. Для того, щоб ми могли оперативно розібратисяу проблемі та її вирішити, під час звернення військовослужбовцю потрібноназвати: ім’я та прізвище мобілізованої особи, номер військової частини, в якунаправили, який ТЦК та СП направив.</text:p>
      <text:p text:style-name="P4">
Source: <text:a xlink:type="simple" xlink:href="https://armyinform.com.ua/2023/04/14/vijskovosluzhbovczi-v-obovyazkovomu-poryadku-prohodyat-bazovu-zagalnovijskovu-ta-fahovu-pidgotovku-zayava-syl-tro/" text:style-name="Internet_20_link" text:visited-style-name="Visited_20_Internet_20_Link">
https://armyinform.com.ua/2023/04/14/vijskovosluzhbovczi-v-obovyazkovomu-poryadku-prohodyat-bazovu-zagalnovijskovu-ta-fahovu-pidgotovku-zayava-syl-tro/</text:a>
</text:p>
      <!--NEWS-->
      <text:h text:style-name="P10" text:outline-level="1">
<text:span text:style-name="T4">
Ситуація на фронті та оборонні потреби: Президент України провів розмову з прем’єром Британії</text:span>
</text:h>
      <text:p text:style-name="P4">
Author: ['АРМІЯINFORM']</text:p>
      <text:p text:style-name="P4">
Time: 2023-04-14T86:00:00-04:00</text:p>
      <text:p text:style-name="P4">
Description: Президент України Володимир Зеленський провів телефонні переговори із пре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ozmova-zelenskogo.jpg" text:style-name="Internet_20_link" text:visited-style-name="Visited_20_Internet_20_Link">
rozmova-zelenskogo.jpg</text:a>
']</text:p>
      <text:p text:style-name="P4">
Tags: ['STOPRUSSIA', 'ВОЛОДИМИР ЗЕЛЕНСЬКИЙ', 'ОБОРОННІ ПОТРЕБИ', 'РІШІ СУНАК']</text:p>
      <text:p text:style-name="P4">
Category: News</text:p>
      <!--METADATA-->
      <text:p text:style-name="P4">
<draw:frame draw:style-name="fr1" draw:name="Image427" text:anchor-type="as-char" svg:width="6.9236in" svg:height="4.612849in" draw:z-index="0">
<draw:image xlink:href="../Images/AРМІЯINFORM/2023-04-14T86-00-00-04-00/rozmova-zelenskogo.jpg" xlink:type="simple" xlink:show="embed" xlink:actuate="onLoad" draw:mime-type="image/jpeg"/>
</draw:frame>
</text:p>
      <text:p text:style-name="P4">
Президент України Володимир Зеленський провів телефонні переговори із прем'єр-міністром Великої Британії Ріші Сунаком.</text:p>
      <text:p text:style-name="P4">
Про це Володимир Зеленський повідомив у<text:a xlink:type="simple" xlink:href="https://twitter.com/ZelenskyyUa/status/1646858944105594880" text:style-name="Internet_20_link" text:visited-style-name="Visited_20_Internet_20_Link">
Twitter</text:a>
.</text:p>
      <text:p text:style-name="P4">
«Говорили про ситуацію на фронті, наші оборонні потреби, посилення підтримки йплановані міжнародні заходи. Подякував за засудження нелюдської стратиукраїнського воїна. Спільно маємо зупинити агресора й покласти край терору!» —резюмував глава української держави.</text:p>
      <text:p text:style-name="P4">
Source: <text:a xlink:type="simple" xlink:href="https://armyinform.com.ua/2023/04/14/sytuacziya-na-fronti-ta-oboronni-potreby-prezydent-ukrayiny-proviv-rozmovu-z-premyerom-brytaniyi/" text:style-name="Internet_20_link" text:visited-style-name="Visited_20_Internet_20_Link">
https://armyinform.com.ua/2023/04/14/sytuacziya-na-fronti-ta-oboronni-potreby-prezydent-ukrayiny-proviv-rozmovu-z-premyerom-brytaniyi/</text:a>
</text:p>
      <!--NEWS-->
      <text:h text:style-name="P10" text:outline-level="1">
<text:span text:style-name="T4">
Окупанти знову обстріляли житлові квартали Слов′янська</text:span>
</text:h>
      <text:p text:style-name="P4">
Author: ['Владислав Назаркевич']</text:p>
      <text:p text:style-name="P4">
Time: 2023-04-14T87:00:00-04:00</text:p>
      <text:p text:style-name="P4">
Description: Про це АрміяInform повідомив наш кореспондент, який перебуває на місці події.    За й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1483724.jpg" text:style-name="Internet_20_link" text:visited-style-name="Visited_20_Internet_20_Link">
photo1681483724.jpg</text:a>
', '<text:a xlink:type="simple" xlink:href="https://armyinform.com.ua/wp-content/uploads/2023/04/photo1681483713-1-150x150.jpg" text:style-name="Internet_20_link" text:visited-style-name="Visited_20_Internet_20_Link">
photo1681483713-1-150x150.jpg</text:a>
', '<text:a xlink:type="simple" xlink:href="https://armyinform.com.ua/wp-content/uploads/2023/04/photo1681483713-150x150.jpg" text:style-name="Internet_20_link" text:visited-style-name="Visited_20_Internet_20_Link">
photo1681483713-150x150.jpg</text:a>
', '<text:a xlink:type="simple" xlink:href="https://armyinform.com.ua/wp-content/uploads/2023/04/photo1681483714-150x150.jpg" text:style-name="Internet_20_link" text:visited-style-name="Visited_20_Internet_20_Link">
photo1681483714-150x150.jpg</text:a>
', '<text:a xlink:type="simple" xlink:href="https://armyinform.com.ua/wp-content/uploads/2023/04/photo1681483721-1-150x150.jpg" text:style-name="Internet_20_link" text:visited-style-name="Visited_20_Internet_20_Link">
photo1681483721-1-150x150.jpg</text:a>
', '<text:a xlink:type="simple" xlink:href="https://armyinform.com.ua/wp-content/uploads/2023/04/photo1681483721-2-150x150.jpg" text:style-name="Internet_20_link" text:visited-style-name="Visited_20_Internet_20_Link">
photo1681483721-2-150x150.jpg</text:a>
', '<text:a xlink:type="simple" xlink:href="https://armyinform.com.ua/wp-content/uploads/2023/04/photo1681483721-3-150x150.jpg" text:style-name="Internet_20_link" text:visited-style-name="Visited_20_Internet_20_Link">
photo1681483721-3-150x150.jpg</text:a>
', '<text:a xlink:type="simple" xlink:href="https://armyinform.com.ua/wp-content/uploads/2023/04/photo1681483721-150x150.jpg" text:style-name="Internet_20_link" text:visited-style-name="Visited_20_Internet_20_Link">
photo1681483721-150x150.jpg</text:a>
', '<text:a xlink:type="simple" xlink:href="https://armyinform.com.ua/wp-content/uploads/2023/04/photo1681483724-1-150x150.jpg" text:style-name="Internet_20_link" text:visited-style-name="Visited_20_Internet_20_Link">
photo1681483724-1-150x150.jpg</text:a>
', '<text:a xlink:type="simple" xlink:href="https://armyinform.com.ua/wp-content/uploads/2023/04/photo1681483724-2-150x150.jpg" text:style-name="Internet_20_link" text:visited-style-name="Visited_20_Internet_20_Link">
photo1681483724-2-150x150.jpg</text:a>
']</text:p>
      <text:p text:style-name="P4">
Tags: ['STOPRUSSIA', 'АГРЕСІЯ РФ']</text:p>
      <text:p text:style-name="P4">
Category: News</text:p>
      <!--METADATA-->
      <text:p text:style-name="P4">
<draw:frame draw:style-name="fr1" draw:name="Image428" text:anchor-type="as-char" svg:width="6.9236in" svg:height="4.615733in" draw:z-index="0">
<draw:image xlink:href="../Images/AРМІЯINFORM/2023-04-14T87-00-00-04-00/photo1681483724.jpg" xlink:type="simple" xlink:show="embed" xlink:actuate="onLoad" draw:mime-type="image/jpeg"/>
</draw:frame>
</text:p>
      <text:p text:style-name="P4">
Про це АрміяInform повідомив наш кореспондент, який перебуває на місці події.</text:p>
      <text:p text:style-name="P4">
За його словами, напередодні Великодня російські агресори вкотре обстрілялиСлов′янськ. Від обстрілів постраждали мешканці житлових кварталів.</text:p>
      <text:p text:style-name="P4">
Тривають рятувальні роботи. Під завалами досі є люди.</text:p>
      <text:p text:style-name="P4">
— Під час першого прильоту я була в магазині… Я особисто почули чотири вибухи.Інші вибухи, які були подалі, не чула… Я побачила дим з цієї сторони,підійшла. У сусідньому будинку пожежа, тут завалені під′їзди… — розповіланашому кореспонденту мешканка Слов′янська пані Лариса.</text:p>
      <text:p text:style-name="P4">
Як<text:a xlink:type="simple" xlink:href="https://www.facebook.com/pavlokyrylenko.donoda/posts/pfbid0w5YE5JgRzwk2KPWdq6rugoWU6J7dyLqXzmVkZkWtWxjbYhTsF8AeUR6G3a5CexSLl" text:style-name="Internet_20_link" text:visited-style-name="Visited_20_Internet_20_Link">
зазначив</text:a>
начальник Донецької обласної військової адміністрації Павло Кириленко, одналюдина загинула, щонайменше п’ятеро дістали поранень під час удару російськихокупаційних військ по Слов’янську.</text:p>
      <text:p text:style-name="P4">
— Це оперативна інформація на цю годину. росіяни завдали одразу кількох ударівпо житлових кварталах міста, зруйнували багатоповерхівки, пошкодили школу, —сказав Павло Кириленко.</text:p>
      <text:p text:style-name="P4">
<text:a xlink:type="simple" xlink:href="https://armyinform.com.ua/wp-content/uploads/2023/04/photo1681483713-1.jpg" text:style-name="Internet_20_link" text:visited-style-name="Visited_20_Internet_20_Link">
<draw:frame draw:style-name="fr1" draw:name="Image429" text:anchor-type="as-char" svg:width="6.9236in" svg:height="6.9236in" draw:z-index="0">
<draw:image xlink:href="../Images/AРМІЯINFORM/2023-04-14T87-00-00-04-00/photo1681483713-1-150x150.jpg" xlink:type="simple" xlink:show="embed" xlink:actuate="onLoad" draw:mime-type="image/jpeg"/>
</draw:frame>
</text:a>
</text:p>
      <text:p text:style-name="P4">
<text:a xlink:type="simple" xlink:href="https://armyinform.com.ua/wp-content/uploads/2023/04/photo1681483713.jpg" text:style-name="Internet_20_link" text:visited-style-name="Visited_20_Internet_20_Link">
<draw:frame draw:style-name="fr1" draw:name="Image430" text:anchor-type="as-char" svg:width="6.9236in" svg:height="6.9236in" draw:z-index="0">
<draw:image xlink:href="../Images/AРМІЯINFORM/2023-04-14T87-00-00-04-00/photo1681483713-150x150.jpg" xlink:type="simple" xlink:show="embed" xlink:actuate="onLoad" draw:mime-type="image/jpeg"/>
</draw:frame>
</text:a>
</text:p>
      <text:p text:style-name="P4">
<text:a xlink:type="simple" xlink:href="https://armyinform.com.ua/wp-content/uploads/2023/04/photo1681483714.jpg" text:style-name="Internet_20_link" text:visited-style-name="Visited_20_Internet_20_Link">
<draw:frame draw:style-name="fr1" draw:name="Image431" text:anchor-type="as-char" svg:width="6.9236in" svg:height="6.9236in" draw:z-index="0">
<draw:image xlink:href="../Images/AРМІЯINFORM/2023-04-14T87-00-00-04-00/photo1681483714-150x150.jpg" xlink:type="simple" xlink:show="embed" xlink:actuate="onLoad" draw:mime-type="image/jpeg"/>
</draw:frame>
</text:a>
</text:p>
      <text:p text:style-name="P4">
<text:a xlink:type="simple" xlink:href="https://armyinform.com.ua/wp-content/uploads/2023/04/photo1681483721-1.jpg" text:style-name="Internet_20_link" text:visited-style-name="Visited_20_Internet_20_Link">
<draw:frame draw:style-name="fr1" draw:name="Image432" text:anchor-type="as-char" svg:width="6.9236in" svg:height="6.9236in" draw:z-index="0">
<draw:image xlink:href="../Images/AРМІЯINFORM/2023-04-14T87-00-00-04-00/photo1681483721-1-150x150.jpg" xlink:type="simple" xlink:show="embed" xlink:actuate="onLoad" draw:mime-type="image/jpeg"/>
</draw:frame>
</text:a>
</text:p>
      <text:p text:style-name="P4">
<text:a xlink:type="simple" xlink:href="https://armyinform.com.ua/wp-content/uploads/2023/04/photo1681483721-2.jpg" text:style-name="Internet_20_link" text:visited-style-name="Visited_20_Internet_20_Link">
<draw:frame draw:style-name="fr1" draw:name="Image433" text:anchor-type="as-char" svg:width="6.9236in" svg:height="6.9236in" draw:z-index="0">
<draw:image xlink:href="../Images/AРМІЯINFORM/2023-04-14T87-00-00-04-00/photo1681483721-2-150x150.jpg" xlink:type="simple" xlink:show="embed" xlink:actuate="onLoad" draw:mime-type="image/jpeg"/>
</draw:frame>
</text:a>
</text:p>
      <text:p text:style-name="P4">
<text:a xlink:type="simple" xlink:href="https://armyinform.com.ua/wp-content/uploads/2023/04/photo1681483721-3.jpg" text:style-name="Internet_20_link" text:visited-style-name="Visited_20_Internet_20_Link">
<draw:frame draw:style-name="fr1" draw:name="Image434" text:anchor-type="as-char" svg:width="6.9236in" svg:height="6.9236in" draw:z-index="0">
<draw:image xlink:href="../Images/AРМІЯINFORM/2023-04-14T87-00-00-04-00/photo1681483721-3-150x150.jpg" xlink:type="simple" xlink:show="embed" xlink:actuate="onLoad" draw:mime-type="image/jpeg"/>
</draw:frame>
</text:a>
</text:p>
      <text:p text:style-name="P4">
<text:a xlink:type="simple" xlink:href="https://armyinform.com.ua/wp-content/uploads/2023/04/photo1681483721.jpg" text:style-name="Internet_20_link" text:visited-style-name="Visited_20_Internet_20_Link">
<draw:frame draw:style-name="fr1" draw:name="Image435" text:anchor-type="as-char" svg:width="6.9236in" svg:height="6.9236in" draw:z-index="0">
<draw:image xlink:href="../Images/AРМІЯINFORM/2023-04-14T87-00-00-04-00/photo1681483721-150x150.jpg" xlink:type="simple" xlink:show="embed" xlink:actuate="onLoad" draw:mime-type="image/jpeg"/>
</draw:frame>
</text:a>
</text:p>
      <text:p text:style-name="P4">
<text:a xlink:type="simple" xlink:href="https://armyinform.com.ua/wp-content/uploads/2023/04/photo1681483724-1.jpg" text:style-name="Internet_20_link" text:visited-style-name="Visited_20_Internet_20_Link">
<draw:frame draw:style-name="fr1" draw:name="Image436" text:anchor-type="as-char" svg:width="6.9236in" svg:height="6.9236in" draw:z-index="0">
<draw:image xlink:href="../Images/AРМІЯINFORM/2023-04-14T87-00-00-04-00/photo1681483724-1-150x150.jpg" xlink:type="simple" xlink:show="embed" xlink:actuate="onLoad" draw:mime-type="image/jpeg"/>
</draw:frame>
</text:a>
</text:p>
      <text:p text:style-name="P4">
<text:a xlink:type="simple" xlink:href="https://armyinform.com.ua/wp-content/uploads/2023/04/photo1681483724-2.jpg" text:style-name="Internet_20_link" text:visited-style-name="Visited_20_Internet_20_Link">
<draw:frame draw:style-name="fr1" draw:name="Image437" text:anchor-type="as-char" svg:width="6.9236in" svg:height="6.9236in" draw:z-index="0">
<draw:image xlink:href="../Images/AРМІЯINFORM/2023-04-14T87-00-00-04-00/photo1681483724-2-150x150.jpg" xlink:type="simple" xlink:show="embed" xlink:actuate="onLoad" draw:mime-type="image/jpeg"/>
</draw:frame>
</text:a>
</text:p>
      <text:p text:style-name="P4">
Source: <text:a xlink:type="simple" xlink:href="https://armyinform.com.ua/2023/04/14/okupanty-znovu-obstrilyaly-zhytlovi-kvartaly-slovyanska/" text:style-name="Internet_20_link" text:visited-style-name="Visited_20_Internet_20_Link">
https://armyinform.com.ua/2023/04/14/okupanty-znovu-obstrilyaly-zhytlovi-kvartaly-slovyanska/</text:a>
</text:p>
      <!--NEWS-->
      <text:h text:style-name="P10" text:outline-level="1">
<text:span text:style-name="T4">
Громадська антикорупційна рада при Міністерстві оборони України розпочала свою роботу</text:span>
</text:h>
      <text:p text:style-name="P4">
Author: ['АРМІЯINFORM']</text:p>
      <text:p text:style-name="P4">
Time: 2023-04-14T88:00:00-04:00</text:p>
      <text:p text:style-name="P4">
Description: Сьогодні, 14 квітня, відбулося установче засідання Громадської антикорупційної ради п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4e24c0c34abaa7894cc2baa1584615428a0ac9c.jpg" text:style-name="Internet_20_link" text:visited-style-name="Visited_20_Internet_20_Link">
84e24c0c34abaa7894cc2baa1584615428a0ac9c.jpg</text:a>
']</text:p>
      <text:p text:style-name="P4">
Tags: ['ГРОМАДСЬКА АНТИКОРУПЦІЙНА РАДА', 'МОУ']</text:p>
      <text:p text:style-name="P4">
Category: News</text:p>
      <!--METADATA-->
      <text:p text:style-name="P4">
<draw:frame draw:style-name="fr1" draw:name="Image438" text:anchor-type="as-char" svg:width="6.9236in" svg:height="6.9236in" draw:z-index="0">
<draw:image xlink:href="../Images/AРМІЯINFORM/2023-04-14T88-00-00-04-00/84e24c0c34abaa7894cc2baa1584615428a0ac9c.jpg" xlink:type="simple" xlink:show="embed" xlink:actuate="onLoad" draw:mime-type="image/jpeg"/>
</draw:frame>
</text:p>
      <text:p text:style-name="P4">
Сьогодні, 14 квітня, відбулося установче засідання Громадської антикорупційноїради при Міністерстві оборони України, яка утворена за ініціативи Міністраоборони Олексія Резнікова.</text:p>
      <text:p text:style-name="P4">
Державний секретар Міноборони України Костянтин Ващенко привітав новообранихчленів першого складу антикорупційної ради з початком робочого процесу тависловив переконання у конструктивній діяльності Ради. Він запевнив, щоМіністерство оборони докладе максимум зусиль для створення відповідних умовдля продуктивної діяльності цього консультативно-дорадчого органу.</text:p>
      <text:p text:style-name="P4">
Під час установчого засідання члени Громадської антикорупційної ради обралиголовою Євгена Грушовця, заступником — Анастасію Шубу, а секретарем РадиВіктора Прудковських.</text:p>
      <text:p text:style-name="P4">
Нагадаємо, 10 квітня 2023 року, Міністр оборони України Олексій Резніковпідписав наказ «Про затвердження Складу Громадської антикорупційної ради приМіністерстві оборони України».</text:p>
      <text:p text:style-name="P4">
До складу Ради увійшли особи, які за результатами загальнонаціональногоголосування, що відбулося на платформі НАЗК, набрали найбільшу кількістьголосів, а саме:</text:p>
      <text:p text:style-name="P4">
1. Геращенко Олександр Володимирович — від ГО «Центр протидії рейдерству такорупції»;</text:p>
      <text:p text:style-name="P4">
2. Григорян Артак Володійович — від ГО «Всеукраїнське об’єднання«Автомайдан»;</text:p>
      <text:p text:style-name="P4">
3. Грушовець Євген Анатолійович — від ВГО «Асоціація правників України»;</text:p>
      <text:p text:style-name="P4">
4. Кальницький Віталій Володимирович — від ГО «АНТИКОРУПЦІЙНА СОКИРА»;</text:p>
      <text:p text:style-name="P4">
5. Кривошея Геннадій Григорович — від ГО «Разом проти корупції»;</text:p>
      <text:p text:style-name="P4">
6. Масюк Віталій Володимирович — від ГО «НОВА ЧЕСНА УКРАЇНА»;</text:p>
      <text:p text:style-name="P4">
7. Ніколаєнко Тетяна Володимирівна — від ГО «СОРОРІТАС»;</text:p>
      <text:p text:style-name="P4">
8. Оджиковський Віталій Олегович — від ВГО «Асоціація правників України»;</text:p>
      <text:p text:style-name="P4">
9. Остапенко Дмитро Миколайович — від ВГО «Асоціація правників України»;</text:p>
      <text:p text:style-name="P4">
10. Піонтковський Костянтин Анатолійович — від ГО «Всеукраїнське об’єднання«Автомайдан»;</text:p>
      <text:p text:style-name="P4">
11. Прудковських Віктор Вячеславович — від ГО «АНТИКОРУПЦІЙНА СОКИРА»;</text:p>
      <text:p text:style-name="P4">
12. Свірко Олег Станіславович — від ГО «СОРОРІТАС»;</text:p>
      <text:p text:style-name="P4">
13. Трегуб Олена Миколаївна — від ГО «Незалежна антикорупційна комісія»;</text:p>
      <text:p text:style-name="P4">
14. Шуба Анастасія Вадимівна від — ГО «АНТИКОРУПЦІЙНА СОКИРА»;</text:p>
      <text:p text:style-name="P4">
15. Ярова Богдана Едуардівна — від ГО «СОРОРІТАС».</text:p>
      <text:p text:style-name="P4">
Джерело: <text:a xlink:type="simple" xlink:href="https://www.mil.gov.ua/news/2023/04/14/gromadska-antikorupczijna-rada-pri-ministerstvi-oboroni-ukraini-rozpochala-svoyu-robotu/" text:style-name="Internet_20_link" text:visited-style-name="Visited_20_Internet_20_Link">
Міністерство оборониУкраїни</text:a>
</text:p>
      <text:p text:style-name="P4">
Source: <text:a xlink:type="simple" xlink:href="https://armyinform.com.ua/2023/04/14/gromadska-antykorupczijna-rada-pry-ministerstvi-oborony-ukrayiny-rozpochala-svoyu-robotu/" text:style-name="Internet_20_link" text:visited-style-name="Visited_20_Internet_20_Link">
https://armyinform.com.ua/2023/04/14/gromadska-antykorupczijna-rada-pry-ministerstvi-oborony-ukrayiny-rozpochala-svoyu-robotu/</text:a>
</text:p>
      <!--NEWS-->
      <text:h text:style-name="P10" text:outline-level="1">
<text:span text:style-name="T4">
Підрозділи ракетних військ і артилерії вразили три райони зосередження ворога</text:span>
</text:h>
      <text:p text:style-name="P4">
Author: ['АРМІЯINFORM']</text:p>
      <text:p text:style-name="P4">
Time: 2023-04-14T89:00:00-04:00</text:p>
      <text:p text:style-name="P4">
Description: Авіація Сил оборони за добу завдала 5 ударів по районах зосередження окупант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text:p>
      <text:p text:style-name="P4">
Category: News</text:p>
      <!--METADATA-->
      <text:p text:style-name="P4">
<draw:frame draw:style-name="fr1" draw:name="Image439" text:anchor-type="as-char" svg:width="6.9236in" svg:height="4.615733in" draw:z-index="0">
<draw:image xlink:href="../Images/AРМІЯINFORM/2023-04-14T89-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добу завдала 5 ударів по районах зосередженняокупантів.</text:p>
      <text:p text:style-name="P4">
Про це у Facebook<text:a xlink:type="simple" xlink:href="https://www.facebook.com/GeneralStaff.ua/posts/pfbid0y1NTW5AkVXwWPeeR7nEywjrHsTMszSzrbK7xdVmhhbgt1PYaQVv6EigaciUoKDEm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1 пунктуправління, 3 райони зосередження живої сили, озброєння та військової технікипротивника, а також 1 ворожу станцію радіоелектронної боротьби.</text:p>
      <text:p text:style-name="P4">
Source: <text:a xlink:type="simple" xlink:href="https://armyinform.com.ua/2023/04/14/pidrozdily-raketnyh-vijsk-i-artyleriyi-urazyly-3-rajony-zoseredzhennya-voroga/" text:style-name="Internet_20_link" text:visited-style-name="Visited_20_Internet_20_Link">
https://armyinform.com.ua/2023/04/14/pidrozdily-raketnyh-vijsk-i-artyleriyi-urazyly-3-rajony-zoseredzhennya-voroga/</text:a>
</text:p>
      <!--NEWS-->
      <text:h text:style-name="P10" text:outline-level="1">
<text:span text:style-name="T4">
Втрати ворога у Бахмуті в рази вищі. Бувають дні, коли вищі вдесятеро — Ганна Маляр</text:span>
</text:h>
      <text:p text:style-name="P4">
Author: ['АРМІЯINFORM']</text:p>
      <text:p text:style-name="P4">
Time: 2023-04-14T90:00:00-04:00</text:p>
      <text:p text:style-name="P4">
Description: Сьогодні ворожі ІПСО знову сконцентрувались на темі Бахмута і запускають всі од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anna-malyar-zastupnyk-ministra-oborony-e1680683682504.jpg" text:style-name="Internet_20_link" text:visited-style-name="Visited_20_Internet_20_Link">
ganna-malyar-zastupnyk-ministra-oborony-e1680683682504.jpg</text:a>
']</text:p>
      <text:p text:style-name="P4">
Tags: ['ГАННА МАЛЯР']</text:p>
      <text:p text:style-name="P4">
Category: News</text:p>
      <!--METADATA-->
      <text:p text:style-name="P4">
<draw:frame draw:style-name="fr1" draw:name="Image440" text:anchor-type="as-char" svg:width="6.9236in" svg:height="3.98868in" draw:z-index="0">
<draw:image xlink:href="../Images/AРМІЯINFORM/2023-04-14T90-00-00-04-00/ganna-malyar-zastupnyk-ministra-oborony-e1680683682504.jpg" xlink:type="simple" xlink:show="embed" xlink:actuate="onLoad" draw:mime-type="image/jpeg"/>
</draw:frame>
</text:p>
      <text:p text:style-name="P4">
Сьогодні ворожі ІПСО знову сконцентрувались на темі Бахмута і запускають всіодин наратив — нібито українське військове командування не шкодує життявійськових, —<text:a xlink:type="simple" xlink:href="https://www.facebook.com/ganna.maliar/posts/pfbid02HqMxjK89RKLDUeoQJ9AtDDPwaD2uHpmpiCkM9QqnsvoxJcFKTE1isctcoeGbqS1dl" text:style-name="Internet_20_link" text:visited-style-name="Visited_20_Internet_20_Link">
зазначила</text:a>
на сторінці у FB Ганна Маляр. — Це вже не вперше, коли ворог забирає собі нашітексти про них і видає за власні.</text:p>
      <text:p text:style-name="P4">
Мета таких ворожих вкидів — підірвати довіру до рішень нашого військовогокомандування та спровокувати невдоволення українського суспільства.</text:p>
      <text:p text:style-name="P4">
Насправді ж, цифри і факти говорять самі за себе. Втрати ворога у Бахмуті врази вищі. Бувають дні коли різниця сягає 10-ти разів.</text:p>
      <text:p text:style-name="P4">
Не шкодують людей ті, хто дає команду наступати на нашу землю і хтосконцентрував у Бахмуті найбільші свої зусилля аби будь-якою ціною взяти містопід контроль.</text:p>
      <text:p text:style-name="P4">
Ми ж натомість обороняємось і зупиняємо ворога від просування вглиб території.На жаль — це війна, і без втрат оборона неможлива.</text:p>
      <text:p text:style-name="P4">
Збереження життя наших бійців — приорітет військового командування, чимвійськові не раз пояснювали прийняті рішення під час публічних комунікацій.</text:p>
      <text:p text:style-name="P4">
Source: <text:a xlink:type="simple" xlink:href="https://armyinform.com.ua/2023/04/14/vtraty-voroga-u-bahmuti-v-razy-vyshhi-buvayut-dni-koly-riznyczya-syagaye-10-ty-raziv-ganna-malyar/" text:style-name="Internet_20_link" text:visited-style-name="Visited_20_Internet_20_Link">
https://armyinform.com.ua/2023/04/14/vtraty-voroga-u-bahmuti-v-razy-vyshhi-buvayut-dni-koly-riznyczya-syagaye-10-ty-raziv-ganna-malyar/</text:a>
</text:p>
      <!--NEWS-->
      <text:h text:style-name="P10" text:outline-level="1">
<text:span text:style-name="T4">
Воїни ЗСУ вступили у ближній бій з переважаючими силами ворога та перемогли</text:span>
</text:h>
      <text:p text:style-name="P4">
Author: ['АРМІЯINFORM']</text:p>
      <text:p text:style-name="P4">
Time: 2023-04-14T91:00:00-04:00</text:p>
      <text:p text:style-name="P4">
Description: Сміливість, відважність та колосальна самовіддача — ці якості є дуже важливими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ОЛОВНОКОМАНДУВАЧ ЗБРОЙНИХ СИЛ УКРАЇНИ']</text:p>
      <text:p text:style-name="P4">
Category: News</text:p>
      <!--METADATA-->
      <text:p text:style-name="P4">
Сміливість, відважність та колосальна самовіддача — ці якості є дуже важливимидля успішного виконання підрозділом бойового завдання. Але визначальнимфактором завжди залишаються люди, —<text:a xlink:type="simple" xlink:href="https://www.facebook.com/CinCAFU/videos/917133866190790" text:style-name="Internet_20_link" text:visited-style-name="Visited_20_Internet_20_Link">
написав</text:a>
 на своїйсторінці у FB Головнокомандувач ЗС України Валерій Залужний.</text:p>
      <text:p text:style-name="P4">
«Золоті люди, які б’ються до останнього і з ентузіазмом», — зазначає командирпідрозділу артилерійської розвідки окремої механізованої Інгулецької бригади,бійці якої вступили у ближній бій з переважаючими силами противника та вийшлиз нього переможцями.</text:p>
      <text:p text:style-name="P4">
Source: <text:a xlink:type="simple" xlink:href="https://armyinform.com.ua/2023/04/14/voyiny-zsu-vstupyly-u-blyzhnij-bij-z-perevazhayuchymy-sylamy-voroga-ta-vyjshly-z-nogo-peremozhczyamy/" text:style-name="Internet_20_link" text:visited-style-name="Visited_20_Internet_20_Link">
https://armyinform.com.ua/2023/04/14/voyiny-zsu-vstupyly-u-blyzhnij-bij-z-perevazhayuchymy-sylamy-voroga-ta-vyjshly-z-nogo-peremozhczyamy/</text:a>
</text:p>
      <!--NEWS-->
      <text:h text:style-name="P10" text:outline-level="1">
<text:span text:style-name="T4">
Станом на зараз 5 людей загинули, 15 поранені — Павло Кириленко про удар по Слов′янську</text:span>
</text:h>
      <text:p text:style-name="P4">
Author: ['Владислав Назаркевич']</text:p>
      <text:p text:style-name="P4">
Time: 2023-04-14T92:00:00-04:00</text:p>
      <text:p text:style-name="P4">
Description: Начальник Донецької обласної військової адміністрації Павло Кириленко  у коментарі ЗМ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1483724.jpg" text:style-name="Internet_20_link" text:visited-style-name="Visited_20_Internet_20_Link">
photo1681483724.jpg</text:a>
']</text:p>
      <text:p text:style-name="P4">
Tags: ['STOPRUSSIA', 'АГРЕСІЯ РФ']</text:p>
      <text:p text:style-name="P4">
Category: News</text:p>
      <!--METADATA-->
      <text:p text:style-name="P4">
<draw:frame draw:style-name="fr1" draw:name="Image441" text:anchor-type="as-char" svg:width="6.9236in" svg:height="4.615733in" draw:z-index="0">
<draw:image xlink:href="../Images/AРМІЯINFORM/2023-04-14T92-00-00-04-00/photo1681483724.jpg" xlink:type="simple" xlink:show="embed" xlink:actuate="onLoad" draw:mime-type="image/jpeg"/>
</draw:frame>
</text:p>
      <text:p text:style-name="P4">
Начальник Донецької обласної військової адміністрації Павло Кириленко укоментарі ЗМІ повідомив:</text:p>
      <text:p text:style-name="P4">
— Дев′ять влучань було по місту Слов′янськ. Попередньо вже встановлено, що цезенітно-ракетний комплекс С-300. Зараз на цій локації, де ми перебуваємо,триває розбір завалів. Бачимо, що дістали маленького хлопчика з-під завалів.Дякувати Богу, живий. Необхідна допомога надається. Перше, що зроблено —розгорнуто штаб, розгорнуті необхідні локації, де люди тимчасово будутьрозміщені з харчуванням і тимчасовим проживанням у Слов′янську. І, звичайно,евакуація буде продовжена з цих локацій.</text:p>
      <text:p text:style-name="P4">
Він додав, що інформація по пошкоджених об`єктах у місті буде надана згодом.</text:p>
      <text:p text:style-name="P4">
— Дуже велика ступінь пошкоджень, велику площу ракети заділи. Станом на заразвідома загальна кількість: 5 людей загинуло, 15 отримали поранення. Інформаціяоновлюється фактично кожні 15 хвилин, — зазначив Павло Кириленко.</text:p>
      <text:p text:style-name="P4">
Source: <text:a xlink:type="simple" xlink:href="https://armyinform.com.ua/2023/04/14/stanom-na-zaraz-5-lyudej-zagynuly-15-poraneni-pavlo-kyrylenko-pro-naslidky-udaru-po-slov%e2%80%b2yansku/" text:style-name="Internet_20_link" text:visited-style-name="Visited_20_Internet_20_Link">
https://armyinform.com.ua/2023/04/14/stanom-na-zaraz-5-lyudej-zagynuly-15-poraneni-pavlo-kyrylenko-pro-naslidky-udaru-po-slov%e2%80%b2yansku/</text:a>
</text:p>
      <!--NEWS-->
      <text:h text:style-name="P10" text:outline-level="1">
<text:span text:style-name="T4">
У цивільних медзакладах Горлівки працює близько 185 російських медиків, які лікують виключно окупантів</text:span>
</text:h>
      <text:p text:style-name="P4">
Author: ['АРМІЯINFORM']</text:p>
      <text:p text:style-name="P4">
Time: 2023-04-14T93:00:00-04:00</text:p>
      <text:p text:style-name="P4">
Description: Про це у Facebook повідомляє Генеральний штаб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text:p>
      <text:p text:style-name="P4">
Category: News</text:p>
      <!--METADATA-->
      <text:p text:style-name="P4">
<draw:frame draw:style-name="fr1" draw:name="Image442" text:anchor-type="as-char" svg:width="6.9236in" svg:height="4.33302in" draw:z-index="0">
<draw:image xlink:href="../Images/AРМІЯINFORM/2023-04-14T93-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y1NTW5AkVXwWPeeR7nEywjrHsTMszSzrbK7xdVmhhbgt1PYaQVv6EigaciUoKDEml" text:style-name="Internet_20_link" text:visited-style-name="Visited_20_Internet_20_Link">
повідомляє</text:a>
Генеральний штаб ЗСУ.</text:p>
      <text:p text:style-name="P4">
Противник продовжує використовувати медичні заклади тимчасово окупованихтериторій України у власних цілях. Так, після проведення операцій ухірургічному корпусі міської лікарні № 2 міста Горлівка, поранених російськихвійськовослужбовців переводять до поліклініки Горлівського машинобудівногозаводу. Наразі у цих цивільних медичних закладах працює близько 185 російськихмедиків. Вони надають свої послуги виключно російським військовослужбовцям.</text:p>
      <text:p text:style-name="P4">
Source: <text:a xlink:type="simple" xlink:href="https://armyinform.com.ua/2023/04/14/u-czyvilnyh-medzakladah-gorlivky-praczyuye-blyzko-185-rosijskyh-medykiv-yaki-likuyut-vyklyuchno-svoyih-vijskovyh/" text:style-name="Internet_20_link" text:visited-style-name="Visited_20_Internet_20_Link">
https://armyinform.com.ua/2023/04/14/u-czyvilnyh-medzakladah-gorlivky-praczyuye-blyzko-185-rosijskyh-medykiv-yaki-likuyut-vyklyuchno-svoyih-vijskovyh/</text:a>
</text:p>
      <!--NEWS-->
      <text:h text:style-name="P10" text:outline-level="1">
<text:span text:style-name="T4">
У Музеї війни відбувся незвичайний онлайн-аукціон</text:span>
</text:h>
      <text:p text:style-name="P4">
Author: ['Володимир Загребельний']</text:p>
      <text:p text:style-name="P4">
Time: 2023-04-14T94:00:00-04:00</text:p>
      <text:p text:style-name="P4">
Description: У просторі виставкового проєкту «Україна — розп’яття» Національного музею істор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1-1-1.jpg" text:style-name="Internet_20_link" text:visited-style-name="Visited_20_Internet_20_Link">
golovna-1-1-1.jpg</text:a>
', '<text:a xlink:type="simple" xlink:href="https://armyinform.com.ua/wp-content/uploads/2023/04/foto-5-2-150x150.jpg" text:style-name="Internet_20_link" text:visited-style-name="Visited_20_Internet_20_Link">
foto-5-2-150x150.jpg</text:a>
', '<text:a xlink:type="simple" xlink:href="https://armyinform.com.ua/wp-content/uploads/2023/04/foto-3-4-150x150.jpg" text:style-name="Internet_20_link" text:visited-style-name="Visited_20_Internet_20_Link">
foto-3-4-150x150.jpg</text:a>
', '<text:a xlink:type="simple" xlink:href="https://armyinform.com.ua/wp-content/uploads/2023/04/foto-2-6-150x150.jpg" text:style-name="Internet_20_link" text:visited-style-name="Visited_20_Internet_20_Link">
foto-2-6-150x150.jpg</text:a>
', '<text:a xlink:type="simple" xlink:href="https://armyinform.com.ua/wp-content/uploads/2023/04/foto-1-3-150x150.jpg" text:style-name="Internet_20_link" text:visited-style-name="Visited_20_Internet_20_Link">
foto-1-3-150x150.jpg</text:a>
', '<text:a xlink:type="simple" xlink:href="https://armyinform.com.ua/wp-content/uploads/2023/04/foto-06-1.jpg" text:style-name="Internet_20_link" text:visited-style-name="Visited_20_Internet_20_Link">
foto-06-1.jpg</text:a>
']</text:p>
      <text:p text:style-name="P4">
Tags: ['УКРАЇНСЬКИЙ НАРОД НЕПЕРЕМОЖНИЙ']</text:p>
      <text:p text:style-name="P4">
Category: News</text:p>
      <!--METADATA-->
      <text:p text:style-name="P4">
<draw:frame draw:style-name="fr1" draw:name="Image443" text:anchor-type="as-char" svg:width="6.9236in" svg:height="4.315711in" draw:z-index="0">
<draw:image xlink:href="../Images/AРМІЯINFORM/2023-04-14T94-00-00-04-00/golovna-1-1-1.jpg" xlink:type="simple" xlink:show="embed" xlink:actuate="onLoad" draw:mime-type="image/jpeg"/>
</draw:frame>
</text:p>
      <text:p text:style-name="P4">
У просторі виставкового проєкту «Україна — розп’яття» Національного музеюісторії України у Другій світовій війні відбувся перший музейний онлайн-аукціон, під час якого було розіграно п’ять лотів — трофеїв, здобутих у бояхукраїнськими військовими. Це перший аукціон, який проведено в Музеї війни зметою поповнення музейних фондів.</text:p>
      <text:p text:style-name="P4">
Аукціон відбувся завдяки спільним зусиллям колективу Музею війни підкерівництвом генерального директора Юрія Савчука та команди Благодійного фонду«Гуркіт» на чолі з Владом Самойленком. Обидві команди з перших днівширокомасштабної агресії росії всім чим тільки можуть сприяють Силам оборониУкраїни, кожен у своєму напрямі.</text:p>
      <text:p text:style-name="P4">
У стінах Музею було розіграно шість лотів, а саме:</text:p>
      <text:p text:style-name="P4">
· Приціл нічного бачення для ПКМ (кулемет калашникова модернізований). Трофейбув отриманий від танкістів одного з підрозділів Збройних Сил України післябою біля Вугледарської ТЕЦ.</text:p>
      <text:p text:style-name="P4">
· БПЛА «мчс pocії», здобутий бійцями окремої аеромобільної бригади ЗС Україниминулого літа під час наступальних дій у районі міста Святогірськ.</text:p>
      <text:p text:style-name="P4">
· «Булава», ймовірно, складова ворожої ракети, що прилетіла в одне із селищ наБахмутському напрямку, яку передали військовослужбовці окремої бригади Силтериторіальної оборони ЗС України.</text:p>
      <text:p text:style-name="P4">
· Кевларові шоломи, які підібрали воїни однієї з аеромобільних бригадДесантно-штурмових військ після боїв на ділянці між містами Ізюм таСвятогірськ.</text:p>
      <text:p text:style-name="P4">
· Плитоноска, яку передали друзі-військові Чернігова, здобута після деблокадиСіверщини.</text:p>
      <text:p text:style-name="P4">
· російську пропагандистську газета «красная звезда» від 23 березня 2022 року.</text:p>
      <text:p text:style-name="P4">
<text:a xlink:type="simple" xlink:href="https://armyinform.com.ua/wp-content/uploads/2023/04/foto-5-2.jpg" text:style-name="Internet_20_link" text:visited-style-name="Visited_20_Internet_20_Link">
<draw:frame draw:style-name="fr1" draw:name="Image444" text:anchor-type="as-char" svg:width="6.9236in" svg:height="6.9236in" draw:z-index="0">
<draw:image xlink:href="../Images/AРМІЯINFORM/2023-04-14T94-00-00-04-00/foto-5-2-150x150.jpg" xlink:type="simple" xlink:show="embed" xlink:actuate="onLoad" draw:mime-type="image/jpeg"/>
</draw:frame>
</text:a>
</text:p>
      <text:p text:style-name="P4">
<text:a xlink:type="simple" xlink:href="https://armyinform.com.ua/wp-content/uploads/2023/04/foto-3-4.jpg" text:style-name="Internet_20_link" text:visited-style-name="Visited_20_Internet_20_Link">
<draw:frame draw:style-name="fr1" draw:name="Image445" text:anchor-type="as-char" svg:width="6.9236in" svg:height="6.9236in" draw:z-index="0">
<draw:image xlink:href="../Images/AРМІЯINFORM/2023-04-14T94-00-00-04-00/foto-3-4-150x150.jpg" xlink:type="simple" xlink:show="embed" xlink:actuate="onLoad" draw:mime-type="image/jpeg"/>
</draw:frame>
</text:a>
</text:p>
      <text:p text:style-name="P4">
<text:a xlink:type="simple" xlink:href="https://armyinform.com.ua/wp-content/uploads/2023/04/foto-2-6.jpg" text:style-name="Internet_20_link" text:visited-style-name="Visited_20_Internet_20_Link">
<draw:frame draw:style-name="fr1" draw:name="Image446" text:anchor-type="as-char" svg:width="6.9236in" svg:height="6.9236in" draw:z-index="0">
<draw:image xlink:href="../Images/AРМІЯINFORM/2023-04-14T94-00-00-04-00/foto-2-6-150x150.jpg" xlink:type="simple" xlink:show="embed" xlink:actuate="onLoad" draw:mime-type="image/jpeg"/>
</draw:frame>
</text:a>
</text:p>
      <text:p text:style-name="P4">
<text:a xlink:type="simple" xlink:href="https://armyinform.com.ua/wp-content/uploads/2023/04/foto-1-3.jpg" text:style-name="Internet_20_link" text:visited-style-name="Visited_20_Internet_20_Link">
<draw:frame draw:style-name="fr1" draw:name="Image447" text:anchor-type="as-char" svg:width="6.9236in" svg:height="6.9236in" draw:z-index="0">
<draw:image xlink:href="../Images/AРМІЯINFORM/2023-04-14T94-00-00-04-00/foto-1-3-150x150.jpg" xlink:type="simple" xlink:show="embed" xlink:actuate="onLoad" draw:mime-type="image/jpeg"/>
</draw:frame>
</text:a>
</text:p>
      <text:p text:style-name="P4">
Відтепер ці предмети стали частиною колекції Музею і допоможуть розповісти проросійську агресію всьому цивілізованому світу, а переможці стали почеснимидонаторами. Музейники, зі свого боку, зобов’язались зазначати їхні імена векспозиційних текстах. Що стосується виручених у такий спосіб коштів, то вонипідуть на придбання пікапа для Маріупольської окремої мотопіхотної бригади ЗСУкраїни.</text:p>
      <text:p text:style-name="P4">
читайте також:</text:p>
      <text:p text:style-name="P4">
<text:a xlink:type="simple" xlink:href="https://armyinform.com.ua/2023/04/14/v-estoniyi-prezentuvaly-unikalnu-vystavku-nagorod-nezalezhnoyi-ukrayiny/" text:style-name="Internet_20_link" text:visited-style-name="Visited_20_Internet_20_Link">
В Естонії презентували унікальну виставку нагород незалежноїУкраїни</text:a>
</text:p>
      <text:p text:style-name="P4">
В ексклюзивному коментарі для АрміяInform генеральний директор Національногомузею історії України у Другій світовій війні Юрій Савчук сказав, що колективмузею, попри надскладну ситуацію в нашій державі, не припиняє своєїпрофесійної діяльності та буде це робити й надалі. І музейний онлайн-аукціон єкрасномовним свідченням цього.</text:p>
      <text:p text:style-name="P4">
Варто зауважити, що один з лотів, а саме приціл нічного бачення буде переданийдо фондів Музею від імені колективу Національної академії наук. Оскількиблагодійник, який задонатив найбільшу ставку, діяв від імені колективуАкадемії. Така дружня підтримка й волонтерська діяльність колег-науковціввельми зворушила музейників.</text:p>
      <text:p text:style-name="P4">
<draw:frame draw:style-name="fr1" draw:name="Image448" text:anchor-type="as-char" svg:width="6.9236in" svg:height="5.1927in" draw:z-index="0">
<draw:image xlink:href="../Images/AРМІЯINFORM/2023-04-14T94-00-00-04-00/foto-06-1.jpg" xlink:type="simple" xlink:show="embed" xlink:actuate="onLoad" draw:mime-type="image/jpeg"/>
</draw:frame>
</text:p>
      <text:p text:style-name="P4">
«Наш колектив намагається завжди бути попереду в усіх починаннях. Ми перші втравні минулого року відкрили виставку під назвою <text:a xlink:type="simple" xlink:href="https://armyinform.com.ua/2022/05/08/u-kyyevi-vidkrylasya-unikalna-vystavka-pro-naslidky-pershyh-misyacziv-shyrokomasshtabnoyi-agresiyi-rosiyi/" text:style-name="Internet_20_link" text:visited-style-name="Visited_20_Internet_20_Link">
„Україна —розп’яття“</text:a>
, на якій представили світу військові трофеї та наслідки ворожоїокупації мирних українських міст.</text:p>
      <text:p text:style-name="P4">
Ми також одні з перших продемонстрували європейцям експонати, які єсвідченнями страшних реалій війни, і наслідки російської агресії протиУкраїни, а саме в Латвійському військовому музеї презентували виставку <text:a xlink:type="simple" xlink:href="https://armyinform.com.ua/2023/02/26/u-latvijskomu-vijskovomu-muzeyi-prezentovano-vystavku-bytva-za-ukrayinu/" text:style-name="Internet_20_link" text:visited-style-name="Visited_20_Internet_20_Link">
„Битваза Україну“</text:a>
.</text:p>
      <text:p text:style-name="P4">
Наш колектив за підтримки Офісу Президента України, Міністерства культури таінформаційної політики, Міністерства закордонних справ України, Постійногопредставництва України при ООН, Генерального консульства України організуваввиставку за 100 метрів від штаб-квартири ООН у Нью-Йорку. Виставка такогомасштабу, як <text:a xlink:type="simple" xlink:href="https://armyinform.com.ua/2023/04/01/yaki-eksponaty-predstavleni-na-vystavczi-ukrayina-rozpyattya-trybunal-u-nyu-jorku/" text:style-name="Internet_20_link" text:visited-style-name="Visited_20_Internet_20_Link">
„Україна. Розп’яття.Трибунал“</text:a>
, відбулась вперше», —зазначив Юрій Савчук.</text:p>
      <text:p text:style-name="P4">
<text:span text:style-name="T5">
Фото надані Національним музеєм історії України у Другій світовій війні</text:span>
</text:p>
      <text:p text:style-name="P4">
Source: <text:a xlink:type="simple" xlink:href="https://armyinform.com.ua/2023/04/14/u-muzeyi-vijny-vidbuvsya-nezvychajnyj-onlajn-aukczion/" text:style-name="Internet_20_link" text:visited-style-name="Visited_20_Internet_20_Link">
https://armyinform.com.ua/2023/04/14/u-muzeyi-vijny-vidbuvsya-nezvychajnyj-onlajn-aukczion/</text:a>
</text:p>
      <!--NEWS-->
      <text:h text:style-name="P10" text:outline-level="1">
<text:span text:style-name="T4">
Кожен метр української землі має означати для окупанта неминучість програшу росії — Володимир Зеленський</text:span>
</text:h>
      <text:p text:style-name="P4">
Author: ['АРМІЯINFORM']</text:p>
      <text:p text:style-name="P4">
Time: 2023-04-14T95:00:00-04:00</text:p>
      <text:p text:style-name="P4">
Description: https://www.youtube.com/watch?v=r8i4HdJjaQs&amp;t=1s    Про це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Про це Президент України Володимир Зеленський<text:a xlink:type="simple" xlink:href="https://www.president.gov.ua/news/kozhen-metr-ukrayinskoyi-zemli-maye-oznachati-dlya-okupanta-82273" text:style-name="Internet_20_link" text:visited-style-name="Visited_20_Internet_20_Link">
сказав</text:a>
 під час свого відеозвернення:</text:p>
      <text:p text:style-name="P4">
«Бажаю здоровʼя, шановні українці!</text:p>
      <text:p text:style-name="P4">
Говорив сьогодні з Ріші Сунаком, Премʼєр-міністром Великої Британії.</text:p>
      <text:p text:style-name="P4">
Передусім вдячний йому та всім лідерам світу, які засудили звіряче вбивствонашого солдата, вбивство, яким окупанти хизувалися.</text:p>
      <text:p text:style-name="P4">
Окупанти відчують, що значить, коли світ засуджує.</text:p>
      <text:p text:style-name="P4">
Ми обговорили з Прем’єр-міністром Сунаком зброю для наших воїнів — те, про щодомовлялися з Британією, те, що допоможе нашим активним діям, цілкомсправедливим діям. Обговорили прискорення постачання…</text:p>
      <text:p text:style-name="P4">
Що далекобійнішими будуть українські дії, то швидше закінчаться російськізвірства.</text:p>
      <text:p text:style-name="P4">
Звичайно, продовжуємо роботу й над авіаційною коаліцією для України, надпідготовкою різних міжнародних заходів, які дадуть усім нам у Європі більшесили та захисту.</text:p>
      <text:p text:style-name="P4">
Провів сьогодні нараду щодо євроатлантичної інтеграції, щодо неминучостіпоєднання потенціалів України та НАТО. Змістовна нарада: Голова ВерховноїРади, урядовці — профільна віце-премʼєр-міністр і міністр закордонних справ, —зовнішньополітичний блок Офісу, керівник Офісу.</text:p>
      <text:p text:style-name="P4">
Очевидно, що місце України — у НАТО, законне місце. І не хочеться, щобзастарілі ілюзії, які досі стримували наше приєднання до Альянсу, ще й заразпродовжували забирати час в України та партнерів. Розробляємо відповіднікроки.</text:p>
      <text:p text:style-name="P4">
Сьогодні ж провів нараду щодо відновлення нашої країни — відновлення післябойових дій. Перша віце-премʼєр-міністр Юлія Свириденко, віце-премʼєр-міністрКубраков і команда відновлення…</text:p>
      <text:p text:style-name="P4">
Обговорили те, що стосується інфраструктури, економіки й багатьох іншихпитань, які потребують відповідей, дуже вартісних відповідей. Працюємо івсередині країни, і з партнерами заради системності нашої відбудови, зарадитого, щоб результат відповідав очікуванням нашого суспільства — доволі високимочікуванням. Впевнений, усе зробимо.</text:p>
      <text:p text:style-name="P4">
Протягом дня був на зв’язку з військовими, провів нараду з головою Службибезпеки України Малюком, провів нараду з керівником ГУР Будановим.</text:p>
      <text:p text:style-name="P4">
Ключове — це постійне знищення окупантів, це «мінусування» їхньої логістики йбудь-якого потенціалу на окупованих територіях, це підготовка наших активнихдій, це контрштурмова робота. І я дякую всім нашим воїнам, які цезабезпечують, які пам’ятають, що за кожен російський удар по наших містах іселах, по наших позиціях, за кожне вбивство українців окупант повинензазнавати своїх максимально відчутних втрат. Кожен метр української землі маєозначати для окупанта неминучість програшу Росії в цій війні, неминучістьтого, що для ворога не буде жодної перспективи на землі України.</text:p>
      <text:p text:style-name="P4">
14-та бригада та 1-ша Президентська бригада оперативного призначенняНацгвардії — дякую вам, хлопці, за стійкість! 54-та окрема механізованабригада імені гетьмана Івана Мазепи, 5-та окрема штурмова бригада, 77-маокрема аеромобільна бригада — молодці, воїни! Тримати оборону на Донеччинізараз — це найтяжче. Але це дає всій Україні життя.</text:p>
      <text:p text:style-name="P4">
Зараз тривають рятувальні роботи у Словʼянську Донецької області. Черговийудар терористів. Ракети С-300 по житлових кварталах, по звичайній цивільнійзабудові. Під завалами є люди. Робиться все, щоб їх урятувати, робиться все,щоб урятувати поранених. Є перші дані про загиблих. Мої співчуття тим, хтовтратив рідних.</text:p>
      <text:p text:style-name="P4">
Жодної години цього тижня перед Паскою не обійшлося без російських убивств ітерору. Це держава-зло, і вона програє. Перемогти — це наш обовʼязок передлюдяністю як такою. І ми переможемо!</text:p>
      <text:p text:style-name="P4">
І ще одне. Те, щодо чого вже давно потрібне рішення. Життя Михайла Саакашвілізалежить зараз не від політичного, не від якогось особистого, а суто відетичного рішення… Яке має чисту й вагому юридичну базу. Якщо людина потребуємедичної допомоги, якщо від цього залежить життя, значить, потрібен цей крок.Знаю, що адвокати Михайла зараз подали термінове звернення до ЄСПЛ, щобзабезпечити йому належне лікування. І здається, це єдиний шлях, щоб зберегтийому життя.</text:p>
      <text:p text:style-name="P4">
Дякую всім, хто протистоїть злу разом з Україною! Слава всім нашим солдатам,хто зараз у бою за державу й людей!</text:p>
      <text:p text:style-name="P4">
Слава Україні!».</text:p>
      <text:p text:style-name="P4">
Source: <text:a xlink:type="simple" xlink:href="https://armyinform.com.ua/2023/04/14/kozhen-metr-ukrayinskoyi-zemli-maye-oznachaty-dlya-okupanta-nemynuchist-prograshu-rosiyi-volodymyr-zelenskyj/" text:style-name="Internet_20_link" text:visited-style-name="Visited_20_Internet_20_Link">
https://armyinform.com.ua/2023/04/14/kozhen-metr-ukrayinskoyi-zemli-maye-oznachaty-dlya-okupanta-nemynuchist-prograshu-rosiyi-volodymyr-zelenskyj/</text:a>
</text:p>
      <!--NEWS-->
      <text:h text:style-name="P10" text:outline-level="1">
<text:span text:style-name="T4">
На Донеччині за добу наші захисники відбили близько 40 ворожих атак</text:span>
</text:h>
      <text:p text:style-name="P4">
Author: ['АРМІЯINFORM']</text:p>
      <text:p text:style-name="P4">
Time: 2023-04-14T96:00:00-04:00</text:p>
      <text:p text:style-name="P4">
Description: Про це у Facebook повідомляє Генеральний штаб ЗСУ.    Противник не відмовляється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ХРОНІКА ОБОРОНИ']</text:p>
      <text:p text:style-name="P4">
Category: News</text:p>
      <!--METADATA-->
      <text:p text:style-name="P4">
<draw:frame draw:style-name="fr1" draw:name="Image449" text:anchor-type="as-char" svg:width="6.9236in" svg:height="4.615733in" draw:z-index="0">
<draw:image xlink:href="../Images/AРМІЯINFORM/2023-04-14T96-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y1NTW5AkVXwWPeeR7nEywjrHsTMszSzrbK7xdVmhhbgt1PYaQVv6EigaciUoKDEml" text:style-name="Internet_20_link" text:visited-style-name="Visited_20_Internet_20_Link">
повідомляє</text:a>
Генеральний штаб ЗСУ.</text:p>
      <text:p text:style-name="P4">
Противник не відмовляється від своїх планів щодо окупації нашої території,незважаючи на значні втрати. Продовжує зосереджувати основні зусилля наведенні наступальних дій на Лиманському, Бахмутському, Авдіївському таМар’їнському напрямках. Найзапекліші бої тривають за Бахмут та Мар’їнку.Протягом доби було відбито близько 40 атак противника.</text:p>
      <text:p text:style-name="P4">
Source: <text:a xlink:type="simple" xlink:href="https://armyinform.com.ua/2023/04/14/na-donechchyni-za-dobu-nashi-zahysnyky-vidbyly-blyzko-40-vorozhyh-atak/" text:style-name="Internet_20_link" text:visited-style-name="Visited_20_Internet_20_Link">
https://armyinform.com.ua/2023/04/14/na-donechchyni-za-dobu-nashi-zahysnyky-vidbyly-blyzko-40-vorozhyh-atak/</text:a>
</text:p>
      <!--NEWS-->
      <text:h text:style-name="P10" text:outline-level="1">
<text:span text:style-name="T4">
За тиждень з українських портів вийшли 23 судна із майже мільйоном тонн зерна — ВМС</text:span>
</text:h>
      <text:p text:style-name="P4">
Author: ['АРМІЯINFORM']</text:p>
      <text:p text:style-name="P4">
Time: 2023-04-14T97:00:00-04:00</text:p>
      <text:p text:style-name="P4">
Description: За минулий тиждень у рамках Чорноморської зернової ініціативи 23 судна покин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55e52b-299387182-2195428330628750-2566522539631585767-n.jpg" text:style-name="Internet_20_link" text:visited-style-name="Visited_20_Internet_20_Link">
455e52b-299387182-2195428330628750-2566522539631585767-n.jpg</text:a>
']</text:p>
      <text:p text:style-name="P4">
Tags: ['ВМС', 'ЧОРНОМОРСЬКА ЗЕРНОВА ІНІЦІАТИВА']</text:p>
      <text:p text:style-name="P4">
Category: News</text:p>
      <!--METADATA-->
      <text:p text:style-name="P4">
<draw:frame draw:style-name="fr1" draw:name="Image450" text:anchor-type="as-char" svg:width="6.9236in" svg:height="3.883237in" draw:z-index="0">
<draw:image xlink:href="../Images/AРМІЯINFORM/2023-04-14T97-00-00-04-00/455e52b-299387182-2195428330628750-2566522539631585767-n.jpg" xlink:type="simple" xlink:show="embed" xlink:actuate="onLoad" draw:mime-type="image/jpeg"/>
</draw:frame>
</text:p>
      <text:p text:style-name="P4">
За минулий тиждень у рамках Чорноморської зернової ініціативи 23 суднапокинули українські порти, на борту яких було майже мільйон тонн зерна таінших продуктів харчування.</text:p>
      <text:p text:style-name="P4">
Про це <text:a xlink:type="simple" xlink:href="https://fb.watch/jUXk4IoCai/" text:style-name="Internet_20_link" text:visited-style-name="Visited_20_Internet_20_Link">
повідомляє</text:a>
 Командування Військово-Морських Сил ЗСУ.</text:p>
      <text:p text:style-name="P4">
«ВМС ЗСУ разом з побратимами у складі угруповань докладають усіх зусиль іззабезпечення судноплавства для подолання продовольчої кризи», — йдеться уповідомленні.</text:p>
      <text:p text:style-name="P4">
Зазначається, що за тиждень в інтересах рф прохід Керч-Єнікальською протокоюздійснили:</text:p>
      <ul>
        <li>
до Азовського моря – 129 суден, з них 25 рухалось з протоки Босфор;  * до Чорного моря – 144 суден, з них 47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14/za-tyzhden-z-ukrayinskyh-portiv-vyjshly-23-sudna-iz-majzhe-miljonom-tonn-zerna/" text:style-name="Internet_20_link" text:visited-style-name="Visited_20_Internet_20_Link">
https://armyinform.com.ua/2023/04/14/za-tyzhden-z-ukrayinskyh-portiv-vyjshly-23-sudna-iz-majzhe-miljonom-tonn-zerna/</text:a>
</text:p>
      <!--NEWS-->
      <text:h text:style-name="P10" text:outline-level="1">
<text:span text:style-name="T4">
Президент України відзначив державними нагородами 53 захисників</text:span>
</text:h>
      <text:p text:style-name="P4">
Author: ['АРМІЯINFORM']</text:p>
      <text:p text:style-name="P4">
Time: 2023-04-14T98:00:00-04:00</text:p>
      <text:p text:style-name="P4">
Description: Про це йдеться в Указі Президента України № 219/2023 «Про відзначення держав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nagorody.jpg" text:style-name="Internet_20_link" text:visited-style-name="Visited_20_Internet_20_Link">
nagorody.jpg</text:a>
']</text:p>
      <text:p text:style-name="P4">
Tags: ['STOPRUSSIA', 'АГРЕСІЯ РФ']</text:p>
      <text:p text:style-name="P4">
Category: News</text:p>
      <!--METADATA-->
      <text:p text:style-name="P4">
<draw:frame draw:style-name="fr1" draw:name="Image451" text:anchor-type="as-char" svg:width="6.9236in" svg:height="3.63489in" draw:z-index="0">
<draw:image xlink:href="../Images/AРМІЯINFORM/2023-04-14T98-00-00-04-00/nagorody.jpg" xlink:type="simple" xlink:show="embed" xlink:actuate="onLoad" draw:mime-type="image/jpeg"/>
</draw:frame>
Ілюстративне фото</text:p>
      <text:p text:style-name="P4">
Про це <text:a xlink:type="simple" xlink:href="https://www.president.gov.ua/documents/2192023-46445" text:style-name="Internet_20_link" text:visited-style-name="Visited_20_Internet_20_Link">
йдеться</text:a>
 в УказіПрезидента України № 219/2023 «Про відзначення державними нагородами України»:</text:p>
      <text:p text:style-name="P4">
«За особисту мужність, виявлену у захисті державного суверенітету татериторіальної цілісності України, самовіддане виконання військового обов’язкупостановляю:</text:p>
      <text:p text:style-name="P4">
Нагородити орденом Богдана Хмельницького ІІ ступеня</text:p>
      <text:p text:style-name="P4">
МУСІЄНКА Сергія Миколайовича — полковника</text:p>
      <text:p text:style-name="P4">
ШВОРАКА Володимира Васильовича — бригадного генерала</text:p>
      <text:p text:style-name="P4">
Нагородити орденом «За мужність» ІІ ступеня</text:p>
      <text:p text:style-name="P4">
САМСОНА Володимира Васильовича (посмертно) — головного сержанта</text:p>
      <text:p text:style-name="P4">
Нагородити орденом «За мужність» ІІІ ступеня</text:p>
      <text:p text:style-name="P4">
ВАСЬКА Олександра Володимировича — підполковника</text:p>
      <text:p text:style-name="P4">
ЖУКА Вадима Миколайовича — старшого лейтенанта</text:p>
      <text:p text:style-name="P4">
КРАЙНЮКА Євгенія Борисовича — солдата</text:p>
      <text:p text:style-name="P4">
ЛАНОВОГО Олега Миколайовича — штаб-сержанта</text:p>
      <text:p text:style-name="P4">
ЛИТВИНЕНКА Віктора Олександровича — майора</text:p>
      <text:p text:style-name="P4">
СПАСІЧЕНКА Віктора Олександровича — старшого солдата</text:p>
      <text:p text:style-name="P4">
УМАНСЬКОГО Ігоря Ігоровича — солдата</text:p>
      <text:p text:style-name="P4">
ФЕДОРЧУКА Олександра Миколайовича — старшого сержанта</text:p>
      <text:p text:style-name="P4">
Нагородити орденом Данила Галицького</text:p>
      <text:p text:style-name="P4">
КАРПОВА Сергія Петровича — підполковника</text:p>
      <text:p text:style-name="P4">
КОЛІСНИКА Олега Леонідовича — полковника</text:p>
      <text:p text:style-name="P4">
КОРОЛЕВИЧА Степана Миколайовича — майора</text:p>
      <text:p text:style-name="P4">
Нагородити медаллю «За військову службу Україні»</text:p>
      <text:p text:style-name="P4">
БЕЙЛІСА Леоніда Володимировича — полковника</text:p>
      <text:p text:style-name="P4">
БЄЛІМОВА Володимира Ігоровича — старшого солдата</text:p>
      <text:p text:style-name="P4">
БОГАЧЕВСЬКОГО Володимира Сергійовича — капітана</text:p>
      <text:p text:style-name="P4">
БОРЩЕВСЬКОГО Андрія Олеговича — майора</text:p>
      <text:p text:style-name="P4">
ВЕЧОРКА Юрія Миколайовича — майстер-сержанта</text:p>
      <text:p text:style-name="P4">
ГЕНА Семена Наумовича — молодшого сержанта</text:p>
      <text:p text:style-name="P4">
ГРУБУ Олександра Євгеновича — старшого лейтенанта</text:p>
      <text:p text:style-name="P4">
ГУРКА Лева — молодшого сержанта</text:p>
      <text:p text:style-name="P4">
ДВОРНІЧЕНКА Ігоря Сергійовича — головного сержанта</text:p>
      <text:p text:style-name="P4">
ДОРОЖКІНА Дениса Валерійовича — молодшого сержанта</text:p>
      <text:p text:style-name="P4">
КРАКІВСЬКОГО Олександра Юрійовича — майора</text:p>
      <text:p text:style-name="P4">
КУЗНЕЦОВА Артема Сергійовича — сержанта</text:p>
      <text:p text:style-name="P4">
КУТІНА Арсенія Володимировича — солдата</text:p>
      <text:p text:style-name="P4">
КУЧЕРЮ Дмитра Миколайовича — підполковника</text:p>
      <text:p text:style-name="P4">
ЛУЖАНСЬКОГО Ігоря Семеновича — лейтенанта</text:p>
      <text:p text:style-name="P4">
МАРКОВА Андрія Миколайовича — молодшого сержанта</text:p>
      <text:p text:style-name="P4">
МИХЕЛЬСОНА Сергія Георгійовича — підполковника</text:p>
      <text:p text:style-name="P4">
ПРИСАКАРА Віктора Вікторовича — старшого солдата</text:p>
      <text:p text:style-name="P4">
ПРИТУЛЯКА Максима Валентиновича — солдата</text:p>
      <text:p text:style-name="P4">
РОТШІЛЬДА (МУХАНОВА) Станіслава — старшого солдата</text:p>
      <text:p text:style-name="P4">
СІЖУК Євгенію Леонідівну — старшого лейтенанта медичної служби</text:p>
      <text:p text:style-name="P4">
СІЛЬМАНА Антона Вікторовича — солдата</text:p>
      <text:p text:style-name="P4">
ТЕПЛИЦЬКОГО Євгена Вадимовича — солдата</text:p>
      <text:p text:style-name="P4">
ТИЩЕНКА Андрія Борисовича — старшого лейтенанта</text:p>
      <text:p text:style-name="P4">
ТІУНОВА Олександра Леонідовича — головного сержанта</text:p>
      <text:p text:style-name="P4">
ТІЧІНУ Генадія — солдата</text:p>
      <text:p text:style-name="P4">
ФУРМАНА Миколу Миколайовича — штаб-сержанта</text:p>
      <text:p text:style-name="P4">
ЧЕРЕДНІЧЕНКА Тараса Григоровича — штаб-сержанта</text:p>
      <text:p text:style-name="P4">
ШЕЛЕМБУ Олега Васильовича — лейтенанта</text:p>
      <text:p text:style-name="P4">
ЯКИМЕНКА Сергія Васильовича — старшого лейтенанта</text:p>
      <text:p text:style-name="P4">
Нагородити медаллю «За бездоганну службу» ІІІ ступеня</text:p>
      <text:p text:style-name="P4">
БЕССОНОВА Олексія Сергійовича — майора</text:p>
      <text:p text:style-name="P4">
ЗАБОКРИЦЬКОГО Антона Івановича — старшого лейтенанта</text:p>
      <text:p text:style-name="P4">
Нагородити медаллю «Захиснику Вітчизни»</text:p>
      <text:p text:style-name="P4">
ГИНДРУ Володимира Михайловича — солдата</text:p>
      <text:p text:style-name="P4">
КІПЕНЯ Сергія Васильовича — капітана</text:p>
      <text:p text:style-name="P4">
МАЛЬКОВИЧ Ганну Миколаївну — старшого солдата</text:p>
      <text:p text:style-name="P4">
МАРТОВИЦЬКОГО Сергія Миколайовича — штаб-сержанта</text:p>
      <text:p text:style-name="P4">
МАТЯШ Тетяну Валеріївну — солдата</text:p>
      <text:p text:style-name="P4">
МУЛЕРА Романа Яковича — підполковника</text:p>
      <text:p text:style-name="P4">
СВИНЧУКА Миколу Васильовича — капітана.</text:p>
      <text:p text:style-name="P4">
Президент України В.ЗЕЛЕНСЬКИЙ</text:p>
      <text:p text:style-name="P4">
13 квітня 2023 року».</text:p>
      <text:p text:style-name="P4">
Source: <text:a xlink:type="simple" xlink:href="https://armyinform.com.ua/2023/04/14/prezydent-ukrayiny-vidznachyv-derzhavnymy-nagorodamy-53-zahysnykiv/" text:style-name="Internet_20_link" text:visited-style-name="Visited_20_Internet_20_Link">
https://armyinform.com.ua/2023/04/14/prezydent-ukrayiny-vidznachyv-derzhavnymy-nagorodamy-53-zahysnykiv/</text:a>
</text:p>
      <!--NEWS-->
      <text:h text:style-name="P10" text:outline-level="1">
<text:span text:style-name="T4">
Ідентифіковано ще двох бойовиків «днр», які брали участь в окупації Харківщини</text:span>
</text:h>
      <text:p text:style-name="P4">
Author: ['АРМІЯINFORM']</text:p>
      <text:p text:style-name="P4">
Time: 2023-04-14T99:00:00-04:00</text:p>
      <text:p text:style-name="P4">
Description: За процесуального керівництва Харківської обласної прокуратури двом чоловікам заоч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5316590431053663732-y.jpg" text:style-name="Internet_20_link" text:visited-style-name="Visited_20_Internet_20_Link">
photo-5316590431053663732-y.jpg</text:a>
']</text:p>
      <text:p text:style-name="P4">
Tags: ['STOPRUSSIA', 'АГРЕСІЯ РФ']</text:p>
      <text:p text:style-name="P4">
Category: News</text:p>
      <!--METADATA-->
      <text:p text:style-name="P4">
<draw:frame draw:style-name="fr1" draw:name="Image452" text:anchor-type="as-char" svg:width="6.9236in" svg:height="5.873491in" draw:z-index="0">
<draw:image xlink:href="../Images/AРМІЯINFORM/2023-04-14T99-00-00-04-00/photo-5316590431053663732-y.jpg" xlink:type="simple" xlink:show="embed" xlink:actuate="onLoad" draw:mime-type="image/jpeg"/>
</draw:frame>
</text:p>
      <text:p text:style-name="P4">
За процесуального керівництва Харківської обласної прокуратури двом чоловікамзаочно повідомлено про підозру в участі у терористичній організації та вдіяльності не передбаченого законом військового формування (ч. 1 ст. 258-3, ч.2 ст. 260 КК України).</text:p>
      <text:p text:style-name="P4">
Про це <text:a xlink:type="simple" xlink:href="https://www.gp.gov.ua/ua/posts/identifikovano-shhe-dvox-boiovikiv-dnr-yaki-brali-ucast-v-okupaciyi-xarkivshhini" text:style-name="Internet_20_link" text:visited-style-name="Visited_20_Internet_20_Link">
повідомляє</text:a>
 Офіс Генеральногопрокурора України.</text:p>
      <text:p text:style-name="P4">
За даними слідства, у 2016 році один з підозрюваних добровільно вступив до 5-їокремої мотострілкової бригади так званої «днр». Інший підозрюваний у 2017році став учасником не передбаченого законом збройного формування — 1-їокремої мотострілецької Слов’янської бригади так званої «днр».</text:p>
      <text:p text:style-name="P4">
Бойовики виконували завдання зі здійснення збройного опору ЗСУ в Донецькійобласті.</text:p>
      <text:p text:style-name="P4">
Після початку повномасштабного вторгнення рф на територію України підозрюваніперебазувалися в смт Великий Бурлук Куп’янського району Харківської області,де забезпечували реалізацію завдань силового блоку окупантів, аби не допуститиконтроль ЗСУ над зазначеною територією.</text:p>
      <text:p text:style-name="P4">
Досудове розслідування здійснюють слідчі СУ ГУНП в Харківській області заоперативного супроводу Департаменту стратегічних розслідувань НПУ.</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Source: <text:a xlink:type="simple" xlink:href="https://armyinform.com.ua/2023/04/14/identyfikovano-shhe-dvoh-bojovykiv-dnr-yaki-braly-uchast-v-okupacziyi-harkivshhyny/" text:style-name="Internet_20_link" text:visited-style-name="Visited_20_Internet_20_Link">
https://armyinform.com.ua/2023/04/14/identyfikovano-shhe-dvoh-bojovykiv-dnr-yaki-braly-uchast-v-okupacziyi-harkivshhyny/</text:a>
</text:p>
      <!--NEWS-->
      <text:h text:style-name="P10" text:outline-level="1">
<text:span text:style-name="T4">
У США ввели в експлуатацію підводного робота зі штучним інтелектом</text:span>
</text:h>
      <text:p text:style-name="P4">
Authors: Ukrinform (Person)</text:p>
      <text:p text:style-name="P4">
Publisher: Укринформ (Organization)</text:p>
      <text:p text:style-name="P4">
Published Time: 2023-04-15T-30:01:00+03:00</text:p>
      <text:p text:style-name="P4">
Modified Time: 2023-04-15T01:01:00+03:00</text:p>
      <text:p text:style-name="P4">
Description: Американська компанія Nauticus Robotics ввела в експлуатацію першого з трьох автономних підводних роботів другого покоління Aquanauts Mark 2 (МК2). — Укрінформ.</text:p>
      <text:p text:style-name="P4">
Images: ["<text:a xlink:type="simple" xlink:href="https://static.ukrinform.com/photos/2023_04/thumb_files/630_360_1681465892-597.jpg" text:style-name="Internet_20_link" text:visited-style-name="Visited_20_Internet_20_Link">
630_360_16814...</text:a>
"]</text:p>
      <text:p text:style-name="P4">
Tags: ['робот', 'США', 'Підводний човен', 'Штучний інтелект']</text:p>
      <text:p text:style-name="P4">
Type: Article</text:p>
      <!--METADATA-->
      <text:p text:style-name="P4">
<draw:frame draw:style-name="fr1" draw:name="Image453" text:anchor-type="as-char" svg:width="6.9236in" svg:height="3.956343in" draw:z-index="0">
<draw:image xlink:href="../Images/yкринформ/2023-04-15T-30-01-00-03-00/630_360_1681465892-597.jpg" xlink:type="simple" xlink:show="embed" xlink:actuate="onLoad" draw:mime-type="image/jpeg"/>
</draw:frame>
Американська компанія Nauticus Robotics ввела в експлуатацію першого з трьохавтономних підводних роботів другого покоління Aquanauts Mark 2 (МК2).</text:p>
      <text:p text:style-name="P4">
Як передає Укрінформ, про це повідомляє <text:a xlink:type="simple" xlink:href="https://www.offshore-energy.biz/next-gen-autonomous-subsea-robot-hits-the-water/" text:style-name="Internet_20_link" text:visited-style-name="Visited_20_Internet_20_Link">
 </text:a>
 .</text:p>
      <text:p text:style-name="P4">
Компанія планує відправити перші MK2 у Північне море та Мексиканську затокунайближчими місяцями для підтримки ініціатив клієнтів у регіонах.</text:p>
      <text:p text:style-name="P4">
Згідно з інформацією Nauticus Robotics, MK2 — це повністю електричний,автономний підводний <text:a xlink:type="simple" xlink:href="https://www.ukrinform.ua/tag-robot" text:style-name="Internet_20_link" text:visited-style-name="Visited_20_Internet_20_Link">
 </text:a>
 , який керуєтьсячерез акустичну комунікаційну мережу та підтримується власним програмнимзабезпеченням Nauticus toolKITT.</text:p>
      <text:p text:style-name="P4">
При цьому набір програмного забезпечення на основі штучного інтелектузабезпечує роботизоване керування, інтеграцію датчиків, моделювання, аналізданих та комунікаційні можливості, спеціально створені для роботи під водою.</text:p>
      <text:p text:style-name="P4">
<text:span text:style-name="T4">
Читайте також:</text:span>
 <text:a xlink:type="simple" xlink:href="https://www.ukrinform.ua/rubric-technology/3681144-u-ssa-rozrobili-avtonomnogo-robotapomicnika.html" text:style-name="Internet_20_link" text:visited-style-name="Visited_20_Internet_20_Link">
 </text:a>
</text:p>
      <text:p text:style-name="P4">
«Постачання наших перших Aquanauts другого покоління є важливою віхою, якаприскорює нашу місію в морській індустрії з надання послуг під водою, водночасвстановлюючи еталон для підводних технологій наступного покоління, якікардинально революціонізують роботу галузі», — заявив засновник і генеральнийдиректор Nauticus Robotics Ніколас Редфорд.</text:p>
      <text:p text:style-name="P4">
Як повідомляв <text:a xlink:type="simple" xlink:href="https://www.ukrinform.ua/rubric-technology/3683756-mitnica-dubau-pokazala-robotadelfina-akij-dopomagae-ohoronati-kordoni.html" text:style-name="Internet_20_link" text:visited-style-name="Visited_20_Internet_20_Link">
 </text:a>
 , Митнаслужба Дубаю (Об'єднані Арабські Емірати) показала робота-дельфіна, якийдопомагає відомству охороняти кордони країни.</text:p>
      <text:p text:style-name="P4">
<text:span text:style-name="T5">
Фото: Nauticus Robotics</text:span>
</text:p>
      <text:p text:style-name="P4">
Source: <text:a xlink:type="simple" xlink:href="https://www.ukrinform.ua/rubric-technology/3695825-u-ssa-vveli-v-ekspluataciu-pidvodnogo-robota-zi-stucnim-intelektom.html" text:style-name="Internet_20_link" text:visited-style-name="Visited_20_Internet_20_Link">
https://www.ukrinform.ua/rubric-technology/3695825-u-ssa-vveli-v-ekspluataciu-pidvodnogo-robota-zi-stucnim-intelektom.html</text:a>
</text:p>
      <!--NEWS-->
      <text:h text:style-name="P10" text:outline-level="1">
<text:span text:style-name="T4">
Жодні інформаційні витоки не змінять мети України перемогти росію у війні - Шмигаль</text:span>
</text:h>
      <text:p text:style-name="P4">
Authors: Ukrinform (Person)</text:p>
      <text:p text:style-name="P4">
Publisher: Укринформ (Organization)</text:p>
      <text:p text:style-name="P4">
Published Time: 2023-04-15T-33:43:00+03:00</text:p>
      <text:p text:style-name="P4">
Modified Time: 2023-04-15T00:43:00+03:00</text:p>
      <text:p text:style-name="P4">
Description: Україна не має секретів від Сполучених Штатів, і жодні витоки документів та інформаційний галас навколо цього не вплинуть на плани дістати перемогу над російським агресором та повернути українські кордони 1991 року. — Укрінформ.</text:p>
      <text:p text:style-name="P4">
Images: ["<text:a xlink:type="simple" xlink:href="https://static.ukrinform.com/photos/2023_04/thumb_files/630_360_1681504934-6763.jpeg" text:style-name="Internet_20_link" text:visited-style-name="Visited_20_Internet_20_Link">
630_360_16815...</text:a>
"]</text:p>
      <text:p text:style-name="P4">
Tags: ['США', 'Шмигаль', 'Війна з росією', '#stoprussia']</text:p>
      <text:p text:style-name="P4">
Type: Article</text:p>
      <!--METADATA-->
      <text:p text:style-name="P4">
<draw:frame draw:style-name="fr1" draw:name="Image454" text:anchor-type="as-char" svg:width="6.9236in" svg:height="3.956343in" draw:z-index="0">
<draw:image xlink:href="../Images/yкринформ/2023-04-15T-33-43-00-03-00/630_360_1681504934-6763.jpeg" xlink:type="simple" xlink:show="embed" xlink:actuate="onLoad" draw:mime-type="image/jpeg"/>
</draw:frame>
 Українане має секретів від Сполучених Штатів, і жодні витоки документів таінформаційний галас навколо цього не вплинуть на плани дістати перемогу надросійським агресором та повернути українські кордони 1991 року.</text:p>
      <text:p text:style-name="P4">
Про це заявив у п’ятницю під час пресконференції у Вашингтоні Прем’єр-міністрУкраїни Денис Шмигаль, передає власний кореспондент Укрінформу.</text:p>
      <text:p text:style-name="P4">
«У нас немає жодних секретів від наших надійних стратегічних партнерів», -відповів Прем’єр на прохання прокоментувати публікації американських ЗМІ, щоУкраїна начебто могла приховувати від США плани щодо контрнаступу.</text:p>
      <text:p text:style-name="P4">
Він підкреслив, що Україна і Сполучені Штати «дуже об’єднані» у своїйвзаємодії.</text:p>
      <text:p text:style-name="P4">
<text:span text:style-name="T4">
Читайте також:</text:span>
 <text:a xlink:type="simple" xlink:href="https://www.ukrinform.ua/rubric-ato/3695923-ukraina-skoncentrovana-na-pidgotovci-kontrnastupu-smigal.html" text:style-name="Internet_20_link" text:visited-style-name="Visited_20_Internet_20_Link">
 <text:span text:style-name="T4">
Шмигаль</text:span>
 </text:a>
</text:p>
      <text:p text:style-name="P4">
«Ніщо не вплине і не змінить наших планів на контрнаступ. Наша ціль -перемога, наша ціль - звільнення українських територій у кордонах 1991 року»,- підкреслив <text:a xlink:type="simple" xlink:href="http://Про це заявив у п’ятницю під час пресконференції вВашингтоні Прем’єр-міністр України Денис Шмигаль, передає власний кореспондентУкрінформу.  «У нас немає жодних секретів від наших надійних стратегічнихпартнерів»,- відповів прем’єр на прохання прокоментувати публікаціїамериканських ЗМІ, що Україна начебто могла приховувати від США плани щодоконтрнаступу.  Він підкреслив, що Україна і Сполучені Штати «дуже об’єднані» усвоїй взаємодії.  «Ніщо не вплине і не змінить наших планів на контрнаступ.Наша ціль – перемога, наша ціль – звільнення українських територій в кордонах1991 року», - підкреслив Шмигаль.  Він зауважив, що українська сторона глибоковпевнена у своїх намірах.  «Ми впевнені в тому, що контрнаступ відбудеться уженайближчим часом. Сполучені Штати абсолютно нас підтримують»,- наголосив він.«Ми націлені на те, щоби реалізувати всі наші плани і досягти нашоїперемоги»,- підкреслив глава Уряду України.  Як повідомляв Укрінформ, ДенисШмигаль у інтерв’ю американському телеканалу Fox News напередодні заявив, щоукраїнська влада нині сконцентрована на підготовці контрнаступу для звільненнясвоїх територій від російських загарбників." text:style-name="Internet_20_link" text:visited-style-name="Visited_20_Internet_20_Link">
 </text:a>
 .</text:p>
      <text:p text:style-name="P4">
Він зауважив, що українська сторона глибоко впевнена у своїх намірах.</text:p>
      <text:p text:style-name="P4">
«Ми впевнені в тому, що контрнаступ відбудеться уже найближчим часом.Сполучені Штати абсолютно нас підтримують»,- наголосив він.</text:p>
      <text:p text:style-name="P4">
<text:span text:style-name="T4">
Читайте також:</text:span>
 <text:a xlink:type="simple" xlink:href="https://www.ukrinform.ua/rubric-ato/3695024-smigal-zustrivsa-z-glavou-pentagona-j-zaklikav-ssa-nadati-litaki.html" text:style-name="Internet_20_link" text:visited-style-name="Visited_20_Internet_20_Link">
 <text:span text:style-name="T4">
Шмигаль</text:span>
 </text:a>
</text:p>
      <text:p text:style-name="P4">
«Ми націлені на те, щоби реалізувати всі наші плани і досягти нашої перемоги»,- підкреслив Прем'єр.</text:p>
      <text:p text:style-name="P4">
Як повідомляв Укрінформ, Денис Шмигаль у інтерв’ю американському телеканалуFox News напередодні заявив, що українська влада нині сконцентрована напідготовці контрнаступу для звільнення своїх територій від російськихзагарбників.</text:p>
      <text:p text:style-name="P4">
<text:span text:style-name="T5">
Фото: kmu.gov.ua</text:span>
</text:p>
      <text:p text:style-name="P4">
Source: <text:a xlink:type="simple" xlink:href="https://www.ukrinform.ua/rubric-ato/3696114-zodni-informacijni-vitoki-ne-zminat-meti-ukraini-peremogti-rosiu-u-vijni-smigal.html" text:style-name="Internet_20_link" text:visited-style-name="Visited_20_Internet_20_Link">
https://www.ukrinform.ua/rubric-ato/3696114-zodni-informacijni-vitoki-ne-zminat-meti-ukraini-peremogti-rosiu-u-vijni-smigal.html</text:a>
</text:p>
      <!--NEWS-->
      <text:h text:style-name="P10" text:outline-level="1">
<text:span text:style-name="T4">
путін підписав закон про електронні повістки та обмеження для ухилянтів</text:span>
</text:h>
      <text:p text:style-name="P4">
Authors: Ukrinform (Person)</text:p>
      <text:p text:style-name="P4">
Publisher: Укринформ (Organization)</text:p>
      <text:p text:style-name="P4">
Published Time: 2023-04-15T-35:35:00+03:00</text:p>
      <text:p text:style-name="P4">
Modified Time: 2023-04-15T00:35:00+03:00</text:p>
      <text:p text:style-name="P4">
Description: президент росії володимир путін підписав закон про прирівнювання електронних повісток до паперових, створення реєстру військовозобов'язаних та закриття кордонів для ухилянтів. — Укрінформ.</text:p>
      <text:p text:style-name="P4">
Images: ["<text:a xlink:type="simple" xlink:href="https://static.ukrinform.com/photos/2022_09/thumb_files/630_360_1664038101-995.jpg" text:style-name="Internet_20_link" text:visited-style-name="Visited_20_Internet_20_Link">
630_360_16640...</text:a>
"]</text:p>
      <text:p text:style-name="P4">
Tags: ['Армія', 'Мобілізація', 'путін', 'росія', 'Повістка']</text:p>
      <text:p text:style-name="P4">
Type: Article</text:p>
      <!--METADATA-->
      <text:p text:style-name="P4">
<draw:frame draw:style-name="fr1" draw:name="Image455" text:anchor-type="as-char" svg:width="6.9236in" svg:height="3.956343in" draw:z-index="0">
<draw:image xlink:href="../Images/yкринформ/2023-04-15T-35-35-00-03-00/630_360_1664038101-995.jpg" xlink:type="simple" xlink:show="embed" xlink:actuate="onLoad" draw:mime-type="image/jpeg"/>
</draw:frame>
 президентросії володимир путін підписав закон про прирівнювання електронних повісток допаперових, створення реєстру військовозобов'язаних та закриття кордонів дляухилянтів.</text:p>
      <text:p text:style-name="P4">
Про це повідомляє Укрінформ з посиланням на офіційний <text:a xlink:type="simple" xlink:href="http://publication.pravo.gov.ru/Document/View/0001202304140051" text:style-name="Internet_20_link" text:visited-style-name="Visited_20_Internet_20_Link">
</text:a>
інформації рф.</text:p>
      <text:p text:style-name="P4">
Закон передбачає створення цифрового реєстру військового обліку, веденнямякого займуться військові комісаріати. У ньому зберігатимуться особисті данівійськовозобов'язаного, у тому числі місце проживання та місце перебування,місце роботи, відомості про стан здоров'я та інші дані. Передавати відомостідо реєстру будуть зобов'язані мвс, податкова служба, суди, медичніорганізації, навчальні заклади та інші відомства та організації.</text:p>
      <text:p text:style-name="P4">
Військкомати зможуть відправляти повістки рекомендованими листами за місцемпроживання або в електронному вигляді до особистого кабінету на«Держпослугах». Повістка буде вважатися отриманою відразу після її розміщенняв особистому кабінеті.</text:p>
      <text:p text:style-name="P4">
<text:span text:style-name="T4">
Читайте також:</text:span>
 <text:a xlink:type="simple" xlink:href="https://www.ukrinform.ua/rubric-world/3694291-prigozin-pragne-otrimati-kontrol-nad-odnieu-z-politicnih-partij-rosii-isw.html" text:style-name="Internet_20_link" text:visited-style-name="Visited_20_Internet_20_Link">
 <text:span text:style-name="T4">
пригожин</text:span>
 </text:a>
</text:p>
      <text:p text:style-name="P4">
Після того, як повістка вважатиметься врученою, військовозобов'язаномузабороняється виїзд із країни, доки він не з'явиться у військкомат. Ухилянтатакож можуть позбавити права керувати автомобілем, реєструвати нерухомість табрати кредити.</text:p>
      <text:p text:style-name="P4">
Як повідомляв Укрінформ, <text:a xlink:type="simple" xlink:href="https://www.ukrinform.ua/search-YToxOntzOjU6InF1ZXJ5IjtzOjE0OiLRg9GF0LjQu9GP0L3RgiI7fQ" text:style-name="Internet_20_link" text:visited-style-name="Visited_20_Internet_20_Link">
 </text:a>
 відповіднийзаконопроект одразу у другому та третьому читанні. Наступного дня йогосхвалила рада <text:a xlink:type="simple" xlink:href="https://www.ukrinform.ua/tag-rosia" text:style-name="Internet_20_link" text:visited-style-name="Visited_20_Internet_20_Link">
 </text:a>
 .</text:p>
      <text:p text:style-name="P4">
Source: <text:a xlink:type="simple" xlink:href="https://www.ukrinform.ua/rubric-world/3696113-putin-pidpisav-zakon-pro-elektronni-povistki-ta-obmezenna-dla-uhilantiv.html" text:style-name="Internet_20_link" text:visited-style-name="Visited_20_Internet_20_Link">
https://www.ukrinform.ua/rubric-world/3696113-putin-pidpisav-zakon-pro-elektronni-povistki-ta-obmezenna-dla-uhilantiv.html</text:a>
</text:p>
      <!--NEWS-->
      <text:h text:style-name="P10" text:outline-level="1">
<text:span text:style-name="T4">
Для відбудови України можна залучити до $500 мільярдів заморожених активів рф - Шмигаль</text:span>
</text:h>
      <text:p text:style-name="P4">
Authors: Ukrinform (Person)</text:p>
      <text:p text:style-name="P4">
Publisher: Укринформ (Organization)</text:p>
      <text:p text:style-name="P4">
Published Time: 2023-04-15T-37:13:00+03:00</text:p>
      <text:p text:style-name="P4">
Modified Time: 2023-04-15T00:13:00+03:00</text:p>
      <text:p text:style-name="P4">
Description: Уряд України веде переговори з партнерами щодо юридичного обґрунтування та практичного залучення заморожених російських активів, які охоплюють від $300 до $500 мільярдів, на проєкти відновлення зруйнованої української інфраструктури. — Укрінформ.</text:p>
      <text:p text:style-name="P4">
Images: ["<text:a xlink:type="simple" xlink:href="https://static.ukrinform.com/photos/2023_04/thumb_files/630_360_1681504934-8827.jpeg" text:style-name="Internet_20_link" text:visited-style-name="Visited_20_Internet_20_Link">
630_360_16815...</text:a>
"]</text:p>
      <text:p text:style-name="P4">
Tags: ['Антиросійські санкції', 'США', 'Уряд', 'Гроші', 'росія', 'Шмигаль', 'Відбудова']</text:p>
      <text:p text:style-name="P4">
Type: Article</text:p>
      <!--METADATA-->
      <text:p text:style-name="P4">
<draw:frame draw:style-name="fr1" draw:name="Image456" text:anchor-type="as-char" svg:width="6.9236in" svg:height="3.956343in" draw:z-index="0">
<draw:image xlink:href="../Images/yкринформ/2023-04-15T-37-13-00-03-00/630_360_1681504934-8827.jpeg" xlink:type="simple" xlink:show="embed" xlink:actuate="onLoad" draw:mime-type="image/jpeg"/>
</draw:frame>
 УрядУкраїни веде переговори з партнерами щодо юридичного обґрунтування тапрактичного залучення заморожених російських активів, які охоплюють від $300до $500 мільярдів, на проєкти відновлення зруйнованої українськоїінфраструктури.</text:p>
      <text:p text:style-name="P4">
Про це розповів Прем’єр-міністр України Денис Шмигаль під час пресконференціїу п’ятницю у Вашингтоні, відповідаючи на запитання Укрінформу.</text:p>
      <text:p text:style-name="P4">
«Ми обговорюємо з нашими партнерами всі можливі юридично-правові механізми, якконфіскувати всі ці (заморожені – ред.) активи, і як їх спрямувати на проєктивідновлення української інфраструктури», - зазначив <text:a xlink:type="simple" xlink:href="https://www.ukrinform.ua/tag-smigal" text:style-name="Internet_20_link" text:visited-style-name="Visited_20_Internet_20_Link">
</text:a>
 .</text:p>
      <text:p text:style-name="P4">
Він підкреслив, що саме агресор, а не міжнародні донори, має компенсувати всівтрати та руйнування, завдані ним Україні.</text:p>
      <text:p text:style-name="P4">
<text:span text:style-name="T4">
Читайте також:</text:span>
 <text:a xlink:type="simple" xlink:href="https://www.ukrinform.ua/rubric-economy/3696110-ukraina-spodivaetsa-do-kinca-cervna-zibrati-ricnij-paket-kostiv-dla-svidkogo-vidnovlenna.html" text:style-name="Internet_20_link" text:visited-style-name="Visited_20_Internet_20_Link">
 </text:a>
</text:p>
      <text:p text:style-name="P4">
«Ми бачимо, що це єдине значне, важливе джерело для відновлення України. Сумастановить потенційно від $300 до $500 мільярдів»,- зауважив Прем’єр.</text:p>
      <text:p text:style-name="P4">
Він також сказав, що це є однією з найскладніших тем для партнерів, однакзавдяки послідовній роботи вже зараз є зрушення. Зокрема, за його словами,Канада стала «драйвером» конфіскацій коштів російського олігарха. На черзі –конфіскація літака «Руслан» компанії «Волга-Днепр». Крім того, США вилучилиперші понад $5 мільйонів та передали їх Україні.</text:p>
      <text:p text:style-name="P4">
«Тобто це – відкриті двері для того, щоби ми продовжили розмову проконфіскацію російських коштів»,- зазначив Шмигаль.</text:p>
      <text:p text:style-name="P4">
Глава уряду також поінформував, що під час його візиту до Вашингтона відбулисяпереговори на цю тему з віце-президентом Європейської Комісії. За йогословами, ЄК сьогодні офіційно збирає дані щодо заморожених активів від усіхкраїн-членів Євросоюзу, щоби приймати рішення, як рухатися далі. Крім того, цепитання обговорювалося окремо з міністрами фінансів країн ЄС, а також ВеликоїБританії та інших партнерів.</text:p>
      <text:p text:style-name="P4">
<text:span text:style-name="T4">
Читайте також:</text:span>
 <text:a xlink:type="simple" xlink:href="https://www.ukrinform.ua/rubric-economy/3695643-smigal-u-ssa-dopomoga-ukraini-ce-investicia-u-novij-svit-bez-agresii.html" text:style-name="Internet_20_link" text:visited-style-name="Visited_20_Internet_20_Link">
 <text:span text:style-name="T4">
Шмигаль</text:span>
 </text:a>
</text:p>
      <text:p text:style-name="P4">
«І, звісно, ми обговорюємо конфіскацію суверенних російських активів»,- додавПрем’єр.</text:p>
      <text:p text:style-name="P4">
У цьому зв’язку він висловив сподівання, що ближчим часом вдасться знайтиправильне юридичне рішення на глобальному рівні, щоби забезпечити правовімеханізми такої конфіскації.</text:p>
      <text:p text:style-name="P4">
«Це потрібно, оскільки система глобальної безпеки сьогодні зруйнована росією,і ми маємо, в тому числі, через фінансові інструменти конфіскації знайти новіелементи світової безпеки»,- зауважив глава уряду України.</text:p>
      <text:p text:style-name="P4">
<text:span text:style-name="T4">
Читайте також:</text:span>
 <text:a xlink:type="simple" xlink:href="https://www.ukrinform.ua/rubric-vidbudova/3695743-ssa-aktivno-pidtrimuut-vidnovlenna-ukraini-ake-rozpocnetsa-vze-cogo-roku-smigal.html" text:style-name="Internet_20_link" text:visited-style-name="Visited_20_Internet_20_Link">
 <text:span text:style-name="T4">
Шмигаль</text:span>
 </text:a>
</text:p>
      <text:p text:style-name="P4">
Як повідомляв Укрінформ, Денис Шмигаль 12-14 квітня перебував з робочимвізитом у США. Він взяв участь у щорічному форумі Spring Meetings МВФ іСвітового банку. Крім того, глава уряду провів зустрічі з міністром оборониСША Ллойдом Остіном, міністром торгівлі США Джиною Раймондо, міністромфінансів Джанет Єллен, іншими американськими урядовцями та представникамибізнесу, а також керівництвом МВФ, Світового банку, Європейськогоінвестиційного банку.</text:p>
      <text:p text:style-name="P4">
<text:span text:style-name="T5">
Фото: kmu.gov.ua</text:span>
</text:p>
      <text:p text:style-name="P4">
Source: <text:a xlink:type="simple" xlink:href="https://www.ukrinform.ua/rubric-economy/3696112-smigal-dla-vidbudovi-ukraini-mozna-zaluciti-do-500-milardiv-zamorozenih-aktiviv-rf.html" text:style-name="Internet_20_link" text:visited-style-name="Visited_20_Internet_20_Link">
https://www.ukrinform.ua/rubric-economy/3696112-smigal-dla-vidbudovi-ukraini-mozna-zaluciti-do-500-milardiv-zamorozenih-aktiviv-rf.html</text:a>
</text:p>
      <!--NEWS-->
      <text:h text:style-name="P10" text:outline-level="1">
<text:span text:style-name="T4">
Зеленський нагородив орденом Ярослава Мудрого голів чеського сенату та парламенту</text:span>
</text:h>
      <text:p text:style-name="P4">
Authors: Ukrinform (Person)</text:p>
      <text:p text:style-name="P4">
Publisher: Укринформ (Organization)</text:p>
      <text:p text:style-name="P4">
Published Time: 2023-04-15T-39:04:00+03:00</text:p>
      <text:p text:style-name="P4">
Modified Time: 2023-04-15T00:04:00+03:00</text:p>
      <text:p text:style-name="P4">
Description: Президент Володимир Зеленський підписав указ про нагородження орденом князя Ярослава Мудрого ІІ ступеня голову сенату парламенту Чехії Мілоша Вистрічіла та голову палати депутатів парламенту Чехії Маркету Пекарову. — Укрінформ.</text:p>
      <text:p text:style-name="P4">
Images: ["<text:a xlink:type="simple" xlink:href="https://static.ukrinform.com/photos/2022_07/thumb_files/630_360_1658265794-531.jpg" text:style-name="Internet_20_link" text:visited-style-name="Visited_20_Internet_20_Link">
630_360_16582...</text:a>
", "<text:a xlink:type="simple" xlink:href="https://static.ukrinform.com/photos/2018_05/1525713688-6477.jpg" text:style-name="Internet_20_link" text:visited-style-name="Visited_20_Internet_20_Link">
1525713688-64...</text:a>
"]</text:p>
      <text:p text:style-name="P4">
Tags: ['Чехія', 'Нагорода', 'Парламент', 'Сенат', 'Зеленський']</text:p>
      <text:p text:style-name="P4">
Type: Article</text:p>
      <!--METADATA-->
      <text:p text:style-name="P4">
<draw:frame draw:style-name="fr1" draw:name="Image457" text:anchor-type="as-char" svg:width="6.9236in" svg:height="3.953188in" draw:z-index="0">
<draw:image xlink:href="../Images/yкринформ/2023-04-15T-39-04-00-03-00/630_360_1658265794-531.jpg" xlink:type="simple" xlink:show="embed" xlink:actuate="onLoad" draw:mime-type="image/jpeg"/>
</draw:frame>
 ПрезидентВолодимир Зеленський підписав указ про нагородження орденом князя ЯрославаМудрого ІІ ступеня голову сенату парламенту Чехії Мілоша Вистрічіла та головупалати депутатів парламенту Чехії Маркету Пекарову.</text:p>
      <text:p text:style-name="P4">
Як передає Укрінформ, відповідний <text:a xlink:type="simple" xlink:href="https://www.president.gov.ua/documents/2252023-46481" text:style-name="Internet_20_link" text:visited-style-name="Visited_20_Internet_20_Link">
</text:a>
 опубліковано на сайтіГлави держави.</text:p>
      <text:p text:style-name="P4">
<draw:frame draw:style-name="fr1" draw:name="Image458" text:anchor-type="as-char" svg:width="6.9236in" svg:height="3.894525in" draw:z-index="0">
<draw:image xlink:href="../Images/yкринформ/2023-04-15T-39-04-00-03-00/1525713688-6477.jpg" xlink:type="simple" xlink:show="embed" xlink:actuate="onLoad" draw:mime-type="image/jpeg"/>
</draw:frame>
</text:p>
      <text:p text:style-name="P4">
Нагороди присвоєно, “за визначні особисті заслуги у зміцненні українсько-чеського міждержавного співробітництва, підтримку державного суверенітету татериторіальної цілісності України”.</text:p>
      <text:p text:style-name="P4">
<text:span text:style-name="T4">
Читайте також:</text:span>
 <text:a xlink:type="simple" xlink:href="https://www.ukrinform.ua/rubric-polytics/3695005-zelenskij-otrimav-orden-respubliki-ickeria-cest-nacii-ta-orden-imeni-dzohara-dudaeva.html" text:style-name="Internet_20_link" text:visited-style-name="Visited_20_Internet_20_Link">
 </text:a>
</text:p>
      <text:p text:style-name="P4">
Як повідомляв Укрінформ, від початку повномасштабного вторгнення росії вУкраїну <text:a xlink:type="simple" xlink:href="https://www.ukrinform.ua/tag-cehia" text:style-name="Internet_20_link" text:visited-style-name="Visited_20_Internet_20_Link">
 </text:a>
 надала статус тимчасовогозахисту <text:a xlink:type="simple" xlink:href="https://www.ukrinform.ua/rubric-society/3691340-timcasovij-zahist-u-cehii-vid-pocatku-vijni-otrimali-ponad-485-tisac-ukrainciv.html" text:style-name="Internet_20_link" text:visited-style-name="Visited_20_Internet_20_Link">
 </text:a>
 .</text:p>
      <text:p text:style-name="P4">
Source: <text:a xlink:type="simple" xlink:href="https://www.ukrinform.ua/rubric-polytics/3696111-zelenskij-nagorodiv-ordenom-aroslava-mudrogo-goliv-ceskogo-senatu-ta-parlamentu.html" text:style-name="Internet_20_link" text:visited-style-name="Visited_20_Internet_20_Link">
https://www.ukrinform.ua/rubric-polytics/3696111-zelenskij-nagorodiv-ordenom-aroslava-mudrogo-goliv-ceskogo-senatu-ta-parlamentu.html</text:a>
</text:p>
      <!--NEWS-->
      <text:h text:style-name="P10" text:outline-level="1">
<text:span text:style-name="T4">
Зеленський нагородив орденом Ярослава Мудрого голів чеського сенату та парламенту</text:span>
</text:h>
      <text:p text:style-name="P4">
Authors: Ukrinform (Person)</text:p>
      <text:p text:style-name="P4">
Publisher: Укринформ (Organization)</text:p>
      <text:p text:style-name="P4">
Published Time: 2023-04-15T00:04:00+03:00</text:p>
      <text:p text:style-name="P4">
Modified Time: 2023-04-15T00:04:00+03:00</text:p>
      <text:p text:style-name="P4">
Description: Президент Володимир Зеленський підписав указ про нагородження орденом князя Ярослава Мудрого ІІ ступеня голову сенату парламенту Чехії Мілоша Вистрічіла та голову палати депутатів парламенту Чехії Маркету Пекарову. — Укрінформ.</text:p>
      <text:p text:style-name="P4">
Images: ["<text:a xlink:type="simple" xlink:href="https://static.ukrinform.com/photos/2022_07/thumb_files/630_360_1658265794-531.jpg" text:style-name="Internet_20_link" text:visited-style-name="Visited_20_Internet_20_Link">
630_360_16582...</text:a>
", "<text:a xlink:type="simple" xlink:href="https://static.ukrinform.com/photos/2018_05/1525713688-6477.jpg" text:style-name="Internet_20_link" text:visited-style-name="Visited_20_Internet_20_Link">
1525713688-64...</text:a>
"]</text:p>
      <text:p text:style-name="P4">
Tags: ['Чехія', 'Нагорода', 'Парламент', 'Сенат', 'Зеленський']</text:p>
      <text:p text:style-name="P4">
Type: Article</text:p>
      <!--METADATA-->
      <text:p text:style-name="P4">
<draw:frame draw:style-name="fr1" draw:name="Image459" text:anchor-type="as-char" svg:width="6.9236in" svg:height="3.953188in" draw:z-index="0">
<draw:image xlink:href="../Images/yкринформ/2023-04-15T00-04-00-03-00/630_360_1658265794-531.jpg" xlink:type="simple" xlink:show="embed" xlink:actuate="onLoad" draw:mime-type="image/jpeg"/>
</draw:frame>
 ПрезидентВолодимир Зеленський підписав указ про нагородження орденом князя ЯрославаМудрого ІІ ступеня голову сенату парламенту Чехії Мілоша Вистрічіла та головупалати депутатів парламенту Чехії Маркету Пекарову.</text:p>
      <text:p text:style-name="P4">
Як передає Укрінформ, відповідний <text:a xlink:type="simple" xlink:href="https://www.president.gov.ua/documents/2252023-46481" text:style-name="Internet_20_link" text:visited-style-name="Visited_20_Internet_20_Link">
</text:a>
 опубліковано на сайтіГлави держави.</text:p>
      <text:p text:style-name="P4">
<draw:frame draw:style-name="fr1" draw:name="Image460" text:anchor-type="as-char" svg:width="6.9236in" svg:height="3.894525in" draw:z-index="0">
<draw:image xlink:href="../Images/yкринформ/2023-04-15T00-04-00-03-00/1525713688-6477.jpg" xlink:type="simple" xlink:show="embed" xlink:actuate="onLoad" draw:mime-type="image/jpeg"/>
</draw:frame>
</text:p>
      <text:p text:style-name="P4">
Нагороди присвоєно, “за визначні особисті заслуги у зміцненні українсько-чеського міждержавного співробітництва, підтримку державного суверенітету татериторіальної цілісності України”.</text:p>
      <text:p text:style-name="P4">
<text:span text:style-name="T4">
Читайте також:</text:span>
 <text:a xlink:type="simple" xlink:href="https://www.ukrinform.ua/rubric-polytics/3695005-zelenskij-otrimav-orden-respubliki-ickeria-cest-nacii-ta-orden-imeni-dzohara-dudaeva.html" text:style-name="Internet_20_link" text:visited-style-name="Visited_20_Internet_20_Link">
 </text:a>
</text:p>
      <text:p text:style-name="P4">
Як повідомляв Укрінформ, від початку повномасштабного вторгнення росії вУкраїну <text:a xlink:type="simple" xlink:href="https://www.ukrinform.ua/tag-cehia" text:style-name="Internet_20_link" text:visited-style-name="Visited_20_Internet_20_Link">
 </text:a>
 надала статус тимчасовогозахисту <text:a xlink:type="simple" xlink:href="https://www.ukrinform.ua/rubric-society/3691340-timcasovij-zahist-u-cehii-vid-pocatku-vijni-otrimali-ponad-485-tisac-ukrainciv.html" text:style-name="Internet_20_link" text:visited-style-name="Visited_20_Internet_20_Link">
 </text:a>
 .</text:p>
      <text:p text:style-name="P4">
Source: <text:a xlink:type="simple" xlink:href="https://www.ukrinform.ua/rubric-polytics/3696111-zelenskij-nagorodiv-ordenom-aroslava-mudrogo-goliv-ceskogo-senatu-ta-parlamentu.html" text:style-name="Internet_20_link" text:visited-style-name="Visited_20_Internet_20_Link">
https://www.ukrinform.ua/rubric-polytics/3696111-zelenskij-nagorodiv-ordenom-aroslava-mudrogo-goliv-ceskogo-senatu-ta-parlamentu.html</text:a>
</text:p>
      <!--NEWS-->
      <text:h text:style-name="P10" text:outline-level="1">
<text:span text:style-name="T4">
Для відбудови України можна залучити до $500 мільярдів заморожених активів рф - Шмигаль</text:span>
</text:h>
      <text:p text:style-name="P4">
Authors: Ukrinform (Person)</text:p>
      <text:p text:style-name="P4">
Publisher: Укринформ (Organization)</text:p>
      <text:p text:style-name="P4">
Published Time: 2023-04-15T00:13:00+03:00</text:p>
      <text:p text:style-name="P4">
Modified Time: 2023-04-15T00:13:00+03:00</text:p>
      <text:p text:style-name="P4">
Description: Уряд України веде переговори з партнерами щодо юридичного обґрунтування та практичного залучення заморожених російських активів, які охоплюють від $300 до $500 мільярдів, на проєкти відновлення зруйнованої української інфраструктури. — Укрінформ.</text:p>
      <text:p text:style-name="P4">
Images: ["<text:a xlink:type="simple" xlink:href="https://static.ukrinform.com/photos/2023_04/thumb_files/630_360_1681504934-8827.jpeg" text:style-name="Internet_20_link" text:visited-style-name="Visited_20_Internet_20_Link">
630_360_16815...</text:a>
"]</text:p>
      <text:p text:style-name="P4">
Tags: ['Антиросійські санкції', 'США', 'Уряд', 'Гроші', 'росія', 'Шмигаль', 'Відбудова']</text:p>
      <text:p text:style-name="P4">
Type: Article</text:p>
      <!--METADATA-->
      <text:p text:style-name="P4">
<draw:frame draw:style-name="fr1" draw:name="Image461" text:anchor-type="as-char" svg:width="6.9236in" svg:height="3.956343in" draw:z-index="0">
<draw:image xlink:href="../Images/yкринформ/2023-04-15T00-13-00-03-00/630_360_1681504934-8827.jpeg" xlink:type="simple" xlink:show="embed" xlink:actuate="onLoad" draw:mime-type="image/jpeg"/>
</draw:frame>
 УрядУкраїни веде переговори з партнерами щодо юридичного обґрунтування тапрактичного залучення заморожених російських активів, які охоплюють від $300до $500 мільярдів, на проєкти відновлення зруйнованої українськоїінфраструктури.</text:p>
      <text:p text:style-name="P4">
Про це розповів Прем’єр-міністр України Денис Шмигаль під час пресконференціїу п’ятницю у Вашингтоні, відповідаючи на запитання Укрінформу.</text:p>
      <text:p text:style-name="P4">
«Ми обговорюємо з нашими партнерами всі можливі юридично-правові механізми, якконфіскувати всі ці (заморожені – ред.) активи, і як їх спрямувати на проєктивідновлення української інфраструктури», - зазначив <text:a xlink:type="simple" xlink:href="https://www.ukrinform.ua/tag-smigal" text:style-name="Internet_20_link" text:visited-style-name="Visited_20_Internet_20_Link">
</text:a>
 .</text:p>
      <text:p text:style-name="P4">
Він підкреслив, що саме агресор, а не міжнародні донори, має компенсувати всівтрати та руйнування, завдані ним Україні.</text:p>
      <text:p text:style-name="P4">
<text:span text:style-name="T4">
Читайте також:</text:span>
 <text:a xlink:type="simple" xlink:href="https://www.ukrinform.ua/rubric-economy/3696110-ukraina-spodivaetsa-do-kinca-cervna-zibrati-ricnij-paket-kostiv-dla-svidkogo-vidnovlenna.html" text:style-name="Internet_20_link" text:visited-style-name="Visited_20_Internet_20_Link">
 </text:a>
</text:p>
      <text:p text:style-name="P4">
«Ми бачимо, що це єдине значне, важливе джерело для відновлення України. Сумастановить потенційно від $300 до $500 мільярдів»,- зауважив Прем’єр.</text:p>
      <text:p text:style-name="P4">
Він також сказав, що це є однією з найскладніших тем для партнерів, однакзавдяки послідовній роботи вже зараз є зрушення. Зокрема, за його словами,Канада стала «драйвером» конфіскацій коштів російського олігарха. На черзі –конфіскація літака «Руслан» компанії «Волга-Днепр». Крім того, США вилучилиперші понад $5 мільйонів та передали їх Україні.</text:p>
      <text:p text:style-name="P4">
«Тобто це – відкриті двері для того, щоби ми продовжили розмову проконфіскацію російських коштів»,- зазначив Шмигаль.</text:p>
      <text:p text:style-name="P4">
Глава уряду також поінформував, що під час його візиту до Вашингтона відбулисяпереговори на цю тему з віце-президентом Європейської Комісії. За йогословами, ЄК сьогодні офіційно збирає дані щодо заморожених активів від усіхкраїн-членів Євросоюзу, щоби приймати рішення, як рухатися далі. Крім того, цепитання обговорювалося окремо з міністрами фінансів країн ЄС, а також ВеликоїБританії та інших партнерів.</text:p>
      <text:p text:style-name="P4">
<text:span text:style-name="T4">
Читайте також:</text:span>
 <text:a xlink:type="simple" xlink:href="https://www.ukrinform.ua/rubric-economy/3695643-smigal-u-ssa-dopomoga-ukraini-ce-investicia-u-novij-svit-bez-agresii.html" text:style-name="Internet_20_link" text:visited-style-name="Visited_20_Internet_20_Link">
 <text:span text:style-name="T4">
Шмигаль</text:span>
 </text:a>
</text:p>
      <text:p text:style-name="P4">
«І, звісно, ми обговорюємо конфіскацію суверенних російських активів»,- додавПрем’єр.</text:p>
      <text:p text:style-name="P4">
У цьому зв’язку він висловив сподівання, що ближчим часом вдасться знайтиправильне юридичне рішення на глобальному рівні, щоби забезпечити правовімеханізми такої конфіскації.</text:p>
      <text:p text:style-name="P4">
«Це потрібно, оскільки система глобальної безпеки сьогодні зруйнована росією,і ми маємо, в тому числі, через фінансові інструменти конфіскації знайти новіелементи світової безпеки»,- зауважив глава уряду України.</text:p>
      <text:p text:style-name="P4">
<text:span text:style-name="T4">
Читайте також:</text:span>
 <text:a xlink:type="simple" xlink:href="https://www.ukrinform.ua/rubric-vidbudova/3695743-ssa-aktivno-pidtrimuut-vidnovlenna-ukraini-ake-rozpocnetsa-vze-cogo-roku-smigal.html" text:style-name="Internet_20_link" text:visited-style-name="Visited_20_Internet_20_Link">
 <text:span text:style-name="T4">
Шмигаль</text:span>
 </text:a>
</text:p>
      <text:p text:style-name="P4">
Як повідомляв Укрінформ, Денис Шмигаль 12-14 квітня перебував з робочимвізитом у США. Він взяв участь у щорічному форумі Spring Meetings МВФ іСвітового банку. Крім того, глава уряду провів зустрічі з міністром оборониСША Ллойдом Остіном, міністром торгівлі США Джиною Раймондо, міністромфінансів Джанет Єллен, іншими американськими урядовцями та представникамибізнесу, а також керівництвом МВФ, Світового банку, Європейськогоінвестиційного банку.</text:p>
      <text:p text:style-name="P4">
<text:span text:style-name="T5">
Фото: kmu.gov.ua</text:span>
</text:p>
      <text:p text:style-name="P4">
Source: <text:a xlink:type="simple" xlink:href="https://www.ukrinform.ua/rubric-economy/3696112-smigal-dla-vidbudovi-ukraini-mozna-zaluciti-do-500-milardiv-zamorozenih-aktiviv-rf.html" text:style-name="Internet_20_link" text:visited-style-name="Visited_20_Internet_20_Link">
https://www.ukrinform.ua/rubric-economy/3696112-smigal-dla-vidbudovi-ukraini-mozna-zaluciti-do-500-milardiv-zamorozenih-aktiviv-rf.html</text:a>
</text:p>
      <!--NEWS-->
      <text:h text:style-name="P10" text:outline-level="1">
<text:span text:style-name="T4">
путін підписав закон про електронні повістки та обмеження для ухилянтів</text:span>
</text:h>
      <text:p text:style-name="P4">
Authors: Ukrinform (Person)</text:p>
      <text:p text:style-name="P4">
Publisher: Укринформ (Organization)</text:p>
      <text:p text:style-name="P4">
Published Time: 2023-04-15T00:35:00+03:00</text:p>
      <text:p text:style-name="P4">
Modified Time: 2023-04-15T00:35:00+03:00</text:p>
      <text:p text:style-name="P4">
Description: президент росії володимир путін підписав закон про прирівнювання електронних повісток до паперових, створення реєстру військовозобов'язаних та закриття кордонів для ухилянтів. — Укрінформ.</text:p>
      <text:p text:style-name="P4">
Images: ["<text:a xlink:type="simple" xlink:href="https://static.ukrinform.com/photos/2022_09/thumb_files/630_360_1664038101-995.jpg" text:style-name="Internet_20_link" text:visited-style-name="Visited_20_Internet_20_Link">
630_360_16640...</text:a>
"]</text:p>
      <text:p text:style-name="P4">
Tags: ['Армія', 'Мобілізація', 'путін', 'росія', 'Повістка']</text:p>
      <text:p text:style-name="P4">
Type: Article</text:p>
      <!--METADATA-->
      <text:p text:style-name="P4">
<draw:frame draw:style-name="fr1" draw:name="Image462" text:anchor-type="as-char" svg:width="6.9236in" svg:height="3.956343in" draw:z-index="0">
<draw:image xlink:href="../Images/yкринформ/2023-04-15T00-35-00-03-00/630_360_1664038101-995.jpg" xlink:type="simple" xlink:show="embed" xlink:actuate="onLoad" draw:mime-type="image/jpeg"/>
</draw:frame>
 президентросії володимир путін підписав закон про прирівнювання електронних повісток допаперових, створення реєстру військовозобов'язаних та закриття кордонів дляухилянтів.</text:p>
      <text:p text:style-name="P4">
Про це повідомляє Укрінформ з посиланням на офіційний <text:a xlink:type="simple" xlink:href="http://publication.pravo.gov.ru/Document/View/0001202304140051" text:style-name="Internet_20_link" text:visited-style-name="Visited_20_Internet_20_Link">
</text:a>
інформації рф.</text:p>
      <text:p text:style-name="P4">
Закон передбачає створення цифрового реєстру військового обліку, веденнямякого займуться військові комісаріати. У ньому зберігатимуться особисті данівійськовозобов'язаного, у тому числі місце проживання та місце перебування,місце роботи, відомості про стан здоров'я та інші дані. Передавати відомостідо реєстру будуть зобов'язані мвс, податкова служба, суди, медичніорганізації, навчальні заклади та інші відомства та організації.</text:p>
      <text:p text:style-name="P4">
Військкомати зможуть відправляти повістки рекомендованими листами за місцемпроживання або в електронному вигляді до особистого кабінету на«Держпослугах». Повістка буде вважатися отриманою відразу після її розміщенняв особистому кабінеті.</text:p>
      <text:p text:style-name="P4">
<text:span text:style-name="T4">
Читайте також:</text:span>
 <text:a xlink:type="simple" xlink:href="https://www.ukrinform.ua/rubric-world/3694291-prigozin-pragne-otrimati-kontrol-nad-odnieu-z-politicnih-partij-rosii-isw.html" text:style-name="Internet_20_link" text:visited-style-name="Visited_20_Internet_20_Link">
 <text:span text:style-name="T4">
пригожин</text:span>
 </text:a>
</text:p>
      <text:p text:style-name="P4">
Після того, як повістка вважатиметься врученою, військовозобов'язаномузабороняється виїзд із країни, доки він не з'явиться у військкомат. Ухилянтатакож можуть позбавити права керувати автомобілем, реєструвати нерухомість табрати кредити.</text:p>
      <text:p text:style-name="P4">
Як повідомляв Укрінформ, <text:a xlink:type="simple" xlink:href="https://www.ukrinform.ua/search-YToxOntzOjU6InF1ZXJ5IjtzOjE0OiLRg9GF0LjQu9GP0L3RgiI7fQ" text:style-name="Internet_20_link" text:visited-style-name="Visited_20_Internet_20_Link">
 </text:a>
 відповіднийзаконопроект одразу у другому та третьому читанні. Наступного дня йогосхвалила рада <text:a xlink:type="simple" xlink:href="https://www.ukrinform.ua/tag-rosia" text:style-name="Internet_20_link" text:visited-style-name="Visited_20_Internet_20_Link">
 </text:a>
 .</text:p>
      <text:p text:style-name="P4">
Source: <text:a xlink:type="simple" xlink:href="https://www.ukrinform.ua/rubric-world/3696113-putin-pidpisav-zakon-pro-elektronni-povistki-ta-obmezenna-dla-uhilantiv.html" text:style-name="Internet_20_link" text:visited-style-name="Visited_20_Internet_20_Link">
https://www.ukrinform.ua/rubric-world/3696113-putin-pidpisav-zakon-pro-elektronni-povistki-ta-obmezenna-dla-uhilantiv.html</text:a>
</text:p>
      <!--NEWS-->
      <text:h text:style-name="P10" text:outline-level="1">
<text:span text:style-name="T4">
Жодні інформаційні витоки не змінять мети України перемогти росію у війні - Шмигаль</text:span>
</text:h>
      <text:p text:style-name="P4">
Authors: Ukrinform (Person)</text:p>
      <text:p text:style-name="P4">
Publisher: Укринформ (Organization)</text:p>
      <text:p text:style-name="P4">
Published Time: 2023-04-15T00:43:00+03:00</text:p>
      <text:p text:style-name="P4">
Modified Time: 2023-04-15T00:43:00+03:00</text:p>
      <text:p text:style-name="P4">
Description: Україна не має секретів від Сполучених Штатів, і жодні витоки документів та інформаційний галас навколо цього не вплинуть на плани дістати перемогу над російським агресором та повернути українські кордони 1991 року. — Укрінформ.</text:p>
      <text:p text:style-name="P4">
Images: ["<text:a xlink:type="simple" xlink:href="https://static.ukrinform.com/photos/2023_04/thumb_files/630_360_1681504934-6763.jpeg" text:style-name="Internet_20_link" text:visited-style-name="Visited_20_Internet_20_Link">
630_360_16815...</text:a>
"]</text:p>
      <text:p text:style-name="P4">
Tags: ['США', 'Шмигаль', 'Війна з росією', '#stoprussia']</text:p>
      <text:p text:style-name="P4">
Type: Article</text:p>
      <!--METADATA-->
      <text:p text:style-name="P4">
<draw:frame draw:style-name="fr1" draw:name="Image463" text:anchor-type="as-char" svg:width="6.9236in" svg:height="3.956343in" draw:z-index="0">
<draw:image xlink:href="../Images/yкринформ/2023-04-15T00-43-00-03-00/630_360_1681504934-6763.jpeg" xlink:type="simple" xlink:show="embed" xlink:actuate="onLoad" draw:mime-type="image/jpeg"/>
</draw:frame>
 Українане має секретів від Сполучених Штатів, і жодні витоки документів таінформаційний галас навколо цього не вплинуть на плани дістати перемогу надросійським агресором та повернути українські кордони 1991 року.</text:p>
      <text:p text:style-name="P4">
Про це заявив у п’ятницю під час пресконференції у Вашингтоні Прем’єр-міністрУкраїни Денис Шмигаль, передає власний кореспондент Укрінформу.</text:p>
      <text:p text:style-name="P4">
«У нас немає жодних секретів від наших надійних стратегічних партнерів», -відповів Прем’єр на прохання прокоментувати публікації американських ЗМІ, щоУкраїна начебто могла приховувати від США плани щодо контрнаступу.</text:p>
      <text:p text:style-name="P4">
Він підкреслив, що Україна і Сполучені Штати «дуже об’єднані» у своїйвзаємодії.</text:p>
      <text:p text:style-name="P4">
<text:span text:style-name="T4">
Читайте також:</text:span>
 <text:a xlink:type="simple" xlink:href="https://www.ukrinform.ua/rubric-ato/3695923-ukraina-skoncentrovana-na-pidgotovci-kontrnastupu-smigal.html" text:style-name="Internet_20_link" text:visited-style-name="Visited_20_Internet_20_Link">
 <text:span text:style-name="T4">
Шмигаль</text:span>
 </text:a>
</text:p>
      <text:p text:style-name="P4">
«Ніщо не вплине і не змінить наших планів на контрнаступ. Наша ціль -перемога, наша ціль - звільнення українських територій у кордонах 1991 року»,- підкреслив <text:a xlink:type="simple" xlink:href="http://Про це заявив у п’ятницю під час пресконференції вВашингтоні Прем’єр-міністр України Денис Шмигаль, передає власний кореспондентУкрінформу.  «У нас немає жодних секретів від наших надійних стратегічнихпартнерів»,- відповів прем’єр на прохання прокоментувати публікаціїамериканських ЗМІ, що Україна начебто могла приховувати від США плани щодоконтрнаступу.  Він підкреслив, що Україна і Сполучені Штати «дуже об’єднані» усвоїй взаємодії.  «Ніщо не вплине і не змінить наших планів на контрнаступ.Наша ціль – перемога, наша ціль – звільнення українських територій в кордонах1991 року», - підкреслив Шмигаль.  Він зауважив, що українська сторона глибоковпевнена у своїх намірах.  «Ми впевнені в тому, що контрнаступ відбудеться уженайближчим часом. Сполучені Штати абсолютно нас підтримують»,- наголосив він.«Ми націлені на те, щоби реалізувати всі наші плани і досягти нашоїперемоги»,- підкреслив глава Уряду України.  Як повідомляв Укрінформ, ДенисШмигаль у інтерв’ю американському телеканалу Fox News напередодні заявив, щоукраїнська влада нині сконцентрована на підготовці контрнаступу для звільненнясвоїх територій від російських загарбників." text:style-name="Internet_20_link" text:visited-style-name="Visited_20_Internet_20_Link">
 </text:a>
 .</text:p>
      <text:p text:style-name="P4">
Він зауважив, що українська сторона глибоко впевнена у своїх намірах.</text:p>
      <text:p text:style-name="P4">
«Ми впевнені в тому, що контрнаступ відбудеться уже найближчим часом.Сполучені Штати абсолютно нас підтримують»,- наголосив він.</text:p>
      <text:p text:style-name="P4">
<text:span text:style-name="T4">
Читайте також:</text:span>
 <text:a xlink:type="simple" xlink:href="https://www.ukrinform.ua/rubric-ato/3695024-smigal-zustrivsa-z-glavou-pentagona-j-zaklikav-ssa-nadati-litaki.html" text:style-name="Internet_20_link" text:visited-style-name="Visited_20_Internet_20_Link">
 <text:span text:style-name="T4">
Шмигаль</text:span>
 </text:a>
</text:p>
      <text:p text:style-name="P4">
«Ми націлені на те, щоби реалізувати всі наші плани і досягти нашої перемоги»,- підкреслив Прем'єр.</text:p>
      <text:p text:style-name="P4">
Як повідомляв Укрінформ, Денис Шмигаль у інтерв’ю американському телеканалуFox News напередодні заявив, що українська влада нині сконцентрована напідготовці контрнаступу для звільнення своїх територій від російськихзагарбників.</text:p>
      <text:p text:style-name="P4">
<text:span text:style-name="T5">
Фото: kmu.gov.ua</text:span>
</text:p>
      <text:p text:style-name="P4">
Source: <text:a xlink:type="simple" xlink:href="https://www.ukrinform.ua/rubric-ato/3696114-zodni-informacijni-vitoki-ne-zminat-meti-ukraini-peremogti-rosiu-u-vijni-smigal.html" text:style-name="Internet_20_link" text:visited-style-name="Visited_20_Internet_20_Link">
https://www.ukrinform.ua/rubric-ato/3696114-zodni-informacijni-vitoki-ne-zminat-meti-ukraini-peremogti-rosiu-u-vijni-smigal.html</text:a>
</text:p>
      <!--NEWS-->
      <text:h text:style-name="P10" text:outline-level="1">
<text:span text:style-name="T4">
У США ввели в експлуатацію підводного робота зі штучним інтелектом</text:span>
</text:h>
      <text:p text:style-name="P4">
Authors: Ukrinform (Person)</text:p>
      <text:p text:style-name="P4">
Publisher: Укринформ (Organization)</text:p>
      <text:p text:style-name="P4">
Published Time: 2023-04-15T01:01:00+03:00</text:p>
      <text:p text:style-name="P4">
Modified Time: 2023-04-15T01:01:00+03:00</text:p>
      <text:p text:style-name="P4">
Description: Американська компанія Nauticus Robotics ввела в експлуатацію першого з трьох автономних підводних роботів другого покоління Aquanauts Mark 2 (МК2). — Укрінформ.</text:p>
      <text:p text:style-name="P4">
Images: ["<text:a xlink:type="simple" xlink:href="https://static.ukrinform.com/photos/2023_04/thumb_files/630_360_1681465892-597.jpg" text:style-name="Internet_20_link" text:visited-style-name="Visited_20_Internet_20_Link">
630_360_16814...</text:a>
"]</text:p>
      <text:p text:style-name="P4">
Tags: ['робот', 'США', 'Підводний човен', 'Штучний інтелект']</text:p>
      <text:p text:style-name="P4">
Type: Article</text:p>
      <!--METADATA-->
      <text:p text:style-name="P4">
<draw:frame draw:style-name="fr1" draw:name="Image464" text:anchor-type="as-char" svg:width="6.9236in" svg:height="3.956343in" draw:z-index="0">
<draw:image xlink:href="../Images/yкринформ/2023-04-15T01-01-00-03-00/630_360_1681465892-597.jpg" xlink:type="simple" xlink:show="embed" xlink:actuate="onLoad" draw:mime-type="image/jpeg"/>
</draw:frame>
Американська компанія Nauticus Robotics ввела в експлуатацію першого з трьохавтономних підводних роботів другого покоління Aquanauts Mark 2 (МК2).</text:p>
      <text:p text:style-name="P4">
Як передає Укрінформ, про це повідомляє <text:a xlink:type="simple" xlink:href="https://www.offshore-energy.biz/next-gen-autonomous-subsea-robot-hits-the-water/" text:style-name="Internet_20_link" text:visited-style-name="Visited_20_Internet_20_Link">
 </text:a>
 .</text:p>
      <text:p text:style-name="P4">
Компанія планує відправити перші MK2 у Північне море та Мексиканську затокунайближчими місяцями для підтримки ініціатив клієнтів у регіонах.</text:p>
      <text:p text:style-name="P4">
Згідно з інформацією Nauticus Robotics, MK2 — це повністю електричний,автономний підводний <text:a xlink:type="simple" xlink:href="https://www.ukrinform.ua/tag-robot" text:style-name="Internet_20_link" text:visited-style-name="Visited_20_Internet_20_Link">
 </text:a>
 , який керуєтьсячерез акустичну комунікаційну мережу та підтримується власним програмнимзабезпеченням Nauticus toolKITT.</text:p>
      <text:p text:style-name="P4">
При цьому набір програмного забезпечення на основі штучного інтелектузабезпечує роботизоване керування, інтеграцію датчиків, моделювання, аналізданих та комунікаційні можливості, спеціально створені для роботи під водою.</text:p>
      <text:p text:style-name="P4">
<text:span text:style-name="T4">
Читайте також:</text:span>
 <text:a xlink:type="simple" xlink:href="https://www.ukrinform.ua/rubric-technology/3681144-u-ssa-rozrobili-avtonomnogo-robotapomicnika.html" text:style-name="Internet_20_link" text:visited-style-name="Visited_20_Internet_20_Link">
 </text:a>
</text:p>
      <text:p text:style-name="P4">
«Постачання наших перших Aquanauts другого покоління є важливою віхою, якаприскорює нашу місію в морській індустрії з надання послуг під водою, водночасвстановлюючи еталон для підводних технологій наступного покоління, якікардинально революціонізують роботу галузі», — заявив засновник і генеральнийдиректор Nauticus Robotics Ніколас Редфорд.</text:p>
      <text:p text:style-name="P4">
Як повідомляв <text:a xlink:type="simple" xlink:href="https://www.ukrinform.ua/rubric-technology/3683756-mitnica-dubau-pokazala-robotadelfina-akij-dopomagae-ohoronati-kordoni.html" text:style-name="Internet_20_link" text:visited-style-name="Visited_20_Internet_20_Link">
 </text:a>
 , Митнаслужба Дубаю (Об'єднані Арабські Емірати) показала робота-дельфіна, якийдопомагає відомству охороняти кордони країни.</text:p>
      <text:p text:style-name="P4">
<text:span text:style-name="T5">
Фото: Nauticus Robotics</text:span>
</text:p>
      <text:p text:style-name="P4">
Source: <text:a xlink:type="simple" xlink:href="https://www.ukrinform.ua/rubric-technology/3695825-u-ssa-vveli-v-ekspluataciu-pidvodnogo-robota-zi-stucnim-intelektom.html" text:style-name="Internet_20_link" text:visited-style-name="Visited_20_Internet_20_Link">
https://www.ukrinform.ua/rubric-technology/3695825-u-ssa-vveli-v-ekspluataciu-pidvodnogo-robota-zi-stucnim-intelektom.html</text:a>
</text:p>
      <!--NEWS-->
      <text:h text:style-name="P10" text:outline-level="1">
<text:span text:style-name="T4">
ЦПД виявив основні маніпуляції від світових ЗМІ за добу</text:span>
</text:h>
      <text:p text:style-name="P4">
Author: ['АРМІЯINFORM']</text:p>
      <text:p text:style-name="P4">
Time: 2023-04-15T99:00:00-04:00</text:p>
      <text:p text:style-name="P4">
Description: Про це повідомляється на сторінці Центру протидії дезінформації.    🔶 Дезінформаці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Tags: ['STOPRUSSIA', 'ЦПД РНБО']</text:p>
      <text:p text:style-name="P4">
Category: News</text:p>
      <!--METADATA-->
      <text:p text:style-name="P4">
<draw:frame draw:style-name="fr1" draw:name="Image465" text:anchor-type="as-char" svg:width="6.9236in" svg:height="6.9236in" draw:z-index="0">
<draw:image xlink:href="../Images/AРМІЯINFORM/2023-04-15T99-00-00-04-00/341088213_906181327337476_6674996928519486691_n.jpg" xlink:type="simple" xlink:show="embed" xlink:actuate="onLoad" draw:mime-type="image/jpeg"/>
</draw:frame>
</text:p>
      <text:p text:style-name="P4">
Про це<text:a xlink:type="simple" xlink:href="https://www.facebook.com/protydiyadezinformatsiyi.cpd/posts/pfbid02ssE3YLCkmc7nDeu9yeo9tgesfZsbe4ivBa6yFAUofNnbBL4YnWEX1z8ueTTL1Ueyl" text:style-name="Internet_20_link" text:visited-style-name="Visited_20_Internet_20_Link">
повідомляється</text:a>
на сторінці Центру протидії дезінформації.</text:p>
      <text:p text:style-name="P4">
🔶 Дезінформація</text:p>
      <text:p text:style-name="P4">
❌ Канадський журналіст Аарон Мате у Twitter написав: «Оцінки українськихвійськових у документах Пентагону та публічних звітах, які „злили“, є новимпідтвердженням того, що адміністрація Байдена розпалювала проксі-війну вУкраїні, знаючи, що це дасть мало переваг на полі бою»</text:p>
      <text:p text:style-name="P4">
🔶 Маніпуляція</text:p>
      <text:p text:style-name="P4">
❌ Американське видання Politico вважає, що Україну не влаштовує погляд США наконтрнаступ: «Штати й Україна не такі синхронні, як вони заявляють… Це можевіщувати зниження довіри між Вашингтоном і Києвом перед вирішальними місяцямибоїв, які диктуватимуть хід війни з росією»</text:p>
      <text:p text:style-name="P4">
🔶 Дезінформація</text:p>
      <text:p text:style-name="P4">
❌ Польська журналістка Ганна Крамер у статті NDP заявила: «Завдяки„спецоперації“ росія розвіяла міф про непереможність Заходу. НАТО на чолі зіСША є класичним прикладом „паперового тигра“: він небезпечний лише на першийпогляд, але у разі реальної загрози не здатний зробити нічого серйозного.Зокрема, виграти справжню війну з росією»</text:p>
      <text:p text:style-name="P4">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